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ed1c24"/>
    </style:style>
    <number:number-style style:name="N4">
      <number:number number:decimal-places="2" loext:min-decimal-places="2" number:min-integer-digits="1" number:grouping="true"/>
    </number:number-style>
    <style:style style:name="ce2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51" style:family="table-cell" style:parent-style-name="Default">
      <style:text-properties fo:language="en" fo:country="US" style:font-name-asian="Droid Sans Fallback" style:font-name-complex="FreeSans"/>
    </style:style>
    <style:style style:name="ce41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language="pt" fo:country="BR" style:font-name-asian="Noto Sans CJK SC Regular" style:font-name-complex="Lohit Devanagari"/>
    </style:style>
    <style:style style:name="ce12" style:family="table-cell" style:parent-style-name="Default">
      <style:text-properties fo:language="en" fo:country="US" style:text-underline-style="none" style:font-name-asian="Droid Sans Fallback" style:font-name-complex="FreeSans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2.01pt solid #000000" fo:border-right="none" fo:border-top="none"/>
    </style:style>
    <style:style style:name="ce33" style:family="table-cell" style:parent-style-name="Default">
      <style:table-cell-properties fo:border-bottom="2.01pt solid #000000" fo:border-left="2.01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2.01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2.01pt solid #000000" fo:border-top="none"/>
    </style:style>
    <style:style style:name="ce24" style:family="table-cell" style:parent-style-name="Default" style:data-style-name="N4">
      <style:table-cell-properties fo:border-bottom="none" fo:border-left="none" fo:border-right="2.01pt solid #000000" fo:border-top="none"/>
    </style:style>
    <style:style style:name="ce40" style:family="table-cell" style:parent-style-name="Default">
      <style:table-cell-properties fo:border-bottom="2.01pt solid #000000" fo:border-left="none" fo:border-right="2.01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1-n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.0675" calcext:value-type="float">
            <text:p>0,0675</text:p>
          </table:table-cell>
          <table:table-cell table:formula="of:=[.D3]*100" office:value-type="float" office:value="6.75" calcext:value-type="float">
            <text:p>6,75</text:p>
          </table:table-cell>
          <table:table-cell table:style-name="ce51" table:formula="of:=QUARTILE([.$AM$3:.$AM$102];2)" office:value-type="float" office:value="0.27" calcext:value-type="float">
            <text:p>0,27</text:p>
          </table:table-cell>
          <table:table-cell table:formula="of:=[.F3]*100" office:value-type="float" office:value="27" calcext:value-type="float">
            <text:p>27</text:p>
          </table:table-cell>
          <table:table-cell table:style-name="ce51" table:formula="of:=QUARTILE([.$AM$3:.$AM$102];3)" office:value-type="float" office:value="0.58" calcext:value-type="float">
            <text:p>0,58</text:p>
          </table:table-cell>
          <table:table-cell table:formula="of:=[.H3]*100" office:value-type="float" office:value="58" calcext:value-type="float">
            <text:p>58</text:p>
          </table:table-cell>
          <table:table-cell table:style-name="ce51" table:formula="of:=QUARTILE([.$AM$3:.$AM$102];4)" office:value-type="float" office:value="0.86" calcext:value-type="float">
            <text:p>0,86</text:p>
          </table:table-cell>
          <table:table-cell table:formula="of:=[.J3]*100" office:value-type="float" office:value="86" calcext:value-type="float">
            <text:p>86</text:p>
          </table:table-cell>
          <table:table-cell table:style-name="ce51" table:formula="of:=QUARTILE([.$AO$3:.$AO$102];0)" office:value-type="float" office:value="1" calcext:value-type="float">
            <text:p>1</text:p>
          </table:table-cell>
          <table:table-cell table:formula="of:=[.L3]*100" office:value-type="float" office:value="100" calcext:value-type="float">
            <text:p>100</text:p>
          </table:table-cell>
          <table:table-cell table:style-name="ce51" table:formula="of:=QUARTILE([.$AO$3:.$AO$102];1)" office:value-type="float" office:value="1" calcext:value-type="float">
            <text:p>1</text:p>
          </table:table-cell>
          <table:table-cell table:formula="of:=[.N3]*100" office:value-type="float" office:value="100" calcext:value-type="float">
            <text:p>100</text:p>
          </table:table-cell>
          <table:table-cell table:style-name="ce51" table:formula="of:=QUARTILE([.$AO$3:.$AO$102];2)" office:value-type="float" office:value="1" calcext:value-type="float">
            <text:p>1</text:p>
          </table:table-cell>
          <table:table-cell table:formula="of:=[.P3]*100" office:value-type="float" office:value="100" calcext:value-type="float">
            <text:p>100</text:p>
          </table:table-cell>
          <table:table-cell table:style-name="ce51" table:formula="of:=QUARTILE([.$AO$3:.$AO$102];3)" office:value-type="float" office:value="1" calcext:value-type="float">
            <text:p>1</text:p>
          </table:table-cell>
          <table:table-cell table:formula="of:=[.R3]*100" office:value-type="float" office:value="100" calcext:value-type="float">
            <text:p>100</text:p>
          </table:table-cell>
          <table:table-cell table:style-name="ce51" table:formula="of:=QUARTILE([.$AO$3:.$AO$102];4)" office:value-type="float" office:value="1" calcext:value-type="float">
            <text:p>1</text:p>
          </table:table-cell>
          <table:table-cell table:formula="of:=[.T3]*100" office:value-type="float" office:value="100" calcext:value-type="float">
            <text:p>1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]-[.AH3]" office:value-type="float" office:value="71" calcext:value-type="float">
            <text:p>71</text:p>
          </table:table-cell>
          <table:table-cell table:formula="of:=[.AL3]/[.AD3]" office:value-type="float" office:value="0.71" calcext:value-type="float">
            <text:p>0,71</text:p>
          </table:table-cell>
          <table:table-cell table:formula="of:=[.AE3]-[.AI3]" office:value-type="float" office:value="1000" calcext:value-type="float">
            <text:p>1000</text:p>
          </table:table-cell>
          <table:table-cell table:formula="of:=[.AN3]/[.AE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3]-[.AU3]" office:value-type="float" office:value="71" calcext:value-type="float">
            <text:p>71</text:p>
          </table:table-cell>
          <table:table-cell table:formula="of:=[.AY3]/[.AQ3]" office:value-type="float" office:value="0.71" calcext:value-type="float">
            <text:p>0,71</text:p>
          </table:table-cell>
          <table:table-cell table:formula="of:=[.AR3]-[.AV3]" office:value-type="float" office:value="1000" calcext:value-type="float">
            <text:p>1000</text:p>
          </table:table-cell>
          <table:table-cell table:formula="of:=[.BA3]/[.AR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3]-[.BH3]" office:value-type="float" office:value="71" calcext:value-type="float">
            <text:p>71</text:p>
          </table:table-cell>
          <table:table-cell table:formula="of:=[.BL3]/[.BD3]" office:value-type="float" office:value="0.71" calcext:value-type="float">
            <text:p>0,71</text:p>
          </table:table-cell>
          <table:table-cell table:formula="of:=[.BE3]-[.BI3]" office:value-type="float" office:value="1000" calcext:value-type="float">
            <text:p>1000</text:p>
          </table:table-cell>
          <table:table-cell table:formula="of:=[.BN3]/[.BE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3]-[.BU3]" office:value-type="float" office:value="50" calcext:value-type="float">
            <text:p>50</text:p>
          </table:table-cell>
          <table:table-cell table:formula="of:=[.BY3]/[.BQ3]" office:value-type="float" office:value="0.5" calcext:value-type="float">
            <text:p>0,5</text:p>
          </table:table-cell>
          <table:table-cell table:formula="of:=[.BR3]-[.BV3]" office:value-type="float" office:value="1000" calcext:value-type="float">
            <text:p>1000</text:p>
          </table:table-cell>
          <table:table-cell table:formula="of:=[.CA3]/[.BR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3]-[.CH3]" office:value-type="float" office:value="44" calcext:value-type="float">
            <text:p>44</text:p>
          </table:table-cell>
          <table:table-cell table:formula="of:=[.CL3]/[.CD3]" office:value-type="float" office:value="0.44" calcext:value-type="float">
            <text:p>0,44</text:p>
          </table:table-cell>
          <table:table-cell table:formula="of:=[.CE3]-[.CI3]" office:value-type="float" office:value="1000" calcext:value-type="float">
            <text:p>1000</text:p>
          </table:table-cell>
          <table:table-cell table:formula="of:=[.CN3]/[.C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  <table:table-cell table:style-name="ce51" table:formula="of:=QUARTILE([.$AZ$3:.$AZ$102];2)" office:value-type="float" office:value="0.19" calcext:value-type="float">
            <text:p>0,19</text:p>
          </table:table-cell>
          <table:table-cell table:formula="of:=[.F4]*100" office:value-type="float" office:value="19" calcext:value-type="float">
            <text:p>19</text:p>
          </table:table-cell>
          <table:table-cell table:style-name="ce51" table:formula="of:=QUARTILE([.$AZ$3:.$AZ$102];3)" office:value-type="float" office:value="0.365" calcext:value-type="float">
            <text:p>0,365</text:p>
          </table:table-cell>
          <table:table-cell table:formula="of:=[.H4]*100" office:value-type="float" office:value="36.5" calcext:value-type="float">
            <text:p>36,5</text:p>
          </table:table-cell>
          <table:table-cell table:style-name="ce51" table:formula="of:=QUARTILE([.$AZ$3:.$AZ$102];4)" office:value-type="float" office:value="0.86" calcext:value-type="float">
            <text:p>0,86</text:p>
          </table:table-cell>
          <table:table-cell table:formula="of:=[.J4]*100" office:value-type="float" office:value="86" calcext:value-type="float">
            <text:p>86</text:p>
          </table:table-cell>
          <table:table-cell table:style-name="ce51" table:formula="of:=QUARTILE([.$BB$3:.$BB$102];0)" office:value-type="float" office:value="1" calcext:value-type="float">
            <text:p>1</text:p>
          </table:table-cell>
          <table:table-cell table:formula="of:=[.L4]*100" office:value-type="float" office:value="100" calcext:value-type="float">
            <text:p>100</text:p>
          </table:table-cell>
          <table:table-cell table:style-name="ce51" table:formula="of:=QUARTILE([.$BB$3:.$BB$102];1)" office:value-type="float" office:value="1" calcext:value-type="float">
            <text:p>1</text:p>
          </table:table-cell>
          <table:table-cell table:formula="of:=[.N4]*100" office:value-type="float" office:value="100" calcext:value-type="float">
            <text:p>100</text:p>
          </table:table-cell>
          <table:table-cell table:style-name="ce51" table:formula="of:=QUARTILE([.$BB$3:.$BB$102];2)" office:value-type="float" office:value="1" calcext:value-type="float">
            <text:p>1</text:p>
          </table:table-cell>
          <table:table-cell table:formula="of:=[.P4]*100" office:value-type="float" office:value="100" calcext:value-type="float">
            <text:p>100</text:p>
          </table:table-cell>
          <table:table-cell table:style-name="ce51" table:formula="of:=QUARTILE([.$BB$3:.$BB$102];3)" office:value-type="float" office:value="1" calcext:value-type="float">
            <text:p>1</text:p>
          </table:table-cell>
          <table:table-cell table:formula="of:=[.R4]*100" office:value-type="float" office:value="100" calcext:value-type="float">
            <text:p>100</text:p>
          </table:table-cell>
          <table:table-cell table:style-name="ce51" table:formula="of:=QUARTILE([.$BB$3:.$BB$102];4)" office:value-type="float" office:value="1" calcext:value-type="float">
            <text:p>1</text:p>
          </table:table-cell>
          <table:table-cell table:formula="of:=[.T4]*100" office:value-type="float" office:value="100" calcext:value-type="float">
            <text:p>10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]-[.AH4]" office:value-type="float" office:value="9" calcext:value-type="float">
            <text:p>9</text:p>
          </table:table-cell>
          <table:table-cell table:formula="of:=[.AL4]/[.AD4]" office:value-type="float" office:value="0.09" calcext:value-type="float">
            <text:p>0,09</text:p>
          </table:table-cell>
          <table:table-cell table:formula="of:=[.AE4]-[.AI4]" office:value-type="float" office:value="1000" calcext:value-type="float">
            <text:p>1000</text:p>
          </table:table-cell>
          <table:table-cell table:formula="of:=[.AN4]/[.AE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4]-[.AU4]" office:value-type="float" office:value="9" calcext:value-type="float">
            <text:p>9</text:p>
          </table:table-cell>
          <table:table-cell table:formula="of:=[.AY4]/[.AQ4]" office:value-type="float" office:value="0.09" calcext:value-type="float">
            <text:p>0,09</text:p>
          </table:table-cell>
          <table:table-cell table:formula="of:=[.AR4]-[.AV4]" office:value-type="float" office:value="1000" calcext:value-type="float">
            <text:p>1000</text:p>
          </table:table-cell>
          <table:table-cell table:formula="of:=[.BA4]/[.AR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4]-[.BH4]" office:value-type="float" office:value="9" calcext:value-type="float">
            <text:p>9</text:p>
          </table:table-cell>
          <table:table-cell table:formula="of:=[.BL4]/[.BD4]" office:value-type="float" office:value="0.09" calcext:value-type="float">
            <text:p>0,09</text:p>
          </table:table-cell>
          <table:table-cell table:formula="of:=[.BE4]-[.BI4]" office:value-type="float" office:value="1000" calcext:value-type="float">
            <text:p>1000</text:p>
          </table:table-cell>
          <table:table-cell table:formula="of:=[.BN4]/[.BE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4]-[.BU4]" office:value-type="float" office:value="9" calcext:value-type="float">
            <text:p>9</text:p>
          </table:table-cell>
          <table:table-cell table:formula="of:=[.BY4]/[.BQ4]" office:value-type="float" office:value="0.09" calcext:value-type="float">
            <text:p>0,09</text:p>
          </table:table-cell>
          <table:table-cell table:formula="of:=[.BR4]-[.BV4]" office:value-type="float" office:value="1000" calcext:value-type="float">
            <text:p>1000</text:p>
          </table:table-cell>
          <table:table-cell table:formula="of:=[.CA4]/[.BR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4]-[.CH4]" office:value-type="float" office:value="9" calcext:value-type="float">
            <text:p>9</text:p>
          </table:table-cell>
          <table:table-cell table:formula="of:=[.CL4]/[.CD4]" office:value-type="float" office:value="0.09" calcext:value-type="float">
            <text:p>0,09</text:p>
          </table:table-cell>
          <table:table-cell table:formula="of:=[.CE4]-[.CI4]" office:value-type="float" office:value="1000" calcext:value-type="float">
            <text:p>1000</text:p>
          </table:table-cell>
          <table:table-cell table:formula="of:=[.CN4]/[.C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" calcext:value-type="float">
            <text:p>0</text:p>
          </table:table-cell>
          <table:table-cell table:formula="of:=[.D5]*100" office:value-type="float" office:value="0" calcext:value-type="float">
            <text:p>0</text:p>
          </table:table-cell>
          <table:table-cell table:style-name="ce51" table:formula="of:=QUARTILE([.$BM$3:.$BM$102];2)" office:value-type="float" office:value="0.19" calcext:value-type="float">
            <text:p>0,19</text:p>
          </table:table-cell>
          <table:table-cell table:formula="of:=[.F5]*100" office:value-type="float" office:value="19" calcext:value-type="float">
            <text:p>19</text:p>
          </table:table-cell>
          <table:table-cell table:style-name="ce51" table:formula="of:=QUARTILE([.$BM$3:.$BM$102];3)" office:value-type="float" office:value="0.34" calcext:value-type="float">
            <text:p>0,34</text:p>
          </table:table-cell>
          <table:table-cell table:formula="of:=[.H5]*100" office:value-type="float" office:value="34" calcext:value-type="float">
            <text:p>34</text:p>
          </table:table-cell>
          <table:table-cell table:style-name="ce51" table:formula="of:=QUARTILE([.$BM$3:.$BM$102];4)" office:value-type="float" office:value="0.71" calcext:value-type="float">
            <text:p>0,71</text:p>
          </table:table-cell>
          <table:table-cell table:formula="of:=[.J5]*100" office:value-type="float" office:value="71" calcext:value-type="float">
            <text:p>71</text:p>
          </table:table-cell>
          <table:table-cell table:style-name="ce51" table:formula="of:=QUARTILE([.$BO$3:.$BO$102];0)" office:value-type="float" office:value="1" calcext:value-type="float">
            <text:p>1</text:p>
          </table:table-cell>
          <table:table-cell table:formula="of:=[.L5]*100" office:value-type="float" office:value="100" calcext:value-type="float">
            <text:p>100</text:p>
          </table:table-cell>
          <table:table-cell table:style-name="ce51" table:formula="of:=QUARTILE([.$BO$3:.$BO$102];1)" office:value-type="float" office:value="1" calcext:value-type="float">
            <text:p>1</text:p>
          </table:table-cell>
          <table:table-cell table:formula="of:=[.N5]*100" office:value-type="float" office:value="100" calcext:value-type="float">
            <text:p>100</text:p>
          </table:table-cell>
          <table:table-cell table:style-name="ce51" table:formula="of:=QUARTILE([.$BO$3:.$BO$102];2)" office:value-type="float" office:value="1" calcext:value-type="float">
            <text:p>1</text:p>
          </table:table-cell>
          <table:table-cell table:formula="of:=[.P5]*100" office:value-type="float" office:value="100" calcext:value-type="float">
            <text:p>100</text:p>
          </table:table-cell>
          <table:table-cell table:style-name="ce51" table:formula="of:=QUARTILE([.$BO$3:.$BO$102];3)" office:value-type="float" office:value="1" calcext:value-type="float">
            <text:p>1</text:p>
          </table:table-cell>
          <table:table-cell table:formula="of:=[.R5]*100" office:value-type="float" office:value="100" calcext:value-type="float">
            <text:p>100</text:p>
          </table:table-cell>
          <table:table-cell table:style-name="ce51" table:formula="of:=QUARTILE([.$BO$3:.$BO$102];4)" office:value-type="float" office:value="1" calcext:value-type="float">
            <text:p>1</text:p>
          </table:table-cell>
          <table:table-cell table:formula="of:=[.T5]*100" office:value-type="float" office:value="100" calcext:value-type="float">
            <text:p>10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]-[.AH5]" office:value-type="float" office:value="9" calcext:value-type="float">
            <text:p>9</text:p>
          </table:table-cell>
          <table:table-cell table:formula="of:=[.AL5]/[.AD5]" office:value-type="float" office:value="0.09" calcext:value-type="float">
            <text:p>0,09</text:p>
          </table:table-cell>
          <table:table-cell table:formula="of:=[.AE5]-[.AI5]" office:value-type="float" office:value="1000" calcext:value-type="float">
            <text:p>1000</text:p>
          </table:table-cell>
          <table:table-cell table:formula="of:=[.AN5]/[.AE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5]-[.AU5]" office:value-type="float" office:value="9" calcext:value-type="float">
            <text:p>9</text:p>
          </table:table-cell>
          <table:table-cell table:formula="of:=[.AY5]/[.AQ5]" office:value-type="float" office:value="0.09" calcext:value-type="float">
            <text:p>0,09</text:p>
          </table:table-cell>
          <table:table-cell table:formula="of:=[.AR5]-[.AV5]" office:value-type="float" office:value="1000" calcext:value-type="float">
            <text:p>1000</text:p>
          </table:table-cell>
          <table:table-cell table:formula="of:=[.BA5]/[.AR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5]-[.BH5]" office:value-type="float" office:value="9" calcext:value-type="float">
            <text:p>9</text:p>
          </table:table-cell>
          <table:table-cell table:formula="of:=[.BL5]/[.BD5]" office:value-type="float" office:value="0.09" calcext:value-type="float">
            <text:p>0,09</text:p>
          </table:table-cell>
          <table:table-cell table:formula="of:=[.BE5]-[.BI5]" office:value-type="float" office:value="1000" calcext:value-type="float">
            <text:p>1000</text:p>
          </table:table-cell>
          <table:table-cell table:formula="of:=[.BN5]/[.BE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5]-[.BU5]" office:value-type="float" office:value="9" calcext:value-type="float">
            <text:p>9</text:p>
          </table:table-cell>
          <table:table-cell table:formula="of:=[.BY5]/[.BQ5]" office:value-type="float" office:value="0.09" calcext:value-type="float">
            <text:p>0,09</text:p>
          </table:table-cell>
          <table:table-cell table:formula="of:=[.BR5]-[.BV5]" office:value-type="float" office:value="1000" calcext:value-type="float">
            <text:p>1000</text:p>
          </table:table-cell>
          <table:table-cell table:formula="of:=[.CA5]/[.BR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5]-[.CH5]" office:value-type="float" office:value="9" calcext:value-type="float">
            <text:p>9</text:p>
          </table:table-cell>
          <table:table-cell table:formula="of:=[.CL5]/[.CD5]" office:value-type="float" office:value="0.09" calcext:value-type="float">
            <text:p>0,09</text:p>
          </table:table-cell>
          <table:table-cell table:formula="of:=[.CE5]-[.CI5]" office:value-type="float" office:value="1000" calcext:value-type="float">
            <text:p>1000</text:p>
          </table:table-cell>
          <table:table-cell table:formula="of:=[.CN5]/[.C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" calcext:value-type="float">
            <text:p>0</text:p>
          </table:table-cell>
          <table:table-cell table:formula="of:=[.D6]*100" office:value-type="float" office:value="0" calcext:value-type="float">
            <text:p>0</text:p>
          </table:table-cell>
          <table:table-cell table:style-name="ce51" table:formula="of:=QUARTILE([.$BZ$3:.$BZ$102];2)" office:value-type="float" office:value="0.09" calcext:value-type="float">
            <text:p>0,09</text:p>
          </table:table-cell>
          <table:table-cell table:formula="of:=[.F6]*100" office:value-type="float" office:value="9" calcext:value-type="float">
            <text:p>9</text:p>
          </table:table-cell>
          <table:table-cell table:style-name="ce51" table:formula="of:=QUARTILE([.$BZ$3:.$BZ$102];3)" office:value-type="float" office:value="0.27" calcext:value-type="float">
            <text:p>0,27</text:p>
          </table:table-cell>
          <table:table-cell table:formula="of:=[.H6]*100" office:value-type="float" office:value="27" calcext:value-type="float">
            <text:p>27</text:p>
          </table:table-cell>
          <table:table-cell table:style-name="ce51" table:formula="of:=QUARTILE([.$BZ$3:.$BZ$102];4)" office:value-type="float" office:value="0.71" calcext:value-type="float">
            <text:p>0,71</text:p>
          </table:table-cell>
          <table:table-cell table:formula="of:=[.J6]*100" office:value-type="float" office:value="71" calcext:value-type="float">
            <text:p>71</text:p>
          </table:table-cell>
          <table:table-cell table:style-name="ce12" table:formula="of:=QUARTILE([.$CB$3:.$CB$102];0)" office:value-type="float" office:value="1" calcext:value-type="float">
            <text:p>1</text:p>
          </table:table-cell>
          <table:table-cell table:formula="of:=[.L6]*100" office:value-type="float" office:value="100" calcext:value-type="float">
            <text:p>100</text:p>
          </table:table-cell>
          <table:table-cell table:style-name="ce51" table:formula="of:=QUARTILE([.$CB$3:.$CB$102];1)" office:value-type="float" office:value="1" calcext:value-type="float">
            <text:p>1</text:p>
          </table:table-cell>
          <table:table-cell table:formula="of:=[.N6]*100" office:value-type="float" office:value="100" calcext:value-type="float">
            <text:p>100</text:p>
          </table:table-cell>
          <table:table-cell table:style-name="ce51" table:formula="of:=QUARTILE([.$CB$3:.$CB$102];2)" office:value-type="float" office:value="1" calcext:value-type="float">
            <text:p>1</text:p>
          </table:table-cell>
          <table:table-cell table:formula="of:=[.P6]*100" office:value-type="float" office:value="100" calcext:value-type="float">
            <text:p>100</text:p>
          </table:table-cell>
          <table:table-cell table:style-name="ce51" table:formula="of:=QUARTILE([.$CB$3:.$CB$102];3)" office:value-type="float" office:value="1" calcext:value-type="float">
            <text:p>1</text:p>
          </table:table-cell>
          <table:table-cell table:formula="of:=[.R6]*100" office:value-type="float" office:value="100" calcext:value-type="float">
            <text:p>100</text:p>
          </table:table-cell>
          <table:table-cell table:style-name="ce51" table:formula="of:=QUARTILE([.$CB$3:.$CB$102];4)" office:value-type="float" office:value="1" calcext:value-type="float">
            <text:p>1</text:p>
          </table:table-cell>
          <table:table-cell table:formula="of:=[.T6]*100" office:value-type="float" office:value="100" calcext:value-type="float">
            <text:p>10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]-[.AH6]" office:value-type="float" office:value="65" calcext:value-type="float">
            <text:p>65</text:p>
          </table:table-cell>
          <table:table-cell table:formula="of:=[.AL6]/[.AD6]" office:value-type="float" office:value="0.65" calcext:value-type="float">
            <text:p>0,65</text:p>
          </table:table-cell>
          <table:table-cell table:formula="of:=[.AE6]-[.AI6]" office:value-type="float" office:value="1000" calcext:value-type="float">
            <text:p>1000</text:p>
          </table:table-cell>
          <table:table-cell table:formula="of:=[.AN6]/[.AE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6]-[.AU6]" office:value-type="float" office:value="50" calcext:value-type="float">
            <text:p>50</text:p>
          </table:table-cell>
          <table:table-cell table:formula="of:=[.AY6]/[.AQ6]" office:value-type="float" office:value="0.5" calcext:value-type="float">
            <text:p>0,5</text:p>
          </table:table-cell>
          <table:table-cell table:formula="of:=[.AR6]-[.AV6]" office:value-type="float" office:value="1000" calcext:value-type="float">
            <text:p>1000</text:p>
          </table:table-cell>
          <table:table-cell table:formula="of:=[.BA6]/[.AR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6]-[.BH6]" office:value-type="float" office:value="50" calcext:value-type="float">
            <text:p>50</text:p>
          </table:table-cell>
          <table:table-cell table:formula="of:=[.BL6]/[.BD6]" office:value-type="float" office:value="0.5" calcext:value-type="float">
            <text:p>0,5</text:p>
          </table:table-cell>
          <table:table-cell table:formula="of:=[.BE6]-[.BI6]" office:value-type="float" office:value="1000" calcext:value-type="float">
            <text:p>1000</text:p>
          </table:table-cell>
          <table:table-cell table:formula="of:=[.BN6]/[.BE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6]-[.BU6]" office:value-type="float" office:value="50" calcext:value-type="float">
            <text:p>50</text:p>
          </table:table-cell>
          <table:table-cell table:formula="of:=[.BY6]/[.BQ6]" office:value-type="float" office:value="0.5" calcext:value-type="float">
            <text:p>0,5</text:p>
          </table:table-cell>
          <table:table-cell table:formula="of:=[.BR6]-[.BV6]" office:value-type="float" office:value="1000" calcext:value-type="float">
            <text:p>1000</text:p>
          </table:table-cell>
          <table:table-cell table:formula="of:=[.CA6]/[.BR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6]-[.CH6]" office:value-type="float" office:value="50" calcext:value-type="float">
            <text:p>50</text:p>
          </table:table-cell>
          <table:table-cell table:formula="of:=[.CL6]/[.CD6]" office:value-type="float" office:value="0.5" calcext:value-type="float">
            <text:p>0,5</text:p>
          </table:table-cell>
          <table:table-cell table:formula="of:=[.CE6]-[.CI6]" office:value-type="float" office:value="1000" calcext:value-type="float">
            <text:p>1000</text:p>
          </table:table-cell>
          <table:table-cell table:formula="of:=[.CN6]/[.C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.09" calcext:value-type="float">
            <text:p>0,09</text:p>
          </table:table-cell>
          <table:table-cell table:formula="of:=[.F7]*100" office:value-type="float" office:value="9" calcext:value-type="float">
            <text:p>9</text:p>
          </table:table-cell>
          <table:table-cell table:style-name="ce57" table:formula="of:=QUARTILE([.$CM$3:.$CM$102];3)" office:value-type="float" office:value="0.19" calcext:value-type="float">
            <text:p>0,19</text:p>
          </table:table-cell>
          <table:table-cell table:formula="of:=[.H7]*100" office:value-type="float" office:value="19" calcext:value-type="float">
            <text:p>19</text:p>
          </table:table-cell>
          <table:table-cell table:style-name="ce57" table:formula="of:=QUARTILE([.$CM$3:.$CM$102];4)" office:value-type="float" office:value="0.71" calcext:value-type="float">
            <text:p>0,71</text:p>
          </table:table-cell>
          <table:table-cell table:formula="of:=[.J7]*100" office:value-type="float" office:value="71" calcext:value-type="float">
            <text:p>71</text:p>
          </table:table-cell>
          <table:table-cell table:style-name="ce12" table:formula="of:=QUARTILE([.$CO$3:.$CO$102];0)" office:value-type="float" office:value="1" calcext:value-type="float">
            <text:p>1</text:p>
          </table:table-cell>
          <table:table-cell table:formula="of:=[.L7]*100" office:value-type="float" office:value="100" calcext:value-type="float">
            <text:p>100</text:p>
          </table:table-cell>
          <table:table-cell table:style-name="ce51" table:formula="of:=QUARTILE([.$CO$3:.$CO$102];1)" office:value-type="float" office:value="1" calcext:value-type="float">
            <text:p>1</text:p>
          </table:table-cell>
          <table:table-cell table:formula="of:=[.N7]*100" office:value-type="float" office:value="100" calcext:value-type="float">
            <text:p>100</text:p>
          </table:table-cell>
          <table:table-cell table:style-name="ce51" table:formula="of:=QUARTILE([.$CO$3:.$CO$102];2)" office:value-type="float" office:value="1" calcext:value-type="float">
            <text:p>1</text:p>
          </table:table-cell>
          <table:table-cell table:formula="of:=[.P7]*100" office:value-type="float" office:value="100" calcext:value-type="float">
            <text:p>100</text:p>
          </table:table-cell>
          <table:table-cell table:style-name="ce51" table:formula="of:=QUARTILE([.$CO$3:.$CO$102];3)" office:value-type="float" office:value="1" calcext:value-type="float">
            <text:p>1</text:p>
          </table:table-cell>
          <table:table-cell table:formula="of:=[.R7]*100" office:value-type="float" office:value="100" calcext:value-type="float">
            <text:p>100</text:p>
          </table:table-cell>
          <table:table-cell table:style-name="ce51" table:formula="of:=QUARTILE([.$CO$3:.$CO$102];4)" office:value-type="float" office:value="1" calcext:value-type="float">
            <text:p>1</text:p>
          </table:table-cell>
          <table:table-cell table:formula="of:=[.T7]*100"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]-[.AH7]" office:value-type="float" office:value="44" calcext:value-type="float">
            <text:p>44</text:p>
          </table:table-cell>
          <table:table-cell table:formula="of:=[.AL7]/[.AD7]" office:value-type="float" office:value="0.44" calcext:value-type="float">
            <text:p>0,44</text:p>
          </table:table-cell>
          <table:table-cell table:formula="of:=[.AE7]-[.AI7]" office:value-type="float" office:value="1000" calcext:value-type="float">
            <text:p>1000</text:p>
          </table:table-cell>
          <table:table-cell table:formula="of:=[.AN7]/[.AE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7]-[.AU7]" office:value-type="float" office:value="0" calcext:value-type="float">
            <text:p>0</text:p>
          </table:table-cell>
          <table:table-cell table:formula="of:=[.AY7]/[.AQ7]" office:value-type="float" office:value="0" calcext:value-type="float">
            <text:p>0</text:p>
          </table:table-cell>
          <table:table-cell table:formula="of:=[.AR7]-[.AV7]" office:value-type="float" office:value="1000" calcext:value-type="float">
            <text:p>1000</text:p>
          </table:table-cell>
          <table:table-cell table:formula="of:=[.BA7]/[.AR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1000" calcext:value-type="float">
            <text:p>1000</text:p>
          </table:table-cell>
          <table:table-cell table:formula="of:=[.BN7]/[.BE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7]-[.BU7]" office:value-type="float" office:value="0" calcext:value-type="float">
            <text:p>0</text:p>
          </table:table-cell>
          <table:table-cell table:formula="of:=[.BY7]/[.BQ7]" office:value-type="float" office:value="0" calcext:value-type="float">
            <text:p>0</text:p>
          </table:table-cell>
          <table:table-cell table:formula="of:=[.BR7]-[.BV7]" office:value-type="float" office:value="1000" calcext:value-type="float">
            <text:p>1000</text:p>
          </table:table-cell>
          <table:table-cell table:formula="of:=[.CA7]/[.BR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1000" calcext:value-type="float">
            <text:p>1000</text:p>
          </table:table-cell>
          <table:table-cell table:formula="of:=[.CN7]/[.CE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]-[.AH8]" office:value-type="float" office:value="27" calcext:value-type="float">
            <text:p>27</text:p>
          </table:table-cell>
          <table:table-cell table:formula="of:=[.AL8]/[.AD8]" office:value-type="float" office:value="0.27" calcext:value-type="float">
            <text:p>0,27</text:p>
          </table:table-cell>
          <table:table-cell table:formula="of:=[.AE8]-[.AI8]" office:value-type="float" office:value="1000" calcext:value-type="float">
            <text:p>1000</text:p>
          </table:table-cell>
          <table:table-cell table:formula="of:=[.AN8]/[.AE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8]-[.AU8]" office:value-type="float" office:value="27" calcext:value-type="float">
            <text:p>27</text:p>
          </table:table-cell>
          <table:table-cell table:formula="of:=[.AY8]/[.AQ8]" office:value-type="float" office:value="0.27" calcext:value-type="float">
            <text:p>0,27</text:p>
          </table:table-cell>
          <table:table-cell table:formula="of:=[.AR8]-[.AV8]" office:value-type="float" office:value="1000" calcext:value-type="float">
            <text:p>1000</text:p>
          </table:table-cell>
          <table:table-cell table:formula="of:=[.BA8]/[.AR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8]-[.BH8]" office:value-type="float" office:value="27" calcext:value-type="float">
            <text:p>27</text:p>
          </table:table-cell>
          <table:table-cell table:formula="of:=[.BL8]/[.BD8]" office:value-type="float" office:value="0.27" calcext:value-type="float">
            <text:p>0,27</text:p>
          </table:table-cell>
          <table:table-cell table:formula="of:=[.BE8]-[.BI8]" office:value-type="float" office:value="1000" calcext:value-type="float">
            <text:p>1000</text:p>
          </table:table-cell>
          <table:table-cell table:formula="of:=[.BN8]/[.BE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8]-[.BU8]" office:value-type="float" office:value="27" calcext:value-type="float">
            <text:p>27</text:p>
          </table:table-cell>
          <table:table-cell table:formula="of:=[.BY8]/[.BQ8]" office:value-type="float" office:value="0.27" calcext:value-type="float">
            <text:p>0,27</text:p>
          </table:table-cell>
          <table:table-cell table:formula="of:=[.BR8]-[.BV8]" office:value-type="float" office:value="1000" calcext:value-type="float">
            <text:p>1000</text:p>
          </table:table-cell>
          <table:table-cell table:formula="of:=[.CA8]/[.BR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8]-[.CH8]" office:value-type="float" office:value="0" calcext:value-type="float">
            <text:p>0</text:p>
          </table:table-cell>
          <table:table-cell table:formula="of:=[.CL8]/[.CD8]" office:value-type="float" office:value="0" calcext:value-type="float">
            <text:p>0</text:p>
          </table:table-cell>
          <table:table-cell table:formula="of:=[.CE8]-[.CI8]" office:value-type="float" office:value="1000" calcext:value-type="float">
            <text:p>1000</text:p>
          </table:table-cell>
          <table:table-cell table:formula="of:=[.CN8]/[.CE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]-[.AH9]" office:value-type="float" office:value="71" calcext:value-type="float">
            <text:p>71</text:p>
          </table:table-cell>
          <table:table-cell table:formula="of:=[.AL9]/[.AD9]" office:value-type="float" office:value="0.71" calcext:value-type="float">
            <text:p>0,71</text:p>
          </table:table-cell>
          <table:table-cell table:formula="of:=[.AE9]-[.AI9]" office:value-type="float" office:value="1000" calcext:value-type="float">
            <text:p>1000</text:p>
          </table:table-cell>
          <table:table-cell table:formula="of:=[.AN9]/[.AE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9]-[.AU9]" office:value-type="float" office:value="34" calcext:value-type="float">
            <text:p>34</text:p>
          </table:table-cell>
          <table:table-cell table:formula="of:=[.AY9]/[.AQ9]" office:value-type="float" office:value="0.34" calcext:value-type="float">
            <text:p>0,34</text:p>
          </table:table-cell>
          <table:table-cell table:formula="of:=[.AR9]-[.AV9]" office:value-type="float" office:value="1000" calcext:value-type="float">
            <text:p>1000</text:p>
          </table:table-cell>
          <table:table-cell table:formula="of:=[.BA9]/[.AR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9]-[.BH9]" office:value-type="float" office:value="19" calcext:value-type="float">
            <text:p>19</text:p>
          </table:table-cell>
          <table:table-cell table:formula="of:=[.BL9]/[.BD9]" office:value-type="float" office:value="0.19" calcext:value-type="float">
            <text:p>0,19</text:p>
          </table:table-cell>
          <table:table-cell table:formula="of:=[.BE9]-[.BI9]" office:value-type="float" office:value="1000" calcext:value-type="float">
            <text:p>1000</text:p>
          </table:table-cell>
          <table:table-cell table:formula="of:=[.BN9]/[.BE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9]-[.BU9]" office:value-type="float" office:value="19" calcext:value-type="float">
            <text:p>19</text:p>
          </table:table-cell>
          <table:table-cell table:formula="of:=[.BY9]/[.BQ9]" office:value-type="float" office:value="0.19" calcext:value-type="float">
            <text:p>0,19</text:p>
          </table:table-cell>
          <table:table-cell table:formula="of:=[.BR9]-[.BV9]" office:value-type="float" office:value="1000" calcext:value-type="float">
            <text:p>1000</text:p>
          </table:table-cell>
          <table:table-cell table:formula="of:=[.CA9]/[.BR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9]-[.CH9]" office:value-type="float" office:value="19" calcext:value-type="float">
            <text:p>19</text:p>
          </table:table-cell>
          <table:table-cell table:formula="of:=[.CL9]/[.CD9]" office:value-type="float" office:value="0.19" calcext:value-type="float">
            <text:p>0,19</text:p>
          </table:table-cell>
          <table:table-cell table:formula="of:=[.CE9]-[.CI9]" office:value-type="float" office:value="1000" calcext:value-type="float">
            <text:p>1000</text:p>
          </table:table-cell>
          <table:table-cell table:formula="of:=[.CN9]/[.CE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]-[.AH10]" office:value-type="float" office:value="77" calcext:value-type="float">
            <text:p>77</text:p>
          </table:table-cell>
          <table:table-cell table:formula="of:=[.AL10]/[.AD10]" office:value-type="float" office:value="0.77" calcext:value-type="float">
            <text:p>0,77</text:p>
          </table:table-cell>
          <table:table-cell table:formula="of:=[.AE10]-[.AI10]" office:value-type="float" office:value="1000" calcext:value-type="float">
            <text:p>1000</text:p>
          </table:table-cell>
          <table:table-cell table:formula="of:=[.AN10]/[.AE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0]-[.AU10]" office:value-type="float" office:value="71" calcext:value-type="float">
            <text:p>71</text:p>
          </table:table-cell>
          <table:table-cell table:formula="of:=[.AY10]/[.AQ10]" office:value-type="float" office:value="0.71" calcext:value-type="float">
            <text:p>0,71</text:p>
          </table:table-cell>
          <table:table-cell table:formula="of:=[.AR10]-[.AV10]" office:value-type="float" office:value="1000" calcext:value-type="float">
            <text:p>1000</text:p>
          </table:table-cell>
          <table:table-cell table:formula="of:=[.BA10]/[.AR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0]-[.BH10]" office:value-type="float" office:value="71" calcext:value-type="float">
            <text:p>71</text:p>
          </table:table-cell>
          <table:table-cell table:formula="of:=[.BL10]/[.BD10]" office:value-type="float" office:value="0.71" calcext:value-type="float">
            <text:p>0,71</text:p>
          </table:table-cell>
          <table:table-cell table:formula="of:=[.BE10]-[.BI10]" office:value-type="float" office:value="1000" calcext:value-type="float">
            <text:p>1000</text:p>
          </table:table-cell>
          <table:table-cell table:formula="of:=[.BN10]/[.BE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0]-[.BU10]" office:value-type="float" office:value="71" calcext:value-type="float">
            <text:p>71</text:p>
          </table:table-cell>
          <table:table-cell table:formula="of:=[.BY10]/[.BQ10]" office:value-type="float" office:value="0.71" calcext:value-type="float">
            <text:p>0,71</text:p>
          </table:table-cell>
          <table:table-cell table:formula="of:=[.BR10]-[.BV10]" office:value-type="float" office:value="1000" calcext:value-type="float">
            <text:p>1000</text:p>
          </table:table-cell>
          <table:table-cell table:formula="of:=[.CA10]/[.BR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0]-[.CH10]" office:value-type="float" office:value="65" calcext:value-type="float">
            <text:p>65</text:p>
          </table:table-cell>
          <table:table-cell table:formula="of:=[.CL10]/[.CD10]" office:value-type="float" office:value="0.65" calcext:value-type="float">
            <text:p>0,65</text:p>
          </table:table-cell>
          <table:table-cell table:formula="of:=[.CE10]-[.CI10]" office:value-type="float" office:value="1000" calcext:value-type="float">
            <text:p>1000</text:p>
          </table:table-cell>
          <table:table-cell table:formula="of:=[.CN10]/[.CE1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]-[.AH11]" office:value-type="float" office:value="0" calcext:value-type="float">
            <text:p>0</text:p>
          </table:table-cell>
          <table:table-cell table:formula="of:=[.AL11]/[.AD11]" office:value-type="float" office:value="0" calcext:value-type="float">
            <text:p>0</text:p>
          </table:table-cell>
          <table:table-cell table:formula="of:=[.AE11]-[.AI11]" office:value-type="float" office:value="1000" calcext:value-type="float">
            <text:p>1000</text:p>
          </table:table-cell>
          <table:table-cell table:formula="of:=[.AN11]/[.AE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1000" calcext:value-type="float">
            <text:p>1000</text:p>
          </table:table-cell>
          <table:table-cell table:formula="of:=[.BA11]/[.AR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1000" calcext:value-type="float">
            <text:p>1000</text:p>
          </table:table-cell>
          <table:table-cell table:formula="of:=[.BN11]/[.BE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1]-[.BU11]" office:value-type="float" office:value="0" calcext:value-type="float">
            <text:p>0</text:p>
          </table:table-cell>
          <table:table-cell table:formula="of:=[.BY11]/[.BQ11]" office:value-type="float" office:value="0" calcext:value-type="float">
            <text:p>0</text:p>
          </table:table-cell>
          <table:table-cell table:formula="of:=[.BR11]-[.BV11]" office:value-type="float" office:value="1000" calcext:value-type="float">
            <text:p>1000</text:p>
          </table:table-cell>
          <table:table-cell table:formula="of:=[.CA11]/[.BR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1]-[.CH11]" office:value-type="float" office:value="0" calcext:value-type="float">
            <text:p>0</text:p>
          </table:table-cell>
          <table:table-cell table:formula="of:=[.CL11]/[.CD11]" office:value-type="float" office:value="0" calcext:value-type="float">
            <text:p>0</text:p>
          </table:table-cell>
          <table:table-cell table:formula="of:=[.CE11]-[.CI11]" office:value-type="float" office:value="1000" calcext:value-type="float">
            <text:p>1000</text:p>
          </table:table-cell>
          <table:table-cell table:formula="of:=[.CN11]/[.CE1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]-[.AH12]" office:value-type="float" office:value="0" calcext:value-type="float">
            <text:p>0</text:p>
          </table:table-cell>
          <table:table-cell table:formula="of:=[.AL12]/[.AD12]" office:value-type="float" office:value="0" calcext:value-type="float">
            <text:p>0</text:p>
          </table:table-cell>
          <table:table-cell table:formula="of:=[.AE12]-[.AI12]" office:value-type="float" office:value="1000" calcext:value-type="float">
            <text:p>1000</text:p>
          </table:table-cell>
          <table:table-cell table:formula="of:=[.AN12]/[.AE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2]-[.AU12]" office:value-type="float" office:value="0" calcext:value-type="float">
            <text:p>0</text:p>
          </table:table-cell>
          <table:table-cell table:formula="of:=[.AY12]/[.AQ12]" office:value-type="float" office:value="0" calcext:value-type="float">
            <text:p>0</text:p>
          </table:table-cell>
          <table:table-cell table:formula="of:=[.AR12]-[.AV12]" office:value-type="float" office:value="1000" calcext:value-type="float">
            <text:p>1000</text:p>
          </table:table-cell>
          <table:table-cell table:formula="of:=[.BA12]/[.AR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2]-[.BH12]" office:value-type="float" office:value="0" calcext:value-type="float">
            <text:p>0</text:p>
          </table:table-cell>
          <table:table-cell table:formula="of:=[.BL12]/[.BD12]" office:value-type="float" office:value="0" calcext:value-type="float">
            <text:p>0</text:p>
          </table:table-cell>
          <table:table-cell table:formula="of:=[.BE12]-[.BI12]" office:value-type="float" office:value="1000" calcext:value-type="float">
            <text:p>1000</text:p>
          </table:table-cell>
          <table:table-cell table:formula="of:=[.BN12]/[.BE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2]-[.BU12]" office:value-type="float" office:value="0" calcext:value-type="float">
            <text:p>0</text:p>
          </table:table-cell>
          <table:table-cell table:formula="of:=[.BY12]/[.BQ12]" office:value-type="float" office:value="0" calcext:value-type="float">
            <text:p>0</text:p>
          </table:table-cell>
          <table:table-cell table:formula="of:=[.BR12]-[.BV12]" office:value-type="float" office:value="1000" calcext:value-type="float">
            <text:p>1000</text:p>
          </table:table-cell>
          <table:table-cell table:formula="of:=[.CA12]/[.BR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2]-[.CH12]" office:value-type="float" office:value="0" calcext:value-type="float">
            <text:p>0</text:p>
          </table:table-cell>
          <table:table-cell table:formula="of:=[.CL12]/[.CD12]" office:value-type="float" office:value="0" calcext:value-type="float">
            <text:p>0</text:p>
          </table:table-cell>
          <table:table-cell table:formula="of:=[.CE12]-[.CI12]" office:value-type="float" office:value="1000" calcext:value-type="float">
            <text:p>1000</text:p>
          </table:table-cell>
          <table:table-cell table:formula="of:=[.CN12]/[.CE1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]-[.AH13]" office:value-type="float" office:value="77" calcext:value-type="float">
            <text:p>77</text:p>
          </table:table-cell>
          <table:table-cell table:formula="of:=[.AL13]/[.AD13]" office:value-type="float" office:value="0.77" calcext:value-type="float">
            <text:p>0,77</text:p>
          </table:table-cell>
          <table:table-cell table:formula="of:=[.AE13]-[.AI13]" office:value-type="float" office:value="1000" calcext:value-type="float">
            <text:p>1000</text:p>
          </table:table-cell>
          <table:table-cell table:formula="of:=[.AN13]/[.AE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3]-[.AU13]" office:value-type="float" office:value="77" calcext:value-type="float">
            <text:p>77</text:p>
          </table:table-cell>
          <table:table-cell table:formula="of:=[.AY13]/[.AQ13]" office:value-type="float" office:value="0.77" calcext:value-type="float">
            <text:p>0,77</text:p>
          </table:table-cell>
          <table:table-cell table:formula="of:=[.AR13]-[.AV13]" office:value-type="float" office:value="1000" calcext:value-type="float">
            <text:p>1000</text:p>
          </table:table-cell>
          <table:table-cell table:formula="of:=[.BA13]/[.AR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3]-[.BH13]" office:value-type="float" office:value="9" calcext:value-type="float">
            <text:p>9</text:p>
          </table:table-cell>
          <table:table-cell table:formula="of:=[.BL13]/[.BD13]" office:value-type="float" office:value="0.09" calcext:value-type="float">
            <text:p>0,09</text:p>
          </table:table-cell>
          <table:table-cell table:formula="of:=[.BE13]-[.BI13]" office:value-type="float" office:value="1000" calcext:value-type="float">
            <text:p>1000</text:p>
          </table:table-cell>
          <table:table-cell table:formula="of:=[.BN13]/[.BE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3]-[.BU13]" office:value-type="float" office:value="9" calcext:value-type="float">
            <text:p>9</text:p>
          </table:table-cell>
          <table:table-cell table:formula="of:=[.BY13]/[.BQ13]" office:value-type="float" office:value="0.09" calcext:value-type="float">
            <text:p>0,09</text:p>
          </table:table-cell>
          <table:table-cell table:formula="of:=[.BR13]-[.BV13]" office:value-type="float" office:value="1000" calcext:value-type="float">
            <text:p>1000</text:p>
          </table:table-cell>
          <table:table-cell table:formula="of:=[.CA13]/[.BR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3]-[.CH13]" office:value-type="float" office:value="9" calcext:value-type="float">
            <text:p>9</text:p>
          </table:table-cell>
          <table:table-cell table:formula="of:=[.CL13]/[.CD13]" office:value-type="float" office:value="0.09" calcext:value-type="float">
            <text:p>0,09</text:p>
          </table:table-cell>
          <table:table-cell table:formula="of:=[.CE13]-[.CI13]" office:value-type="float" office:value="1000" calcext:value-type="float">
            <text:p>1000</text:p>
          </table:table-cell>
          <table:table-cell table:formula="of:=[.CN13]/[.CE1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]-[.AH14]" office:value-type="float" office:value="44" calcext:value-type="float">
            <text:p>44</text:p>
          </table:table-cell>
          <table:table-cell table:formula="of:=[.AL14]/[.AD14]" office:value-type="float" office:value="0.44" calcext:value-type="float">
            <text:p>0,44</text:p>
          </table:table-cell>
          <table:table-cell table:formula="of:=[.AE14]-[.AI14]" office:value-type="float" office:value="1000" calcext:value-type="float">
            <text:p>1000</text:p>
          </table:table-cell>
          <table:table-cell table:formula="of:=[.AN14]/[.AE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4]-[.AU14]" office:value-type="float" office:value="19" calcext:value-type="float">
            <text:p>19</text:p>
          </table:table-cell>
          <table:table-cell table:formula="of:=[.AY14]/[.AQ14]" office:value-type="float" office:value="0.19" calcext:value-type="float">
            <text:p>0,19</text:p>
          </table:table-cell>
          <table:table-cell table:formula="of:=[.AR14]-[.AV14]" office:value-type="float" office:value="1000" calcext:value-type="float">
            <text:p>1000</text:p>
          </table:table-cell>
          <table:table-cell table:formula="of:=[.BA14]/[.AR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4]-[.BH14]" office:value-type="float" office:value="19" calcext:value-type="float">
            <text:p>19</text:p>
          </table:table-cell>
          <table:table-cell table:formula="of:=[.BL14]/[.BD14]" office:value-type="float" office:value="0.19" calcext:value-type="float">
            <text:p>0,19</text:p>
          </table:table-cell>
          <table:table-cell table:formula="of:=[.BE14]-[.BI14]" office:value-type="float" office:value="1000" calcext:value-type="float">
            <text:p>1000</text:p>
          </table:table-cell>
          <table:table-cell table:formula="of:=[.BN14]/[.BE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4]-[.BU14]" office:value-type="float" office:value="19" calcext:value-type="float">
            <text:p>19</text:p>
          </table:table-cell>
          <table:table-cell table:formula="of:=[.BY14]/[.BQ14]" office:value-type="float" office:value="0.19" calcext:value-type="float">
            <text:p>0,19</text:p>
          </table:table-cell>
          <table:table-cell table:formula="of:=[.BR14]-[.BV14]" office:value-type="float" office:value="1000" calcext:value-type="float">
            <text:p>1000</text:p>
          </table:table-cell>
          <table:table-cell table:formula="of:=[.CA14]/[.BR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4]-[.CH14]" office:value-type="float" office:value="19" calcext:value-type="float">
            <text:p>19</text:p>
          </table:table-cell>
          <table:table-cell table:formula="of:=[.CL14]/[.CD14]" office:value-type="float" office:value="0.19" calcext:value-type="float">
            <text:p>0,19</text:p>
          </table:table-cell>
          <table:table-cell table:formula="of:=[.CE14]-[.CI14]" office:value-type="float" office:value="1000" calcext:value-type="float">
            <text:p>1000</text:p>
          </table:table-cell>
          <table:table-cell table:formula="of:=[.CN14]/[.CE1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]-[.AH15]" office:value-type="float" office:value="65" calcext:value-type="float">
            <text:p>65</text:p>
          </table:table-cell>
          <table:table-cell table:formula="of:=[.AL15]/[.AD15]" office:value-type="float" office:value="0.65" calcext:value-type="float">
            <text:p>0,65</text:p>
          </table:table-cell>
          <table:table-cell table:formula="of:=[.AE15]-[.AI15]" office:value-type="float" office:value="1000" calcext:value-type="float">
            <text:p>1000</text:p>
          </table:table-cell>
          <table:table-cell table:formula="of:=[.AN15]/[.AE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5]-[.AU15]" office:value-type="float" office:value="34" calcext:value-type="float">
            <text:p>34</text:p>
          </table:table-cell>
          <table:table-cell table:formula="of:=[.AY15]/[.AQ15]" office:value-type="float" office:value="0.34" calcext:value-type="float">
            <text:p>0,34</text:p>
          </table:table-cell>
          <table:table-cell table:formula="of:=[.AR15]-[.AV15]" office:value-type="float" office:value="1000" calcext:value-type="float">
            <text:p>1000</text:p>
          </table:table-cell>
          <table:table-cell table:formula="of:=[.BA15]/[.AR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5]-[.BH15]" office:value-type="float" office:value="34" calcext:value-type="float">
            <text:p>34</text:p>
          </table:table-cell>
          <table:table-cell table:formula="of:=[.BL15]/[.BD15]" office:value-type="float" office:value="0.34" calcext:value-type="float">
            <text:p>0,34</text:p>
          </table:table-cell>
          <table:table-cell table:formula="of:=[.BE15]-[.BI15]" office:value-type="float" office:value="1000" calcext:value-type="float">
            <text:p>1000</text:p>
          </table:table-cell>
          <table:table-cell table:formula="of:=[.BN15]/[.BE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5]-[.BU15]" office:value-type="float" office:value="9" calcext:value-type="float">
            <text:p>9</text:p>
          </table:table-cell>
          <table:table-cell table:formula="of:=[.BY15]/[.BQ15]" office:value-type="float" office:value="0.09" calcext:value-type="float">
            <text:p>0,09</text:p>
          </table:table-cell>
          <table:table-cell table:formula="of:=[.BR15]-[.BV15]" office:value-type="float" office:value="1000" calcext:value-type="float">
            <text:p>1000</text:p>
          </table:table-cell>
          <table:table-cell table:formula="of:=[.CA15]/[.BR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5]-[.CH15]" office:value-type="float" office:value="9" calcext:value-type="float">
            <text:p>9</text:p>
          </table:table-cell>
          <table:table-cell table:formula="of:=[.CL15]/[.CD15]" office:value-type="float" office:value="0.09" calcext:value-type="float">
            <text:p>0,09</text:p>
          </table:table-cell>
          <table:table-cell table:formula="of:=[.CE15]-[.CI15]" office:value-type="float" office:value="1000" calcext:value-type="float">
            <text:p>1000</text:p>
          </table:table-cell>
          <table:table-cell table:formula="of:=[.CN15]/[.CE1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]-[.AH16]" office:value-type="float" office:value="19" calcext:value-type="float">
            <text:p>19</text:p>
          </table:table-cell>
          <table:table-cell table:formula="of:=[.AL16]/[.AD16]" office:value-type="float" office:value="0.19" calcext:value-type="float">
            <text:p>0,19</text:p>
          </table:table-cell>
          <table:table-cell table:formula="of:=[.AE16]-[.AI16]" office:value-type="float" office:value="1000" calcext:value-type="float">
            <text:p>1000</text:p>
          </table:table-cell>
          <table:table-cell table:formula="of:=[.AN16]/[.AE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6]-[.AU16]" office:value-type="float" office:value="19" calcext:value-type="float">
            <text:p>19</text:p>
          </table:table-cell>
          <table:table-cell table:formula="of:=[.AY16]/[.AQ16]" office:value-type="float" office:value="0.19" calcext:value-type="float">
            <text:p>0,19</text:p>
          </table:table-cell>
          <table:table-cell table:formula="of:=[.AR16]-[.AV16]" office:value-type="float" office:value="1000" calcext:value-type="float">
            <text:p>1000</text:p>
          </table:table-cell>
          <table:table-cell table:formula="of:=[.BA16]/[.AR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6]-[.BH16]" office:value-type="float" office:value="19" calcext:value-type="float">
            <text:p>19</text:p>
          </table:table-cell>
          <table:table-cell table:formula="of:=[.BL16]/[.BD16]" office:value-type="float" office:value="0.19" calcext:value-type="float">
            <text:p>0,19</text:p>
          </table:table-cell>
          <table:table-cell table:formula="of:=[.BE16]-[.BI16]" office:value-type="float" office:value="1000" calcext:value-type="float">
            <text:p>1000</text:p>
          </table:table-cell>
          <table:table-cell table:formula="of:=[.BN16]/[.BE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6]-[.BU16]" office:value-type="float" office:value="19" calcext:value-type="float">
            <text:p>19</text:p>
          </table:table-cell>
          <table:table-cell table:formula="of:=[.BY16]/[.BQ16]" office:value-type="float" office:value="0.19" calcext:value-type="float">
            <text:p>0,19</text:p>
          </table:table-cell>
          <table:table-cell table:formula="of:=[.BR16]-[.BV16]" office:value-type="float" office:value="1000" calcext:value-type="float">
            <text:p>1000</text:p>
          </table:table-cell>
          <table:table-cell table:formula="of:=[.CA16]/[.BR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6]-[.CH16]" office:value-type="float" office:value="19" calcext:value-type="float">
            <text:p>19</text:p>
          </table:table-cell>
          <table:table-cell table:formula="of:=[.CL16]/[.CD16]" office:value-type="float" office:value="0.19" calcext:value-type="float">
            <text:p>0,19</text:p>
          </table:table-cell>
          <table:table-cell table:formula="of:=[.CE16]-[.CI16]" office:value-type="float" office:value="1000" calcext:value-type="float">
            <text:p>1000</text:p>
          </table:table-cell>
          <table:table-cell table:formula="of:=[.CN16]/[.CE1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]-[.AH17]" office:value-type="float" office:value="9" calcext:value-type="float">
            <text:p>9</text:p>
          </table:table-cell>
          <table:table-cell table:formula="of:=[.AL17]/[.AD17]" office:value-type="float" office:value="0.09" calcext:value-type="float">
            <text:p>0,09</text:p>
          </table:table-cell>
          <table:table-cell table:formula="of:=[.AE17]-[.AI17]" office:value-type="float" office:value="1000" calcext:value-type="float">
            <text:p>1000</text:p>
          </table:table-cell>
          <table:table-cell table:formula="of:=[.AN17]/[.AE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7]-[.AU17]" office:value-type="float" office:value="9" calcext:value-type="float">
            <text:p>9</text:p>
          </table:table-cell>
          <table:table-cell table:formula="of:=[.AY17]/[.AQ17]" office:value-type="float" office:value="0.09" calcext:value-type="float">
            <text:p>0,09</text:p>
          </table:table-cell>
          <table:table-cell table:formula="of:=[.AR17]-[.AV17]" office:value-type="float" office:value="1000" calcext:value-type="float">
            <text:p>1000</text:p>
          </table:table-cell>
          <table:table-cell table:formula="of:=[.BA17]/[.AR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7]-[.BH17]" office:value-type="float" office:value="9" calcext:value-type="float">
            <text:p>9</text:p>
          </table:table-cell>
          <table:table-cell table:formula="of:=[.BL17]/[.BD17]" office:value-type="float" office:value="0.09" calcext:value-type="float">
            <text:p>0,09</text:p>
          </table:table-cell>
          <table:table-cell table:formula="of:=[.BE17]-[.BI17]" office:value-type="float" office:value="1000" calcext:value-type="float">
            <text:p>1000</text:p>
          </table:table-cell>
          <table:table-cell table:formula="of:=[.BN17]/[.BE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7]-[.BU17]" office:value-type="float" office:value="9" calcext:value-type="float">
            <text:p>9</text:p>
          </table:table-cell>
          <table:table-cell table:formula="of:=[.BY17]/[.BQ17]" office:value-type="float" office:value="0.09" calcext:value-type="float">
            <text:p>0,09</text:p>
          </table:table-cell>
          <table:table-cell table:formula="of:=[.BR17]-[.BV17]" office:value-type="float" office:value="1000" calcext:value-type="float">
            <text:p>1000</text:p>
          </table:table-cell>
          <table:table-cell table:formula="of:=[.CA17]/[.BR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7]-[.CH17]" office:value-type="float" office:value="9" calcext:value-type="float">
            <text:p>9</text:p>
          </table:table-cell>
          <table:table-cell table:formula="of:=[.CL17]/[.CD17]" office:value-type="float" office:value="0.09" calcext:value-type="float">
            <text:p>0,09</text:p>
          </table:table-cell>
          <table:table-cell table:formula="of:=[.CE17]-[.CI17]" office:value-type="float" office:value="1000" calcext:value-type="float">
            <text:p>1000</text:p>
          </table:table-cell>
          <table:table-cell table:formula="of:=[.CN17]/[.CE1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]-[.AH18]" office:value-type="float" office:value="27" calcext:value-type="float">
            <text:p>27</text:p>
          </table:table-cell>
          <table:table-cell table:formula="of:=[.AL18]/[.AD18]" office:value-type="float" office:value="0.27" calcext:value-type="float">
            <text:p>0,27</text:p>
          </table:table-cell>
          <table:table-cell table:formula="of:=[.AE18]-[.AI18]" office:value-type="float" office:value="1000" calcext:value-type="float">
            <text:p>1000</text:p>
          </table:table-cell>
          <table:table-cell table:formula="of:=[.AN18]/[.AE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8]-[.AU18]" office:value-type="float" office:value="27" calcext:value-type="float">
            <text:p>27</text:p>
          </table:table-cell>
          <table:table-cell table:formula="of:=[.AY18]/[.AQ18]" office:value-type="float" office:value="0.27" calcext:value-type="float">
            <text:p>0,27</text:p>
          </table:table-cell>
          <table:table-cell table:formula="of:=[.AR18]-[.AV18]" office:value-type="float" office:value="1000" calcext:value-type="float">
            <text:p>1000</text:p>
          </table:table-cell>
          <table:table-cell table:formula="of:=[.BA18]/[.AR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8]-[.BH18]" office:value-type="float" office:value="27" calcext:value-type="float">
            <text:p>27</text:p>
          </table:table-cell>
          <table:table-cell table:formula="of:=[.BL18]/[.BD18]" office:value-type="float" office:value="0.27" calcext:value-type="float">
            <text:p>0,27</text:p>
          </table:table-cell>
          <table:table-cell table:formula="of:=[.BE18]-[.BI18]" office:value-type="float" office:value="1000" calcext:value-type="float">
            <text:p>1000</text:p>
          </table:table-cell>
          <table:table-cell table:formula="of:=[.BN18]/[.BE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1000" calcext:value-type="float">
            <text:p>1000</text:p>
          </table:table-cell>
          <table:table-cell table:formula="of:=[.CA18]/[.BR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8]-[.CH18]" office:value-type="float" office:value="0" calcext:value-type="float">
            <text:p>0</text:p>
          </table:table-cell>
          <table:table-cell table:formula="of:=[.CL18]/[.CD18]" office:value-type="float" office:value="0" calcext:value-type="float">
            <text:p>0</text:p>
          </table:table-cell>
          <table:table-cell table:formula="of:=[.CE18]-[.CI18]" office:value-type="float" office:value="1000" calcext:value-type="float">
            <text:p>1000</text:p>
          </table:table-cell>
          <table:table-cell table:formula="of:=[.CN18]/[.C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6.75" calcext:value-type="float">
            <text:p>6,75</text:p>
          </table:table-cell>
          <table:table-cell table:style-name="ce41" table:formula="of:=[.G3]" office:value-type="float" office:value="27" calcext:value-type="float">
            <text:p>27,00</text:p>
          </table:table-cell>
          <table:table-cell table:style-name="ce41" table:formula="of:=[.I3]" office:value-type="float" office:value="58" calcext:value-type="float">
            <text:p>58,00</text:p>
          </table:table-cell>
          <table:table-cell table:style-name="ce41" table:formula="of:=[.K3]" office:value-type="float" office:value="86" calcext:value-type="float">
            <text:p>86,00</text:p>
          </table:table-cell>
          <table:table-cell table:style-name="ce41" table:formula="of:=[.M3]" office:value-type="float" office:value="100" calcext:value-type="float">
            <text:p>100,00</text:p>
          </table:table-cell>
          <table:table-cell table:style-name="ce41" table:formula="of:=[.O3]" office:value-type="float" office:value="100" calcext:value-type="float">
            <text:p>100,00</text:p>
          </table:table-cell>
          <table:table-cell table:style-name="ce41" table:formula="of:=[.Q3]" office:value-type="float" office:value="100" calcext:value-type="float">
            <text:p>100,00</text:p>
          </table:table-cell>
          <table:table-cell table:style-name="ce41" table:formula="of:=[.S3]" office:value-type="float" office:value="100" calcext:value-type="float">
            <text:p>100,00</text:p>
          </table:table-cell>
          <table:table-cell table:style-name="ce41" table:formula="of:=[.U3]" office:value-type="float" office:value="100" calcext:value-type="float">
            <text:p>100,0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-[.AH19]" office:value-type="float" office:value="19" calcext:value-type="float">
            <text:p>19</text:p>
          </table:table-cell>
          <table:table-cell table:formula="of:=[.AL19]/[.AD19]" office:value-type="float" office:value="0.19" calcext:value-type="float">
            <text:p>0,19</text:p>
          </table:table-cell>
          <table:table-cell table:formula="of:=[.AE19]-[.AI19]" office:value-type="float" office:value="1000" calcext:value-type="float">
            <text:p>1000</text:p>
          </table:table-cell>
          <table:table-cell table:formula="of:=[.AN19]/[.AE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9]-[.AU19]" office:value-type="float" office:value="19" calcext:value-type="float">
            <text:p>19</text:p>
          </table:table-cell>
          <table:table-cell table:formula="of:=[.AY19]/[.AQ19]" office:value-type="float" office:value="0.19" calcext:value-type="float">
            <text:p>0,19</text:p>
          </table:table-cell>
          <table:table-cell table:formula="of:=[.AR19]-[.AV19]" office:value-type="float" office:value="1000" calcext:value-type="float">
            <text:p>1000</text:p>
          </table:table-cell>
          <table:table-cell table:formula="of:=[.BA19]/[.AR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9]-[.BH19]" office:value-type="float" office:value="19" calcext:value-type="float">
            <text:p>19</text:p>
          </table:table-cell>
          <table:table-cell table:formula="of:=[.BL19]/[.BD19]" office:value-type="float" office:value="0.19" calcext:value-type="float">
            <text:p>0,19</text:p>
          </table:table-cell>
          <table:table-cell table:formula="of:=[.BE19]-[.BI19]" office:value-type="float" office:value="1000" calcext:value-type="float">
            <text:p>1000</text:p>
          </table:table-cell>
          <table:table-cell table:formula="of:=[.BN19]/[.BE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9]-[.BU19]" office:value-type="float" office:value="19" calcext:value-type="float">
            <text:p>19</text:p>
          </table:table-cell>
          <table:table-cell table:formula="of:=[.BY19]/[.BQ19]" office:value-type="float" office:value="0.19" calcext:value-type="float">
            <text:p>0,19</text:p>
          </table:table-cell>
          <table:table-cell table:formula="of:=[.BR19]-[.BV19]" office:value-type="float" office:value="1000" calcext:value-type="float">
            <text:p>1000</text:p>
          </table:table-cell>
          <table:table-cell table:formula="of:=[.CA19]/[.BR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9]-[.CH19]" office:value-type="float" office:value="19" calcext:value-type="float">
            <text:p>19</text:p>
          </table:table-cell>
          <table:table-cell table:formula="of:=[.CL19]/[.CD19]" office:value-type="float" office:value="0.19" calcext:value-type="float">
            <text:p>0,19</text:p>
          </table:table-cell>
          <table:table-cell table:formula="of:=[.CE19]-[.CI19]" office:value-type="float" office:value="1000" calcext:value-type="float">
            <text:p>1000</text:p>
          </table:table-cell>
          <table:table-cell table:formula="of:=[.CN19]/[.C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0" calcext:value-type="float">
            <text:p>0,00</text:p>
          </table:table-cell>
          <table:table-cell table:style-name="ce41" table:formula="of:=[.G4]" office:value-type="float" office:value="19" calcext:value-type="float">
            <text:p>19,00</text:p>
          </table:table-cell>
          <table:table-cell table:style-name="ce41" table:formula="of:=[.I4]" office:value-type="float" office:value="36.5" calcext:value-type="float">
            <text:p>36,50</text:p>
          </table:table-cell>
          <table:table-cell table:style-name="ce41" table:formula="of:=[.K4]" office:value-type="float" office:value="86" calcext:value-type="float">
            <text:p>86,00</text:p>
          </table:table-cell>
          <table:table-cell table:style-name="ce41" table:formula="of:=[.M4]" office:value-type="float" office:value="100" calcext:value-type="float">
            <text:p>100,00</text:p>
          </table:table-cell>
          <table:table-cell table:style-name="ce41" table:formula="of:=[.O4]" office:value-type="float" office:value="100" calcext:value-type="float">
            <text:p>100,00</text:p>
          </table:table-cell>
          <table:table-cell table:style-name="ce41" table:formula="of:=[.Q4]" office:value-type="float" office:value="100" calcext:value-type="float">
            <text:p>100,00</text:p>
          </table:table-cell>
          <table:table-cell table:style-name="ce41" table:formula="of:=[.S4]" office:value-type="float" office:value="100" calcext:value-type="float">
            <text:p>100,00</text:p>
          </table:table-cell>
          <table:table-cell table:style-name="ce41" table:formula="of:=[.U4]" office:value-type="float" office:value="100" calcext:value-type="float">
            <text:p>100,0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]-[.AH20]" office:value-type="float" office:value="19" calcext:value-type="float">
            <text:p>19</text:p>
          </table:table-cell>
          <table:table-cell table:formula="of:=[.AL20]/[.AD20]" office:value-type="float" office:value="0.19" calcext:value-type="float">
            <text:p>0,19</text:p>
          </table:table-cell>
          <table:table-cell table:formula="of:=[.AE20]-[.AI20]" office:value-type="float" office:value="1000" calcext:value-type="float">
            <text:p>1000</text:p>
          </table:table-cell>
          <table:table-cell table:formula="of:=[.AN20]/[.AE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0]-[.AU20]" office:value-type="float" office:value="19" calcext:value-type="float">
            <text:p>19</text:p>
          </table:table-cell>
          <table:table-cell table:formula="of:=[.AY20]/[.AQ20]" office:value-type="float" office:value="0.19" calcext:value-type="float">
            <text:p>0,19</text:p>
          </table:table-cell>
          <table:table-cell table:formula="of:=[.AR20]-[.AV20]" office:value-type="float" office:value="1000" calcext:value-type="float">
            <text:p>1000</text:p>
          </table:table-cell>
          <table:table-cell table:formula="of:=[.BA20]/[.AR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0]-[.BH20]" office:value-type="float" office:value="19" calcext:value-type="float">
            <text:p>19</text:p>
          </table:table-cell>
          <table:table-cell table:formula="of:=[.BL20]/[.BD20]" office:value-type="float" office:value="0.19" calcext:value-type="float">
            <text:p>0,19</text:p>
          </table:table-cell>
          <table:table-cell table:formula="of:=[.BE20]-[.BI20]" office:value-type="float" office:value="1000" calcext:value-type="float">
            <text:p>1000</text:p>
          </table:table-cell>
          <table:table-cell table:formula="of:=[.BN20]/[.BE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0]-[.BU20]" office:value-type="float" office:value="19" calcext:value-type="float">
            <text:p>19</text:p>
          </table:table-cell>
          <table:table-cell table:formula="of:=[.BY20]/[.BQ20]" office:value-type="float" office:value="0.19" calcext:value-type="float">
            <text:p>0,19</text:p>
          </table:table-cell>
          <table:table-cell table:formula="of:=[.BR20]-[.BV20]" office:value-type="float" office:value="1000" calcext:value-type="float">
            <text:p>1000</text:p>
          </table:table-cell>
          <table:table-cell table:formula="of:=[.CA20]/[.BR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0]-[.CH20]" office:value-type="float" office:value="9" calcext:value-type="float">
            <text:p>9</text:p>
          </table:table-cell>
          <table:table-cell table:formula="of:=[.CL20]/[.CD20]" office:value-type="float" office:value="0.09" calcext:value-type="float">
            <text:p>0,09</text:p>
          </table:table-cell>
          <table:table-cell table:formula="of:=[.CE20]-[.CI20]" office:value-type="float" office:value="1000" calcext:value-type="float">
            <text:p>1000</text:p>
          </table:table-cell>
          <table:table-cell table:formula="of:=[.CN20]/[.CE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0" calcext:value-type="float">
            <text:p>0,00</text:p>
          </table:table-cell>
          <table:table-cell table:style-name="ce41" table:formula="of:=[.G5]" office:value-type="float" office:value="19" calcext:value-type="float">
            <text:p>19,00</text:p>
          </table:table-cell>
          <table:table-cell table:style-name="ce41" table:formula="of:=[.I5]" office:value-type="float" office:value="34" calcext:value-type="float">
            <text:p>34,00</text:p>
          </table:table-cell>
          <table:table-cell table:style-name="ce41" table:formula="of:=[.K5]" office:value-type="float" office:value="71" calcext:value-type="float">
            <text:p>71,00</text:p>
          </table:table-cell>
          <table:table-cell table:style-name="ce41" table:formula="of:=[.M5]" office:value-type="float" office:value="100" calcext:value-type="float">
            <text:p>100,00</text:p>
          </table:table-cell>
          <table:table-cell table:style-name="ce41" table:formula="of:=[.O5]" office:value-type="float" office:value="100" calcext:value-type="float">
            <text:p>100,00</text:p>
          </table:table-cell>
          <table:table-cell table:style-name="ce41" table:formula="of:=[.Q5]" office:value-type="float" office:value="100" calcext:value-type="float">
            <text:p>100,00</text:p>
          </table:table-cell>
          <table:table-cell table:style-name="ce41" table:formula="of:=[.S5]" office:value-type="float" office:value="100" calcext:value-type="float">
            <text:p>100,00</text:p>
          </table:table-cell>
          <table:table-cell table:style-name="ce41" table:formula="of:=[.U5]" office:value-type="float" office:value="100" calcext:value-type="float">
            <text:p>100,0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]-[.AH21]" office:value-type="float" office:value="65" calcext:value-type="float">
            <text:p>65</text:p>
          </table:table-cell>
          <table:table-cell table:formula="of:=[.AL21]/[.AD21]" office:value-type="float" office:value="0.65" calcext:value-type="float">
            <text:p>0,65</text:p>
          </table:table-cell>
          <table:table-cell table:formula="of:=[.AE21]-[.AI21]" office:value-type="float" office:value="1000" calcext:value-type="float">
            <text:p>1000</text:p>
          </table:table-cell>
          <table:table-cell table:formula="of:=[.AN21]/[.AE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1]-[.AU21]" office:value-type="float" office:value="50" calcext:value-type="float">
            <text:p>50</text:p>
          </table:table-cell>
          <table:table-cell table:formula="of:=[.AY21]/[.AQ21]" office:value-type="float" office:value="0.5" calcext:value-type="float">
            <text:p>0,5</text:p>
          </table:table-cell>
          <table:table-cell table:formula="of:=[.AR21]-[.AV21]" office:value-type="float" office:value="1000" calcext:value-type="float">
            <text:p>1000</text:p>
          </table:table-cell>
          <table:table-cell table:formula="of:=[.BA21]/[.AR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1]-[.BH21]" office:value-type="float" office:value="50" calcext:value-type="float">
            <text:p>50</text:p>
          </table:table-cell>
          <table:table-cell table:formula="of:=[.BL21]/[.BD21]" office:value-type="float" office:value="0.5" calcext:value-type="float">
            <text:p>0,5</text:p>
          </table:table-cell>
          <table:table-cell table:formula="of:=[.BE21]-[.BI21]" office:value-type="float" office:value="1000" calcext:value-type="float">
            <text:p>1000</text:p>
          </table:table-cell>
          <table:table-cell table:formula="of:=[.BN21]/[.BE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1]-[.BU21]" office:value-type="float" office:value="19" calcext:value-type="float">
            <text:p>19</text:p>
          </table:table-cell>
          <table:table-cell table:formula="of:=[.BY21]/[.BQ21]" office:value-type="float" office:value="0.19" calcext:value-type="float">
            <text:p>0,19</text:p>
          </table:table-cell>
          <table:table-cell table:formula="of:=[.BR21]-[.BV21]" office:value-type="float" office:value="1000" calcext:value-type="float">
            <text:p>1000</text:p>
          </table:table-cell>
          <table:table-cell table:formula="of:=[.CA21]/[.BR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1]-[.CH21]" office:value-type="float" office:value="19" calcext:value-type="float">
            <text:p>19</text:p>
          </table:table-cell>
          <table:table-cell table:formula="of:=[.CL21]/[.CD21]" office:value-type="float" office:value="0.19" calcext:value-type="float">
            <text:p>0,19</text:p>
          </table:table-cell>
          <table:table-cell table:formula="of:=[.CE21]-[.CI21]" office:value-type="float" office:value="1000" calcext:value-type="float">
            <text:p>1000</text:p>
          </table:table-cell>
          <table:table-cell table:formula="of:=[.CN21]/[.CE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0" calcext:value-type="float">
            <text:p>0,00</text:p>
          </table:table-cell>
          <table:table-cell table:style-name="ce41" table:formula="of:=[.G6]" office:value-type="float" office:value="9" calcext:value-type="float">
            <text:p>9,00</text:p>
          </table:table-cell>
          <table:table-cell table:style-name="ce41" table:formula="of:=[.I6]" office:value-type="float" office:value="27" calcext:value-type="float">
            <text:p>27,00</text:p>
          </table:table-cell>
          <table:table-cell table:style-name="ce41" table:formula="of:=[.K6]" office:value-type="float" office:value="71" calcext:value-type="float">
            <text:p>71,00</text:p>
          </table:table-cell>
          <table:table-cell table:style-name="ce41" table:formula="of:=[.M6]" office:value-type="float" office:value="100" calcext:value-type="float">
            <text:p>100,00</text:p>
          </table:table-cell>
          <table:table-cell table:style-name="ce41" table:formula="of:=[.O6]" office:value-type="float" office:value="100" calcext:value-type="float">
            <text:p>100,00</text:p>
          </table:table-cell>
          <table:table-cell table:style-name="ce41" table:formula="of:=[.Q6]" office:value-type="float" office:value="100" calcext:value-type="float">
            <text:p>100,00</text:p>
          </table:table-cell>
          <table:table-cell table:style-name="ce41" table:formula="of:=[.S6]" office:value-type="float" office:value="100" calcext:value-type="float">
            <text:p>100,00</text:p>
          </table:table-cell>
          <table:table-cell table:style-name="ce41" table:formula="of:=[.U6]" office:value-type="float" office:value="100" calcext:value-type="float">
            <text:p>100,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]-[.AH22]" office:value-type="float" office:value="19" calcext:value-type="float">
            <text:p>19</text:p>
          </table:table-cell>
          <table:table-cell table:formula="of:=[.AL22]/[.AD22]" office:value-type="float" office:value="0.19" calcext:value-type="float">
            <text:p>0,19</text:p>
          </table:table-cell>
          <table:table-cell table:formula="of:=[.AE22]-[.AI22]" office:value-type="float" office:value="1000" calcext:value-type="float">
            <text:p>1000</text:p>
          </table:table-cell>
          <table:table-cell table:formula="of:=[.AN22]/[.AE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2]-[.AU22]" office:value-type="float" office:value="19" calcext:value-type="float">
            <text:p>19</text:p>
          </table:table-cell>
          <table:table-cell table:formula="of:=[.AY22]/[.AQ22]" office:value-type="float" office:value="0.19" calcext:value-type="float">
            <text:p>0,19</text:p>
          </table:table-cell>
          <table:table-cell table:formula="of:=[.AR22]-[.AV22]" office:value-type="float" office:value="1000" calcext:value-type="float">
            <text:p>1000</text:p>
          </table:table-cell>
          <table:table-cell table:formula="of:=[.BA22]/[.AR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2]-[.BH22]" office:value-type="float" office:value="19" calcext:value-type="float">
            <text:p>19</text:p>
          </table:table-cell>
          <table:table-cell table:formula="of:=[.BL22]/[.BD22]" office:value-type="float" office:value="0.19" calcext:value-type="float">
            <text:p>0,19</text:p>
          </table:table-cell>
          <table:table-cell table:formula="of:=[.BE22]-[.BI22]" office:value-type="float" office:value="1000" calcext:value-type="float">
            <text:p>1000</text:p>
          </table:table-cell>
          <table:table-cell table:formula="of:=[.BN22]/[.BE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2]-[.BU22]" office:value-type="float" office:value="19" calcext:value-type="float">
            <text:p>19</text:p>
          </table:table-cell>
          <table:table-cell table:formula="of:=[.BY22]/[.BQ22]" office:value-type="float" office:value="0.19" calcext:value-type="float">
            <text:p>0,19</text:p>
          </table:table-cell>
          <table:table-cell table:formula="of:=[.BR22]-[.BV22]" office:value-type="float" office:value="1000" calcext:value-type="float">
            <text:p>1000</text:p>
          </table:table-cell>
          <table:table-cell table:formula="of:=[.CA22]/[.BR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2]-[.CH22]" office:value-type="float" office:value="19" calcext:value-type="float">
            <text:p>19</text:p>
          </table:table-cell>
          <table:table-cell table:formula="of:=[.CL22]/[.CD22]" office:value-type="float" office:value="0.19" calcext:value-type="float">
            <text:p>0,19</text:p>
          </table:table-cell>
          <table:table-cell table:formula="of:=[.CE22]-[.CI22]" office:value-type="float" office:value="1000" calcext:value-type="float">
            <text:p>1000</text:p>
          </table:table-cell>
          <table:table-cell table:formula="of:=[.CN22]/[.C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9" calcext:value-type="float">
            <text:p>9,00</text:p>
          </table:table-cell>
          <table:table-cell table:style-name="ce41" table:formula="of:=[.I7]" office:value-type="float" office:value="19" calcext:value-type="float">
            <text:p>19,00</text:p>
          </table:table-cell>
          <table:table-cell table:style-name="ce41" table:formula="of:=[.K7]" office:value-type="float" office:value="71" calcext:value-type="float">
            <text:p>71,00</text:p>
          </table:table-cell>
          <table:table-cell table:style-name="ce41" table:formula="of:=[.M7]" office:value-type="float" office:value="100" calcext:value-type="float">
            <text:p>100,00</text:p>
          </table:table-cell>
          <table:table-cell table:style-name="ce41" table:formula="of:=[.O7]" office:value-type="float" office:value="100" calcext:value-type="float">
            <text:p>100,00</text:p>
          </table:table-cell>
          <table:table-cell table:style-name="ce41" table:formula="of:=[.Q7]" office:value-type="float" office:value="100" calcext:value-type="float">
            <text:p>100,00</text:p>
          </table:table-cell>
          <table:table-cell table:style-name="ce41" table:formula="of:=[.S7]" office:value-type="float" office:value="100" calcext:value-type="float">
            <text:p>100,00</text:p>
          </table:table-cell>
          <table:table-cell table:style-name="ce41" table:formula="of:=[.U7]" office:value-type="float" office:value="100" calcext:value-type="float">
            <text:p>100,0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3]-[.AH23]" office:value-type="float" office:value="65" calcext:value-type="float">
            <text:p>65</text:p>
          </table:table-cell>
          <table:table-cell table:formula="of:=[.AL23]/[.AD23]" office:value-type="float" office:value="0.65" calcext:value-type="float">
            <text:p>0,65</text:p>
          </table:table-cell>
          <table:table-cell table:formula="of:=[.AE23]-[.AI23]" office:value-type="float" office:value="1000" calcext:value-type="float">
            <text:p>1000</text:p>
          </table:table-cell>
          <table:table-cell table:formula="of:=[.AN23]/[.AE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3]-[.AU23]" office:value-type="float" office:value="65" calcext:value-type="float">
            <text:p>65</text:p>
          </table:table-cell>
          <table:table-cell table:formula="of:=[.AY23]/[.AQ23]" office:value-type="float" office:value="0.65" calcext:value-type="float">
            <text:p>0,65</text:p>
          </table:table-cell>
          <table:table-cell table:formula="of:=[.AR23]-[.AV23]" office:value-type="float" office:value="1000" calcext:value-type="float">
            <text:p>1000</text:p>
          </table:table-cell>
          <table:table-cell table:formula="of:=[.BA23]/[.AR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3]-[.BH23]" office:value-type="float" office:value="34" calcext:value-type="float">
            <text:p>34</text:p>
          </table:table-cell>
          <table:table-cell table:formula="of:=[.BL23]/[.BD23]" office:value-type="float" office:value="0.34" calcext:value-type="float">
            <text:p>0,34</text:p>
          </table:table-cell>
          <table:table-cell table:formula="of:=[.BE23]-[.BI23]" office:value-type="float" office:value="1000" calcext:value-type="float">
            <text:p>1000</text:p>
          </table:table-cell>
          <table:table-cell table:formula="of:=[.BN23]/[.BE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3]-[.BU23]" office:value-type="float" office:value="34" calcext:value-type="float">
            <text:p>34</text:p>
          </table:table-cell>
          <table:table-cell table:formula="of:=[.BY23]/[.BQ23]" office:value-type="float" office:value="0.34" calcext:value-type="float">
            <text:p>0,34</text:p>
          </table:table-cell>
          <table:table-cell table:formula="of:=[.BR23]-[.BV23]" office:value-type="float" office:value="1000" calcext:value-type="float">
            <text:p>1000</text:p>
          </table:table-cell>
          <table:table-cell table:formula="of:=[.CA23]/[.BR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3]-[.CH23]" office:value-type="float" office:value="19" calcext:value-type="float">
            <text:p>19</text:p>
          </table:table-cell>
          <table:table-cell table:formula="of:=[.CL23]/[.CD23]" office:value-type="float" office:value="0.19" calcext:value-type="float">
            <text:p>0,19</text:p>
          </table:table-cell>
          <table:table-cell table:formula="of:=[.CE23]-[.CI23]" office:value-type="float" office:value="1000" calcext:value-type="float">
            <text:p>1000</text:p>
          </table:table-cell>
          <table:table-cell table:formula="of:=[.CN23]/[.CE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4]-[.AH24]" office:value-type="float" office:value="34" calcext:value-type="float">
            <text:p>34</text:p>
          </table:table-cell>
          <table:table-cell table:formula="of:=[.AL24]/[.AD24]" office:value-type="float" office:value="0.34" calcext:value-type="float">
            <text:p>0,34</text:p>
          </table:table-cell>
          <table:table-cell table:formula="of:=[.AE24]-[.AI24]" office:value-type="float" office:value="1000" calcext:value-type="float">
            <text:p>1000</text:p>
          </table:table-cell>
          <table:table-cell table:formula="of:=[.AN24]/[.AE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4]-[.AU24]" office:value-type="float" office:value="34" calcext:value-type="float">
            <text:p>34</text:p>
          </table:table-cell>
          <table:table-cell table:formula="of:=[.AY24]/[.AQ24]" office:value-type="float" office:value="0.34" calcext:value-type="float">
            <text:p>0,34</text:p>
          </table:table-cell>
          <table:table-cell table:formula="of:=[.AR24]-[.AV24]" office:value-type="float" office:value="1000" calcext:value-type="float">
            <text:p>1000</text:p>
          </table:table-cell>
          <table:table-cell table:formula="of:=[.BA24]/[.AR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4]-[.BH24]" office:value-type="float" office:value="34" calcext:value-type="float">
            <text:p>34</text:p>
          </table:table-cell>
          <table:table-cell table:formula="of:=[.BL24]/[.BD24]" office:value-type="float" office:value="0.34" calcext:value-type="float">
            <text:p>0,34</text:p>
          </table:table-cell>
          <table:table-cell table:formula="of:=[.BE24]-[.BI24]" office:value-type="float" office:value="1000" calcext:value-type="float">
            <text:p>1000</text:p>
          </table:table-cell>
          <table:table-cell table:formula="of:=[.BN24]/[.BE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4]-[.BU24]" office:value-type="float" office:value="34" calcext:value-type="float">
            <text:p>34</text:p>
          </table:table-cell>
          <table:table-cell table:formula="of:=[.BY24]/[.BQ24]" office:value-type="float" office:value="0.34" calcext:value-type="float">
            <text:p>0,34</text:p>
          </table:table-cell>
          <table:table-cell table:formula="of:=[.BR24]-[.BV24]" office:value-type="float" office:value="1000" calcext:value-type="float">
            <text:p>1000</text:p>
          </table:table-cell>
          <table:table-cell table:formula="of:=[.CA24]/[.BR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4]-[.CH24]" office:value-type="float" office:value="34" calcext:value-type="float">
            <text:p>34</text:p>
          </table:table-cell>
          <table:table-cell table:formula="of:=[.CL24]/[.CD24]" office:value-type="float" office:value="0.34" calcext:value-type="float">
            <text:p>0,34</text:p>
          </table:table-cell>
          <table:table-cell table:formula="of:=[.CE24]-[.CI24]" office:value-type="float" office:value="1000" calcext:value-type="float">
            <text:p>1000</text:p>
          </table:table-cell>
          <table:table-cell table:formula="of:=[.CN24]/[.C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5]-[.AH25]" office:value-type="float" office:value="19" calcext:value-type="float">
            <text:p>19</text:p>
          </table:table-cell>
          <table:table-cell table:formula="of:=[.AL25]/[.AD25]" office:value-type="float" office:value="0.19" calcext:value-type="float">
            <text:p>0,19</text:p>
          </table:table-cell>
          <table:table-cell table:formula="of:=[.AE25]-[.AI25]" office:value-type="float" office:value="1000" calcext:value-type="float">
            <text:p>1000</text:p>
          </table:table-cell>
          <table:table-cell table:formula="of:=[.AN25]/[.AE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5]-[.AU25]" office:value-type="float" office:value="19" calcext:value-type="float">
            <text:p>19</text:p>
          </table:table-cell>
          <table:table-cell table:formula="of:=[.AY25]/[.AQ25]" office:value-type="float" office:value="0.19" calcext:value-type="float">
            <text:p>0,19</text:p>
          </table:table-cell>
          <table:table-cell table:formula="of:=[.AR25]-[.AV25]" office:value-type="float" office:value="1000" calcext:value-type="float">
            <text:p>1000</text:p>
          </table:table-cell>
          <table:table-cell table:formula="of:=[.BA25]/[.AR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5]-[.BH25]" office:value-type="float" office:value="19" calcext:value-type="float">
            <text:p>19</text:p>
          </table:table-cell>
          <table:table-cell table:formula="of:=[.BL25]/[.BD25]" office:value-type="float" office:value="0.19" calcext:value-type="float">
            <text:p>0,19</text:p>
          </table:table-cell>
          <table:table-cell table:formula="of:=[.BE25]-[.BI25]" office:value-type="float" office:value="1000" calcext:value-type="float">
            <text:p>1000</text:p>
          </table:table-cell>
          <table:table-cell table:formula="of:=[.BN25]/[.BE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5]-[.BU25]" office:value-type="float" office:value="19" calcext:value-type="float">
            <text:p>19</text:p>
          </table:table-cell>
          <table:table-cell table:formula="of:=[.BY25]/[.BQ25]" office:value-type="float" office:value="0.19" calcext:value-type="float">
            <text:p>0,19</text:p>
          </table:table-cell>
          <table:table-cell table:formula="of:=[.BR25]-[.BV25]" office:value-type="float" office:value="1000" calcext:value-type="float">
            <text:p>1000</text:p>
          </table:table-cell>
          <table:table-cell table:formula="of:=[.CA25]/[.BR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5]-[.CH25]" office:value-type="float" office:value="19" calcext:value-type="float">
            <text:p>19</text:p>
          </table:table-cell>
          <table:table-cell table:formula="of:=[.CL25]/[.CD25]" office:value-type="float" office:value="0.19" calcext:value-type="float">
            <text:p>0,19</text:p>
          </table:table-cell>
          <table:table-cell table:formula="of:=[.CE25]-[.CI25]" office:value-type="float" office:value="1000" calcext:value-type="float">
            <text:p>1000</text:p>
          </table:table-cell>
          <table:table-cell table:formula="of:=[.CN25]/[.CE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6]-[.AH26]" office:value-type="float" office:value="58" calcext:value-type="float">
            <text:p>58</text:p>
          </table:table-cell>
          <table:table-cell table:formula="of:=[.AL26]/[.AD26]" office:value-type="float" office:value="0.58" calcext:value-type="float">
            <text:p>0,58</text:p>
          </table:table-cell>
          <table:table-cell table:formula="of:=[.AE26]-[.AI26]" office:value-type="float" office:value="1000" calcext:value-type="float">
            <text:p>1000</text:p>
          </table:table-cell>
          <table:table-cell table:formula="of:=[.AN26]/[.AE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6]-[.AU26]" office:value-type="float" office:value="58" calcext:value-type="float">
            <text:p>58</text:p>
          </table:table-cell>
          <table:table-cell table:formula="of:=[.AY26]/[.AQ26]" office:value-type="float" office:value="0.58" calcext:value-type="float">
            <text:p>0,58</text:p>
          </table:table-cell>
          <table:table-cell table:formula="of:=[.AR26]-[.AV26]" office:value-type="float" office:value="1000" calcext:value-type="float">
            <text:p>1000</text:p>
          </table:table-cell>
          <table:table-cell table:formula="of:=[.BA26]/[.AR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6]-[.BH26]" office:value-type="float" office:value="58" calcext:value-type="float">
            <text:p>58</text:p>
          </table:table-cell>
          <table:table-cell table:formula="of:=[.BL26]/[.BD26]" office:value-type="float" office:value="0.58" calcext:value-type="float">
            <text:p>0,58</text:p>
          </table:table-cell>
          <table:table-cell table:formula="of:=[.BE26]-[.BI26]" office:value-type="float" office:value="1000" calcext:value-type="float">
            <text:p>1000</text:p>
          </table:table-cell>
          <table:table-cell table:formula="of:=[.BN26]/[.BE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6]-[.BU26]" office:value-type="float" office:value="19" calcext:value-type="float">
            <text:p>19</text:p>
          </table:table-cell>
          <table:table-cell table:formula="of:=[.BY26]/[.BQ26]" office:value-type="float" office:value="0.19" calcext:value-type="float">
            <text:p>0,19</text:p>
          </table:table-cell>
          <table:table-cell table:formula="of:=[.BR26]-[.BV26]" office:value-type="float" office:value="1000" calcext:value-type="float">
            <text:p>1000</text:p>
          </table:table-cell>
          <table:table-cell table:formula="of:=[.CA26]/[.BR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6]-[.CH26]" office:value-type="float" office:value="19" calcext:value-type="float">
            <text:p>19</text:p>
          </table:table-cell>
          <table:table-cell table:formula="of:=[.CL26]/[.CD26]" office:value-type="float" office:value="0.19" calcext:value-type="float">
            <text:p>0,19</text:p>
          </table:table-cell>
          <table:table-cell table:formula="of:=[.CE26]-[.CI26]" office:value-type="float" office:value="1000" calcext:value-type="float">
            <text:p>1000</text:p>
          </table:table-cell>
          <table:table-cell table:formula="of:=[.CN26]/[.CE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7]-[.AH27]" office:value-type="float" office:value="0" calcext:value-type="float">
            <text:p>0</text:p>
          </table:table-cell>
          <table:table-cell table:formula="of:=[.AL27]/[.AD27]" office:value-type="float" office:value="0" calcext:value-type="float">
            <text:p>0</text:p>
          </table:table-cell>
          <table:table-cell table:formula="of:=[.AE27]-[.AI27]" office:value-type="float" office:value="1000" calcext:value-type="float">
            <text:p>1000</text:p>
          </table:table-cell>
          <table:table-cell table:formula="of:=[.AN27]/[.AE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7]-[.AU27]" office:value-type="float" office:value="0" calcext:value-type="float">
            <text:p>0</text:p>
          </table:table-cell>
          <table:table-cell table:formula="of:=[.AY27]/[.AQ27]" office:value-type="float" office:value="0" calcext:value-type="float">
            <text:p>0</text:p>
          </table:table-cell>
          <table:table-cell table:formula="of:=[.AR27]-[.AV27]" office:value-type="float" office:value="1000" calcext:value-type="float">
            <text:p>1000</text:p>
          </table:table-cell>
          <table:table-cell table:formula="of:=[.BA27]/[.AR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1000" calcext:value-type="float">
            <text:p>1000</text:p>
          </table:table-cell>
          <table:table-cell table:formula="of:=[.BN27]/[.BE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7]-[.BU27]" office:value-type="float" office:value="0" calcext:value-type="float">
            <text:p>0</text:p>
          </table:table-cell>
          <table:table-cell table:formula="of:=[.BY27]/[.BQ27]" office:value-type="float" office:value="0" calcext:value-type="float">
            <text:p>0</text:p>
          </table:table-cell>
          <table:table-cell table:formula="of:=[.BR27]-[.BV27]" office:value-type="float" office:value="1000" calcext:value-type="float">
            <text:p>1000</text:p>
          </table:table-cell>
          <table:table-cell table:formula="of:=[.CA27]/[.BR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7]-[.CH27]" office:value-type="float" office:value="0" calcext:value-type="float">
            <text:p>0</text:p>
          </table:table-cell>
          <table:table-cell table:formula="of:=[.CL27]/[.CD27]" office:value-type="float" office:value="0" calcext:value-type="float">
            <text:p>0</text:p>
          </table:table-cell>
          <table:table-cell table:formula="of:=[.CE27]-[.CI27]" office:value-type="float" office:value="1000" calcext:value-type="float">
            <text:p>1000</text:p>
          </table:table-cell>
          <table:table-cell table:formula="of:=[.CN27]/[.CE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8]-[.AH28]" office:value-type="float" office:value="0" calcext:value-type="float">
            <text:p>0</text:p>
          </table:table-cell>
          <table:table-cell table:formula="of:=[.AL28]/[.AD28]" office:value-type="float" office:value="0" calcext:value-type="float">
            <text:p>0</text:p>
          </table:table-cell>
          <table:table-cell table:formula="of:=[.AE28]-[.AI28]" office:value-type="float" office:value="1000" calcext:value-type="float">
            <text:p>1000</text:p>
          </table:table-cell>
          <table:table-cell table:formula="of:=[.AN28]/[.AE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8]-[.AU28]" office:value-type="float" office:value="0" calcext:value-type="float">
            <text:p>0</text:p>
          </table:table-cell>
          <table:table-cell table:formula="of:=[.AY28]/[.AQ28]" office:value-type="float" office:value="0" calcext:value-type="float">
            <text:p>0</text:p>
          </table:table-cell>
          <table:table-cell table:formula="of:=[.AR28]-[.AV28]" office:value-type="float" office:value="1000" calcext:value-type="float">
            <text:p>1000</text:p>
          </table:table-cell>
          <table:table-cell table:formula="of:=[.BA28]/[.AR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8]-[.BH28]" office:value-type="float" office:value="0" calcext:value-type="float">
            <text:p>0</text:p>
          </table:table-cell>
          <table:table-cell table:formula="of:=[.BL28]/[.BD28]" office:value-type="float" office:value="0" calcext:value-type="float">
            <text:p>0</text:p>
          </table:table-cell>
          <table:table-cell table:formula="of:=[.BE28]-[.BI28]" office:value-type="float" office:value="1000" calcext:value-type="float">
            <text:p>1000</text:p>
          </table:table-cell>
          <table:table-cell table:formula="of:=[.BN28]/[.BE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8]-[.BU28]" office:value-type="float" office:value="0" calcext:value-type="float">
            <text:p>0</text:p>
          </table:table-cell>
          <table:table-cell table:formula="of:=[.BY28]/[.BQ28]" office:value-type="float" office:value="0" calcext:value-type="float">
            <text:p>0</text:p>
          </table:table-cell>
          <table:table-cell table:formula="of:=[.BR28]-[.BV28]" office:value-type="float" office:value="1000" calcext:value-type="float">
            <text:p>1000</text:p>
          </table:table-cell>
          <table:table-cell table:formula="of:=[.CA28]/[.BR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8]-[.CH28]" office:value-type="float" office:value="0" calcext:value-type="float">
            <text:p>0</text:p>
          </table:table-cell>
          <table:table-cell table:formula="of:=[.CL28]/[.CD28]" office:value-type="float" office:value="0" calcext:value-type="float">
            <text:p>0</text:p>
          </table:table-cell>
          <table:table-cell table:formula="of:=[.CE28]-[.CI28]" office:value-type="float" office:value="1000" calcext:value-type="float">
            <text:p>1000</text:p>
          </table:table-cell>
          <table:table-cell table:formula="of:=[.CN28]/[.CE2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9]-[.AH29]" office:value-type="float" office:value="65" calcext:value-type="float">
            <text:p>65</text:p>
          </table:table-cell>
          <table:table-cell table:formula="of:=[.AL29]/[.AD29]" office:value-type="float" office:value="0.65" calcext:value-type="float">
            <text:p>0,65</text:p>
          </table:table-cell>
          <table:table-cell table:formula="of:=[.AE29]-[.AI29]" office:value-type="float" office:value="1000" calcext:value-type="float">
            <text:p>1000</text:p>
          </table:table-cell>
          <table:table-cell table:formula="of:=[.AN29]/[.AE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9]-[.AU29]" office:value-type="float" office:value="0" calcext:value-type="float">
            <text:p>0</text:p>
          </table:table-cell>
          <table:table-cell table:formula="of:=[.AY29]/[.AQ29]" office:value-type="float" office:value="0" calcext:value-type="float">
            <text:p>0</text:p>
          </table:table-cell>
          <table:table-cell table:formula="of:=[.AR29]-[.AV29]" office:value-type="float" office:value="1000" calcext:value-type="float">
            <text:p>1000</text:p>
          </table:table-cell>
          <table:table-cell table:formula="of:=[.BA29]/[.AR29]" office:value-type="float" office:value="1" calcext:value-type="float">
            <text:p>1</text:p>
          </table:table-cell>
          <table:table-cell table:style-name="ce41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9]-[.BH29]" office:value-type="float" office:value="0" calcext:value-type="float">
            <text:p>0</text:p>
          </table:table-cell>
          <table:table-cell table:formula="of:=[.BL29]/[.BD29]" office:value-type="float" office:value="0" calcext:value-type="float">
            <text:p>0</text:p>
          </table:table-cell>
          <table:table-cell table:formula="of:=[.BE29]-[.BI29]" office:value-type="float" office:value="1000" calcext:value-type="float">
            <text:p>1000</text:p>
          </table:table-cell>
          <table:table-cell table:formula="of:=[.BN29]/[.BE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9]-[.BU29]" office:value-type="float" office:value="0" calcext:value-type="float">
            <text:p>0</text:p>
          </table:table-cell>
          <table:table-cell table:formula="of:=[.BY29]/[.BQ29]" office:value-type="float" office:value="0" calcext:value-type="float">
            <text:p>0</text:p>
          </table:table-cell>
          <table:table-cell table:formula="of:=[.BR29]-[.BV29]" office:value-type="float" office:value="1000" calcext:value-type="float">
            <text:p>1000</text:p>
          </table:table-cell>
          <table:table-cell table:formula="of:=[.CA29]/[.BR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9]-[.CH29]" office:value-type="float" office:value="0" calcext:value-type="float">
            <text:p>0</text:p>
          </table:table-cell>
          <table:table-cell table:formula="of:=[.CL29]/[.CD29]" office:value-type="float" office:value="0" calcext:value-type="float">
            <text:p>0</text:p>
          </table:table-cell>
          <table:table-cell table:formula="of:=[.CE29]-[.CI29]" office:value-type="float" office:value="1000" calcext:value-type="float">
            <text:p>1000</text:p>
          </table:table-cell>
          <table:table-cell table:formula="of:=[.CN29]/[.CE2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0]-[.AH30]" office:value-type="float" office:value="65" calcext:value-type="float">
            <text:p>65</text:p>
          </table:table-cell>
          <table:table-cell table:formula="of:=[.AL30]/[.AD30]" office:value-type="float" office:value="0.65" calcext:value-type="float">
            <text:p>0,65</text:p>
          </table:table-cell>
          <table:table-cell table:formula="of:=[.AE30]-[.AI30]" office:value-type="float" office:value="1000" calcext:value-type="float">
            <text:p>1000</text:p>
          </table:table-cell>
          <table:table-cell table:formula="of:=[.AN30]/[.AE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0]-[.AU30]" office:value-type="float" office:value="65" calcext:value-type="float">
            <text:p>65</text:p>
          </table:table-cell>
          <table:table-cell table:formula="of:=[.AY30]/[.AQ30]" office:value-type="float" office:value="0.65" calcext:value-type="float">
            <text:p>0,65</text:p>
          </table:table-cell>
          <table:table-cell table:formula="of:=[.AR30]-[.AV30]" office:value-type="float" office:value="1000" calcext:value-type="float">
            <text:p>1000</text:p>
          </table:table-cell>
          <table:table-cell table:formula="of:=[.BA30]/[.AR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0]-[.BH30]" office:value-type="float" office:value="0" calcext:value-type="float">
            <text:p>0</text:p>
          </table:table-cell>
          <table:table-cell table:formula="of:=[.BL30]/[.BD30]" office:value-type="float" office:value="0" calcext:value-type="float">
            <text:p>0</text:p>
          </table:table-cell>
          <table:table-cell table:formula="of:=[.BE30]-[.BI30]" office:value-type="float" office:value="1000" calcext:value-type="float">
            <text:p>1000</text:p>
          </table:table-cell>
          <table:table-cell table:formula="of:=[.BN30]/[.BE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0]-[.BU30]" office:value-type="float" office:value="0" calcext:value-type="float">
            <text:p>0</text:p>
          </table:table-cell>
          <table:table-cell table:formula="of:=[.BY30]/[.BQ30]" office:value-type="float" office:value="0" calcext:value-type="float">
            <text:p>0</text:p>
          </table:table-cell>
          <table:table-cell table:formula="of:=[.BR30]-[.BV30]" office:value-type="float" office:value="1000" calcext:value-type="float">
            <text:p>1000</text:p>
          </table:table-cell>
          <table:table-cell table:formula="of:=[.CA30]/[.BR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0]-[.CH30]" office:value-type="float" office:value="0" calcext:value-type="float">
            <text:p>0</text:p>
          </table:table-cell>
          <table:table-cell table:formula="of:=[.CL30]/[.CD30]" office:value-type="float" office:value="0" calcext:value-type="float">
            <text:p>0</text:p>
          </table:table-cell>
          <table:table-cell table:formula="of:=[.CE30]-[.CI30]" office:value-type="float" office:value="1000" calcext:value-type="float">
            <text:p>1000</text:p>
          </table:table-cell>
          <table:table-cell table:formula="of:=[.CN30]/[.CE3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1]-[.AH31]" office:value-type="float" office:value="19" calcext:value-type="float">
            <text:p>19</text:p>
          </table:table-cell>
          <table:table-cell table:formula="of:=[.AL31]/[.AD31]" office:value-type="float" office:value="0.19" calcext:value-type="float">
            <text:p>0,19</text:p>
          </table:table-cell>
          <table:table-cell table:formula="of:=[.AE31]-[.AI31]" office:value-type="float" office:value="1000" calcext:value-type="float">
            <text:p>1000</text:p>
          </table:table-cell>
          <table:table-cell table:formula="of:=[.AN31]/[.AE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1]-[.AU31]" office:value-type="float" office:value="19" calcext:value-type="float">
            <text:p>19</text:p>
          </table:table-cell>
          <table:table-cell table:formula="of:=[.AY31]/[.AQ31]" office:value-type="float" office:value="0.19" calcext:value-type="float">
            <text:p>0,19</text:p>
          </table:table-cell>
          <table:table-cell table:formula="of:=[.AR31]-[.AV31]" office:value-type="float" office:value="1000" calcext:value-type="float">
            <text:p>1000</text:p>
          </table:table-cell>
          <table:table-cell table:formula="of:=[.BA31]/[.AR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1]-[.BH31]" office:value-type="float" office:value="19" calcext:value-type="float">
            <text:p>19</text:p>
          </table:table-cell>
          <table:table-cell table:formula="of:=[.BL31]/[.BD31]" office:value-type="float" office:value="0.19" calcext:value-type="float">
            <text:p>0,19</text:p>
          </table:table-cell>
          <table:table-cell table:formula="of:=[.BE31]-[.BI31]" office:value-type="float" office:value="1000" calcext:value-type="float">
            <text:p>1000</text:p>
          </table:table-cell>
          <table:table-cell table:formula="of:=[.BN31]/[.BE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1]-[.BU31]" office:value-type="float" office:value="19" calcext:value-type="float">
            <text:p>19</text:p>
          </table:table-cell>
          <table:table-cell table:formula="of:=[.BY31]/[.BQ31]" office:value-type="float" office:value="0.19" calcext:value-type="float">
            <text:p>0,19</text:p>
          </table:table-cell>
          <table:table-cell table:formula="of:=[.BR31]-[.BV31]" office:value-type="float" office:value="1000" calcext:value-type="float">
            <text:p>1000</text:p>
          </table:table-cell>
          <table:table-cell table:formula="of:=[.CA31]/[.BR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1]-[.CH31]" office:value-type="float" office:value="9" calcext:value-type="float">
            <text:p>9</text:p>
          </table:table-cell>
          <table:table-cell table:formula="of:=[.CL31]/[.CD31]" office:value-type="float" office:value="0.09" calcext:value-type="float">
            <text:p>0,09</text:p>
          </table:table-cell>
          <table:table-cell table:formula="of:=[.CE31]-[.CI31]" office:value-type="float" office:value="1000" calcext:value-type="float">
            <text:p>1000</text:p>
          </table:table-cell>
          <table:table-cell table:formula="of:=[.CN31]/[.CE3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2]-[.AH32]" office:value-type="float" office:value="34" calcext:value-type="float">
            <text:p>34</text:p>
          </table:table-cell>
          <table:table-cell table:formula="of:=[.AL32]/[.AD32]" office:value-type="float" office:value="0.34" calcext:value-type="float">
            <text:p>0,34</text:p>
          </table:table-cell>
          <table:table-cell table:formula="of:=[.AE32]-[.AI32]" office:value-type="float" office:value="1000" calcext:value-type="float">
            <text:p>1000</text:p>
          </table:table-cell>
          <table:table-cell table:formula="of:=[.AN32]/[.AE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2]-[.AU32]" office:value-type="float" office:value="34" calcext:value-type="float">
            <text:p>34</text:p>
          </table:table-cell>
          <table:table-cell table:formula="of:=[.AY32]/[.AQ32]" office:value-type="float" office:value="0.34" calcext:value-type="float">
            <text:p>0,34</text:p>
          </table:table-cell>
          <table:table-cell table:formula="of:=[.AR32]-[.AV32]" office:value-type="float" office:value="1000" calcext:value-type="float">
            <text:p>1000</text:p>
          </table:table-cell>
          <table:table-cell table:formula="of:=[.BA32]/[.AR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2]-[.BH32]" office:value-type="float" office:value="34" calcext:value-type="float">
            <text:p>34</text:p>
          </table:table-cell>
          <table:table-cell table:formula="of:=[.BL32]/[.BD32]" office:value-type="float" office:value="0.34" calcext:value-type="float">
            <text:p>0,34</text:p>
          </table:table-cell>
          <table:table-cell table:formula="of:=[.BE32]-[.BI32]" office:value-type="float" office:value="1000" calcext:value-type="float">
            <text:p>1000</text:p>
          </table:table-cell>
          <table:table-cell table:formula="of:=[.BN32]/[.BE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2]-[.BU32]" office:value-type="float" office:value="34" calcext:value-type="float">
            <text:p>34</text:p>
          </table:table-cell>
          <table:table-cell table:formula="of:=[.BY32]/[.BQ32]" office:value-type="float" office:value="0.34" calcext:value-type="float">
            <text:p>0,34</text:p>
          </table:table-cell>
          <table:table-cell table:formula="of:=[.BR32]-[.BV32]" office:value-type="float" office:value="1000" calcext:value-type="float">
            <text:p>1000</text:p>
          </table:table-cell>
          <table:table-cell table:formula="of:=[.CA32]/[.BR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2]-[.CH32]" office:value-type="float" office:value="34" calcext:value-type="float">
            <text:p>34</text:p>
          </table:table-cell>
          <table:table-cell table:formula="of:=[.CL32]/[.CD32]" office:value-type="float" office:value="0.34" calcext:value-type="float">
            <text:p>0,34</text:p>
          </table:table-cell>
          <table:table-cell table:formula="of:=[.CE32]-[.CI32]" office:value-type="float" office:value="1000" calcext:value-type="float">
            <text:p>1000</text:p>
          </table:table-cell>
          <table:table-cell table:formula="of:=[.CN32]/[.CE3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3]-[.AH33]" office:value-type="float" office:value="58" calcext:value-type="float">
            <text:p>58</text:p>
          </table:table-cell>
          <table:table-cell table:formula="of:=[.AL33]/[.AD33]" office:value-type="float" office:value="0.58" calcext:value-type="float">
            <text:p>0,58</text:p>
          </table:table-cell>
          <table:table-cell table:formula="of:=[.AE33]-[.AI33]" office:value-type="float" office:value="1000" calcext:value-type="float">
            <text:p>1000</text:p>
          </table:table-cell>
          <table:table-cell table:formula="of:=[.AN33]/[.AE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3]-[.AU33]" office:value-type="float" office:value="58" calcext:value-type="float">
            <text:p>58</text:p>
          </table:table-cell>
          <table:table-cell table:formula="of:=[.AY33]/[.AQ33]" office:value-type="float" office:value="0.58" calcext:value-type="float">
            <text:p>0,58</text:p>
          </table:table-cell>
          <table:table-cell table:formula="of:=[.AR33]-[.AV33]" office:value-type="float" office:value="1000" calcext:value-type="float">
            <text:p>1000</text:p>
          </table:table-cell>
          <table:table-cell table:formula="of:=[.BA33]/[.AR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3]-[.BH33]" office:value-type="float" office:value="58" calcext:value-type="float">
            <text:p>58</text:p>
          </table:table-cell>
          <table:table-cell table:formula="of:=[.BL33]/[.BD33]" office:value-type="float" office:value="0.58" calcext:value-type="float">
            <text:p>0,58</text:p>
          </table:table-cell>
          <table:table-cell table:formula="of:=[.BE33]-[.BI33]" office:value-type="float" office:value="1000" calcext:value-type="float">
            <text:p>1000</text:p>
          </table:table-cell>
          <table:table-cell table:formula="of:=[.BN33]/[.BE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3]-[.BU33]" office:value-type="float" office:value="58" calcext:value-type="float">
            <text:p>58</text:p>
          </table:table-cell>
          <table:table-cell table:formula="of:=[.BY33]/[.BQ33]" office:value-type="float" office:value="0.58" calcext:value-type="float">
            <text:p>0,58</text:p>
          </table:table-cell>
          <table:table-cell table:formula="of:=[.BR33]-[.BV33]" office:value-type="float" office:value="1000" calcext:value-type="float">
            <text:p>1000</text:p>
          </table:table-cell>
          <table:table-cell table:formula="of:=[.CA33]/[.BR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3]-[.CH33]" office:value-type="float" office:value="44" calcext:value-type="float">
            <text:p>44</text:p>
          </table:table-cell>
          <table:table-cell table:formula="of:=[.CL33]/[.CD33]" office:value-type="float" office:value="0.44" calcext:value-type="float">
            <text:p>0,44</text:p>
          </table:table-cell>
          <table:table-cell table:formula="of:=[.CE33]-[.CI33]" office:value-type="float" office:value="1000" calcext:value-type="float">
            <text:p>1000</text:p>
          </table:table-cell>
          <table:table-cell table:formula="of:=[.CN33]/[.CE3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4]-[.AH34]" office:value-type="float" office:value="86" calcext:value-type="float">
            <text:p>86</text:p>
          </table:table-cell>
          <table:table-cell table:formula="of:=[.AL34]/[.AD34]" office:value-type="float" office:value="0.86" calcext:value-type="float">
            <text:p>0,86</text:p>
          </table:table-cell>
          <table:table-cell table:formula="of:=[.AE34]-[.AI34]" office:value-type="float" office:value="1000" calcext:value-type="float">
            <text:p>1000</text:p>
          </table:table-cell>
          <table:table-cell table:formula="of:=[.AN34]/[.AE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4]-[.AU34]" office:value-type="float" office:value="86" calcext:value-type="float">
            <text:p>86</text:p>
          </table:table-cell>
          <table:table-cell table:formula="of:=[.AY34]/[.AQ34]" office:value-type="float" office:value="0.86" calcext:value-type="float">
            <text:p>0,86</text:p>
          </table:table-cell>
          <table:table-cell table:formula="of:=[.AR34]-[.AV34]" office:value-type="float" office:value="1000" calcext:value-type="float">
            <text:p>1000</text:p>
          </table:table-cell>
          <table:table-cell table:formula="of:=[.BA34]/[.AR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4]-[.BH34]" office:value-type="float" office:value="71" calcext:value-type="float">
            <text:p>71</text:p>
          </table:table-cell>
          <table:table-cell table:formula="of:=[.BL34]/[.BD34]" office:value-type="float" office:value="0.71" calcext:value-type="float">
            <text:p>0,71</text:p>
          </table:table-cell>
          <table:table-cell table:formula="of:=[.BE34]-[.BI34]" office:value-type="float" office:value="1000" calcext:value-type="float">
            <text:p>1000</text:p>
          </table:table-cell>
          <table:table-cell table:formula="of:=[.BN34]/[.BE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4]-[.BU34]" office:value-type="float" office:value="44" calcext:value-type="float">
            <text:p>44</text:p>
          </table:table-cell>
          <table:table-cell table:formula="of:=[.BY34]/[.BQ34]" office:value-type="float" office:value="0.44" calcext:value-type="float">
            <text:p>0,44</text:p>
          </table:table-cell>
          <table:table-cell table:formula="of:=[.BR34]-[.BV34]" office:value-type="float" office:value="1000" calcext:value-type="float">
            <text:p>1000</text:p>
          </table:table-cell>
          <table:table-cell table:formula="of:=[.CA34]/[.BR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4]-[.CH34]" office:value-type="float" office:value="44" calcext:value-type="float">
            <text:p>44</text:p>
          </table:table-cell>
          <table:table-cell table:formula="of:=[.CL34]/[.CD34]" office:value-type="float" office:value="0.44" calcext:value-type="float">
            <text:p>0,44</text:p>
          </table:table-cell>
          <table:table-cell table:formula="of:=[.CE34]-[.CI34]" office:value-type="float" office:value="1000" calcext:value-type="float">
            <text:p>1000</text:p>
          </table:table-cell>
          <table:table-cell table:formula="of:=[.CN34]/[.CE34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5]-[.AH35]" office:value-type="float" office:value="0" calcext:value-type="float">
            <text:p>0</text:p>
          </table:table-cell>
          <table:table-cell table:formula="of:=[.AL35]/[.AD35]" office:value-type="float" office:value="0" calcext:value-type="float">
            <text:p>0</text:p>
          </table:table-cell>
          <table:table-cell table:formula="of:=[.AE35]-[.AI35]" office:value-type="float" office:value="1000" calcext:value-type="float">
            <text:p>1000</text:p>
          </table:table-cell>
          <table:table-cell table:formula="of:=[.AN35]/[.AE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5]-[.AU35]" office:value-type="float" office:value="0" calcext:value-type="float">
            <text:p>0</text:p>
          </table:table-cell>
          <table:table-cell table:formula="of:=[.AY35]/[.AQ35]" office:value-type="float" office:value="0" calcext:value-type="float">
            <text:p>0</text:p>
          </table:table-cell>
          <table:table-cell table:formula="of:=[.AR35]-[.AV35]" office:value-type="float" office:value="1000" calcext:value-type="float">
            <text:p>1000</text:p>
          </table:table-cell>
          <table:table-cell table:formula="of:=[.BA35]/[.AR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5]-[.BH35]" office:value-type="float" office:value="0" calcext:value-type="float">
            <text:p>0</text:p>
          </table:table-cell>
          <table:table-cell table:formula="of:=[.BL35]/[.BD35]" office:value-type="float" office:value="0" calcext:value-type="float">
            <text:p>0</text:p>
          </table:table-cell>
          <table:table-cell table:formula="of:=[.BE35]-[.BI35]" office:value-type="float" office:value="1000" calcext:value-type="float">
            <text:p>1000</text:p>
          </table:table-cell>
          <table:table-cell table:formula="of:=[.BN35]/[.BE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1000" calcext:value-type="float">
            <text:p>1000</text:p>
          </table:table-cell>
          <table:table-cell table:formula="of:=[.CA35]/[.BR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1000" calcext:value-type="float">
            <text:p>1000</text:p>
          </table:table-cell>
          <table:table-cell table:formula="of:=[.CN35]/[.CE35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6]-[.AH36]" office:value-type="float" office:value="0" calcext:value-type="float">
            <text:p>0</text:p>
          </table:table-cell>
          <table:table-cell table:formula="of:=[.AL36]/[.AD36]" office:value-type="float" office:value="0" calcext:value-type="float">
            <text:p>0</text:p>
          </table:table-cell>
          <table:table-cell table:formula="of:=[.AE36]-[.AI36]" office:value-type="float" office:value="1000" calcext:value-type="float">
            <text:p>1000</text:p>
          </table:table-cell>
          <table:table-cell table:formula="of:=[.AN36]/[.AE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6]-[.AU36]" office:value-type="float" office:value="0" calcext:value-type="float">
            <text:p>0</text:p>
          </table:table-cell>
          <table:table-cell table:formula="of:=[.AY36]/[.AQ36]" office:value-type="float" office:value="0" calcext:value-type="float">
            <text:p>0</text:p>
          </table:table-cell>
          <table:table-cell table:formula="of:=[.AR36]-[.AV36]" office:value-type="float" office:value="1000" calcext:value-type="float">
            <text:p>1000</text:p>
          </table:table-cell>
          <table:table-cell table:formula="of:=[.BA36]/[.AR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6]-[.BH36]" office:value-type="float" office:value="0" calcext:value-type="float">
            <text:p>0</text:p>
          </table:table-cell>
          <table:table-cell table:formula="of:=[.BL36]/[.BD36]" office:value-type="float" office:value="0" calcext:value-type="float">
            <text:p>0</text:p>
          </table:table-cell>
          <table:table-cell table:formula="of:=[.BE36]-[.BI36]" office:value-type="float" office:value="1000" calcext:value-type="float">
            <text:p>1000</text:p>
          </table:table-cell>
          <table:table-cell table:formula="of:=[.BN36]/[.BE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6]-[.BU36]" office:value-type="float" office:value="0" calcext:value-type="float">
            <text:p>0</text:p>
          </table:table-cell>
          <table:table-cell table:formula="of:=[.BY36]/[.BQ36]" office:value-type="float" office:value="0" calcext:value-type="float">
            <text:p>0</text:p>
          </table:table-cell>
          <table:table-cell table:formula="of:=[.BR36]-[.BV36]" office:value-type="float" office:value="1000" calcext:value-type="float">
            <text:p>1000</text:p>
          </table:table-cell>
          <table:table-cell table:formula="of:=[.CA36]/[.BR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6]-[.CH36]" office:value-type="float" office:value="0" calcext:value-type="float">
            <text:p>0</text:p>
          </table:table-cell>
          <table:table-cell table:formula="of:=[.CL36]/[.CD36]" office:value-type="float" office:value="0" calcext:value-type="float">
            <text:p>0</text:p>
          </table:table-cell>
          <table:table-cell table:formula="of:=[.CE36]-[.CI36]" office:value-type="float" office:value="1000" calcext:value-type="float">
            <text:p>1000</text:p>
          </table:table-cell>
          <table:table-cell table:formula="of:=[.CN36]/[.CE36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7]-[.AH37]" office:value-type="float" office:value="34" calcext:value-type="float">
            <text:p>34</text:p>
          </table:table-cell>
          <table:table-cell table:formula="of:=[.AL37]/[.AD37]" office:value-type="float" office:value="0.34" calcext:value-type="float">
            <text:p>0,34</text:p>
          </table:table-cell>
          <table:table-cell table:formula="of:=[.AE37]-[.AI37]" office:value-type="float" office:value="1000" calcext:value-type="float">
            <text:p>1000</text:p>
          </table:table-cell>
          <table:table-cell table:formula="of:=[.AN37]/[.AE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7]-[.AU37]" office:value-type="float" office:value="34" calcext:value-type="float">
            <text:p>34</text:p>
          </table:table-cell>
          <table:table-cell table:formula="of:=[.AY37]/[.AQ37]" office:value-type="float" office:value="0.34" calcext:value-type="float">
            <text:p>0,34</text:p>
          </table:table-cell>
          <table:table-cell table:formula="of:=[.AR37]-[.AV37]" office:value-type="float" office:value="1000" calcext:value-type="float">
            <text:p>1000</text:p>
          </table:table-cell>
          <table:table-cell table:formula="of:=[.BA37]/[.AR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7]-[.BH37]" office:value-type="float" office:value="34" calcext:value-type="float">
            <text:p>34</text:p>
          </table:table-cell>
          <table:table-cell table:formula="of:=[.BL37]/[.BD37]" office:value-type="float" office:value="0.34" calcext:value-type="float">
            <text:p>0,34</text:p>
          </table:table-cell>
          <table:table-cell table:formula="of:=[.BE37]-[.BI37]" office:value-type="float" office:value="1000" calcext:value-type="float">
            <text:p>1000</text:p>
          </table:table-cell>
          <table:table-cell table:formula="of:=[.BN37]/[.BE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7]-[.BU37]" office:value-type="float" office:value="9" calcext:value-type="float">
            <text:p>9</text:p>
          </table:table-cell>
          <table:table-cell table:formula="of:=[.BY37]/[.BQ37]" office:value-type="float" office:value="0.09" calcext:value-type="float">
            <text:p>0,09</text:p>
          </table:table-cell>
          <table:table-cell table:formula="of:=[.BR37]-[.BV37]" office:value-type="float" office:value="1000" calcext:value-type="float">
            <text:p>1000</text:p>
          </table:table-cell>
          <table:table-cell table:formula="of:=[.CA37]/[.BR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7]-[.CH37]" office:value-type="float" office:value="9" calcext:value-type="float">
            <text:p>9</text:p>
          </table:table-cell>
          <table:table-cell table:formula="of:=[.CL37]/[.CD37]" office:value-type="float" office:value="0.09" calcext:value-type="float">
            <text:p>0,09</text:p>
          </table:table-cell>
          <table:table-cell table:formula="of:=[.CE37]-[.CI37]" office:value-type="float" office:value="1000" calcext:value-type="float">
            <text:p>1000</text:p>
          </table:table-cell>
          <table:table-cell table:formula="of:=[.CN37]/[.CE37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8]-[.AH38]" office:value-type="float" office:value="27" calcext:value-type="float">
            <text:p>27</text:p>
          </table:table-cell>
          <table:table-cell table:formula="of:=[.AL38]/[.AD38]" office:value-type="float" office:value="0.27" calcext:value-type="float">
            <text:p>0,27</text:p>
          </table:table-cell>
          <table:table-cell table:formula="of:=[.AE38]-[.AI38]" office:value-type="float" office:value="1000" calcext:value-type="float">
            <text:p>1000</text:p>
          </table:table-cell>
          <table:table-cell table:formula="of:=[.AN38]/[.AE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8]-[.AU38]" office:value-type="float" office:value="27" calcext:value-type="float">
            <text:p>27</text:p>
          </table:table-cell>
          <table:table-cell table:formula="of:=[.AY38]/[.AQ38]" office:value-type="float" office:value="0.27" calcext:value-type="float">
            <text:p>0,27</text:p>
          </table:table-cell>
          <table:table-cell table:formula="of:=[.AR38]-[.AV38]" office:value-type="float" office:value="1000" calcext:value-type="float">
            <text:p>1000</text:p>
          </table:table-cell>
          <table:table-cell table:formula="of:=[.BA38]/[.AR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8]-[.BH38]" office:value-type="float" office:value="27" calcext:value-type="float">
            <text:p>27</text:p>
          </table:table-cell>
          <table:table-cell table:formula="of:=[.BL38]/[.BD38]" office:value-type="float" office:value="0.27" calcext:value-type="float">
            <text:p>0,27</text:p>
          </table:table-cell>
          <table:table-cell table:formula="of:=[.BE38]-[.BI38]" office:value-type="float" office:value="1000" calcext:value-type="float">
            <text:p>1000</text:p>
          </table:table-cell>
          <table:table-cell table:formula="of:=[.BN38]/[.BE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8]-[.BU38]" office:value-type="float" office:value="27" calcext:value-type="float">
            <text:p>27</text:p>
          </table:table-cell>
          <table:table-cell table:formula="of:=[.BY38]/[.BQ38]" office:value-type="float" office:value="0.27" calcext:value-type="float">
            <text:p>0,27</text:p>
          </table:table-cell>
          <table:table-cell table:formula="of:=[.BR38]-[.BV38]" office:value-type="float" office:value="1000" calcext:value-type="float">
            <text:p>1000</text:p>
          </table:table-cell>
          <table:table-cell table:formula="of:=[.CA38]/[.BR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8]-[.CH38]" office:value-type="float" office:value="27" calcext:value-type="float">
            <text:p>27</text:p>
          </table:table-cell>
          <table:table-cell table:formula="of:=[.CL38]/[.CD38]" office:value-type="float" office:value="0.27" calcext:value-type="float">
            <text:p>0,27</text:p>
          </table:table-cell>
          <table:table-cell table:formula="of:=[.CE38]-[.CI38]" office:value-type="float" office:value="1000" calcext:value-type="float">
            <text:p>1000</text:p>
          </table:table-cell>
          <table:table-cell table:formula="of:=[.CN38]/[.CE38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9]-[.AH39]" office:value-type="float" office:value="0" calcext:value-type="float">
            <text:p>0</text:p>
          </table:table-cell>
          <table:table-cell table:formula="of:=[.AL39]/[.AD39]" office:value-type="float" office:value="0" calcext:value-type="float">
            <text:p>0</text:p>
          </table:table-cell>
          <table:table-cell table:formula="of:=[.AE39]-[.AI39]" office:value-type="float" office:value="1000" calcext:value-type="float">
            <text:p>1000</text:p>
          </table:table-cell>
          <table:table-cell table:formula="of:=[.AN39]/[.AE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9]-[.AU39]" office:value-type="float" office:value="0" calcext:value-type="float">
            <text:p>0</text:p>
          </table:table-cell>
          <table:table-cell table:formula="of:=[.AY39]/[.AQ39]" office:value-type="float" office:value="0" calcext:value-type="float">
            <text:p>0</text:p>
          </table:table-cell>
          <table:table-cell table:formula="of:=[.AR39]-[.AV39]" office:value-type="float" office:value="1000" calcext:value-type="float">
            <text:p>1000</text:p>
          </table:table-cell>
          <table:table-cell table:formula="of:=[.BA39]/[.AR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9]-[.BH39]" office:value-type="float" office:value="0" calcext:value-type="float">
            <text:p>0</text:p>
          </table:table-cell>
          <table:table-cell table:formula="of:=[.BL39]/[.BD39]" office:value-type="float" office:value="0" calcext:value-type="float">
            <text:p>0</text:p>
          </table:table-cell>
          <table:table-cell table:formula="of:=[.BE39]-[.BI39]" office:value-type="float" office:value="1000" calcext:value-type="float">
            <text:p>1000</text:p>
          </table:table-cell>
          <table:table-cell table:formula="of:=[.BN39]/[.BE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9]-[.BU39]" office:value-type="float" office:value="0" calcext:value-type="float">
            <text:p>0</text:p>
          </table:table-cell>
          <table:table-cell table:formula="of:=[.BY39]/[.BQ39]" office:value-type="float" office:value="0" calcext:value-type="float">
            <text:p>0</text:p>
          </table:table-cell>
          <table:table-cell table:formula="of:=[.BR39]-[.BV39]" office:value-type="float" office:value="1000" calcext:value-type="float">
            <text:p>1000</text:p>
          </table:table-cell>
          <table:table-cell table:formula="of:=[.CA39]/[.BR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9]-[.CH39]" office:value-type="float" office:value="0" calcext:value-type="float">
            <text:p>0</text:p>
          </table:table-cell>
          <table:table-cell table:formula="of:=[.CL39]/[.CD39]" office:value-type="float" office:value="0" calcext:value-type="float">
            <text:p>0</text:p>
          </table:table-cell>
          <table:table-cell table:formula="of:=[.CE39]-[.CI39]" office:value-type="float" office:value="1000" calcext:value-type="float">
            <text:p>1000</text:p>
          </table:table-cell>
          <table:table-cell table:formula="of:=[.CN39]/[.C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0]-[.AH40]" office:value-type="float" office:value="81" calcext:value-type="float">
            <text:p>81</text:p>
          </table:table-cell>
          <table:table-cell table:formula="of:=[.AL40]/[.AD40]" office:value-type="float" office:value="0.81" calcext:value-type="float">
            <text:p>0,81</text:p>
          </table:table-cell>
          <table:table-cell table:formula="of:=[.AE40]-[.AI40]" office:value-type="float" office:value="1000" calcext:value-type="float">
            <text:p>1000</text:p>
          </table:table-cell>
          <table:table-cell table:formula="of:=[.AN40]/[.AE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0]-[.AU40]" office:value-type="float" office:value="65" calcext:value-type="float">
            <text:p>65</text:p>
          </table:table-cell>
          <table:table-cell table:formula="of:=[.AY40]/[.AQ40]" office:value-type="float" office:value="0.65" calcext:value-type="float">
            <text:p>0,65</text:p>
          </table:table-cell>
          <table:table-cell table:formula="of:=[.AR40]-[.AV40]" office:value-type="float" office:value="1000" calcext:value-type="float">
            <text:p>1000</text:p>
          </table:table-cell>
          <table:table-cell table:formula="of:=[.BA40]/[.AR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0]-[.BH40]" office:value-type="float" office:value="44" calcext:value-type="float">
            <text:p>44</text:p>
          </table:table-cell>
          <table:table-cell table:formula="of:=[.BL40]/[.BD40]" office:value-type="float" office:value="0.44" calcext:value-type="float">
            <text:p>0,44</text:p>
          </table:table-cell>
          <table:table-cell table:formula="of:=[.BE40]-[.BI40]" office:value-type="float" office:value="1000" calcext:value-type="float">
            <text:p>1000</text:p>
          </table:table-cell>
          <table:table-cell table:formula="of:=[.BN40]/[.BE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0]-[.BU40]" office:value-type="float" office:value="0" calcext:value-type="float">
            <text:p>0</text:p>
          </table:table-cell>
          <table:table-cell table:formula="of:=[.BY40]/[.BQ40]" office:value-type="float" office:value="0" calcext:value-type="float">
            <text:p>0</text:p>
          </table:table-cell>
          <table:table-cell table:formula="of:=[.BR40]-[.BV40]" office:value-type="float" office:value="1000" calcext:value-type="float">
            <text:p>1000</text:p>
          </table:table-cell>
          <table:table-cell table:formula="of:=[.CA40]/[.BR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0]-[.CH40]" office:value-type="float" office:value="0" calcext:value-type="float">
            <text:p>0</text:p>
          </table:table-cell>
          <table:table-cell table:formula="of:=[.CL40]/[.CD40]" office:value-type="float" office:value="0" calcext:value-type="float">
            <text:p>0</text:p>
          </table:table-cell>
          <table:table-cell table:formula="of:=[.CE40]-[.CI40]" office:value-type="float" office:value="1000" calcext:value-type="float">
            <text:p>1000</text:p>
          </table:table-cell>
          <table:table-cell table:formula="of:=[.CN40]/[.CE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1]-[.AH41]" office:value-type="float" office:value="27" calcext:value-type="float">
            <text:p>27</text:p>
          </table:table-cell>
          <table:table-cell table:formula="of:=[.AL41]/[.AD41]" office:value-type="float" office:value="0.27" calcext:value-type="float">
            <text:p>0,27</text:p>
          </table:table-cell>
          <table:table-cell table:formula="of:=[.AE41]-[.AI41]" office:value-type="float" office:value="1000" calcext:value-type="float">
            <text:p>1000</text:p>
          </table:table-cell>
          <table:table-cell table:formula="of:=[.AN41]/[.AE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1]-[.AU41]" office:value-type="float" office:value="27" calcext:value-type="float">
            <text:p>27</text:p>
          </table:table-cell>
          <table:table-cell table:formula="of:=[.AY41]/[.AQ41]" office:value-type="float" office:value="0.27" calcext:value-type="float">
            <text:p>0,27</text:p>
          </table:table-cell>
          <table:table-cell table:formula="of:=[.AR41]-[.AV41]" office:value-type="float" office:value="1000" calcext:value-type="float">
            <text:p>1000</text:p>
          </table:table-cell>
          <table:table-cell table:formula="of:=[.BA41]/[.AR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1]-[.BH41]" office:value-type="float" office:value="27" calcext:value-type="float">
            <text:p>27</text:p>
          </table:table-cell>
          <table:table-cell table:formula="of:=[.BL41]/[.BD41]" office:value-type="float" office:value="0.27" calcext:value-type="float">
            <text:p>0,27</text:p>
          </table:table-cell>
          <table:table-cell table:formula="of:=[.BE41]-[.BI41]" office:value-type="float" office:value="1000" calcext:value-type="float">
            <text:p>1000</text:p>
          </table:table-cell>
          <table:table-cell table:formula="of:=[.BN41]/[.BE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1]-[.BU41]" office:value-type="float" office:value="0" calcext:value-type="float">
            <text:p>0</text:p>
          </table:table-cell>
          <table:table-cell table:formula="of:=[.BY41]/[.BQ41]" office:value-type="float" office:value="0" calcext:value-type="float">
            <text:p>0</text:p>
          </table:table-cell>
          <table:table-cell table:formula="of:=[.BR41]-[.BV41]" office:value-type="float" office:value="1000" calcext:value-type="float">
            <text:p>1000</text:p>
          </table:table-cell>
          <table:table-cell table:formula="of:=[.CA41]/[.BR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1]-[.CH41]" office:value-type="float" office:value="0" calcext:value-type="float">
            <text:p>0</text:p>
          </table:table-cell>
          <table:table-cell table:formula="of:=[.CL41]/[.CD41]" office:value-type="float" office:value="0" calcext:value-type="float">
            <text:p>0</text:p>
          </table:table-cell>
          <table:table-cell table:formula="of:=[.CE41]-[.CI41]" office:value-type="float" office:value="1000" calcext:value-type="float">
            <text:p>1000</text:p>
          </table:table-cell>
          <table:table-cell table:formula="of:=[.CN41]/[.C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2]-[.AH42]" office:value-type="float" office:value="44" calcext:value-type="float">
            <text:p>44</text:p>
          </table:table-cell>
          <table:table-cell table:formula="of:=[.AL42]/[.AD42]" office:value-type="float" office:value="0.44" calcext:value-type="float">
            <text:p>0,44</text:p>
          </table:table-cell>
          <table:table-cell table:formula="of:=[.AE42]-[.AI42]" office:value-type="float" office:value="1000" calcext:value-type="float">
            <text:p>1000</text:p>
          </table:table-cell>
          <table:table-cell table:formula="of:=[.AN42]/[.AE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2]-[.AU42]" office:value-type="float" office:value="44" calcext:value-type="float">
            <text:p>44</text:p>
          </table:table-cell>
          <table:table-cell table:formula="of:=[.AY42]/[.AQ42]" office:value-type="float" office:value="0.44" calcext:value-type="float">
            <text:p>0,44</text:p>
          </table:table-cell>
          <table:table-cell table:formula="of:=[.AR42]-[.AV42]" office:value-type="float" office:value="1000" calcext:value-type="float">
            <text:p>1000</text:p>
          </table:table-cell>
          <table:table-cell table:formula="of:=[.BA42]/[.AR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2]-[.BH42]" office:value-type="float" office:value="44" calcext:value-type="float">
            <text:p>44</text:p>
          </table:table-cell>
          <table:table-cell table:formula="of:=[.BL42]/[.BD42]" office:value-type="float" office:value="0.44" calcext:value-type="float">
            <text:p>0,44</text:p>
          </table:table-cell>
          <table:table-cell table:formula="of:=[.BE42]-[.BI42]" office:value-type="float" office:value="1000" calcext:value-type="float">
            <text:p>1000</text:p>
          </table:table-cell>
          <table:table-cell table:formula="of:=[.BN42]/[.BE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2]-[.BU42]" office:value-type="float" office:value="44" calcext:value-type="float">
            <text:p>44</text:p>
          </table:table-cell>
          <table:table-cell table:formula="of:=[.BY42]/[.BQ42]" office:value-type="float" office:value="0.44" calcext:value-type="float">
            <text:p>0,44</text:p>
          </table:table-cell>
          <table:table-cell table:formula="of:=[.BR42]-[.BV42]" office:value-type="float" office:value="1000" calcext:value-type="float">
            <text:p>1000</text:p>
          </table:table-cell>
          <table:table-cell table:formula="of:=[.CA42]/[.BR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2]-[.CH42]" office:value-type="float" office:value="44" calcext:value-type="float">
            <text:p>44</text:p>
          </table:table-cell>
          <table:table-cell table:formula="of:=[.CL42]/[.CD42]" office:value-type="float" office:value="0.44" calcext:value-type="float">
            <text:p>0,44</text:p>
          </table:table-cell>
          <table:table-cell table:formula="of:=[.CE42]-[.CI42]" office:value-type="float" office:value="1000" calcext:value-type="float">
            <text:p>1000</text:p>
          </table:table-cell>
          <table:table-cell table:formula="of:=[.CN42]/[.CE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3]-[.AH43]" office:value-type="float" office:value="19" calcext:value-type="float">
            <text:p>19</text:p>
          </table:table-cell>
          <table:table-cell table:formula="of:=[.AL43]/[.AD43]" office:value-type="float" office:value="0.19" calcext:value-type="float">
            <text:p>0,19</text:p>
          </table:table-cell>
          <table:table-cell table:formula="of:=[.AE43]-[.AI43]" office:value-type="float" office:value="1000" calcext:value-type="float">
            <text:p>1000</text:p>
          </table:table-cell>
          <table:table-cell table:formula="of:=[.AN43]/[.AE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3]-[.AU43]" office:value-type="float" office:value="19" calcext:value-type="float">
            <text:p>19</text:p>
          </table:table-cell>
          <table:table-cell table:formula="of:=[.AY43]/[.AQ43]" office:value-type="float" office:value="0.19" calcext:value-type="float">
            <text:p>0,19</text:p>
          </table:table-cell>
          <table:table-cell table:formula="of:=[.AR43]-[.AV43]" office:value-type="float" office:value="1000" calcext:value-type="float">
            <text:p>1000</text:p>
          </table:table-cell>
          <table:table-cell table:formula="of:=[.BA43]/[.AR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3]-[.BH43]" office:value-type="float" office:value="19" calcext:value-type="float">
            <text:p>19</text:p>
          </table:table-cell>
          <table:table-cell table:formula="of:=[.BL43]/[.BD43]" office:value-type="float" office:value="0.19" calcext:value-type="float">
            <text:p>0,19</text:p>
          </table:table-cell>
          <table:table-cell table:formula="of:=[.BE43]-[.BI43]" office:value-type="float" office:value="1000" calcext:value-type="float">
            <text:p>1000</text:p>
          </table:table-cell>
          <table:table-cell table:formula="of:=[.BN43]/[.BE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3]-[.BU43]" office:value-type="float" office:value="19" calcext:value-type="float">
            <text:p>19</text:p>
          </table:table-cell>
          <table:table-cell table:formula="of:=[.BY43]/[.BQ43]" office:value-type="float" office:value="0.19" calcext:value-type="float">
            <text:p>0,19</text:p>
          </table:table-cell>
          <table:table-cell table:formula="of:=[.BR43]-[.BV43]" office:value-type="float" office:value="1000" calcext:value-type="float">
            <text:p>1000</text:p>
          </table:table-cell>
          <table:table-cell table:formula="of:=[.CA43]/[.BR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3]-[.CH43]" office:value-type="float" office:value="19" calcext:value-type="float">
            <text:p>19</text:p>
          </table:table-cell>
          <table:table-cell table:formula="of:=[.CL43]/[.CD43]" office:value-type="float" office:value="0.19" calcext:value-type="float">
            <text:p>0,19</text:p>
          </table:table-cell>
          <table:table-cell table:formula="of:=[.CE43]-[.CI43]" office:value-type="float" office:value="1000" calcext:value-type="float">
            <text:p>1000</text:p>
          </table:table-cell>
          <table:table-cell table:formula="of:=[.CN43]/[.C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4]-[.AH44]" office:value-type="float" office:value="9" calcext:value-type="float">
            <text:p>9</text:p>
          </table:table-cell>
          <table:table-cell table:formula="of:=[.AL44]/[.AD44]" office:value-type="float" office:value="0.09" calcext:value-type="float">
            <text:p>0,09</text:p>
          </table:table-cell>
          <table:table-cell table:formula="of:=[.AE44]-[.AI44]" office:value-type="float" office:value="1000" calcext:value-type="float">
            <text:p>1000</text:p>
          </table:table-cell>
          <table:table-cell table:formula="of:=[.AN44]/[.AE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4]-[.AU44]" office:value-type="float" office:value="9" calcext:value-type="float">
            <text:p>9</text:p>
          </table:table-cell>
          <table:table-cell table:formula="of:=[.AY44]/[.AQ44]" office:value-type="float" office:value="0.09" calcext:value-type="float">
            <text:p>0,09</text:p>
          </table:table-cell>
          <table:table-cell table:formula="of:=[.AR44]-[.AV44]" office:value-type="float" office:value="1000" calcext:value-type="float">
            <text:p>1000</text:p>
          </table:table-cell>
          <table:table-cell table:formula="of:=[.BA44]/[.AR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4]-[.BH44]" office:value-type="float" office:value="9" calcext:value-type="float">
            <text:p>9</text:p>
          </table:table-cell>
          <table:table-cell table:formula="of:=[.BL44]/[.BD44]" office:value-type="float" office:value="0.09" calcext:value-type="float">
            <text:p>0,09</text:p>
          </table:table-cell>
          <table:table-cell table:formula="of:=[.BE44]-[.BI44]" office:value-type="float" office:value="1000" calcext:value-type="float">
            <text:p>1000</text:p>
          </table:table-cell>
          <table:table-cell table:formula="of:=[.BN44]/[.BE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4]-[.BU44]" office:value-type="float" office:value="9" calcext:value-type="float">
            <text:p>9</text:p>
          </table:table-cell>
          <table:table-cell table:formula="of:=[.BY44]/[.BQ44]" office:value-type="float" office:value="0.09" calcext:value-type="float">
            <text:p>0,09</text:p>
          </table:table-cell>
          <table:table-cell table:formula="of:=[.BR44]-[.BV44]" office:value-type="float" office:value="1000" calcext:value-type="float">
            <text:p>1000</text:p>
          </table:table-cell>
          <table:table-cell table:formula="of:=[.CA44]/[.BR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4]-[.CH44]" office:value-type="float" office:value="9" calcext:value-type="float">
            <text:p>9</text:p>
          </table:table-cell>
          <table:table-cell table:formula="of:=[.CL44]/[.CD44]" office:value-type="float" office:value="0.09" calcext:value-type="float">
            <text:p>0,09</text:p>
          </table:table-cell>
          <table:table-cell table:formula="of:=[.CE44]-[.CI44]" office:value-type="float" office:value="1000" calcext:value-type="float">
            <text:p>1000</text:p>
          </table:table-cell>
          <table:table-cell table:formula="of:=[.CN44]/[.CE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5]-[.AH45]" office:value-type="float" office:value="19" calcext:value-type="float">
            <text:p>19</text:p>
          </table:table-cell>
          <table:table-cell table:formula="of:=[.AL45]/[.AD45]" office:value-type="float" office:value="0.19" calcext:value-type="float">
            <text:p>0,19</text:p>
          </table:table-cell>
          <table:table-cell table:formula="of:=[.AE45]-[.AI45]" office:value-type="float" office:value="1000" calcext:value-type="float">
            <text:p>1000</text:p>
          </table:table-cell>
          <table:table-cell table:formula="of:=[.AN45]/[.AE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5]-[.AU45]" office:value-type="float" office:value="19" calcext:value-type="float">
            <text:p>19</text:p>
          </table:table-cell>
          <table:table-cell table:formula="of:=[.AY45]/[.AQ45]" office:value-type="float" office:value="0.19" calcext:value-type="float">
            <text:p>0,19</text:p>
          </table:table-cell>
          <table:table-cell table:formula="of:=[.AR45]-[.AV45]" office:value-type="float" office:value="1000" calcext:value-type="float">
            <text:p>1000</text:p>
          </table:table-cell>
          <table:table-cell table:formula="of:=[.BA45]/[.AR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5]-[.BH45]" office:value-type="float" office:value="19" calcext:value-type="float">
            <text:p>19</text:p>
          </table:table-cell>
          <table:table-cell table:formula="of:=[.BL45]/[.BD45]" office:value-type="float" office:value="0.19" calcext:value-type="float">
            <text:p>0,19</text:p>
          </table:table-cell>
          <table:table-cell table:formula="of:=[.BE45]-[.BI45]" office:value-type="float" office:value="1000" calcext:value-type="float">
            <text:p>1000</text:p>
          </table:table-cell>
          <table:table-cell table:formula="of:=[.BN45]/[.BE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5]-[.BU45]" office:value-type="float" office:value="19" calcext:value-type="float">
            <text:p>19</text:p>
          </table:table-cell>
          <table:table-cell table:formula="of:=[.BY45]/[.BQ45]" office:value-type="float" office:value="0.19" calcext:value-type="float">
            <text:p>0,19</text:p>
          </table:table-cell>
          <table:table-cell table:formula="of:=[.BR45]-[.BV45]" office:value-type="float" office:value="1000" calcext:value-type="float">
            <text:p>1000</text:p>
          </table:table-cell>
          <table:table-cell table:formula="of:=[.CA45]/[.BR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5]-[.CH45]" office:value-type="float" office:value="19" calcext:value-type="float">
            <text:p>19</text:p>
          </table:table-cell>
          <table:table-cell table:formula="of:=[.CL45]/[.CD45]" office:value-type="float" office:value="0.19" calcext:value-type="float">
            <text:p>0,19</text:p>
          </table:table-cell>
          <table:table-cell table:formula="of:=[.CE45]-[.CI45]" office:value-type="float" office:value="1000" calcext:value-type="float">
            <text:p>1000</text:p>
          </table:table-cell>
          <table:table-cell table:formula="of:=[.CN45]/[.CE4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6]-[.AH46]" office:value-type="float" office:value="9" calcext:value-type="float">
            <text:p>9</text:p>
          </table:table-cell>
          <table:table-cell table:formula="of:=[.AL46]/[.AD46]" office:value-type="float" office:value="0.09" calcext:value-type="float">
            <text:p>0,09</text:p>
          </table:table-cell>
          <table:table-cell table:formula="of:=[.AE46]-[.AI46]" office:value-type="float" office:value="1000" calcext:value-type="float">
            <text:p>1000</text:p>
          </table:table-cell>
          <table:table-cell table:formula="of:=[.AN46]/[.AE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6]-[.AU46]" office:value-type="float" office:value="9" calcext:value-type="float">
            <text:p>9</text:p>
          </table:table-cell>
          <table:table-cell table:formula="of:=[.AY46]/[.AQ46]" office:value-type="float" office:value="0.09" calcext:value-type="float">
            <text:p>0,09</text:p>
          </table:table-cell>
          <table:table-cell table:formula="of:=[.AR46]-[.AV46]" office:value-type="float" office:value="1000" calcext:value-type="float">
            <text:p>1000</text:p>
          </table:table-cell>
          <table:table-cell table:formula="of:=[.BA46]/[.AR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6]-[.BH46]" office:value-type="float" office:value="9" calcext:value-type="float">
            <text:p>9</text:p>
          </table:table-cell>
          <table:table-cell table:formula="of:=[.BL46]/[.BD46]" office:value-type="float" office:value="0.09" calcext:value-type="float">
            <text:p>0,09</text:p>
          </table:table-cell>
          <table:table-cell table:formula="of:=[.BE46]-[.BI46]" office:value-type="float" office:value="1000" calcext:value-type="float">
            <text:p>1000</text:p>
          </table:table-cell>
          <table:table-cell table:formula="of:=[.BN46]/[.BE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6]-[.BU46]" office:value-type="float" office:value="9" calcext:value-type="float">
            <text:p>9</text:p>
          </table:table-cell>
          <table:table-cell table:formula="of:=[.BY46]/[.BQ46]" office:value-type="float" office:value="0.09" calcext:value-type="float">
            <text:p>0,09</text:p>
          </table:table-cell>
          <table:table-cell table:formula="of:=[.BR46]-[.BV46]" office:value-type="float" office:value="1000" calcext:value-type="float">
            <text:p>1000</text:p>
          </table:table-cell>
          <table:table-cell table:formula="of:=[.CA46]/[.BR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6]-[.CH46]" office:value-type="float" office:value="9" calcext:value-type="float">
            <text:p>9</text:p>
          </table:table-cell>
          <table:table-cell table:formula="of:=[.CL46]/[.CD46]" office:value-type="float" office:value="0.09" calcext:value-type="float">
            <text:p>0,09</text:p>
          </table:table-cell>
          <table:table-cell table:formula="of:=[.CE46]-[.CI46]" office:value-type="float" office:value="1000" calcext:value-type="float">
            <text:p>1000</text:p>
          </table:table-cell>
          <table:table-cell table:formula="of:=[.CN46]/[.CE4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7]-[.AH47]" office:value-type="float" office:value="0" calcext:value-type="float">
            <text:p>0</text:p>
          </table:table-cell>
          <table:table-cell table:formula="of:=[.AL47]/[.AD47]" office:value-type="float" office:value="0" calcext:value-type="float">
            <text:p>0</text:p>
          </table:table-cell>
          <table:table-cell table:formula="of:=[.AE47]-[.AI47]" office:value-type="float" office:value="1000" calcext:value-type="float">
            <text:p>1000</text:p>
          </table:table-cell>
          <table:table-cell table:formula="of:=[.AN47]/[.AE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1000" calcext:value-type="float">
            <text:p>1000</text:p>
          </table:table-cell>
          <table:table-cell table:formula="of:=[.BA47]/[.AR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7]-[.BH47]" office:value-type="float" office:value="0" calcext:value-type="float">
            <text:p>0</text:p>
          </table:table-cell>
          <table:table-cell table:formula="of:=[.BL47]/[.BD47]" office:value-type="float" office:value="0" calcext:value-type="float">
            <text:p>0</text:p>
          </table:table-cell>
          <table:table-cell table:formula="of:=[.BE47]-[.BI47]" office:value-type="float" office:value="1000" calcext:value-type="float">
            <text:p>1000</text:p>
          </table:table-cell>
          <table:table-cell table:formula="of:=[.BN47]/[.BE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7]-[.BU47]" office:value-type="float" office:value="0" calcext:value-type="float">
            <text:p>0</text:p>
          </table:table-cell>
          <table:table-cell table:formula="of:=[.BY47]/[.BQ47]" office:value-type="float" office:value="0" calcext:value-type="float">
            <text:p>0</text:p>
          </table:table-cell>
          <table:table-cell table:formula="of:=[.BR47]-[.BV47]" office:value-type="float" office:value="1000" calcext:value-type="float">
            <text:p>1000</text:p>
          </table:table-cell>
          <table:table-cell table:formula="of:=[.CA47]/[.BR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1000" calcext:value-type="float">
            <text:p>1000</text:p>
          </table:table-cell>
          <table:table-cell table:formula="of:=[.CN47]/[.CE4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1000" calcext:value-type="float">
            <text:p>1000</text:p>
          </table:table-cell>
          <table:table-cell table:formula="of:=[.AN48]/[.AE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8]-[.AU48]" office:value-type="float" office:value="0" calcext:value-type="float">
            <text:p>0</text:p>
          </table:table-cell>
          <table:table-cell table:formula="of:=[.AY48]/[.AQ48]" office:value-type="float" office:value="0" calcext:value-type="float">
            <text:p>0</text:p>
          </table:table-cell>
          <table:table-cell table:formula="of:=[.AR48]-[.AV48]" office:value-type="float" office:value="1000" calcext:value-type="float">
            <text:p>1000</text:p>
          </table:table-cell>
          <table:table-cell table:formula="of:=[.BA48]/[.AR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8]-[.BH48]" office:value-type="float" office:value="0" calcext:value-type="float">
            <text:p>0</text:p>
          </table:table-cell>
          <table:table-cell table:formula="of:=[.BL48]/[.BD48]" office:value-type="float" office:value="0" calcext:value-type="float">
            <text:p>0</text:p>
          </table:table-cell>
          <table:table-cell table:formula="of:=[.BE48]-[.BI48]" office:value-type="float" office:value="1000" calcext:value-type="float">
            <text:p>1000</text:p>
          </table:table-cell>
          <table:table-cell table:formula="of:=[.BN48]/[.BE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8]-[.BU48]" office:value-type="float" office:value="0" calcext:value-type="float">
            <text:p>0</text:p>
          </table:table-cell>
          <table:table-cell table:formula="of:=[.BY48]/[.BQ48]" office:value-type="float" office:value="0" calcext:value-type="float">
            <text:p>0</text:p>
          </table:table-cell>
          <table:table-cell table:formula="of:=[.BR48]-[.BV48]" office:value-type="float" office:value="1000" calcext:value-type="float">
            <text:p>1000</text:p>
          </table:table-cell>
          <table:table-cell table:formula="of:=[.CA48]/[.BR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8]-[.CH48]" office:value-type="float" office:value="0" calcext:value-type="float">
            <text:p>0</text:p>
          </table:table-cell>
          <table:table-cell table:formula="of:=[.CL48]/[.CD48]" office:value-type="float" office:value="0" calcext:value-type="float">
            <text:p>0</text:p>
          </table:table-cell>
          <table:table-cell table:formula="of:=[.CE48]-[.CI48]" office:value-type="float" office:value="1000" calcext:value-type="float">
            <text:p>1000</text:p>
          </table:table-cell>
          <table:table-cell table:formula="of:=[.CN48]/[.CE4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9]-[.AH49]" office:value-type="float" office:value="27" calcext:value-type="float">
            <text:p>27</text:p>
          </table:table-cell>
          <table:table-cell table:formula="of:=[.AL49]/[.AD49]" office:value-type="float" office:value="0.27" calcext:value-type="float">
            <text:p>0,27</text:p>
          </table:table-cell>
          <table:table-cell table:formula="of:=[.AE49]-[.AI49]" office:value-type="float" office:value="1000" calcext:value-type="float">
            <text:p>1000</text:p>
          </table:table-cell>
          <table:table-cell table:formula="of:=[.AN49]/[.AE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9]-[.AU49]" office:value-type="float" office:value="27" calcext:value-type="float">
            <text:p>27</text:p>
          </table:table-cell>
          <table:table-cell table:formula="of:=[.AY49]/[.AQ49]" office:value-type="float" office:value="0.27" calcext:value-type="float">
            <text:p>0,27</text:p>
          </table:table-cell>
          <table:table-cell table:formula="of:=[.AR49]-[.AV49]" office:value-type="float" office:value="1000" calcext:value-type="float">
            <text:p>1000</text:p>
          </table:table-cell>
          <table:table-cell table:formula="of:=[.BA49]/[.AR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9]-[.BH49]" office:value-type="float" office:value="0" calcext:value-type="float">
            <text:p>0</text:p>
          </table:table-cell>
          <table:table-cell table:formula="of:=[.BL49]/[.BD49]" office:value-type="float" office:value="0" calcext:value-type="float">
            <text:p>0</text:p>
          </table:table-cell>
          <table:table-cell table:formula="of:=[.BE49]-[.BI49]" office:value-type="float" office:value="1000" calcext:value-type="float">
            <text:p>1000</text:p>
          </table:table-cell>
          <table:table-cell table:formula="of:=[.BN49]/[.BE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9]-[.BU49]" office:value-type="float" office:value="0" calcext:value-type="float">
            <text:p>0</text:p>
          </table:table-cell>
          <table:table-cell table:formula="of:=[.BY49]/[.BQ49]" office:value-type="float" office:value="0" calcext:value-type="float">
            <text:p>0</text:p>
          </table:table-cell>
          <table:table-cell table:formula="of:=[.BR49]-[.BV49]" office:value-type="float" office:value="1000" calcext:value-type="float">
            <text:p>1000</text:p>
          </table:table-cell>
          <table:table-cell table:formula="of:=[.CA49]/[.BR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9]-[.CH49]" office:value-type="float" office:value="0" calcext:value-type="float">
            <text:p>0</text:p>
          </table:table-cell>
          <table:table-cell table:formula="of:=[.CL49]/[.CD49]" office:value-type="float" office:value="0" calcext:value-type="float">
            <text:p>0</text:p>
          </table:table-cell>
          <table:table-cell table:formula="of:=[.CE49]-[.CI49]" office:value-type="float" office:value="1000" calcext:value-type="float">
            <text:p>1000</text:p>
          </table:table-cell>
          <table:table-cell table:formula="of:=[.CN49]/[.CE4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0]-[.AH50]" office:value-type="float" office:value="71" calcext:value-type="float">
            <text:p>71</text:p>
          </table:table-cell>
          <table:table-cell table:formula="of:=[.AL50]/[.AD50]" office:value-type="float" office:value="0.71" calcext:value-type="float">
            <text:p>0,71</text:p>
          </table:table-cell>
          <table:table-cell table:formula="of:=[.AE50]-[.AI50]" office:value-type="float" office:value="1000" calcext:value-type="float">
            <text:p>1000</text:p>
          </table:table-cell>
          <table:table-cell table:formula="of:=[.AN50]/[.AE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0]-[.AU50]" office:value-type="float" office:value="71" calcext:value-type="float">
            <text:p>71</text:p>
          </table:table-cell>
          <table:table-cell table:formula="of:=[.AY50]/[.AQ50]" office:value-type="float" office:value="0.71" calcext:value-type="float">
            <text:p>0,71</text:p>
          </table:table-cell>
          <table:table-cell table:formula="of:=[.AR50]-[.AV50]" office:value-type="float" office:value="1000" calcext:value-type="float">
            <text:p>1000</text:p>
          </table:table-cell>
          <table:table-cell table:formula="of:=[.BA50]/[.AR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0]-[.BH50]" office:value-type="float" office:value="71" calcext:value-type="float">
            <text:p>71</text:p>
          </table:table-cell>
          <table:table-cell table:formula="of:=[.BL50]/[.BD50]" office:value-type="float" office:value="0.71" calcext:value-type="float">
            <text:p>0,71</text:p>
          </table:table-cell>
          <table:table-cell table:formula="of:=[.BE50]-[.BI50]" office:value-type="float" office:value="1000" calcext:value-type="float">
            <text:p>1000</text:p>
          </table:table-cell>
          <table:table-cell table:formula="of:=[.BN50]/[.BE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0]-[.BU50]" office:value-type="float" office:value="71" calcext:value-type="float">
            <text:p>71</text:p>
          </table:table-cell>
          <table:table-cell table:formula="of:=[.BY50]/[.BQ50]" office:value-type="float" office:value="0.71" calcext:value-type="float">
            <text:p>0,71</text:p>
          </table:table-cell>
          <table:table-cell table:formula="of:=[.BR50]-[.BV50]" office:value-type="float" office:value="1000" calcext:value-type="float">
            <text:p>1000</text:p>
          </table:table-cell>
          <table:table-cell table:formula="of:=[.CA50]/[.BR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0]-[.CH50]" office:value-type="float" office:value="71" calcext:value-type="float">
            <text:p>71</text:p>
          </table:table-cell>
          <table:table-cell table:formula="of:=[.CL50]/[.CD50]" office:value-type="float" office:value="0.71" calcext:value-type="float">
            <text:p>0,71</text:p>
          </table:table-cell>
          <table:table-cell table:formula="of:=[.CE50]-[.CI50]" office:value-type="float" office:value="1000" calcext:value-type="float">
            <text:p>1000</text:p>
          </table:table-cell>
          <table:table-cell table:formula="of:=[.CN50]/[.CE50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1]-[.AH51]" office:value-type="float" office:value="19" calcext:value-type="float">
            <text:p>19</text:p>
          </table:table-cell>
          <table:table-cell table:formula="of:=[.AL51]/[.AD51]" office:value-type="float" office:value="0.19" calcext:value-type="float">
            <text:p>0,19</text:p>
          </table:table-cell>
          <table:table-cell table:formula="of:=[.AE51]-[.AI51]" office:value-type="float" office:value="1000" calcext:value-type="float">
            <text:p>1000</text:p>
          </table:table-cell>
          <table:table-cell table:formula="of:=[.AN51]/[.AE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1]-[.AU51]" office:value-type="float" office:value="19" calcext:value-type="float">
            <text:p>19</text:p>
          </table:table-cell>
          <table:table-cell table:formula="of:=[.AY51]/[.AQ51]" office:value-type="float" office:value="0.19" calcext:value-type="float">
            <text:p>0,19</text:p>
          </table:table-cell>
          <table:table-cell table:formula="of:=[.AR51]-[.AV51]" office:value-type="float" office:value="1000" calcext:value-type="float">
            <text:p>1000</text:p>
          </table:table-cell>
          <table:table-cell table:formula="of:=[.BA51]/[.AR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1]-[.BH51]" office:value-type="float" office:value="9" calcext:value-type="float">
            <text:p>9</text:p>
          </table:table-cell>
          <table:table-cell table:formula="of:=[.BL51]/[.BD51]" office:value-type="float" office:value="0.09" calcext:value-type="float">
            <text:p>0,09</text:p>
          </table:table-cell>
          <table:table-cell table:formula="of:=[.BE51]-[.BI51]" office:value-type="float" office:value="1000" calcext:value-type="float">
            <text:p>1000</text:p>
          </table:table-cell>
          <table:table-cell table:formula="of:=[.BN51]/[.BE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1]-[.BU51]" office:value-type="float" office:value="9" calcext:value-type="float">
            <text:p>9</text:p>
          </table:table-cell>
          <table:table-cell table:formula="of:=[.BY51]/[.BQ51]" office:value-type="float" office:value="0.09" calcext:value-type="float">
            <text:p>0,09</text:p>
          </table:table-cell>
          <table:table-cell table:formula="of:=[.BR51]-[.BV51]" office:value-type="float" office:value="1000" calcext:value-type="float">
            <text:p>1000</text:p>
          </table:table-cell>
          <table:table-cell table:formula="of:=[.CA51]/[.BR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1]-[.CH51]" office:value-type="float" office:value="9" calcext:value-type="float">
            <text:p>9</text:p>
          </table:table-cell>
          <table:table-cell table:formula="of:=[.CL51]/[.CD51]" office:value-type="float" office:value="0.09" calcext:value-type="float">
            <text:p>0,09</text:p>
          </table:table-cell>
          <table:table-cell table:formula="of:=[.CE51]-[.CI51]" office:value-type="float" office:value="1000" calcext:value-type="float">
            <text:p>1000</text:p>
          </table:table-cell>
          <table:table-cell table:formula="of:=[.CN51]/[.CE51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2]-[.AH52]" office:value-type="float" office:value="0" calcext:value-type="float">
            <text:p>0</text:p>
          </table:table-cell>
          <table:table-cell table:formula="of:=[.AL52]/[.AD52]" office:value-type="float" office:value="0" calcext:value-type="float">
            <text:p>0</text:p>
          </table:table-cell>
          <table:table-cell table:formula="of:=[.AE52]-[.AI52]" office:value-type="float" office:value="1000" calcext:value-type="float">
            <text:p>1000</text:p>
          </table:table-cell>
          <table:table-cell table:formula="of:=[.AN52]/[.AE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2]-[.AU52]" office:value-type="float" office:value="0" calcext:value-type="float">
            <text:p>0</text:p>
          </table:table-cell>
          <table:table-cell table:formula="of:=[.AY52]/[.AQ52]" office:value-type="float" office:value="0" calcext:value-type="float">
            <text:p>0</text:p>
          </table:table-cell>
          <table:table-cell table:formula="of:=[.AR52]-[.AV52]" office:value-type="float" office:value="1000" calcext:value-type="float">
            <text:p>1000</text:p>
          </table:table-cell>
          <table:table-cell table:formula="of:=[.BA52]/[.AR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2]-[.BH52]" office:value-type="float" office:value="0" calcext:value-type="float">
            <text:p>0</text:p>
          </table:table-cell>
          <table:table-cell table:formula="of:=[.BL52]/[.BD52]" office:value-type="float" office:value="0" calcext:value-type="float">
            <text:p>0</text:p>
          </table:table-cell>
          <table:table-cell table:formula="of:=[.BE52]-[.BI52]" office:value-type="float" office:value="1000" calcext:value-type="float">
            <text:p>1000</text:p>
          </table:table-cell>
          <table:table-cell table:formula="of:=[.BN52]/[.BE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2]-[.BU52]" office:value-type="float" office:value="0" calcext:value-type="float">
            <text:p>0</text:p>
          </table:table-cell>
          <table:table-cell table:formula="of:=[.BY52]/[.BQ52]" office:value-type="float" office:value="0" calcext:value-type="float">
            <text:p>0</text:p>
          </table:table-cell>
          <table:table-cell table:formula="of:=[.BR52]-[.BV52]" office:value-type="float" office:value="1000" calcext:value-type="float">
            <text:p>1000</text:p>
          </table:table-cell>
          <table:table-cell table:formula="of:=[.CA52]/[.BR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2]-[.CH52]" office:value-type="float" office:value="0" calcext:value-type="float">
            <text:p>0</text:p>
          </table:table-cell>
          <table:table-cell table:formula="of:=[.CL52]/[.CD52]" office:value-type="float" office:value="0" calcext:value-type="float">
            <text:p>0</text:p>
          </table:table-cell>
          <table:table-cell table:formula="of:=[.CE52]-[.CI52]" office:value-type="float" office:value="1000" calcext:value-type="float">
            <text:p>1000</text:p>
          </table:table-cell>
          <table:table-cell table:formula="of:=[.CN52]/[.CE52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1000" calcext:value-type="float">
            <text:p>1000</text:p>
          </table:table-cell>
          <table:table-cell table:formula="of:=[.AN53]/[.AE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3]-[.AU53]" office:value-type="float" office:value="0" calcext:value-type="float">
            <text:p>0</text:p>
          </table:table-cell>
          <table:table-cell table:formula="of:=[.AY53]/[.AQ53]" office:value-type="float" office:value="0" calcext:value-type="float">
            <text:p>0</text:p>
          </table:table-cell>
          <table:table-cell table:formula="of:=[.AR53]-[.AV53]" office:value-type="float" office:value="1000" calcext:value-type="float">
            <text:p>1000</text:p>
          </table:table-cell>
          <table:table-cell table:formula="of:=[.BA53]/[.AR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3]-[.BH53]" office:value-type="float" office:value="0" calcext:value-type="float">
            <text:p>0</text:p>
          </table:table-cell>
          <table:table-cell table:formula="of:=[.BL53]/[.BD53]" office:value-type="float" office:value="0" calcext:value-type="float">
            <text:p>0</text:p>
          </table:table-cell>
          <table:table-cell table:formula="of:=[.BE53]-[.BI53]" office:value-type="float" office:value="1000" calcext:value-type="float">
            <text:p>1000</text:p>
          </table:table-cell>
          <table:table-cell table:formula="of:=[.BN53]/[.BE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3]-[.BU53]" office:value-type="float" office:value="0" calcext:value-type="float">
            <text:p>0</text:p>
          </table:table-cell>
          <table:table-cell table:formula="of:=[.BY53]/[.BQ53]" office:value-type="float" office:value="0" calcext:value-type="float">
            <text:p>0</text:p>
          </table:table-cell>
          <table:table-cell table:formula="of:=[.BR53]-[.BV53]" office:value-type="float" office:value="1000" calcext:value-type="float">
            <text:p>1000</text:p>
          </table:table-cell>
          <table:table-cell table:formula="of:=[.CA53]/[.BR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3]-[.CH53]" office:value-type="float" office:value="0" calcext:value-type="float">
            <text:p>0</text:p>
          </table:table-cell>
          <table:table-cell table:formula="of:=[.CL53]/[.CD53]" office:value-type="float" office:value="0" calcext:value-type="float">
            <text:p>0</text:p>
          </table:table-cell>
          <table:table-cell table:formula="of:=[.CE53]-[.CI53]" office:value-type="float" office:value="1000" calcext:value-type="float">
            <text:p>1000</text:p>
          </table:table-cell>
          <table:table-cell table:formula="of:=[.CN53]/[.CE53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4]-[.AH54]" office:value-type="float" office:value="27" calcext:value-type="float">
            <text:p>27</text:p>
          </table:table-cell>
          <table:table-cell table:formula="of:=[.AL54]/[.AD54]" office:value-type="float" office:value="0.27" calcext:value-type="float">
            <text:p>0,27</text:p>
          </table:table-cell>
          <table:table-cell table:formula="of:=[.AE54]-[.AI54]" office:value-type="float" office:value="1000" calcext:value-type="float">
            <text:p>1000</text:p>
          </table:table-cell>
          <table:table-cell table:formula="of:=[.AN54]/[.AE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4]-[.AU54]" office:value-type="float" office:value="27" calcext:value-type="float">
            <text:p>27</text:p>
          </table:table-cell>
          <table:table-cell table:formula="of:=[.AY54]/[.AQ54]" office:value-type="float" office:value="0.27" calcext:value-type="float">
            <text:p>0,27</text:p>
          </table:table-cell>
          <table:table-cell table:formula="of:=[.AR54]-[.AV54]" office:value-type="float" office:value="1000" calcext:value-type="float">
            <text:p>1000</text:p>
          </table:table-cell>
          <table:table-cell table:formula="of:=[.BA54]/[.AR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4]-[.BH54]" office:value-type="float" office:value="9" calcext:value-type="float">
            <text:p>9</text:p>
          </table:table-cell>
          <table:table-cell table:formula="of:=[.BL54]/[.BD54]" office:value-type="float" office:value="0.09" calcext:value-type="float">
            <text:p>0,09</text:p>
          </table:table-cell>
          <table:table-cell table:formula="of:=[.BE54]-[.BI54]" office:value-type="float" office:value="1000" calcext:value-type="float">
            <text:p>1000</text:p>
          </table:table-cell>
          <table:table-cell table:formula="of:=[.BN54]/[.BE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4]-[.BU54]" office:value-type="float" office:value="9" calcext:value-type="float">
            <text:p>9</text:p>
          </table:table-cell>
          <table:table-cell table:formula="of:=[.BY54]/[.BQ54]" office:value-type="float" office:value="0.09" calcext:value-type="float">
            <text:p>0,09</text:p>
          </table:table-cell>
          <table:table-cell table:formula="of:=[.BR54]-[.BV54]" office:value-type="float" office:value="1000" calcext:value-type="float">
            <text:p>1000</text:p>
          </table:table-cell>
          <table:table-cell table:formula="of:=[.CA54]/[.BR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4]-[.CH54]" office:value-type="float" office:value="9" calcext:value-type="float">
            <text:p>9</text:p>
          </table:table-cell>
          <table:table-cell table:formula="of:=[.CL54]/[.CD54]" office:value-type="float" office:value="0.09" calcext:value-type="float">
            <text:p>0,09</text:p>
          </table:table-cell>
          <table:table-cell table:formula="of:=[.CE54]-[.CI54]" office:value-type="float" office:value="1000" calcext:value-type="float">
            <text:p>1000</text:p>
          </table:table-cell>
          <table:table-cell table:formula="of:=[.CN54]/[.CE54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5]-[.AH55]" office:value-type="float" office:value="58" calcext:value-type="float">
            <text:p>58</text:p>
          </table:table-cell>
          <table:table-cell table:formula="of:=[.AL55]/[.AD55]" office:value-type="float" office:value="0.58" calcext:value-type="float">
            <text:p>0,58</text:p>
          </table:table-cell>
          <table:table-cell table:formula="of:=[.AE55]-[.AI55]" office:value-type="float" office:value="1000" calcext:value-type="float">
            <text:p>1000</text:p>
          </table:table-cell>
          <table:table-cell table:formula="of:=[.AN55]/[.AE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5]-[.AU55]" office:value-type="float" office:value="34" calcext:value-type="float">
            <text:p>34</text:p>
          </table:table-cell>
          <table:table-cell table:formula="of:=[.AY55]/[.AQ55]" office:value-type="float" office:value="0.34" calcext:value-type="float">
            <text:p>0,34</text:p>
          </table:table-cell>
          <table:table-cell table:formula="of:=[.AR55]-[.AV55]" office:value-type="float" office:value="1000" calcext:value-type="float">
            <text:p>1000</text:p>
          </table:table-cell>
          <table:table-cell table:formula="of:=[.BA55]/[.AR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5]-[.BH55]" office:value-type="float" office:value="34" calcext:value-type="float">
            <text:p>34</text:p>
          </table:table-cell>
          <table:table-cell table:formula="of:=[.BL55]/[.BD55]" office:value-type="float" office:value="0.34" calcext:value-type="float">
            <text:p>0,34</text:p>
          </table:table-cell>
          <table:table-cell table:formula="of:=[.BE55]-[.BI55]" office:value-type="float" office:value="1000" calcext:value-type="float">
            <text:p>1000</text:p>
          </table:table-cell>
          <table:table-cell table:formula="of:=[.BN55]/[.BE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5]-[.BU55]" office:value-type="float" office:value="34" calcext:value-type="float">
            <text:p>34</text:p>
          </table:table-cell>
          <table:table-cell table:formula="of:=[.BY55]/[.BQ55]" office:value-type="float" office:value="0.34" calcext:value-type="float">
            <text:p>0,34</text:p>
          </table:table-cell>
          <table:table-cell table:formula="of:=[.BR55]-[.BV55]" office:value-type="float" office:value="1000" calcext:value-type="float">
            <text:p>1000</text:p>
          </table:table-cell>
          <table:table-cell table:formula="of:=[.CA55]/[.BR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5]-[.CH55]" office:value-type="float" office:value="34" calcext:value-type="float">
            <text:p>34</text:p>
          </table:table-cell>
          <table:table-cell table:formula="of:=[.CL55]/[.CD55]" office:value-type="float" office:value="0.34" calcext:value-type="float">
            <text:p>0,34</text:p>
          </table:table-cell>
          <table:table-cell table:formula="of:=[.CE55]-[.CI55]" office:value-type="float" office:value="1000" calcext:value-type="float">
            <text:p>1000</text:p>
          </table:table-cell>
          <table:table-cell table:formula="of:=[.CN55]/[.CE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6]-[.AH56]" office:value-type="float" office:value="19" calcext:value-type="float">
            <text:p>19</text:p>
          </table:table-cell>
          <table:table-cell table:formula="of:=[.AL56]/[.AD56]" office:value-type="float" office:value="0.19" calcext:value-type="float">
            <text:p>0,19</text:p>
          </table:table-cell>
          <table:table-cell table:formula="of:=[.AE56]-[.AI56]" office:value-type="float" office:value="1000" calcext:value-type="float">
            <text:p>1000</text:p>
          </table:table-cell>
          <table:table-cell table:formula="of:=[.AN56]/[.AE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6]-[.AU56]" office:value-type="float" office:value="9" calcext:value-type="float">
            <text:p>9</text:p>
          </table:table-cell>
          <table:table-cell table:formula="of:=[.AY56]/[.AQ56]" office:value-type="float" office:value="0.09" calcext:value-type="float">
            <text:p>0,09</text:p>
          </table:table-cell>
          <table:table-cell table:formula="of:=[.AR56]-[.AV56]" office:value-type="float" office:value="1000" calcext:value-type="float">
            <text:p>1000</text:p>
          </table:table-cell>
          <table:table-cell table:formula="of:=[.BA56]/[.AR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6]-[.BH56]" office:value-type="float" office:value="0" calcext:value-type="float">
            <text:p>0</text:p>
          </table:table-cell>
          <table:table-cell table:formula="of:=[.BL56]/[.BD56]" office:value-type="float" office:value="0" calcext:value-type="float">
            <text:p>0</text:p>
          </table:table-cell>
          <table:table-cell table:formula="of:=[.BE56]-[.BI56]" office:value-type="float" office:value="1000" calcext:value-type="float">
            <text:p>1000</text:p>
          </table:table-cell>
          <table:table-cell table:formula="of:=[.BN56]/[.BE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6]-[.BU56]" office:value-type="float" office:value="0" calcext:value-type="float">
            <text:p>0</text:p>
          </table:table-cell>
          <table:table-cell table:formula="of:=[.BY56]/[.BQ56]" office:value-type="float" office:value="0" calcext:value-type="float">
            <text:p>0</text:p>
          </table:table-cell>
          <table:table-cell table:formula="of:=[.BR56]-[.BV56]" office:value-type="float" office:value="1000" calcext:value-type="float">
            <text:p>1000</text:p>
          </table:table-cell>
          <table:table-cell table:formula="of:=[.CA56]/[.BR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6]-[.CH56]" office:value-type="float" office:value="0" calcext:value-type="float">
            <text:p>0</text:p>
          </table:table-cell>
          <table:table-cell table:formula="of:=[.CL56]/[.CD56]" office:value-type="float" office:value="0" calcext:value-type="float">
            <text:p>0</text:p>
          </table:table-cell>
          <table:table-cell table:formula="of:=[.CE56]-[.CI56]" office:value-type="float" office:value="1000" calcext:value-type="float">
            <text:p>1000</text:p>
          </table:table-cell>
          <table:table-cell table:formula="of:=[.CN56]/[.CE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7]-[.AH57]" office:value-type="float" office:value="65" calcext:value-type="float">
            <text:p>65</text:p>
          </table:table-cell>
          <table:table-cell table:formula="of:=[.AL57]/[.AD57]" office:value-type="float" office:value="0.65" calcext:value-type="float">
            <text:p>0,65</text:p>
          </table:table-cell>
          <table:table-cell table:formula="of:=[.AE57]-[.AI57]" office:value-type="float" office:value="1000" calcext:value-type="float">
            <text:p>1000</text:p>
          </table:table-cell>
          <table:table-cell table:formula="of:=[.AN57]/[.AE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7]-[.AU57]" office:value-type="float" office:value="19" calcext:value-type="float">
            <text:p>19</text:p>
          </table:table-cell>
          <table:table-cell table:formula="of:=[.AY57]/[.AQ57]" office:value-type="float" office:value="0.19" calcext:value-type="float">
            <text:p>0,19</text:p>
          </table:table-cell>
          <table:table-cell table:formula="of:=[.AR57]-[.AV57]" office:value-type="float" office:value="1000" calcext:value-type="float">
            <text:p>1000</text:p>
          </table:table-cell>
          <table:table-cell table:formula="of:=[.BA57]/[.AR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7]-[.BH57]" office:value-type="float" office:value="19" calcext:value-type="float">
            <text:p>19</text:p>
          </table:table-cell>
          <table:table-cell table:formula="of:=[.BL57]/[.BD57]" office:value-type="float" office:value="0.19" calcext:value-type="float">
            <text:p>0,19</text:p>
          </table:table-cell>
          <table:table-cell table:formula="of:=[.BE57]-[.BI57]" office:value-type="float" office:value="1000" calcext:value-type="float">
            <text:p>1000</text:p>
          </table:table-cell>
          <table:table-cell table:formula="of:=[.BN57]/[.BE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7]-[.BU57]" office:value-type="float" office:value="19" calcext:value-type="float">
            <text:p>19</text:p>
          </table:table-cell>
          <table:table-cell table:formula="of:=[.BY57]/[.BQ57]" office:value-type="float" office:value="0.19" calcext:value-type="float">
            <text:p>0,19</text:p>
          </table:table-cell>
          <table:table-cell table:formula="of:=[.BR57]-[.BV57]" office:value-type="float" office:value="1000" calcext:value-type="float">
            <text:p>1000</text:p>
          </table:table-cell>
          <table:table-cell table:formula="of:=[.CA57]/[.BR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7]-[.CH57]" office:value-type="float" office:value="0" calcext:value-type="float">
            <text:p>0</text:p>
          </table:table-cell>
          <table:table-cell table:formula="of:=[.CL57]/[.CD57]" office:value-type="float" office:value="0" calcext:value-type="float">
            <text:p>0</text:p>
          </table:table-cell>
          <table:table-cell table:formula="of:=[.CE57]-[.CI57]" office:value-type="float" office:value="1000" calcext:value-type="float">
            <text:p>1000</text:p>
          </table:table-cell>
          <table:table-cell table:formula="of:=[.CN57]/[.CE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8]-[.AH58]" office:value-type="float" office:value="50" calcext:value-type="float">
            <text:p>50</text:p>
          </table:table-cell>
          <table:table-cell table:formula="of:=[.AL58]/[.AD58]" office:value-type="float" office:value="0.5" calcext:value-type="float">
            <text:p>0,5</text:p>
          </table:table-cell>
          <table:table-cell table:formula="of:=[.AE58]-[.AI58]" office:value-type="float" office:value="1000" calcext:value-type="float">
            <text:p>1000</text:p>
          </table:table-cell>
          <table:table-cell table:formula="of:=[.AN58]/[.AE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8]-[.AU58]" office:value-type="float" office:value="50" calcext:value-type="float">
            <text:p>50</text:p>
          </table:table-cell>
          <table:table-cell table:formula="of:=[.AY58]/[.AQ58]" office:value-type="float" office:value="0.5" calcext:value-type="float">
            <text:p>0,5</text:p>
          </table:table-cell>
          <table:table-cell table:formula="of:=[.AR58]-[.AV58]" office:value-type="float" office:value="1000" calcext:value-type="float">
            <text:p>1000</text:p>
          </table:table-cell>
          <table:table-cell table:formula="of:=[.BA58]/[.AR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8]-[.BH58]" office:value-type="float" office:value="50" calcext:value-type="float">
            <text:p>50</text:p>
          </table:table-cell>
          <table:table-cell table:formula="of:=[.BL58]/[.BD58]" office:value-type="float" office:value="0.5" calcext:value-type="float">
            <text:p>0,5</text:p>
          </table:table-cell>
          <table:table-cell table:formula="of:=[.BE58]-[.BI58]" office:value-type="float" office:value="1000" calcext:value-type="float">
            <text:p>1000</text:p>
          </table:table-cell>
          <table:table-cell table:formula="of:=[.BN58]/[.BE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8]-[.BU58]" office:value-type="float" office:value="34" calcext:value-type="float">
            <text:p>34</text:p>
          </table:table-cell>
          <table:table-cell table:formula="of:=[.BY58]/[.BQ58]" office:value-type="float" office:value="0.34" calcext:value-type="float">
            <text:p>0,34</text:p>
          </table:table-cell>
          <table:table-cell table:formula="of:=[.BR58]-[.BV58]" office:value-type="float" office:value="1000" calcext:value-type="float">
            <text:p>1000</text:p>
          </table:table-cell>
          <table:table-cell table:formula="of:=[.CA58]/[.BR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8]-[.CH58]" office:value-type="float" office:value="34" calcext:value-type="float">
            <text:p>34</text:p>
          </table:table-cell>
          <table:table-cell table:formula="of:=[.CL58]/[.CD58]" office:value-type="float" office:value="0.34" calcext:value-type="float">
            <text:p>0,34</text:p>
          </table:table-cell>
          <table:table-cell table:formula="of:=[.CE58]-[.CI58]" office:value-type="float" office:value="1000" calcext:value-type="float">
            <text:p>1000</text:p>
          </table:table-cell>
          <table:table-cell table:formula="of:=[.CN58]/[.C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9]-[.AH59]" office:value-type="float" office:value="27" calcext:value-type="float">
            <text:p>27</text:p>
          </table:table-cell>
          <table:table-cell table:formula="of:=[.AL59]/[.AD59]" office:value-type="float" office:value="0.27" calcext:value-type="float">
            <text:p>0,27</text:p>
          </table:table-cell>
          <table:table-cell table:formula="of:=[.AE59]-[.AI59]" office:value-type="float" office:value="1000" calcext:value-type="float">
            <text:p>1000</text:p>
          </table:table-cell>
          <table:table-cell table:formula="of:=[.AN59]/[.AE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9]-[.AU59]" office:value-type="float" office:value="27" calcext:value-type="float">
            <text:p>27</text:p>
          </table:table-cell>
          <table:table-cell table:formula="of:=[.AY59]/[.AQ59]" office:value-type="float" office:value="0.27" calcext:value-type="float">
            <text:p>0,27</text:p>
          </table:table-cell>
          <table:table-cell table:formula="of:=[.AR59]-[.AV59]" office:value-type="float" office:value="1000" calcext:value-type="float">
            <text:p>1000</text:p>
          </table:table-cell>
          <table:table-cell table:formula="of:=[.BA59]/[.AR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9]-[.BH59]" office:value-type="float" office:value="27" calcext:value-type="float">
            <text:p>27</text:p>
          </table:table-cell>
          <table:table-cell table:formula="of:=[.BL59]/[.BD59]" office:value-type="float" office:value="0.27" calcext:value-type="float">
            <text:p>0,27</text:p>
          </table:table-cell>
          <table:table-cell table:formula="of:=[.BE59]-[.BI59]" office:value-type="float" office:value="1000" calcext:value-type="float">
            <text:p>1000</text:p>
          </table:table-cell>
          <table:table-cell table:formula="of:=[.BN59]/[.BE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9]-[.BU59]" office:value-type="float" office:value="27" calcext:value-type="float">
            <text:p>27</text:p>
          </table:table-cell>
          <table:table-cell table:formula="of:=[.BY59]/[.BQ59]" office:value-type="float" office:value="0.27" calcext:value-type="float">
            <text:p>0,27</text:p>
          </table:table-cell>
          <table:table-cell table:formula="of:=[.BR59]-[.BV59]" office:value-type="float" office:value="1000" calcext:value-type="float">
            <text:p>1000</text:p>
          </table:table-cell>
          <table:table-cell table:formula="of:=[.CA59]/[.BR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9]-[.CH59]" office:value-type="float" office:value="27" calcext:value-type="float">
            <text:p>27</text:p>
          </table:table-cell>
          <table:table-cell table:formula="of:=[.CL59]/[.CD59]" office:value-type="float" office:value="0.27" calcext:value-type="float">
            <text:p>0,27</text:p>
          </table:table-cell>
          <table:table-cell table:formula="of:=[.CE59]-[.CI59]" office:value-type="float" office:value="1000" calcext:value-type="float">
            <text:p>1000</text:p>
          </table:table-cell>
          <table:table-cell table:formula="of:=[.CN59]/[.CE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0]-[.AH60]" office:value-type="float" office:value="0" calcext:value-type="float">
            <text:p>0</text:p>
          </table:table-cell>
          <table:table-cell table:formula="of:=[.AL60]/[.AD60]" office:value-type="float" office:value="0" calcext:value-type="float">
            <text:p>0</text:p>
          </table:table-cell>
          <table:table-cell table:formula="of:=[.AE60]-[.AI60]" office:value-type="float" office:value="1000" calcext:value-type="float">
            <text:p>1000</text:p>
          </table:table-cell>
          <table:table-cell table:formula="of:=[.AN60]/[.AE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0]-[.AU60]" office:value-type="float" office:value="0" calcext:value-type="float">
            <text:p>0</text:p>
          </table:table-cell>
          <table:table-cell table:formula="of:=[.AY60]/[.AQ60]" office:value-type="float" office:value="0" calcext:value-type="float">
            <text:p>0</text:p>
          </table:table-cell>
          <table:table-cell table:formula="of:=[.AR60]-[.AV60]" office:value-type="float" office:value="1000" calcext:value-type="float">
            <text:p>1000</text:p>
          </table:table-cell>
          <table:table-cell table:formula="of:=[.BA60]/[.AR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0]-[.BH60]" office:value-type="float" office:value="0" calcext:value-type="float">
            <text:p>0</text:p>
          </table:table-cell>
          <table:table-cell table:formula="of:=[.BL60]/[.BD60]" office:value-type="float" office:value="0" calcext:value-type="float">
            <text:p>0</text:p>
          </table:table-cell>
          <table:table-cell table:formula="of:=[.BE60]-[.BI60]" office:value-type="float" office:value="1000" calcext:value-type="float">
            <text:p>1000</text:p>
          </table:table-cell>
          <table:table-cell table:formula="of:=[.BN60]/[.BE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0]-[.BU60]" office:value-type="float" office:value="0" calcext:value-type="float">
            <text:p>0</text:p>
          </table:table-cell>
          <table:table-cell table:formula="of:=[.BY60]/[.BQ60]" office:value-type="float" office:value="0" calcext:value-type="float">
            <text:p>0</text:p>
          </table:table-cell>
          <table:table-cell table:formula="of:=[.BR60]-[.BV60]" office:value-type="float" office:value="1000" calcext:value-type="float">
            <text:p>1000</text:p>
          </table:table-cell>
          <table:table-cell table:formula="of:=[.CA60]/[.BR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0]-[.CH60]" office:value-type="float" office:value="0" calcext:value-type="float">
            <text:p>0</text:p>
          </table:table-cell>
          <table:table-cell table:formula="of:=[.CL60]/[.CD60]" office:value-type="float" office:value="0" calcext:value-type="float">
            <text:p>0</text:p>
          </table:table-cell>
          <table:table-cell table:formula="of:=[.CE60]-[.CI60]" office:value-type="float" office:value="1000" calcext:value-type="float">
            <text:p>1000</text:p>
          </table:table-cell>
          <table:table-cell table:formula="of:=[.CN60]/[.CE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1]-[.AH61]" office:value-type="float" office:value="0" calcext:value-type="float">
            <text:p>0</text:p>
          </table:table-cell>
          <table:table-cell table:formula="of:=[.AL61]/[.AD61]" office:value-type="float" office:value="0" calcext:value-type="float">
            <text:p>0</text:p>
          </table:table-cell>
          <table:table-cell table:formula="of:=[.AE61]-[.AI61]" office:value-type="float" office:value="1000" calcext:value-type="float">
            <text:p>1000</text:p>
          </table:table-cell>
          <table:table-cell table:formula="of:=[.AN61]/[.AE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1]-[.AU61]" office:value-type="float" office:value="0" calcext:value-type="float">
            <text:p>0</text:p>
          </table:table-cell>
          <table:table-cell table:formula="of:=[.AY61]/[.AQ61]" office:value-type="float" office:value="0" calcext:value-type="float">
            <text:p>0</text:p>
          </table:table-cell>
          <table:table-cell table:formula="of:=[.AR61]-[.AV61]" office:value-type="float" office:value="1000" calcext:value-type="float">
            <text:p>1000</text:p>
          </table:table-cell>
          <table:table-cell table:formula="of:=[.BA61]/[.AR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1]-[.BH61]" office:value-type="float" office:value="0" calcext:value-type="float">
            <text:p>0</text:p>
          </table:table-cell>
          <table:table-cell table:formula="of:=[.BL61]/[.BD61]" office:value-type="float" office:value="0" calcext:value-type="float">
            <text:p>0</text:p>
          </table:table-cell>
          <table:table-cell table:formula="of:=[.BE61]-[.BI61]" office:value-type="float" office:value="1000" calcext:value-type="float">
            <text:p>1000</text:p>
          </table:table-cell>
          <table:table-cell table:formula="of:=[.BN61]/[.BE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1]-[.BU61]" office:value-type="float" office:value="0" calcext:value-type="float">
            <text:p>0</text:p>
          </table:table-cell>
          <table:table-cell table:formula="of:=[.BY61]/[.BQ61]" office:value-type="float" office:value="0" calcext:value-type="float">
            <text:p>0</text:p>
          </table:table-cell>
          <table:table-cell table:formula="of:=[.BR61]-[.BV61]" office:value-type="float" office:value="1000" calcext:value-type="float">
            <text:p>1000</text:p>
          </table:table-cell>
          <table:table-cell table:formula="of:=[.CA61]/[.BR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1]-[.CH61]" office:value-type="float" office:value="0" calcext:value-type="float">
            <text:p>0</text:p>
          </table:table-cell>
          <table:table-cell table:formula="of:=[.CL61]/[.CD61]" office:value-type="float" office:value="0" calcext:value-type="float">
            <text:p>0</text:p>
          </table:table-cell>
          <table:table-cell table:formula="of:=[.CE61]-[.CI61]" office:value-type="float" office:value="1000" calcext:value-type="float">
            <text:p>1000</text:p>
          </table:table-cell>
          <table:table-cell table:formula="of:=[.CN61]/[.CE6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1000" calcext:value-type="float">
            <text:p>1000</text:p>
          </table:table-cell>
          <table:table-cell table:formula="of:=[.AN62]/[.AE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2]-[.AU62]" office:value-type="float" office:value="0" calcext:value-type="float">
            <text:p>0</text:p>
          </table:table-cell>
          <table:table-cell table:formula="of:=[.AY62]/[.AQ62]" office:value-type="float" office:value="0" calcext:value-type="float">
            <text:p>0</text:p>
          </table:table-cell>
          <table:table-cell table:formula="of:=[.AR62]-[.AV62]" office:value-type="float" office:value="1000" calcext:value-type="float">
            <text:p>1000</text:p>
          </table:table-cell>
          <table:table-cell table:formula="of:=[.BA62]/[.AR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2]-[.BH62]" office:value-type="float" office:value="0" calcext:value-type="float">
            <text:p>0</text:p>
          </table:table-cell>
          <table:table-cell table:formula="of:=[.BL62]/[.BD62]" office:value-type="float" office:value="0" calcext:value-type="float">
            <text:p>0</text:p>
          </table:table-cell>
          <table:table-cell table:formula="of:=[.BE62]-[.BI62]" office:value-type="float" office:value="1000" calcext:value-type="float">
            <text:p>1000</text:p>
          </table:table-cell>
          <table:table-cell table:formula="of:=[.BN62]/[.BE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2]-[.BU62]" office:value-type="float" office:value="0" calcext:value-type="float">
            <text:p>0</text:p>
          </table:table-cell>
          <table:table-cell table:formula="of:=[.BY62]/[.BQ62]" office:value-type="float" office:value="0" calcext:value-type="float">
            <text:p>0</text:p>
          </table:table-cell>
          <table:table-cell table:formula="of:=[.BR62]-[.BV62]" office:value-type="float" office:value="1000" calcext:value-type="float">
            <text:p>1000</text:p>
          </table:table-cell>
          <table:table-cell table:formula="of:=[.CA62]/[.BR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2]-[.CH62]" office:value-type="float" office:value="0" calcext:value-type="float">
            <text:p>0</text:p>
          </table:table-cell>
          <table:table-cell table:formula="of:=[.CL62]/[.CD62]" office:value-type="float" office:value="0" calcext:value-type="float">
            <text:p>0</text:p>
          </table:table-cell>
          <table:table-cell table:formula="of:=[.CE62]-[.CI62]" office:value-type="float" office:value="1000" calcext:value-type="float">
            <text:p>1000</text:p>
          </table:table-cell>
          <table:table-cell table:formula="of:=[.CN62]/[.CE6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3]-[.AH63]" office:value-type="float" office:value="0" calcext:value-type="float">
            <text:p>0</text:p>
          </table:table-cell>
          <table:table-cell table:formula="of:=[.AL63]/[.AD63]" office:value-type="float" office:value="0" calcext:value-type="float">
            <text:p>0</text:p>
          </table:table-cell>
          <table:table-cell table:formula="of:=[.AE63]-[.AI63]" office:value-type="float" office:value="1000" calcext:value-type="float">
            <text:p>1000</text:p>
          </table:table-cell>
          <table:table-cell table:formula="of:=[.AN63]/[.AE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3]-[.AU63]" office:value-type="float" office:value="0" calcext:value-type="float">
            <text:p>0</text:p>
          </table:table-cell>
          <table:table-cell table:formula="of:=[.AY63]/[.AQ63]" office:value-type="float" office:value="0" calcext:value-type="float">
            <text:p>0</text:p>
          </table:table-cell>
          <table:table-cell table:formula="of:=[.AR63]-[.AV63]" office:value-type="float" office:value="1000" calcext:value-type="float">
            <text:p>1000</text:p>
          </table:table-cell>
          <table:table-cell table:formula="of:=[.BA63]/[.AR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3]-[.BH63]" office:value-type="float" office:value="0" calcext:value-type="float">
            <text:p>0</text:p>
          </table:table-cell>
          <table:table-cell table:formula="of:=[.BL63]/[.BD63]" office:value-type="float" office:value="0" calcext:value-type="float">
            <text:p>0</text:p>
          </table:table-cell>
          <table:table-cell table:formula="of:=[.BE63]-[.BI63]" office:value-type="float" office:value="1000" calcext:value-type="float">
            <text:p>1000</text:p>
          </table:table-cell>
          <table:table-cell table:formula="of:=[.BN63]/[.BE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3]-[.BU63]" office:value-type="float" office:value="0" calcext:value-type="float">
            <text:p>0</text:p>
          </table:table-cell>
          <table:table-cell table:formula="of:=[.BY63]/[.BQ63]" office:value-type="float" office:value="0" calcext:value-type="float">
            <text:p>0</text:p>
          </table:table-cell>
          <table:table-cell table:formula="of:=[.BR63]-[.BV63]" office:value-type="float" office:value="1000" calcext:value-type="float">
            <text:p>1000</text:p>
          </table:table-cell>
          <table:table-cell table:formula="of:=[.CA63]/[.BR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3]-[.CH63]" office:value-type="float" office:value="0" calcext:value-type="float">
            <text:p>0</text:p>
          </table:table-cell>
          <table:table-cell table:formula="of:=[.CL63]/[.CD63]" office:value-type="float" office:value="0" calcext:value-type="float">
            <text:p>0</text:p>
          </table:table-cell>
          <table:table-cell table:formula="of:=[.CE63]-[.CI63]" office:value-type="float" office:value="1000" calcext:value-type="float">
            <text:p>1000</text:p>
          </table:table-cell>
          <table:table-cell table:formula="of:=[.CN63]/[.CE6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4]-[.AH64]" office:value-type="float" office:value="19" calcext:value-type="float">
            <text:p>19</text:p>
          </table:table-cell>
          <table:table-cell table:formula="of:=[.AL64]/[.AD64]" office:value-type="float" office:value="0.19" calcext:value-type="float">
            <text:p>0,19</text:p>
          </table:table-cell>
          <table:table-cell table:formula="of:=[.AE64]-[.AI64]" office:value-type="float" office:value="1000" calcext:value-type="float">
            <text:p>1000</text:p>
          </table:table-cell>
          <table:table-cell table:formula="of:=[.AN64]/[.AE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4]-[.AU64]" office:value-type="float" office:value="19" calcext:value-type="float">
            <text:p>19</text:p>
          </table:table-cell>
          <table:table-cell table:formula="of:=[.AY64]/[.AQ64]" office:value-type="float" office:value="0.19" calcext:value-type="float">
            <text:p>0,19</text:p>
          </table:table-cell>
          <table:table-cell table:formula="of:=[.AR64]-[.AV64]" office:value-type="float" office:value="1000" calcext:value-type="float">
            <text:p>1000</text:p>
          </table:table-cell>
          <table:table-cell table:formula="of:=[.BA64]/[.AR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4]-[.BH64]" office:value-type="float" office:value="19" calcext:value-type="float">
            <text:p>19</text:p>
          </table:table-cell>
          <table:table-cell table:formula="of:=[.BL64]/[.BD64]" office:value-type="float" office:value="0.19" calcext:value-type="float">
            <text:p>0,19</text:p>
          </table:table-cell>
          <table:table-cell table:formula="of:=[.BE64]-[.BI64]" office:value-type="float" office:value="1000" calcext:value-type="float">
            <text:p>1000</text:p>
          </table:table-cell>
          <table:table-cell table:formula="of:=[.BN64]/[.BE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4]-[.BU64]" office:value-type="float" office:value="19" calcext:value-type="float">
            <text:p>19</text:p>
          </table:table-cell>
          <table:table-cell table:formula="of:=[.BY64]/[.BQ64]" office:value-type="float" office:value="0.19" calcext:value-type="float">
            <text:p>0,19</text:p>
          </table:table-cell>
          <table:table-cell table:formula="of:=[.BR64]-[.BV64]" office:value-type="float" office:value="1000" calcext:value-type="float">
            <text:p>1000</text:p>
          </table:table-cell>
          <table:table-cell table:formula="of:=[.CA64]/[.BR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4]-[.CH64]" office:value-type="float" office:value="19" calcext:value-type="float">
            <text:p>19</text:p>
          </table:table-cell>
          <table:table-cell table:formula="of:=[.CL64]/[.CD64]" office:value-type="float" office:value="0.19" calcext:value-type="float">
            <text:p>0,19</text:p>
          </table:table-cell>
          <table:table-cell table:formula="of:=[.CE64]-[.CI64]" office:value-type="float" office:value="1000" calcext:value-type="float">
            <text:p>1000</text:p>
          </table:table-cell>
          <table:table-cell table:formula="of:=[.CN64]/[.CE6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5]-[.AH65]" office:value-type="float" office:value="50" calcext:value-type="float">
            <text:p>50</text:p>
          </table:table-cell>
          <table:table-cell table:formula="of:=[.AL65]/[.AD65]" office:value-type="float" office:value="0.5" calcext:value-type="float">
            <text:p>0,5</text:p>
          </table:table-cell>
          <table:table-cell table:formula="of:=[.AE65]-[.AI65]" office:value-type="float" office:value="1000" calcext:value-type="float">
            <text:p>1000</text:p>
          </table:table-cell>
          <table:table-cell table:formula="of:=[.AN65]/[.AE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5]-[.AU65]" office:value-type="float" office:value="50" calcext:value-type="float">
            <text:p>50</text:p>
          </table:table-cell>
          <table:table-cell table:formula="of:=[.AY65]/[.AQ65]" office:value-type="float" office:value="0.5" calcext:value-type="float">
            <text:p>0,5</text:p>
          </table:table-cell>
          <table:table-cell table:formula="of:=[.AR65]-[.AV65]" office:value-type="float" office:value="1000" calcext:value-type="float">
            <text:p>1000</text:p>
          </table:table-cell>
          <table:table-cell table:formula="of:=[.BA65]/[.AR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5]-[.BH65]" office:value-type="float" office:value="50" calcext:value-type="float">
            <text:p>50</text:p>
          </table:table-cell>
          <table:table-cell table:formula="of:=[.BL65]/[.BD65]" office:value-type="float" office:value="0.5" calcext:value-type="float">
            <text:p>0,5</text:p>
          </table:table-cell>
          <table:table-cell table:formula="of:=[.BE65]-[.BI65]" office:value-type="float" office:value="1000" calcext:value-type="float">
            <text:p>1000</text:p>
          </table:table-cell>
          <table:table-cell table:formula="of:=[.BN65]/[.BE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5]-[.BU65]" office:value-type="float" office:value="27" calcext:value-type="float">
            <text:p>27</text:p>
          </table:table-cell>
          <table:table-cell table:formula="of:=[.BY65]/[.BQ65]" office:value-type="float" office:value="0.27" calcext:value-type="float">
            <text:p>0,27</text:p>
          </table:table-cell>
          <table:table-cell table:formula="of:=[.BR65]-[.BV65]" office:value-type="float" office:value="1000" calcext:value-type="float">
            <text:p>1000</text:p>
          </table:table-cell>
          <table:table-cell table:formula="of:=[.CA65]/[.BR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5]-[.CH65]" office:value-type="float" office:value="27" calcext:value-type="float">
            <text:p>27</text:p>
          </table:table-cell>
          <table:table-cell table:formula="of:=[.CL65]/[.CD65]" office:value-type="float" office:value="0.27" calcext:value-type="float">
            <text:p>0,27</text:p>
          </table:table-cell>
          <table:table-cell table:formula="of:=[.CE65]-[.CI65]" office:value-type="float" office:value="1000" calcext:value-type="float">
            <text:p>1000</text:p>
          </table:table-cell>
          <table:table-cell table:formula="of:=[.CN65]/[.CE6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6]-[.AH66]" office:value-type="float" office:value="9" calcext:value-type="float">
            <text:p>9</text:p>
          </table:table-cell>
          <table:table-cell table:formula="of:=[.AL66]/[.AD66]" office:value-type="float" office:value="0.09" calcext:value-type="float">
            <text:p>0,09</text:p>
          </table:table-cell>
          <table:table-cell table:formula="of:=[.AE66]-[.AI66]" office:value-type="float" office:value="1000" calcext:value-type="float">
            <text:p>1000</text:p>
          </table:table-cell>
          <table:table-cell table:formula="of:=[.AN66]/[.AE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6]-[.AU66]" office:value-type="float" office:value="9" calcext:value-type="float">
            <text:p>9</text:p>
          </table:table-cell>
          <table:table-cell table:formula="of:=[.AY66]/[.AQ66]" office:value-type="float" office:value="0.09" calcext:value-type="float">
            <text:p>0,09</text:p>
          </table:table-cell>
          <table:table-cell table:formula="of:=[.AR66]-[.AV66]" office:value-type="float" office:value="1000" calcext:value-type="float">
            <text:p>1000</text:p>
          </table:table-cell>
          <table:table-cell table:formula="of:=[.BA66]/[.AR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6]-[.BH66]" office:value-type="float" office:value="9" calcext:value-type="float">
            <text:p>9</text:p>
          </table:table-cell>
          <table:table-cell table:formula="of:=[.BL66]/[.BD66]" office:value-type="float" office:value="0.09" calcext:value-type="float">
            <text:p>0,09</text:p>
          </table:table-cell>
          <table:table-cell table:formula="of:=[.BE66]-[.BI66]" office:value-type="float" office:value="1000" calcext:value-type="float">
            <text:p>1000</text:p>
          </table:table-cell>
          <table:table-cell table:formula="of:=[.BN66]/[.BE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6]-[.BU66]" office:value-type="float" office:value="9" calcext:value-type="float">
            <text:p>9</text:p>
          </table:table-cell>
          <table:table-cell table:formula="of:=[.BY66]/[.BQ66]" office:value-type="float" office:value="0.09" calcext:value-type="float">
            <text:p>0,09</text:p>
          </table:table-cell>
          <table:table-cell table:formula="of:=[.BR66]-[.BV66]" office:value-type="float" office:value="1000" calcext:value-type="float">
            <text:p>1000</text:p>
          </table:table-cell>
          <table:table-cell table:formula="of:=[.CA66]/[.BR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6]-[.CH66]" office:value-type="float" office:value="9" calcext:value-type="float">
            <text:p>9</text:p>
          </table:table-cell>
          <table:table-cell table:formula="of:=[.CL66]/[.CD66]" office:value-type="float" office:value="0.09" calcext:value-type="float">
            <text:p>0,09</text:p>
          </table:table-cell>
          <table:table-cell table:formula="of:=[.CE66]-[.CI66]" office:value-type="float" office:value="1000" calcext:value-type="float">
            <text:p>1000</text:p>
          </table:table-cell>
          <table:table-cell table:formula="of:=[.CN66]/[.CE6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7]-[.AH67]" office:value-type="float" office:value="86" calcext:value-type="float">
            <text:p>86</text:p>
          </table:table-cell>
          <table:table-cell table:formula="of:=[.AL67]/[.AD67]" office:value-type="float" office:value="0.86" calcext:value-type="float">
            <text:p>0,86</text:p>
          </table:table-cell>
          <table:table-cell table:formula="of:=[.AE67]-[.AI67]" office:value-type="float" office:value="1000" calcext:value-type="float">
            <text:p>1000</text:p>
          </table:table-cell>
          <table:table-cell table:formula="of:=[.AN67]/[.AE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7]-[.AU67]" office:value-type="float" office:value="86" calcext:value-type="float">
            <text:p>86</text:p>
          </table:table-cell>
          <table:table-cell table:formula="of:=[.AY67]/[.AQ67]" office:value-type="float" office:value="0.86" calcext:value-type="float">
            <text:p>0,86</text:p>
          </table:table-cell>
          <table:table-cell table:formula="of:=[.AR67]-[.AV67]" office:value-type="float" office:value="1000" calcext:value-type="float">
            <text:p>1000</text:p>
          </table:table-cell>
          <table:table-cell table:formula="of:=[.BA67]/[.AR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7]-[.BH67]" office:value-type="float" office:value="9" calcext:value-type="float">
            <text:p>9</text:p>
          </table:table-cell>
          <table:table-cell table:formula="of:=[.BL67]/[.BD67]" office:value-type="float" office:value="0.09" calcext:value-type="float">
            <text:p>0,09</text:p>
          </table:table-cell>
          <table:table-cell table:formula="of:=[.BE67]-[.BI67]" office:value-type="float" office:value="1000" calcext:value-type="float">
            <text:p>1000</text:p>
          </table:table-cell>
          <table:table-cell table:formula="of:=[.BN67]/[.BE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7]-[.BU67]" office:value-type="float" office:value="9" calcext:value-type="float">
            <text:p>9</text:p>
          </table:table-cell>
          <table:table-cell table:formula="of:=[.BY67]/[.BQ67]" office:value-type="float" office:value="0.09" calcext:value-type="float">
            <text:p>0,09</text:p>
          </table:table-cell>
          <table:table-cell table:formula="of:=[.BR67]-[.BV67]" office:value-type="float" office:value="1000" calcext:value-type="float">
            <text:p>1000</text:p>
          </table:table-cell>
          <table:table-cell table:formula="of:=[.CA67]/[.BR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7]-[.CH67]" office:value-type="float" office:value="9" calcext:value-type="float">
            <text:p>9</text:p>
          </table:table-cell>
          <table:table-cell table:formula="of:=[.CL67]/[.CD67]" office:value-type="float" office:value="0.09" calcext:value-type="float">
            <text:p>0,09</text:p>
          </table:table-cell>
          <table:table-cell table:formula="of:=[.CE67]-[.CI67]" office:value-type="float" office:value="1000" calcext:value-type="float">
            <text:p>1000</text:p>
          </table:table-cell>
          <table:table-cell table:formula="of:=[.CN67]/[.CE6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8]-[.AH68]" office:value-type="float" office:value="44" calcext:value-type="float">
            <text:p>44</text:p>
          </table:table-cell>
          <table:table-cell table:formula="of:=[.AL68]/[.AD68]" office:value-type="float" office:value="0.44" calcext:value-type="float">
            <text:p>0,44</text:p>
          </table:table-cell>
          <table:table-cell table:formula="of:=[.AE68]-[.AI68]" office:value-type="float" office:value="1000" calcext:value-type="float">
            <text:p>1000</text:p>
          </table:table-cell>
          <table:table-cell table:formula="of:=[.AN68]/[.AE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8]-[.AU68]" office:value-type="float" office:value="44" calcext:value-type="float">
            <text:p>44</text:p>
          </table:table-cell>
          <table:table-cell table:formula="of:=[.AY68]/[.AQ68]" office:value-type="float" office:value="0.44" calcext:value-type="float">
            <text:p>0,44</text:p>
          </table:table-cell>
          <table:table-cell table:formula="of:=[.AR68]-[.AV68]" office:value-type="float" office:value="1000" calcext:value-type="float">
            <text:p>1000</text:p>
          </table:table-cell>
          <table:table-cell table:formula="of:=[.BA68]/[.AR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8]-[.BH68]" office:value-type="float" office:value="44" calcext:value-type="float">
            <text:p>44</text:p>
          </table:table-cell>
          <table:table-cell table:formula="of:=[.BL68]/[.BD68]" office:value-type="float" office:value="0.44" calcext:value-type="float">
            <text:p>0,44</text:p>
          </table:table-cell>
          <table:table-cell table:formula="of:=[.BE68]-[.BI68]" office:value-type="float" office:value="1000" calcext:value-type="float">
            <text:p>1000</text:p>
          </table:table-cell>
          <table:table-cell table:formula="of:=[.BN68]/[.BE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8]-[.BU68]" office:value-type="float" office:value="44" calcext:value-type="float">
            <text:p>44</text:p>
          </table:table-cell>
          <table:table-cell table:formula="of:=[.BY68]/[.BQ68]" office:value-type="float" office:value="0.44" calcext:value-type="float">
            <text:p>0,44</text:p>
          </table:table-cell>
          <table:table-cell table:formula="of:=[.BR68]-[.BV68]" office:value-type="float" office:value="1000" calcext:value-type="float">
            <text:p>1000</text:p>
          </table:table-cell>
          <table:table-cell table:formula="of:=[.CA68]/[.BR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8]-[.CH68]" office:value-type="float" office:value="19" calcext:value-type="float">
            <text:p>19</text:p>
          </table:table-cell>
          <table:table-cell table:formula="of:=[.CL68]/[.CD68]" office:value-type="float" office:value="0.19" calcext:value-type="float">
            <text:p>0,19</text:p>
          </table:table-cell>
          <table:table-cell table:formula="of:=[.CE68]-[.CI68]" office:value-type="float" office:value="1000" calcext:value-type="float">
            <text:p>1000</text:p>
          </table:table-cell>
          <table:table-cell table:formula="of:=[.CN68]/[.CE6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9]-[.AH69]" office:value-type="float" office:value="0" calcext:value-type="float">
            <text:p>0</text:p>
          </table:table-cell>
          <table:table-cell table:formula="of:=[.AL69]/[.AD69]" office:value-type="float" office:value="0" calcext:value-type="float">
            <text:p>0</text:p>
          </table:table-cell>
          <table:table-cell table:formula="of:=[.AE69]-[.AI69]" office:value-type="float" office:value="1000" calcext:value-type="float">
            <text:p>1000</text:p>
          </table:table-cell>
          <table:table-cell table:formula="of:=[.AN69]/[.AE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9]-[.AU69]" office:value-type="float" office:value="0" calcext:value-type="float">
            <text:p>0</text:p>
          </table:table-cell>
          <table:table-cell table:formula="of:=[.AY69]/[.AQ69]" office:value-type="float" office:value="0" calcext:value-type="float">
            <text:p>0</text:p>
          </table:table-cell>
          <table:table-cell table:formula="of:=[.AR69]-[.AV69]" office:value-type="float" office:value="1000" calcext:value-type="float">
            <text:p>1000</text:p>
          </table:table-cell>
          <table:table-cell table:formula="of:=[.BA69]/[.AR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9]-[.BH69]" office:value-type="float" office:value="0" calcext:value-type="float">
            <text:p>0</text:p>
          </table:table-cell>
          <table:table-cell table:formula="of:=[.BL69]/[.BD69]" office:value-type="float" office:value="0" calcext:value-type="float">
            <text:p>0</text:p>
          </table:table-cell>
          <table:table-cell table:formula="of:=[.BE69]-[.BI69]" office:value-type="float" office:value="1000" calcext:value-type="float">
            <text:p>1000</text:p>
          </table:table-cell>
          <table:table-cell table:formula="of:=[.BN69]/[.BE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9]-[.BU69]" office:value-type="float" office:value="0" calcext:value-type="float">
            <text:p>0</text:p>
          </table:table-cell>
          <table:table-cell table:formula="of:=[.BY69]/[.BQ69]" office:value-type="float" office:value="0" calcext:value-type="float">
            <text:p>0</text:p>
          </table:table-cell>
          <table:table-cell table:formula="of:=[.BR69]-[.BV69]" office:value-type="float" office:value="1000" calcext:value-type="float">
            <text:p>1000</text:p>
          </table:table-cell>
          <table:table-cell table:formula="of:=[.CA69]/[.BR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9]-[.CH69]" office:value-type="float" office:value="0" calcext:value-type="float">
            <text:p>0</text:p>
          </table:table-cell>
          <table:table-cell table:formula="of:=[.CL69]/[.CD69]" office:value-type="float" office:value="0" calcext:value-type="float">
            <text:p>0</text:p>
          </table:table-cell>
          <table:table-cell table:formula="of:=[.CE69]-[.CI69]" office:value-type="float" office:value="1000" calcext:value-type="float">
            <text:p>1000</text:p>
          </table:table-cell>
          <table:table-cell table:formula="of:=[.CN69]/[.CE6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0]-[.AH70]" office:value-type="float" office:value="0" calcext:value-type="float">
            <text:p>0</text:p>
          </table:table-cell>
          <table:table-cell table:formula="of:=[.AL70]/[.AD70]" office:value-type="float" office:value="0" calcext:value-type="float">
            <text:p>0</text:p>
          </table:table-cell>
          <table:table-cell table:formula="of:=[.AE70]-[.AI70]" office:value-type="float" office:value="1000" calcext:value-type="float">
            <text:p>1000</text:p>
          </table:table-cell>
          <table:table-cell table:formula="of:=[.AN70]/[.AE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0]-[.AU70]" office:value-type="float" office:value="0" calcext:value-type="float">
            <text:p>0</text:p>
          </table:table-cell>
          <table:table-cell table:formula="of:=[.AY70]/[.AQ70]" office:value-type="float" office:value="0" calcext:value-type="float">
            <text:p>0</text:p>
          </table:table-cell>
          <table:table-cell table:formula="of:=[.AR70]-[.AV70]" office:value-type="float" office:value="1000" calcext:value-type="float">
            <text:p>1000</text:p>
          </table:table-cell>
          <table:table-cell table:formula="of:=[.BA70]/[.AR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1000" calcext:value-type="float">
            <text:p>1000</text:p>
          </table:table-cell>
          <table:table-cell table:formula="of:=[.BN70]/[.BE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0]-[.BU70]" office:value-type="float" office:value="0" calcext:value-type="float">
            <text:p>0</text:p>
          </table:table-cell>
          <table:table-cell table:formula="of:=[.BY70]/[.BQ70]" office:value-type="float" office:value="0" calcext:value-type="float">
            <text:p>0</text:p>
          </table:table-cell>
          <table:table-cell table:formula="of:=[.BR70]-[.BV70]" office:value-type="float" office:value="1000" calcext:value-type="float">
            <text:p>1000</text:p>
          </table:table-cell>
          <table:table-cell table:formula="of:=[.CA70]/[.BR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0]-[.CH70]" office:value-type="float" office:value="0" calcext:value-type="float">
            <text:p>0</text:p>
          </table:table-cell>
          <table:table-cell table:formula="of:=[.CL70]/[.CD70]" office:value-type="float" office:value="0" calcext:value-type="float">
            <text:p>0</text:p>
          </table:table-cell>
          <table:table-cell table:formula="of:=[.CE70]-[.CI70]" office:value-type="float" office:value="1000" calcext:value-type="float">
            <text:p>1000</text:p>
          </table:table-cell>
          <table:table-cell table:formula="of:=[.CN70]/[.CE7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1]-[.AH71]" office:value-type="float" office:value="9" calcext:value-type="float">
            <text:p>9</text:p>
          </table:table-cell>
          <table:table-cell table:formula="of:=[.AL71]/[.AD71]" office:value-type="float" office:value="0.09" calcext:value-type="float">
            <text:p>0,09</text:p>
          </table:table-cell>
          <table:table-cell table:formula="of:=[.AE71]-[.AI71]" office:value-type="float" office:value="1000" calcext:value-type="float">
            <text:p>1000</text:p>
          </table:table-cell>
          <table:table-cell table:formula="of:=[.AN71]/[.AE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1]-[.AU71]" office:value-type="float" office:value="9" calcext:value-type="float">
            <text:p>9</text:p>
          </table:table-cell>
          <table:table-cell table:formula="of:=[.AY71]/[.AQ71]" office:value-type="float" office:value="0.09" calcext:value-type="float">
            <text:p>0,09</text:p>
          </table:table-cell>
          <table:table-cell table:formula="of:=[.AR71]-[.AV71]" office:value-type="float" office:value="1000" calcext:value-type="float">
            <text:p>1000</text:p>
          </table:table-cell>
          <table:table-cell table:formula="of:=[.BA71]/[.AR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1]-[.BH71]" office:value-type="float" office:value="9" calcext:value-type="float">
            <text:p>9</text:p>
          </table:table-cell>
          <table:table-cell table:formula="of:=[.BL71]/[.BD71]" office:value-type="float" office:value="0.09" calcext:value-type="float">
            <text:p>0,09</text:p>
          </table:table-cell>
          <table:table-cell table:formula="of:=[.BE71]-[.BI71]" office:value-type="float" office:value="1000" calcext:value-type="float">
            <text:p>1000</text:p>
          </table:table-cell>
          <table:table-cell table:formula="of:=[.BN71]/[.BE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1]-[.BU71]" office:value-type="float" office:value="9" calcext:value-type="float">
            <text:p>9</text:p>
          </table:table-cell>
          <table:table-cell table:formula="of:=[.BY71]/[.BQ71]" office:value-type="float" office:value="0.09" calcext:value-type="float">
            <text:p>0,09</text:p>
          </table:table-cell>
          <table:table-cell table:formula="of:=[.BR71]-[.BV71]" office:value-type="float" office:value="1000" calcext:value-type="float">
            <text:p>1000</text:p>
          </table:table-cell>
          <table:table-cell table:formula="of:=[.CA71]/[.BR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1]-[.CH71]" office:value-type="float" office:value="9" calcext:value-type="float">
            <text:p>9</text:p>
          </table:table-cell>
          <table:table-cell table:formula="of:=[.CL71]/[.CD71]" office:value-type="float" office:value="0.09" calcext:value-type="float">
            <text:p>0,09</text:p>
          </table:table-cell>
          <table:table-cell table:formula="of:=[.CE71]-[.CI71]" office:value-type="float" office:value="1000" calcext:value-type="float">
            <text:p>1000</text:p>
          </table:table-cell>
          <table:table-cell table:formula="of:=[.CN71]/[.CE7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2]-[.AH72]" office:value-type="float" office:value="0" calcext:value-type="float">
            <text:p>0</text:p>
          </table:table-cell>
          <table:table-cell table:formula="of:=[.AL72]/[.AD72]" office:value-type="float" office:value="0" calcext:value-type="float">
            <text:p>0</text:p>
          </table:table-cell>
          <table:table-cell table:formula="of:=[.AE72]-[.AI72]" office:value-type="float" office:value="1000" calcext:value-type="float">
            <text:p>1000</text:p>
          </table:table-cell>
          <table:table-cell table:formula="of:=[.AN72]/[.AE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2]-[.AU72]" office:value-type="float" office:value="0" calcext:value-type="float">
            <text:p>0</text:p>
          </table:table-cell>
          <table:table-cell table:formula="of:=[.AY72]/[.AQ72]" office:value-type="float" office:value="0" calcext:value-type="float">
            <text:p>0</text:p>
          </table:table-cell>
          <table:table-cell table:formula="of:=[.AR72]-[.AV72]" office:value-type="float" office:value="1000" calcext:value-type="float">
            <text:p>1000</text:p>
          </table:table-cell>
          <table:table-cell table:formula="of:=[.BA72]/[.AR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2]-[.BH72]" office:value-type="float" office:value="0" calcext:value-type="float">
            <text:p>0</text:p>
          </table:table-cell>
          <table:table-cell table:formula="of:=[.BL72]/[.BD72]" office:value-type="float" office:value="0" calcext:value-type="float">
            <text:p>0</text:p>
          </table:table-cell>
          <table:table-cell table:formula="of:=[.BE72]-[.BI72]" office:value-type="float" office:value="1000" calcext:value-type="float">
            <text:p>1000</text:p>
          </table:table-cell>
          <table:table-cell table:formula="of:=[.BN72]/[.BE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2]-[.BU72]" office:value-type="float" office:value="0" calcext:value-type="float">
            <text:p>0</text:p>
          </table:table-cell>
          <table:table-cell table:formula="of:=[.BY72]/[.BQ72]" office:value-type="float" office:value="0" calcext:value-type="float">
            <text:p>0</text:p>
          </table:table-cell>
          <table:table-cell table:formula="of:=[.BR72]-[.BV72]" office:value-type="float" office:value="1000" calcext:value-type="float">
            <text:p>1000</text:p>
          </table:table-cell>
          <table:table-cell table:formula="of:=[.CA72]/[.BR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2]-[.CH72]" office:value-type="float" office:value="0" calcext:value-type="float">
            <text:p>0</text:p>
          </table:table-cell>
          <table:table-cell table:formula="of:=[.CL72]/[.CD72]" office:value-type="float" office:value="0" calcext:value-type="float">
            <text:p>0</text:p>
          </table:table-cell>
          <table:table-cell table:formula="of:=[.CE72]-[.CI72]" office:value-type="float" office:value="1000" calcext:value-type="float">
            <text:p>1000</text:p>
          </table:table-cell>
          <table:table-cell table:formula="of:=[.CN72]/[.CE7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3]-[.AH73]" office:value-type="float" office:value="34" calcext:value-type="float">
            <text:p>34</text:p>
          </table:table-cell>
          <table:table-cell table:formula="of:=[.AL73]/[.AD73]" office:value-type="float" office:value="0.34" calcext:value-type="float">
            <text:p>0,34</text:p>
          </table:table-cell>
          <table:table-cell table:formula="of:=[.AE73]-[.AI73]" office:value-type="float" office:value="1000" calcext:value-type="float">
            <text:p>1000</text:p>
          </table:table-cell>
          <table:table-cell table:formula="of:=[.AN73]/[.AE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3]-[.AU73]" office:value-type="float" office:value="34" calcext:value-type="float">
            <text:p>34</text:p>
          </table:table-cell>
          <table:table-cell table:formula="of:=[.AY73]/[.AQ73]" office:value-type="float" office:value="0.34" calcext:value-type="float">
            <text:p>0,34</text:p>
          </table:table-cell>
          <table:table-cell table:formula="of:=[.AR73]-[.AV73]" office:value-type="float" office:value="1000" calcext:value-type="float">
            <text:p>1000</text:p>
          </table:table-cell>
          <table:table-cell table:formula="of:=[.BA73]/[.AR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3]-[.BH73]" office:value-type="float" office:value="34" calcext:value-type="float">
            <text:p>34</text:p>
          </table:table-cell>
          <table:table-cell table:formula="of:=[.BL73]/[.BD73]" office:value-type="float" office:value="0.34" calcext:value-type="float">
            <text:p>0,34</text:p>
          </table:table-cell>
          <table:table-cell table:formula="of:=[.BE73]-[.BI73]" office:value-type="float" office:value="1000" calcext:value-type="float">
            <text:p>1000</text:p>
          </table:table-cell>
          <table:table-cell table:formula="of:=[.BN73]/[.BE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3]-[.BU73]" office:value-type="float" office:value="34" calcext:value-type="float">
            <text:p>34</text:p>
          </table:table-cell>
          <table:table-cell table:formula="of:=[.BY73]/[.BQ73]" office:value-type="float" office:value="0.34" calcext:value-type="float">
            <text:p>0,34</text:p>
          </table:table-cell>
          <table:table-cell table:formula="of:=[.BR73]-[.BV73]" office:value-type="float" office:value="1000" calcext:value-type="float">
            <text:p>1000</text:p>
          </table:table-cell>
          <table:table-cell table:formula="of:=[.CA73]/[.BR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3]-[.CH73]" office:value-type="float" office:value="34" calcext:value-type="float">
            <text:p>34</text:p>
          </table:table-cell>
          <table:table-cell table:formula="of:=[.CL73]/[.CD73]" office:value-type="float" office:value="0.34" calcext:value-type="float">
            <text:p>0,34</text:p>
          </table:table-cell>
          <table:table-cell table:formula="of:=[.CE73]-[.CI73]" office:value-type="float" office:value="1000" calcext:value-type="float">
            <text:p>1000</text:p>
          </table:table-cell>
          <table:table-cell table:formula="of:=[.CN73]/[.CE7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4]-[.AH74]" office:value-type="float" office:value="34" calcext:value-type="float">
            <text:p>34</text:p>
          </table:table-cell>
          <table:table-cell table:formula="of:=[.AL74]/[.AD74]" office:value-type="float" office:value="0.34" calcext:value-type="float">
            <text:p>0,34</text:p>
          </table:table-cell>
          <table:table-cell table:formula="of:=[.AE74]-[.AI74]" office:value-type="float" office:value="1000" calcext:value-type="float">
            <text:p>1000</text:p>
          </table:table-cell>
          <table:table-cell table:formula="of:=[.AN74]/[.AE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4]-[.AU74]" office:value-type="float" office:value="19" calcext:value-type="float">
            <text:p>19</text:p>
          </table:table-cell>
          <table:table-cell table:formula="of:=[.AY74]/[.AQ74]" office:value-type="float" office:value="0.19" calcext:value-type="float">
            <text:p>0,19</text:p>
          </table:table-cell>
          <table:table-cell table:formula="of:=[.AR74]-[.AV74]" office:value-type="float" office:value="1000" calcext:value-type="float">
            <text:p>1000</text:p>
          </table:table-cell>
          <table:table-cell table:formula="of:=[.BA74]/[.AR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4]-[.BH74]" office:value-type="float" office:value="19" calcext:value-type="float">
            <text:p>19</text:p>
          </table:table-cell>
          <table:table-cell table:formula="of:=[.BL74]/[.BD74]" office:value-type="float" office:value="0.19" calcext:value-type="float">
            <text:p>0,19</text:p>
          </table:table-cell>
          <table:table-cell table:formula="of:=[.BE74]-[.BI74]" office:value-type="float" office:value="1000" calcext:value-type="float">
            <text:p>1000</text:p>
          </table:table-cell>
          <table:table-cell table:formula="of:=[.BN74]/[.BE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4]-[.BU74]" office:value-type="float" office:value="0" calcext:value-type="float">
            <text:p>0</text:p>
          </table:table-cell>
          <table:table-cell table:formula="of:=[.BY74]/[.BQ74]" office:value-type="float" office:value="0" calcext:value-type="float">
            <text:p>0</text:p>
          </table:table-cell>
          <table:table-cell table:formula="of:=[.BR74]-[.BV74]" office:value-type="float" office:value="1000" calcext:value-type="float">
            <text:p>1000</text:p>
          </table:table-cell>
          <table:table-cell table:formula="of:=[.CA74]/[.BR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1000" calcext:value-type="float">
            <text:p>1000</text:p>
          </table:table-cell>
          <table:table-cell table:formula="of:=[.CN74]/[.CE7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5]-[.AH75]" office:value-type="float" office:value="34" calcext:value-type="float">
            <text:p>34</text:p>
          </table:table-cell>
          <table:table-cell table:formula="of:=[.AL75]/[.AD75]" office:value-type="float" office:value="0.34" calcext:value-type="float">
            <text:p>0,34</text:p>
          </table:table-cell>
          <table:table-cell table:formula="of:=[.AE75]-[.AI75]" office:value-type="float" office:value="1000" calcext:value-type="float">
            <text:p>1000</text:p>
          </table:table-cell>
          <table:table-cell table:formula="of:=[.AN75]/[.AE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5]-[.AU75]" office:value-type="float" office:value="19" calcext:value-type="float">
            <text:p>19</text:p>
          </table:table-cell>
          <table:table-cell table:formula="of:=[.AY75]/[.AQ75]" office:value-type="float" office:value="0.19" calcext:value-type="float">
            <text:p>0,19</text:p>
          </table:table-cell>
          <table:table-cell table:formula="of:=[.AR75]-[.AV75]" office:value-type="float" office:value="1000" calcext:value-type="float">
            <text:p>1000</text:p>
          </table:table-cell>
          <table:table-cell table:formula="of:=[.BA75]/[.AR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5]-[.BH75]" office:value-type="float" office:value="19" calcext:value-type="float">
            <text:p>19</text:p>
          </table:table-cell>
          <table:table-cell table:formula="of:=[.BL75]/[.BD75]" office:value-type="float" office:value="0.19" calcext:value-type="float">
            <text:p>0,19</text:p>
          </table:table-cell>
          <table:table-cell table:formula="of:=[.BE75]-[.BI75]" office:value-type="float" office:value="1000" calcext:value-type="float">
            <text:p>1000</text:p>
          </table:table-cell>
          <table:table-cell table:formula="of:=[.BN75]/[.BE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5]-[.BU75]" office:value-type="float" office:value="19" calcext:value-type="float">
            <text:p>19</text:p>
          </table:table-cell>
          <table:table-cell table:formula="of:=[.BY75]/[.BQ75]" office:value-type="float" office:value="0.19" calcext:value-type="float">
            <text:p>0,19</text:p>
          </table:table-cell>
          <table:table-cell table:formula="of:=[.BR75]-[.BV75]" office:value-type="float" office:value="1000" calcext:value-type="float">
            <text:p>1000</text:p>
          </table:table-cell>
          <table:table-cell table:formula="of:=[.CA75]/[.BR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5]-[.CH75]" office:value-type="float" office:value="19" calcext:value-type="float">
            <text:p>19</text:p>
          </table:table-cell>
          <table:table-cell table:formula="of:=[.CL75]/[.CD75]" office:value-type="float" office:value="0.19" calcext:value-type="float">
            <text:p>0,19</text:p>
          </table:table-cell>
          <table:table-cell table:formula="of:=[.CE75]-[.CI75]" office:value-type="float" office:value="1000" calcext:value-type="float">
            <text:p>1000</text:p>
          </table:table-cell>
          <table:table-cell table:formula="of:=[.CN75]/[.CE7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6]-[.AH76]" office:value-type="float" office:value="71" calcext:value-type="float">
            <text:p>71</text:p>
          </table:table-cell>
          <table:table-cell table:formula="of:=[.AL76]/[.AD76]" office:value-type="float" office:value="0.71" calcext:value-type="float">
            <text:p>0,71</text:p>
          </table:table-cell>
          <table:table-cell table:formula="of:=[.AE76]-[.AI76]" office:value-type="float" office:value="1000" calcext:value-type="float">
            <text:p>1000</text:p>
          </table:table-cell>
          <table:table-cell table:formula="of:=[.AN76]/[.AE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6]-[.AU76]" office:value-type="float" office:value="71" calcext:value-type="float">
            <text:p>71</text:p>
          </table:table-cell>
          <table:table-cell table:formula="of:=[.AY76]/[.AQ76]" office:value-type="float" office:value="0.71" calcext:value-type="float">
            <text:p>0,71</text:p>
          </table:table-cell>
          <table:table-cell table:formula="of:=[.AR76]-[.AV76]" office:value-type="float" office:value="1000" calcext:value-type="float">
            <text:p>1000</text:p>
          </table:table-cell>
          <table:table-cell table:formula="of:=[.BA76]/[.AR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6]-[.BH76]" office:value-type="float" office:value="71" calcext:value-type="float">
            <text:p>71</text:p>
          </table:table-cell>
          <table:table-cell table:formula="of:=[.BL76]/[.BD76]" office:value-type="float" office:value="0.71" calcext:value-type="float">
            <text:p>0,71</text:p>
          </table:table-cell>
          <table:table-cell table:formula="of:=[.BE76]-[.BI76]" office:value-type="float" office:value="1000" calcext:value-type="float">
            <text:p>1000</text:p>
          </table:table-cell>
          <table:table-cell table:formula="of:=[.BN76]/[.BE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6]-[.BU76]" office:value-type="float" office:value="0" calcext:value-type="float">
            <text:p>0</text:p>
          </table:table-cell>
          <table:table-cell table:formula="of:=[.BY76]/[.BQ76]" office:value-type="float" office:value="0" calcext:value-type="float">
            <text:p>0</text:p>
          </table:table-cell>
          <table:table-cell table:formula="of:=[.BR76]-[.BV76]" office:value-type="float" office:value="1000" calcext:value-type="float">
            <text:p>1000</text:p>
          </table:table-cell>
          <table:table-cell table:formula="of:=[.CA76]/[.BR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6]-[.CH76]" office:value-type="float" office:value="0" calcext:value-type="float">
            <text:p>0</text:p>
          </table:table-cell>
          <table:table-cell table:formula="of:=[.CL76]/[.CD76]" office:value-type="float" office:value="0" calcext:value-type="float">
            <text:p>0</text:p>
          </table:table-cell>
          <table:table-cell table:formula="of:=[.CE76]-[.CI76]" office:value-type="float" office:value="1000" calcext:value-type="float">
            <text:p>1000</text:p>
          </table:table-cell>
          <table:table-cell table:formula="of:=[.CN76]/[.CE7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7]-[.AH77]" office:value-type="float" office:value="77" calcext:value-type="float">
            <text:p>77</text:p>
          </table:table-cell>
          <table:table-cell table:formula="of:=[.AL77]/[.AD77]" office:value-type="float" office:value="0.77" calcext:value-type="float">
            <text:p>0,77</text:p>
          </table:table-cell>
          <table:table-cell table:formula="of:=[.AE77]-[.AI77]" office:value-type="float" office:value="1000" calcext:value-type="float">
            <text:p>1000</text:p>
          </table:table-cell>
          <table:table-cell table:formula="of:=[.AN77]/[.AE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1000" calcext:value-type="float">
            <text:p>1000</text:p>
          </table:table-cell>
          <table:table-cell table:formula="of:=[.BA77]/[.AR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7]-[.BH77]" office:value-type="float" office:value="0" calcext:value-type="float">
            <text:p>0</text:p>
          </table:table-cell>
          <table:table-cell table:formula="of:=[.BL77]/[.BD77]" office:value-type="float" office:value="0" calcext:value-type="float">
            <text:p>0</text:p>
          </table:table-cell>
          <table:table-cell table:formula="of:=[.BE77]-[.BI77]" office:value-type="float" office:value="1000" calcext:value-type="float">
            <text:p>1000</text:p>
          </table:table-cell>
          <table:table-cell table:formula="of:=[.BN77]/[.BE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7]-[.BU77]" office:value-type="float" office:value="0" calcext:value-type="float">
            <text:p>0</text:p>
          </table:table-cell>
          <table:table-cell table:formula="of:=[.BY77]/[.BQ77]" office:value-type="float" office:value="0" calcext:value-type="float">
            <text:p>0</text:p>
          </table:table-cell>
          <table:table-cell table:formula="of:=[.BR77]-[.BV77]" office:value-type="float" office:value="1000" calcext:value-type="float">
            <text:p>1000</text:p>
          </table:table-cell>
          <table:table-cell table:formula="of:=[.CA77]/[.BR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7]-[.CH77]" office:value-type="float" office:value="0" calcext:value-type="float">
            <text:p>0</text:p>
          </table:table-cell>
          <table:table-cell table:formula="of:=[.CL77]/[.CD77]" office:value-type="float" office:value="0" calcext:value-type="float">
            <text:p>0</text:p>
          </table:table-cell>
          <table:table-cell table:formula="of:=[.CE77]-[.CI77]" office:value-type="float" office:value="1000" calcext:value-type="float">
            <text:p>1000</text:p>
          </table:table-cell>
          <table:table-cell table:formula="of:=[.CN77]/[.CE7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8]-[.AH78]" office:value-type="float" office:value="0" calcext:value-type="float">
            <text:p>0</text:p>
          </table:table-cell>
          <table:table-cell table:formula="of:=[.AL78]/[.AD78]" office:value-type="float" office:value="0" calcext:value-type="float">
            <text:p>0</text:p>
          </table:table-cell>
          <table:table-cell table:formula="of:=[.AE78]-[.AI78]" office:value-type="float" office:value="1000" calcext:value-type="float">
            <text:p>1000</text:p>
          </table:table-cell>
          <table:table-cell table:formula="of:=[.AN78]/[.AE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8]-[.AU78]" office:value-type="float" office:value="0" calcext:value-type="float">
            <text:p>0</text:p>
          </table:table-cell>
          <table:table-cell table:formula="of:=[.AY78]/[.AQ78]" office:value-type="float" office:value="0" calcext:value-type="float">
            <text:p>0</text:p>
          </table:table-cell>
          <table:table-cell table:formula="of:=[.AR78]-[.AV78]" office:value-type="float" office:value="1000" calcext:value-type="float">
            <text:p>1000</text:p>
          </table:table-cell>
          <table:table-cell table:formula="of:=[.BA78]/[.AR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1000" calcext:value-type="float">
            <text:p>1000</text:p>
          </table:table-cell>
          <table:table-cell table:formula="of:=[.BN78]/[.BE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8]-[.BU78]" office:value-type="float" office:value="0" calcext:value-type="float">
            <text:p>0</text:p>
          </table:table-cell>
          <table:table-cell table:formula="of:=[.BY78]/[.BQ78]" office:value-type="float" office:value="0" calcext:value-type="float">
            <text:p>0</text:p>
          </table:table-cell>
          <table:table-cell table:formula="of:=[.BR78]-[.BV78]" office:value-type="float" office:value="1000" calcext:value-type="float">
            <text:p>1000</text:p>
          </table:table-cell>
          <table:table-cell table:formula="of:=[.CA78]/[.BR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8]-[.CH78]" office:value-type="float" office:value="0" calcext:value-type="float">
            <text:p>0</text:p>
          </table:table-cell>
          <table:table-cell table:formula="of:=[.CL78]/[.CD78]" office:value-type="float" office:value="0" calcext:value-type="float">
            <text:p>0</text:p>
          </table:table-cell>
          <table:table-cell table:formula="of:=[.CE78]-[.CI78]" office:value-type="float" office:value="1000" calcext:value-type="float">
            <text:p>1000</text:p>
          </table:table-cell>
          <table:table-cell table:formula="of:=[.CN78]/[.CE7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9]-[.AH79]" office:value-type="float" office:value="81" calcext:value-type="float">
            <text:p>81</text:p>
          </table:table-cell>
          <table:table-cell table:formula="of:=[.AL79]/[.AD79]" office:value-type="float" office:value="0.81" calcext:value-type="float">
            <text:p>0,81</text:p>
          </table:table-cell>
          <table:table-cell table:formula="of:=[.AE79]-[.AI79]" office:value-type="float" office:value="1000" calcext:value-type="float">
            <text:p>1000</text:p>
          </table:table-cell>
          <table:table-cell table:formula="of:=[.AN79]/[.AE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9]-[.AU79]" office:value-type="float" office:value="0" calcext:value-type="float">
            <text:p>0</text:p>
          </table:table-cell>
          <table:table-cell table:formula="of:=[.AY79]/[.AQ79]" office:value-type="float" office:value="0" calcext:value-type="float">
            <text:p>0</text:p>
          </table:table-cell>
          <table:table-cell table:formula="of:=[.AR79]-[.AV79]" office:value-type="float" office:value="1000" calcext:value-type="float">
            <text:p>1000</text:p>
          </table:table-cell>
          <table:table-cell table:formula="of:=[.BA79]/[.AR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9]-[.BH79]" office:value-type="float" office:value="0" calcext:value-type="float">
            <text:p>0</text:p>
          </table:table-cell>
          <table:table-cell table:formula="of:=[.BL79]/[.BD79]" office:value-type="float" office:value="0" calcext:value-type="float">
            <text:p>0</text:p>
          </table:table-cell>
          <table:table-cell table:formula="of:=[.BE79]-[.BI79]" office:value-type="float" office:value="1000" calcext:value-type="float">
            <text:p>1000</text:p>
          </table:table-cell>
          <table:table-cell table:formula="of:=[.BN79]/[.BE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9]-[.BU79]" office:value-type="float" office:value="0" calcext:value-type="float">
            <text:p>0</text:p>
          </table:table-cell>
          <table:table-cell table:formula="of:=[.BY79]/[.BQ79]" office:value-type="float" office:value="0" calcext:value-type="float">
            <text:p>0</text:p>
          </table:table-cell>
          <table:table-cell table:formula="of:=[.BR79]-[.BV79]" office:value-type="float" office:value="1000" calcext:value-type="float">
            <text:p>1000</text:p>
          </table:table-cell>
          <table:table-cell table:formula="of:=[.CA79]/[.BR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9]-[.CH79]" office:value-type="float" office:value="0" calcext:value-type="float">
            <text:p>0</text:p>
          </table:table-cell>
          <table:table-cell table:formula="of:=[.CL79]/[.CD79]" office:value-type="float" office:value="0" calcext:value-type="float">
            <text:p>0</text:p>
          </table:table-cell>
          <table:table-cell table:formula="of:=[.CE79]-[.CI79]" office:value-type="float" office:value="1000" calcext:value-type="float">
            <text:p>1000</text:p>
          </table:table-cell>
          <table:table-cell table:formula="of:=[.CN79]/[.CE7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0]-[.AH80]" office:value-type="float" office:value="0" calcext:value-type="float">
            <text:p>0</text:p>
          </table:table-cell>
          <table:table-cell table:formula="of:=[.AL80]/[.AD80]" office:value-type="float" office:value="0" calcext:value-type="float">
            <text:p>0</text:p>
          </table:table-cell>
          <table:table-cell table:formula="of:=[.AE80]-[.AI80]" office:value-type="float" office:value="1000" calcext:value-type="float">
            <text:p>1000</text:p>
          </table:table-cell>
          <table:table-cell table:formula="of:=[.AN80]/[.AE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0]-[.AU80]" office:value-type="float" office:value="0" calcext:value-type="float">
            <text:p>0</text:p>
          </table:table-cell>
          <table:table-cell table:formula="of:=[.AY80]/[.AQ80]" office:value-type="float" office:value="0" calcext:value-type="float">
            <text:p>0</text:p>
          </table:table-cell>
          <table:table-cell table:formula="of:=[.AR80]-[.AV80]" office:value-type="float" office:value="1000" calcext:value-type="float">
            <text:p>1000</text:p>
          </table:table-cell>
          <table:table-cell table:formula="of:=[.BA80]/[.AR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0]-[.BH80]" office:value-type="float" office:value="0" calcext:value-type="float">
            <text:p>0</text:p>
          </table:table-cell>
          <table:table-cell table:formula="of:=[.BL80]/[.BD80]" office:value-type="float" office:value="0" calcext:value-type="float">
            <text:p>0</text:p>
          </table:table-cell>
          <table:table-cell table:formula="of:=[.BE80]-[.BI80]" office:value-type="float" office:value="1000" calcext:value-type="float">
            <text:p>1000</text:p>
          </table:table-cell>
          <table:table-cell table:formula="of:=[.BN80]/[.BE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0]-[.BU80]" office:value-type="float" office:value="0" calcext:value-type="float">
            <text:p>0</text:p>
          </table:table-cell>
          <table:table-cell table:formula="of:=[.BY80]/[.BQ80]" office:value-type="float" office:value="0" calcext:value-type="float">
            <text:p>0</text:p>
          </table:table-cell>
          <table:table-cell table:formula="of:=[.BR80]-[.BV80]" office:value-type="float" office:value="1000" calcext:value-type="float">
            <text:p>1000</text:p>
          </table:table-cell>
          <table:table-cell table:formula="of:=[.CA80]/[.BR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0]-[.CH80]" office:value-type="float" office:value="0" calcext:value-type="float">
            <text:p>0</text:p>
          </table:table-cell>
          <table:table-cell table:formula="of:=[.CL80]/[.CD80]" office:value-type="float" office:value="0" calcext:value-type="float">
            <text:p>0</text:p>
          </table:table-cell>
          <table:table-cell table:formula="of:=[.CE80]-[.CI80]" office:value-type="float" office:value="1000" calcext:value-type="float">
            <text:p>1000</text:p>
          </table:table-cell>
          <table:table-cell table:formula="of:=[.CN80]/[.CE8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1]-[.AH81]" office:value-type="float" office:value="19" calcext:value-type="float">
            <text:p>19</text:p>
          </table:table-cell>
          <table:table-cell table:formula="of:=[.AL81]/[.AD81]" office:value-type="float" office:value="0.19" calcext:value-type="float">
            <text:p>0,19</text:p>
          </table:table-cell>
          <table:table-cell table:formula="of:=[.AE81]-[.AI81]" office:value-type="float" office:value="1000" calcext:value-type="float">
            <text:p>1000</text:p>
          </table:table-cell>
          <table:table-cell table:formula="of:=[.AN81]/[.AE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1]-[.AU81]" office:value-type="float" office:value="19" calcext:value-type="float">
            <text:p>19</text:p>
          </table:table-cell>
          <table:table-cell table:formula="of:=[.AY81]/[.AQ81]" office:value-type="float" office:value="0.19" calcext:value-type="float">
            <text:p>0,19</text:p>
          </table:table-cell>
          <table:table-cell table:formula="of:=[.AR81]-[.AV81]" office:value-type="float" office:value="1000" calcext:value-type="float">
            <text:p>1000</text:p>
          </table:table-cell>
          <table:table-cell table:formula="of:=[.BA81]/[.AR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1]-[.BH81]" office:value-type="float" office:value="9" calcext:value-type="float">
            <text:p>9</text:p>
          </table:table-cell>
          <table:table-cell table:formula="of:=[.BL81]/[.BD81]" office:value-type="float" office:value="0.09" calcext:value-type="float">
            <text:p>0,09</text:p>
          </table:table-cell>
          <table:table-cell table:formula="of:=[.BE81]-[.BI81]" office:value-type="float" office:value="1000" calcext:value-type="float">
            <text:p>1000</text:p>
          </table:table-cell>
          <table:table-cell table:formula="of:=[.BN81]/[.BE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1]-[.BU81]" office:value-type="float" office:value="9" calcext:value-type="float">
            <text:p>9</text:p>
          </table:table-cell>
          <table:table-cell table:formula="of:=[.BY81]/[.BQ81]" office:value-type="float" office:value="0.09" calcext:value-type="float">
            <text:p>0,09</text:p>
          </table:table-cell>
          <table:table-cell table:formula="of:=[.BR81]-[.BV81]" office:value-type="float" office:value="1000" calcext:value-type="float">
            <text:p>1000</text:p>
          </table:table-cell>
          <table:table-cell table:formula="of:=[.CA81]/[.BR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1]-[.CH81]" office:value-type="float" office:value="9" calcext:value-type="float">
            <text:p>9</text:p>
          </table:table-cell>
          <table:table-cell table:formula="of:=[.CL81]/[.CD81]" office:value-type="float" office:value="0.09" calcext:value-type="float">
            <text:p>0,09</text:p>
          </table:table-cell>
          <table:table-cell table:formula="of:=[.CE81]-[.CI81]" office:value-type="float" office:value="1000" calcext:value-type="float">
            <text:p>1000</text:p>
          </table:table-cell>
          <table:table-cell table:formula="of:=[.CN81]/[.CE8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2]-[.AH82]" office:value-type="float" office:value="0" calcext:value-type="float">
            <text:p>0</text:p>
          </table:table-cell>
          <table:table-cell table:formula="of:=[.AL82]/[.AD82]" office:value-type="float" office:value="0" calcext:value-type="float">
            <text:p>0</text:p>
          </table:table-cell>
          <table:table-cell table:formula="of:=[.AE82]-[.AI82]" office:value-type="float" office:value="1000" calcext:value-type="float">
            <text:p>1000</text:p>
          </table:table-cell>
          <table:table-cell table:formula="of:=[.AN82]/[.AE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2]-[.AU82]" office:value-type="float" office:value="0" calcext:value-type="float">
            <text:p>0</text:p>
          </table:table-cell>
          <table:table-cell table:formula="of:=[.AY82]/[.AQ82]" office:value-type="float" office:value="0" calcext:value-type="float">
            <text:p>0</text:p>
          </table:table-cell>
          <table:table-cell table:formula="of:=[.AR82]-[.AV82]" office:value-type="float" office:value="1000" calcext:value-type="float">
            <text:p>1000</text:p>
          </table:table-cell>
          <table:table-cell table:formula="of:=[.BA82]/[.AR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2]-[.BH82]" office:value-type="float" office:value="0" calcext:value-type="float">
            <text:p>0</text:p>
          </table:table-cell>
          <table:table-cell table:formula="of:=[.BL82]/[.BD82]" office:value-type="float" office:value="0" calcext:value-type="float">
            <text:p>0</text:p>
          </table:table-cell>
          <table:table-cell table:formula="of:=[.BE82]-[.BI82]" office:value-type="float" office:value="1000" calcext:value-type="float">
            <text:p>1000</text:p>
          </table:table-cell>
          <table:table-cell table:formula="of:=[.BN82]/[.BE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2]-[.BU82]" office:value-type="float" office:value="0" calcext:value-type="float">
            <text:p>0</text:p>
          </table:table-cell>
          <table:table-cell table:formula="of:=[.BY82]/[.BQ82]" office:value-type="float" office:value="0" calcext:value-type="float">
            <text:p>0</text:p>
          </table:table-cell>
          <table:table-cell table:formula="of:=[.BR82]-[.BV82]" office:value-type="float" office:value="1000" calcext:value-type="float">
            <text:p>1000</text:p>
          </table:table-cell>
          <table:table-cell table:formula="of:=[.CA82]/[.BR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2]-[.CH82]" office:value-type="float" office:value="0" calcext:value-type="float">
            <text:p>0</text:p>
          </table:table-cell>
          <table:table-cell table:formula="of:=[.CL82]/[.CD82]" office:value-type="float" office:value="0" calcext:value-type="float">
            <text:p>0</text:p>
          </table:table-cell>
          <table:table-cell table:formula="of:=[.CE82]-[.CI82]" office:value-type="float" office:value="1000" calcext:value-type="float">
            <text:p>1000</text:p>
          </table:table-cell>
          <table:table-cell table:formula="of:=[.CN82]/[.CE8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3]-[.AH83]" office:value-type="float" office:value="50" calcext:value-type="float">
            <text:p>50</text:p>
          </table:table-cell>
          <table:table-cell table:formula="of:=[.AL83]/[.AD83]" office:value-type="float" office:value="0.5" calcext:value-type="float">
            <text:p>0,5</text:p>
          </table:table-cell>
          <table:table-cell table:formula="of:=[.AE83]-[.AI83]" office:value-type="float" office:value="1000" calcext:value-type="float">
            <text:p>1000</text:p>
          </table:table-cell>
          <table:table-cell table:formula="of:=[.AN83]/[.AE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3]-[.AU83]" office:value-type="float" office:value="9" calcext:value-type="float">
            <text:p>9</text:p>
          </table:table-cell>
          <table:table-cell table:formula="of:=[.AY83]/[.AQ83]" office:value-type="float" office:value="0.09" calcext:value-type="float">
            <text:p>0,09</text:p>
          </table:table-cell>
          <table:table-cell table:formula="of:=[.AR83]-[.AV83]" office:value-type="float" office:value="1000" calcext:value-type="float">
            <text:p>1000</text:p>
          </table:table-cell>
          <table:table-cell table:formula="of:=[.BA83]/[.AR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3]-[.BH83]" office:value-type="float" office:value="9" calcext:value-type="float">
            <text:p>9</text:p>
          </table:table-cell>
          <table:table-cell table:formula="of:=[.BL83]/[.BD83]" office:value-type="float" office:value="0.09" calcext:value-type="float">
            <text:p>0,09</text:p>
          </table:table-cell>
          <table:table-cell table:formula="of:=[.BE83]-[.BI83]" office:value-type="float" office:value="1000" calcext:value-type="float">
            <text:p>1000</text:p>
          </table:table-cell>
          <table:table-cell table:formula="of:=[.BN83]/[.BE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3]-[.BU83]" office:value-type="float" office:value="9" calcext:value-type="float">
            <text:p>9</text:p>
          </table:table-cell>
          <table:table-cell table:formula="of:=[.BY83]/[.BQ83]" office:value-type="float" office:value="0.09" calcext:value-type="float">
            <text:p>0,09</text:p>
          </table:table-cell>
          <table:table-cell table:formula="of:=[.BR83]-[.BV83]" office:value-type="float" office:value="1000" calcext:value-type="float">
            <text:p>1000</text:p>
          </table:table-cell>
          <table:table-cell table:formula="of:=[.CA83]/[.BR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3]-[.CH83]" office:value-type="float" office:value="9" calcext:value-type="float">
            <text:p>9</text:p>
          </table:table-cell>
          <table:table-cell table:formula="of:=[.CL83]/[.CD83]" office:value-type="float" office:value="0.09" calcext:value-type="float">
            <text:p>0,09</text:p>
          </table:table-cell>
          <table:table-cell table:formula="of:=[.CE83]-[.CI83]" office:value-type="float" office:value="1000" calcext:value-type="float">
            <text:p>1000</text:p>
          </table:table-cell>
          <table:table-cell table:formula="of:=[.CN83]/[.CE8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4]-[.AH84]" office:value-type="float" office:value="19" calcext:value-type="float">
            <text:p>19</text:p>
          </table:table-cell>
          <table:table-cell table:formula="of:=[.AL84]/[.AD84]" office:value-type="float" office:value="0.19" calcext:value-type="float">
            <text:p>0,19</text:p>
          </table:table-cell>
          <table:table-cell table:formula="of:=[.AE84]-[.AI84]" office:value-type="float" office:value="1000" calcext:value-type="float">
            <text:p>1000</text:p>
          </table:table-cell>
          <table:table-cell table:formula="of:=[.AN84]/[.AE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4]-[.AU84]" office:value-type="float" office:value="9" calcext:value-type="float">
            <text:p>9</text:p>
          </table:table-cell>
          <table:table-cell table:formula="of:=[.AY84]/[.AQ84]" office:value-type="float" office:value="0.09" calcext:value-type="float">
            <text:p>0,09</text:p>
          </table:table-cell>
          <table:table-cell table:formula="of:=[.AR84]-[.AV84]" office:value-type="float" office:value="1000" calcext:value-type="float">
            <text:p>1000</text:p>
          </table:table-cell>
          <table:table-cell table:formula="of:=[.BA84]/[.AR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4]-[.BH84]" office:value-type="float" office:value="9" calcext:value-type="float">
            <text:p>9</text:p>
          </table:table-cell>
          <table:table-cell table:formula="of:=[.BL84]/[.BD84]" office:value-type="float" office:value="0.09" calcext:value-type="float">
            <text:p>0,09</text:p>
          </table:table-cell>
          <table:table-cell table:formula="of:=[.BE84]-[.BI84]" office:value-type="float" office:value="1000" calcext:value-type="float">
            <text:p>1000</text:p>
          </table:table-cell>
          <table:table-cell table:formula="of:=[.BN84]/[.BE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4]-[.BU84]" office:value-type="float" office:value="9" calcext:value-type="float">
            <text:p>9</text:p>
          </table:table-cell>
          <table:table-cell table:formula="of:=[.BY84]/[.BQ84]" office:value-type="float" office:value="0.09" calcext:value-type="float">
            <text:p>0,09</text:p>
          </table:table-cell>
          <table:table-cell table:formula="of:=[.BR84]-[.BV84]" office:value-type="float" office:value="1000" calcext:value-type="float">
            <text:p>1000</text:p>
          </table:table-cell>
          <table:table-cell table:formula="of:=[.CA84]/[.BR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4]-[.CH84]" office:value-type="float" office:value="0" calcext:value-type="float">
            <text:p>0</text:p>
          </table:table-cell>
          <table:table-cell table:formula="of:=[.CL84]/[.CD84]" office:value-type="float" office:value="0" calcext:value-type="float">
            <text:p>0</text:p>
          </table:table-cell>
          <table:table-cell table:formula="of:=[.CE84]-[.CI84]" office:value-type="float" office:value="1000" calcext:value-type="float">
            <text:p>1000</text:p>
          </table:table-cell>
          <table:table-cell table:formula="of:=[.CN84]/[.CE8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5]-[.AH85]" office:value-type="float" office:value="34" calcext:value-type="float">
            <text:p>34</text:p>
          </table:table-cell>
          <table:table-cell table:formula="of:=[.AL85]/[.AD85]" office:value-type="float" office:value="0.34" calcext:value-type="float">
            <text:p>0,34</text:p>
          </table:table-cell>
          <table:table-cell table:formula="of:=[.AE85]-[.AI85]" office:value-type="float" office:value="1000" calcext:value-type="float">
            <text:p>1000</text:p>
          </table:table-cell>
          <table:table-cell table:formula="of:=[.AN85]/[.AE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5]-[.AU85]" office:value-type="float" office:value="27" calcext:value-type="float">
            <text:p>27</text:p>
          </table:table-cell>
          <table:table-cell table:formula="of:=[.AY85]/[.AQ85]" office:value-type="float" office:value="0.27" calcext:value-type="float">
            <text:p>0,27</text:p>
          </table:table-cell>
          <table:table-cell table:formula="of:=[.AR85]-[.AV85]" office:value-type="float" office:value="1000" calcext:value-type="float">
            <text:p>1000</text:p>
          </table:table-cell>
          <table:table-cell table:formula="of:=[.BA85]/[.AR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5]-[.BH85]" office:value-type="float" office:value="27" calcext:value-type="float">
            <text:p>27</text:p>
          </table:table-cell>
          <table:table-cell table:formula="of:=[.BL85]/[.BD85]" office:value-type="float" office:value="0.27" calcext:value-type="float">
            <text:p>0,27</text:p>
          </table:table-cell>
          <table:table-cell table:formula="of:=[.BE85]-[.BI85]" office:value-type="float" office:value="1000" calcext:value-type="float">
            <text:p>1000</text:p>
          </table:table-cell>
          <table:table-cell table:formula="of:=[.BN85]/[.BE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5]-[.BU85]" office:value-type="float" office:value="27" calcext:value-type="float">
            <text:p>27</text:p>
          </table:table-cell>
          <table:table-cell table:formula="of:=[.BY85]/[.BQ85]" office:value-type="float" office:value="0.27" calcext:value-type="float">
            <text:p>0,27</text:p>
          </table:table-cell>
          <table:table-cell table:formula="of:=[.BR85]-[.BV85]" office:value-type="float" office:value="1000" calcext:value-type="float">
            <text:p>1000</text:p>
          </table:table-cell>
          <table:table-cell table:formula="of:=[.CA85]/[.BR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5]-[.CH85]" office:value-type="float" office:value="27" calcext:value-type="float">
            <text:p>27</text:p>
          </table:table-cell>
          <table:table-cell table:formula="of:=[.CL85]/[.CD85]" office:value-type="float" office:value="0.27" calcext:value-type="float">
            <text:p>0,27</text:p>
          </table:table-cell>
          <table:table-cell table:formula="of:=[.CE85]-[.CI85]" office:value-type="float" office:value="1000" calcext:value-type="float">
            <text:p>1000</text:p>
          </table:table-cell>
          <table:table-cell table:formula="of:=[.CN85]/[.CE8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6]-[.AH86]" office:value-type="float" office:value="65" calcext:value-type="float">
            <text:p>65</text:p>
          </table:table-cell>
          <table:table-cell table:formula="of:=[.AL86]/[.AD86]" office:value-type="float" office:value="0.65" calcext:value-type="float">
            <text:p>0,65</text:p>
          </table:table-cell>
          <table:table-cell table:formula="of:=[.AE86]-[.AI86]" office:value-type="float" office:value="1000" calcext:value-type="float">
            <text:p>1000</text:p>
          </table:table-cell>
          <table:table-cell table:formula="of:=[.AN86]/[.AE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6]-[.AU86]" office:value-type="float" office:value="65" calcext:value-type="float">
            <text:p>65</text:p>
          </table:table-cell>
          <table:table-cell table:formula="of:=[.AY86]/[.AQ86]" office:value-type="float" office:value="0.65" calcext:value-type="float">
            <text:p>0,65</text:p>
          </table:table-cell>
          <table:table-cell table:formula="of:=[.AR86]-[.AV86]" office:value-type="float" office:value="1000" calcext:value-type="float">
            <text:p>1000</text:p>
          </table:table-cell>
          <table:table-cell table:formula="of:=[.BA86]/[.AR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6]-[.BH86]" office:value-type="float" office:value="50" calcext:value-type="float">
            <text:p>50</text:p>
          </table:table-cell>
          <table:table-cell table:formula="of:=[.BL86]/[.BD86]" office:value-type="float" office:value="0.5" calcext:value-type="float">
            <text:p>0,5</text:p>
          </table:table-cell>
          <table:table-cell table:formula="of:=[.BE86]-[.BI86]" office:value-type="float" office:value="1000" calcext:value-type="float">
            <text:p>1000</text:p>
          </table:table-cell>
          <table:table-cell table:formula="of:=[.BN86]/[.BE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6]-[.BU86]" office:value-type="float" office:value="50" calcext:value-type="float">
            <text:p>50</text:p>
          </table:table-cell>
          <table:table-cell table:formula="of:=[.BY86]/[.BQ86]" office:value-type="float" office:value="0.5" calcext:value-type="float">
            <text:p>0,5</text:p>
          </table:table-cell>
          <table:table-cell table:formula="of:=[.BR86]-[.BV86]" office:value-type="float" office:value="1000" calcext:value-type="float">
            <text:p>1000</text:p>
          </table:table-cell>
          <table:table-cell table:formula="of:=[.CA86]/[.BR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6]-[.CH86]" office:value-type="float" office:value="27" calcext:value-type="float">
            <text:p>27</text:p>
          </table:table-cell>
          <table:table-cell table:formula="of:=[.CL86]/[.CD86]" office:value-type="float" office:value="0.27" calcext:value-type="float">
            <text:p>0,27</text:p>
          </table:table-cell>
          <table:table-cell table:formula="of:=[.CE86]-[.CI86]" office:value-type="float" office:value="1000" calcext:value-type="float">
            <text:p>1000</text:p>
          </table:table-cell>
          <table:table-cell table:formula="of:=[.CN86]/[.CE8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7]-[.AH87]" office:value-type="float" office:value="58" calcext:value-type="float">
            <text:p>58</text:p>
          </table:table-cell>
          <table:table-cell table:formula="of:=[.AL87]/[.AD87]" office:value-type="float" office:value="0.58" calcext:value-type="float">
            <text:p>0,58</text:p>
          </table:table-cell>
          <table:table-cell table:formula="of:=[.AE87]-[.AI87]" office:value-type="float" office:value="1000" calcext:value-type="float">
            <text:p>1000</text:p>
          </table:table-cell>
          <table:table-cell table:formula="of:=[.AN87]/[.AE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7]-[.AU87]" office:value-type="float" office:value="58" calcext:value-type="float">
            <text:p>58</text:p>
          </table:table-cell>
          <table:table-cell table:formula="of:=[.AY87]/[.AQ87]" office:value-type="float" office:value="0.58" calcext:value-type="float">
            <text:p>0,58</text:p>
          </table:table-cell>
          <table:table-cell table:formula="of:=[.AR87]-[.AV87]" office:value-type="float" office:value="1000" calcext:value-type="float">
            <text:p>1000</text:p>
          </table:table-cell>
          <table:table-cell table:formula="of:=[.BA87]/[.AR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7]-[.BH87]" office:value-type="float" office:value="58" calcext:value-type="float">
            <text:p>58</text:p>
          </table:table-cell>
          <table:table-cell table:formula="of:=[.BL87]/[.BD87]" office:value-type="float" office:value="0.58" calcext:value-type="float">
            <text:p>0,58</text:p>
          </table:table-cell>
          <table:table-cell table:formula="of:=[.BE87]-[.BI87]" office:value-type="float" office:value="1000" calcext:value-type="float">
            <text:p>1000</text:p>
          </table:table-cell>
          <table:table-cell table:formula="of:=[.BN87]/[.BE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7]-[.BU87]" office:value-type="float" office:value="34" calcext:value-type="float">
            <text:p>34</text:p>
          </table:table-cell>
          <table:table-cell table:formula="of:=[.BY87]/[.BQ87]" office:value-type="float" office:value="0.34" calcext:value-type="float">
            <text:p>0,34</text:p>
          </table:table-cell>
          <table:table-cell table:formula="of:=[.BR87]-[.BV87]" office:value-type="float" office:value="1000" calcext:value-type="float">
            <text:p>1000</text:p>
          </table:table-cell>
          <table:table-cell table:formula="of:=[.CA87]/[.BR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7]-[.CH87]" office:value-type="float" office:value="34" calcext:value-type="float">
            <text:p>34</text:p>
          </table:table-cell>
          <table:table-cell table:formula="of:=[.CL87]/[.CD87]" office:value-type="float" office:value="0.34" calcext:value-type="float">
            <text:p>0,34</text:p>
          </table:table-cell>
          <table:table-cell table:formula="of:=[.CE87]-[.CI87]" office:value-type="float" office:value="1000" calcext:value-type="float">
            <text:p>1000</text:p>
          </table:table-cell>
          <table:table-cell table:formula="of:=[.CN87]/[.CE8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8]-[.AH88]" office:value-type="float" office:value="58" calcext:value-type="float">
            <text:p>58</text:p>
          </table:table-cell>
          <table:table-cell table:formula="of:=[.AL88]/[.AD88]" office:value-type="float" office:value="0.58" calcext:value-type="float">
            <text:p>0,58</text:p>
          </table:table-cell>
          <table:table-cell table:formula="of:=[.AE88]-[.AI88]" office:value-type="float" office:value="1000" calcext:value-type="float">
            <text:p>1000</text:p>
          </table:table-cell>
          <table:table-cell table:formula="of:=[.AN88]/[.AE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8]-[.AU88]" office:value-type="float" office:value="58" calcext:value-type="float">
            <text:p>58</text:p>
          </table:table-cell>
          <table:table-cell table:formula="of:=[.AY88]/[.AQ88]" office:value-type="float" office:value="0.58" calcext:value-type="float">
            <text:p>0,58</text:p>
          </table:table-cell>
          <table:table-cell table:formula="of:=[.AR88]-[.AV88]" office:value-type="float" office:value="1000" calcext:value-type="float">
            <text:p>1000</text:p>
          </table:table-cell>
          <table:table-cell table:formula="of:=[.BA88]/[.AR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8]-[.BH88]" office:value-type="float" office:value="58" calcext:value-type="float">
            <text:p>58</text:p>
          </table:table-cell>
          <table:table-cell table:formula="of:=[.BL88]/[.BD88]" office:value-type="float" office:value="0.58" calcext:value-type="float">
            <text:p>0,58</text:p>
          </table:table-cell>
          <table:table-cell table:formula="of:=[.BE88]-[.BI88]" office:value-type="float" office:value="1000" calcext:value-type="float">
            <text:p>1000</text:p>
          </table:table-cell>
          <table:table-cell table:formula="of:=[.BN88]/[.BE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8]-[.BU88]" office:value-type="float" office:value="58" calcext:value-type="float">
            <text:p>58</text:p>
          </table:table-cell>
          <table:table-cell table:formula="of:=[.BY88]/[.BQ88]" office:value-type="float" office:value="0.58" calcext:value-type="float">
            <text:p>0,58</text:p>
          </table:table-cell>
          <table:table-cell table:formula="of:=[.BR88]-[.BV88]" office:value-type="float" office:value="1000" calcext:value-type="float">
            <text:p>1000</text:p>
          </table:table-cell>
          <table:table-cell table:formula="of:=[.CA88]/[.BR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8]-[.CH88]" office:value-type="float" office:value="58" calcext:value-type="float">
            <text:p>58</text:p>
          </table:table-cell>
          <table:table-cell table:formula="of:=[.CL88]/[.CD88]" office:value-type="float" office:value="0.58" calcext:value-type="float">
            <text:p>0,58</text:p>
          </table:table-cell>
          <table:table-cell table:formula="of:=[.CE88]-[.CI88]" office:value-type="float" office:value="1000" calcext:value-type="float">
            <text:p>1000</text:p>
          </table:table-cell>
          <table:table-cell table:formula="of:=[.CN88]/[.CE8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9]-[.AH89]" office:value-type="float" office:value="58" calcext:value-type="float">
            <text:p>58</text:p>
          </table:table-cell>
          <table:table-cell table:formula="of:=[.AL89]/[.AD89]" office:value-type="float" office:value="0.58" calcext:value-type="float">
            <text:p>0,58</text:p>
          </table:table-cell>
          <table:table-cell table:formula="of:=[.AE89]-[.AI89]" office:value-type="float" office:value="1000" calcext:value-type="float">
            <text:p>1000</text:p>
          </table:table-cell>
          <table:table-cell table:formula="of:=[.AN89]/[.AE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9]-[.AU89]" office:value-type="float" office:value="27" calcext:value-type="float">
            <text:p>27</text:p>
          </table:table-cell>
          <table:table-cell table:formula="of:=[.AY89]/[.AQ89]" office:value-type="float" office:value="0.27" calcext:value-type="float">
            <text:p>0,27</text:p>
          </table:table-cell>
          <table:table-cell table:formula="of:=[.AR89]-[.AV89]" office:value-type="float" office:value="1000" calcext:value-type="float">
            <text:p>1000</text:p>
          </table:table-cell>
          <table:table-cell table:formula="of:=[.BA89]/[.AR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9]-[.BH89]" office:value-type="float" office:value="27" calcext:value-type="float">
            <text:p>27</text:p>
          </table:table-cell>
          <table:table-cell table:formula="of:=[.BL89]/[.BD89]" office:value-type="float" office:value="0.27" calcext:value-type="float">
            <text:p>0,27</text:p>
          </table:table-cell>
          <table:table-cell table:formula="of:=[.BE89]-[.BI89]" office:value-type="float" office:value="1000" calcext:value-type="float">
            <text:p>1000</text:p>
          </table:table-cell>
          <table:table-cell table:formula="of:=[.BN89]/[.BE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9]-[.BU89]" office:value-type="float" office:value="27" calcext:value-type="float">
            <text:p>27</text:p>
          </table:table-cell>
          <table:table-cell table:formula="of:=[.BY89]/[.BQ89]" office:value-type="float" office:value="0.27" calcext:value-type="float">
            <text:p>0,27</text:p>
          </table:table-cell>
          <table:table-cell table:formula="of:=[.BR89]-[.BV89]" office:value-type="float" office:value="1000" calcext:value-type="float">
            <text:p>1000</text:p>
          </table:table-cell>
          <table:table-cell table:formula="of:=[.CA89]/[.BR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9]-[.CH89]" office:value-type="float" office:value="27" calcext:value-type="float">
            <text:p>27</text:p>
          </table:table-cell>
          <table:table-cell table:formula="of:=[.CL89]/[.CD89]" office:value-type="float" office:value="0.27" calcext:value-type="float">
            <text:p>0,27</text:p>
          </table:table-cell>
          <table:table-cell table:formula="of:=[.CE89]-[.CI89]" office:value-type="float" office:value="1000" calcext:value-type="float">
            <text:p>1000</text:p>
          </table:table-cell>
          <table:table-cell table:formula="of:=[.CN89]/[.CE8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0]-[.AH90]" office:value-type="float" office:value="65" calcext:value-type="float">
            <text:p>65</text:p>
          </table:table-cell>
          <table:table-cell table:formula="of:=[.AL90]/[.AD90]" office:value-type="float" office:value="0.65" calcext:value-type="float">
            <text:p>0,65</text:p>
          </table:table-cell>
          <table:table-cell table:formula="of:=[.AE90]-[.AI90]" office:value-type="float" office:value="1000" calcext:value-type="float">
            <text:p>1000</text:p>
          </table:table-cell>
          <table:table-cell table:formula="of:=[.AN90]/[.AE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0]-[.AU90]" office:value-type="float" office:value="65" calcext:value-type="float">
            <text:p>65</text:p>
          </table:table-cell>
          <table:table-cell table:formula="of:=[.AY90]/[.AQ90]" office:value-type="float" office:value="0.65" calcext:value-type="float">
            <text:p>0,65</text:p>
          </table:table-cell>
          <table:table-cell table:formula="of:=[.AR90]-[.AV90]" office:value-type="float" office:value="1000" calcext:value-type="float">
            <text:p>1000</text:p>
          </table:table-cell>
          <table:table-cell table:formula="of:=[.BA90]/[.AR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0]-[.BH90]" office:value-type="float" office:value="65" calcext:value-type="float">
            <text:p>65</text:p>
          </table:table-cell>
          <table:table-cell table:formula="of:=[.BL90]/[.BD90]" office:value-type="float" office:value="0.65" calcext:value-type="float">
            <text:p>0,65</text:p>
          </table:table-cell>
          <table:table-cell table:formula="of:=[.BE90]-[.BI90]" office:value-type="float" office:value="1000" calcext:value-type="float">
            <text:p>1000</text:p>
          </table:table-cell>
          <table:table-cell table:formula="of:=[.BN90]/[.BE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0]-[.BU90]" office:value-type="float" office:value="19" calcext:value-type="float">
            <text:p>19</text:p>
          </table:table-cell>
          <table:table-cell table:formula="of:=[.BY90]/[.BQ90]" office:value-type="float" office:value="0.19" calcext:value-type="float">
            <text:p>0,19</text:p>
          </table:table-cell>
          <table:table-cell table:formula="of:=[.BR90]-[.BV90]" office:value-type="float" office:value="1000" calcext:value-type="float">
            <text:p>1000</text:p>
          </table:table-cell>
          <table:table-cell table:formula="of:=[.CA90]/[.BR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0]-[.CH90]" office:value-type="float" office:value="19" calcext:value-type="float">
            <text:p>19</text:p>
          </table:table-cell>
          <table:table-cell table:formula="of:=[.CL90]/[.CD90]" office:value-type="float" office:value="0.19" calcext:value-type="float">
            <text:p>0,19</text:p>
          </table:table-cell>
          <table:table-cell table:formula="of:=[.CE90]-[.CI90]" office:value-type="float" office:value="1000" calcext:value-type="float">
            <text:p>1000</text:p>
          </table:table-cell>
          <table:table-cell table:formula="of:=[.CN90]/[.CE9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1]-[.AH91]" office:value-type="float" office:value="50" calcext:value-type="float">
            <text:p>50</text:p>
          </table:table-cell>
          <table:table-cell table:formula="of:=[.AL91]/[.AD91]" office:value-type="float" office:value="0.5" calcext:value-type="float">
            <text:p>0,5</text:p>
          </table:table-cell>
          <table:table-cell table:formula="of:=[.AE91]-[.AI91]" office:value-type="float" office:value="1000" calcext:value-type="float">
            <text:p>1000</text:p>
          </table:table-cell>
          <table:table-cell table:formula="of:=[.AN91]/[.AE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1]-[.AU91]" office:value-type="float" office:value="50" calcext:value-type="float">
            <text:p>50</text:p>
          </table:table-cell>
          <table:table-cell table:formula="of:=[.AY91]/[.AQ91]" office:value-type="float" office:value="0.5" calcext:value-type="float">
            <text:p>0,5</text:p>
          </table:table-cell>
          <table:table-cell table:formula="of:=[.AR91]-[.AV91]" office:value-type="float" office:value="1000" calcext:value-type="float">
            <text:p>1000</text:p>
          </table:table-cell>
          <table:table-cell table:formula="of:=[.BA91]/[.AR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1]-[.BH91]" office:value-type="float" office:value="0" calcext:value-type="float">
            <text:p>0</text:p>
          </table:table-cell>
          <table:table-cell table:formula="of:=[.BL91]/[.BD91]" office:value-type="float" office:value="0" calcext:value-type="float">
            <text:p>0</text:p>
          </table:table-cell>
          <table:table-cell table:formula="of:=[.BE91]-[.BI91]" office:value-type="float" office:value="1000" calcext:value-type="float">
            <text:p>1000</text:p>
          </table:table-cell>
          <table:table-cell table:formula="of:=[.BN91]/[.BE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1]-[.BU91]" office:value-type="float" office:value="0" calcext:value-type="float">
            <text:p>0</text:p>
          </table:table-cell>
          <table:table-cell table:formula="of:=[.BY91]/[.BQ91]" office:value-type="float" office:value="0" calcext:value-type="float">
            <text:p>0</text:p>
          </table:table-cell>
          <table:table-cell table:formula="of:=[.BR91]-[.BV91]" office:value-type="float" office:value="1000" calcext:value-type="float">
            <text:p>1000</text:p>
          </table:table-cell>
          <table:table-cell table:formula="of:=[.CA91]/[.BR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1000" calcext:value-type="float">
            <text:p>1000</text:p>
          </table:table-cell>
          <table:table-cell table:formula="of:=[.CN91]/[.CE9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2]-[.AH92]" office:value-type="float" office:value="71" calcext:value-type="float">
            <text:p>71</text:p>
          </table:table-cell>
          <table:table-cell table:formula="of:=[.AL92]/[.AD92]" office:value-type="float" office:value="0.71" calcext:value-type="float">
            <text:p>0,71</text:p>
          </table:table-cell>
          <table:table-cell table:formula="of:=[.AE92]-[.AI92]" office:value-type="float" office:value="1000" calcext:value-type="float">
            <text:p>1000</text:p>
          </table:table-cell>
          <table:table-cell table:formula="of:=[.AN92]/[.AE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2]-[.AU92]" office:value-type="float" office:value="50" calcext:value-type="float">
            <text:p>50</text:p>
          </table:table-cell>
          <table:table-cell table:formula="of:=[.AY92]/[.AQ92]" office:value-type="float" office:value="0.5" calcext:value-type="float">
            <text:p>0,5</text:p>
          </table:table-cell>
          <table:table-cell table:formula="of:=[.AR92]-[.AV92]" office:value-type="float" office:value="1000" calcext:value-type="float">
            <text:p>1000</text:p>
          </table:table-cell>
          <table:table-cell table:formula="of:=[.BA92]/[.AR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2]-[.BH92]" office:value-type="float" office:value="44" calcext:value-type="float">
            <text:p>44</text:p>
          </table:table-cell>
          <table:table-cell table:formula="of:=[.BL92]/[.BD92]" office:value-type="float" office:value="0.44" calcext:value-type="float">
            <text:p>0,44</text:p>
          </table:table-cell>
          <table:table-cell table:formula="of:=[.BE92]-[.BI92]" office:value-type="float" office:value="1000" calcext:value-type="float">
            <text:p>1000</text:p>
          </table:table-cell>
          <table:table-cell table:formula="of:=[.BN92]/[.BE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2]-[.BU92]" office:value-type="float" office:value="44" calcext:value-type="float">
            <text:p>44</text:p>
          </table:table-cell>
          <table:table-cell table:formula="of:=[.BY92]/[.BQ92]" office:value-type="float" office:value="0.44" calcext:value-type="float">
            <text:p>0,44</text:p>
          </table:table-cell>
          <table:table-cell table:formula="of:=[.BR92]-[.BV92]" office:value-type="float" office:value="1000" calcext:value-type="float">
            <text:p>1000</text:p>
          </table:table-cell>
          <table:table-cell table:formula="of:=[.CA92]/[.BR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2]-[.CH92]" office:value-type="float" office:value="44" calcext:value-type="float">
            <text:p>44</text:p>
          </table:table-cell>
          <table:table-cell table:formula="of:=[.CL92]/[.CD92]" office:value-type="float" office:value="0.44" calcext:value-type="float">
            <text:p>0,44</text:p>
          </table:table-cell>
          <table:table-cell table:formula="of:=[.CE92]-[.CI92]" office:value-type="float" office:value="1000" calcext:value-type="float">
            <text:p>1000</text:p>
          </table:table-cell>
          <table:table-cell table:formula="of:=[.CN92]/[.CE9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3]-[.AH93]" office:value-type="float" office:value="27" calcext:value-type="float">
            <text:p>27</text:p>
          </table:table-cell>
          <table:table-cell table:formula="of:=[.AL93]/[.AD93]" office:value-type="float" office:value="0.27" calcext:value-type="float">
            <text:p>0,27</text:p>
          </table:table-cell>
          <table:table-cell table:formula="of:=[.AE93]-[.AI93]" office:value-type="float" office:value="1000" calcext:value-type="float">
            <text:p>1000</text:p>
          </table:table-cell>
          <table:table-cell table:formula="of:=[.AN93]/[.AE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3]-[.AU93]" office:value-type="float" office:value="27" calcext:value-type="float">
            <text:p>27</text:p>
          </table:table-cell>
          <table:table-cell table:formula="of:=[.AY93]/[.AQ93]" office:value-type="float" office:value="0.27" calcext:value-type="float">
            <text:p>0,27</text:p>
          </table:table-cell>
          <table:table-cell table:formula="of:=[.AR93]-[.AV93]" office:value-type="float" office:value="1000" calcext:value-type="float">
            <text:p>1000</text:p>
          </table:table-cell>
          <table:table-cell table:formula="of:=[.BA93]/[.AR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3]-[.BH93]" office:value-type="float" office:value="27" calcext:value-type="float">
            <text:p>27</text:p>
          </table:table-cell>
          <table:table-cell table:formula="of:=[.BL93]/[.BD93]" office:value-type="float" office:value="0.27" calcext:value-type="float">
            <text:p>0,27</text:p>
          </table:table-cell>
          <table:table-cell table:formula="of:=[.BE93]-[.BI93]" office:value-type="float" office:value="1000" calcext:value-type="float">
            <text:p>1000</text:p>
          </table:table-cell>
          <table:table-cell table:formula="of:=[.BN93]/[.BE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3]-[.BU93]" office:value-type="float" office:value="27" calcext:value-type="float">
            <text:p>27</text:p>
          </table:table-cell>
          <table:table-cell table:formula="of:=[.BY93]/[.BQ93]" office:value-type="float" office:value="0.27" calcext:value-type="float">
            <text:p>0,27</text:p>
          </table:table-cell>
          <table:table-cell table:formula="of:=[.BR93]-[.BV93]" office:value-type="float" office:value="1000" calcext:value-type="float">
            <text:p>1000</text:p>
          </table:table-cell>
          <table:table-cell table:formula="of:=[.CA93]/[.BR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3]-[.CH93]" office:value-type="float" office:value="0" calcext:value-type="float">
            <text:p>0</text:p>
          </table:table-cell>
          <table:table-cell table:formula="of:=[.CL93]/[.CD93]" office:value-type="float" office:value="0" calcext:value-type="float">
            <text:p>0</text:p>
          </table:table-cell>
          <table:table-cell table:formula="of:=[.CE93]-[.CI93]" office:value-type="float" office:value="1000" calcext:value-type="float">
            <text:p>1000</text:p>
          </table:table-cell>
          <table:table-cell table:formula="of:=[.CN93]/[.CE9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4]-[.AH94]" office:value-type="float" office:value="50" calcext:value-type="float">
            <text:p>50</text:p>
          </table:table-cell>
          <table:table-cell table:formula="of:=[.AL94]/[.AD94]" office:value-type="float" office:value="0.5" calcext:value-type="float">
            <text:p>0,5</text:p>
          </table:table-cell>
          <table:table-cell table:formula="of:=[.AE94]-[.AI94]" office:value-type="float" office:value="1000" calcext:value-type="float">
            <text:p>1000</text:p>
          </table:table-cell>
          <table:table-cell table:formula="of:=[.AN94]/[.AE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4]-[.AU94]" office:value-type="float" office:value="19" calcext:value-type="float">
            <text:p>19</text:p>
          </table:table-cell>
          <table:table-cell table:formula="of:=[.AY94]/[.AQ94]" office:value-type="float" office:value="0.19" calcext:value-type="float">
            <text:p>0,19</text:p>
          </table:table-cell>
          <table:table-cell table:formula="of:=[.AR94]-[.AV94]" office:value-type="float" office:value="1000" calcext:value-type="float">
            <text:p>1000</text:p>
          </table:table-cell>
          <table:table-cell table:formula="of:=[.BA94]/[.AR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4]-[.BH94]" office:value-type="float" office:value="19" calcext:value-type="float">
            <text:p>19</text:p>
          </table:table-cell>
          <table:table-cell table:formula="of:=[.BL94]/[.BD94]" office:value-type="float" office:value="0.19" calcext:value-type="float">
            <text:p>0,19</text:p>
          </table:table-cell>
          <table:table-cell table:formula="of:=[.BE94]-[.BI94]" office:value-type="float" office:value="1000" calcext:value-type="float">
            <text:p>1000</text:p>
          </table:table-cell>
          <table:table-cell table:formula="of:=[.BN94]/[.BE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4]-[.BU94]" office:value-type="float" office:value="19" calcext:value-type="float">
            <text:p>19</text:p>
          </table:table-cell>
          <table:table-cell table:formula="of:=[.BY94]/[.BQ94]" office:value-type="float" office:value="0.19" calcext:value-type="float">
            <text:p>0,19</text:p>
          </table:table-cell>
          <table:table-cell table:formula="of:=[.BR94]-[.BV94]" office:value-type="float" office:value="1000" calcext:value-type="float">
            <text:p>1000</text:p>
          </table:table-cell>
          <table:table-cell table:formula="of:=[.CA94]/[.BR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4]-[.CH94]" office:value-type="float" office:value="19" calcext:value-type="float">
            <text:p>19</text:p>
          </table:table-cell>
          <table:table-cell table:formula="of:=[.CL94]/[.CD94]" office:value-type="float" office:value="0.19" calcext:value-type="float">
            <text:p>0,19</text:p>
          </table:table-cell>
          <table:table-cell table:formula="of:=[.CE94]-[.CI94]" office:value-type="float" office:value="1000" calcext:value-type="float">
            <text:p>1000</text:p>
          </table:table-cell>
          <table:table-cell table:formula="of:=[.CN94]/[.CE9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5]-[.AH95]" office:value-type="float" office:value="0" calcext:value-type="float">
            <text:p>0</text:p>
          </table:table-cell>
          <table:table-cell table:formula="of:=[.AL95]/[.AD95]" office:value-type="float" office:value="0" calcext:value-type="float">
            <text:p>0</text:p>
          </table:table-cell>
          <table:table-cell table:formula="of:=[.AE95]-[.AI95]" office:value-type="float" office:value="1000" calcext:value-type="float">
            <text:p>1000</text:p>
          </table:table-cell>
          <table:table-cell table:formula="of:=[.AN95]/[.AE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5]-[.AU95]" office:value-type="float" office:value="0" calcext:value-type="float">
            <text:p>0</text:p>
          </table:table-cell>
          <table:table-cell table:formula="of:=[.AY95]/[.AQ95]" office:value-type="float" office:value="0" calcext:value-type="float">
            <text:p>0</text:p>
          </table:table-cell>
          <table:table-cell table:formula="of:=[.AR95]-[.AV95]" office:value-type="float" office:value="1000" calcext:value-type="float">
            <text:p>1000</text:p>
          </table:table-cell>
          <table:table-cell table:formula="of:=[.BA95]/[.AR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5]-[.BH95]" office:value-type="float" office:value="0" calcext:value-type="float">
            <text:p>0</text:p>
          </table:table-cell>
          <table:table-cell table:formula="of:=[.BL95]/[.BD95]" office:value-type="float" office:value="0" calcext:value-type="float">
            <text:p>0</text:p>
          </table:table-cell>
          <table:table-cell table:formula="of:=[.BE95]-[.BI95]" office:value-type="float" office:value="1000" calcext:value-type="float">
            <text:p>1000</text:p>
          </table:table-cell>
          <table:table-cell table:formula="of:=[.BN95]/[.BE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5]-[.BU95]" office:value-type="float" office:value="0" calcext:value-type="float">
            <text:p>0</text:p>
          </table:table-cell>
          <table:table-cell table:formula="of:=[.BY95]/[.BQ95]" office:value-type="float" office:value="0" calcext:value-type="float">
            <text:p>0</text:p>
          </table:table-cell>
          <table:table-cell table:formula="of:=[.BR95]-[.BV95]" office:value-type="float" office:value="1000" calcext:value-type="float">
            <text:p>1000</text:p>
          </table:table-cell>
          <table:table-cell table:formula="of:=[.CA95]/[.BR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5]-[.CH95]" office:value-type="float" office:value="0" calcext:value-type="float">
            <text:p>0</text:p>
          </table:table-cell>
          <table:table-cell table:formula="of:=[.CL95]/[.CD95]" office:value-type="float" office:value="0" calcext:value-type="float">
            <text:p>0</text:p>
          </table:table-cell>
          <table:table-cell table:formula="of:=[.CE95]-[.CI95]" office:value-type="float" office:value="1000" calcext:value-type="float">
            <text:p>1000</text:p>
          </table:table-cell>
          <table:table-cell table:formula="of:=[.CN95]/[.CE9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6]-[.AH96]" office:value-type="float" office:value="9" calcext:value-type="float">
            <text:p>9</text:p>
          </table:table-cell>
          <table:table-cell table:formula="of:=[.AL96]/[.AD96]" office:value-type="float" office:value="0.09" calcext:value-type="float">
            <text:p>0,09</text:p>
          </table:table-cell>
          <table:table-cell table:formula="of:=[.AE96]-[.AI96]" office:value-type="float" office:value="1000" calcext:value-type="float">
            <text:p>1000</text:p>
          </table:table-cell>
          <table:table-cell table:formula="of:=[.AN96]/[.AE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6]-[.AU96]" office:value-type="float" office:value="9" calcext:value-type="float">
            <text:p>9</text:p>
          </table:table-cell>
          <table:table-cell table:formula="of:=[.AY96]/[.AQ96]" office:value-type="float" office:value="0.09" calcext:value-type="float">
            <text:p>0,09</text:p>
          </table:table-cell>
          <table:table-cell table:formula="of:=[.AR96]-[.AV96]" office:value-type="float" office:value="1000" calcext:value-type="float">
            <text:p>1000</text:p>
          </table:table-cell>
          <table:table-cell table:formula="of:=[.BA96]/[.AR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6]-[.BH96]" office:value-type="float" office:value="9" calcext:value-type="float">
            <text:p>9</text:p>
          </table:table-cell>
          <table:table-cell table:formula="of:=[.BL96]/[.BD96]" office:value-type="float" office:value="0.09" calcext:value-type="float">
            <text:p>0,09</text:p>
          </table:table-cell>
          <table:table-cell table:formula="of:=[.BE96]-[.BI96]" office:value-type="float" office:value="1000" calcext:value-type="float">
            <text:p>1000</text:p>
          </table:table-cell>
          <table:table-cell table:formula="of:=[.BN96]/[.BE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6]-[.BU96]" office:value-type="float" office:value="0" calcext:value-type="float">
            <text:p>0</text:p>
          </table:table-cell>
          <table:table-cell table:formula="of:=[.BY96]/[.BQ96]" office:value-type="float" office:value="0" calcext:value-type="float">
            <text:p>0</text:p>
          </table:table-cell>
          <table:table-cell table:formula="of:=[.BR96]-[.BV96]" office:value-type="float" office:value="1000" calcext:value-type="float">
            <text:p>1000</text:p>
          </table:table-cell>
          <table:table-cell table:formula="of:=[.CA96]/[.BR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6]-[.CH96]" office:value-type="float" office:value="0" calcext:value-type="float">
            <text:p>0</text:p>
          </table:table-cell>
          <table:table-cell table:formula="of:=[.CL96]/[.CD96]" office:value-type="float" office:value="0" calcext:value-type="float">
            <text:p>0</text:p>
          </table:table-cell>
          <table:table-cell table:formula="of:=[.CE96]-[.CI96]" office:value-type="float" office:value="1000" calcext:value-type="float">
            <text:p>1000</text:p>
          </table:table-cell>
          <table:table-cell table:formula="of:=[.CN96]/[.CE9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7]-[.AH97]" office:value-type="float" office:value="50" calcext:value-type="float">
            <text:p>50</text:p>
          </table:table-cell>
          <table:table-cell table:formula="of:=[.AL97]/[.AD97]" office:value-type="float" office:value="0.5" calcext:value-type="float">
            <text:p>0,5</text:p>
          </table:table-cell>
          <table:table-cell table:formula="of:=[.AE97]-[.AI97]" office:value-type="float" office:value="1000" calcext:value-type="float">
            <text:p>1000</text:p>
          </table:table-cell>
          <table:table-cell table:formula="of:=[.AN97]/[.AE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7]-[.AU97]" office:value-type="float" office:value="34" calcext:value-type="float">
            <text:p>34</text:p>
          </table:table-cell>
          <table:table-cell table:formula="of:=[.AY97]/[.AQ97]" office:value-type="float" office:value="0.34" calcext:value-type="float">
            <text:p>0,34</text:p>
          </table:table-cell>
          <table:table-cell table:formula="of:=[.AR97]-[.AV97]" office:value-type="float" office:value="1000" calcext:value-type="float">
            <text:p>1000</text:p>
          </table:table-cell>
          <table:table-cell table:formula="of:=[.BA97]/[.AR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7]-[.BH97]" office:value-type="float" office:value="34" calcext:value-type="float">
            <text:p>34</text:p>
          </table:table-cell>
          <table:table-cell table:formula="of:=[.BL97]/[.BD97]" office:value-type="float" office:value="0.34" calcext:value-type="float">
            <text:p>0,34</text:p>
          </table:table-cell>
          <table:table-cell table:formula="of:=[.BE97]-[.BI97]" office:value-type="float" office:value="1000" calcext:value-type="float">
            <text:p>1000</text:p>
          </table:table-cell>
          <table:table-cell table:formula="of:=[.BN97]/[.BE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7]-[.BU97]" office:value-type="float" office:value="34" calcext:value-type="float">
            <text:p>34</text:p>
          </table:table-cell>
          <table:table-cell table:formula="of:=[.BY97]/[.BQ97]" office:value-type="float" office:value="0.34" calcext:value-type="float">
            <text:p>0,34</text:p>
          </table:table-cell>
          <table:table-cell table:formula="of:=[.BR97]-[.BV97]" office:value-type="float" office:value="1000" calcext:value-type="float">
            <text:p>1000</text:p>
          </table:table-cell>
          <table:table-cell table:formula="of:=[.CA97]/[.BR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7]-[.CH97]" office:value-type="float" office:value="34" calcext:value-type="float">
            <text:p>34</text:p>
          </table:table-cell>
          <table:table-cell table:formula="of:=[.CL97]/[.CD97]" office:value-type="float" office:value="0.34" calcext:value-type="float">
            <text:p>0,34</text:p>
          </table:table-cell>
          <table:table-cell table:formula="of:=[.CE97]-[.CI97]" office:value-type="float" office:value="1000" calcext:value-type="float">
            <text:p>1000</text:p>
          </table:table-cell>
          <table:table-cell table:formula="of:=[.CN97]/[.CE9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8]-[.AH98]" office:value-type="float" office:value="0" calcext:value-type="float">
            <text:p>0</text:p>
          </table:table-cell>
          <table:table-cell table:formula="of:=[.AL98]/[.AD98]" office:value-type="float" office:value="0" calcext:value-type="float">
            <text:p>0</text:p>
          </table:table-cell>
          <table:table-cell table:formula="of:=[.AE98]-[.AI98]" office:value-type="float" office:value="1000" calcext:value-type="float">
            <text:p>1000</text:p>
          </table:table-cell>
          <table:table-cell table:formula="of:=[.AN98]/[.AE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8]-[.AU98]" office:value-type="float" office:value="0" calcext:value-type="float">
            <text:p>0</text:p>
          </table:table-cell>
          <table:table-cell table:formula="of:=[.AY98]/[.AQ98]" office:value-type="float" office:value="0" calcext:value-type="float">
            <text:p>0</text:p>
          </table:table-cell>
          <table:table-cell table:formula="of:=[.AR98]-[.AV98]" office:value-type="float" office:value="1000" calcext:value-type="float">
            <text:p>1000</text:p>
          </table:table-cell>
          <table:table-cell table:formula="of:=[.BA98]/[.AR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8]-[.BH98]" office:value-type="float" office:value="0" calcext:value-type="float">
            <text:p>0</text:p>
          </table:table-cell>
          <table:table-cell table:formula="of:=[.BL98]/[.BD98]" office:value-type="float" office:value="0" calcext:value-type="float">
            <text:p>0</text:p>
          </table:table-cell>
          <table:table-cell table:formula="of:=[.BE98]-[.BI98]" office:value-type="float" office:value="1000" calcext:value-type="float">
            <text:p>1000</text:p>
          </table:table-cell>
          <table:table-cell table:formula="of:=[.BN98]/[.BE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8]-[.BU98]" office:value-type="float" office:value="0" calcext:value-type="float">
            <text:p>0</text:p>
          </table:table-cell>
          <table:table-cell table:formula="of:=[.BY98]/[.BQ98]" office:value-type="float" office:value="0" calcext:value-type="float">
            <text:p>0</text:p>
          </table:table-cell>
          <table:table-cell table:formula="of:=[.BR98]-[.BV98]" office:value-type="float" office:value="1000" calcext:value-type="float">
            <text:p>1000</text:p>
          </table:table-cell>
          <table:table-cell table:formula="of:=[.CA98]/[.BR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8]-[.CH98]" office:value-type="float" office:value="0" calcext:value-type="float">
            <text:p>0</text:p>
          </table:table-cell>
          <table:table-cell table:formula="of:=[.CL98]/[.CD98]" office:value-type="float" office:value="0" calcext:value-type="float">
            <text:p>0</text:p>
          </table:table-cell>
          <table:table-cell table:formula="of:=[.CE98]-[.CI98]" office:value-type="float" office:value="1000" calcext:value-type="float">
            <text:p>1000</text:p>
          </table:table-cell>
          <table:table-cell table:formula="of:=[.CN98]/[.CE9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9]-[.AH99]" office:value-type="float" office:value="58" calcext:value-type="float">
            <text:p>58</text:p>
          </table:table-cell>
          <table:table-cell table:formula="of:=[.AL99]/[.AD99]" office:value-type="float" office:value="0.58" calcext:value-type="float">
            <text:p>0,58</text:p>
          </table:table-cell>
          <table:table-cell table:formula="of:=[.AE99]-[.AI99]" office:value-type="float" office:value="1000" calcext:value-type="float">
            <text:p>1000</text:p>
          </table:table-cell>
          <table:table-cell table:formula="of:=[.AN99]/[.AE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9]-[.AU99]" office:value-type="float" office:value="19" calcext:value-type="float">
            <text:p>19</text:p>
          </table:table-cell>
          <table:table-cell table:formula="of:=[.AY99]/[.AQ99]" office:value-type="float" office:value="0.19" calcext:value-type="float">
            <text:p>0,19</text:p>
          </table:table-cell>
          <table:table-cell table:formula="of:=[.AR99]-[.AV99]" office:value-type="float" office:value="1000" calcext:value-type="float">
            <text:p>1000</text:p>
          </table:table-cell>
          <table:table-cell table:formula="of:=[.BA99]/[.AR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9]-[.BH99]" office:value-type="float" office:value="19" calcext:value-type="float">
            <text:p>19</text:p>
          </table:table-cell>
          <table:table-cell table:formula="of:=[.BL99]/[.BD99]" office:value-type="float" office:value="0.19" calcext:value-type="float">
            <text:p>0,19</text:p>
          </table:table-cell>
          <table:table-cell table:formula="of:=[.BE99]-[.BI99]" office:value-type="float" office:value="1000" calcext:value-type="float">
            <text:p>1000</text:p>
          </table:table-cell>
          <table:table-cell table:formula="of:=[.BN99]/[.BE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9]-[.BU99]" office:value-type="float" office:value="19" calcext:value-type="float">
            <text:p>19</text:p>
          </table:table-cell>
          <table:table-cell table:formula="of:=[.BY99]/[.BQ99]" office:value-type="float" office:value="0.19" calcext:value-type="float">
            <text:p>0,19</text:p>
          </table:table-cell>
          <table:table-cell table:formula="of:=[.BR99]-[.BV99]" office:value-type="float" office:value="1000" calcext:value-type="float">
            <text:p>1000</text:p>
          </table:table-cell>
          <table:table-cell table:formula="of:=[.CA99]/[.BR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9]-[.CH99]" office:value-type="float" office:value="19" calcext:value-type="float">
            <text:p>19</text:p>
          </table:table-cell>
          <table:table-cell table:formula="of:=[.CL99]/[.CD99]" office:value-type="float" office:value="0.19" calcext:value-type="float">
            <text:p>0,19</text:p>
          </table:table-cell>
          <table:table-cell table:formula="of:=[.CE99]-[.CI99]" office:value-type="float" office:value="1000" calcext:value-type="float">
            <text:p>1000</text:p>
          </table:table-cell>
          <table:table-cell table:formula="of:=[.CN99]/[.CE9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0]-[.AH100]" office:value-type="float" office:value="0" calcext:value-type="float">
            <text:p>0</text:p>
          </table:table-cell>
          <table:table-cell table:formula="of:=[.AL100]/[.AD100]" office:value-type="float" office:value="0" calcext:value-type="float">
            <text:p>0</text:p>
          </table:table-cell>
          <table:table-cell table:formula="of:=[.AE100]-[.AI100]" office:value-type="float" office:value="1000" calcext:value-type="float">
            <text:p>1000</text:p>
          </table:table-cell>
          <table:table-cell table:formula="of:=[.AN100]/[.AE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0]-[.AU100]" office:value-type="float" office:value="0" calcext:value-type="float">
            <text:p>0</text:p>
          </table:table-cell>
          <table:table-cell table:formula="of:=[.AY100]/[.AQ100]" office:value-type="float" office:value="0" calcext:value-type="float">
            <text:p>0</text:p>
          </table:table-cell>
          <table:table-cell table:formula="of:=[.AR100]-[.AV100]" office:value-type="float" office:value="1000" calcext:value-type="float">
            <text:p>1000</text:p>
          </table:table-cell>
          <table:table-cell table:formula="of:=[.BA100]/[.AR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0]-[.BH100]" office:value-type="float" office:value="0" calcext:value-type="float">
            <text:p>0</text:p>
          </table:table-cell>
          <table:table-cell table:formula="of:=[.BL100]/[.BD100]" office:value-type="float" office:value="0" calcext:value-type="float">
            <text:p>0</text:p>
          </table:table-cell>
          <table:table-cell table:formula="of:=[.BE100]-[.BI100]" office:value-type="float" office:value="1000" calcext:value-type="float">
            <text:p>1000</text:p>
          </table:table-cell>
          <table:table-cell table:formula="of:=[.BN100]/[.BE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0]-[.BU100]" office:value-type="float" office:value="0" calcext:value-type="float">
            <text:p>0</text:p>
          </table:table-cell>
          <table:table-cell table:formula="of:=[.BY100]/[.BQ100]" office:value-type="float" office:value="0" calcext:value-type="float">
            <text:p>0</text:p>
          </table:table-cell>
          <table:table-cell table:formula="of:=[.BR100]-[.BV100]" office:value-type="float" office:value="1000" calcext:value-type="float">
            <text:p>1000</text:p>
          </table:table-cell>
          <table:table-cell table:formula="of:=[.CA100]/[.BR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0]-[.CH100]" office:value-type="float" office:value="0" calcext:value-type="float">
            <text:p>0</text:p>
          </table:table-cell>
          <table:table-cell table:formula="of:=[.CL100]/[.CD100]" office:value-type="float" office:value="0" calcext:value-type="float">
            <text:p>0</text:p>
          </table:table-cell>
          <table:table-cell table:formula="of:=[.CE100]-[.CI100]" office:value-type="float" office:value="1000" calcext:value-type="float">
            <text:p>1000</text:p>
          </table:table-cell>
          <table:table-cell table:formula="of:=[.CN100]/[.CE10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1]-[.AH101]" office:value-type="float" office:value="0" calcext:value-type="float">
            <text:p>0</text:p>
          </table:table-cell>
          <table:table-cell table:formula="of:=[.AL101]/[.AD101]" office:value-type="float" office:value="0" calcext:value-type="float">
            <text:p>0</text:p>
          </table:table-cell>
          <table:table-cell table:formula="of:=[.AE101]-[.AI101]" office:value-type="float" office:value="1000" calcext:value-type="float">
            <text:p>1000</text:p>
          </table:table-cell>
          <table:table-cell table:formula="of:=[.AN101]/[.AE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1]-[.AU101]" office:value-type="float" office:value="0" calcext:value-type="float">
            <text:p>0</text:p>
          </table:table-cell>
          <table:table-cell table:formula="of:=[.AY101]/[.AQ101]" office:value-type="float" office:value="0" calcext:value-type="float">
            <text:p>0</text:p>
          </table:table-cell>
          <table:table-cell table:formula="of:=[.AR101]-[.AV101]" office:value-type="float" office:value="1000" calcext:value-type="float">
            <text:p>1000</text:p>
          </table:table-cell>
          <table:table-cell table:formula="of:=[.BA101]/[.AR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1000" calcext:value-type="float">
            <text:p>1000</text:p>
          </table:table-cell>
          <table:table-cell table:formula="of:=[.BN101]/[.BE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1]-[.BU101]" office:value-type="float" office:value="0" calcext:value-type="float">
            <text:p>0</text:p>
          </table:table-cell>
          <table:table-cell table:formula="of:=[.BY101]/[.BQ101]" office:value-type="float" office:value="0" calcext:value-type="float">
            <text:p>0</text:p>
          </table:table-cell>
          <table:table-cell table:formula="of:=[.BR101]-[.BV101]" office:value-type="float" office:value="1000" calcext:value-type="float">
            <text:p>1000</text:p>
          </table:table-cell>
          <table:table-cell table:formula="of:=[.CA101]/[.BR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1]-[.CH101]" office:value-type="float" office:value="0" calcext:value-type="float">
            <text:p>0</text:p>
          </table:table-cell>
          <table:table-cell table:formula="of:=[.CL101]/[.CD101]" office:value-type="float" office:value="0" calcext:value-type="float">
            <text:p>0</text:p>
          </table:table-cell>
          <table:table-cell table:formula="of:=[.CE101]-[.CI101]" office:value-type="float" office:value="1000" calcext:value-type="float">
            <text:p>1000</text:p>
          </table:table-cell>
          <table:table-cell table:formula="of:=[.CN101]/[.CE10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D102]-[.AH102]" office:value-type="float" office:value="86" calcext:value-type="float">
            <text:p>86</text:p>
          </table:table-cell>
          <table:table-cell table:style-name="ce40" table:formula="of:=[.AL102]/[.AD102]" office:value-type="float" office:value="0.86" calcext:value-type="float">
            <text:p>0,86</text:p>
          </table:table-cell>
          <table:table-cell table:style-name="ce33" table:formula="of:=[.AE102]-[.AI102]" office:value-type="float" office:value="1000" calcext:value-type="float">
            <text:p>1000</text:p>
          </table:table-cell>
          <table:table-cell table:style-name="ce40" table:formula="of:=[.AN102]/[.AE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Q102]-[.AU102]" office:value-type="float" office:value="50" calcext:value-type="float">
            <text:p>50</text:p>
          </table:table-cell>
          <table:table-cell table:style-name="ce40" table:formula="of:=[.AY102]/[.AQ102]" office:value-type="float" office:value="0.5" calcext:value-type="float">
            <text:p>0,5</text:p>
          </table:table-cell>
          <table:table-cell table:style-name="ce33" table:formula="of:=[.AR102]-[.AV102]" office:value-type="float" office:value="1000" calcext:value-type="float">
            <text:p>1000</text:p>
          </table:table-cell>
          <table:table-cell table:style-name="ce40" table:formula="of:=[.BA102]/[.AR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D102]-[.BH102]" office:value-type="float" office:value="27" calcext:value-type="float">
            <text:p>27</text:p>
          </table:table-cell>
          <table:table-cell table:style-name="ce40" table:formula="of:=[.BL102]/[.BD102]" office:value-type="float" office:value="0.27" calcext:value-type="float">
            <text:p>0,27</text:p>
          </table:table-cell>
          <table:table-cell table:style-name="ce33" table:formula="of:=[.BE102]-[.BI102]" office:value-type="float" office:value="1000" calcext:value-type="float">
            <text:p>1000</text:p>
          </table:table-cell>
          <table:table-cell table:style-name="ce40" table:formula="of:=[.BN102]/[.BE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Q102]-[.BU102]" office:value-type="float" office:value="27" calcext:value-type="float">
            <text:p>27</text:p>
          </table:table-cell>
          <table:table-cell table:style-name="ce40" table:formula="of:=[.BY102]/[.BQ102]" office:value-type="float" office:value="0.27" calcext:value-type="float">
            <text:p>0,27</text:p>
          </table:table-cell>
          <table:table-cell table:style-name="ce33" table:formula="of:=[.BR102]-[.BV102]" office:value-type="float" office:value="1000" calcext:value-type="float">
            <text:p>1000</text:p>
          </table:table-cell>
          <table:table-cell table:style-name="ce40" table:formula="of:=[.CA102]/[.BR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CD102]-[.CH102]" office:value-type="float" office:value="27" calcext:value-type="float">
            <text:p>27</text:p>
          </table:table-cell>
          <table:table-cell table:style-name="ce40" table:formula="of:=[.CL102]/[.CD102]" office:value-type="float" office:value="0.27" calcext:value-type="float">
            <text:p>0,27</text:p>
          </table:table-cell>
          <table:table-cell table:style-name="ce33" table:formula="of:=[.CE102]-[.CI102]" office:value-type="float" office:value="1000" calcext:value-type="float">
            <text:p>1000</text:p>
          </table:table-cell>
          <table:table-cell table:style-name="ce40" table:formula="of:=[.CN102]/[.CE102]" office:value-type="float" office:value="1" calcext:value-type="float">
            <text:p>1</text:p>
          </table:table-cell>
        </table:table-row>
      </table:table>
      <table:table table:name="model1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" calcext:value-type="float">
            <text:p>0</text:p>
          </table:table-cell>
          <table:table-cell table:formula="of:=[.D3]*100" office:value-type="float" office:value="0" calcext:value-type="float">
            <text:p>0</text:p>
          </table:table-cell>
          <table:table-cell table:style-name="ce51" table:formula="of:=QUARTILE([.$AM$3:.$AM$102];2)" office:value-type="float" office:value="0" calcext:value-type="float">
            <text:p>0</text:p>
          </table:table-cell>
          <table:table-cell table:formula="of:=[.F3]*100" office:value-type="float" office:value="0" calcext:value-type="float">
            <text:p>0</text:p>
          </table:table-cell>
          <table:table-cell table:style-name="ce51" table:formula="of:=QUARTILE([.$AM$3:.$AM$102];3)" office:value-type="float" office:value="0" calcext:value-type="float">
            <text:p>0</text:p>
          </table:table-cell>
          <table:table-cell table:formula="of:=[.H3]*100" office:value-type="float" office:value="0" calcext:value-type="float">
            <text:p>0</text:p>
          </table:table-cell>
          <table:table-cell table:style-name="ce51" table:formula="of:=QUARTILE([.$AM$3:.$AM$102];4)" office:value-type="float" office:value="0.62" calcext:value-type="float">
            <text:p>0,62</text:p>
          </table:table-cell>
          <table:table-cell table:formula="of:=[.J3]*100" office:value-type="float" office:value="62" calcext:value-type="float">
            <text:p>62</text:p>
          </table:table-cell>
          <table:table-cell table:style-name="ce51" table:formula="of:=QUARTILE([.$AO$3:.$AO$102];0)" office:value-type="float" office:value="0.009" calcext:value-type="float">
            <text:p>0,009</text:p>
          </table:table-cell>
          <table:table-cell table:formula="of:=[.L3]*100" office:value-type="float" office:value="0.9" calcext:value-type="float">
            <text:p>0,9</text:p>
          </table:table-cell>
          <table:table-cell table:style-name="ce51" table:formula="of:=QUARTILE([.$AO$3:.$AO$102];1)" office:value-type="float" office:value="0.164" calcext:value-type="float">
            <text:p>0,164</text:p>
          </table:table-cell>
          <table:table-cell table:formula="of:=[.N3]*100" office:value-type="float" office:value="16.4" calcext:value-type="float">
            <text:p>16,4</text:p>
          </table:table-cell>
          <table:table-cell table:style-name="ce51" table:formula="of:=QUARTILE([.$AO$3:.$AO$102];2)" office:value-type="float" office:value="0.419" calcext:value-type="float">
            <text:p>0,419</text:p>
          </table:table-cell>
          <table:table-cell table:formula="of:=[.P3]*100" office:value-type="float" office:value="41.9" calcext:value-type="float">
            <text:p>41,9</text:p>
          </table:table-cell>
          <table:table-cell table:style-name="ce51" table:formula="of:=QUARTILE([.$AO$3:.$AO$102];3)" office:value-type="float" office:value="0.67" calcext:value-type="float">
            <text:p>0,67</text:p>
          </table:table-cell>
          <table:table-cell table:formula="of:=[.R3]*100" office:value-type="float" office:value="67" calcext:value-type="float">
            <text:p>67</text:p>
          </table:table-cell>
          <table:table-cell table:style-name="ce51" table:formula="of:=QUARTILE([.$AO$3:.$AO$102];4)" office:value-type="float" office:value="0.975" calcext:value-type="float">
            <text:p>0,975</text:p>
          </table:table-cell>
          <table:table-cell table:formula="of:=[.T3]*100" office:value-type="float" office:value="97.5" calcext:value-type="float">
            <text:p>97,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table:style-name="ce19" office:value-type="float" office:value="3.55555555556" calcext:value-type="float">
            <text:p>3,55555555556</text:p>
          </table:table-cell>
          <table:table-cell office:value-type="float" office:value="0.0362811791383" calcext:value-type="float">
            <text:p>0,0362811791383</text:p>
          </table:table-cell>
          <table:table-cell table:formula="of:=[.AD3]-[.AH3]" office:value-type="float" office:value="1" calcext:value-type="float">
            <text:p>1</text:p>
          </table:table-cell>
          <table:table-cell table:formula="of:=[.AL3]/[.AD3]" office:value-type="float" office:value="0.01" calcext:value-type="float">
            <text:p>0,01</text:p>
          </table:table-cell>
          <table:table-cell table:formula="of:=[.AE3]-[.AI3]" office:value-type="float" office:value="824" calcext:value-type="float">
            <text:p>824</text:p>
          </table:table-cell>
          <table:table-cell table:formula="of:=[.AN3]/[.AE3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table:style-name="ce19" office:value-type="float" office:value="3.55555555556" calcext:value-type="float">
            <text:p>3,55555555556</text:p>
          </table:table-cell>
          <table:table-cell office:value-type="float" office:value="0.0362811791383" calcext:value-type="float">
            <text:p>0,0362811791383</text:p>
          </table:table-cell>
          <table:table-cell table:formula="of:=[.AQ3]-[.AU3]" office:value-type="float" office:value="1" calcext:value-type="float">
            <text:p>1</text:p>
          </table:table-cell>
          <table:table-cell table:formula="of:=[.AY3]/[.AQ3]" office:value-type="float" office:value="0.01" calcext:value-type="float">
            <text:p>0,01</text:p>
          </table:table-cell>
          <table:table-cell table:formula="of:=[.AR3]-[.AV3]" office:value-type="float" office:value="824" calcext:value-type="float">
            <text:p>824</text:p>
          </table:table-cell>
          <table:table-cell table:formula="of:=[.BA3]/[.AR3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table:style-name="ce19" office:value-type="float" office:value="3.55555555556" calcext:value-type="float">
            <text:p>3,55555555556</text:p>
          </table:table-cell>
          <table:table-cell office:value-type="float" office:value="0.0362811791383" calcext:value-type="float">
            <text:p>0,0362811791383</text:p>
          </table:table-cell>
          <table:table-cell table:formula="of:=[.BD3]-[.BH3]" office:value-type="float" office:value="1" calcext:value-type="float">
            <text:p>1</text:p>
          </table:table-cell>
          <table:table-cell table:formula="of:=[.BL3]/[.BD3]" office:value-type="float" office:value="0.01" calcext:value-type="float">
            <text:p>0,01</text:p>
          </table:table-cell>
          <table:table-cell table:formula="of:=[.BE3]-[.BI3]" office:value-type="float" office:value="824" calcext:value-type="float">
            <text:p>824</text:p>
          </table:table-cell>
          <table:table-cell table:formula="of:=[.BN3]/[.BE3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table:style-name="ce19" office:value-type="float" office:value="3.55555555556" calcext:value-type="float">
            <text:p>3,55555555556</text:p>
          </table:table-cell>
          <table:table-cell office:value-type="float" office:value="0.0362811791383" calcext:value-type="float">
            <text:p>0,0362811791383</text:p>
          </table:table-cell>
          <table:table-cell table:formula="of:=[.BQ3]-[.BU3]" office:value-type="float" office:value="1" calcext:value-type="float">
            <text:p>1</text:p>
          </table:table-cell>
          <table:table-cell table:formula="of:=[.BY3]/[.BQ3]" office:value-type="float" office:value="0.01" calcext:value-type="float">
            <text:p>0,01</text:p>
          </table:table-cell>
          <table:table-cell table:formula="of:=[.BR3]-[.BV3]" office:value-type="float" office:value="824" calcext:value-type="float">
            <text:p>824</text:p>
          </table:table-cell>
          <table:table-cell table:formula="of:=[.CA3]/[.BR3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table:style-name="ce19" office:value-type="float" office:value="3.55555555556" calcext:value-type="float">
            <text:p>3,55555555556</text:p>
          </table:table-cell>
          <table:table-cell office:value-type="float" office:value="0.0362811791383" calcext:value-type="float">
            <text:p>0,0362811791383</text:p>
          </table:table-cell>
          <table:table-cell table:formula="of:=[.CD3]-[.CH3]" office:value-type="float" office:value="1" calcext:value-type="float">
            <text:p>1</text:p>
          </table:table-cell>
          <table:table-cell table:formula="of:=[.CL3]/[.CD3]" office:value-type="float" office:value="0.01" calcext:value-type="float">
            <text:p>0,01</text:p>
          </table:table-cell>
          <table:table-cell table:formula="of:=[.CE3]-[.CI3]" office:value-type="float" office:value="824" calcext:value-type="float">
            <text:p>824</text:p>
          </table:table-cell>
          <table:table-cell table:formula="of:=[.CN3]/[.CE3]" office:value-type="float" office:value="0.824" calcext:value-type="float">
            <text:p>0,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  <table:table-cell table:style-name="ce51" table:formula="of:=QUARTILE([.$AZ$3:.$AZ$102];2)" office:value-type="float" office:value="0" calcext:value-type="float">
            <text:p>0</text:p>
          </table:table-cell>
          <table:table-cell table:formula="of:=[.F4]*100" office:value-type="float" office:value="0" calcext:value-type="float">
            <text:p>0</text:p>
          </table:table-cell>
          <table:table-cell table:style-name="ce51" table:formula="of:=QUARTILE([.$AZ$3:.$AZ$102];3)" office:value-type="float" office:value="0.01" calcext:value-type="float">
            <text:p>0,01</text:p>
          </table:table-cell>
          <table:table-cell table:formula="of:=[.H4]*100" office:value-type="float" office:value="1" calcext:value-type="float">
            <text:p>1</text:p>
          </table:table-cell>
          <table:table-cell table:style-name="ce51" table:formula="of:=QUARTILE([.$AZ$3:.$AZ$102];4)" office:value-type="float" office:value="0.79" calcext:value-type="float">
            <text:p>0,79</text:p>
          </table:table-cell>
          <table:table-cell table:formula="of:=[.J4]*100" office:value-type="float" office:value="79" calcext:value-type="float">
            <text:p>79</text:p>
          </table:table-cell>
          <table:table-cell table:style-name="ce51" table:formula="of:=QUARTILE([.$BB$3:.$BB$102];0)" office:value-type="float" office:value="0.085" calcext:value-type="float">
            <text:p>0,085</text:p>
          </table:table-cell>
          <table:table-cell table:formula="of:=[.L4]*100" office:value-type="float" office:value="8.5" calcext:value-type="float">
            <text:p>8,5</text:p>
          </table:table-cell>
          <table:table-cell table:style-name="ce51" table:formula="of:=QUARTILE([.$BB$3:.$BB$102];1)" office:value-type="float" office:value="0.452" calcext:value-type="float">
            <text:p>0,452</text:p>
          </table:table-cell>
          <table:table-cell table:formula="of:=[.N4]*100" office:value-type="float" office:value="45.2" calcext:value-type="float">
            <text:p>45,2</text:p>
          </table:table-cell>
          <table:table-cell table:style-name="ce51" table:formula="of:=QUARTILE([.$BB$3:.$BB$102];2)" office:value-type="float" office:value="0.673" calcext:value-type="float">
            <text:p>0,673</text:p>
          </table:table-cell>
          <table:table-cell table:formula="of:=[.P4]*100" office:value-type="float" office:value="67.3" calcext:value-type="float">
            <text:p>67,3</text:p>
          </table:table-cell>
          <table:table-cell table:style-name="ce51" table:formula="of:=QUARTILE([.$BB$3:.$BB$102];3)" office:value-type="float" office:value="0.824" calcext:value-type="float">
            <text:p>0,824</text:p>
          </table:table-cell>
          <table:table-cell table:formula="of:=[.R4]*100" office:value-type="float" office:value="82.4" calcext:value-type="float">
            <text:p>82,4</text:p>
          </table:table-cell>
          <table:table-cell table:style-name="ce51" table:formula="of:=QUARTILE([.$BB$3:.$BB$102];4)" office:value-type="float" office:value="0.988" calcext:value-type="float">
            <text:p>0,988</text:p>
          </table:table-cell>
          <table:table-cell table:formula="of:=[.T4]*100" office:value-type="float" office:value="98.8" calcext:value-type="float">
            <text:p>98,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table:style-name="ce19" office:value-type="float" office:value="5.58" calcext:value-type="float">
            <text:p>5,58</text:p>
          </table:table-cell>
          <table:table-cell office:value-type="float" office:value="0.0482828282828" calcext:value-type="float">
            <text:p>0,0482828282828</text:p>
          </table:table-cell>
          <table:table-cell table:formula="of:=[.AD4]-[.AH4]" office:value-type="float" office:value="0" calcext:value-type="float">
            <text:p>0</text:p>
          </table:table-cell>
          <table:table-cell table:formula="of:=[.AL4]/[.AD4]" office:value-type="float" office:value="0" calcext:value-type="float">
            <text:p>0</text:p>
          </table:table-cell>
          <table:table-cell table:formula="of:=[.AE4]-[.AI4]" office:value-type="float" office:value="721" calcext:value-type="float">
            <text:p>721</text:p>
          </table:table-cell>
          <table:table-cell table:formula="of:=[.AN4]/[.AE4]" office:value-type="float" office:value="0.721" calcext:value-type="float">
            <text:p>0,7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table:style-name="ce19" office:value-type="float" office:value="5.58" calcext:value-type="float">
            <text:p>5,58</text:p>
          </table:table-cell>
          <table:table-cell office:value-type="float" office:value="0.0482828282828" calcext:value-type="float">
            <text:p>0,0482828282828</text:p>
          </table:table-cell>
          <table:table-cell table:formula="of:=[.AQ4]-[.AU4]" office:value-type="float" office:value="0" calcext:value-type="float">
            <text:p>0</text:p>
          </table:table-cell>
          <table:table-cell table:formula="of:=[.AY4]/[.AQ4]" office:value-type="float" office:value="0" calcext:value-type="float">
            <text:p>0</text:p>
          </table:table-cell>
          <table:table-cell table:formula="of:=[.AR4]-[.AV4]" office:value-type="float" office:value="721" calcext:value-type="float">
            <text:p>721</text:p>
          </table:table-cell>
          <table:table-cell table:formula="of:=[.BA4]/[.AR4]" office:value-type="float" office:value="0.721" calcext:value-type="float">
            <text:p>0,7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table:style-name="ce19" office:value-type="float" office:value="4.78" calcext:value-type="float">
            <text:p>4,78</text:p>
          </table:table-cell>
          <table:table-cell office:value-type="float" office:value="0.0482828282828" calcext:value-type="float">
            <text:p>0,0482828282828</text:p>
          </table:table-cell>
          <table:table-cell table:formula="of:=[.BD4]-[.BH4]" office:value-type="float" office:value="0" calcext:value-type="float">
            <text:p>0</text:p>
          </table:table-cell>
          <table:table-cell table:formula="of:=[.BL4]/[.BD4]" office:value-type="float" office:value="0" calcext:value-type="float">
            <text:p>0</text:p>
          </table:table-cell>
          <table:table-cell table:formula="of:=[.BE4]-[.BI4]" office:value-type="float" office:value="761" calcext:value-type="float">
            <text:p>761</text:p>
          </table:table-cell>
          <table:table-cell table:formula="of:=[.BN4]/[.BE4]" office:value-type="float" office:value="0.761" calcext:value-type="float">
            <text:p>0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table:style-name="ce19" office:value-type="float" office:value="4.78" calcext:value-type="float">
            <text:p>4,78</text:p>
          </table:table-cell>
          <table:table-cell office:value-type="float" office:value="0.0482828282828" calcext:value-type="float">
            <text:p>0,0482828282828</text:p>
          </table:table-cell>
          <table:table-cell table:formula="of:=[.BQ4]-[.BU4]" office:value-type="float" office:value="0" calcext:value-type="float">
            <text:p>0</text:p>
          </table:table-cell>
          <table:table-cell table:formula="of:=[.BY4]/[.BQ4]" office:value-type="float" office:value="0" calcext:value-type="float">
            <text:p>0</text:p>
          </table:table-cell>
          <table:table-cell table:formula="of:=[.BR4]-[.BV4]" office:value-type="float" office:value="761" calcext:value-type="float">
            <text:p>761</text:p>
          </table:table-cell>
          <table:table-cell table:formula="of:=[.CA4]/[.BR4]" office:value-type="float" office:value="0.761" calcext:value-type="float">
            <text:p>0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table:style-name="ce19" office:value-type="float" office:value="4.78" calcext:value-type="float">
            <text:p>4,78</text:p>
          </table:table-cell>
          <table:table-cell office:value-type="float" office:value="0.0482828282828" calcext:value-type="float">
            <text:p>0,0482828282828</text:p>
          </table:table-cell>
          <table:table-cell table:formula="of:=[.CD4]-[.CH4]" office:value-type="float" office:value="0" calcext:value-type="float">
            <text:p>0</text:p>
          </table:table-cell>
          <table:table-cell table:formula="of:=[.CL4]/[.CD4]" office:value-type="float" office:value="0" calcext:value-type="float">
            <text:p>0</text:p>
          </table:table-cell>
          <table:table-cell table:formula="of:=[.CE4]-[.CI4]" office:value-type="float" office:value="761" calcext:value-type="float">
            <text:p>761</text:p>
          </table:table-cell>
          <table:table-cell table:formula="of:=[.CN4]/[.CE4]"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" calcext:value-type="float">
            <text:p>0</text:p>
          </table:table-cell>
          <table:table-cell table:formula="of:=[.D5]*100" office:value-type="float" office:value="0" calcext:value-type="float">
            <text:p>0</text:p>
          </table:table-cell>
          <table:table-cell table:style-name="ce51" table:formula="of:=QUARTILE([.$BM$3:.$BM$102];2)" office:value-type="float" office:value="0" calcext:value-type="float">
            <text:p>0</text:p>
          </table:table-cell>
          <table:table-cell table:formula="of:=[.F5]*100" office:value-type="float" office:value="0" calcext:value-type="float">
            <text:p>0</text:p>
          </table:table-cell>
          <table:table-cell table:style-name="ce51" table:formula="of:=QUARTILE([.$BM$3:.$BM$102];3)" office:value-type="float" office:value="0.0825" calcext:value-type="float">
            <text:p>0,0825</text:p>
          </table:table-cell>
          <table:table-cell table:formula="of:=[.H5]*100" office:value-type="float" office:value="8.25" calcext:value-type="float">
            <text:p>8,25</text:p>
          </table:table-cell>
          <table:table-cell table:style-name="ce51" table:formula="of:=QUARTILE([.$BM$3:.$BM$102];4)" office:value-type="float" office:value="0.79" calcext:value-type="float">
            <text:p>0,79</text:p>
          </table:table-cell>
          <table:table-cell table:formula="of:=[.J5]*100" office:value-type="float" office:value="79" calcext:value-type="float">
            <text:p>79</text:p>
          </table:table-cell>
          <table:table-cell table:style-name="ce51" table:formula="of:=QUARTILE([.$BO$3:.$BO$102];0)" office:value-type="float" office:value="0.134" calcext:value-type="float">
            <text:p>0,134</text:p>
          </table:table-cell>
          <table:table-cell table:formula="of:=[.L5]*100" office:value-type="float" office:value="13.4" calcext:value-type="float">
            <text:p>13,4</text:p>
          </table:table-cell>
          <table:table-cell table:style-name="ce51" table:formula="of:=QUARTILE([.$BO$3:.$BO$102];1)" office:value-type="float" office:value="0.632" calcext:value-type="float">
            <text:p>0,632</text:p>
          </table:table-cell>
          <table:table-cell table:formula="of:=[.N5]*100" office:value-type="float" office:value="63.2" calcext:value-type="float">
            <text:p>63,2</text:p>
          </table:table-cell>
          <table:table-cell table:style-name="ce51" table:formula="of:=QUARTILE([.$BO$3:.$BO$102];2)" office:value-type="float" office:value="0.768" calcext:value-type="float">
            <text:p>0,768</text:p>
          </table:table-cell>
          <table:table-cell table:formula="of:=[.P5]*100" office:value-type="float" office:value="76.8" calcext:value-type="float">
            <text:p>76,8</text:p>
          </table:table-cell>
          <table:table-cell table:style-name="ce51" table:formula="of:=QUARTILE([.$BO$3:.$BO$102];3)" office:value-type="float" office:value="0.874" calcext:value-type="float">
            <text:p>0,874</text:p>
          </table:table-cell>
          <table:table-cell table:formula="of:=[.R5]*100" office:value-type="float" office:value="87.4" calcext:value-type="float">
            <text:p>87,4</text:p>
          </table:table-cell>
          <table:table-cell table:style-name="ce51" table:formula="of:=QUARTILE([.$BO$3:.$BO$102];4)" office:value-type="float" office:value="0.988" calcext:value-type="float">
            <text:p>0,988</text:p>
          </table:table-cell>
          <table:table-cell table:formula="of:=[.T5]*100" office:value-type="float" office:value="98.8" calcext:value-type="float">
            <text:p>98,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113939393939" calcext:value-type="float">
            <text:p>0,113939393939</text:p>
          </table:table-cell>
          <table:table-cell table:formula="of:=[.AD5]-[.AH5]" office:value-type="float" office:value="0" calcext:value-type="float">
            <text:p>0</text:p>
          </table:table-cell>
          <table:table-cell table:formula="of:=[.AL5]/[.AD5]" office:value-type="float" office:value="0" calcext:value-type="float">
            <text:p>0</text:p>
          </table:table-cell>
          <table:table-cell table:formula="of:=[.AE5]-[.AI5]" office:value-type="float" office:value="419" calcext:value-type="float">
            <text:p>419</text:p>
          </table:table-cell>
          <table:table-cell table:formula="of:=[.AN5]/[.AE5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113939393939" calcext:value-type="float">
            <text:p>0,113939393939</text:p>
          </table:table-cell>
          <table:table-cell table:formula="of:=[.AQ5]-[.AU5]" office:value-type="float" office:value="0" calcext:value-type="float">
            <text:p>0</text:p>
          </table:table-cell>
          <table:table-cell table:formula="of:=[.AY5]/[.AQ5]" office:value-type="float" office:value="0" calcext:value-type="float">
            <text:p>0</text:p>
          </table:table-cell>
          <table:table-cell table:formula="of:=[.AR5]-[.AV5]" office:value-type="float" office:value="419" calcext:value-type="float">
            <text:p>419</text:p>
          </table:table-cell>
          <table:table-cell table:formula="of:=[.BA5]/[.AR5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113939393939" calcext:value-type="float">
            <text:p>0,113939393939</text:p>
          </table:table-cell>
          <table:table-cell table:formula="of:=[.BD5]-[.BH5]" office:value-type="float" office:value="0" calcext:value-type="float">
            <text:p>0</text:p>
          </table:table-cell>
          <table:table-cell table:formula="of:=[.BL5]/[.BD5]" office:value-type="float" office:value="0" calcext:value-type="float">
            <text:p>0</text:p>
          </table:table-cell>
          <table:table-cell table:formula="of:=[.BE5]-[.BI5]" office:value-type="float" office:value="419" calcext:value-type="float">
            <text:p>419</text:p>
          </table:table-cell>
          <table:table-cell table:formula="of:=[.BN5]/[.BE5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113939393939" calcext:value-type="float">
            <text:p>0,113939393939</text:p>
          </table:table-cell>
          <table:table-cell table:formula="of:=[.BQ5]-[.BU5]" office:value-type="float" office:value="0" calcext:value-type="float">
            <text:p>0</text:p>
          </table:table-cell>
          <table:table-cell table:formula="of:=[.BY5]/[.BQ5]" office:value-type="float" office:value="0" calcext:value-type="float">
            <text:p>0</text:p>
          </table:table-cell>
          <table:table-cell table:formula="of:=[.BR5]-[.BV5]" office:value-type="float" office:value="419" calcext:value-type="float">
            <text:p>419</text:p>
          </table:table-cell>
          <table:table-cell table:formula="of:=[.CA5]/[.BR5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64" calcext:value-type="float">
            <text:p>564</text:p>
          </table:table-cell>
          <table:table-cell table:style-name="ce19" office:value-type="float" office:value="11.28" calcext:value-type="float">
            <text:p>11,28</text:p>
          </table:table-cell>
          <table:table-cell office:value-type="float" office:value="0.113939393939" calcext:value-type="float">
            <text:p>0,113939393939</text:p>
          </table:table-cell>
          <table:table-cell table:formula="of:=[.CD5]-[.CH5]" office:value-type="float" office:value="0" calcext:value-type="float">
            <text:p>0</text:p>
          </table:table-cell>
          <table:table-cell table:formula="of:=[.CL5]/[.CD5]" office:value-type="float" office:value="0" calcext:value-type="float">
            <text:p>0</text:p>
          </table:table-cell>
          <table:table-cell table:formula="of:=[.CE5]-[.CI5]" office:value-type="float" office:value="436" calcext:value-type="float">
            <text:p>436</text:p>
          </table:table-cell>
          <table:table-cell table:formula="of:=[.CN5]/[.CE5]" office:value-type="float" office:value="0.436" calcext:value-type="float">
            <text:p>0,4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" calcext:value-type="float">
            <text:p>0</text:p>
          </table:table-cell>
          <table:table-cell table:formula="of:=[.D6]*100" office:value-type="float" office:value="0" calcext:value-type="float">
            <text:p>0</text:p>
          </table:table-cell>
          <table:table-cell table:style-name="ce51" table:formula="of:=QUARTILE([.$BZ$3:.$BZ$102];2)" office:value-type="float" office:value="0.01" calcext:value-type="float">
            <text:p>0,01</text:p>
          </table:table-cell>
          <table:table-cell table:formula="of:=[.F6]*100" office:value-type="float" office:value="1" calcext:value-type="float">
            <text:p>1</text:p>
          </table:table-cell>
          <table:table-cell table:style-name="ce51" table:formula="of:=QUARTILE([.$BZ$3:.$BZ$102];3)" office:value-type="float" office:value="0.19" calcext:value-type="float">
            <text:p>0,19</text:p>
          </table:table-cell>
          <table:table-cell table:formula="of:=[.H6]*100" office:value-type="float" office:value="19" calcext:value-type="float">
            <text:p>19</text:p>
          </table:table-cell>
          <table:table-cell table:style-name="ce51" table:formula="of:=QUARTILE([.$BZ$3:.$BZ$102];4)" office:value-type="float" office:value="0.79" calcext:value-type="float">
            <text:p>0,79</text:p>
          </table:table-cell>
          <table:table-cell table:formula="of:=[.J6]*100" office:value-type="float" office:value="79" calcext:value-type="float">
            <text:p>79</text:p>
          </table:table-cell>
          <table:table-cell table:style-name="ce12" table:formula="of:=QUARTILE([.$CB$3:.$CB$102];0)" office:value-type="float" office:value="0.372" calcext:value-type="float">
            <text:p>0,372</text:p>
          </table:table-cell>
          <table:table-cell table:formula="of:=[.L6]*100" office:value-type="float" office:value="37.2" calcext:value-type="float">
            <text:p>37,2</text:p>
          </table:table-cell>
          <table:table-cell table:style-name="ce51" table:formula="of:=QUARTILE([.$CB$3:.$CB$102];1)" office:value-type="float" office:value="0.71" calcext:value-type="float">
            <text:p>0,71</text:p>
          </table:table-cell>
          <table:table-cell table:formula="of:=[.N6]*100" office:value-type="float" office:value="71" calcext:value-type="float">
            <text:p>71</text:p>
          </table:table-cell>
          <table:table-cell table:style-name="ce51" table:formula="of:=QUARTILE([.$CB$3:.$CB$102];2)" office:value-type="float" office:value="0.824" calcext:value-type="float">
            <text:p>0,824</text:p>
          </table:table-cell>
          <table:table-cell table:formula="of:=[.P6]*100" office:value-type="float" office:value="82.4" calcext:value-type="float">
            <text:p>82,4</text:p>
          </table:table-cell>
          <table:table-cell table:style-name="ce51" table:formula="of:=QUARTILE([.$CB$3:.$CB$102];3)" office:value-type="float" office:value="0.91475" calcext:value-type="float">
            <text:p>0,91475</text:p>
          </table:table-cell>
          <table:table-cell table:formula="of:=[.R6]*100" office:value-type="float" office:value="91.475" calcext:value-type="float">
            <text:p>91,475</text:p>
          </table:table-cell>
          <table:table-cell table:style-name="ce51" table:formula="of:=QUARTILE([.$CB$3:.$CB$102];4)" office:value-type="float" office:value="0.988" calcext:value-type="float">
            <text:p>0,988</text:p>
          </table:table-cell>
          <table:table-cell table:formula="of:=[.T6]*100" office:value-type="float" office:value="98.8" calcext:value-type="float">
            <text:p>98,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table:style-name="ce19" office:value-type="float" office:value="15.52" calcext:value-type="float">
            <text:p>15,52</text:p>
          </table:table-cell>
          <table:table-cell office:value-type="float" office:value="0.0285714285714" calcext:value-type="float">
            <text:p>0,0285714285714</text:p>
          </table:table-cell>
          <table:table-cell table:formula="of:=[.AD6]-[.AH6]" office:value-type="float" office:value="0" calcext:value-type="float">
            <text:p>0</text:p>
          </table:table-cell>
          <table:table-cell table:formula="of:=[.AL6]/[.AD6]" office:value-type="float" office:value="0" calcext:value-type="float">
            <text:p>0</text:p>
          </table:table-cell>
          <table:table-cell table:formula="of:=[.AE6]-[.AI6]" office:value-type="float" office:value="224" calcext:value-type="float">
            <text:p>224</text:p>
          </table:table-cell>
          <table:table-cell table:formula="of:=[.AN6]/[.AE6]" office:value-type="float" office:value="0.224" calcext:value-type="float">
            <text:p>0,2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AQ6]-[.AU6]" office:value-type="float" office:value="9" calcext:value-type="float">
            <text:p>9</text:p>
          </table:table-cell>
          <table:table-cell table:formula="of:=[.AY6]/[.AQ6]" office:value-type="float" office:value="0.09" calcext:value-type="float">
            <text:p>0,09</text:p>
          </table:table-cell>
          <table:table-cell table:formula="of:=[.AR6]-[.AV6]" office:value-type="float" office:value="883" calcext:value-type="float">
            <text:p>883</text:p>
          </table:table-cell>
          <table:table-cell table:formula="of:=[.BA6]/[.AR6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BD6]-[.BH6]" office:value-type="float" office:value="9" calcext:value-type="float">
            <text:p>9</text:p>
          </table:table-cell>
          <table:table-cell table:formula="of:=[.BL6]/[.BD6]" office:value-type="float" office:value="0.09" calcext:value-type="float">
            <text:p>0,09</text:p>
          </table:table-cell>
          <table:table-cell table:formula="of:=[.BE6]-[.BI6]" office:value-type="float" office:value="883" calcext:value-type="float">
            <text:p>883</text:p>
          </table:table-cell>
          <table:table-cell table:formula="of:=[.BN6]/[.BE6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BQ6]-[.BU6]" office:value-type="float" office:value="9" calcext:value-type="float">
            <text:p>9</text:p>
          </table:table-cell>
          <table:table-cell table:formula="of:=[.BY6]/[.BQ6]" office:value-type="float" office:value="0.09" calcext:value-type="float">
            <text:p>0,09</text:p>
          </table:table-cell>
          <table:table-cell table:formula="of:=[.BR6]-[.BV6]" office:value-type="float" office:value="883" calcext:value-type="float">
            <text:p>883</text:p>
          </table:table-cell>
          <table:table-cell table:formula="of:=[.CA6]/[.BR6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CD6]-[.CH6]" office:value-type="float" office:value="9" calcext:value-type="float">
            <text:p>9</text:p>
          </table:table-cell>
          <table:table-cell table:formula="of:=[.CL6]/[.CD6]" office:value-type="float" office:value="0.09" calcext:value-type="float">
            <text:p>0,09</text:p>
          </table:table-cell>
          <table:table-cell table:formula="of:=[.CE6]-[.CI6]" office:value-type="float" office:value="883" calcext:value-type="float">
            <text:p>883</text:p>
          </table:table-cell>
          <table:table-cell table:formula="of:=[.CN6]/[.CE6]" office:value-type="float" office:value="0.883" calcext:value-type="float">
            <text:p>0,8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.03" calcext:value-type="float">
            <text:p>0,03</text:p>
          </table:table-cell>
          <table:table-cell table:formula="of:=[.F7]*100" office:value-type="float" office:value="3" calcext:value-type="float">
            <text:p>3</text:p>
          </table:table-cell>
          <table:table-cell table:style-name="ce57" table:formula="of:=QUARTILE([.$CM$3:.$CM$102];3)" office:value-type="float" office:value="0.28" calcext:value-type="float">
            <text:p>0,28</text:p>
          </table:table-cell>
          <table:table-cell table:formula="of:=[.H7]*100" office:value-type="float" office:value="28" calcext:value-type="float">
            <text:p>28</text:p>
          </table:table-cell>
          <table:table-cell table:style-name="ce57" table:formula="of:=QUARTILE([.$CM$3:.$CM$102];4)" office:value-type="float" office:value="0.79" calcext:value-type="float">
            <text:p>0,79</text:p>
          </table:table-cell>
          <table:table-cell table:formula="of:=[.J7]*100" office:value-type="float" office:value="79" calcext:value-type="float">
            <text:p>79</text:p>
          </table:table-cell>
          <table:table-cell table:style-name="ce12" table:formula="of:=QUARTILE([.$CO$3:.$CO$102];0)" office:value-type="float" office:value="0.384" calcext:value-type="float">
            <text:p>0,384</text:p>
          </table:table-cell>
          <table:table-cell table:formula="of:=[.L7]*100" office:value-type="float" office:value="38.4" calcext:value-type="float">
            <text:p>38,4</text:p>
          </table:table-cell>
          <table:table-cell table:style-name="ce51" table:formula="of:=QUARTILE([.$CO$3:.$CO$102];1)" office:value-type="float" office:value="0.76625" calcext:value-type="float">
            <text:p>0,76625</text:p>
          </table:table-cell>
          <table:table-cell table:formula="of:=[.N7]*100" office:value-type="float" office:value="76.625" calcext:value-type="float">
            <text:p>76,625</text:p>
          </table:table-cell>
          <table:table-cell table:style-name="ce51" table:formula="of:=QUARTILE([.$CO$3:.$CO$102];2)" office:value-type="float" office:value="0.861" calcext:value-type="float">
            <text:p>0,861</text:p>
          </table:table-cell>
          <table:table-cell table:formula="of:=[.P7]*100" office:value-type="float" office:value="86.1" calcext:value-type="float">
            <text:p>86,1</text:p>
          </table:table-cell>
          <table:table-cell table:style-name="ce51" table:formula="of:=QUARTILE([.$CO$3:.$CO$102];3)" office:value-type="float" office:value="0.935" calcext:value-type="float">
            <text:p>0,935</text:p>
          </table:table-cell>
          <table:table-cell table:formula="of:=[.R7]*100" office:value-type="float" office:value="93.5" calcext:value-type="float">
            <text:p>93,5</text:p>
          </table:table-cell>
          <table:table-cell table:style-name="ce51" table:formula="of:=QUARTILE([.$CO$3:.$CO$102];4)" office:value-type="float" office:value="0.988" calcext:value-type="float">
            <text:p>0,988</text:p>
          </table:table-cell>
          <table:table-cell table:formula="of:=[.T7]*100" office:value-type="float" office:value="98.8" calcext:value-type="float">
            <text:p>98,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table:style-name="ce19"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AD7]-[.AH7]" office:value-type="float" office:value="0" calcext:value-type="float">
            <text:p>0</text:p>
          </table:table-cell>
          <table:table-cell table:formula="of:=[.AL7]/[.AD7]" office:value-type="float" office:value="0" calcext:value-type="float">
            <text:p>0</text:p>
          </table:table-cell>
          <table:table-cell table:formula="of:=[.AE7]-[.AI7]" office:value-type="float" office:value="686" calcext:value-type="float">
            <text:p>686</text:p>
          </table:table-cell>
          <table:table-cell table:formula="of:=[.AN7]/[.AE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table:style-name="ce19"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AQ7]-[.AU7]" office:value-type="float" office:value="0" calcext:value-type="float">
            <text:p>0</text:p>
          </table:table-cell>
          <table:table-cell table:formula="of:=[.AY7]/[.AQ7]" office:value-type="float" office:value="0" calcext:value-type="float">
            <text:p>0</text:p>
          </table:table-cell>
          <table:table-cell table:formula="of:=[.AR7]-[.AV7]" office:value-type="float" office:value="686" calcext:value-type="float">
            <text:p>686</text:p>
          </table:table-cell>
          <table:table-cell table:formula="of:=[.BA7]/[.AR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table:style-name="ce19"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686" calcext:value-type="float">
            <text:p>686</text:p>
          </table:table-cell>
          <table:table-cell table:formula="of:=[.BN7]/[.BE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table:style-name="ce19"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BQ7]-[.BU7]" office:value-type="float" office:value="0" calcext:value-type="float">
            <text:p>0</text:p>
          </table:table-cell>
          <table:table-cell table:formula="of:=[.BY7]/[.BQ7]" office:value-type="float" office:value="0" calcext:value-type="float">
            <text:p>0</text:p>
          </table:table-cell>
          <table:table-cell table:formula="of:=[.BR7]-[.BV7]" office:value-type="float" office:value="686" calcext:value-type="float">
            <text:p>686</text:p>
          </table:table-cell>
          <table:table-cell table:formula="of:=[.CA7]/[.BR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table:style-name="ce19"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686" calcext:value-type="float">
            <text:p>686</text:p>
          </table:table-cell>
          <table:table-cell table:formula="of:=[.CN7]/[.CE7]" office:value-type="float" office:value="0.686" calcext:value-type="float">
            <text:p>0,686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66" calcext:value-type="float">
            <text:p>866</text:p>
          </table:table-cell>
          <table:table-cell table:style-name="ce19" office:value-type="float" office:value="17.32" calcext:value-type="float">
            <text:p>17,32</text:p>
          </table:table-cell>
          <table:table-cell office:value-type="float" office:value="0.0482828282828" calcext:value-type="float">
            <text:p>0,0482828282828</text:p>
          </table:table-cell>
          <table:table-cell table:formula="of:=[.AD8]-[.AH8]" office:value-type="float" office:value="0" calcext:value-type="float">
            <text:p>0</text:p>
          </table:table-cell>
          <table:table-cell table:formula="of:=[.AL8]/[.AD8]" office:value-type="float" office:value="0" calcext:value-type="float">
            <text:p>0</text:p>
          </table:table-cell>
          <table:table-cell table:formula="of:=[.AE8]-[.AI8]" office:value-type="float" office:value="134" calcext:value-type="float">
            <text:p>134</text:p>
          </table:table-cell>
          <table:table-cell table:formula="of:=[.AN8]/[.AE8]" office:value-type="float" office:value="0.134" calcext:value-type="float">
            <text:p>0,1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66" calcext:value-type="float">
            <text:p>866</text:p>
          </table:table-cell>
          <table:table-cell table:style-name="ce19" office:value-type="float" office:value="17.32" calcext:value-type="float">
            <text:p>17,32</text:p>
          </table:table-cell>
          <table:table-cell office:value-type="float" office:value="0.0482828282828" calcext:value-type="float">
            <text:p>0,0482828282828</text:p>
          </table:table-cell>
          <table:table-cell table:formula="of:=[.AQ8]-[.AU8]" office:value-type="float" office:value="0" calcext:value-type="float">
            <text:p>0</text:p>
          </table:table-cell>
          <table:table-cell table:formula="of:=[.AY8]/[.AQ8]" office:value-type="float" office:value="0" calcext:value-type="float">
            <text:p>0</text:p>
          </table:table-cell>
          <table:table-cell table:formula="of:=[.AR8]-[.AV8]" office:value-type="float" office:value="134" calcext:value-type="float">
            <text:p>134</text:p>
          </table:table-cell>
          <table:table-cell table:formula="of:=[.BA8]/[.AR8]" office:value-type="float" office:value="0.134" calcext:value-type="float">
            <text:p>0,1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66" calcext:value-type="float">
            <text:p>866</text:p>
          </table:table-cell>
          <table:table-cell table:style-name="ce19" office:value-type="float" office:value="17.32" calcext:value-type="float">
            <text:p>17,32</text:p>
          </table:table-cell>
          <table:table-cell office:value-type="float" office:value="0.0482828282828" calcext:value-type="float">
            <text:p>0,0482828282828</text:p>
          </table:table-cell>
          <table:table-cell table:formula="of:=[.BD8]-[.BH8]" office:value-type="float" office:value="0" calcext:value-type="float">
            <text:p>0</text:p>
          </table:table-cell>
          <table:table-cell table:formula="of:=[.BL8]/[.BD8]" office:value-type="float" office:value="0" calcext:value-type="float">
            <text:p>0</text:p>
          </table:table-cell>
          <table:table-cell table:formula="of:=[.BE8]-[.BI8]" office:value-type="float" office:value="134" calcext:value-type="float">
            <text:p>134</text:p>
          </table:table-cell>
          <table:table-cell table:formula="of:=[.BN8]/[.BE8]" office:value-type="float" office:value="0.134" calcext:value-type="float">
            <text:p>0,1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table:style-name="ce19" office:value-type="float" office:value="4.78" calcext:value-type="float">
            <text:p>4,78</text:p>
          </table:table-cell>
          <table:table-cell office:value-type="float" office:value="0.0482828282828" calcext:value-type="float">
            <text:p>0,0482828282828</text:p>
          </table:table-cell>
          <table:table-cell table:formula="of:=[.BQ8]-[.BU8]" office:value-type="float" office:value="0" calcext:value-type="float">
            <text:p>0</text:p>
          </table:table-cell>
          <table:table-cell table:formula="of:=[.BY8]/[.BQ8]" office:value-type="float" office:value="0" calcext:value-type="float">
            <text:p>0</text:p>
          </table:table-cell>
          <table:table-cell table:formula="of:=[.BR8]-[.BV8]" office:value-type="float" office:value="761" calcext:value-type="float">
            <text:p>761</text:p>
          </table:table-cell>
          <table:table-cell table:formula="of:=[.CA8]/[.BR8]" office:value-type="float" office:value="0.761" calcext:value-type="float">
            <text:p>0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table:style-name="ce19" office:value-type="float" office:value="4.78" calcext:value-type="float">
            <text:p>4,78</text:p>
          </table:table-cell>
          <table:table-cell office:value-type="float" office:value="0.0482828282828" calcext:value-type="float">
            <text:p>0,0482828282828</text:p>
          </table:table-cell>
          <table:table-cell table:formula="of:=[.CD8]-[.CH8]" office:value-type="float" office:value="0" calcext:value-type="float">
            <text:p>0</text:p>
          </table:table-cell>
          <table:table-cell table:formula="of:=[.CL8]/[.CD8]" office:value-type="float" office:value="0" calcext:value-type="float">
            <text:p>0</text:p>
          </table:table-cell>
          <table:table-cell table:formula="of:=[.CE8]-[.CI8]" office:value-type="float" office:value="761" calcext:value-type="float">
            <text:p>761</text:p>
          </table:table-cell>
          <table:table-cell table:formula="of:=[.CN8]/[.CE8]" office:value-type="float" office:value="0.761" calcext:value-type="float">
            <text:p>0,76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table:style-name="ce19" office:value-type="float" office:value="13" calcext:value-type="float">
            <text:p>13</text:p>
          </table:table-cell>
          <table:table-cell office:value-type="float" office:value="0.0440404040404" calcext:value-type="float">
            <text:p>0,0440404040404</text:p>
          </table:table-cell>
          <table:table-cell table:formula="of:=[.AD9]-[.AH9]" office:value-type="float" office:value="0" calcext:value-type="float">
            <text:p>0</text:p>
          </table:table-cell>
          <table:table-cell table:formula="of:=[.AL9]/[.AD9]" office:value-type="float" office:value="0" calcext:value-type="float">
            <text:p>0</text:p>
          </table:table-cell>
          <table:table-cell table:formula="of:=[.AE9]-[.AI9]" office:value-type="float" office:value="350" calcext:value-type="float">
            <text:p>350</text:p>
          </table:table-cell>
          <table:table-cell table:formula="of:=[.AN9]/[.AE9]" office:value-type="float" office:value="0.35" calcext:value-type="float">
            <text:p>0,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0440404040404" calcext:value-type="float">
            <text:p>0,0440404040404</text:p>
          </table:table-cell>
          <table:table-cell table:formula="of:=[.AQ9]-[.AU9]" office:value-type="float" office:value="0" calcext:value-type="float">
            <text:p>0</text:p>
          </table:table-cell>
          <table:table-cell table:formula="of:=[.AY9]/[.AQ9]" office:value-type="float" office:value="0" calcext:value-type="float">
            <text:p>0</text:p>
          </table:table-cell>
          <table:table-cell table:formula="of:=[.AR9]-[.AV9]" office:value-type="float" office:value="419" calcext:value-type="float">
            <text:p>419</text:p>
          </table:table-cell>
          <table:table-cell table:formula="of:=[.BA9]/[.AR9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0440404040404" calcext:value-type="float">
            <text:p>0,0440404040404</text:p>
          </table:table-cell>
          <table:table-cell table:formula="of:=[.BD9]-[.BH9]" office:value-type="float" office:value="0" calcext:value-type="float">
            <text:p>0</text:p>
          </table:table-cell>
          <table:table-cell table:formula="of:=[.BL9]/[.BD9]" office:value-type="float" office:value="0" calcext:value-type="float">
            <text:p>0</text:p>
          </table:table-cell>
          <table:table-cell table:formula="of:=[.BE9]-[.BI9]" office:value-type="float" office:value="419" calcext:value-type="float">
            <text:p>419</text:p>
          </table:table-cell>
          <table:table-cell table:formula="of:=[.BN9]/[.BE9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table:style-name="ce19"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BQ9]-[.BU9]" office:value-type="float" office:value="0" calcext:value-type="float">
            <text:p>0</text:p>
          </table:table-cell>
          <table:table-cell table:formula="of:=[.BY9]/[.BQ9]" office:value-type="float" office:value="0" calcext:value-type="float">
            <text:p>0</text:p>
          </table:table-cell>
          <table:table-cell table:formula="of:=[.BR9]-[.BV9]" office:value-type="float" office:value="782" calcext:value-type="float">
            <text:p>782</text:p>
          </table:table-cell>
          <table:table-cell table:formula="of:=[.CA9]/[.BR9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table:style-name="ce19"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CD9]-[.CH9]" office:value-type="float" office:value="0" calcext:value-type="float">
            <text:p>0</text:p>
          </table:table-cell>
          <table:table-cell table:formula="of:=[.CL9]/[.CD9]" office:value-type="float" office:value="0" calcext:value-type="float">
            <text:p>0</text:p>
          </table:table-cell>
          <table:table-cell table:formula="of:=[.CE9]-[.CI9]" office:value-type="float" office:value="782" calcext:value-type="float">
            <text:p>782</text:p>
          </table:table-cell>
          <table:table-cell table:formula="of:=[.CN9]/[.CE9]" office:value-type="float" office:value="0.782" calcext:value-type="float">
            <text:p>0,782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table:style-name="ce19"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AD10]-[.AH10]" office:value-type="float" office:value="8" calcext:value-type="float">
            <text:p>8</text:p>
          </table:table-cell>
          <table:table-cell table:formula="of:=[.AL10]/[.AD10]" office:value-type="float" office:value="0.08" calcext:value-type="float">
            <text:p>0,08</text:p>
          </table:table-cell>
          <table:table-cell table:formula="of:=[.AE10]-[.AI10]" office:value-type="float" office:value="871" calcext:value-type="float">
            <text:p>871</text:p>
          </table:table-cell>
          <table:table-cell table:formula="of:=[.AN10]/[.AE10]" office:value-type="float" office:value="0.871" calcext:value-type="float">
            <text:p>0,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table:style-name="ce19"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AQ10]-[.AU10]" office:value-type="float" office:value="8" calcext:value-type="float">
            <text:p>8</text:p>
          </table:table-cell>
          <table:table-cell table:formula="of:=[.AY10]/[.AQ10]" office:value-type="float" office:value="0.08" calcext:value-type="float">
            <text:p>0,08</text:p>
          </table:table-cell>
          <table:table-cell table:formula="of:=[.AR10]-[.AV10]" office:value-type="float" office:value="871" calcext:value-type="float">
            <text:p>871</text:p>
          </table:table-cell>
          <table:table-cell table:formula="of:=[.BA10]/[.AR10]" office:value-type="float" office:value="0.871" calcext:value-type="float">
            <text:p>0,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table:style-name="ce19"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BD10]-[.BH10]" office:value-type="float" office:value="8" calcext:value-type="float">
            <text:p>8</text:p>
          </table:table-cell>
          <table:table-cell table:formula="of:=[.BL10]/[.BD10]" office:value-type="float" office:value="0.08" calcext:value-type="float">
            <text:p>0,08</text:p>
          </table:table-cell>
          <table:table-cell table:formula="of:=[.BE10]-[.BI10]" office:value-type="float" office:value="871" calcext:value-type="float">
            <text:p>871</text:p>
          </table:table-cell>
          <table:table-cell table:formula="of:=[.BN10]/[.BE10]" office:value-type="float" office:value="0.871" calcext:value-type="float">
            <text:p>0,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table:style-name="ce19"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BQ10]-[.BU10]" office:value-type="float" office:value="8" calcext:value-type="float">
            <text:p>8</text:p>
          </table:table-cell>
          <table:table-cell table:formula="of:=[.BY10]/[.BQ10]" office:value-type="float" office:value="0.08" calcext:value-type="float">
            <text:p>0,08</text:p>
          </table:table-cell>
          <table:table-cell table:formula="of:=[.BR10]-[.BV10]" office:value-type="float" office:value="871" calcext:value-type="float">
            <text:p>871</text:p>
          </table:table-cell>
          <table:table-cell table:formula="of:=[.CA10]/[.BR10]" office:value-type="float" office:value="0.871" calcext:value-type="float">
            <text:p>0,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table:style-name="ce19"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CD10]-[.CH10]" office:value-type="float" office:value="8" calcext:value-type="float">
            <text:p>8</text:p>
          </table:table-cell>
          <table:table-cell table:formula="of:=[.CL10]/[.CD10]" office:value-type="float" office:value="0.08" calcext:value-type="float">
            <text:p>0,08</text:p>
          </table:table-cell>
          <table:table-cell table:formula="of:=[.CE10]-[.CI10]" office:value-type="float" office:value="871" calcext:value-type="float">
            <text:p>871</text:p>
          </table:table-cell>
          <table:table-cell table:formula="of:=[.CN10]/[.CE10]" office:value-type="float" office:value="0.871" calcext:value-type="float">
            <text:p>0,871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table:style-name="ce19" office:value-type="float" office:value="8.86" calcext:value-type="float">
            <text:p>8,86</text:p>
          </table:table-cell>
          <table:table-cell office:value-type="float" office:value="0.02985395189" calcext:value-type="float">
            <text:p>0,02985395189</text:p>
          </table:table-cell>
          <table:table-cell table:formula="of:=[.AD11]-[.AH11]" office:value-type="float" office:value="0" calcext:value-type="float">
            <text:p>0</text:p>
          </table:table-cell>
          <table:table-cell table:formula="of:=[.AL11]/[.AD11]" office:value-type="float" office:value="0" calcext:value-type="float">
            <text:p>0</text:p>
          </table:table-cell>
          <table:table-cell table:formula="of:=[.AE11]-[.AI11]" office:value-type="float" office:value="557" calcext:value-type="float">
            <text:p>557</text:p>
          </table:table-cell>
          <table:table-cell table:formula="of:=[.AN11]/[.AE11]" office:value-type="float" office:value="0.557" calcext:value-type="float">
            <text:p>0,5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table:style-name="ce19" office:value-type="float" office:value="8.86" calcext:value-type="float">
            <text:p>8,86</text:p>
          </table:table-cell>
          <table:table-cell office:value-type="float" office:value="0.02985395189" calcext:value-type="float">
            <text:p>0,02985395189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557" calcext:value-type="float">
            <text:p>557</text:p>
          </table:table-cell>
          <table:table-cell table:formula="of:=[.BA11]/[.AR11]" office:value-type="float" office:value="0.557" calcext:value-type="float">
            <text:p>0,5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table:style-name="ce19" office:value-type="float" office:value="8.86" calcext:value-type="float">
            <text:p>8,86</text:p>
          </table:table-cell>
          <table:table-cell office:value-type="float" office:value="0.02985395189" calcext:value-type="float">
            <text:p>0,02985395189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557" calcext:value-type="float">
            <text:p>557</text:p>
          </table:table-cell>
          <table:table-cell table:formula="of:=[.BN11]/[.BE11]" office:value-type="float" office:value="0.557" calcext:value-type="float">
            <text:p>0,5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table:style-name="ce19"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Q11]-[.BU11]" office:value-type="float" office:value="3" calcext:value-type="float">
            <text:p>3</text:p>
          </table:table-cell>
          <table:table-cell table:formula="of:=[.BY11]/[.BQ11]" office:value-type="float" office:value="0.03" calcext:value-type="float">
            <text:p>0,03</text:p>
          </table:table-cell>
          <table:table-cell table:formula="of:=[.BR11]-[.BV11]" office:value-type="float" office:value="861" calcext:value-type="float">
            <text:p>861</text:p>
          </table:table-cell>
          <table:table-cell table:formula="of:=[.CA11]/[.BR11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table:style-name="ce19"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CD11]-[.CH11]" office:value-type="float" office:value="3" calcext:value-type="float">
            <text:p>3</text:p>
          </table:table-cell>
          <table:table-cell table:formula="of:=[.CL11]/[.CD11]" office:value-type="float" office:value="0.03" calcext:value-type="float">
            <text:p>0,03</text:p>
          </table:table-cell>
          <table:table-cell table:formula="of:=[.CE11]-[.CI11]" office:value-type="float" office:value="861" calcext:value-type="float">
            <text:p>861</text:p>
          </table:table-cell>
          <table:table-cell table:formula="of:=[.CN11]/[.CE11]" office:value-type="float" office:value="0.861" calcext:value-type="float">
            <text:p>0,861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table:style-name="ce19" office:value-type="float" office:value="10.96" calcext:value-type="float">
            <text:p>10,96</text:p>
          </table:table-cell>
          <table:table-cell office:value-type="float" office:value="0.02985395189" calcext:value-type="float">
            <text:p>0,02985395189</text:p>
          </table:table-cell>
          <table:table-cell table:formula="of:=[.AD12]-[.AH12]" office:value-type="float" office:value="0" calcext:value-type="float">
            <text:p>0</text:p>
          </table:table-cell>
          <table:table-cell table:formula="of:=[.AL12]/[.AD12]" office:value-type="float" office:value="0" calcext:value-type="float">
            <text:p>0</text:p>
          </table:table-cell>
          <table:table-cell table:formula="of:=[.AE12]-[.AI12]" office:value-type="float" office:value="452" calcext:value-type="float">
            <text:p>452</text:p>
          </table:table-cell>
          <table:table-cell table:formula="of:=[.AN12]/[.AE12]" office:value-type="float" office:value="0.452" calcext:value-type="float">
            <text:p>0,4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table:style-name="ce19" office:value-type="float" office:value="4.64" calcext:value-type="float">
            <text:p>4,64</text:p>
          </table:table-cell>
          <table:table-cell office:value-type="float" office:value="0.02985395189" calcext:value-type="float">
            <text:p>0,02985395189</text:p>
          </table:table-cell>
          <table:table-cell table:formula="of:=[.AQ12]-[.AU12]" office:value-type="float" office:value="0" calcext:value-type="float">
            <text:p>0</text:p>
          </table:table-cell>
          <table:table-cell table:formula="of:=[.AY12]/[.AQ12]" office:value-type="float" office:value="0" calcext:value-type="float">
            <text:p>0</text:p>
          </table:table-cell>
          <table:table-cell table:formula="of:=[.AR12]-[.AV12]" office:value-type="float" office:value="768" calcext:value-type="float">
            <text:p>768</text:p>
          </table:table-cell>
          <table:table-cell table:formula="of:=[.BA12]/[.AR12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table:style-name="ce19" office:value-type="float" office:value="4.64" calcext:value-type="float">
            <text:p>4,64</text:p>
          </table:table-cell>
          <table:table-cell office:value-type="float" office:value="0.02985395189" calcext:value-type="float">
            <text:p>0,02985395189</text:p>
          </table:table-cell>
          <table:table-cell table:formula="of:=[.BD12]-[.BH12]" office:value-type="float" office:value="0" calcext:value-type="float">
            <text:p>0</text:p>
          </table:table-cell>
          <table:table-cell table:formula="of:=[.BL12]/[.BD12]" office:value-type="float" office:value="0" calcext:value-type="float">
            <text:p>0</text:p>
          </table:table-cell>
          <table:table-cell table:formula="of:=[.BE12]-[.BI12]" office:value-type="float" office:value="768" calcext:value-type="float">
            <text:p>768</text:p>
          </table:table-cell>
          <table:table-cell table:formula="of:=[.BN12]/[.BE12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table:style-name="ce19" office:value-type="float" office:value="4.64" calcext:value-type="float">
            <text:p>4,64</text:p>
          </table:table-cell>
          <table:table-cell office:value-type="float" office:value="0.02985395189" calcext:value-type="float">
            <text:p>0,02985395189</text:p>
          </table:table-cell>
          <table:table-cell table:formula="of:=[.BQ12]-[.BU12]" office:value-type="float" office:value="0" calcext:value-type="float">
            <text:p>0</text:p>
          </table:table-cell>
          <table:table-cell table:formula="of:=[.BY12]/[.BQ12]" office:value-type="float" office:value="0" calcext:value-type="float">
            <text:p>0</text:p>
          </table:table-cell>
          <table:table-cell table:formula="of:=[.BR12]-[.BV12]" office:value-type="float" office:value="768" calcext:value-type="float">
            <text:p>768</text:p>
          </table:table-cell>
          <table:table-cell table:formula="of:=[.CA12]/[.BR12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table:style-name="ce19"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CD12]-[.CH12]" office:value-type="float" office:value="3" calcext:value-type="float">
            <text:p>3</text:p>
          </table:table-cell>
          <table:table-cell table:formula="of:=[.CL12]/[.CD12]" office:value-type="float" office:value="0.03" calcext:value-type="float">
            <text:p>0,03</text:p>
          </table:table-cell>
          <table:table-cell table:formula="of:=[.CE12]-[.CI12]" office:value-type="float" office:value="861" calcext:value-type="float">
            <text:p>861</text:p>
          </table:table-cell>
          <table:table-cell table:formula="of:=[.CN12]/[.CE12]" office:value-type="float" office:value="0.861" calcext:value-type="float">
            <text:p>0,861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table:style-name="ce19" office:value-type="float" office:value="8.14" calcext:value-type="float">
            <text:p>8,14</text:p>
          </table:table-cell>
          <table:table-cell office:value-type="float" office:value="0.0221653878943" calcext:value-type="float">
            <text:p>0,0221653878943</text:p>
          </table:table-cell>
          <table:table-cell table:formula="of:=[.AD13]-[.AH13]" office:value-type="float" office:value="0" calcext:value-type="float">
            <text:p>0</text:p>
          </table:table-cell>
          <table:table-cell table:formula="of:=[.AL13]/[.AD13]" office:value-type="float" office:value="0" calcext:value-type="float">
            <text:p>0</text:p>
          </table:table-cell>
          <table:table-cell table:formula="of:=[.AE13]-[.AI13]" office:value-type="float" office:value="593" calcext:value-type="float">
            <text:p>593</text:p>
          </table:table-cell>
          <table:table-cell table:formula="of:=[.AN13]/[.AE13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table:style-name="ce19" office:value-type="float" office:value="8.14" calcext:value-type="float">
            <text:p>8,14</text:p>
          </table:table-cell>
          <table:table-cell office:value-type="float" office:value="0.0221653878943" calcext:value-type="float">
            <text:p>0,0221653878943</text:p>
          </table:table-cell>
          <table:table-cell table:formula="of:=[.AQ13]-[.AU13]" office:value-type="float" office:value="0" calcext:value-type="float">
            <text:p>0</text:p>
          </table:table-cell>
          <table:table-cell table:formula="of:=[.AY13]/[.AQ13]" office:value-type="float" office:value="0" calcext:value-type="float">
            <text:p>0</text:p>
          </table:table-cell>
          <table:table-cell table:formula="of:=[.AR13]-[.AV13]" office:value-type="float" office:value="593" calcext:value-type="float">
            <text:p>593</text:p>
          </table:table-cell>
          <table:table-cell table:formula="of:=[.BA13]/[.AR13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table:style-name="ce19" office:value-type="float" office:value="8.14" calcext:value-type="float">
            <text:p>8,14</text:p>
          </table:table-cell>
          <table:table-cell office:value-type="float" office:value="0.0221653878943" calcext:value-type="float">
            <text:p>0,0221653878943</text:p>
          </table:table-cell>
          <table:table-cell table:formula="of:=[.BD13]-[.BH13]" office:value-type="float" office:value="0" calcext:value-type="float">
            <text:p>0</text:p>
          </table:table-cell>
          <table:table-cell table:formula="of:=[.BL13]/[.BD13]" office:value-type="float" office:value="0" calcext:value-type="float">
            <text:p>0</text:p>
          </table:table-cell>
          <table:table-cell table:formula="of:=[.BE13]-[.BI13]" office:value-type="float" office:value="593" calcext:value-type="float">
            <text:p>593</text:p>
          </table:table-cell>
          <table:table-cell table:formula="of:=[.BN13]/[.BE13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table:style-name="ce19" office:value-type="float" office:value="8.14" calcext:value-type="float">
            <text:p>8,14</text:p>
          </table:table-cell>
          <table:table-cell office:value-type="float" office:value="0.0221653878943" calcext:value-type="float">
            <text:p>0,0221653878943</text:p>
          </table:table-cell>
          <table:table-cell table:formula="of:=[.BQ13]-[.BU13]" office:value-type="float" office:value="0" calcext:value-type="float">
            <text:p>0</text:p>
          </table:table-cell>
          <table:table-cell table:formula="of:=[.BY13]/[.BQ13]" office:value-type="float" office:value="0" calcext:value-type="float">
            <text:p>0</text:p>
          </table:table-cell>
          <table:table-cell table:formula="of:=[.BR13]-[.BV13]" office:value-type="float" office:value="593" calcext:value-type="float">
            <text:p>593</text:p>
          </table:table-cell>
          <table:table-cell table:formula="of:=[.CA13]/[.BR13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style-name="ce19"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CD13]-[.CH13]" office:value-type="float" office:value="31" calcext:value-type="float">
            <text:p>31</text:p>
          </table:table-cell>
          <table:table-cell table:formula="of:=[.CL13]/[.CD13]" office:value-type="float" office:value="0.31" calcext:value-type="float">
            <text:p>0,31</text:p>
          </table:table-cell>
          <table:table-cell table:formula="of:=[.CE13]-[.CI13]" office:value-type="float" office:value="948" calcext:value-type="float">
            <text:p>948</text:p>
          </table:table-cell>
          <table:table-cell table:formula="of:=[.CN13]/[.CE13]" office:value-type="float" office:value="0.948" calcext:value-type="float">
            <text:p>0,948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94" calcext:value-type="float">
            <text:p>894</text:p>
          </table:table-cell>
          <table:table-cell table:style-name="ce19" office:value-type="float" office:value="17.88" calcext:value-type="float">
            <text:p>17,88</text:p>
          </table:table-cell>
          <table:table-cell office:value-type="float" office:value="0.0274509803922" calcext:value-type="float">
            <text:p>0,0274509803922</text:p>
          </table:table-cell>
          <table:table-cell table:formula="of:=[.AD14]-[.AH14]" office:value-type="float" office:value="0" calcext:value-type="float">
            <text:p>0</text:p>
          </table:table-cell>
          <table:table-cell table:formula="of:=[.AL14]/[.AD14]" office:value-type="float" office:value="0" calcext:value-type="float">
            <text:p>0</text:p>
          </table:table-cell>
          <table:table-cell table:formula="of:=[.AE14]-[.AI14]" office:value-type="float" office:value="106" calcext:value-type="float">
            <text:p>106</text:p>
          </table:table-cell>
          <table:table-cell table:formula="of:=[.AN14]/[.AE14]" office:value-type="float" office:value="0.106" calcext:value-type="float">
            <text:p>0,1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style-name="ce19" office:value-type="float" office:value="2.19047619048" calcext:value-type="float">
            <text:p>2,19047619048</text:p>
          </table:table-cell>
          <table:table-cell office:value-type="float" office:value="0.0274509803922" calcext:value-type="float">
            <text:p>0,0274509803922</text:p>
          </table:table-cell>
          <table:table-cell table:formula="of:=[.AQ14]-[.AU14]" office:value-type="float" office:value="16" calcext:value-type="float">
            <text:p>16</text:p>
          </table:table-cell>
          <table:table-cell table:formula="of:=[.AY14]/[.AQ14]" office:value-type="float" office:value="0.16" calcext:value-type="float">
            <text:p>0,16</text:p>
          </table:table-cell>
          <table:table-cell table:formula="of:=[.AR14]-[.AV14]" office:value-type="float" office:value="908" calcext:value-type="float">
            <text:p>908</text:p>
          </table:table-cell>
          <table:table-cell table:formula="of:=[.BA14]/[.AR14]" office:value-type="float" office:value="0.908" calcext:value-type="float">
            <text:p>0,9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style-name="ce19" office:value-type="float" office:value="2.19047619048" calcext:value-type="float">
            <text:p>2,19047619048</text:p>
          </table:table-cell>
          <table:table-cell office:value-type="float" office:value="0.0274509803922" calcext:value-type="float">
            <text:p>0,0274509803922</text:p>
          </table:table-cell>
          <table:table-cell table:formula="of:=[.BD14]-[.BH14]" office:value-type="float" office:value="16" calcext:value-type="float">
            <text:p>16</text:p>
          </table:table-cell>
          <table:table-cell table:formula="of:=[.BL14]/[.BD14]" office:value-type="float" office:value="0.16" calcext:value-type="float">
            <text:p>0,16</text:p>
          </table:table-cell>
          <table:table-cell table:formula="of:=[.BE14]-[.BI14]" office:value-type="float" office:value="908" calcext:value-type="float">
            <text:p>908</text:p>
          </table:table-cell>
          <table:table-cell table:formula="of:=[.BN14]/[.BE14]" office:value-type="float" office:value="0.908" calcext:value-type="float">
            <text:p>0,9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Q14]-[.BU14]" office:value-type="float" office:value="49" calcext:value-type="float">
            <text:p>49</text:p>
          </table:table-cell>
          <table:table-cell table:formula="of:=[.BY14]/[.BQ14]" office:value-type="float" office:value="0.49" calcext:value-type="float">
            <text:p>0,49</text:p>
          </table:table-cell>
          <table:table-cell table:formula="of:=[.BR14]-[.BV14]" office:value-type="float" office:value="965" calcext:value-type="float">
            <text:p>965</text:p>
          </table:table-cell>
          <table:table-cell table:formula="of:=[.CA14]/[.BR14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CD14]-[.CH14]" office:value-type="float" office:value="49" calcext:value-type="float">
            <text:p>49</text:p>
          </table:table-cell>
          <table:table-cell table:formula="of:=[.CL14]/[.CD14]" office:value-type="float" office:value="0.49" calcext:value-type="float">
            <text:p>0,49</text:p>
          </table:table-cell>
          <table:table-cell table:formula="of:=[.CE14]-[.CI14]" office:value-type="float" office:value="965" calcext:value-type="float">
            <text:p>965</text:p>
          </table:table-cell>
          <table:table-cell table:formula="of:=[.CN14]/[.CE14]" office:value-type="float" office:value="0.965" calcext:value-type="float">
            <text:p>0,965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table:style-name="ce19" office:value-type="float" office:value="12.32" calcext:value-type="float">
            <text:p>12,32</text:p>
          </table:table-cell>
          <table:table-cell office:value-type="float" office:value="0.0263912794033" calcext:value-type="float">
            <text:p>0,0263912794033</text:p>
          </table:table-cell>
          <table:table-cell table:formula="of:=[.AD15]-[.AH15]" office:value-type="float" office:value="0" calcext:value-type="float">
            <text:p>0</text:p>
          </table:table-cell>
          <table:table-cell table:formula="of:=[.AL15]/[.AD15]" office:value-type="float" office:value="0" calcext:value-type="float">
            <text:p>0</text:p>
          </table:table-cell>
          <table:table-cell table:formula="of:=[.AE15]-[.AI15]" office:value-type="float" office:value="384" calcext:value-type="float">
            <text:p>384</text:p>
          </table:table-cell>
          <table:table-cell table:formula="of:=[.AN15]/[.AE15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table:style-name="ce19" office:value-type="float" office:value="12.32" calcext:value-type="float">
            <text:p>12,32</text:p>
          </table:table-cell>
          <table:table-cell office:value-type="float" office:value="0.0263912794033" calcext:value-type="float">
            <text:p>0,0263912794033</text:p>
          </table:table-cell>
          <table:table-cell table:formula="of:=[.AQ15]-[.AU15]" office:value-type="float" office:value="0" calcext:value-type="float">
            <text:p>0</text:p>
          </table:table-cell>
          <table:table-cell table:formula="of:=[.AY15]/[.AQ15]" office:value-type="float" office:value="0" calcext:value-type="float">
            <text:p>0</text:p>
          </table:table-cell>
          <table:table-cell table:formula="of:=[.AR15]-[.AV15]" office:value-type="float" office:value="384" calcext:value-type="float">
            <text:p>384</text:p>
          </table:table-cell>
          <table:table-cell table:formula="of:=[.BA15]/[.AR15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72" calcext:value-type="float">
            <text:p>572</text:p>
          </table:table-cell>
          <table:table-cell table:style-name="ce19" office:value-type="float" office:value="11.44" calcext:value-type="float">
            <text:p>11,44</text:p>
          </table:table-cell>
          <table:table-cell office:value-type="float" office:value="0.0263912794033" calcext:value-type="float">
            <text:p>0,0263912794033</text:p>
          </table:table-cell>
          <table:table-cell table:formula="of:=[.BD15]-[.BH15]" office:value-type="float" office:value="0" calcext:value-type="float">
            <text:p>0</text:p>
          </table:table-cell>
          <table:table-cell table:formula="of:=[.BL15]/[.BD15]" office:value-type="float" office:value="0" calcext:value-type="float">
            <text:p>0</text:p>
          </table:table-cell>
          <table:table-cell table:formula="of:=[.BE15]-[.BI15]" office:value-type="float" office:value="428" calcext:value-type="float">
            <text:p>428</text:p>
          </table:table-cell>
          <table:table-cell table:formula="of:=[.BN15]/[.BE15]" office:value-type="float" office:value="0.428" calcext:value-type="float">
            <text:p>0,4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table:style-name="ce19" office:value-type="float" office:value="3.86" calcext:value-type="float">
            <text:p>3,86</text:p>
          </table:table-cell>
          <table:table-cell office:value-type="float" office:value="0.0263912794033" calcext:value-type="float">
            <text:p>0,0263912794033</text:p>
          </table:table-cell>
          <table:table-cell table:formula="of:=[.BQ15]-[.BU15]" office:value-type="float" office:value="0" calcext:value-type="float">
            <text:p>0</text:p>
          </table:table-cell>
          <table:table-cell table:formula="of:=[.BY15]/[.BQ15]" office:value-type="float" office:value="0" calcext:value-type="float">
            <text:p>0</text:p>
          </table:table-cell>
          <table:table-cell table:formula="of:=[.BR15]-[.BV15]" office:value-type="float" office:value="807" calcext:value-type="float">
            <text:p>807</text:p>
          </table:table-cell>
          <table:table-cell table:formula="of:=[.CA15]/[.BR15]" office:value-type="float" office:value="0.807" calcext:value-type="float">
            <text:p>0,8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style-name="ce19" office:value-type="float" office:value="2.19047619048" calcext:value-type="float">
            <text:p>2,19047619048</text:p>
          </table:table-cell>
          <table:table-cell office:value-type="float" office:value="0.0263912794033" calcext:value-type="float">
            <text:p>0,0263912794033</text:p>
          </table:table-cell>
          <table:table-cell table:formula="of:=[.CD15]-[.CH15]" office:value-type="float" office:value="16" calcext:value-type="float">
            <text:p>16</text:p>
          </table:table-cell>
          <table:table-cell table:formula="of:=[.CL15]/[.CD15]" office:value-type="float" office:value="0.16" calcext:value-type="float">
            <text:p>0,16</text:p>
          </table:table-cell>
          <table:table-cell table:formula="of:=[.CE15]-[.CI15]" office:value-type="float" office:value="908" calcext:value-type="float">
            <text:p>908</text:p>
          </table:table-cell>
          <table:table-cell table:formula="of:=[.CN15]/[.CE15]" office:value-type="float" office:value="0.908" calcext:value-type="float">
            <text:p>0,908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19" calcext:value-type="float">
            <text:p>719</text:p>
          </table:table-cell>
          <table:table-cell table:style-name="ce19" office:value-type="float" office:value="14.38" calcext:value-type="float">
            <text:p>14,38</text:p>
          </table:table-cell>
          <table:table-cell office:value-type="float" office:value="0.0822222222222" calcext:value-type="float">
            <text:p>0,0822222222222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281" calcext:value-type="float">
            <text:p>281</text:p>
          </table:table-cell>
          <table:table-cell table:formula="of:=[.AN16]/[.AE16]" office:value-type="float" office:value="0.281" calcext:value-type="float">
            <text:p>0,2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19" calcext:value-type="float">
            <text:p>719</text:p>
          </table:table-cell>
          <table:table-cell table:style-name="ce19" office:value-type="float" office:value="14.38" calcext:value-type="float">
            <text:p>14,38</text:p>
          </table:table-cell>
          <table:table-cell office:value-type="float" office:value="0.0822222222222" calcext:value-type="float">
            <text:p>0,0822222222222</text:p>
          </table:table-cell>
          <table:table-cell table:formula="of:=[.AQ16]-[.AU16]" office:value-type="float" office:value="0" calcext:value-type="float">
            <text:p>0</text:p>
          </table:table-cell>
          <table:table-cell table:formula="of:=[.AY16]/[.AQ16]" office:value-type="float" office:value="0" calcext:value-type="float">
            <text:p>0</text:p>
          </table:table-cell>
          <table:table-cell table:formula="of:=[.AR16]-[.AV16]" office:value-type="float" office:value="281" calcext:value-type="float">
            <text:p>281</text:p>
          </table:table-cell>
          <table:table-cell table:formula="of:=[.BA16]/[.AR16]" office:value-type="float" office:value="0.281" calcext:value-type="float">
            <text:p>0,2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64" calcext:value-type="float">
            <text:p>564</text:p>
          </table:table-cell>
          <table:table-cell table:style-name="ce19" office:value-type="float" office:value="11.28" calcext:value-type="float">
            <text:p>11,28</text:p>
          </table:table-cell>
          <table:table-cell office:value-type="float" office:value="0.0822222222222" calcext:value-type="float">
            <text:p>0,0822222222222</text:p>
          </table:table-cell>
          <table:table-cell table:formula="of:=[.BD16]-[.BH16]" office:value-type="float" office:value="0" calcext:value-type="float">
            <text:p>0</text:p>
          </table:table-cell>
          <table:table-cell table:formula="of:=[.BL16]/[.BD16]" office:value-type="float" office:value="0" calcext:value-type="float">
            <text:p>0</text:p>
          </table:table-cell>
          <table:table-cell table:formula="of:=[.BE16]-[.BI16]" office:value-type="float" office:value="436" calcext:value-type="float">
            <text:p>436</text:p>
          </table:table-cell>
          <table:table-cell table:formula="of:=[.BN16]/[.BE16]" office:value-type="float" office:value="0.436" calcext:value-type="float">
            <text:p>0,4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table:style-name="ce19" office:value-type="float" office:value="8.14" calcext:value-type="float">
            <text:p>8,14</text:p>
          </table:table-cell>
          <table:table-cell office:value-type="float" office:value="0.0822222222222" calcext:value-type="float">
            <text:p>0,0822222222222</text:p>
          </table:table-cell>
          <table:table-cell table:formula="of:=[.BQ16]-[.BU16]" office:value-type="float" office:value="0" calcext:value-type="float">
            <text:p>0</text:p>
          </table:table-cell>
          <table:table-cell table:formula="of:=[.BY16]/[.BQ16]" office:value-type="float" office:value="0" calcext:value-type="float">
            <text:p>0</text:p>
          </table:table-cell>
          <table:table-cell table:formula="of:=[.BR16]-[.BV16]" office:value-type="float" office:value="593" calcext:value-type="float">
            <text:p>593</text:p>
          </table:table-cell>
          <table:table-cell table:formula="of:=[.CA16]/[.BR16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table:style-name="ce19" office:value-type="float" office:value="8.14" calcext:value-type="float">
            <text:p>8,14</text:p>
          </table:table-cell>
          <table:table-cell office:value-type="float" office:value="0.0822222222222" calcext:value-type="float">
            <text:p>0,0822222222222</text:p>
          </table:table-cell>
          <table:table-cell table:formula="of:=[.CD16]-[.CH16]" office:value-type="float" office:value="0" calcext:value-type="float">
            <text:p>0</text:p>
          </table:table-cell>
          <table:table-cell table:formula="of:=[.CL16]/[.CD16]" office:value-type="float" office:value="0" calcext:value-type="float">
            <text:p>0</text:p>
          </table:table-cell>
          <table:table-cell table:formula="of:=[.CE16]-[.CI16]" office:value-type="float" office:value="593" calcext:value-type="float">
            <text:p>593</text:p>
          </table:table-cell>
          <table:table-cell table:formula="of:=[.CN16]/[.CE16]" office:value-type="float" office:value="0.593" calcext:value-type="float">
            <text:p>0,593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25" calcext:value-type="float">
            <text:p>925</text:p>
          </table:table-cell>
          <table:table-cell table:style-name="ce19" office:value-type="float" office:value="18.5" calcext:value-type="float">
            <text:p>18,5</text:p>
          </table:table-cell>
          <table:table-cell office:value-type="float" office:value="0.0254303599374" calcext:value-type="float">
            <text:p>0,0254303599374</text:p>
          </table:table-cell>
          <table:table-cell table:formula="of:=[.AD17]-[.AH17]" office:value-type="float" office:value="0" calcext:value-type="float">
            <text:p>0</text:p>
          </table:table-cell>
          <table:table-cell table:formula="of:=[.AL17]/[.AD17]" office:value-type="float" office:value="0" calcext:value-type="float">
            <text:p>0</text:p>
          </table:table-cell>
          <table:table-cell table:formula="of:=[.AE17]-[.AI17]" office:value-type="float" office:value="75" calcext:value-type="float">
            <text:p>75</text:p>
          </table:table-cell>
          <table:table-cell table:formula="of:=[.AN17]/[.AE17]" office:value-type="float" office:value="0.075" calcext:value-type="float">
            <text:p>0,0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80" calcext:value-type="float">
            <text:p>680</text:p>
          </table:table-cell>
          <table:table-cell table:style-name="ce19" office:value-type="float" office:value="13.6" calcext:value-type="float">
            <text:p>13,6</text:p>
          </table:table-cell>
          <table:table-cell office:value-type="float" office:value="0.0254303599374" calcext:value-type="float">
            <text:p>0,0254303599374</text:p>
          </table:table-cell>
          <table:table-cell table:formula="of:=[.AQ17]-[.AU17]" office:value-type="float" office:value="0" calcext:value-type="float">
            <text:p>0</text:p>
          </table:table-cell>
          <table:table-cell table:formula="of:=[.AY17]/[.AQ17]" office:value-type="float" office:value="0" calcext:value-type="float">
            <text:p>0</text:p>
          </table:table-cell>
          <table:table-cell table:formula="of:=[.AR17]-[.AV17]" office:value-type="float" office:value="320" calcext:value-type="float">
            <text:p>320</text:p>
          </table:table-cell>
          <table:table-cell table:formula="of:=[.BA17]/[.AR17]" office:value-type="float" office:value="0.32" calcext:value-type="float">
            <text:p>0,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style-name="ce19"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D17]-[.BH17]" office:value-type="float" office:value="28" calcext:value-type="float">
            <text:p>28</text:p>
          </table:table-cell>
          <table:table-cell table:formula="of:=[.BL17]/[.BD17]" office:value-type="float" office:value="0.28" calcext:value-type="float">
            <text:p>0,28</text:p>
          </table:table-cell>
          <table:table-cell table:formula="of:=[.BE17]-[.BI17]" office:value-type="float" office:value="935" calcext:value-type="float">
            <text:p>935</text:p>
          </table:table-cell>
          <table:table-cell table:formula="of:=[.BN17]/[.BE17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style-name="ce19"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17]-[.BU17]" office:value-type="float" office:value="28" calcext:value-type="float">
            <text:p>28</text:p>
          </table:table-cell>
          <table:table-cell table:formula="of:=[.BY17]/[.BQ17]" office:value-type="float" office:value="0.28" calcext:value-type="float">
            <text:p>0,28</text:p>
          </table:table-cell>
          <table:table-cell table:formula="of:=[.BR17]-[.BV17]" office:value-type="float" office:value="935" calcext:value-type="float">
            <text:p>935</text:p>
          </table:table-cell>
          <table:table-cell table:formula="of:=[.CA17]/[.BR17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style-name="ce19"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17]-[.CH17]" office:value-type="float" office:value="28" calcext:value-type="float">
            <text:p>28</text:p>
          </table:table-cell>
          <table:table-cell table:formula="of:=[.CL17]/[.CD17]" office:value-type="float" office:value="0.28" calcext:value-type="float">
            <text:p>0,28</text:p>
          </table:table-cell>
          <table:table-cell table:formula="of:=[.CE17]-[.CI17]" office:value-type="float" office:value="935" calcext:value-type="float">
            <text:p>935</text:p>
          </table:table-cell>
          <table:table-cell table:formula="of:=[.CN17]/[.CE17]" office:value-type="float" office:value="0.935" calcext:value-type="float">
            <text:p>0,935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style-name="ce19"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AD18]-[.AH18]" office:value-type="float" office:value="0" calcext:value-type="float">
            <text:p>0</text:p>
          </table:table-cell>
          <table:table-cell table:formula="of:=[.AL18]/[.AD18]" office:value-type="float" office:value="0" calcext:value-type="float">
            <text:p>0</text:p>
          </table:table-cell>
          <table:table-cell table:formula="of:=[.AE18]-[.AI18]" office:value-type="float" office:value="693" calcext:value-type="float">
            <text:p>693</text:p>
          </table:table-cell>
          <table:table-cell table:formula="of:=[.AN18]/[.AE18]" office:value-type="float" office:value="0.693" calcext:value-type="float">
            <text:p>0,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style-name="ce19"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AQ18]-[.AU18]" office:value-type="float" office:value="0" calcext:value-type="float">
            <text:p>0</text:p>
          </table:table-cell>
          <table:table-cell table:formula="of:=[.AY18]/[.AQ18]" office:value-type="float" office:value="0" calcext:value-type="float">
            <text:p>0</text:p>
          </table:table-cell>
          <table:table-cell table:formula="of:=[.AR18]-[.AV18]" office:value-type="float" office:value="693" calcext:value-type="float">
            <text:p>693</text:p>
          </table:table-cell>
          <table:table-cell table:formula="of:=[.BA18]/[.AR18]" office:value-type="float" office:value="0.693" calcext:value-type="float">
            <text:p>0,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style-name="ce19"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BD18]-[.BH18]" office:value-type="float" office:value="0" calcext:value-type="float">
            <text:p>0</text:p>
          </table:table-cell>
          <table:table-cell table:formula="of:=[.BL18]/[.BD18]" office:value-type="float" office:value="0" calcext:value-type="float">
            <text:p>0</text:p>
          </table:table-cell>
          <table:table-cell table:formula="of:=[.BE18]-[.BI18]" office:value-type="float" office:value="693" calcext:value-type="float">
            <text:p>693</text:p>
          </table:table-cell>
          <table:table-cell table:formula="of:=[.BN18]/[.BE18]" office:value-type="float" office:value="0.693" calcext:value-type="float">
            <text:p>0,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style-name="ce19"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693" calcext:value-type="float">
            <text:p>693</text:p>
          </table:table-cell>
          <table:table-cell table:formula="of:=[.CA18]/[.BR18]" office:value-type="float" office:value="0.693" calcext:value-type="float">
            <text:p>0,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style-name="ce19"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CD18]-[.CH18]" office:value-type="float" office:value="0" calcext:value-type="float">
            <text:p>0</text:p>
          </table:table-cell>
          <table:table-cell table:formula="of:=[.CL18]/[.CD18]" office:value-type="float" office:value="0" calcext:value-type="float">
            <text:p>0</text:p>
          </table:table-cell>
          <table:table-cell table:formula="of:=[.CE18]-[.CI18]" office:value-type="float" office:value="693" calcext:value-type="float">
            <text:p>693</text:p>
          </table:table-cell>
          <table:table-cell table:formula="of:=[.CN18]/[.CE18]" office:value-type="float" office:value="0.693" calcext:value-type="float">
            <text:p>0,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0" calcext:value-type="float">
            <text:p>0,00</text:p>
          </table:table-cell>
          <table:table-cell table:style-name="ce41" table:formula="of:=[.G3]" office:value-type="float" office:value="0" calcext:value-type="float">
            <text:p>0,00</text:p>
          </table:table-cell>
          <table:table-cell table:style-name="ce41" table:formula="of:=[.I3]" office:value-type="float" office:value="0" calcext:value-type="float">
            <text:p>0,00</text:p>
          </table:table-cell>
          <table:table-cell table:style-name="ce41" table:formula="of:=[.K3]" office:value-type="float" office:value="62" calcext:value-type="float">
            <text:p>62,00</text:p>
          </table:table-cell>
          <table:table-cell table:style-name="ce41" table:formula="of:=[.M3]" office:value-type="float" office:value="0.9" calcext:value-type="float">
            <text:p>0,90</text:p>
          </table:table-cell>
          <table:table-cell table:style-name="ce41" table:formula="of:=[.O3]" office:value-type="float" office:value="16.4" calcext:value-type="float">
            <text:p>16,40</text:p>
          </table:table-cell>
          <table:table-cell table:style-name="ce41" table:formula="of:=[.Q3]" office:value-type="float" office:value="41.9" calcext:value-type="float">
            <text:p>41,90</text:p>
          </table:table-cell>
          <table:table-cell table:style-name="ce41" table:formula="of:=[.S3]" office:value-type="float" office:value="67" calcext:value-type="float">
            <text:p>67,00</text:p>
          </table:table-cell>
          <table:table-cell table:style-name="ce41" table:formula="of:=[.U3]" office:value-type="float" office:value="97.5" calcext:value-type="float">
            <text:p>97,5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0585858585859" calcext:value-type="float">
            <text:p>0,0585858585859</text:p>
          </table:table-cell>
          <table:table-cell table:formula="of:=[.AD19]-[.AH19]" office:value-type="float" office:value="0" calcext:value-type="float">
            <text:p>0</text:p>
          </table:table-cell>
          <table:table-cell table:formula="of:=[.AL19]/[.AD19]" office:value-type="float" office:value="0" calcext:value-type="float">
            <text:p>0</text:p>
          </table:table-cell>
          <table:table-cell table:formula="of:=[.AE19]-[.AI19]" office:value-type="float" office:value="419" calcext:value-type="float">
            <text:p>419</text:p>
          </table:table-cell>
          <table:table-cell table:formula="of:=[.AN19]/[.AE19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table:style-name="ce19"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AQ19]-[.AU19]" office:value-type="float" office:value="0" calcext:value-type="float">
            <text:p>0</text:p>
          </table:table-cell>
          <table:table-cell table:formula="of:=[.AY19]/[.AQ19]" office:value-type="float" office:value="0" calcext:value-type="float">
            <text:p>0</text:p>
          </table:table-cell>
          <table:table-cell table:formula="of:=[.AR19]-[.AV19]" office:value-type="float" office:value="710" calcext:value-type="float">
            <text:p>710</text:p>
          </table:table-cell>
          <table:table-cell table:formula="of:=[.BA19]/[.AR19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table:style-name="ce19"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BD19]-[.BH19]" office:value-type="float" office:value="0" calcext:value-type="float">
            <text:p>0</text:p>
          </table:table-cell>
          <table:table-cell table:formula="of:=[.BL19]/[.BD19]" office:value-type="float" office:value="0" calcext:value-type="float">
            <text:p>0</text:p>
          </table:table-cell>
          <table:table-cell table:formula="of:=[.BE19]-[.BI19]" office:value-type="float" office:value="710" calcext:value-type="float">
            <text:p>710</text:p>
          </table:table-cell>
          <table:table-cell table:formula="of:=[.BN19]/[.BE19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table:style-name="ce19"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BQ19]-[.BU19]" office:value-type="float" office:value="0" calcext:value-type="float">
            <text:p>0</text:p>
          </table:table-cell>
          <table:table-cell table:formula="of:=[.BY19]/[.BQ19]" office:value-type="float" office:value="0" calcext:value-type="float">
            <text:p>0</text:p>
          </table:table-cell>
          <table:table-cell table:formula="of:=[.BR19]-[.BV19]" office:value-type="float" office:value="710" calcext:value-type="float">
            <text:p>710</text:p>
          </table:table-cell>
          <table:table-cell table:formula="of:=[.CA19]/[.BR19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table:style-name="ce19"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CD19]-[.CH19]" office:value-type="float" office:value="0" calcext:value-type="float">
            <text:p>0</text:p>
          </table:table-cell>
          <table:table-cell table:formula="of:=[.CL19]/[.CD19]" office:value-type="float" office:value="0" calcext:value-type="float">
            <text:p>0</text:p>
          </table:table-cell>
          <table:table-cell table:formula="of:=[.CE19]-[.CI19]" office:value-type="float" office:value="710" calcext:value-type="float">
            <text:p>710</text:p>
          </table:table-cell>
          <table:table-cell table:formula="of:=[.CN19]/[.CE19]"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0" calcext:value-type="float">
            <text:p>0,00</text:p>
          </table:table-cell>
          <table:table-cell table:style-name="ce41" table:formula="of:=[.G4]" office:value-type="float" office:value="0" calcext:value-type="float">
            <text:p>0,00</text:p>
          </table:table-cell>
          <table:table-cell table:style-name="ce41" table:formula="of:=[.I4]" office:value-type="float" office:value="1" calcext:value-type="float">
            <text:p>1,00</text:p>
          </table:table-cell>
          <table:table-cell table:style-name="ce41" table:formula="of:=[.K4]" office:value-type="float" office:value="79" calcext:value-type="float">
            <text:p>79,00</text:p>
          </table:table-cell>
          <table:table-cell table:style-name="ce41" table:formula="of:=[.M4]" office:value-type="float" office:value="8.5" calcext:value-type="float">
            <text:p>8,50</text:p>
          </table:table-cell>
          <table:table-cell table:style-name="ce41" table:formula="of:=[.O4]" office:value-type="float" office:value="45.2" calcext:value-type="float">
            <text:p>45,20</text:p>
          </table:table-cell>
          <table:table-cell table:style-name="ce41" table:formula="of:=[.Q4]" office:value-type="float" office:value="67.3" calcext:value-type="float">
            <text:p>67,30</text:p>
          </table:table-cell>
          <table:table-cell table:style-name="ce41" table:formula="of:=[.S4]" office:value-type="float" office:value="82.4" calcext:value-type="float">
            <text:p>82,40</text:p>
          </table:table-cell>
          <table:table-cell table:style-name="ce41" table:formula="of:=[.U4]" office:value-type="float" office:value="98.8" calcext:value-type="float">
            <text:p>98,8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45" calcext:value-type="float">
            <text:p>845</text:p>
          </table:table-cell>
          <table:table-cell table:style-name="ce19" office:value-type="float" office:value="16.9" calcext:value-type="float">
            <text:p>16,9</text:p>
          </table:table-cell>
          <table:table-cell office:value-type="float" office:value="0.0389898989899" calcext:value-type="float">
            <text:p>0,0389898989899</text:p>
          </table:table-cell>
          <table:table-cell table:formula="of:=[.AD20]-[.AH20]" office:value-type="float" office:value="0" calcext:value-type="float">
            <text:p>0</text:p>
          </table:table-cell>
          <table:table-cell table:formula="of:=[.AL20]/[.AD20]" office:value-type="float" office:value="0" calcext:value-type="float">
            <text:p>0</text:p>
          </table:table-cell>
          <table:table-cell table:formula="of:=[.AE20]-[.AI20]" office:value-type="float" office:value="155" calcext:value-type="float">
            <text:p>155</text:p>
          </table:table-cell>
          <table:table-cell table:formula="of:=[.AN20]/[.AE20]" office:value-type="float" office:value="0.155" calcext:value-type="float">
            <text:p>0,1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table:style-name="ce19" office:value-type="float" office:value="15.52" calcext:value-type="float">
            <text:p>15,52</text:p>
          </table:table-cell>
          <table:table-cell office:value-type="float" office:value="0.0389898989899" calcext:value-type="float">
            <text:p>0,0389898989899</text:p>
          </table:table-cell>
          <table:table-cell table:formula="of:=[.AQ20]-[.AU20]" office:value-type="float" office:value="0" calcext:value-type="float">
            <text:p>0</text:p>
          </table:table-cell>
          <table:table-cell table:formula="of:=[.AY20]/[.AQ20]" office:value-type="float" office:value="0" calcext:value-type="float">
            <text:p>0</text:p>
          </table:table-cell>
          <table:table-cell table:formula="of:=[.AR20]-[.AV20]" office:value-type="float" office:value="224" calcext:value-type="float">
            <text:p>224</text:p>
          </table:table-cell>
          <table:table-cell table:formula="of:=[.BA20]/[.AR20]" office:value-type="float" office:value="0.224" calcext:value-type="float">
            <text:p>0,2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table:style-name="ce19" office:value-type="float" office:value="7.36" calcext:value-type="float">
            <text:p>7,36</text:p>
          </table:table-cell>
          <table:table-cell office:value-type="float" office:value="0.0389898989899" calcext:value-type="float">
            <text:p>0,0389898989899</text:p>
          </table:table-cell>
          <table:table-cell table:formula="of:=[.BD20]-[.BH20]" office:value-type="float" office:value="0" calcext:value-type="float">
            <text:p>0</text:p>
          </table:table-cell>
          <table:table-cell table:formula="of:=[.BL20]/[.BD20]" office:value-type="float" office:value="0" calcext:value-type="float">
            <text:p>0</text:p>
          </table:table-cell>
          <table:table-cell table:formula="of:=[.BE20]-[.BI20]" office:value-type="float" office:value="632" calcext:value-type="float">
            <text:p>632</text:p>
          </table:table-cell>
          <table:table-cell table:formula="of:=[.BN20]/[.BE20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table:style-name="ce19" office:value-type="float" office:value="3.86" calcext:value-type="float">
            <text:p>3,86</text:p>
          </table:table-cell>
          <table:table-cell office:value-type="float" office:value="0.0389898989899" calcext:value-type="float">
            <text:p>0,0389898989899</text:p>
          </table:table-cell>
          <table:table-cell table:formula="of:=[.BQ20]-[.BU20]" office:value-type="float" office:value="0" calcext:value-type="float">
            <text:p>0</text:p>
          </table:table-cell>
          <table:table-cell table:formula="of:=[.BY20]/[.BQ20]" office:value-type="float" office:value="0" calcext:value-type="float">
            <text:p>0</text:p>
          </table:table-cell>
          <table:table-cell table:formula="of:=[.BR20]-[.BV20]" office:value-type="float" office:value="807" calcext:value-type="float">
            <text:p>807</text:p>
          </table:table-cell>
          <table:table-cell table:formula="of:=[.CA20]/[.BR20]" office:value-type="float" office:value="0.807" calcext:value-type="float">
            <text:p>0,8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table:style-name="ce19" office:value-type="float" office:value="3.86" calcext:value-type="float">
            <text:p>3,86</text:p>
          </table:table-cell>
          <table:table-cell office:value-type="float" office:value="0.0389898989899" calcext:value-type="float">
            <text:p>0,0389898989899</text:p>
          </table:table-cell>
          <table:table-cell table:formula="of:=[.CD20]-[.CH20]" office:value-type="float" office:value="0" calcext:value-type="float">
            <text:p>0</text:p>
          </table:table-cell>
          <table:table-cell table:formula="of:=[.CL20]/[.CD20]" office:value-type="float" office:value="0" calcext:value-type="float">
            <text:p>0</text:p>
          </table:table-cell>
          <table:table-cell table:formula="of:=[.CE20]-[.CI20]" office:value-type="float" office:value="807" calcext:value-type="float">
            <text:p>807</text:p>
          </table:table-cell>
          <table:table-cell table:formula="of:=[.CN20]/[.CE20]" office:value-type="float" office:value="0.807" calcext:value-type="float">
            <text:p>0,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0" calcext:value-type="float">
            <text:p>0,00</text:p>
          </table:table-cell>
          <table:table-cell table:style-name="ce41" table:formula="of:=[.G5]" office:value-type="float" office:value="0" calcext:value-type="float">
            <text:p>0,00</text:p>
          </table:table-cell>
          <table:table-cell table:style-name="ce41" table:formula="of:=[.I5]" office:value-type="float" office:value="8.25" calcext:value-type="float">
            <text:p>8,25</text:p>
          </table:table-cell>
          <table:table-cell table:style-name="ce41" table:formula="of:=[.K5]" office:value-type="float" office:value="79" calcext:value-type="float">
            <text:p>79,00</text:p>
          </table:table-cell>
          <table:table-cell table:style-name="ce41" table:formula="of:=[.M5]" office:value-type="float" office:value="13.4" calcext:value-type="float">
            <text:p>13,40</text:p>
          </table:table-cell>
          <table:table-cell table:style-name="ce41" table:formula="of:=[.O5]" office:value-type="float" office:value="63.2" calcext:value-type="float">
            <text:p>63,20</text:p>
          </table:table-cell>
          <table:table-cell table:style-name="ce41" table:formula="of:=[.Q5]" office:value-type="float" office:value="76.8" calcext:value-type="float">
            <text:p>76,80</text:p>
          </table:table-cell>
          <table:table-cell table:style-name="ce41" table:formula="of:=[.S5]" office:value-type="float" office:value="87.4" calcext:value-type="float">
            <text:p>87,40</text:p>
          </table:table-cell>
          <table:table-cell table:style-name="ce41" table:formula="of:=[.U5]" office:value-type="float" office:value="98.8" calcext:value-type="float">
            <text:p>98,8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table:style-name="ce19" office:value-type="float" office:value="16.12" calcext:value-type="float">
            <text:p>16,12</text:p>
          </table:table-cell>
          <table:table-cell office:value-type="float" office:value="0.0389898989899" calcext:value-type="float">
            <text:p>0,0389898989899</text:p>
          </table:table-cell>
          <table:table-cell table:formula="of:=[.AD21]-[.AH21]" office:value-type="float" office:value="0" calcext:value-type="float">
            <text:p>0</text:p>
          </table:table-cell>
          <table:table-cell table:formula="of:=[.AL21]/[.AD21]" office:value-type="float" office:value="0" calcext:value-type="float">
            <text:p>0</text:p>
          </table:table-cell>
          <table:table-cell table:formula="of:=[.AE21]-[.AI21]" office:value-type="float" office:value="194" calcext:value-type="float">
            <text:p>194</text:p>
          </table:table-cell>
          <table:table-cell table:formula="of:=[.AN21]/[.AE21]" office:value-type="float" office:value="0.194" calcext:value-type="float">
            <text:p>0,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83" calcext:value-type="float">
            <text:p>783</text:p>
          </table:table-cell>
          <table:table-cell table:style-name="ce19" office:value-type="float" office:value="15.66" calcext:value-type="float">
            <text:p>15,66</text:p>
          </table:table-cell>
          <table:table-cell office:value-type="float" office:value="0.0389898989899" calcext:value-type="float">
            <text:p>0,0389898989899</text:p>
          </table:table-cell>
          <table:table-cell table:formula="of:=[.AQ21]-[.AU21]" office:value-type="float" office:value="0" calcext:value-type="float">
            <text:p>0</text:p>
          </table:table-cell>
          <table:table-cell table:formula="of:=[.AY21]/[.AQ21]" office:value-type="float" office:value="0" calcext:value-type="float">
            <text:p>0</text:p>
          </table:table-cell>
          <table:table-cell table:formula="of:=[.AR21]-[.AV21]" office:value-type="float" office:value="217" calcext:value-type="float">
            <text:p>217</text:p>
          </table:table-cell>
          <table:table-cell table:formula="of:=[.BA21]/[.AR21]" office:value-type="float" office:value="0.217" calcext:value-type="float">
            <text:p>0,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33" calcext:value-type="float">
            <text:p>633</text:p>
          </table:table-cell>
          <table:table-cell table:style-name="ce19" office:value-type="float" office:value="12.66" calcext:value-type="float">
            <text:p>12,66</text:p>
          </table:table-cell>
          <table:table-cell office:value-type="float" office:value="0.0389898989899" calcext:value-type="float">
            <text:p>0,0389898989899</text:p>
          </table:table-cell>
          <table:table-cell table:formula="of:=[.BD21]-[.BH21]" office:value-type="float" office:value="0" calcext:value-type="float">
            <text:p>0</text:p>
          </table:table-cell>
          <table:table-cell table:formula="of:=[.BL21]/[.BD21]" office:value-type="float" office:value="0" calcext:value-type="float">
            <text:p>0</text:p>
          </table:table-cell>
          <table:table-cell table:formula="of:=[.BE21]-[.BI21]" office:value-type="float" office:value="367" calcext:value-type="float">
            <text:p>367</text:p>
          </table:table-cell>
          <table:table-cell table:formula="of:=[.BN21]/[.BE21]" office:value-type="float" office:value="0.367" calcext:value-type="float">
            <text:p>0,3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table:style-name="ce19" office:value-type="float" office:value="3.86" calcext:value-type="float">
            <text:p>3,86</text:p>
          </table:table-cell>
          <table:table-cell office:value-type="float" office:value="0.0389898989899" calcext:value-type="float">
            <text:p>0,0389898989899</text:p>
          </table:table-cell>
          <table:table-cell table:formula="of:=[.BQ21]-[.BU21]" office:value-type="float" office:value="0" calcext:value-type="float">
            <text:p>0</text:p>
          </table:table-cell>
          <table:table-cell table:formula="of:=[.BY21]/[.BQ21]" office:value-type="float" office:value="0" calcext:value-type="float">
            <text:p>0</text:p>
          </table:table-cell>
          <table:table-cell table:formula="of:=[.BR21]-[.BV21]" office:value-type="float" office:value="807" calcext:value-type="float">
            <text:p>807</text:p>
          </table:table-cell>
          <table:table-cell table:formula="of:=[.CA21]/[.BR21]" office:value-type="float" office:value="0.807" calcext:value-type="float">
            <text:p>0,8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table:style-name="ce19" office:value-type="float" office:value="3.86" calcext:value-type="float">
            <text:p>3,86</text:p>
          </table:table-cell>
          <table:table-cell office:value-type="float" office:value="0.0389898989899" calcext:value-type="float">
            <text:p>0,0389898989899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807" calcext:value-type="float">
            <text:p>807</text:p>
          </table:table-cell>
          <table:table-cell table:formula="of:=[.CN21]/[.CE21]" office:value-type="float" office:value="0.807" calcext:value-type="float">
            <text:p>0,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0" calcext:value-type="float">
            <text:p>0,00</text:p>
          </table:table-cell>
          <table:table-cell table:style-name="ce41" table:formula="of:=[.G6]" office:value-type="float" office:value="1" calcext:value-type="float">
            <text:p>1,00</text:p>
          </table:table-cell>
          <table:table-cell table:style-name="ce41" table:formula="of:=[.I6]" office:value-type="float" office:value="19" calcext:value-type="float">
            <text:p>19,00</text:p>
          </table:table-cell>
          <table:table-cell table:style-name="ce41" table:formula="of:=[.K6]" office:value-type="float" office:value="79" calcext:value-type="float">
            <text:p>79,00</text:p>
          </table:table-cell>
          <table:table-cell table:style-name="ce41" table:formula="of:=[.M6]" office:value-type="float" office:value="37.2" calcext:value-type="float">
            <text:p>37,20</text:p>
          </table:table-cell>
          <table:table-cell table:style-name="ce41" table:formula="of:=[.O6]" office:value-type="float" office:value="71" calcext:value-type="float">
            <text:p>71,00</text:p>
          </table:table-cell>
          <table:table-cell table:style-name="ce41" table:formula="of:=[.Q6]" office:value-type="float" office:value="82.4" calcext:value-type="float">
            <text:p>82,40</text:p>
          </table:table-cell>
          <table:table-cell table:style-name="ce41" table:formula="of:=[.S6]" office:value-type="float" office:value="91.475" calcext:value-type="float">
            <text:p>91,48</text:p>
          </table:table-cell>
          <table:table-cell table:style-name="ce41" table:formula="of:=[.U6]" office:value-type="float" office:value="98.8" calcext:value-type="float">
            <text:p>98,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874" calcext:value-type="float">
            <text:p>874</text:p>
          </table:table-cell>
          <table:table-cell table:style-name="ce19" office:value-type="float" office:value="17.48" calcext:value-type="float">
            <text:p>17,48</text:p>
          </table:table-cell>
          <table:table-cell office:value-type="float" office:value="0.0254303599374" calcext:value-type="float">
            <text:p>0,0254303599374</text:p>
          </table:table-cell>
          <table:table-cell table:formula="of:=[.AD22]-[.AH22]" office:value-type="float" office:value="0" calcext:value-type="float">
            <text:p>0</text:p>
          </table:table-cell>
          <table:table-cell table:formula="of:=[.AL22]/[.AD22]" office:value-type="float" office:value="0" calcext:value-type="float">
            <text:p>0</text:p>
          </table:table-cell>
          <table:table-cell table:formula="of:=[.AE22]-[.AI22]" office:value-type="float" office:value="126" calcext:value-type="float">
            <text:p>126</text:p>
          </table:table-cell>
          <table:table-cell table:formula="of:=[.AN22]/[.AE22]" office:value-type="float" office:value="0.126" calcext:value-type="float">
            <text:p>0,12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7.12" calcext:value-type="float">
            <text:p>7,12</text:p>
          </table:table-cell>
          <table:table-cell office:value-type="float" office:value="0.0254303599374" calcext:value-type="float">
            <text:p>0,0254303599374</text:p>
          </table:table-cell>
          <table:table-cell table:formula="of:=[.AQ22]-[.AU22]" office:value-type="float" office:value="0" calcext:value-type="float">
            <text:p>0</text:p>
          </table:table-cell>
          <table:table-cell table:formula="of:=[.AY22]/[.AQ22]" office:value-type="float" office:value="0" calcext:value-type="float">
            <text:p>0</text:p>
          </table:table-cell>
          <table:table-cell table:formula="of:=[.AR22]-[.AV22]" office:value-type="float" office:value="644" calcext:value-type="float">
            <text:p>644</text:p>
          </table:table-cell>
          <table:table-cell table:formula="of:=[.BA22]/[.AR22]" office:value-type="float" office:value="0.644" calcext:value-type="float">
            <text:p>0,64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D22]-[.BH22]" office:value-type="float" office:value="28" calcext:value-type="float">
            <text:p>28</text:p>
          </table:table-cell>
          <table:table-cell table:formula="of:=[.BL22]/[.BD22]" office:value-type="float" office:value="0.28" calcext:value-type="float">
            <text:p>0,28</text:p>
          </table:table-cell>
          <table:table-cell table:formula="of:=[.BE22]-[.BI22]" office:value-type="float" office:value="935" calcext:value-type="float">
            <text:p>935</text:p>
          </table:table-cell>
          <table:table-cell table:formula="of:=[.BN22]/[.BE22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22]-[.BU22]" office:value-type="float" office:value="28" calcext:value-type="float">
            <text:p>28</text:p>
          </table:table-cell>
          <table:table-cell table:formula="of:=[.BY22]/[.BQ22]" office:value-type="float" office:value="0.28" calcext:value-type="float">
            <text:p>0,28</text:p>
          </table:table-cell>
          <table:table-cell table:formula="of:=[.BR22]-[.BV22]" office:value-type="float" office:value="935" calcext:value-type="float">
            <text:p>935</text:p>
          </table:table-cell>
          <table:table-cell table:formula="of:=[.CA22]/[.BR22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22]-[.CH22]" office:value-type="float" office:value="28" calcext:value-type="float">
            <text:p>28</text:p>
          </table:table-cell>
          <table:table-cell table:formula="of:=[.CL22]/[.CD22]" office:value-type="float" office:value="0.28" calcext:value-type="float">
            <text:p>0,28</text:p>
          </table:table-cell>
          <table:table-cell table:formula="of:=[.CE22]-[.CI22]" office:value-type="float" office:value="935" calcext:value-type="float">
            <text:p>935</text:p>
          </table:table-cell>
          <table:table-cell table:formula="of:=[.CN22]/[.CE22]" office:value-type="float" office:value="0.935" calcext:value-type="float">
            <text:p>0,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3" calcext:value-type="float">
            <text:p>3,00</text:p>
          </table:table-cell>
          <table:table-cell table:style-name="ce41" table:formula="of:=[.I7]" office:value-type="float" office:value="28" calcext:value-type="float">
            <text:p>28,00</text:p>
          </table:table-cell>
          <table:table-cell table:style-name="ce41" table:formula="of:=[.K7]" office:value-type="float" office:value="79" calcext:value-type="float">
            <text:p>79,00</text:p>
          </table:table-cell>
          <table:table-cell table:style-name="ce41" table:formula="of:=[.M7]" office:value-type="float" office:value="38.4" calcext:value-type="float">
            <text:p>38,40</text:p>
          </table:table-cell>
          <table:table-cell table:style-name="ce41" table:formula="of:=[.O7]" office:value-type="float" office:value="76.625" calcext:value-type="float">
            <text:p>76,63</text:p>
          </table:table-cell>
          <table:table-cell table:style-name="ce41" table:formula="of:=[.Q7]" office:value-type="float" office:value="86.1" calcext:value-type="float">
            <text:p>86,10</text:p>
          </table:table-cell>
          <table:table-cell table:style-name="ce41" table:formula="of:=[.S7]" office:value-type="float" office:value="93.5" calcext:value-type="float">
            <text:p>93,50</text:p>
          </table:table-cell>
          <table:table-cell table:style-name="ce41" table:formula="of:=[.U7]" office:value-type="float" office:value="98.8" calcext:value-type="float">
            <text:p>98,8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2326811211" calcext:value-type="float">
            <text:p>0,02326811211</text:p>
          </table:table-cell>
          <table:table-cell table:formula="of:=[.AD23]-[.AH23]" office:value-type="float" office:value="38" calcext:value-type="float">
            <text:p>38</text:p>
          </table:table-cell>
          <table:table-cell table:formula="of:=[.AL23]/[.AD23]" office:value-type="float" office:value="0.38" calcext:value-type="float">
            <text:p>0,38</text:p>
          </table:table-cell>
          <table:table-cell table:formula="of:=[.AE23]-[.AI23]" office:value-type="float" office:value="956" calcext:value-type="float">
            <text:p>956</text:p>
          </table:table-cell>
          <table:table-cell table:formula="of:=[.AN23]/[.AE23]" office:value-type="float" office:value="0.956" calcext:value-type="float">
            <text:p>0,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2326811211" calcext:value-type="float">
            <text:p>0,02326811211</text:p>
          </table:table-cell>
          <table:table-cell table:formula="of:=[.AQ23]-[.AU23]" office:value-type="float" office:value="38" calcext:value-type="float">
            <text:p>38</text:p>
          </table:table-cell>
          <table:table-cell table:formula="of:=[.AY23]/[.AQ23]" office:value-type="float" office:value="0.38" calcext:value-type="float">
            <text:p>0,38</text:p>
          </table:table-cell>
          <table:table-cell table:formula="of:=[.AR23]-[.AV23]" office:value-type="float" office:value="956" calcext:value-type="float">
            <text:p>956</text:p>
          </table:table-cell>
          <table:table-cell table:formula="of:=[.BA23]/[.AR23]" office:value-type="float" office:value="0.956" calcext:value-type="float">
            <text:p>0,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2326811211" calcext:value-type="float">
            <text:p>0,02326811211</text:p>
          </table:table-cell>
          <table:table-cell table:formula="of:=[.BD23]-[.BH23]" office:value-type="float" office:value="38" calcext:value-type="float">
            <text:p>38</text:p>
          </table:table-cell>
          <table:table-cell table:formula="of:=[.BL23]/[.BD23]" office:value-type="float" office:value="0.38" calcext:value-type="float">
            <text:p>0,38</text:p>
          </table:table-cell>
          <table:table-cell table:formula="of:=[.BE23]-[.BI23]" office:value-type="float" office:value="956" calcext:value-type="float">
            <text:p>956</text:p>
          </table:table-cell>
          <table:table-cell table:formula="of:=[.BN23]/[.BE23]" office:value-type="float" office:value="0.956" calcext:value-type="float">
            <text:p>0,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2326811211" calcext:value-type="float">
            <text:p>0,02326811211</text:p>
          </table:table-cell>
          <table:table-cell table:formula="of:=[.BQ23]-[.BU23]" office:value-type="float" office:value="38" calcext:value-type="float">
            <text:p>38</text:p>
          </table:table-cell>
          <table:table-cell table:formula="of:=[.BY23]/[.BQ23]" office:value-type="float" office:value="0.38" calcext:value-type="float">
            <text:p>0,38</text:p>
          </table:table-cell>
          <table:table-cell table:formula="of:=[.BR23]-[.BV23]" office:value-type="float" office:value="956" calcext:value-type="float">
            <text:p>956</text:p>
          </table:table-cell>
          <table:table-cell table:formula="of:=[.CA23]/[.BR23]" office:value-type="float" office:value="0.956" calcext:value-type="float">
            <text:p>0,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2326811211" calcext:value-type="float">
            <text:p>0,02326811211</text:p>
          </table:table-cell>
          <table:table-cell table:formula="of:=[.CD23]-[.CH23]" office:value-type="float" office:value="38" calcext:value-type="float">
            <text:p>38</text:p>
          </table:table-cell>
          <table:table-cell table:formula="of:=[.CL23]/[.CD23]" office:value-type="float" office:value="0.38" calcext:value-type="float">
            <text:p>0,38</text:p>
          </table:table-cell>
          <table:table-cell table:formula="of:=[.CE23]-[.CI23]" office:value-type="float" office:value="956" calcext:value-type="float">
            <text:p>956</text:p>
          </table:table-cell>
          <table:table-cell table:formula="of:=[.CN23]/[.CE23]" office:value-type="float" office:value="0.956" calcext:value-type="float">
            <text:p>0,9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11.78" calcext:value-type="float">
            <text:p>11,78</text:p>
          </table:table-cell>
          <table:table-cell office:value-type="float" office:value="0.0355618776671" calcext:value-type="float">
            <text:p>0,0355618776671</text:p>
          </table:table-cell>
          <table:table-cell table:formula="of:=[.AD24]-[.AH24]" office:value-type="float" office:value="0" calcext:value-type="float">
            <text:p>0</text:p>
          </table:table-cell>
          <table:table-cell table:formula="of:=[.AL24]/[.AD24]" office:value-type="float" office:value="0" calcext:value-type="float">
            <text:p>0</text:p>
          </table:table-cell>
          <table:table-cell table:formula="of:=[.AE24]-[.AI24]" office:value-type="float" office:value="411" calcext:value-type="float">
            <text:p>411</text:p>
          </table:table-cell>
          <table:table-cell table:formula="of:=[.AN24]/[.AE24]" office:value-type="float" office:value="0.411" calcext:value-type="float">
            <text:p>0,4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10.96" calcext:value-type="float">
            <text:p>10,96</text:p>
          </table:table-cell>
          <table:table-cell office:value-type="float" office:value="0.0355618776671" calcext:value-type="float">
            <text:p>0,0355618776671</text:p>
          </table:table-cell>
          <table:table-cell table:formula="of:=[.AQ24]-[.AU24]" office:value-type="float" office:value="0" calcext:value-type="float">
            <text:p>0</text:p>
          </table:table-cell>
          <table:table-cell table:formula="of:=[.AY24]/[.AQ24]" office:value-type="float" office:value="0" calcext:value-type="float">
            <text:p>0</text:p>
          </table:table-cell>
          <table:table-cell table:formula="of:=[.AR24]-[.AV24]" office:value-type="float" office:value="452" calcext:value-type="float">
            <text:p>452</text:p>
          </table:table-cell>
          <table:table-cell table:formula="of:=[.BA24]/[.AR24]" office:value-type="float" office:value="0.452" calcext:value-type="float">
            <text:p>0,4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BD24]-[.BH24]" office:value-type="float" office:value="62" calcext:value-type="float">
            <text:p>62</text:p>
          </table:table-cell>
          <table:table-cell table:formula="of:=[.BL24]/[.BD24]" office:value-type="float" office:value="0.62" calcext:value-type="float">
            <text:p>0,62</text:p>
          </table:table-cell>
          <table:table-cell table:formula="of:=[.BE24]-[.BI24]" office:value-type="float" office:value="975" calcext:value-type="float">
            <text:p>975</text:p>
          </table:table-cell>
          <table:table-cell table:formula="of:=[.BN24]/[.BE24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BQ24]-[.BU24]" office:value-type="float" office:value="62" calcext:value-type="float">
            <text:p>62</text:p>
          </table:table-cell>
          <table:table-cell table:formula="of:=[.BY24]/[.BQ24]" office:value-type="float" office:value="0.62" calcext:value-type="float">
            <text:p>0,62</text:p>
          </table:table-cell>
          <table:table-cell table:formula="of:=[.BR24]-[.BV24]" office:value-type="float" office:value="975" calcext:value-type="float">
            <text:p>975</text:p>
          </table:table-cell>
          <table:table-cell table:formula="of:=[.CA24]/[.BR24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CD24]-[.CH24]" office:value-type="float" office:value="62" calcext:value-type="float">
            <text:p>62</text:p>
          </table:table-cell>
          <table:table-cell table:formula="of:=[.CL24]/[.CD24]" office:value-type="float" office:value="0.62" calcext:value-type="float">
            <text:p>0,62</text:p>
          </table:table-cell>
          <table:table-cell table:formula="of:=[.CE24]-[.CI24]" office:value-type="float" office:value="975" calcext:value-type="float">
            <text:p>975</text:p>
          </table:table-cell>
          <table:table-cell table:formula="of:=[.CN24]/[.CE24]"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05" calcext:value-type="float">
            <text:p>705</text:p>
          </table:table-cell>
          <table:table-cell office:value-type="float" office:value="14.1" calcext:value-type="float">
            <text:p>14,1</text:p>
          </table:table-cell>
          <table:table-cell office:value-type="float" office:value="0.0333951762523" calcext:value-type="float">
            <text:p>0,0333951762523</text:p>
          </table:table-cell>
          <table:table-cell table:formula="of:=[.AD25]-[.AH25]" office:value-type="float" office:value="0" calcext:value-type="float">
            <text:p>0</text:p>
          </table:table-cell>
          <table:table-cell table:formula="of:=[.AL25]/[.AD25]" office:value-type="float" office:value="0" calcext:value-type="float">
            <text:p>0</text:p>
          </table:table-cell>
          <table:table-cell table:formula="of:=[.AE25]-[.AI25]" office:value-type="float" office:value="295" calcext:value-type="float">
            <text:p>295</text:p>
          </table:table-cell>
          <table:table-cell table:formula="of:=[.AN25]/[.AE25]" office:value-type="float" office:value="0.295" calcext:value-type="float">
            <text:p>0,2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AQ25]-[.AU25]" office:value-type="float" office:value="1" calcext:value-type="float">
            <text:p>1</text:p>
          </table:table-cell>
          <table:table-cell table:formula="of:=[.AY25]/[.AQ25]" office:value-type="float" office:value="0.01" calcext:value-type="float">
            <text:p>0,01</text:p>
          </table:table-cell>
          <table:table-cell table:formula="of:=[.AR25]-[.AV25]" office:value-type="float" office:value="838" calcext:value-type="float">
            <text:p>838</text:p>
          </table:table-cell>
          <table:table-cell table:formula="of:=[.BA25]/[.AR25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BD25]-[.BH25]" office:value-type="float" office:value="1" calcext:value-type="float">
            <text:p>1</text:p>
          </table:table-cell>
          <table:table-cell table:formula="of:=[.BL25]/[.BD25]" office:value-type="float" office:value="0.01" calcext:value-type="float">
            <text:p>0,01</text:p>
          </table:table-cell>
          <table:table-cell table:formula="of:=[.BE25]-[.BI25]" office:value-type="float" office:value="838" calcext:value-type="float">
            <text:p>838</text:p>
          </table:table-cell>
          <table:table-cell table:formula="of:=[.BN25]/[.BE25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BQ25]-[.BU25]" office:value-type="float" office:value="1" calcext:value-type="float">
            <text:p>1</text:p>
          </table:table-cell>
          <table:table-cell table:formula="of:=[.BY25]/[.BQ25]" office:value-type="float" office:value="0.01" calcext:value-type="float">
            <text:p>0,01</text:p>
          </table:table-cell>
          <table:table-cell table:formula="of:=[.BR25]-[.BV25]" office:value-type="float" office:value="838" calcext:value-type="float">
            <text:p>838</text:p>
          </table:table-cell>
          <table:table-cell table:formula="of:=[.CA25]/[.BR25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CD25]-[.CH25]" office:value-type="float" office:value="1" calcext:value-type="float">
            <text:p>1</text:p>
          </table:table-cell>
          <table:table-cell table:formula="of:=[.CL25]/[.CD25]" office:value-type="float" office:value="0.01" calcext:value-type="float">
            <text:p>0,01</text:p>
          </table:table-cell>
          <table:table-cell table:formula="of:=[.CE25]-[.CI25]" office:value-type="float" office:value="838" calcext:value-type="float">
            <text:p>838</text:p>
          </table:table-cell>
          <table:table-cell table:formula="of:=[.CN25]/[.CE25]" office:value-type="float" office:value="0.838" calcext:value-type="float">
            <text:p>0,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AD26]-[.AH26]" office:value-type="float" office:value="62" calcext:value-type="float">
            <text:p>62</text:p>
          </table:table-cell>
          <table:table-cell table:formula="of:=[.AL26]/[.AD26]" office:value-type="float" office:value="0.62" calcext:value-type="float">
            <text:p>0,62</text:p>
          </table:table-cell>
          <table:table-cell table:formula="of:=[.AE26]-[.AI26]" office:value-type="float" office:value="975" calcext:value-type="float">
            <text:p>975</text:p>
          </table:table-cell>
          <table:table-cell table:formula="of:=[.AN26]/[.AE26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AQ26]-[.AU26]" office:value-type="float" office:value="62" calcext:value-type="float">
            <text:p>62</text:p>
          </table:table-cell>
          <table:table-cell table:formula="of:=[.AY26]/[.AQ26]" office:value-type="float" office:value="0.62" calcext:value-type="float">
            <text:p>0,62</text:p>
          </table:table-cell>
          <table:table-cell table:formula="of:=[.AR26]-[.AV26]" office:value-type="float" office:value="975" calcext:value-type="float">
            <text:p>975</text:p>
          </table:table-cell>
          <table:table-cell table:formula="of:=[.BA26]/[.AR26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BD26]-[.BH26]" office:value-type="float" office:value="62" calcext:value-type="float">
            <text:p>62</text:p>
          </table:table-cell>
          <table:table-cell table:formula="of:=[.BL26]/[.BD26]" office:value-type="float" office:value="0.62" calcext:value-type="float">
            <text:p>0,62</text:p>
          </table:table-cell>
          <table:table-cell table:formula="of:=[.BE26]-[.BI26]" office:value-type="float" office:value="975" calcext:value-type="float">
            <text:p>975</text:p>
          </table:table-cell>
          <table:table-cell table:formula="of:=[.BN26]/[.BE26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BQ26]-[.BU26]" office:value-type="float" office:value="62" calcext:value-type="float">
            <text:p>62</text:p>
          </table:table-cell>
          <table:table-cell table:formula="of:=[.BY26]/[.BQ26]" office:value-type="float" office:value="0.62" calcext:value-type="float">
            <text:p>0,62</text:p>
          </table:table-cell>
          <table:table-cell table:formula="of:=[.BR26]-[.BV26]" office:value-type="float" office:value="975" calcext:value-type="float">
            <text:p>975</text:p>
          </table:table-cell>
          <table:table-cell table:formula="of:=[.CA26]/[.BR26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CD26]-[.CH26]" office:value-type="float" office:value="62" calcext:value-type="float">
            <text:p>62</text:p>
          </table:table-cell>
          <table:table-cell table:formula="of:=[.CL26]/[.CD26]" office:value-type="float" office:value="0.62" calcext:value-type="float">
            <text:p>0,62</text:p>
          </table:table-cell>
          <table:table-cell table:formula="of:=[.CE26]-[.CI26]" office:value-type="float" office:value="975" calcext:value-type="float">
            <text:p>975</text:p>
          </table:table-cell>
          <table:table-cell table:formula="of:=[.CN26]/[.CE26]"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05" calcext:value-type="float">
            <text:p>705</text:p>
          </table:table-cell>
          <table:table-cell office:value-type="float" office:value="14.1" calcext:value-type="float">
            <text:p>14,1</text:p>
          </table:table-cell>
          <table:table-cell office:value-type="float" office:value="0.0274509803922" calcext:value-type="float">
            <text:p>0,0274509803922</text:p>
          </table:table-cell>
          <table:table-cell table:formula="of:=[.AD27]-[.AH27]" office:value-type="float" office:value="0" calcext:value-type="float">
            <text:p>0</text:p>
          </table:table-cell>
          <table:table-cell table:formula="of:=[.AL27]/[.AD27]" office:value-type="float" office:value="0" calcext:value-type="float">
            <text:p>0</text:p>
          </table:table-cell>
          <table:table-cell table:formula="of:=[.AE27]-[.AI27]" office:value-type="float" office:value="295" calcext:value-type="float">
            <text:p>295</text:p>
          </table:table-cell>
          <table:table-cell table:formula="of:=[.AN27]/[.AE27]" office:value-type="float" office:value="0.295" calcext:value-type="float">
            <text:p>0,2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AQ27]-[.AU27]" office:value-type="float" office:value="49" calcext:value-type="float">
            <text:p>49</text:p>
          </table:table-cell>
          <table:table-cell table:formula="of:=[.AY27]/[.AQ27]" office:value-type="float" office:value="0.49" calcext:value-type="float">
            <text:p>0,49</text:p>
          </table:table-cell>
          <table:table-cell table:formula="of:=[.AR27]-[.AV27]" office:value-type="float" office:value="965" calcext:value-type="float">
            <text:p>965</text:p>
          </table:table-cell>
          <table:table-cell table:formula="of:=[.BA27]/[.AR27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D27]-[.BH27]" office:value-type="float" office:value="49" calcext:value-type="float">
            <text:p>49</text:p>
          </table:table-cell>
          <table:table-cell table:formula="of:=[.BL27]/[.BD27]" office:value-type="float" office:value="0.49" calcext:value-type="float">
            <text:p>0,49</text:p>
          </table:table-cell>
          <table:table-cell table:formula="of:=[.BE27]-[.BI27]" office:value-type="float" office:value="965" calcext:value-type="float">
            <text:p>965</text:p>
          </table:table-cell>
          <table:table-cell table:formula="of:=[.BN27]/[.BE27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Q27]-[.BU27]" office:value-type="float" office:value="49" calcext:value-type="float">
            <text:p>49</text:p>
          </table:table-cell>
          <table:table-cell table:formula="of:=[.BY27]/[.BQ27]" office:value-type="float" office:value="0.49" calcext:value-type="float">
            <text:p>0,49</text:p>
          </table:table-cell>
          <table:table-cell table:formula="of:=[.BR27]-[.BV27]" office:value-type="float" office:value="965" calcext:value-type="float">
            <text:p>965</text:p>
          </table:table-cell>
          <table:table-cell table:formula="of:=[.CA27]/[.BR27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CD27]-[.CH27]" office:value-type="float" office:value="49" calcext:value-type="float">
            <text:p>49</text:p>
          </table:table-cell>
          <table:table-cell table:formula="of:=[.CL27]/[.CD27]" office:value-type="float" office:value="0.49" calcext:value-type="float">
            <text:p>0,49</text:p>
          </table:table-cell>
          <table:table-cell table:formula="of:=[.CE27]-[.CI27]" office:value-type="float" office:value="965" calcext:value-type="float">
            <text:p>965</text:p>
          </table:table-cell>
          <table:table-cell table:formula="of:=[.CN27]/[.CE27]"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41" calcext:value-type="float">
            <text:p>641</text:p>
          </table:table-cell>
          <table:table-cell office:value-type="float" office:value="12.82" calcext:value-type="float">
            <text:p>12,82</text:p>
          </table:table-cell>
          <table:table-cell office:value-type="float" office:value="0.0309214594929" calcext:value-type="float">
            <text:p>0,0309214594929</text:p>
          </table:table-cell>
          <table:table-cell table:formula="of:=[.AD28]-[.AH28]" office:value-type="float" office:value="0" calcext:value-type="float">
            <text:p>0</text:p>
          </table:table-cell>
          <table:table-cell table:formula="of:=[.AL28]/[.AD28]" office:value-type="float" office:value="0" calcext:value-type="float">
            <text:p>0</text:p>
          </table:table-cell>
          <table:table-cell table:formula="of:=[.AE28]-[.AI28]" office:value-type="float" office:value="359" calcext:value-type="float">
            <text:p>359</text:p>
          </table:table-cell>
          <table:table-cell table:formula="of:=[.AN28]/[.AE28]" office:value-type="float" office:value="0.359" calcext:value-type="float">
            <text:p>0,3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41" calcext:value-type="float">
            <text:p>641</text:p>
          </table:table-cell>
          <table:table-cell office:value-type="float" office:value="12.82" calcext:value-type="float">
            <text:p>12,82</text:p>
          </table:table-cell>
          <table:table-cell office:value-type="float" office:value="0.0309214594929" calcext:value-type="float">
            <text:p>0,0309214594929</text:p>
          </table:table-cell>
          <table:table-cell table:formula="of:=[.AQ28]-[.AU28]" office:value-type="float" office:value="0" calcext:value-type="float">
            <text:p>0</text:p>
          </table:table-cell>
          <table:table-cell table:formula="of:=[.AY28]/[.AQ28]" office:value-type="float" office:value="0" calcext:value-type="float">
            <text:p>0</text:p>
          </table:table-cell>
          <table:table-cell table:formula="of:=[.AR28]-[.AV28]" office:value-type="float" office:value="359" calcext:value-type="float">
            <text:p>359</text:p>
          </table:table-cell>
          <table:table-cell table:formula="of:=[.BA28]/[.AR28]" office:value-type="float" office:value="0.359" calcext:value-type="float">
            <text:p>0,3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3.0303030303" calcext:value-type="float">
            <text:p>3,0303030303</text:p>
          </table:table-cell>
          <table:table-cell office:value-type="float" office:value="0.0309214594929" calcext:value-type="float">
            <text:p>0,0309214594929</text:p>
          </table:table-cell>
          <table:table-cell table:formula="of:=[.BD28]-[.BH28]" office:value-type="float" office:value="1" calcext:value-type="float">
            <text:p>1</text:p>
          </table:table-cell>
          <table:table-cell table:formula="of:=[.BL28]/[.BD28]" office:value-type="float" office:value="0.01" calcext:value-type="float">
            <text:p>0,01</text:p>
          </table:table-cell>
          <table:table-cell table:formula="of:=[.BE28]-[.BI28]" office:value-type="float" office:value="850" calcext:value-type="float">
            <text:p>850</text:p>
          </table:table-cell>
          <table:table-cell table:formula="of:=[.BN28]/[.BE2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3.0303030303" calcext:value-type="float">
            <text:p>3,0303030303</text:p>
          </table:table-cell>
          <table:table-cell office:value-type="float" office:value="0.0309214594929" calcext:value-type="float">
            <text:p>0,0309214594929</text:p>
          </table:table-cell>
          <table:table-cell table:formula="of:=[.BQ28]-[.BU28]" office:value-type="float" office:value="1" calcext:value-type="float">
            <text:p>1</text:p>
          </table:table-cell>
          <table:table-cell table:formula="of:=[.BY28]/[.BQ28]" office:value-type="float" office:value="0.01" calcext:value-type="float">
            <text:p>0,01</text:p>
          </table:table-cell>
          <table:table-cell table:formula="of:=[.BR28]-[.BV28]" office:value-type="float" office:value="850" calcext:value-type="float">
            <text:p>850</text:p>
          </table:table-cell>
          <table:table-cell table:formula="of:=[.CA28]/[.BR2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3.0303030303" calcext:value-type="float">
            <text:p>3,0303030303</text:p>
          </table:table-cell>
          <table:table-cell office:value-type="float" office:value="0.0309214594929" calcext:value-type="float">
            <text:p>0,0309214594929</text:p>
          </table:table-cell>
          <table:table-cell table:formula="of:=[.CD28]-[.CH28]" office:value-type="float" office:value="1" calcext:value-type="float">
            <text:p>1</text:p>
          </table:table-cell>
          <table:table-cell table:formula="of:=[.CL28]/[.CD28]" office:value-type="float" office:value="0.01" calcext:value-type="float">
            <text:p>0,01</text:p>
          </table:table-cell>
          <table:table-cell table:formula="of:=[.CE28]-[.CI28]" office:value-type="float" office:value="850" calcext:value-type="float">
            <text:p>850</text:p>
          </table:table-cell>
          <table:table-cell table:formula="of:=[.CN28]/[.CE28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124444444444" calcext:value-type="float">
            <text:p>0,124444444444</text:p>
          </table:table-cell>
          <table:table-cell table:formula="of:=[.AD29]-[.AH29]" office:value-type="float" office:value="0" calcext:value-type="float">
            <text:p>0</text:p>
          </table:table-cell>
          <table:table-cell table:formula="of:=[.AL29]/[.AD29]" office:value-type="float" office:value="0" calcext:value-type="float">
            <text:p>0</text:p>
          </table:table-cell>
          <table:table-cell table:formula="of:=[.AE29]-[.AI29]" office:value-type="float" office:value="384" calcext:value-type="float">
            <text:p>384</text:p>
          </table:table-cell>
          <table:table-cell table:formula="of:=[.AN29]/[.AE29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124444444444" calcext:value-type="float">
            <text:p>0,124444444444</text:p>
          </table:table-cell>
          <table:table-cell table:formula="of:=[.AQ29]-[.AU29]" office:value-type="float" office:value="0" calcext:value-type="float">
            <text:p>0</text:p>
          </table:table-cell>
          <table:table-cell table:formula="of:=[.AY29]/[.AQ29]" office:value-type="float" office:value="0" calcext:value-type="float">
            <text:p>0</text:p>
          </table:table-cell>
          <table:table-cell table:formula="of:=[.AR29]-[.AV29]" office:value-type="float" office:value="384" calcext:value-type="float">
            <text:p>384</text:p>
          </table:table-cell>
          <table:table-cell table:formula="of:=[.BA29]/[.AR29]" office:value-type="float" office:value="0.384" calcext:value-type="float">
            <text:p>0,384</text:p>
          </table:table-cell>
          <table:table-cell table:style-name="ce41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124444444444" calcext:value-type="float">
            <text:p>0,124444444444</text:p>
          </table:table-cell>
          <table:table-cell table:formula="of:=[.BD29]-[.BH29]" office:value-type="float" office:value="0" calcext:value-type="float">
            <text:p>0</text:p>
          </table:table-cell>
          <table:table-cell table:formula="of:=[.BL29]/[.BD29]" office:value-type="float" office:value="0" calcext:value-type="float">
            <text:p>0</text:p>
          </table:table-cell>
          <table:table-cell table:formula="of:=[.BE29]-[.BI29]" office:value-type="float" office:value="384" calcext:value-type="float">
            <text:p>384</text:p>
          </table:table-cell>
          <table:table-cell table:formula="of:=[.BN29]/[.BE29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124444444444" calcext:value-type="float">
            <text:p>0,124444444444</text:p>
          </table:table-cell>
          <table:table-cell table:formula="of:=[.BQ29]-[.BU29]" office:value-type="float" office:value="0" calcext:value-type="float">
            <text:p>0</text:p>
          </table:table-cell>
          <table:table-cell table:formula="of:=[.BY29]/[.BQ29]" office:value-type="float" office:value="0" calcext:value-type="float">
            <text:p>0</text:p>
          </table:table-cell>
          <table:table-cell table:formula="of:=[.BR29]-[.BV29]" office:value-type="float" office:value="384" calcext:value-type="float">
            <text:p>384</text:p>
          </table:table-cell>
          <table:table-cell table:formula="of:=[.CA29]/[.BR29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124444444444" calcext:value-type="float">
            <text:p>0,124444444444</text:p>
          </table:table-cell>
          <table:table-cell table:formula="of:=[.CD29]-[.CH29]" office:value-type="float" office:value="0" calcext:value-type="float">
            <text:p>0</text:p>
          </table:table-cell>
          <table:table-cell table:formula="of:=[.CL29]/[.CD29]" office:value-type="float" office:value="0" calcext:value-type="float">
            <text:p>0</text:p>
          </table:table-cell>
          <table:table-cell table:formula="of:=[.CE29]-[.CI29]" office:value-type="float" office:value="384" calcext:value-type="float">
            <text:p>384</text:p>
          </table:table-cell>
          <table:table-cell table:formula="of:=[.CN29]/[.CE29]" office:value-type="float" office:value="0.384" calcext:value-type="float">
            <text:p>0,384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AD30]-[.AH30]" office:value-type="float" office:value="11" calcext:value-type="float">
            <text:p>11</text:p>
          </table:table-cell>
          <table:table-cell table:formula="of:=[.AL30]/[.AD30]" office:value-type="float" office:value="0.11" calcext:value-type="float">
            <text:p>0,11</text:p>
          </table:table-cell>
          <table:table-cell table:formula="of:=[.AE30]-[.AI30]" office:value-type="float" office:value="893" calcext:value-type="float">
            <text:p>893</text:p>
          </table:table-cell>
          <table:table-cell table:formula="of:=[.AN30]/[.AE30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AQ30]-[.AU30]" office:value-type="float" office:value="11" calcext:value-type="float">
            <text:p>11</text:p>
          </table:table-cell>
          <table:table-cell table:formula="of:=[.AY30]/[.AQ30]" office:value-type="float" office:value="0.11" calcext:value-type="float">
            <text:p>0,11</text:p>
          </table:table-cell>
          <table:table-cell table:formula="of:=[.AR30]-[.AV30]" office:value-type="float" office:value="893" calcext:value-type="float">
            <text:p>893</text:p>
          </table:table-cell>
          <table:table-cell table:formula="of:=[.BA30]/[.AR30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BD30]-[.BH30]" office:value-type="float" office:value="11" calcext:value-type="float">
            <text:p>11</text:p>
          </table:table-cell>
          <table:table-cell table:formula="of:=[.BL30]/[.BD30]" office:value-type="float" office:value="0.11" calcext:value-type="float">
            <text:p>0,11</text:p>
          </table:table-cell>
          <table:table-cell table:formula="of:=[.BE30]-[.BI30]" office:value-type="float" office:value="893" calcext:value-type="float">
            <text:p>893</text:p>
          </table:table-cell>
          <table:table-cell table:formula="of:=[.BN30]/[.BE30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BQ30]-[.BU30]" office:value-type="float" office:value="11" calcext:value-type="float">
            <text:p>11</text:p>
          </table:table-cell>
          <table:table-cell table:formula="of:=[.BY30]/[.BQ30]" office:value-type="float" office:value="0.11" calcext:value-type="float">
            <text:p>0,11</text:p>
          </table:table-cell>
          <table:table-cell table:formula="of:=[.BR30]-[.BV30]" office:value-type="float" office:value="893" calcext:value-type="float">
            <text:p>893</text:p>
          </table:table-cell>
          <table:table-cell table:formula="of:=[.CA30]/[.BR30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CD30]-[.CH30]" office:value-type="float" office:value="11" calcext:value-type="float">
            <text:p>11</text:p>
          </table:table-cell>
          <table:table-cell table:formula="of:=[.CL30]/[.CD30]" office:value-type="float" office:value="0.11" calcext:value-type="float">
            <text:p>0,11</text:p>
          </table:table-cell>
          <table:table-cell table:formula="of:=[.CE30]-[.CI30]" office:value-type="float" office:value="893" calcext:value-type="float">
            <text:p>893</text:p>
          </table:table-cell>
          <table:table-cell table:formula="of:=[.CN30]/[.CE30]" office:value-type="float" office:value="0.893" calcext:value-type="float">
            <text:p>0,893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94" calcext:value-type="float">
            <text:p>894</text:p>
          </table:table-cell>
          <table:table-cell office:value-type="float" office:value="17.88" calcext:value-type="float">
            <text:p>17,88</text:p>
          </table:table-cell>
          <table:table-cell office:value-type="float" office:value="0.0221653878943" calcext:value-type="float">
            <text:p>0,0221653878943</text:p>
          </table:table-cell>
          <table:table-cell table:formula="of:=[.AD31]-[.AH31]" office:value-type="float" office:value="0" calcext:value-type="float">
            <text:p>0</text:p>
          </table:table-cell>
          <table:table-cell table:formula="of:=[.AL31]/[.AD31]" office:value-type="float" office:value="0" calcext:value-type="float">
            <text:p>0</text:p>
          </table:table-cell>
          <table:table-cell table:formula="of:=[.AE31]-[.AI31]" office:value-type="float" office:value="106" calcext:value-type="float">
            <text:p>106</text:p>
          </table:table-cell>
          <table:table-cell table:formula="of:=[.AN31]/[.AE31]" office:value-type="float" office:value="0.106" calcext:value-type="float">
            <text:p>0,1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221653878943" calcext:value-type="float">
            <text:p>0,0221653878943</text:p>
          </table:table-cell>
          <table:table-cell table:formula="of:=[.AQ31]-[.AU31]" office:value-type="float" office:value="1" calcext:value-type="float">
            <text:p>1</text:p>
          </table:table-cell>
          <table:table-cell table:formula="of:=[.AY31]/[.AQ31]" office:value-type="float" office:value="0.01" calcext:value-type="float">
            <text:p>0,01</text:p>
          </table:table-cell>
          <table:table-cell table:formula="of:=[.AR31]-[.AV31]" office:value-type="float" office:value="814" calcext:value-type="float">
            <text:p>814</text:p>
          </table:table-cell>
          <table:table-cell table:formula="of:=[.BA31]/[.AR31]" office:value-type="float" office:value="0.814" calcext:value-type="float">
            <text:p>0,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221653878943" calcext:value-type="float">
            <text:p>0,0221653878943</text:p>
          </table:table-cell>
          <table:table-cell table:formula="of:=[.BD31]-[.BH31]" office:value-type="float" office:value="1" calcext:value-type="float">
            <text:p>1</text:p>
          </table:table-cell>
          <table:table-cell table:formula="of:=[.BL31]/[.BD31]" office:value-type="float" office:value="0.01" calcext:value-type="float">
            <text:p>0,01</text:p>
          </table:table-cell>
          <table:table-cell table:formula="of:=[.BE31]-[.BI31]" office:value-type="float" office:value="814" calcext:value-type="float">
            <text:p>814</text:p>
          </table:table-cell>
          <table:table-cell table:formula="of:=[.BN31]/[.BE31]" office:value-type="float" office:value="0.814" calcext:value-type="float">
            <text:p>0,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BQ31]-[.BU31]" office:value-type="float" office:value="31" calcext:value-type="float">
            <text:p>31</text:p>
          </table:table-cell>
          <table:table-cell table:formula="of:=[.BY31]/[.BQ31]" office:value-type="float" office:value="0.31" calcext:value-type="float">
            <text:p>0,31</text:p>
          </table:table-cell>
          <table:table-cell table:formula="of:=[.BR31]-[.BV31]" office:value-type="float" office:value="948" calcext:value-type="float">
            <text:p>948</text:p>
          </table:table-cell>
          <table:table-cell table:formula="of:=[.CA31]/[.BR31]" office:value-type="float" office:value="0.948" calcext:value-type="float">
            <text:p>0,9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CD31]-[.CH31]" office:value-type="float" office:value="31" calcext:value-type="float">
            <text:p>31</text:p>
          </table:table-cell>
          <table:table-cell table:formula="of:=[.CL31]/[.CD31]" office:value-type="float" office:value="0.31" calcext:value-type="float">
            <text:p>0,31</text:p>
          </table:table-cell>
          <table:table-cell table:formula="of:=[.CE31]-[.CI31]" office:value-type="float" office:value="948" calcext:value-type="float">
            <text:p>948</text:p>
          </table:table-cell>
          <table:table-cell table:formula="of:=[.CN31]/[.CE31]" office:value-type="float" office:value="0.948" calcext:value-type="float">
            <text:p>0,948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254303599374" calcext:value-type="float">
            <text:p>0,0254303599374</text:p>
          </table:table-cell>
          <table:table-cell table:formula="of:=[.AD32]-[.AH32]" office:value-type="float" office:value="0" calcext:value-type="float">
            <text:p>0</text:p>
          </table:table-cell>
          <table:table-cell table:formula="of:=[.AL32]/[.AD32]" office:value-type="float" office:value="0" calcext:value-type="float">
            <text:p>0</text:p>
          </table:table-cell>
          <table:table-cell table:formula="of:=[.AE32]-[.AI32]" office:value-type="float" office:value="768" calcext:value-type="float">
            <text:p>768</text:p>
          </table:table-cell>
          <table:table-cell table:formula="of:=[.AN32]/[.AE32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54303599374" calcext:value-type="float">
            <text:p>0,0254303599374</text:p>
          </table:table-cell>
          <table:table-cell table:formula="of:=[.AQ32]-[.AU32]" office:value-type="float" office:value="9" calcext:value-type="float">
            <text:p>9</text:p>
          </table:table-cell>
          <table:table-cell table:formula="of:=[.AY32]/[.AQ32]" office:value-type="float" office:value="0.09" calcext:value-type="float">
            <text:p>0,09</text:p>
          </table:table-cell>
          <table:table-cell table:formula="of:=[.AR32]-[.AV32]" office:value-type="float" office:value="883" calcext:value-type="float">
            <text:p>883</text:p>
          </table:table-cell>
          <table:table-cell table:formula="of:=[.BA32]/[.AR3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54303599374" calcext:value-type="float">
            <text:p>0,0254303599374</text:p>
          </table:table-cell>
          <table:table-cell table:formula="of:=[.BD32]-[.BH32]" office:value-type="float" office:value="9" calcext:value-type="float">
            <text:p>9</text:p>
          </table:table-cell>
          <table:table-cell table:formula="of:=[.BL32]/[.BD32]" office:value-type="float" office:value="0.09" calcext:value-type="float">
            <text:p>0,09</text:p>
          </table:table-cell>
          <table:table-cell table:formula="of:=[.BE32]-[.BI32]" office:value-type="float" office:value="883" calcext:value-type="float">
            <text:p>883</text:p>
          </table:table-cell>
          <table:table-cell table:formula="of:=[.BN32]/[.BE3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32]-[.BU32]" office:value-type="float" office:value="28" calcext:value-type="float">
            <text:p>28</text:p>
          </table:table-cell>
          <table:table-cell table:formula="of:=[.BY32]/[.BQ32]" office:value-type="float" office:value="0.28" calcext:value-type="float">
            <text:p>0,28</text:p>
          </table:table-cell>
          <table:table-cell table:formula="of:=[.BR32]-[.BV32]" office:value-type="float" office:value="935" calcext:value-type="float">
            <text:p>935</text:p>
          </table:table-cell>
          <table:table-cell table:formula="of:=[.CA32]/[.BR32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32]-[.CH32]" office:value-type="float" office:value="28" calcext:value-type="float">
            <text:p>28</text:p>
          </table:table-cell>
          <table:table-cell table:formula="of:=[.CL32]/[.CD32]" office:value-type="float" office:value="0.28" calcext:value-type="float">
            <text:p>0,28</text:p>
          </table:table-cell>
          <table:table-cell table:formula="of:=[.CE32]-[.CI32]" office:value-type="float" office:value="935" calcext:value-type="float">
            <text:p>935</text:p>
          </table:table-cell>
          <table:table-cell table:formula="of:=[.CN32]/[.CE32]" office:value-type="float" office:value="0.935" calcext:value-type="float">
            <text:p>0,935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office:value-type="float" office:value="15.52" calcext:value-type="float">
            <text:p>15,52</text:p>
          </table:table-cell>
          <table:table-cell office:value-type="float" office:value="0.0254303599374" calcext:value-type="float">
            <text:p>0,0254303599374</text:p>
          </table:table-cell>
          <table:table-cell table:formula="of:=[.AD33]-[.AH33]" office:value-type="float" office:value="0" calcext:value-type="float">
            <text:p>0</text:p>
          </table:table-cell>
          <table:table-cell table:formula="of:=[.AL33]/[.AD33]" office:value-type="float" office:value="0" calcext:value-type="float">
            <text:p>0</text:p>
          </table:table-cell>
          <table:table-cell table:formula="of:=[.AE33]-[.AI33]" office:value-type="float" office:value="224" calcext:value-type="float">
            <text:p>224</text:p>
          </table:table-cell>
          <table:table-cell table:formula="of:=[.AN33]/[.AE33]" office:value-type="float" office:value="0.224" calcext:value-type="float">
            <text:p>0,2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33" calcext:value-type="float">
            <text:p>433</text:p>
          </table:table-cell>
          <table:table-cell office:value-type="float" office:value="8.66" calcext:value-type="float">
            <text:p>8,66</text:p>
          </table:table-cell>
          <table:table-cell office:value-type="float" office:value="0.0254303599374" calcext:value-type="float">
            <text:p>0,0254303599374</text:p>
          </table:table-cell>
          <table:table-cell table:formula="of:=[.AQ33]-[.AU33]" office:value-type="float" office:value="0" calcext:value-type="float">
            <text:p>0</text:p>
          </table:table-cell>
          <table:table-cell table:formula="of:=[.AY33]/[.AQ33]" office:value-type="float" office:value="0" calcext:value-type="float">
            <text:p>0</text:p>
          </table:table-cell>
          <table:table-cell table:formula="of:=[.AR33]-[.AV33]" office:value-type="float" office:value="567" calcext:value-type="float">
            <text:p>567</text:p>
          </table:table-cell>
          <table:table-cell table:formula="of:=[.BA33]/[.AR33]" office:value-type="float" office:value="0.567" calcext:value-type="float">
            <text:p>0,5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.42" calcext:value-type="float">
            <text:p>6,42</text:p>
          </table:table-cell>
          <table:table-cell office:value-type="float" office:value="0.0254303599374" calcext:value-type="float">
            <text:p>0,0254303599374</text:p>
          </table:table-cell>
          <table:table-cell table:formula="of:=[.BD33]-[.BH33]" office:value-type="float" office:value="0" calcext:value-type="float">
            <text:p>0</text:p>
          </table:table-cell>
          <table:table-cell table:formula="of:=[.BL33]/[.BD33]" office:value-type="float" office:value="0" calcext:value-type="float">
            <text:p>0</text:p>
          </table:table-cell>
          <table:table-cell table:formula="of:=[.BE33]-[.BI33]" office:value-type="float" office:value="679" calcext:value-type="float">
            <text:p>679</text:p>
          </table:table-cell>
          <table:table-cell table:formula="of:=[.BN33]/[.BE33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.42" calcext:value-type="float">
            <text:p>6,42</text:p>
          </table:table-cell>
          <table:table-cell office:value-type="float" office:value="0.0254303599374" calcext:value-type="float">
            <text:p>0,0254303599374</text:p>
          </table:table-cell>
          <table:table-cell table:formula="of:=[.BQ33]-[.BU33]" office:value-type="float" office:value="0" calcext:value-type="float">
            <text:p>0</text:p>
          </table:table-cell>
          <table:table-cell table:formula="of:=[.BY33]/[.BQ33]" office:value-type="float" office:value="0" calcext:value-type="float">
            <text:p>0</text:p>
          </table:table-cell>
          <table:table-cell table:formula="of:=[.BR33]-[.BV33]" office:value-type="float" office:value="679" calcext:value-type="float">
            <text:p>679</text:p>
          </table:table-cell>
          <table:table-cell table:formula="of:=[.CA33]/[.BR33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33]-[.CH33]" office:value-type="float" office:value="28" calcext:value-type="float">
            <text:p>28</text:p>
          </table:table-cell>
          <table:table-cell table:formula="of:=[.CL33]/[.CD33]" office:value-type="float" office:value="0.28" calcext:value-type="float">
            <text:p>0,28</text:p>
          </table:table-cell>
          <table:table-cell table:formula="of:=[.CE33]-[.CI33]" office:value-type="float" office:value="935" calcext:value-type="float">
            <text:p>935</text:p>
          </table:table-cell>
          <table:table-cell table:formula="of:=[.CN33]/[.CE33]" office:value-type="float" office:value="0.935" calcext:value-type="float">
            <text:p>0,935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AD34]-[.AH34]" office:value-type="float" office:value="3" calcext:value-type="float">
            <text:p>3</text:p>
          </table:table-cell>
          <table:table-cell table:formula="of:=[.AL34]/[.AD34]" office:value-type="float" office:value="0.03" calcext:value-type="float">
            <text:p>0,03</text:p>
          </table:table-cell>
          <table:table-cell table:formula="of:=[.AE34]-[.AI34]" office:value-type="float" office:value="861" calcext:value-type="float">
            <text:p>861</text:p>
          </table:table-cell>
          <table:table-cell table:formula="of:=[.AN34]/[.AE34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AQ34]-[.AU34]" office:value-type="float" office:value="3" calcext:value-type="float">
            <text:p>3</text:p>
          </table:table-cell>
          <table:table-cell table:formula="of:=[.AY34]/[.AQ34]" office:value-type="float" office:value="0.03" calcext:value-type="float">
            <text:p>0,03</text:p>
          </table:table-cell>
          <table:table-cell table:formula="of:=[.AR34]-[.AV34]" office:value-type="float" office:value="861" calcext:value-type="float">
            <text:p>861</text:p>
          </table:table-cell>
          <table:table-cell table:formula="of:=[.BA34]/[.AR34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D34]-[.BH34]" office:value-type="float" office:value="3" calcext:value-type="float">
            <text:p>3</text:p>
          </table:table-cell>
          <table:table-cell table:formula="of:=[.BL34]/[.BD34]" office:value-type="float" office:value="0.03" calcext:value-type="float">
            <text:p>0,03</text:p>
          </table:table-cell>
          <table:table-cell table:formula="of:=[.BE34]-[.BI34]" office:value-type="float" office:value="861" calcext:value-type="float">
            <text:p>861</text:p>
          </table:table-cell>
          <table:table-cell table:formula="of:=[.BN34]/[.BE34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Q34]-[.BU34]" office:value-type="float" office:value="3" calcext:value-type="float">
            <text:p>3</text:p>
          </table:table-cell>
          <table:table-cell table:formula="of:=[.BY34]/[.BQ34]" office:value-type="float" office:value="0.03" calcext:value-type="float">
            <text:p>0,03</text:p>
          </table:table-cell>
          <table:table-cell table:formula="of:=[.BR34]-[.BV34]" office:value-type="float" office:value="861" calcext:value-type="float">
            <text:p>861</text:p>
          </table:table-cell>
          <table:table-cell table:formula="of:=[.CA34]/[.BR34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CD34]-[.CH34]" office:value-type="float" office:value="3" calcext:value-type="float">
            <text:p>3</text:p>
          </table:table-cell>
          <table:table-cell table:formula="of:=[.CL34]/[.CD34]" office:value-type="float" office:value="0.03" calcext:value-type="float">
            <text:p>0,03</text:p>
          </table:table-cell>
          <table:table-cell table:formula="of:=[.CE34]-[.CI34]" office:value-type="float" office:value="861" calcext:value-type="float">
            <text:p>861</text:p>
          </table:table-cell>
          <table:table-cell table:formula="of:=[.CN34]/[.CE34]" office:value-type="float" office:value="0.861" calcext:value-type="float">
            <text:p>0,861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80" calcext:value-type="float">
            <text:p>980</text:p>
          </table:table-cell>
          <table:table-cell office:value-type="float" office:value="19.6" calcext:value-type="float">
            <text:p>19,6</text:p>
          </table:table-cell>
          <table:table-cell office:value-type="float" office:value="0.0468686868687" calcext:value-type="float">
            <text:p>0,0468686868687</text:p>
          </table:table-cell>
          <table:table-cell table:formula="of:=[.AD35]-[.AH35]" office:value-type="float" office:value="0" calcext:value-type="float">
            <text:p>0</text:p>
          </table:table-cell>
          <table:table-cell table:formula="of:=[.AL35]/[.AD35]" office:value-type="float" office:value="0" calcext:value-type="float">
            <text:p>0</text:p>
          </table:table-cell>
          <table:table-cell table:formula="of:=[.AE35]-[.AI35]" office:value-type="float" office:value="20" calcext:value-type="float">
            <text:p>20</text:p>
          </table:table-cell>
          <table:table-cell table:formula="of:=[.AN35]/[.AE35]" office:value-type="float" office:value="0.02" calcext:value-type="float">
            <text:p>0,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AQ35]-[.AU35]" office:value-type="float" office:value="0" calcext:value-type="float">
            <text:p>0</text:p>
          </table:table-cell>
          <table:table-cell table:formula="of:=[.AY35]/[.AQ35]" office:value-type="float" office:value="0" calcext:value-type="float">
            <text:p>0</text:p>
          </table:table-cell>
          <table:table-cell table:formula="of:=[.AR35]-[.AV35]" office:value-type="float" office:value="768" calcext:value-type="float">
            <text:p>768</text:p>
          </table:table-cell>
          <table:table-cell table:formula="of:=[.BA35]/[.AR35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BD35]-[.BH35]" office:value-type="float" office:value="0" calcext:value-type="float">
            <text:p>0</text:p>
          </table:table-cell>
          <table:table-cell table:formula="of:=[.BL35]/[.BD35]" office:value-type="float" office:value="0" calcext:value-type="float">
            <text:p>0</text:p>
          </table:table-cell>
          <table:table-cell table:formula="of:=[.BE35]-[.BI35]" office:value-type="float" office:value="768" calcext:value-type="float">
            <text:p>768</text:p>
          </table:table-cell>
          <table:table-cell table:formula="of:=[.BN35]/[.BE35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768" calcext:value-type="float">
            <text:p>768</text:p>
          </table:table-cell>
          <table:table-cell table:formula="of:=[.CA35]/[.BR35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768" calcext:value-type="float">
            <text:p>768</text:p>
          </table:table-cell>
          <table:table-cell table:formula="of:=[.CN35]/[.CE35]" office:value-type="float" office:value="0.768" calcext:value-type="float">
            <text:p>0,768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25" calcext:value-type="float">
            <text:p>925</text:p>
          </table:table-cell>
          <table:table-cell office:value-type="float" office:value="18.5" calcext:value-type="float">
            <text:p>18,5</text:p>
          </table:table-cell>
          <table:table-cell office:value-type="float" office:value="0.0221653878943" calcext:value-type="float">
            <text:p>0,0221653878943</text:p>
          </table:table-cell>
          <table:table-cell table:formula="of:=[.AD36]-[.AH36]" office:value-type="float" office:value="0" calcext:value-type="float">
            <text:p>0</text:p>
          </table:table-cell>
          <table:table-cell table:formula="of:=[.AL36]/[.AD36]" office:value-type="float" office:value="0" calcext:value-type="float">
            <text:p>0</text:p>
          </table:table-cell>
          <table:table-cell table:formula="of:=[.AE36]-[.AI36]" office:value-type="float" office:value="75" calcext:value-type="float">
            <text:p>75</text:p>
          </table:table-cell>
          <table:table-cell table:formula="of:=[.AN36]/[.AE36]" office:value-type="float" office:value="0.075" calcext:value-type="float">
            <text:p>0,0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4.06" calcext:value-type="float">
            <text:p>4,06</text:p>
          </table:table-cell>
          <table:table-cell office:value-type="float" office:value="0.0221653878943" calcext:value-type="float">
            <text:p>0,0221653878943</text:p>
          </table:table-cell>
          <table:table-cell table:formula="of:=[.AQ36]-[.AU36]" office:value-type="float" office:value="0" calcext:value-type="float">
            <text:p>0</text:p>
          </table:table-cell>
          <table:table-cell table:formula="of:=[.AY36]/[.AQ36]" office:value-type="float" office:value="0" calcext:value-type="float">
            <text:p>0</text:p>
          </table:table-cell>
          <table:table-cell table:formula="of:=[.AR36]-[.AV36]" office:value-type="float" office:value="797" calcext:value-type="float">
            <text:p>797</text:p>
          </table:table-cell>
          <table:table-cell table:formula="of:=[.BA36]/[.AR36]" office:value-type="float" office:value="0.797" calcext:value-type="float">
            <text:p>0,7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BD36]-[.BH36]" office:value-type="float" office:value="31" calcext:value-type="float">
            <text:p>31</text:p>
          </table:table-cell>
          <table:table-cell table:formula="of:=[.BL36]/[.BD36]" office:value-type="float" office:value="0.31" calcext:value-type="float">
            <text:p>0,31</text:p>
          </table:table-cell>
          <table:table-cell table:formula="of:=[.BE36]-[.BI36]" office:value-type="float" office:value="948" calcext:value-type="float">
            <text:p>948</text:p>
          </table:table-cell>
          <table:table-cell table:formula="of:=[.BN36]/[.BE36]" office:value-type="float" office:value="0.948" calcext:value-type="float">
            <text:p>0,9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BQ36]-[.BU36]" office:value-type="float" office:value="31" calcext:value-type="float">
            <text:p>31</text:p>
          </table:table-cell>
          <table:table-cell table:formula="of:=[.BY36]/[.BQ36]" office:value-type="float" office:value="0.31" calcext:value-type="float">
            <text:p>0,31</text:p>
          </table:table-cell>
          <table:table-cell table:formula="of:=[.BR36]-[.BV36]" office:value-type="float" office:value="948" calcext:value-type="float">
            <text:p>948</text:p>
          </table:table-cell>
          <table:table-cell table:formula="of:=[.CA36]/[.BR36]" office:value-type="float" office:value="0.948" calcext:value-type="float">
            <text:p>0,9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CD36]-[.CH36]" office:value-type="float" office:value="31" calcext:value-type="float">
            <text:p>31</text:p>
          </table:table-cell>
          <table:table-cell table:formula="of:=[.CL36]/[.CD36]" office:value-type="float" office:value="0.31" calcext:value-type="float">
            <text:p>0,31</text:p>
          </table:table-cell>
          <table:table-cell table:formula="of:=[.CE36]-[.CI36]" office:value-type="float" office:value="948" calcext:value-type="float">
            <text:p>948</text:p>
          </table:table-cell>
          <table:table-cell table:formula="of:=[.CN36]/[.CE36]" office:value-type="float" office:value="0.948" calcext:value-type="float">
            <text:p>0,94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17.2" calcext:value-type="float">
            <text:p>17,2</text:p>
          </table:table-cell>
          <table:table-cell office:value-type="float" office:value="0.0254303599374" calcext:value-type="float">
            <text:p>0,0254303599374</text:p>
          </table:table-cell>
          <table:table-cell table:formula="of:=[.AD37]-[.AH37]" office:value-type="float" office:value="0" calcext:value-type="float">
            <text:p>0</text:p>
          </table:table-cell>
          <table:table-cell table:formula="of:=[.AL37]/[.AD37]" office:value-type="float" office:value="0" calcext:value-type="float">
            <text:p>0</text:p>
          </table:table-cell>
          <table:table-cell table:formula="of:=[.AE37]-[.AI37]" office:value-type="float" office:value="140" calcext:value-type="float">
            <text:p>140</text:p>
          </table:table-cell>
          <table:table-cell table:formula="of:=[.AN37]/[.AE37]" office:value-type="float" office:value="0.14" calcext:value-type="float">
            <text:p>0,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AQ37]-[.AU37]" office:value-type="float" office:value="1" calcext:value-type="float">
            <text:p>1</text:p>
          </table:table-cell>
          <table:table-cell table:formula="of:=[.AY37]/[.AQ37]" office:value-type="float" office:value="0.01" calcext:value-type="float">
            <text:p>0,01</text:p>
          </table:table-cell>
          <table:table-cell table:formula="of:=[.AR37]-[.AV37]" office:value-type="float" office:value="824" calcext:value-type="float">
            <text:p>824</text:p>
          </table:table-cell>
          <table:table-cell table:formula="of:=[.BA37]/[.AR37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D37]-[.BH37]" office:value-type="float" office:value="1" calcext:value-type="float">
            <text:p>1</text:p>
          </table:table-cell>
          <table:table-cell table:formula="of:=[.BL37]/[.BD37]" office:value-type="float" office:value="0.01" calcext:value-type="float">
            <text:p>0,01</text:p>
          </table:table-cell>
          <table:table-cell table:formula="of:=[.BE37]-[.BI37]" office:value-type="float" office:value="824" calcext:value-type="float">
            <text:p>824</text:p>
          </table:table-cell>
          <table:table-cell table:formula="of:=[.BN37]/[.BE37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37]-[.BU37]" office:value-type="float" office:value="1" calcext:value-type="float">
            <text:p>1</text:p>
          </table:table-cell>
          <table:table-cell table:formula="of:=[.BY37]/[.BQ37]" office:value-type="float" office:value="0.01" calcext:value-type="float">
            <text:p>0,01</text:p>
          </table:table-cell>
          <table:table-cell table:formula="of:=[.BR37]-[.BV37]" office:value-type="float" office:value="824" calcext:value-type="float">
            <text:p>824</text:p>
          </table:table-cell>
          <table:table-cell table:formula="of:=[.CA37]/[.BR37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37]-[.CH37]" office:value-type="float" office:value="28" calcext:value-type="float">
            <text:p>28</text:p>
          </table:table-cell>
          <table:table-cell table:formula="of:=[.CL37]/[.CD37]" office:value-type="float" office:value="0.28" calcext:value-type="float">
            <text:p>0,28</text:p>
          </table:table-cell>
          <table:table-cell table:formula="of:=[.CE37]-[.CI37]" office:value-type="float" office:value="935" calcext:value-type="float">
            <text:p>935</text:p>
          </table:table-cell>
          <table:table-cell table:formula="of:=[.CN37]/[.CE37]" office:value-type="float" office:value="0.935" calcext:value-type="float">
            <text:p>0,93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98" calcext:value-type="float">
            <text:p>598</text:p>
          </table:table-cell>
          <table:table-cell office:value-type="float" office:value="11.96" calcext:value-type="float">
            <text:p>11,9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38]-[.AH38]" office:value-type="float" office:value="0" calcext:value-type="float">
            <text:p>0</text:p>
          </table:table-cell>
          <table:table-cell table:formula="of:=[.AL38]/[.AD38]" office:value-type="float" office:value="0" calcext:value-type="float">
            <text:p>0</text:p>
          </table:table-cell>
          <table:table-cell table:formula="of:=[.AE38]-[.AI38]" office:value-type="float" office:value="402" calcext:value-type="float">
            <text:p>402</text:p>
          </table:table-cell>
          <table:table-cell table:formula="of:=[.AN38]/[.AE38]" office:value-type="float" office:value="0.402" calcext:value-type="float">
            <text:p>0,4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Q38]-[.AU38]" office:value-type="float" office:value="79" calcext:value-type="float">
            <text:p>79</text:p>
          </table:table-cell>
          <table:table-cell table:formula="of:=[.AY38]/[.AQ38]" office:value-type="float" office:value="0.79" calcext:value-type="float">
            <text:p>0,79</text:p>
          </table:table-cell>
          <table:table-cell table:formula="of:=[.AR38]-[.AV38]" office:value-type="float" office:value="988" calcext:value-type="float">
            <text:p>988</text:p>
          </table:table-cell>
          <table:table-cell table:formula="of:=[.BA38]/[.AR38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D38]-[.BH38]" office:value-type="float" office:value="79" calcext:value-type="float">
            <text:p>79</text:p>
          </table:table-cell>
          <table:table-cell table:formula="of:=[.BL38]/[.BD38]" office:value-type="float" office:value="0.79" calcext:value-type="float">
            <text:p>0,79</text:p>
          </table:table-cell>
          <table:table-cell table:formula="of:=[.BE38]-[.BI38]" office:value-type="float" office:value="988" calcext:value-type="float">
            <text:p>988</text:p>
          </table:table-cell>
          <table:table-cell table:formula="of:=[.BN38]/[.BE38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Q38]-[.BU38]" office:value-type="float" office:value="79" calcext:value-type="float">
            <text:p>79</text:p>
          </table:table-cell>
          <table:table-cell table:formula="of:=[.BY38]/[.BQ38]" office:value-type="float" office:value="0.79" calcext:value-type="float">
            <text:p>0,79</text:p>
          </table:table-cell>
          <table:table-cell table:formula="of:=[.BR38]-[.BV38]" office:value-type="float" office:value="988" calcext:value-type="float">
            <text:p>988</text:p>
          </table:table-cell>
          <table:table-cell table:formula="of:=[.CA38]/[.BR38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CD38]-[.CH38]" office:value-type="float" office:value="79" calcext:value-type="float">
            <text:p>79</text:p>
          </table:table-cell>
          <table:table-cell table:formula="of:=[.CL38]/[.CD38]" office:value-type="float" office:value="0.79" calcext:value-type="float">
            <text:p>0,79</text:p>
          </table:table-cell>
          <table:table-cell table:formula="of:=[.CE38]-[.CI38]" office:value-type="float" office:value="988" calcext:value-type="float">
            <text:p>988</text:p>
          </table:table-cell>
          <table:table-cell table:formula="of:=[.CN38]/[.CE38]" office:value-type="float" office:value="0.988" calcext:value-type="float">
            <text:p>0,988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254303599374" calcext:value-type="float">
            <text:p>0,0254303599374</text:p>
          </table:table-cell>
          <table:table-cell table:formula="of:=[.AD39]-[.AH39]" office:value-type="float" office:value="1" calcext:value-type="float">
            <text:p>1</text:p>
          </table:table-cell>
          <table:table-cell table:formula="of:=[.AL39]/[.AD39]" office:value-type="float" office:value="0.01" calcext:value-type="float">
            <text:p>0,01</text:p>
          </table:table-cell>
          <table:table-cell table:formula="of:=[.AE39]-[.AI39]" office:value-type="float" office:value="838" calcext:value-type="float">
            <text:p>838</text:p>
          </table:table-cell>
          <table:table-cell table:formula="of:=[.AN39]/[.AE39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254303599374" calcext:value-type="float">
            <text:p>0,0254303599374</text:p>
          </table:table-cell>
          <table:table-cell table:formula="of:=[.AQ39]-[.AU39]" office:value-type="float" office:value="1" calcext:value-type="float">
            <text:p>1</text:p>
          </table:table-cell>
          <table:table-cell table:formula="of:=[.AY39]/[.AQ39]" office:value-type="float" office:value="0.01" calcext:value-type="float">
            <text:p>0,01</text:p>
          </table:table-cell>
          <table:table-cell table:formula="of:=[.AR39]-[.AV39]" office:value-type="float" office:value="838" calcext:value-type="float">
            <text:p>838</text:p>
          </table:table-cell>
          <table:table-cell table:formula="of:=[.BA39]/[.AR39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254303599374" calcext:value-type="float">
            <text:p>0,0254303599374</text:p>
          </table:table-cell>
          <table:table-cell table:formula="of:=[.BD39]-[.BH39]" office:value-type="float" office:value="1" calcext:value-type="float">
            <text:p>1</text:p>
          </table:table-cell>
          <table:table-cell table:formula="of:=[.BL39]/[.BD39]" office:value-type="float" office:value="0.01" calcext:value-type="float">
            <text:p>0,01</text:p>
          </table:table-cell>
          <table:table-cell table:formula="of:=[.BE39]-[.BI39]" office:value-type="float" office:value="838" calcext:value-type="float">
            <text:p>838</text:p>
          </table:table-cell>
          <table:table-cell table:formula="of:=[.BN39]/[.BE39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39]-[.BU39]" office:value-type="float" office:value="28" calcext:value-type="float">
            <text:p>28</text:p>
          </table:table-cell>
          <table:table-cell table:formula="of:=[.BY39]/[.BQ39]" office:value-type="float" office:value="0.28" calcext:value-type="float">
            <text:p>0,28</text:p>
          </table:table-cell>
          <table:table-cell table:formula="of:=[.BR39]-[.BV39]" office:value-type="float" office:value="935" calcext:value-type="float">
            <text:p>935</text:p>
          </table:table-cell>
          <table:table-cell table:formula="of:=[.CA39]/[.BR39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39]-[.CH39]" office:value-type="float" office:value="28" calcext:value-type="float">
            <text:p>28</text:p>
          </table:table-cell>
          <table:table-cell table:formula="of:=[.CL39]/[.CD39]" office:value-type="float" office:value="0.28" calcext:value-type="float">
            <text:p>0,28</text:p>
          </table:table-cell>
          <table:table-cell table:formula="of:=[.CE39]-[.CI39]" office:value-type="float" office:value="935" calcext:value-type="float">
            <text:p>935</text:p>
          </table:table-cell>
          <table:table-cell table:formula="of:=[.CN39]/[.CE39]" office:value-type="float" office:value="0.935" calcext:value-type="float">
            <text:p>0,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float" office:value="15.36" calcext:value-type="float">
            <text:p>15,36</text:p>
          </table:table-cell>
          <table:table-cell office:value-type="float" office:value="0.02985395189" calcext:value-type="float">
            <text:p>0,02985395189</text:p>
          </table:table-cell>
          <table:table-cell table:formula="of:=[.AD40]-[.AH40]" office:value-type="float" office:value="0" calcext:value-type="float">
            <text:p>0</text:p>
          </table:table-cell>
          <table:table-cell table:formula="of:=[.AL40]/[.AD40]" office:value-type="float" office:value="0" calcext:value-type="float">
            <text:p>0</text:p>
          </table:table-cell>
          <table:table-cell table:formula="of:=[.AE40]-[.AI40]" office:value-type="float" office:value="232" calcext:value-type="float">
            <text:p>232</text:p>
          </table:table-cell>
          <table:table-cell table:formula="of:=[.AN40]/[.AE40]" office:value-type="float" office:value="0.232" calcext:value-type="float">
            <text:p>0,2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float" office:value="15.36" calcext:value-type="float">
            <text:p>15,36</text:p>
          </table:table-cell>
          <table:table-cell office:value-type="float" office:value="0.02985395189" calcext:value-type="float">
            <text:p>0,02985395189</text:p>
          </table:table-cell>
          <table:table-cell table:formula="of:=[.AQ40]-[.AU40]" office:value-type="float" office:value="0" calcext:value-type="float">
            <text:p>0</text:p>
          </table:table-cell>
          <table:table-cell table:formula="of:=[.AY40]/[.AQ40]" office:value-type="float" office:value="0" calcext:value-type="float">
            <text:p>0</text:p>
          </table:table-cell>
          <table:table-cell table:formula="of:=[.AR40]-[.AV40]" office:value-type="float" office:value="232" calcext:value-type="float">
            <text:p>232</text:p>
          </table:table-cell>
          <table:table-cell table:formula="of:=[.BA40]/[.AR40]" office:value-type="float" office:value="0.232" calcext:value-type="float">
            <text:p>0,2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D40]-[.BH40]" office:value-type="float" office:value="3" calcext:value-type="float">
            <text:p>3</text:p>
          </table:table-cell>
          <table:table-cell table:formula="of:=[.BL40]/[.BD40]" office:value-type="float" office:value="0.03" calcext:value-type="float">
            <text:p>0,03</text:p>
          </table:table-cell>
          <table:table-cell table:formula="of:=[.BE40]-[.BI40]" office:value-type="float" office:value="861" calcext:value-type="float">
            <text:p>861</text:p>
          </table:table-cell>
          <table:table-cell table:formula="of:=[.BN40]/[.BE40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Q40]-[.BU40]" office:value-type="float" office:value="3" calcext:value-type="float">
            <text:p>3</text:p>
          </table:table-cell>
          <table:table-cell table:formula="of:=[.BY40]/[.BQ40]" office:value-type="float" office:value="0.03" calcext:value-type="float">
            <text:p>0,03</text:p>
          </table:table-cell>
          <table:table-cell table:formula="of:=[.BR40]-[.BV40]" office:value-type="float" office:value="861" calcext:value-type="float">
            <text:p>861</text:p>
          </table:table-cell>
          <table:table-cell table:formula="of:=[.CA40]/[.BR40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CD40]-[.CH40]" office:value-type="float" office:value="3" calcext:value-type="float">
            <text:p>3</text:p>
          </table:table-cell>
          <table:table-cell table:formula="of:=[.CL40]/[.CD40]" office:value-type="float" office:value="0.03" calcext:value-type="float">
            <text:p>0,03</text:p>
          </table:table-cell>
          <table:table-cell table:formula="of:=[.CE40]-[.CI40]" office:value-type="float" office:value="861" calcext:value-type="float">
            <text:p>861</text:p>
          </table:table-cell>
          <table:table-cell table:formula="of:=[.CN40]/[.CE40]" office:value-type="float" office:value="0.861" calcext:value-type="float">
            <text:p>0,8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274509803922" calcext:value-type="float">
            <text:p>0,0274509803922</text:p>
          </table:table-cell>
          <table:table-cell table:formula="of:=[.AD41]-[.AH41]" office:value-type="float" office:value="1" calcext:value-type="float">
            <text:p>1</text:p>
          </table:table-cell>
          <table:table-cell table:formula="of:=[.AL41]/[.AD41]" office:value-type="float" office:value="0.01" calcext:value-type="float">
            <text:p>0,01</text:p>
          </table:table-cell>
          <table:table-cell table:formula="of:=[.AE41]-[.AI41]" office:value-type="float" office:value="814" calcext:value-type="float">
            <text:p>814</text:p>
          </table:table-cell>
          <table:table-cell table:formula="of:=[.AN41]/[.AE41]" office:value-type="float" office:value="0.814" calcext:value-type="float">
            <text:p>0,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274509803922" calcext:value-type="float">
            <text:p>0,0274509803922</text:p>
          </table:table-cell>
          <table:table-cell table:formula="of:=[.AQ41]-[.AU41]" office:value-type="float" office:value="1" calcext:value-type="float">
            <text:p>1</text:p>
          </table:table-cell>
          <table:table-cell table:formula="of:=[.AY41]/[.AQ41]" office:value-type="float" office:value="0.01" calcext:value-type="float">
            <text:p>0,01</text:p>
          </table:table-cell>
          <table:table-cell table:formula="of:=[.AR41]-[.AV41]" office:value-type="float" office:value="814" calcext:value-type="float">
            <text:p>814</text:p>
          </table:table-cell>
          <table:table-cell table:formula="of:=[.BA41]/[.AR41]" office:value-type="float" office:value="0.814" calcext:value-type="float">
            <text:p>0,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274509803922" calcext:value-type="float">
            <text:p>0,0274509803922</text:p>
          </table:table-cell>
          <table:table-cell table:formula="of:=[.BD41]-[.BH41]" office:value-type="float" office:value="1" calcext:value-type="float">
            <text:p>1</text:p>
          </table:table-cell>
          <table:table-cell table:formula="of:=[.BL41]/[.BD41]" office:value-type="float" office:value="0.01" calcext:value-type="float">
            <text:p>0,01</text:p>
          </table:table-cell>
          <table:table-cell table:formula="of:=[.BE41]-[.BI41]" office:value-type="float" office:value="814" calcext:value-type="float">
            <text:p>814</text:p>
          </table:table-cell>
          <table:table-cell table:formula="of:=[.BN41]/[.BE41]" office:value-type="float" office:value="0.814" calcext:value-type="float">
            <text:p>0,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Q41]-[.BU41]" office:value-type="float" office:value="49" calcext:value-type="float">
            <text:p>49</text:p>
          </table:table-cell>
          <table:table-cell table:formula="of:=[.BY41]/[.BQ41]" office:value-type="float" office:value="0.49" calcext:value-type="float">
            <text:p>0,49</text:p>
          </table:table-cell>
          <table:table-cell table:formula="of:=[.BR41]-[.BV41]" office:value-type="float" office:value="965" calcext:value-type="float">
            <text:p>965</text:p>
          </table:table-cell>
          <table:table-cell table:formula="of:=[.CA41]/[.BR41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CD41]-[.CH41]" office:value-type="float" office:value="49" calcext:value-type="float">
            <text:p>49</text:p>
          </table:table-cell>
          <table:table-cell table:formula="of:=[.CL41]/[.CD41]" office:value-type="float" office:value="0.49" calcext:value-type="float">
            <text:p>0,49</text:p>
          </table:table-cell>
          <table:table-cell table:formula="of:=[.CE41]-[.CI41]" office:value-type="float" office:value="965" calcext:value-type="float">
            <text:p>965</text:p>
          </table:table-cell>
          <table:table-cell table:formula="of:=[.CN41]/[.CE41]"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AD42]-[.AH42]" office:value-type="float" office:value="1" calcext:value-type="float">
            <text:p>1</text:p>
          </table:table-cell>
          <table:table-cell table:formula="of:=[.AL42]/[.AD42]" office:value-type="float" office:value="0.01" calcext:value-type="float">
            <text:p>0,01</text:p>
          </table:table-cell>
          <table:table-cell table:formula="of:=[.AE42]-[.AI42]" office:value-type="float" office:value="838" calcext:value-type="float">
            <text:p>838</text:p>
          </table:table-cell>
          <table:table-cell table:formula="of:=[.AN42]/[.AE42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AQ42]-[.AU42]" office:value-type="float" office:value="1" calcext:value-type="float">
            <text:p>1</text:p>
          </table:table-cell>
          <table:table-cell table:formula="of:=[.AY42]/[.AQ42]" office:value-type="float" office:value="0.01" calcext:value-type="float">
            <text:p>0,01</text:p>
          </table:table-cell>
          <table:table-cell table:formula="of:=[.AR42]-[.AV42]" office:value-type="float" office:value="838" calcext:value-type="float">
            <text:p>838</text:p>
          </table:table-cell>
          <table:table-cell table:formula="of:=[.BA42]/[.AR42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BD42]-[.BH42]" office:value-type="float" office:value="1" calcext:value-type="float">
            <text:p>1</text:p>
          </table:table-cell>
          <table:table-cell table:formula="of:=[.BL42]/[.BD42]" office:value-type="float" office:value="0.01" calcext:value-type="float">
            <text:p>0,01</text:p>
          </table:table-cell>
          <table:table-cell table:formula="of:=[.BE42]-[.BI42]" office:value-type="float" office:value="838" calcext:value-type="float">
            <text:p>838</text:p>
          </table:table-cell>
          <table:table-cell table:formula="of:=[.BN42]/[.BE42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BQ42]-[.BU42]" office:value-type="float" office:value="1" calcext:value-type="float">
            <text:p>1</text:p>
          </table:table-cell>
          <table:table-cell table:formula="of:=[.BY42]/[.BQ42]" office:value-type="float" office:value="0.01" calcext:value-type="float">
            <text:p>0,01</text:p>
          </table:table-cell>
          <table:table-cell table:formula="of:=[.BR42]-[.BV42]" office:value-type="float" office:value="838" calcext:value-type="float">
            <text:p>838</text:p>
          </table:table-cell>
          <table:table-cell table:formula="of:=[.CA42]/[.BR42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CD42]-[.CH42]" office:value-type="float" office:value="1" calcext:value-type="float">
            <text:p>1</text:p>
          </table:table-cell>
          <table:table-cell table:formula="of:=[.CL42]/[.CD42]" office:value-type="float" office:value="0.01" calcext:value-type="float">
            <text:p>0,01</text:p>
          </table:table-cell>
          <table:table-cell table:formula="of:=[.CE42]-[.CI42]" office:value-type="float" office:value="838" calcext:value-type="float">
            <text:p>838</text:p>
          </table:table-cell>
          <table:table-cell table:formula="of:=[.CN42]/[.CE42]" office:value-type="float" office:value="0.838" calcext:value-type="float">
            <text:p>0,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45" calcext:value-type="float">
            <text:p>845</text:p>
          </table:table-cell>
          <table:table-cell office:value-type="float" office:value="16.9" calcext:value-type="float">
            <text:p>16,9</text:p>
          </table:table-cell>
          <table:table-cell office:value-type="float" office:value="0.02326811211" calcext:value-type="float">
            <text:p>0,02326811211</text:p>
          </table:table-cell>
          <table:table-cell table:formula="of:=[.AD43]-[.AH43]" office:value-type="float" office:value="0" calcext:value-type="float">
            <text:p>0</text:p>
          </table:table-cell>
          <table:table-cell table:formula="of:=[.AL43]/[.AD43]" office:value-type="float" office:value="0" calcext:value-type="float">
            <text:p>0</text:p>
          </table:table-cell>
          <table:table-cell table:formula="of:=[.AE43]-[.AI43]" office:value-type="float" office:value="155" calcext:value-type="float">
            <text:p>155</text:p>
          </table:table-cell>
          <table:table-cell table:formula="of:=[.AN43]/[.AE43]" office:value-type="float" office:value="0.155" calcext:value-type="float">
            <text:p>0,1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326811211" calcext:value-type="float">
            <text:p>0,02326811211</text:p>
          </table:table-cell>
          <table:table-cell table:formula="of:=[.AQ43]-[.AU43]" office:value-type="float" office:value="0" calcext:value-type="float">
            <text:p>0</text:p>
          </table:table-cell>
          <table:table-cell table:formula="of:=[.AY43]/[.AQ43]" office:value-type="float" office:value="0" calcext:value-type="float">
            <text:p>0</text:p>
          </table:table-cell>
          <table:table-cell table:formula="of:=[.AR43]-[.AV43]" office:value-type="float" office:value="667" calcext:value-type="float">
            <text:p>667</text:p>
          </table:table-cell>
          <table:table-cell table:formula="of:=[.BA43]/[.AR43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2326811211" calcext:value-type="float">
            <text:p>0,02326811211</text:p>
          </table:table-cell>
          <table:table-cell table:formula="of:=[.BD43]-[.BH43]" office:value-type="float" office:value="38" calcext:value-type="float">
            <text:p>38</text:p>
          </table:table-cell>
          <table:table-cell table:formula="of:=[.BL43]/[.BD43]" office:value-type="float" office:value="0.38" calcext:value-type="float">
            <text:p>0,38</text:p>
          </table:table-cell>
          <table:table-cell table:formula="of:=[.BE43]-[.BI43]" office:value-type="float" office:value="956" calcext:value-type="float">
            <text:p>956</text:p>
          </table:table-cell>
          <table:table-cell table:formula="of:=[.BN43]/[.BE43]" office:value-type="float" office:value="0.956" calcext:value-type="float">
            <text:p>0,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2326811211" calcext:value-type="float">
            <text:p>0,02326811211</text:p>
          </table:table-cell>
          <table:table-cell table:formula="of:=[.BQ43]-[.BU43]" office:value-type="float" office:value="38" calcext:value-type="float">
            <text:p>38</text:p>
          </table:table-cell>
          <table:table-cell table:formula="of:=[.BY43]/[.BQ43]" office:value-type="float" office:value="0.38" calcext:value-type="float">
            <text:p>0,38</text:p>
          </table:table-cell>
          <table:table-cell table:formula="of:=[.BR43]-[.BV43]" office:value-type="float" office:value="956" calcext:value-type="float">
            <text:p>956</text:p>
          </table:table-cell>
          <table:table-cell table:formula="of:=[.CA43]/[.BR43]" office:value-type="float" office:value="0.956" calcext:value-type="float">
            <text:p>0,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2326811211" calcext:value-type="float">
            <text:p>0,02326811211</text:p>
          </table:table-cell>
          <table:table-cell table:formula="of:=[.CD43]-[.CH43]" office:value-type="float" office:value="38" calcext:value-type="float">
            <text:p>38</text:p>
          </table:table-cell>
          <table:table-cell table:formula="of:=[.CL43]/[.CD43]" office:value-type="float" office:value="0.38" calcext:value-type="float">
            <text:p>0,38</text:p>
          </table:table-cell>
          <table:table-cell table:formula="of:=[.CE43]-[.CI43]" office:value-type="float" office:value="956" calcext:value-type="float">
            <text:p>956</text:p>
          </table:table-cell>
          <table:table-cell table:formula="of:=[.CN43]/[.CE43]" office:value-type="float" office:value="0.956" calcext:value-type="float">
            <text:p>0,9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634343434343" calcext:value-type="float">
            <text:p>0,0634343434343</text:p>
          </table:table-cell>
          <table:table-cell table:formula="of:=[.AD44]-[.AH44]" office:value-type="float" office:value="0" calcext:value-type="float">
            <text:p>0</text:p>
          </table:table-cell>
          <table:table-cell table:formula="of:=[.AL44]/[.AD44]" office:value-type="float" office:value="0" calcext:value-type="float">
            <text:p>0</text:p>
          </table:table-cell>
          <table:table-cell table:formula="of:=[.AE44]-[.AI44]" office:value-type="float" office:value="667" calcext:value-type="float">
            <text:p>667</text:p>
          </table:table-cell>
          <table:table-cell table:formula="of:=[.AN44]/[.AE44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634343434343" calcext:value-type="float">
            <text:p>0,0634343434343</text:p>
          </table:table-cell>
          <table:table-cell table:formula="of:=[.AQ44]-[.AU44]" office:value-type="float" office:value="0" calcext:value-type="float">
            <text:p>0</text:p>
          </table:table-cell>
          <table:table-cell table:formula="of:=[.AY44]/[.AQ44]" office:value-type="float" office:value="0" calcext:value-type="float">
            <text:p>0</text:p>
          </table:table-cell>
          <table:table-cell table:formula="of:=[.AR44]-[.AV44]" office:value-type="float" office:value="667" calcext:value-type="float">
            <text:p>667</text:p>
          </table:table-cell>
          <table:table-cell table:formula="of:=[.BA44]/[.AR44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634343434343" calcext:value-type="float">
            <text:p>0,0634343434343</text:p>
          </table:table-cell>
          <table:table-cell table:formula="of:=[.BD44]-[.BH44]" office:value-type="float" office:value="0" calcext:value-type="float">
            <text:p>0</text:p>
          </table:table-cell>
          <table:table-cell table:formula="of:=[.BL44]/[.BD44]" office:value-type="float" office:value="0" calcext:value-type="float">
            <text:p>0</text:p>
          </table:table-cell>
          <table:table-cell table:formula="of:=[.BE44]-[.BI44]" office:value-type="float" office:value="667" calcext:value-type="float">
            <text:p>667</text:p>
          </table:table-cell>
          <table:table-cell table:formula="of:=[.BN44]/[.BE44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BQ44]-[.BU44]" office:value-type="float" office:value="0" calcext:value-type="float">
            <text:p>0</text:p>
          </table:table-cell>
          <table:table-cell table:formula="of:=[.BY44]/[.BQ44]" office:value-type="float" office:value="0" calcext:value-type="float">
            <text:p>0</text:p>
          </table:table-cell>
          <table:table-cell table:formula="of:=[.BR44]-[.BV44]" office:value-type="float" office:value="686" calcext:value-type="float">
            <text:p>686</text:p>
          </table:table-cell>
          <table:table-cell table:formula="of:=[.CA44]/[.BR44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CD44]-[.CH44]" office:value-type="float" office:value="0" calcext:value-type="float">
            <text:p>0</text:p>
          </table:table-cell>
          <table:table-cell table:formula="of:=[.CL44]/[.CD44]" office:value-type="float" office:value="0" calcext:value-type="float">
            <text:p>0</text:p>
          </table:table-cell>
          <table:table-cell table:formula="of:=[.CE44]-[.CI44]" office:value-type="float" office:value="686" calcext:value-type="float">
            <text:p>686</text:p>
          </table:table-cell>
          <table:table-cell table:formula="of:=[.CN44]/[.CE44]" office:value-type="float" office:value="0.686" calcext:value-type="float">
            <text:p>0,6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office:value-type="float" office:value="0.0440404040404" calcext:value-type="float">
            <text:p>0,0440404040404</text:p>
          </table:table-cell>
          <table:table-cell table:formula="of:=[.AD45]-[.AH45]" office:value-type="float" office:value="0" calcext:value-type="float">
            <text:p>0</text:p>
          </table:table-cell>
          <table:table-cell table:formula="of:=[.AL45]/[.AD45]" office:value-type="float" office:value="0" calcext:value-type="float">
            <text:p>0</text:p>
          </table:table-cell>
          <table:table-cell table:formula="of:=[.AE45]-[.AI45]" office:value-type="float" office:value="350" calcext:value-type="float">
            <text:p>350</text:p>
          </table:table-cell>
          <table:table-cell table:formula="of:=[.AN45]/[.AE45]" office:value-type="float" office:value="0.35" calcext:value-type="float">
            <text:p>0,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10.96" calcext:value-type="float">
            <text:p>10,96</text:p>
          </table:table-cell>
          <table:table-cell office:value-type="float" office:value="0.0440404040404" calcext:value-type="float">
            <text:p>0,0440404040404</text:p>
          </table:table-cell>
          <table:table-cell table:formula="of:=[.AQ45]-[.AU45]" office:value-type="float" office:value="0" calcext:value-type="float">
            <text:p>0</text:p>
          </table:table-cell>
          <table:table-cell table:formula="of:=[.AY45]/[.AQ45]" office:value-type="float" office:value="0" calcext:value-type="float">
            <text:p>0</text:p>
          </table:table-cell>
          <table:table-cell table:formula="of:=[.AR45]-[.AV45]" office:value-type="float" office:value="452" calcext:value-type="float">
            <text:p>452</text:p>
          </table:table-cell>
          <table:table-cell table:formula="of:=[.BA45]/[.AR45]" office:value-type="float" office:value="0.452" calcext:value-type="float">
            <text:p>0,4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BD45]-[.BH45]" office:value-type="float" office:value="0" calcext:value-type="float">
            <text:p>0</text:p>
          </table:table-cell>
          <table:table-cell table:formula="of:=[.BL45]/[.BD45]" office:value-type="float" office:value="0" calcext:value-type="float">
            <text:p>0</text:p>
          </table:table-cell>
          <table:table-cell table:formula="of:=[.BE45]-[.BI45]" office:value-type="float" office:value="782" calcext:value-type="float">
            <text:p>782</text:p>
          </table:table-cell>
          <table:table-cell table:formula="of:=[.BN45]/[.BE45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BQ45]-[.BU45]" office:value-type="float" office:value="0" calcext:value-type="float">
            <text:p>0</text:p>
          </table:table-cell>
          <table:table-cell table:formula="of:=[.BY45]/[.BQ45]" office:value-type="float" office:value="0" calcext:value-type="float">
            <text:p>0</text:p>
          </table:table-cell>
          <table:table-cell table:formula="of:=[.BR45]-[.BV45]" office:value-type="float" office:value="782" calcext:value-type="float">
            <text:p>782</text:p>
          </table:table-cell>
          <table:table-cell table:formula="of:=[.CA45]/[.BR45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CD45]-[.CH45]" office:value-type="float" office:value="0" calcext:value-type="float">
            <text:p>0</text:p>
          </table:table-cell>
          <table:table-cell table:formula="of:=[.CL45]/[.CD45]" office:value-type="float" office:value="0" calcext:value-type="float">
            <text:p>0</text:p>
          </table:table-cell>
          <table:table-cell table:formula="of:=[.CE45]-[.CI45]" office:value-type="float" office:value="782" calcext:value-type="float">
            <text:p>782</text:p>
          </table:table-cell>
          <table:table-cell table:formula="of:=[.CN45]/[.CE45]" office:value-type="float" office:value="0.782" calcext:value-type="float">
            <text:p>0,782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07" calcext:value-type="float">
            <text:p>507</text:p>
          </table:table-cell>
          <table:table-cell office:value-type="float" office:value="10.14" calcext:value-type="float">
            <text:p>10,14</text:p>
          </table:table-cell>
          <table:table-cell office:value-type="float" office:value="0.0274509803922" calcext:value-type="float">
            <text:p>0,0274509803922</text:p>
          </table:table-cell>
          <table:table-cell table:formula="of:=[.AD46]-[.AH46]" office:value-type="float" office:value="0" calcext:value-type="float">
            <text:p>0</text:p>
          </table:table-cell>
          <table:table-cell table:formula="of:=[.AL46]/[.AD46]" office:value-type="float" office:value="0" calcext:value-type="float">
            <text:p>0</text:p>
          </table:table-cell>
          <table:table-cell table:formula="of:=[.AE46]-[.AI46]" office:value-type="float" office:value="493" calcext:value-type="float">
            <text:p>493</text:p>
          </table:table-cell>
          <table:table-cell table:formula="of:=[.AN46]/[.AE46]" office:value-type="float" office:value="0.493" calcext:value-type="float">
            <text:p>0,4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07" calcext:value-type="float">
            <text:p>507</text:p>
          </table:table-cell>
          <table:table-cell office:value-type="float" office:value="10.14" calcext:value-type="float">
            <text:p>10,14</text:p>
          </table:table-cell>
          <table:table-cell office:value-type="float" office:value="0.0274509803922" calcext:value-type="float">
            <text:p>0,0274509803922</text:p>
          </table:table-cell>
          <table:table-cell table:formula="of:=[.AQ46]-[.AU46]" office:value-type="float" office:value="0" calcext:value-type="float">
            <text:p>0</text:p>
          </table:table-cell>
          <table:table-cell table:formula="of:=[.AY46]/[.AQ46]" office:value-type="float" office:value="0" calcext:value-type="float">
            <text:p>0</text:p>
          </table:table-cell>
          <table:table-cell table:formula="of:=[.AR46]-[.AV46]" office:value-type="float" office:value="493" calcext:value-type="float">
            <text:p>493</text:p>
          </table:table-cell>
          <table:table-cell table:formula="of:=[.BA46]/[.AR46]" office:value-type="float" office:value="0.493" calcext:value-type="float">
            <text:p>0,4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07" calcext:value-type="float">
            <text:p>507</text:p>
          </table:table-cell>
          <table:table-cell office:value-type="float" office:value="10.14" calcext:value-type="float">
            <text:p>10,14</text:p>
          </table:table-cell>
          <table:table-cell office:value-type="float" office:value="0.0274509803922" calcext:value-type="float">
            <text:p>0,0274509803922</text:p>
          </table:table-cell>
          <table:table-cell table:formula="of:=[.BD46]-[.BH46]" office:value-type="float" office:value="0" calcext:value-type="float">
            <text:p>0</text:p>
          </table:table-cell>
          <table:table-cell table:formula="of:=[.BL46]/[.BD46]" office:value-type="float" office:value="0" calcext:value-type="float">
            <text:p>0</text:p>
          </table:table-cell>
          <table:table-cell table:formula="of:=[.BE46]-[.BI46]" office:value-type="float" office:value="493" calcext:value-type="float">
            <text:p>493</text:p>
          </table:table-cell>
          <table:table-cell table:formula="of:=[.BN46]/[.BE46]" office:value-type="float" office:value="0.493" calcext:value-type="float">
            <text:p>0,4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Q46]-[.BU46]" office:value-type="float" office:value="49" calcext:value-type="float">
            <text:p>49</text:p>
          </table:table-cell>
          <table:table-cell table:formula="of:=[.BY46]/[.BQ46]" office:value-type="float" office:value="0.49" calcext:value-type="float">
            <text:p>0,49</text:p>
          </table:table-cell>
          <table:table-cell table:formula="of:=[.BR46]-[.BV46]" office:value-type="float" office:value="965" calcext:value-type="float">
            <text:p>965</text:p>
          </table:table-cell>
          <table:table-cell table:formula="of:=[.CA46]/[.BR46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CD46]-[.CH46]" office:value-type="float" office:value="49" calcext:value-type="float">
            <text:p>49</text:p>
          </table:table-cell>
          <table:table-cell table:formula="of:=[.CL46]/[.CD46]" office:value-type="float" office:value="0.49" calcext:value-type="float">
            <text:p>0,49</text:p>
          </table:table-cell>
          <table:table-cell table:formula="of:=[.CE46]-[.CI46]" office:value-type="float" office:value="965" calcext:value-type="float">
            <text:p>965</text:p>
          </table:table-cell>
          <table:table-cell table:formula="of:=[.CN46]/[.CE46]" office:value-type="float" office:value="0.965" calcext:value-type="float">
            <text:p>0,965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563636363636" calcext:value-type="float">
            <text:p>0,0563636363636</text:p>
          </table:table-cell>
          <table:table-cell table:formula="of:=[.AD47]-[.AH47]" office:value-type="float" office:value="0" calcext:value-type="float">
            <text:p>0</text:p>
          </table:table-cell>
          <table:table-cell table:formula="of:=[.AL47]/[.AD47]" office:value-type="float" office:value="0" calcext:value-type="float">
            <text:p>0</text:p>
          </table:table-cell>
          <table:table-cell table:formula="of:=[.AE47]-[.AI47]" office:value-type="float" office:value="686" calcext:value-type="float">
            <text:p>686</text:p>
          </table:table-cell>
          <table:table-cell table:formula="of:=[.AN47]/[.AE4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563636363636" calcext:value-type="float">
            <text:p>0,0563636363636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686" calcext:value-type="float">
            <text:p>686</text:p>
          </table:table-cell>
          <table:table-cell table:formula="of:=[.BA47]/[.AR4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563636363636" calcext:value-type="float">
            <text:p>0,0563636363636</text:p>
          </table:table-cell>
          <table:table-cell table:formula="of:=[.BD47]-[.BH47]" office:value-type="float" office:value="0" calcext:value-type="float">
            <text:p>0</text:p>
          </table:table-cell>
          <table:table-cell table:formula="of:=[.BL47]/[.BD47]" office:value-type="float" office:value="0" calcext:value-type="float">
            <text:p>0</text:p>
          </table:table-cell>
          <table:table-cell table:formula="of:=[.BE47]-[.BI47]" office:value-type="float" office:value="686" calcext:value-type="float">
            <text:p>686</text:p>
          </table:table-cell>
          <table:table-cell table:formula="of:=[.BN47]/[.BE4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563636363636" calcext:value-type="float">
            <text:p>0,0563636363636</text:p>
          </table:table-cell>
          <table:table-cell table:formula="of:=[.BQ47]-[.BU47]" office:value-type="float" office:value="0" calcext:value-type="float">
            <text:p>0</text:p>
          </table:table-cell>
          <table:table-cell table:formula="of:=[.BY47]/[.BQ47]" office:value-type="float" office:value="0" calcext:value-type="float">
            <text:p>0</text:p>
          </table:table-cell>
          <table:table-cell table:formula="of:=[.BR47]-[.BV47]" office:value-type="float" office:value="686" calcext:value-type="float">
            <text:p>686</text:p>
          </table:table-cell>
          <table:table-cell table:formula="of:=[.CA47]/[.BR4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5.58" calcext:value-type="float">
            <text:p>5,58</text:p>
          </table:table-cell>
          <table:table-cell office:value-type="float" office:value="0.0563636363636" calcext:value-type="float">
            <text:p>0,0563636363636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721" calcext:value-type="float">
            <text:p>721</text:p>
          </table:table-cell>
          <table:table-cell table:formula="of:=[.CN47]/[.CE47]" office:value-type="float" office:value="0.721" calcext:value-type="float">
            <text:p>0,721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10404040404" calcext:value-type="float">
            <text:p>0,10404040404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372" calcext:value-type="float">
            <text:p>372</text:p>
          </table:table-cell>
          <table:table-cell table:formula="of:=[.AN48]/[.AE48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10404040404" calcext:value-type="float">
            <text:p>0,10404040404</text:p>
          </table:table-cell>
          <table:table-cell table:formula="of:=[.AQ48]-[.AU48]" office:value-type="float" office:value="0" calcext:value-type="float">
            <text:p>0</text:p>
          </table:table-cell>
          <table:table-cell table:formula="of:=[.AY48]/[.AQ48]" office:value-type="float" office:value="0" calcext:value-type="float">
            <text:p>0</text:p>
          </table:table-cell>
          <table:table-cell table:formula="of:=[.AR48]-[.AV48]" office:value-type="float" office:value="372" calcext:value-type="float">
            <text:p>372</text:p>
          </table:table-cell>
          <table:table-cell table:formula="of:=[.BA48]/[.AR48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10404040404" calcext:value-type="float">
            <text:p>0,10404040404</text:p>
          </table:table-cell>
          <table:table-cell table:formula="of:=[.BD48]-[.BH48]" office:value-type="float" office:value="0" calcext:value-type="float">
            <text:p>0</text:p>
          </table:table-cell>
          <table:table-cell table:formula="of:=[.BL48]/[.BD48]" office:value-type="float" office:value="0" calcext:value-type="float">
            <text:p>0</text:p>
          </table:table-cell>
          <table:table-cell table:formula="of:=[.BE48]-[.BI48]" office:value-type="float" office:value="372" calcext:value-type="float">
            <text:p>372</text:p>
          </table:table-cell>
          <table:table-cell table:formula="of:=[.BN48]/[.BE48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10404040404" calcext:value-type="float">
            <text:p>0,10404040404</text:p>
          </table:table-cell>
          <table:table-cell table:formula="of:=[.BQ48]-[.BU48]" office:value-type="float" office:value="0" calcext:value-type="float">
            <text:p>0</text:p>
          </table:table-cell>
          <table:table-cell table:formula="of:=[.BY48]/[.BQ48]" office:value-type="float" office:value="0" calcext:value-type="float">
            <text:p>0</text:p>
          </table:table-cell>
          <table:table-cell table:formula="of:=[.BR48]-[.BV48]" office:value-type="float" office:value="372" calcext:value-type="float">
            <text:p>372</text:p>
          </table:table-cell>
          <table:table-cell table:formula="of:=[.CA48]/[.BR48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office:value-type="float" office:value="10.3" calcext:value-type="float">
            <text:p>10,3</text:p>
          </table:table-cell>
          <table:table-cell office:value-type="float" office:value="0.10404040404" calcext:value-type="float">
            <text:p>0,10404040404</text:p>
          </table:table-cell>
          <table:table-cell table:formula="of:=[.CD48]-[.CH48]" office:value-type="float" office:value="0" calcext:value-type="float">
            <text:p>0</text:p>
          </table:table-cell>
          <table:table-cell table:formula="of:=[.CL48]/[.CD48]" office:value-type="float" office:value="0" calcext:value-type="float">
            <text:p>0</text:p>
          </table:table-cell>
          <table:table-cell table:formula="of:=[.CE48]-[.CI48]" office:value-type="float" office:value="485" calcext:value-type="float">
            <text:p>485</text:p>
          </table:table-cell>
          <table:table-cell table:formula="of:=[.CN48]/[.CE48]" office:value-type="float" office:value="0.485" calcext:value-type="float">
            <text:p>0,485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420202020202" calcext:value-type="float">
            <text:p>0,0420202020202</text:p>
          </table:table-cell>
          <table:table-cell table:formula="of:=[.AD49]-[.AH49]" office:value-type="float" office:value="0" calcext:value-type="float">
            <text:p>0</text:p>
          </table:table-cell>
          <table:table-cell table:formula="of:=[.AL49]/[.AD49]" office:value-type="float" office:value="0" calcext:value-type="float">
            <text:p>0</text:p>
          </table:table-cell>
          <table:table-cell table:formula="of:=[.AE49]-[.AI49]" office:value-type="float" office:value="792" calcext:value-type="float">
            <text:p>792</text:p>
          </table:table-cell>
          <table:table-cell table:formula="of:=[.AN49]/[.AE49]" office:value-type="float" office:value="0.792" calcext:value-type="float">
            <text:p>0,7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420202020202" calcext:value-type="float">
            <text:p>0,0420202020202</text:p>
          </table:table-cell>
          <table:table-cell table:formula="of:=[.AQ49]-[.AU49]" office:value-type="float" office:value="0" calcext:value-type="float">
            <text:p>0</text:p>
          </table:table-cell>
          <table:table-cell table:formula="of:=[.AY49]/[.AQ49]" office:value-type="float" office:value="0" calcext:value-type="float">
            <text:p>0</text:p>
          </table:table-cell>
          <table:table-cell table:formula="of:=[.AR49]-[.AV49]" office:value-type="float" office:value="792" calcext:value-type="float">
            <text:p>792</text:p>
          </table:table-cell>
          <table:table-cell table:formula="of:=[.BA49]/[.AR49]" office:value-type="float" office:value="0.792" calcext:value-type="float">
            <text:p>0,7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420202020202" calcext:value-type="float">
            <text:p>0,0420202020202</text:p>
          </table:table-cell>
          <table:table-cell table:formula="of:=[.BD49]-[.BH49]" office:value-type="float" office:value="0" calcext:value-type="float">
            <text:p>0</text:p>
          </table:table-cell>
          <table:table-cell table:formula="of:=[.BL49]/[.BD49]" office:value-type="float" office:value="0" calcext:value-type="float">
            <text:p>0</text:p>
          </table:table-cell>
          <table:table-cell table:formula="of:=[.BE49]-[.BI49]" office:value-type="float" office:value="792" calcext:value-type="float">
            <text:p>792</text:p>
          </table:table-cell>
          <table:table-cell table:formula="of:=[.BN49]/[.BE49]" office:value-type="float" office:value="0.792" calcext:value-type="float">
            <text:p>0,7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420202020202" calcext:value-type="float">
            <text:p>0,0420202020202</text:p>
          </table:table-cell>
          <table:table-cell table:formula="of:=[.BQ49]-[.BU49]" office:value-type="float" office:value="0" calcext:value-type="float">
            <text:p>0</text:p>
          </table:table-cell>
          <table:table-cell table:formula="of:=[.BY49]/[.BQ49]" office:value-type="float" office:value="0" calcext:value-type="float">
            <text:p>0</text:p>
          </table:table-cell>
          <table:table-cell table:formula="of:=[.BR49]-[.BV49]" office:value-type="float" office:value="792" calcext:value-type="float">
            <text:p>792</text:p>
          </table:table-cell>
          <table:table-cell table:formula="of:=[.CA49]/[.BR49]" office:value-type="float" office:value="0.792" calcext:value-type="float">
            <text:p>0,7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420202020202" calcext:value-type="float">
            <text:p>0,0420202020202</text:p>
          </table:table-cell>
          <table:table-cell table:formula="of:=[.CD49]-[.CH49]" office:value-type="float" office:value="0" calcext:value-type="float">
            <text:p>0</text:p>
          </table:table-cell>
          <table:table-cell table:formula="of:=[.CL49]/[.CD49]" office:value-type="float" office:value="0" calcext:value-type="float">
            <text:p>0</text:p>
          </table:table-cell>
          <table:table-cell table:formula="of:=[.CE49]-[.CI49]" office:value-type="float" office:value="792" calcext:value-type="float">
            <text:p>792</text:p>
          </table:table-cell>
          <table:table-cell table:formula="of:=[.CN49]/[.CE49]" office:value-type="float" office:value="0.792" calcext:value-type="float">
            <text:p>0,792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72" calcext:value-type="float">
            <text:p>572</text:p>
          </table:table-cell>
          <table:table-cell office:value-type="float" office:value="11.44" calcext:value-type="float">
            <text:p>11,44</text:p>
          </table:table-cell>
          <table:table-cell office:value-type="float" office:value="0.0440404040404" calcext:value-type="float">
            <text:p>0,0440404040404</text:p>
          </table:table-cell>
          <table:table-cell table:formula="of:=[.AD50]-[.AH50]" office:value-type="float" office:value="0" calcext:value-type="float">
            <text:p>0</text:p>
          </table:table-cell>
          <table:table-cell table:formula="of:=[.AL50]/[.AD50]" office:value-type="float" office:value="0" calcext:value-type="float">
            <text:p>0</text:p>
          </table:table-cell>
          <table:table-cell table:formula="of:=[.AE50]-[.AI50]" office:value-type="float" office:value="428" calcext:value-type="float">
            <text:p>428</text:p>
          </table:table-cell>
          <table:table-cell table:formula="of:=[.AN50]/[.AE50]" office:value-type="float" office:value="0.428" calcext:value-type="float">
            <text:p>0,4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AQ50]-[.AU50]" office:value-type="float" office:value="0" calcext:value-type="float">
            <text:p>0</text:p>
          </table:table-cell>
          <table:table-cell table:formula="of:=[.AY50]/[.AQ50]" office:value-type="float" office:value="0" calcext:value-type="float">
            <text:p>0</text:p>
          </table:table-cell>
          <table:table-cell table:formula="of:=[.AR50]-[.AV50]" office:value-type="float" office:value="782" calcext:value-type="float">
            <text:p>782</text:p>
          </table:table-cell>
          <table:table-cell table:formula="of:=[.BA50]/[.AR50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BD50]-[.BH50]" office:value-type="float" office:value="0" calcext:value-type="float">
            <text:p>0</text:p>
          </table:table-cell>
          <table:table-cell table:formula="of:=[.BL50]/[.BD50]" office:value-type="float" office:value="0" calcext:value-type="float">
            <text:p>0</text:p>
          </table:table-cell>
          <table:table-cell table:formula="of:=[.BE50]-[.BI50]" office:value-type="float" office:value="782" calcext:value-type="float">
            <text:p>782</text:p>
          </table:table-cell>
          <table:table-cell table:formula="of:=[.BN50]/[.BE50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BQ50]-[.BU50]" office:value-type="float" office:value="0" calcext:value-type="float">
            <text:p>0</text:p>
          </table:table-cell>
          <table:table-cell table:formula="of:=[.BY50]/[.BQ50]" office:value-type="float" office:value="0" calcext:value-type="float">
            <text:p>0</text:p>
          </table:table-cell>
          <table:table-cell table:formula="of:=[.BR50]-[.BV50]" office:value-type="float" office:value="782" calcext:value-type="float">
            <text:p>782</text:p>
          </table:table-cell>
          <table:table-cell table:formula="of:=[.CA50]/[.BR50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CD50]-[.CH50]" office:value-type="float" office:value="0" calcext:value-type="float">
            <text:p>0</text:p>
          </table:table-cell>
          <table:table-cell table:formula="of:=[.CL50]/[.CD50]" office:value-type="float" office:value="0" calcext:value-type="float">
            <text:p>0</text:p>
          </table:table-cell>
          <table:table-cell table:formula="of:=[.CE50]-[.CI50]" office:value-type="float" office:value="782" calcext:value-type="float">
            <text:p>782</text:p>
          </table:table-cell>
          <table:table-cell table:formula="of:=[.CN50]/[.CE50]" office:value-type="float" office:value="0.782" calcext:value-type="float">
            <text:p>0,782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254303599374" calcext:value-type="float">
            <text:p>0,0254303599374</text:p>
          </table:table-cell>
          <table:table-cell table:formula="of:=[.AD51]-[.AH51]" office:value-type="float" office:value="0" calcext:value-type="float">
            <text:p>0</text:p>
          </table:table-cell>
          <table:table-cell table:formula="of:=[.AL51]/[.AD51]" office:value-type="float" office:value="0" calcext:value-type="float">
            <text:p>0</text:p>
          </table:table-cell>
          <table:table-cell table:formula="of:=[.AE51]-[.AI51]" office:value-type="float" office:value="593" calcext:value-type="float">
            <text:p>593</text:p>
          </table:table-cell>
          <table:table-cell table:formula="of:=[.AN51]/[.AE51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254303599374" calcext:value-type="float">
            <text:p>0,0254303599374</text:p>
          </table:table-cell>
          <table:table-cell table:formula="of:=[.AQ51]-[.AU51]" office:value-type="float" office:value="0" calcext:value-type="float">
            <text:p>0</text:p>
          </table:table-cell>
          <table:table-cell table:formula="of:=[.AY51]/[.AQ51]" office:value-type="float" office:value="0" calcext:value-type="float">
            <text:p>0</text:p>
          </table:table-cell>
          <table:table-cell table:formula="of:=[.AR51]-[.AV51]" office:value-type="float" office:value="593" calcext:value-type="float">
            <text:p>593</text:p>
          </table:table-cell>
          <table:table-cell table:formula="of:=[.BA51]/[.AR51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5.58" calcext:value-type="float">
            <text:p>5,58</text:p>
          </table:table-cell>
          <table:table-cell office:value-type="float" office:value="0.0254303599374" calcext:value-type="float">
            <text:p>0,0254303599374</text:p>
          </table:table-cell>
          <table:table-cell table:formula="of:=[.BD51]-[.BH51]" office:value-type="float" office:value="0" calcext:value-type="float">
            <text:p>0</text:p>
          </table:table-cell>
          <table:table-cell table:formula="of:=[.BL51]/[.BD51]" office:value-type="float" office:value="0" calcext:value-type="float">
            <text:p>0</text:p>
          </table:table-cell>
          <table:table-cell table:formula="of:=[.BE51]-[.BI51]" office:value-type="float" office:value="721" calcext:value-type="float">
            <text:p>721</text:p>
          </table:table-cell>
          <table:table-cell table:formula="of:=[.BN51]/[.BE51]" office:value-type="float" office:value="0.721" calcext:value-type="float">
            <text:p>0,7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51]-[.BU51]" office:value-type="float" office:value="28" calcext:value-type="float">
            <text:p>28</text:p>
          </table:table-cell>
          <table:table-cell table:formula="of:=[.BY51]/[.BQ51]" office:value-type="float" office:value="0.28" calcext:value-type="float">
            <text:p>0,28</text:p>
          </table:table-cell>
          <table:table-cell table:formula="of:=[.BR51]-[.BV51]" office:value-type="float" office:value="935" calcext:value-type="float">
            <text:p>935</text:p>
          </table:table-cell>
          <table:table-cell table:formula="of:=[.CA51]/[.BR51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51]-[.CH51]" office:value-type="float" office:value="28" calcext:value-type="float">
            <text:p>28</text:p>
          </table:table-cell>
          <table:table-cell table:formula="of:=[.CL51]/[.CD51]" office:value-type="float" office:value="0.28" calcext:value-type="float">
            <text:p>0,28</text:p>
          </table:table-cell>
          <table:table-cell table:formula="of:=[.CE51]-[.CI51]" office:value-type="float" office:value="935" calcext:value-type="float">
            <text:p>935</text:p>
          </table:table-cell>
          <table:table-cell table:formula="of:=[.CN51]/[.CE51]" office:value-type="float" office:value="0.935" calcext:value-type="float">
            <text:p>0,935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11.2700480344495" calcext:value-type="float">
            <text:p>11,2700480344495</text:p>
          </table:table-cell>
          <table:table-cell office:value-type="float" office:value="5.5254268651592" calcext:value-type="float">
            <text:p>5,5254268651592</text:p>
          </table:table-cell>
          <table:table-cell office:value-type="float" office:value="0.5525426865159" calcext:value-type="float">
            <text:p>0,5525426865159</text:p>
          </table:table-cell>
          <table:table-cell office:value-type="float" office:value="100" calcext:value-type="float">
            <text:p>100</text:p>
          </table:table-cell>
          <table:table-cell office:value-type="float" office:value="10.3526113446502" calcext:value-type="float">
            <text:p>10,3526113446502</text:p>
          </table:table-cell>
          <table:table-cell office:value-type="float" office:value="12.1874847242488" calcext:value-type="float">
            <text:p>12,1874847242488</text:p>
          </table:table-cell>
          <table:table-cell office:value-type="float" office:value="10.17368327144" calcext:value-type="float">
            <text:p>10,17368327144</text:p>
          </table:table-cell>
          <table:table-cell office:value-type="float" office:value="12.366412797459" calcext:value-type="float">
            <text:p>12,366412797459</text:p>
          </table:table-cell>
          <table:table-cell office:value-type="float" office:value="9.8188461261598" calcext:value-type="float">
            <text:p>9,8188461261598</text:p>
          </table:table-cell>
          <table:table-cell office:value-type="float" office:value="12.7212499427392" calcext:value-type="float">
            <text:p>12,7212499427392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11.62" calcext:value-type="float">
            <text:p>11,62</text:p>
          </table:table-cell>
          <table:table-cell office:value-type="float" office:value="19.82" calcext:value-type="float">
            <text:p>19,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0254303599374" calcext:value-type="float">
            <text:p>0,0254303599374</text:p>
          </table:table-cell>
          <table:table-cell table:formula="of:=[.AD52]-[.AH52]" office:value-type="float" office:value="0" calcext:value-type="float">
            <text:p>0</text:p>
          </table:table-cell>
          <table:table-cell table:formula="of:=[.AL52]/[.AD52]" office:value-type="float" office:value="0" calcext:value-type="float">
            <text:p>0</text:p>
          </table:table-cell>
          <table:table-cell table:formula="of:=[.AE52]-[.AI52]" office:value-type="float" office:value="372" calcext:value-type="float">
            <text:p>372</text:p>
          </table:table-cell>
          <table:table-cell table:formula="of:=[.AN52]/[.AE52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0254303599374" calcext:value-type="float">
            <text:p>0,0254303599374</text:p>
          </table:table-cell>
          <table:table-cell table:formula="of:=[.AQ52]-[.AU52]" office:value-type="float" office:value="0" calcext:value-type="float">
            <text:p>0</text:p>
          </table:table-cell>
          <table:table-cell table:formula="of:=[.AY52]/[.AQ52]" office:value-type="float" office:value="0" calcext:value-type="float">
            <text:p>0</text:p>
          </table:table-cell>
          <table:table-cell table:formula="of:=[.AR52]-[.AV52]" office:value-type="float" office:value="372" calcext:value-type="float">
            <text:p>372</text:p>
          </table:table-cell>
          <table:table-cell table:formula="of:=[.BA52]/[.AR52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D52]-[.BH52]" office:value-type="float" office:value="28" calcext:value-type="float">
            <text:p>28</text:p>
          </table:table-cell>
          <table:table-cell table:formula="of:=[.BL52]/[.BD52]" office:value-type="float" office:value="0.28" calcext:value-type="float">
            <text:p>0,28</text:p>
          </table:table-cell>
          <table:table-cell table:formula="of:=[.BE52]-[.BI52]" office:value-type="float" office:value="935" calcext:value-type="float">
            <text:p>935</text:p>
          </table:table-cell>
          <table:table-cell table:formula="of:=[.BN52]/[.BE52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52]-[.BU52]" office:value-type="float" office:value="28" calcext:value-type="float">
            <text:p>28</text:p>
          </table:table-cell>
          <table:table-cell table:formula="of:=[.BY52]/[.BQ52]" office:value-type="float" office:value="0.28" calcext:value-type="float">
            <text:p>0,28</text:p>
          </table:table-cell>
          <table:table-cell table:formula="of:=[.BR52]-[.BV52]" office:value-type="float" office:value="935" calcext:value-type="float">
            <text:p>935</text:p>
          </table:table-cell>
          <table:table-cell table:formula="of:=[.CA52]/[.BR52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52]-[.CH52]" office:value-type="float" office:value="28" calcext:value-type="float">
            <text:p>28</text:p>
          </table:table-cell>
          <table:table-cell table:formula="of:=[.CL52]/[.CD52]" office:value-type="float" office:value="0.28" calcext:value-type="float">
            <text:p>0,28</text:p>
          </table:table-cell>
          <table:table-cell table:formula="of:=[.CE52]-[.CI52]" office:value-type="float" office:value="935" calcext:value-type="float">
            <text:p>935</text:p>
          </table:table-cell>
          <table:table-cell table:formula="of:=[.CN52]/[.CE52]" office:value-type="float" office:value="0.935" calcext:value-type="float">
            <text:p>0,935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7.3573490986532" calcext:value-type="float">
            <text:p>7,3573490986532</text:p>
          </table:table-cell>
          <table:table-cell office:value-type="float" office:value="4.5529741752559" calcext:value-type="float">
            <text:p>4,5529741752559</text:p>
          </table:table-cell>
          <table:table-cell office:value-type="float" office:value="0.4552974175256" calcext:value-type="float">
            <text:p>0,4552974175256</text:p>
          </table:table-cell>
          <table:table-cell office:value-type="float" office:value="100" calcext:value-type="float">
            <text:p>100</text:p>
          </table:table-cell>
          <table:table-cell office:value-type="float" office:value="6.6013775406136" calcext:value-type="float">
            <text:p>6,6013775406136</text:p>
          </table:table-cell>
          <table:table-cell office:value-type="float" office:value="8.1133206566928" calcext:value-type="float">
            <text:p>8,1133206566928</text:p>
          </table:table-cell>
          <table:table-cell office:value-type="float" office:value="6.4539400816742" calcext:value-type="float">
            <text:p>6,4539400816742</text:p>
          </table:table-cell>
          <table:table-cell office:value-type="float" office:value="8.2607581156322" calcext:value-type="float">
            <text:p>8,2607581156322</text:p>
          </table:table-cell>
          <table:table-cell office:value-type="float" office:value="6.161552832995" calcext:value-type="float">
            <text:p>6,161552832995</text:p>
          </table:table-cell>
          <table:table-cell office:value-type="float" office:value="8.5531453643114" calcext:value-type="float">
            <text:p>8,553145364311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6.54" calcext:value-type="float">
            <text:p>6,54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64" calcext:value-type="float">
            <text:p>564</text:p>
          </table:table-cell>
          <table:table-cell office:value-type="float" office:value="11.28" calcext:value-type="float">
            <text:p>11,28</text:p>
          </table:table-cell>
          <table:table-cell office:value-type="float" office:value="0.02985395189" calcext:value-type="float">
            <text:p>0,02985395189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436" calcext:value-type="float">
            <text:p>436</text:p>
          </table:table-cell>
          <table:table-cell table:formula="of:=[.AN53]/[.AE53]" office:value-type="float" office:value="0.436" calcext:value-type="float">
            <text:p>0,4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AQ53]-[.AU53]" office:value-type="float" office:value="3" calcext:value-type="float">
            <text:p>3</text:p>
          </table:table-cell>
          <table:table-cell table:formula="of:=[.AY53]/[.AQ53]" office:value-type="float" office:value="0.03" calcext:value-type="float">
            <text:p>0,03</text:p>
          </table:table-cell>
          <table:table-cell table:formula="of:=[.AR53]-[.AV53]" office:value-type="float" office:value="861" calcext:value-type="float">
            <text:p>861</text:p>
          </table:table-cell>
          <table:table-cell table:formula="of:=[.BA53]/[.AR53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D53]-[.BH53]" office:value-type="float" office:value="3" calcext:value-type="float">
            <text:p>3</text:p>
          </table:table-cell>
          <table:table-cell table:formula="of:=[.BL53]/[.BD53]" office:value-type="float" office:value="0.03" calcext:value-type="float">
            <text:p>0,03</text:p>
          </table:table-cell>
          <table:table-cell table:formula="of:=[.BE53]-[.BI53]" office:value-type="float" office:value="861" calcext:value-type="float">
            <text:p>861</text:p>
          </table:table-cell>
          <table:table-cell table:formula="of:=[.BN53]/[.BE53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Q53]-[.BU53]" office:value-type="float" office:value="3" calcext:value-type="float">
            <text:p>3</text:p>
          </table:table-cell>
          <table:table-cell table:formula="of:=[.BY53]/[.BQ53]" office:value-type="float" office:value="0.03" calcext:value-type="float">
            <text:p>0,03</text:p>
          </table:table-cell>
          <table:table-cell table:formula="of:=[.BR53]-[.BV53]" office:value-type="float" office:value="861" calcext:value-type="float">
            <text:p>861</text:p>
          </table:table-cell>
          <table:table-cell table:formula="of:=[.CA53]/[.BR53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CD53]-[.CH53]" office:value-type="float" office:value="3" calcext:value-type="float">
            <text:p>3</text:p>
          </table:table-cell>
          <table:table-cell table:formula="of:=[.CL53]/[.CD53]" office:value-type="float" office:value="0.03" calcext:value-type="float">
            <text:p>0,03</text:p>
          </table:table-cell>
          <table:table-cell table:formula="of:=[.CE53]-[.CI53]" office:value-type="float" office:value="861" calcext:value-type="float">
            <text:p>861</text:p>
          </table:table-cell>
          <table:table-cell table:formula="of:=[.CN53]/[.CE53]" office:value-type="float" office:value="0.861" calcext:value-type="float">
            <text:p>0,86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5.3952744786568" calcext:value-type="float">
            <text:p>5,3952744786568</text:p>
          </table:table-cell>
          <table:table-cell office:value-type="float" office:value="3.5075271426178" calcext:value-type="float">
            <text:p>3,5075271426178</text:p>
          </table:table-cell>
          <table:table-cell office:value-type="float" office:value="0.3507527142618" calcext:value-type="float">
            <text:p>0,3507527142618</text:p>
          </table:table-cell>
          <table:table-cell office:value-type="float" office:value="100" calcext:value-type="float">
            <text:p>100</text:p>
          </table:table-cell>
          <table:table-cell office:value-type="float" office:value="4.8128879645224" calcext:value-type="float">
            <text:p>4,8128879645224</text:p>
          </table:table-cell>
          <table:table-cell office:value-type="float" office:value="5.9776609927912" calcext:value-type="float">
            <text:p>5,9776609927912</text:p>
          </table:table-cell>
          <table:table-cell office:value-type="float" office:value="4.6993048715458" calcext:value-type="float">
            <text:p>4,6993048715458</text:p>
          </table:table-cell>
          <table:table-cell office:value-type="float" office:value="6.0912440857678" calcext:value-type="float">
            <text:p>6,0912440857678</text:p>
          </table:table-cell>
          <table:table-cell office:value-type="float" office:value="4.474055139959" calcext:value-type="float">
            <text:p>4,474055139959</text:p>
          </table:table-cell>
          <table:table-cell office:value-type="float" office:value="6.3164938173546" calcext:value-type="float">
            <text:p>6,3164938173546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4.64" calcext:value-type="float">
            <text:p>4,64</text:p>
          </table:table-cell>
          <table:table-cell office:value-type="float" office:value="17.32" calcext:value-type="float">
            <text:p>17,3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.5" calcext:value-type="float">
            <text:p>9,5</text:p>
          </table:table-cell>
          <table:table-cell office:value-type="float" office:value="0.0585858585859" calcext:value-type="float">
            <text:p>0,0585858585859</text:p>
          </table:table-cell>
          <table:table-cell table:formula="of:=[.AD54]-[.AH54]" office:value-type="float" office:value="0" calcext:value-type="float">
            <text:p>0</text:p>
          </table:table-cell>
          <table:table-cell table:formula="of:=[.AL54]/[.AD54]" office:value-type="float" office:value="0" calcext:value-type="float">
            <text:p>0</text:p>
          </table:table-cell>
          <table:table-cell table:formula="of:=[.AE54]-[.AI54]" office:value-type="float" office:value="525" calcext:value-type="float">
            <text:p>525</text:p>
          </table:table-cell>
          <table:table-cell table:formula="of:=[.AN54]/[.AE54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AQ54]-[.AU54]" office:value-type="float" office:value="0" calcext:value-type="float">
            <text:p>0</text:p>
          </table:table-cell>
          <table:table-cell table:formula="of:=[.AY54]/[.AQ54]" office:value-type="float" office:value="0" calcext:value-type="float">
            <text:p>0</text:p>
          </table:table-cell>
          <table:table-cell table:formula="of:=[.AR54]-[.AV54]" office:value-type="float" office:value="710" calcext:value-type="float">
            <text:p>710</text:p>
          </table:table-cell>
          <table:table-cell table:formula="of:=[.BA54]/[.AR54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BD54]-[.BH54]" office:value-type="float" office:value="0" calcext:value-type="float">
            <text:p>0</text:p>
          </table:table-cell>
          <table:table-cell table:formula="of:=[.BL54]/[.BD54]" office:value-type="float" office:value="0" calcext:value-type="float">
            <text:p>0</text:p>
          </table:table-cell>
          <table:table-cell table:formula="of:=[.BE54]-[.BI54]" office:value-type="float" office:value="710" calcext:value-type="float">
            <text:p>710</text:p>
          </table:table-cell>
          <table:table-cell table:formula="of:=[.BN54]/[.BE54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BQ54]-[.BU54]" office:value-type="float" office:value="0" calcext:value-type="float">
            <text:p>0</text:p>
          </table:table-cell>
          <table:table-cell table:formula="of:=[.BY54]/[.BQ54]" office:value-type="float" office:value="0" calcext:value-type="float">
            <text:p>0</text:p>
          </table:table-cell>
          <table:table-cell table:formula="of:=[.BR54]-[.BV54]" office:value-type="float" office:value="710" calcext:value-type="float">
            <text:p>710</text:p>
          </table:table-cell>
          <table:table-cell table:formula="of:=[.CA54]/[.BR54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CD54]-[.CH54]" office:value-type="float" office:value="0" calcext:value-type="float">
            <text:p>0</text:p>
          </table:table-cell>
          <table:table-cell table:formula="of:=[.CL54]/[.CD54]" office:value-type="float" office:value="0" calcext:value-type="float">
            <text:p>0</text:p>
          </table:table-cell>
          <table:table-cell table:formula="of:=[.CE54]-[.CI54]" office:value-type="float" office:value="710" calcext:value-type="float">
            <text:p>710</text:p>
          </table:table-cell>
          <table:table-cell table:formula="of:=[.CN54]/[.CE54]" office:value-type="float" office:value="0.71" calcext:value-type="float">
            <text:p>0,7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4.1605100378428" calcext:value-type="float">
            <text:p>4,1605100378428</text:p>
          </table:table-cell>
          <table:table-cell office:value-type="float" office:value="2.5729966244809" calcext:value-type="float">
            <text:p>2,5729966244809</text:p>
          </table:table-cell>
          <table:table-cell office:value-type="float" office:value="0.2572996624481" calcext:value-type="float">
            <text:p>0,2572996624481</text:p>
          </table:table-cell>
          <table:table-cell office:value-type="float" office:value="100" calcext:value-type="float">
            <text:p>100</text:p>
          </table:table-cell>
          <table:table-cell office:value-type="float" office:value="3.7332920936667" calcext:value-type="float">
            <text:p>3,7332920936667</text:p>
          </table:table-cell>
          <table:table-cell office:value-type="float" office:value="4.5877279820189" calcext:value-type="float">
            <text:p>4,5877279820189</text:p>
          </table:table-cell>
          <table:table-cell office:value-type="float" office:value="3.6499715937977" calcext:value-type="float">
            <text:p>3,6499715937977</text:p>
          </table:table-cell>
          <table:table-cell office:value-type="float" office:value="4.6710484818879" calcext:value-type="float">
            <text:p>4,6710484818879</text:p>
          </table:table-cell>
          <table:table-cell office:value-type="float" office:value="3.4847364365281" calcext:value-type="float">
            <text:p>3,4847364365281</text:p>
          </table:table-cell>
          <table:table-cell office:value-type="float" office:value="4.8362836391575" calcext:value-type="float">
            <text:p>4,8362836391575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12.56" calcext:value-type="float">
            <text:p>12,5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33" calcext:value-type="float">
            <text:p>833</text:p>
          </table:table-cell>
          <table:table-cell office:value-type="float" office:value="16.66" calcext:value-type="float">
            <text:p>16,66</text:p>
          </table:table-cell>
          <table:table-cell office:value-type="float" office:value="0.0221653878943" calcext:value-type="float">
            <text:p>0,0221653878943</text:p>
          </table:table-cell>
          <table:table-cell table:formula="of:=[.AD55]-[.AH55]" office:value-type="float" office:value="0" calcext:value-type="float">
            <text:p>0</text:p>
          </table:table-cell>
          <table:table-cell table:formula="of:=[.AL55]/[.AD55]" office:value-type="float" office:value="0" calcext:value-type="float">
            <text:p>0</text:p>
          </table:table-cell>
          <table:table-cell table:formula="of:=[.AE55]-[.AI55]" office:value-type="float" office:value="167" calcext:value-type="float">
            <text:p>167</text:p>
          </table:table-cell>
          <table:table-cell table:formula="of:=[.AN55]/[.AE55]" office:value-type="float" office:value="0.167" calcext:value-type="float">
            <text:p>0,1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33" calcext:value-type="float">
            <text:p>833</text:p>
          </table:table-cell>
          <table:table-cell office:value-type="float" office:value="16.66" calcext:value-type="float">
            <text:p>16,66</text:p>
          </table:table-cell>
          <table:table-cell office:value-type="float" office:value="0.0221653878943" calcext:value-type="float">
            <text:p>0,0221653878943</text:p>
          </table:table-cell>
          <table:table-cell table:formula="of:=[.AQ55]-[.AU55]" office:value-type="float" office:value="0" calcext:value-type="float">
            <text:p>0</text:p>
          </table:table-cell>
          <table:table-cell table:formula="of:=[.AY55]/[.AQ55]" office:value-type="float" office:value="0" calcext:value-type="float">
            <text:p>0</text:p>
          </table:table-cell>
          <table:table-cell table:formula="of:=[.AR55]-[.AV55]" office:value-type="float" office:value="167" calcext:value-type="float">
            <text:p>167</text:p>
          </table:table-cell>
          <table:table-cell table:formula="of:=[.BA55]/[.AR55]" office:value-type="float" office:value="0.167" calcext:value-type="float">
            <text:p>0,1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BD55]-[.BH55]" office:value-type="float" office:value="31" calcext:value-type="float">
            <text:p>31</text:p>
          </table:table-cell>
          <table:table-cell table:formula="of:=[.BL55]/[.BD55]" office:value-type="float" office:value="0.31" calcext:value-type="float">
            <text:p>0,31</text:p>
          </table:table-cell>
          <table:table-cell table:formula="of:=[.BE55]-[.BI55]" office:value-type="float" office:value="948" calcext:value-type="float">
            <text:p>948</text:p>
          </table:table-cell>
          <table:table-cell table:formula="of:=[.BN55]/[.BE55]" office:value-type="float" office:value="0.948" calcext:value-type="float">
            <text:p>0,9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BQ55]-[.BU55]" office:value-type="float" office:value="31" calcext:value-type="float">
            <text:p>31</text:p>
          </table:table-cell>
          <table:table-cell table:formula="of:=[.BY55]/[.BQ55]" office:value-type="float" office:value="0.31" calcext:value-type="float">
            <text:p>0,31</text:p>
          </table:table-cell>
          <table:table-cell table:formula="of:=[.BR55]-[.BV55]" office:value-type="float" office:value="948" calcext:value-type="float">
            <text:p>948</text:p>
          </table:table-cell>
          <table:table-cell table:formula="of:=[.CA55]/[.BR55]" office:value-type="float" office:value="0.948" calcext:value-type="float">
            <text:p>0,9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CD55]-[.CH55]" office:value-type="float" office:value="31" calcext:value-type="float">
            <text:p>31</text:p>
          </table:table-cell>
          <table:table-cell table:formula="of:=[.CL55]/[.CD55]" office:value-type="float" office:value="0.31" calcext:value-type="float">
            <text:p>0,31</text:p>
          </table:table-cell>
          <table:table-cell table:formula="of:=[.CE55]-[.CI55]" office:value-type="float" office:value="948" calcext:value-type="float">
            <text:p>948</text:p>
          </table:table-cell>
          <table:table-cell table:formula="of:=[.CN55]/[.CE55]" office:value-type="float" office:value="0.948" calcext:value-type="float">
            <text:p>0,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3.6230252867548" calcext:value-type="float">
            <text:p>3,6230252867548</text:p>
          </table:table-cell>
          <table:table-cell office:value-type="float" office:value="2.378471141726" calcext:value-type="float">
            <text:p>2,378471141726</text:p>
          </table:table-cell>
          <table:table-cell office:value-type="float" office:value="0.2378471141726" calcext:value-type="float">
            <text:p>0,2378471141726</text:p>
          </table:table-cell>
          <table:table-cell office:value-type="float" office:value="100" calcext:value-type="float">
            <text:p>100</text:p>
          </table:table-cell>
          <table:table-cell office:value-type="float" office:value="3.2281061711282" calcext:value-type="float">
            <text:p>3,2281061711282</text:p>
          </table:table-cell>
          <table:table-cell office:value-type="float" office:value="4.0179444023814" calcext:value-type="float">
            <text:p>4,0179444023814</text:p>
          </table:table-cell>
          <table:table-cell office:value-type="float" office:value="3.1510849257184" calcext:value-type="float">
            <text:p>3,1510849257184</text:p>
          </table:table-cell>
          <table:table-cell office:value-type="float" office:value="4.0949656477912" calcext:value-type="float">
            <text:p>4,0949656477912</text:p>
          </table:table-cell>
          <table:table-cell office:value-type="float" office:value="2.9983419918859" calcext:value-type="float">
            <text:p>2,9983419918859</text:p>
          </table:table-cell>
          <table:table-cell office:value-type="float" office:value="4.2477085816237" calcext:value-type="float">
            <text:p>4,2477085816237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12.32" calcext:value-type="float">
            <text:p>12,3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5.06" calcext:value-type="float">
            <text:p>5,06</text:p>
          </table:table-cell>
          <table:table-cell office:value-type="float" office:value="0.0221653878943" calcext:value-type="float">
            <text:p>0,0221653878943</text:p>
          </table:table-cell>
          <table:table-cell table:formula="of:=[.AD56]-[.AH56]" office:value-type="float" office:value="0" calcext:value-type="float">
            <text:p>0</text:p>
          </table:table-cell>
          <table:table-cell table:formula="of:=[.AL56]/[.AD56]" office:value-type="float" office:value="0" calcext:value-type="float">
            <text:p>0</text:p>
          </table:table-cell>
          <table:table-cell table:formula="of:=[.AE56]-[.AI56]" office:value-type="float" office:value="747" calcext:value-type="float">
            <text:p>747</text:p>
          </table:table-cell>
          <table:table-cell table:formula="of:=[.AN56]/[.AE56]" office:value-type="float" office:value="0.747" calcext:value-type="float">
            <text:p>0,7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5.06" calcext:value-type="float">
            <text:p>5,06</text:p>
          </table:table-cell>
          <table:table-cell office:value-type="float" office:value="0.0221653878943" calcext:value-type="float">
            <text:p>0,0221653878943</text:p>
          </table:table-cell>
          <table:table-cell table:formula="of:=[.AQ56]-[.AU56]" office:value-type="float" office:value="0" calcext:value-type="float">
            <text:p>0</text:p>
          </table:table-cell>
          <table:table-cell table:formula="of:=[.AY56]/[.AQ56]" office:value-type="float" office:value="0" calcext:value-type="float">
            <text:p>0</text:p>
          </table:table-cell>
          <table:table-cell table:formula="of:=[.AR56]-[.AV56]" office:value-type="float" office:value="747" calcext:value-type="float">
            <text:p>747</text:p>
          </table:table-cell>
          <table:table-cell table:formula="of:=[.BA56]/[.AR56]" office:value-type="float" office:value="0.747" calcext:value-type="float">
            <text:p>0,7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5.06" calcext:value-type="float">
            <text:p>5,06</text:p>
          </table:table-cell>
          <table:table-cell office:value-type="float" office:value="0.0221653878943" calcext:value-type="float">
            <text:p>0,0221653878943</text:p>
          </table:table-cell>
          <table:table-cell table:formula="of:=[.BD56]-[.BH56]" office:value-type="float" office:value="0" calcext:value-type="float">
            <text:p>0</text:p>
          </table:table-cell>
          <table:table-cell table:formula="of:=[.BL56]/[.BD56]" office:value-type="float" office:value="0" calcext:value-type="float">
            <text:p>0</text:p>
          </table:table-cell>
          <table:table-cell table:formula="of:=[.BE56]-[.BI56]" office:value-type="float" office:value="747" calcext:value-type="float">
            <text:p>747</text:p>
          </table:table-cell>
          <table:table-cell table:formula="of:=[.BN56]/[.BE56]" office:value-type="float" office:value="0.747" calcext:value-type="float">
            <text:p>0,7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BQ56]-[.BU56]" office:value-type="float" office:value="31" calcext:value-type="float">
            <text:p>31</text:p>
          </table:table-cell>
          <table:table-cell table:formula="of:=[.BY56]/[.BQ56]" office:value-type="float" office:value="0.31" calcext:value-type="float">
            <text:p>0,31</text:p>
          </table:table-cell>
          <table:table-cell table:formula="of:=[.BR56]-[.BV56]" office:value-type="float" office:value="948" calcext:value-type="float">
            <text:p>948</text:p>
          </table:table-cell>
          <table:table-cell table:formula="of:=[.CA56]/[.BR56]" office:value-type="float" office:value="0.948" calcext:value-type="float">
            <text:p>0,9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CD56]-[.CH56]" office:value-type="float" office:value="31" calcext:value-type="float">
            <text:p>31</text:p>
          </table:table-cell>
          <table:table-cell table:formula="of:=[.CL56]/[.CD56]" office:value-type="float" office:value="0.31" calcext:value-type="float">
            <text:p>0,31</text:p>
          </table:table-cell>
          <table:table-cell table:formula="of:=[.CE56]-[.CI56]" office:value-type="float" office:value="948" calcext:value-type="float">
            <text:p>948</text:p>
          </table:table-cell>
          <table:table-cell table:formula="of:=[.CN56]/[.CE56]" office:value-type="float" office:value="0.948" calcext:value-type="float">
            <text:p>0,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72" calcext:value-type="float">
            <text:p>572</text:p>
          </table:table-cell>
          <table:table-cell office:value-type="float" office:value="11.44" calcext:value-type="float">
            <text:p>11,44</text:p>
          </table:table-cell>
          <table:table-cell office:value-type="float" office:value="0.0440404040404" calcext:value-type="float">
            <text:p>0,0440404040404</text:p>
          </table:table-cell>
          <table:table-cell table:formula="of:=[.AD57]-[.AH57]" office:value-type="float" office:value="0" calcext:value-type="float">
            <text:p>0</text:p>
          </table:table-cell>
          <table:table-cell table:formula="of:=[.AL57]/[.AD57]" office:value-type="float" office:value="0" calcext:value-type="float">
            <text:p>0</text:p>
          </table:table-cell>
          <table:table-cell table:formula="of:=[.AE57]-[.AI57]" office:value-type="float" office:value="428" calcext:value-type="float">
            <text:p>428</text:p>
          </table:table-cell>
          <table:table-cell table:formula="of:=[.AN57]/[.AE57]" office:value-type="float" office:value="0.428" calcext:value-type="float">
            <text:p>0,4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AQ57]-[.AU57]" office:value-type="float" office:value="0" calcext:value-type="float">
            <text:p>0</text:p>
          </table:table-cell>
          <table:table-cell table:formula="of:=[.AY57]/[.AQ57]" office:value-type="float" office:value="0" calcext:value-type="float">
            <text:p>0</text:p>
          </table:table-cell>
          <table:table-cell table:formula="of:=[.AR57]-[.AV57]" office:value-type="float" office:value="782" calcext:value-type="float">
            <text:p>782</text:p>
          </table:table-cell>
          <table:table-cell table:formula="of:=[.BA57]/[.AR57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BD57]-[.BH57]" office:value-type="float" office:value="0" calcext:value-type="float">
            <text:p>0</text:p>
          </table:table-cell>
          <table:table-cell table:formula="of:=[.BL57]/[.BD57]" office:value-type="float" office:value="0" calcext:value-type="float">
            <text:p>0</text:p>
          </table:table-cell>
          <table:table-cell table:formula="of:=[.BE57]-[.BI57]" office:value-type="float" office:value="782" calcext:value-type="float">
            <text:p>782</text:p>
          </table:table-cell>
          <table:table-cell table:formula="of:=[.BN57]/[.BE57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BQ57]-[.BU57]" office:value-type="float" office:value="0" calcext:value-type="float">
            <text:p>0</text:p>
          </table:table-cell>
          <table:table-cell table:formula="of:=[.BY57]/[.BQ57]" office:value-type="float" office:value="0" calcext:value-type="float">
            <text:p>0</text:p>
          </table:table-cell>
          <table:table-cell table:formula="of:=[.BR57]-[.BV57]" office:value-type="float" office:value="782" calcext:value-type="float">
            <text:p>782</text:p>
          </table:table-cell>
          <table:table-cell table:formula="of:=[.CA57]/[.BR57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4.36" calcext:value-type="float">
            <text:p>4,36</text:p>
          </table:table-cell>
          <table:table-cell office:value-type="float" office:value="0.0440404040404" calcext:value-type="float">
            <text:p>0,0440404040404</text:p>
          </table:table-cell>
          <table:table-cell table:formula="of:=[.CD57]-[.CH57]" office:value-type="float" office:value="0" calcext:value-type="float">
            <text:p>0</text:p>
          </table:table-cell>
          <table:table-cell table:formula="of:=[.CL57]/[.CD57]" office:value-type="float" office:value="0" calcext:value-type="float">
            <text:p>0</text:p>
          </table:table-cell>
          <table:table-cell table:formula="of:=[.CE57]-[.CI57]" office:value-type="float" office:value="782" calcext:value-type="float">
            <text:p>782</text:p>
          </table:table-cell>
          <table:table-cell table:formula="of:=[.CN57]/[.CE57]" office:value-type="float" office:value="0.782" calcext:value-type="float">
            <text:p>0,7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263912794033" calcext:value-type="float">
            <text:p>0,0263912794033</text:p>
          </table:table-cell>
          <table:table-cell table:formula="of:=[.AD58]-[.AH58]" office:value-type="float" office:value="0" calcext:value-type="float">
            <text:p>0</text:p>
          </table:table-cell>
          <table:table-cell table:formula="of:=[.AL58]/[.AD58]" office:value-type="float" office:value="0" calcext:value-type="float">
            <text:p>0</text:p>
          </table:table-cell>
          <table:table-cell table:formula="of:=[.AE58]-[.AI58]" office:value-type="float" office:value="632" calcext:value-type="float">
            <text:p>632</text:p>
          </table:table-cell>
          <table:table-cell table:formula="of:=[.AN58]/[.AE58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2.19047619048" calcext:value-type="float">
            <text:p>2,19047619048</text:p>
          </table:table-cell>
          <table:table-cell office:value-type="float" office:value="0.0263912794033" calcext:value-type="float">
            <text:p>0,0263912794033</text:p>
          </table:table-cell>
          <table:table-cell table:formula="of:=[.AQ58]-[.AU58]" office:value-type="float" office:value="16" calcext:value-type="float">
            <text:p>16</text:p>
          </table:table-cell>
          <table:table-cell table:formula="of:=[.AY58]/[.AQ58]" office:value-type="float" office:value="0.16" calcext:value-type="float">
            <text:p>0,16</text:p>
          </table:table-cell>
          <table:table-cell table:formula="of:=[.AR58]-[.AV58]" office:value-type="float" office:value="908" calcext:value-type="float">
            <text:p>908</text:p>
          </table:table-cell>
          <table:table-cell table:formula="of:=[.BA58]/[.AR58]" office:value-type="float" office:value="0.908" calcext:value-type="float">
            <text:p>0,9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2.19047619048" calcext:value-type="float">
            <text:p>2,19047619048</text:p>
          </table:table-cell>
          <table:table-cell office:value-type="float" office:value="0.0263912794033" calcext:value-type="float">
            <text:p>0,0263912794033</text:p>
          </table:table-cell>
          <table:table-cell table:formula="of:=[.BD58]-[.BH58]" office:value-type="float" office:value="16" calcext:value-type="float">
            <text:p>16</text:p>
          </table:table-cell>
          <table:table-cell table:formula="of:=[.BL58]/[.BD58]" office:value-type="float" office:value="0.16" calcext:value-type="float">
            <text:p>0,16</text:p>
          </table:table-cell>
          <table:table-cell table:formula="of:=[.BE58]-[.BI58]" office:value-type="float" office:value="908" calcext:value-type="float">
            <text:p>908</text:p>
          </table:table-cell>
          <table:table-cell table:formula="of:=[.BN58]/[.BE58]" office:value-type="float" office:value="0.908" calcext:value-type="float">
            <text:p>0,9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2.19047619048" calcext:value-type="float">
            <text:p>2,19047619048</text:p>
          </table:table-cell>
          <table:table-cell office:value-type="float" office:value="0.0263912794033" calcext:value-type="float">
            <text:p>0,0263912794033</text:p>
          </table:table-cell>
          <table:table-cell table:formula="of:=[.BQ58]-[.BU58]" office:value-type="float" office:value="16" calcext:value-type="float">
            <text:p>16</text:p>
          </table:table-cell>
          <table:table-cell table:formula="of:=[.BY58]/[.BQ58]" office:value-type="float" office:value="0.16" calcext:value-type="float">
            <text:p>0,16</text:p>
          </table:table-cell>
          <table:table-cell table:formula="of:=[.BR58]-[.BV58]" office:value-type="float" office:value="908" calcext:value-type="float">
            <text:p>908</text:p>
          </table:table-cell>
          <table:table-cell table:formula="of:=[.CA58]/[.BR58]" office:value-type="float" office:value="0.908" calcext:value-type="float">
            <text:p>0,9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2.19047619048" calcext:value-type="float">
            <text:p>2,19047619048</text:p>
          </table:table-cell>
          <table:table-cell office:value-type="float" office:value="0.0263912794033" calcext:value-type="float">
            <text:p>0,0263912794033</text:p>
          </table:table-cell>
          <table:table-cell table:formula="of:=[.CD58]-[.CH58]" office:value-type="float" office:value="16" calcext:value-type="float">
            <text:p>16</text:p>
          </table:table-cell>
          <table:table-cell table:formula="of:=[.CL58]/[.CD58]" office:value-type="float" office:value="0.16" calcext:value-type="float">
            <text:p>0,16</text:p>
          </table:table-cell>
          <table:table-cell table:formula="of:=[.CE58]-[.CI58]" office:value-type="float" office:value="908" calcext:value-type="float">
            <text:p>908</text:p>
          </table:table-cell>
          <table:table-cell table:formula="of:=[.CN58]/[.CE58]" office:value-type="float" office:value="0.908" calcext:value-type="float">
            <text:p>0,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.42" calcext:value-type="float">
            <text:p>6,42</text:p>
          </table:table-cell>
          <table:table-cell office:value-type="float" office:value="0.0285714285714" calcext:value-type="float">
            <text:p>0,0285714285714</text:p>
          </table:table-cell>
          <table:table-cell table:formula="of:=[.AD59]-[.AH59]" office:value-type="float" office:value="0" calcext:value-type="float">
            <text:p>0</text:p>
          </table:table-cell>
          <table:table-cell table:formula="of:=[.AL59]/[.AD59]" office:value-type="float" office:value="0" calcext:value-type="float">
            <text:p>0</text:p>
          </table:table-cell>
          <table:table-cell table:formula="of:=[.AE59]-[.AI59]" office:value-type="float" office:value="679" calcext:value-type="float">
            <text:p>679</text:p>
          </table:table-cell>
          <table:table-cell table:formula="of:=[.AN59]/[.AE59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.42" calcext:value-type="float">
            <text:p>6,42</text:p>
          </table:table-cell>
          <table:table-cell office:value-type="float" office:value="0.0285714285714" calcext:value-type="float">
            <text:p>0,0285714285714</text:p>
          </table:table-cell>
          <table:table-cell table:formula="of:=[.AQ59]-[.AU59]" office:value-type="float" office:value="0" calcext:value-type="float">
            <text:p>0</text:p>
          </table:table-cell>
          <table:table-cell table:formula="of:=[.AY59]/[.AQ59]" office:value-type="float" office:value="0" calcext:value-type="float">
            <text:p>0</text:p>
          </table:table-cell>
          <table:table-cell table:formula="of:=[.AR59]-[.AV59]" office:value-type="float" office:value="679" calcext:value-type="float">
            <text:p>679</text:p>
          </table:table-cell>
          <table:table-cell table:formula="of:=[.BA59]/[.AR59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BD59]-[.BH59]" office:value-type="float" office:value="9" calcext:value-type="float">
            <text:p>9</text:p>
          </table:table-cell>
          <table:table-cell table:formula="of:=[.BL59]/[.BD59]" office:value-type="float" office:value="0.09" calcext:value-type="float">
            <text:p>0,09</text:p>
          </table:table-cell>
          <table:table-cell table:formula="of:=[.BE59]-[.BI59]" office:value-type="float" office:value="883" calcext:value-type="float">
            <text:p>883</text:p>
          </table:table-cell>
          <table:table-cell table:formula="of:=[.BN59]/[.BE59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BQ59]-[.BU59]" office:value-type="float" office:value="9" calcext:value-type="float">
            <text:p>9</text:p>
          </table:table-cell>
          <table:table-cell table:formula="of:=[.BY59]/[.BQ59]" office:value-type="float" office:value="0.09" calcext:value-type="float">
            <text:p>0,09</text:p>
          </table:table-cell>
          <table:table-cell table:formula="of:=[.BR59]-[.BV59]" office:value-type="float" office:value="883" calcext:value-type="float">
            <text:p>883</text:p>
          </table:table-cell>
          <table:table-cell table:formula="of:=[.CA59]/[.BR59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CD59]-[.CH59]" office:value-type="float" office:value="9" calcext:value-type="float">
            <text:p>9</text:p>
          </table:table-cell>
          <table:table-cell table:formula="of:=[.CL59]/[.CD59]" office:value-type="float" office:value="0.09" calcext:value-type="float">
            <text:p>0,09</text:p>
          </table:table-cell>
          <table:table-cell table:formula="of:=[.CE59]-[.CI59]" office:value-type="float" office:value="883" calcext:value-type="float">
            <text:p>883</text:p>
          </table:table-cell>
          <table:table-cell table:formula="of:=[.CN59]/[.CE59]" office:value-type="float" office:value="0.883" calcext:value-type="float">
            <text:p>0,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AD60]-[.AH60]" office:value-type="float" office:value="8" calcext:value-type="float">
            <text:p>8</text:p>
          </table:table-cell>
          <table:table-cell table:formula="of:=[.AL60]/[.AD60]" office:value-type="float" office:value="0.08" calcext:value-type="float">
            <text:p>0,08</text:p>
          </table:table-cell>
          <table:table-cell table:formula="of:=[.AE60]-[.AI60]" office:value-type="float" office:value="871" calcext:value-type="float">
            <text:p>871</text:p>
          </table:table-cell>
          <table:table-cell table:formula="of:=[.AN60]/[.AE60]" office:value-type="float" office:value="0.871" calcext:value-type="float">
            <text:p>0,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AQ60]-[.AU60]" office:value-type="float" office:value="8" calcext:value-type="float">
            <text:p>8</text:p>
          </table:table-cell>
          <table:table-cell table:formula="of:=[.AY60]/[.AQ60]" office:value-type="float" office:value="0.08" calcext:value-type="float">
            <text:p>0,08</text:p>
          </table:table-cell>
          <table:table-cell table:formula="of:=[.AR60]-[.AV60]" office:value-type="float" office:value="871" calcext:value-type="float">
            <text:p>871</text:p>
          </table:table-cell>
          <table:table-cell table:formula="of:=[.BA60]/[.AR60]" office:value-type="float" office:value="0.871" calcext:value-type="float">
            <text:p>0,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BD60]-[.BH60]" office:value-type="float" office:value="8" calcext:value-type="float">
            <text:p>8</text:p>
          </table:table-cell>
          <table:table-cell table:formula="of:=[.BL60]/[.BD60]" office:value-type="float" office:value="0.08" calcext:value-type="float">
            <text:p>0,08</text:p>
          </table:table-cell>
          <table:table-cell table:formula="of:=[.BE60]-[.BI60]" office:value-type="float" office:value="871" calcext:value-type="float">
            <text:p>871</text:p>
          </table:table-cell>
          <table:table-cell table:formula="of:=[.BN60]/[.BE60]" office:value-type="float" office:value="0.871" calcext:value-type="float">
            <text:p>0,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BQ60]-[.BU60]" office:value-type="float" office:value="8" calcext:value-type="float">
            <text:p>8</text:p>
          </table:table-cell>
          <table:table-cell table:formula="of:=[.BY60]/[.BQ60]" office:value-type="float" office:value="0.08" calcext:value-type="float">
            <text:p>0,08</text:p>
          </table:table-cell>
          <table:table-cell table:formula="of:=[.BR60]-[.BV60]" office:value-type="float" office:value="871" calcext:value-type="float">
            <text:p>871</text:p>
          </table:table-cell>
          <table:table-cell table:formula="of:=[.CA60]/[.BR60]" office:value-type="float" office:value="0.871" calcext:value-type="float">
            <text:p>0,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CD60]-[.CH60]" office:value-type="float" office:value="8" calcext:value-type="float">
            <text:p>8</text:p>
          </table:table-cell>
          <table:table-cell table:formula="of:=[.CL60]/[.CD60]" office:value-type="float" office:value="0.08" calcext:value-type="float">
            <text:p>0,08</text:p>
          </table:table-cell>
          <table:table-cell table:formula="of:=[.CE60]-[.CI60]" office:value-type="float" office:value="871" calcext:value-type="float">
            <text:p>871</text:p>
          </table:table-cell>
          <table:table-cell table:formula="of:=[.CN60]/[.CE60]" office:value-type="float" office:value="0.871" calcext:value-type="float">
            <text:p>0,8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AD61]-[.AH61]" office:value-type="float" office:value="49" calcext:value-type="float">
            <text:p>49</text:p>
          </table:table-cell>
          <table:table-cell table:formula="of:=[.AL61]/[.AD61]" office:value-type="float" office:value="0.49" calcext:value-type="float">
            <text:p>0,49</text:p>
          </table:table-cell>
          <table:table-cell table:formula="of:=[.AE61]-[.AI61]" office:value-type="float" office:value="965" calcext:value-type="float">
            <text:p>965</text:p>
          </table:table-cell>
          <table:table-cell table:formula="of:=[.AN61]/[.AE61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AQ61]-[.AU61]" office:value-type="float" office:value="49" calcext:value-type="float">
            <text:p>49</text:p>
          </table:table-cell>
          <table:table-cell table:formula="of:=[.AY61]/[.AQ61]" office:value-type="float" office:value="0.49" calcext:value-type="float">
            <text:p>0,49</text:p>
          </table:table-cell>
          <table:table-cell table:formula="of:=[.AR61]-[.AV61]" office:value-type="float" office:value="965" calcext:value-type="float">
            <text:p>965</text:p>
          </table:table-cell>
          <table:table-cell table:formula="of:=[.BA61]/[.AR61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D61]-[.BH61]" office:value-type="float" office:value="49" calcext:value-type="float">
            <text:p>49</text:p>
          </table:table-cell>
          <table:table-cell table:formula="of:=[.BL61]/[.BD61]" office:value-type="float" office:value="0.49" calcext:value-type="float">
            <text:p>0,49</text:p>
          </table:table-cell>
          <table:table-cell table:formula="of:=[.BE61]-[.BI61]" office:value-type="float" office:value="965" calcext:value-type="float">
            <text:p>965</text:p>
          </table:table-cell>
          <table:table-cell table:formula="of:=[.BN61]/[.BE61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Q61]-[.BU61]" office:value-type="float" office:value="49" calcext:value-type="float">
            <text:p>49</text:p>
          </table:table-cell>
          <table:table-cell table:formula="of:=[.BY61]/[.BQ61]" office:value-type="float" office:value="0.49" calcext:value-type="float">
            <text:p>0,49</text:p>
          </table:table-cell>
          <table:table-cell table:formula="of:=[.BR61]-[.BV61]" office:value-type="float" office:value="965" calcext:value-type="float">
            <text:p>965</text:p>
          </table:table-cell>
          <table:table-cell table:formula="of:=[.CA61]/[.BR61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CD61]-[.CH61]" office:value-type="float" office:value="49" calcext:value-type="float">
            <text:p>49</text:p>
          </table:table-cell>
          <table:table-cell table:formula="of:=[.CL61]/[.CD61]" office:value-type="float" office:value="0.49" calcext:value-type="float">
            <text:p>0,49</text:p>
          </table:table-cell>
          <table:table-cell table:formula="of:=[.CE61]-[.CI61]" office:value-type="float" office:value="965" calcext:value-type="float">
            <text:p>965</text:p>
          </table:table-cell>
          <table:table-cell table:formula="of:=[.CN61]/[.CE61]" office:value-type="float" office:value="0.965" calcext:value-type="float">
            <text:p>0,965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91" calcext:value-type="float">
            <text:p>991</text:p>
          </table:table-cell>
          <table:table-cell office:value-type="float" office:value="19.82" calcext:value-type="float">
            <text:p>19,82</text:p>
          </table:table-cell>
          <table:table-cell office:value-type="float" office:value="0.069898989899" calcext:value-type="float">
            <text:p>0,069898989899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9" calcext:value-type="float">
            <text:p>9</text:p>
          </table:table-cell>
          <table:table-cell table:formula="of:=[.AN62]/[.AE62]" office:value-type="float" office:value="0.009" calcext:value-type="float">
            <text:p>0,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6.92" calcext:value-type="float">
            <text:p>6,92</text:p>
          </table:table-cell>
          <table:table-cell office:value-type="float" office:value="0.069898989899" calcext:value-type="float">
            <text:p>0,069898989899</text:p>
          </table:table-cell>
          <table:table-cell table:formula="of:=[.AQ62]-[.AU62]" office:value-type="float" office:value="0" calcext:value-type="float">
            <text:p>0</text:p>
          </table:table-cell>
          <table:table-cell table:formula="of:=[.AY62]/[.AQ62]" office:value-type="float" office:value="0" calcext:value-type="float">
            <text:p>0</text:p>
          </table:table-cell>
          <table:table-cell table:formula="of:=[.AR62]-[.AV62]" office:value-type="float" office:value="654" calcext:value-type="float">
            <text:p>654</text:p>
          </table:table-cell>
          <table:table-cell table:formula="of:=[.BA62]/[.AR62]" office:value-type="float" office:value="0.654" calcext:value-type="float">
            <text:p>0,6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6.92" calcext:value-type="float">
            <text:p>6,92</text:p>
          </table:table-cell>
          <table:table-cell office:value-type="float" office:value="0.069898989899" calcext:value-type="float">
            <text:p>0,069898989899</text:p>
          </table:table-cell>
          <table:table-cell table:formula="of:=[.BD62]-[.BH62]" office:value-type="float" office:value="0" calcext:value-type="float">
            <text:p>0</text:p>
          </table:table-cell>
          <table:table-cell table:formula="of:=[.BL62]/[.BD62]" office:value-type="float" office:value="0" calcext:value-type="float">
            <text:p>0</text:p>
          </table:table-cell>
          <table:table-cell table:formula="of:=[.BE62]-[.BI62]" office:value-type="float" office:value="654" calcext:value-type="float">
            <text:p>654</text:p>
          </table:table-cell>
          <table:table-cell table:formula="of:=[.BN62]/[.BE62]" office:value-type="float" office:value="0.654" calcext:value-type="float">
            <text:p>0,6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6.92" calcext:value-type="float">
            <text:p>6,92</text:p>
          </table:table-cell>
          <table:table-cell office:value-type="float" office:value="0.069898989899" calcext:value-type="float">
            <text:p>0,069898989899</text:p>
          </table:table-cell>
          <table:table-cell table:formula="of:=[.BQ62]-[.BU62]" office:value-type="float" office:value="0" calcext:value-type="float">
            <text:p>0</text:p>
          </table:table-cell>
          <table:table-cell table:formula="of:=[.BY62]/[.BQ62]" office:value-type="float" office:value="0" calcext:value-type="float">
            <text:p>0</text:p>
          </table:table-cell>
          <table:table-cell table:formula="of:=[.BR62]-[.BV62]" office:value-type="float" office:value="654" calcext:value-type="float">
            <text:p>654</text:p>
          </table:table-cell>
          <table:table-cell table:formula="of:=[.CA62]/[.BR62]" office:value-type="float" office:value="0.654" calcext:value-type="float">
            <text:p>0,6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6.92" calcext:value-type="float">
            <text:p>6,92</text:p>
          </table:table-cell>
          <table:table-cell office:value-type="float" office:value="0.069898989899" calcext:value-type="float">
            <text:p>0,069898989899</text:p>
          </table:table-cell>
          <table:table-cell table:formula="of:=[.CD62]-[.CH62]" office:value-type="float" office:value="0" calcext:value-type="float">
            <text:p>0</text:p>
          </table:table-cell>
          <table:table-cell table:formula="of:=[.CL62]/[.CD62]" office:value-type="float" office:value="0" calcext:value-type="float">
            <text:p>0</text:p>
          </table:table-cell>
          <table:table-cell table:formula="of:=[.CE62]-[.CI62]" office:value-type="float" office:value="654" calcext:value-type="float">
            <text:p>654</text:p>
          </table:table-cell>
          <table:table-cell table:formula="of:=[.CN62]/[.CE62]" office:value-type="float" office:value="0.654" calcext:value-type="float">
            <text:p>0,654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office:value-type="float" office:value="18.68" calcext:value-type="float">
            <text:p>18,68</text:p>
          </table:table-cell>
          <table:table-cell office:value-type="float" office:value="0.0571428571429" calcext:value-type="float">
            <text:p>0,0571428571429</text:p>
          </table:table-cell>
          <table:table-cell table:formula="of:=[.AD63]-[.AH63]" office:value-type="float" office:value="0" calcext:value-type="float">
            <text:p>0</text:p>
          </table:table-cell>
          <table:table-cell table:formula="of:=[.AL63]/[.AD63]" office:value-type="float" office:value="0" calcext:value-type="float">
            <text:p>0</text:p>
          </table:table-cell>
          <table:table-cell table:formula="of:=[.AE63]-[.AI63]" office:value-type="float" office:value="66" calcext:value-type="float">
            <text:p>66</text:p>
          </table:table-cell>
          <table:table-cell table:formula="of:=[.AN63]/[.AE63]" office:value-type="float" office:value="0.066" calcext:value-type="float">
            <text:p>0,0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Q63]-[.AU63]" office:value-type="float" office:value="79" calcext:value-type="float">
            <text:p>79</text:p>
          </table:table-cell>
          <table:table-cell table:formula="of:=[.AY63]/[.AQ63]" office:value-type="float" office:value="0.79" calcext:value-type="float">
            <text:p>0,79</text:p>
          </table:table-cell>
          <table:table-cell table:formula="of:=[.AR63]-[.AV63]" office:value-type="float" office:value="988" calcext:value-type="float">
            <text:p>988</text:p>
          </table:table-cell>
          <table:table-cell table:formula="of:=[.BA63]/[.AR63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D63]-[.BH63]" office:value-type="float" office:value="79" calcext:value-type="float">
            <text:p>79</text:p>
          </table:table-cell>
          <table:table-cell table:formula="of:=[.BL63]/[.BD63]" office:value-type="float" office:value="0.79" calcext:value-type="float">
            <text:p>0,79</text:p>
          </table:table-cell>
          <table:table-cell table:formula="of:=[.BE63]-[.BI63]" office:value-type="float" office:value="988" calcext:value-type="float">
            <text:p>988</text:p>
          </table:table-cell>
          <table:table-cell table:formula="of:=[.BN63]/[.BE63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Q63]-[.BU63]" office:value-type="float" office:value="79" calcext:value-type="float">
            <text:p>79</text:p>
          </table:table-cell>
          <table:table-cell table:formula="of:=[.BY63]/[.BQ63]" office:value-type="float" office:value="0.79" calcext:value-type="float">
            <text:p>0,79</text:p>
          </table:table-cell>
          <table:table-cell table:formula="of:=[.BR63]-[.BV63]" office:value-type="float" office:value="988" calcext:value-type="float">
            <text:p>988</text:p>
          </table:table-cell>
          <table:table-cell table:formula="of:=[.CA63]/[.BR63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CD63]-[.CH63]" office:value-type="float" office:value="79" calcext:value-type="float">
            <text:p>79</text:p>
          </table:table-cell>
          <table:table-cell table:formula="of:=[.CL63]/[.CD63]" office:value-type="float" office:value="0.79" calcext:value-type="float">
            <text:p>0,79</text:p>
          </table:table-cell>
          <table:table-cell table:formula="of:=[.CE63]-[.CI63]" office:value-type="float" office:value="988" calcext:value-type="float">
            <text:p>988</text:p>
          </table:table-cell>
          <table:table-cell table:formula="of:=[.CN63]/[.CE63]" office:value-type="float" office:value="0.988" calcext:value-type="float">
            <text:p>0,988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.42" calcext:value-type="float">
            <text:p>6,42</text:p>
          </table:table-cell>
          <table:table-cell office:value-type="float" office:value="0.0620202020202" calcext:value-type="float">
            <text:p>0,0620202020202</text:p>
          </table:table-cell>
          <table:table-cell table:formula="of:=[.AD64]-[.AH64]" office:value-type="float" office:value="0" calcext:value-type="float">
            <text:p>0</text:p>
          </table:table-cell>
          <table:table-cell table:formula="of:=[.AL64]/[.AD64]" office:value-type="float" office:value="0" calcext:value-type="float">
            <text:p>0</text:p>
          </table:table-cell>
          <table:table-cell table:formula="of:=[.AE64]-[.AI64]" office:value-type="float" office:value="679" calcext:value-type="float">
            <text:p>679</text:p>
          </table:table-cell>
          <table:table-cell table:formula="of:=[.AN64]/[.AE64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.42" calcext:value-type="float">
            <text:p>6,42</text:p>
          </table:table-cell>
          <table:table-cell office:value-type="float" office:value="0.0620202020202" calcext:value-type="float">
            <text:p>0,0620202020202</text:p>
          </table:table-cell>
          <table:table-cell table:formula="of:=[.AQ64]-[.AU64]" office:value-type="float" office:value="0" calcext:value-type="float">
            <text:p>0</text:p>
          </table:table-cell>
          <table:table-cell table:formula="of:=[.AY64]/[.AQ64]" office:value-type="float" office:value="0" calcext:value-type="float">
            <text:p>0</text:p>
          </table:table-cell>
          <table:table-cell table:formula="of:=[.AR64]-[.AV64]" office:value-type="float" office:value="679" calcext:value-type="float">
            <text:p>679</text:p>
          </table:table-cell>
          <table:table-cell table:formula="of:=[.BA64]/[.AR64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BD64]-[.BH64]" office:value-type="float" office:value="0" calcext:value-type="float">
            <text:p>0</text:p>
          </table:table-cell>
          <table:table-cell table:formula="of:=[.BL64]/[.BD64]" office:value-type="float" office:value="0" calcext:value-type="float">
            <text:p>0</text:p>
          </table:table-cell>
          <table:table-cell table:formula="of:=[.BE64]-[.BI64]" office:value-type="float" office:value="693" calcext:value-type="float">
            <text:p>693</text:p>
          </table:table-cell>
          <table:table-cell table:formula="of:=[.BN64]/[.BE64]" office:value-type="float" office:value="0.693" calcext:value-type="float">
            <text:p>0,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BQ64]-[.BU64]" office:value-type="float" office:value="0" calcext:value-type="float">
            <text:p>0</text:p>
          </table:table-cell>
          <table:table-cell table:formula="of:=[.BY64]/[.BQ64]" office:value-type="float" office:value="0" calcext:value-type="float">
            <text:p>0</text:p>
          </table:table-cell>
          <table:table-cell table:formula="of:=[.BR64]-[.BV64]" office:value-type="float" office:value="693" calcext:value-type="float">
            <text:p>693</text:p>
          </table:table-cell>
          <table:table-cell table:formula="of:=[.CA64]/[.BR64]" office:value-type="float" office:value="0.693" calcext:value-type="float">
            <text:p>0,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CD64]-[.CH64]" office:value-type="float" office:value="0" calcext:value-type="float">
            <text:p>0</text:p>
          </table:table-cell>
          <table:table-cell table:formula="of:=[.CL64]/[.CD64]" office:value-type="float" office:value="0" calcext:value-type="float">
            <text:p>0</text:p>
          </table:table-cell>
          <table:table-cell table:formula="of:=[.CE64]-[.CI64]" office:value-type="float" office:value="693" calcext:value-type="float">
            <text:p>693</text:p>
          </table:table-cell>
          <table:table-cell table:formula="of:=[.CN64]/[.CE64]" office:value-type="float" office:value="0.693" calcext:value-type="float">
            <text:p>0,693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66" calcext:value-type="float">
            <text:p>866</text:p>
          </table:table-cell>
          <table:table-cell office:value-type="float" office:value="17.32" calcext:value-type="float">
            <text:p>17,32</text:p>
          </table:table-cell>
          <table:table-cell office:value-type="float" office:value="0.0309214594929" calcext:value-type="float">
            <text:p>0,0309214594929</text:p>
          </table:table-cell>
          <table:table-cell table:formula="of:=[.AD65]-[.AH65]" office:value-type="float" office:value="0" calcext:value-type="float">
            <text:p>0</text:p>
          </table:table-cell>
          <table:table-cell table:formula="of:=[.AL65]/[.AD65]" office:value-type="float" office:value="0" calcext:value-type="float">
            <text:p>0</text:p>
          </table:table-cell>
          <table:table-cell table:formula="of:=[.AE65]-[.AI65]" office:value-type="float" office:value="134" calcext:value-type="float">
            <text:p>134</text:p>
          </table:table-cell>
          <table:table-cell table:formula="of:=[.AN65]/[.AE65]" office:value-type="float" office:value="0.134" calcext:value-type="float">
            <text:p>0,1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63" calcext:value-type="float">
            <text:p>463</text:p>
          </table:table-cell>
          <table:table-cell office:value-type="float" office:value="9.26" calcext:value-type="float">
            <text:p>9,26</text:p>
          </table:table-cell>
          <table:table-cell office:value-type="float" office:value="0.0309214594929" calcext:value-type="float">
            <text:p>0,0309214594929</text:p>
          </table:table-cell>
          <table:table-cell table:formula="of:=[.AQ65]-[.AU65]" office:value-type="float" office:value="0" calcext:value-type="float">
            <text:p>0</text:p>
          </table:table-cell>
          <table:table-cell table:formula="of:=[.AY65]/[.AQ65]" office:value-type="float" office:value="0" calcext:value-type="float">
            <text:p>0</text:p>
          </table:table-cell>
          <table:table-cell table:formula="of:=[.AR65]-[.AV65]" office:value-type="float" office:value="537" calcext:value-type="float">
            <text:p>537</text:p>
          </table:table-cell>
          <table:table-cell table:formula="of:=[.BA65]/[.AR65]" office:value-type="float" office:value="0.537" calcext:value-type="float">
            <text:p>0,5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309214594929" calcext:value-type="float">
            <text:p>0,0309214594929</text:p>
          </table:table-cell>
          <table:table-cell table:formula="of:=[.BD65]-[.BH65]" office:value-type="float" office:value="0" calcext:value-type="float">
            <text:p>0</text:p>
          </table:table-cell>
          <table:table-cell table:formula="of:=[.BL65]/[.BD65]" office:value-type="float" office:value="0" calcext:value-type="float">
            <text:p>0</text:p>
          </table:table-cell>
          <table:table-cell table:formula="of:=[.BE65]-[.BI65]" office:value-type="float" office:value="686" calcext:value-type="float">
            <text:p>686</text:p>
          </table:table-cell>
          <table:table-cell table:formula="of:=[.BN65]/[.BE65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3.86" calcext:value-type="float">
            <text:p>3,86</text:p>
          </table:table-cell>
          <table:table-cell office:value-type="float" office:value="0.0309214594929" calcext:value-type="float">
            <text:p>0,0309214594929</text:p>
          </table:table-cell>
          <table:table-cell table:formula="of:=[.BQ65]-[.BU65]" office:value-type="float" office:value="0" calcext:value-type="float">
            <text:p>0</text:p>
          </table:table-cell>
          <table:table-cell table:formula="of:=[.BY65]/[.BQ65]" office:value-type="float" office:value="0" calcext:value-type="float">
            <text:p>0</text:p>
          </table:table-cell>
          <table:table-cell table:formula="of:=[.BR65]-[.BV65]" office:value-type="float" office:value="807" calcext:value-type="float">
            <text:p>807</text:p>
          </table:table-cell>
          <table:table-cell table:formula="of:=[.CA65]/[.BR65]" office:value-type="float" office:value="0.807" calcext:value-type="float">
            <text:p>0,8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3.0303030303" calcext:value-type="float">
            <text:p>3,0303030303</text:p>
          </table:table-cell>
          <table:table-cell office:value-type="float" office:value="0.0309214594929" calcext:value-type="float">
            <text:p>0,0309214594929</text:p>
          </table:table-cell>
          <table:table-cell table:formula="of:=[.CD65]-[.CH65]" office:value-type="float" office:value="1" calcext:value-type="float">
            <text:p>1</text:p>
          </table:table-cell>
          <table:table-cell table:formula="of:=[.CL65]/[.CD65]" office:value-type="float" office:value="0.01" calcext:value-type="float">
            <text:p>0,01</text:p>
          </table:table-cell>
          <table:table-cell table:formula="of:=[.CE65]-[.CI65]" office:value-type="float" office:value="850" calcext:value-type="float">
            <text:p>850</text:p>
          </table:table-cell>
          <table:table-cell table:formula="of:=[.CN65]/[.CE65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03" calcext:value-type="float">
            <text:p>903</text:p>
          </table:table-cell>
          <table:table-cell office:value-type="float" office:value="18.06" calcext:value-type="float">
            <text:p>18,06</text:p>
          </table:table-cell>
          <table:table-cell office:value-type="float" office:value="0.0822222222222" calcext:value-type="float">
            <text:p>0,0822222222222</text:p>
          </table:table-cell>
          <table:table-cell table:formula="of:=[.AD66]-[.AH66]" office:value-type="float" office:value="0" calcext:value-type="float">
            <text:p>0</text:p>
          </table:table-cell>
          <table:table-cell table:formula="of:=[.AL66]/[.AD66]" office:value-type="float" office:value="0" calcext:value-type="float">
            <text:p>0</text:p>
          </table:table-cell>
          <table:table-cell table:formula="of:=[.AE66]-[.AI66]" office:value-type="float" office:value="97" calcext:value-type="float">
            <text:p>97</text:p>
          </table:table-cell>
          <table:table-cell table:formula="of:=[.AN66]/[.AE66]" office:value-type="float" office:value="0.097" calcext:value-type="float">
            <text:p>0,0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19" calcext:value-type="float">
            <text:p>719</text:p>
          </table:table-cell>
          <table:table-cell office:value-type="float" office:value="14.38" calcext:value-type="float">
            <text:p>14,38</text:p>
          </table:table-cell>
          <table:table-cell office:value-type="float" office:value="0.0822222222222" calcext:value-type="float">
            <text:p>0,0822222222222</text:p>
          </table:table-cell>
          <table:table-cell table:formula="of:=[.AQ66]-[.AU66]" office:value-type="float" office:value="0" calcext:value-type="float">
            <text:p>0</text:p>
          </table:table-cell>
          <table:table-cell table:formula="of:=[.AY66]/[.AQ66]" office:value-type="float" office:value="0" calcext:value-type="float">
            <text:p>0</text:p>
          </table:table-cell>
          <table:table-cell table:formula="of:=[.AR66]-[.AV66]" office:value-type="float" office:value="281" calcext:value-type="float">
            <text:p>281</text:p>
          </table:table-cell>
          <table:table-cell table:formula="of:=[.BA66]/[.AR66]" office:value-type="float" office:value="0.281" calcext:value-type="float">
            <text:p>0,2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822222222222" calcext:value-type="float">
            <text:p>0,0822222222222</text:p>
          </table:table-cell>
          <table:table-cell table:formula="of:=[.BD66]-[.BH66]" office:value-type="float" office:value="0" calcext:value-type="float">
            <text:p>0</text:p>
          </table:table-cell>
          <table:table-cell table:formula="of:=[.BL66]/[.BD66]" office:value-type="float" office:value="0" calcext:value-type="float">
            <text:p>0</text:p>
          </table:table-cell>
          <table:table-cell table:formula="of:=[.BE66]-[.BI66]" office:value-type="float" office:value="593" calcext:value-type="float">
            <text:p>593</text:p>
          </table:table-cell>
          <table:table-cell table:formula="of:=[.BN66]/[.BE66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822222222222" calcext:value-type="float">
            <text:p>0,0822222222222</text:p>
          </table:table-cell>
          <table:table-cell table:formula="of:=[.BQ66]-[.BU66]" office:value-type="float" office:value="0" calcext:value-type="float">
            <text:p>0</text:p>
          </table:table-cell>
          <table:table-cell table:formula="of:=[.BY66]/[.BQ66]" office:value-type="float" office:value="0" calcext:value-type="float">
            <text:p>0</text:p>
          </table:table-cell>
          <table:table-cell table:formula="of:=[.BR66]-[.BV66]" office:value-type="float" office:value="593" calcext:value-type="float">
            <text:p>593</text:p>
          </table:table-cell>
          <table:table-cell table:formula="of:=[.CA66]/[.BR66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822222222222" calcext:value-type="float">
            <text:p>0,0822222222222</text:p>
          </table:table-cell>
          <table:table-cell table:formula="of:=[.CD66]-[.CH66]" office:value-type="float" office:value="0" calcext:value-type="float">
            <text:p>0</text:p>
          </table:table-cell>
          <table:table-cell table:formula="of:=[.CL66]/[.CD66]" office:value-type="float" office:value="0" calcext:value-type="float">
            <text:p>0</text:p>
          </table:table-cell>
          <table:table-cell table:formula="of:=[.CE66]-[.CI66]" office:value-type="float" office:value="593" calcext:value-type="float">
            <text:p>593</text:p>
          </table:table-cell>
          <table:table-cell table:formula="of:=[.CN66]/[.CE66]" office:value-type="float" office:value="0.593" calcext:value-type="float">
            <text:p>0,593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743434343434" calcext:value-type="float">
            <text:p>0,0743434343434</text:p>
          </table:table-cell>
          <table:table-cell table:formula="of:=[.AD67]-[.AH67]" office:value-type="float" office:value="0" calcext:value-type="float">
            <text:p>0</text:p>
          </table:table-cell>
          <table:table-cell table:formula="of:=[.AL67]/[.AD67]" office:value-type="float" office:value="0" calcext:value-type="float">
            <text:p>0</text:p>
          </table:table-cell>
          <table:table-cell table:formula="of:=[.AE67]-[.AI67]" office:value-type="float" office:value="632" calcext:value-type="float">
            <text:p>632</text:p>
          </table:table-cell>
          <table:table-cell table:formula="of:=[.AN67]/[.AE67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743434343434" calcext:value-type="float">
            <text:p>0,0743434343434</text:p>
          </table:table-cell>
          <table:table-cell table:formula="of:=[.AQ67]-[.AU67]" office:value-type="float" office:value="0" calcext:value-type="float">
            <text:p>0</text:p>
          </table:table-cell>
          <table:table-cell table:formula="of:=[.AY67]/[.AQ67]" office:value-type="float" office:value="0" calcext:value-type="float">
            <text:p>0</text:p>
          </table:table-cell>
          <table:table-cell table:formula="of:=[.AR67]-[.AV67]" office:value-type="float" office:value="632" calcext:value-type="float">
            <text:p>632</text:p>
          </table:table-cell>
          <table:table-cell table:formula="of:=[.BA67]/[.AR67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743434343434" calcext:value-type="float">
            <text:p>0,0743434343434</text:p>
          </table:table-cell>
          <table:table-cell table:formula="of:=[.BD67]-[.BH67]" office:value-type="float" office:value="0" calcext:value-type="float">
            <text:p>0</text:p>
          </table:table-cell>
          <table:table-cell table:formula="of:=[.BL67]/[.BD67]" office:value-type="float" office:value="0" calcext:value-type="float">
            <text:p>0</text:p>
          </table:table-cell>
          <table:table-cell table:formula="of:=[.BE67]-[.BI67]" office:value-type="float" office:value="632" calcext:value-type="float">
            <text:p>632</text:p>
          </table:table-cell>
          <table:table-cell table:formula="of:=[.BN67]/[.BE67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743434343434" calcext:value-type="float">
            <text:p>0,0743434343434</text:p>
          </table:table-cell>
          <table:table-cell table:formula="of:=[.BQ67]-[.BU67]" office:value-type="float" office:value="0" calcext:value-type="float">
            <text:p>0</text:p>
          </table:table-cell>
          <table:table-cell table:formula="of:=[.BY67]/[.BQ67]" office:value-type="float" office:value="0" calcext:value-type="float">
            <text:p>0</text:p>
          </table:table-cell>
          <table:table-cell table:formula="of:=[.BR67]-[.BV67]" office:value-type="float" office:value="632" calcext:value-type="float">
            <text:p>632</text:p>
          </table:table-cell>
          <table:table-cell table:formula="of:=[.CA67]/[.BR67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743434343434" calcext:value-type="float">
            <text:p>0,0743434343434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632" calcext:value-type="float">
            <text:p>632</text:p>
          </table:table-cell>
          <table:table-cell table:formula="of:=[.CN67]/[.CE67]" office:value-type="float" office:value="0.632" calcext:value-type="float">
            <text:p>0,632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94" calcext:value-type="float">
            <text:p>894</text:p>
          </table:table-cell>
          <table:table-cell office:value-type="float" office:value="17.88" calcext:value-type="float">
            <text:p>17,88</text:p>
          </table:table-cell>
          <table:table-cell office:value-type="float" office:value="0.0362811791383" calcext:value-type="float">
            <text:p>0,0362811791383</text:p>
          </table:table-cell>
          <table:table-cell table:formula="of:=[.AD68]-[.AH68]" office:value-type="float" office:value="0" calcext:value-type="float">
            <text:p>0</text:p>
          </table:table-cell>
          <table:table-cell table:formula="of:=[.AL68]/[.AD68]" office:value-type="float" office:value="0" calcext:value-type="float">
            <text:p>0</text:p>
          </table:table-cell>
          <table:table-cell table:formula="of:=[.AE68]-[.AI68]" office:value-type="float" office:value="106" calcext:value-type="float">
            <text:p>106</text:p>
          </table:table-cell>
          <table:table-cell table:formula="of:=[.AN68]/[.AE68]" office:value-type="float" office:value="0.106" calcext:value-type="float">
            <text:p>0,1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0.0362811791383" calcext:value-type="float">
            <text:p>0,0362811791383</text:p>
          </table:table-cell>
          <table:table-cell table:formula="of:=[.AQ68]-[.AU68]" office:value-type="float" office:value="1" calcext:value-type="float">
            <text:p>1</text:p>
          </table:table-cell>
          <table:table-cell table:formula="of:=[.AY68]/[.AQ68]" office:value-type="float" office:value="0.01" calcext:value-type="float">
            <text:p>0,01</text:p>
          </table:table-cell>
          <table:table-cell table:formula="of:=[.AR68]-[.AV68]" office:value-type="float" office:value="824" calcext:value-type="float">
            <text:p>824</text:p>
          </table:table-cell>
          <table:table-cell table:formula="of:=[.BA68]/[.AR68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0.0362811791383" calcext:value-type="float">
            <text:p>0,0362811791383</text:p>
          </table:table-cell>
          <table:table-cell table:formula="of:=[.BD68]-[.BH68]" office:value-type="float" office:value="1" calcext:value-type="float">
            <text:p>1</text:p>
          </table:table-cell>
          <table:table-cell table:formula="of:=[.BL68]/[.BD68]" office:value-type="float" office:value="0.01" calcext:value-type="float">
            <text:p>0,01</text:p>
          </table:table-cell>
          <table:table-cell table:formula="of:=[.BE68]-[.BI68]" office:value-type="float" office:value="824" calcext:value-type="float">
            <text:p>824</text:p>
          </table:table-cell>
          <table:table-cell table:formula="of:=[.BN68]/[.BE68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0.0362811791383" calcext:value-type="float">
            <text:p>0,0362811791383</text:p>
          </table:table-cell>
          <table:table-cell table:formula="of:=[.BQ68]-[.BU68]" office:value-type="float" office:value="1" calcext:value-type="float">
            <text:p>1</text:p>
          </table:table-cell>
          <table:table-cell table:formula="of:=[.BY68]/[.BQ68]" office:value-type="float" office:value="0.01" calcext:value-type="float">
            <text:p>0,01</text:p>
          </table:table-cell>
          <table:table-cell table:formula="of:=[.BR68]-[.BV68]" office:value-type="float" office:value="824" calcext:value-type="float">
            <text:p>824</text:p>
          </table:table-cell>
          <table:table-cell table:formula="of:=[.CA68]/[.BR68]" office:value-type="float" office:value="0.824" calcext:value-type="float">
            <text:p>0,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0.0362811791383" calcext:value-type="float">
            <text:p>0,0362811791383</text:p>
          </table:table-cell>
          <table:table-cell table:formula="of:=[.CD68]-[.CH68]" office:value-type="float" office:value="1" calcext:value-type="float">
            <text:p>1</text:p>
          </table:table-cell>
          <table:table-cell table:formula="of:=[.CL68]/[.CD68]" office:value-type="float" office:value="0.01" calcext:value-type="float">
            <text:p>0,01</text:p>
          </table:table-cell>
          <table:table-cell table:formula="of:=[.CE68]-[.CI68]" office:value-type="float" office:value="824" calcext:value-type="float">
            <text:p>824</text:p>
          </table:table-cell>
          <table:table-cell table:formula="of:=[.CN68]/[.CE68]" office:value-type="float" office:value="0.824" calcext:value-type="float">
            <text:p>0,824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13.16" calcext:value-type="float">
            <text:p>13,16</text:p>
          </table:table-cell>
          <table:table-cell office:value-type="float" office:value="0.0254303599374" calcext:value-type="float">
            <text:p>0,0254303599374</text:p>
          </table:table-cell>
          <table:table-cell table:formula="of:=[.AD69]-[.AH69]" office:value-type="float" office:value="0" calcext:value-type="float">
            <text:p>0</text:p>
          </table:table-cell>
          <table:table-cell table:formula="of:=[.AL69]/[.AD69]" office:value-type="float" office:value="0" calcext:value-type="float">
            <text:p>0</text:p>
          </table:table-cell>
          <table:table-cell table:formula="of:=[.AE69]-[.AI69]" office:value-type="float" office:value="342" calcext:value-type="float">
            <text:p>342</text:p>
          </table:table-cell>
          <table:table-cell table:formula="of:=[.AN69]/[.AE69]" office:value-type="float" office:value="0.342" calcext:value-type="float">
            <text:p>0,3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13.16" calcext:value-type="float">
            <text:p>13,16</text:p>
          </table:table-cell>
          <table:table-cell office:value-type="float" office:value="0.0254303599374" calcext:value-type="float">
            <text:p>0,0254303599374</text:p>
          </table:table-cell>
          <table:table-cell table:formula="of:=[.AQ69]-[.AU69]" office:value-type="float" office:value="0" calcext:value-type="float">
            <text:p>0</text:p>
          </table:table-cell>
          <table:table-cell table:formula="of:=[.AY69]/[.AQ69]" office:value-type="float" office:value="0" calcext:value-type="float">
            <text:p>0</text:p>
          </table:table-cell>
          <table:table-cell table:formula="of:=[.AR69]-[.AV69]" office:value-type="float" office:value="342" calcext:value-type="float">
            <text:p>342</text:p>
          </table:table-cell>
          <table:table-cell table:formula="of:=[.BA69]/[.AR69]" office:value-type="float" office:value="0.342" calcext:value-type="float">
            <text:p>0,3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.5" calcext:value-type="float">
            <text:p>9,5</text:p>
          </table:table-cell>
          <table:table-cell office:value-type="float" office:value="0.0254303599374" calcext:value-type="float">
            <text:p>0,0254303599374</text:p>
          </table:table-cell>
          <table:table-cell table:formula="of:=[.BD69]-[.BH69]" office:value-type="float" office:value="0" calcext:value-type="float">
            <text:p>0</text:p>
          </table:table-cell>
          <table:table-cell table:formula="of:=[.BL69]/[.BD69]" office:value-type="float" office:value="0" calcext:value-type="float">
            <text:p>0</text:p>
          </table:table-cell>
          <table:table-cell table:formula="of:=[.BE69]-[.BI69]" office:value-type="float" office:value="525" calcext:value-type="float">
            <text:p>525</text:p>
          </table:table-cell>
          <table:table-cell table:formula="of:=[.BN69]/[.BE69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69]-[.BU69]" office:value-type="float" office:value="28" calcext:value-type="float">
            <text:p>28</text:p>
          </table:table-cell>
          <table:table-cell table:formula="of:=[.BY69]/[.BQ69]" office:value-type="float" office:value="0.28" calcext:value-type="float">
            <text:p>0,28</text:p>
          </table:table-cell>
          <table:table-cell table:formula="of:=[.BR69]-[.BV69]" office:value-type="float" office:value="935" calcext:value-type="float">
            <text:p>935</text:p>
          </table:table-cell>
          <table:table-cell table:formula="of:=[.CA69]/[.BR69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69]-[.CH69]" office:value-type="float" office:value="28" calcext:value-type="float">
            <text:p>28</text:p>
          </table:table-cell>
          <table:table-cell table:formula="of:=[.CL69]/[.CD69]" office:value-type="float" office:value="0.28" calcext:value-type="float">
            <text:p>0,28</text:p>
          </table:table-cell>
          <table:table-cell table:formula="of:=[.CE69]-[.CI69]" office:value-type="float" office:value="935" calcext:value-type="float">
            <text:p>935</text:p>
          </table:table-cell>
          <table:table-cell table:formula="of:=[.CN69]/[.CE69]" office:value-type="float" office:value="0.935" calcext:value-type="float">
            <text:p>0,935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46673158066" calcext:value-type="float">
            <text:p>0,0246673158066</text:p>
          </table:table-cell>
          <table:table-cell table:formula="of:=[.AD70]-[.AH70]" office:value-type="float" office:value="0" calcext:value-type="float">
            <text:p>0</text:p>
          </table:table-cell>
          <table:table-cell table:formula="of:=[.AL70]/[.AD70]" office:value-type="float" office:value="0" calcext:value-type="float">
            <text:p>0</text:p>
          </table:table-cell>
          <table:table-cell table:formula="of:=[.AE70]-[.AI70]" office:value-type="float" office:value="667" calcext:value-type="float">
            <text:p>667</text:p>
          </table:table-cell>
          <table:table-cell table:formula="of:=[.AN70]/[.AE70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46673158066" calcext:value-type="float">
            <text:p>0,0246673158066</text:p>
          </table:table-cell>
          <table:table-cell table:formula="of:=[.AQ70]-[.AU70]" office:value-type="float" office:value="0" calcext:value-type="float">
            <text:p>0</text:p>
          </table:table-cell>
          <table:table-cell table:formula="of:=[.AY70]/[.AQ70]" office:value-type="float" office:value="0" calcext:value-type="float">
            <text:p>0</text:p>
          </table:table-cell>
          <table:table-cell table:formula="of:=[.AR70]-[.AV70]" office:value-type="float" office:value="667" calcext:value-type="float">
            <text:p>667</text:p>
          </table:table-cell>
          <table:table-cell table:formula="of:=[.BA70]/[.AR70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46673158066" calcext:value-type="float">
            <text:p>0,0246673158066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667" calcext:value-type="float">
            <text:p>667</text:p>
          </table:table-cell>
          <table:table-cell table:formula="of:=[.BN70]/[.BE70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46673158066" calcext:value-type="float">
            <text:p>0,0246673158066</text:p>
          </table:table-cell>
          <table:table-cell table:formula="of:=[.BQ70]-[.BU70]" office:value-type="float" office:value="0" calcext:value-type="float">
            <text:p>0</text:p>
          </table:table-cell>
          <table:table-cell table:formula="of:=[.BY70]/[.BQ70]" office:value-type="float" office:value="0" calcext:value-type="float">
            <text:p>0</text:p>
          </table:table-cell>
          <table:table-cell table:formula="of:=[.BR70]-[.BV70]" office:value-type="float" office:value="667" calcext:value-type="float">
            <text:p>667</text:p>
          </table:table-cell>
          <table:table-cell table:formula="of:=[.CA70]/[.BR70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1.92405063291" calcext:value-type="float">
            <text:p>1,92405063291</text:p>
          </table:table-cell>
          <table:table-cell office:value-type="float" office:value="0.0246673158066" calcext:value-type="float">
            <text:p>0,0246673158066</text:p>
          </table:table-cell>
          <table:table-cell table:formula="of:=[.CD70]-[.CH70]" office:value-type="float" office:value="21" calcext:value-type="float">
            <text:p>21</text:p>
          </table:table-cell>
          <table:table-cell table:formula="of:=[.CL70]/[.CD70]" office:value-type="float" office:value="0.21" calcext:value-type="float">
            <text:p>0,21</text:p>
          </table:table-cell>
          <table:table-cell table:formula="of:=[.CE70]-[.CI70]" office:value-type="float" office:value="924" calcext:value-type="float">
            <text:p>924</text:p>
          </table:table-cell>
          <table:table-cell table:formula="of:=[.CN70]/[.CE70]" office:value-type="float" office:value="0.924" calcext:value-type="float">
            <text:p>0,924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1.62" calcext:value-type="float">
            <text:p>11,62</text:p>
          </table:table-cell>
          <table:table-cell office:value-type="float" office:value="0.0511111111111" calcext:value-type="float">
            <text:p>0,0511111111111</text:p>
          </table:table-cell>
          <table:table-cell table:formula="of:=[.AD71]-[.AH71]" office:value-type="float" office:value="0" calcext:value-type="float">
            <text:p>0</text:p>
          </table:table-cell>
          <table:table-cell table:formula="of:=[.AL71]/[.AD71]" office:value-type="float" office:value="0" calcext:value-type="float">
            <text:p>0</text:p>
          </table:table-cell>
          <table:table-cell table:formula="of:=[.AE71]-[.AI71]" office:value-type="float" office:value="419" calcext:value-type="float">
            <text:p>419</text:p>
          </table:table-cell>
          <table:table-cell table:formula="of:=[.AN71]/[.AE71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1.62" calcext:value-type="float">
            <text:p>11,62</text:p>
          </table:table-cell>
          <table:table-cell office:value-type="float" office:value="0.0511111111111" calcext:value-type="float">
            <text:p>0,0511111111111</text:p>
          </table:table-cell>
          <table:table-cell table:formula="of:=[.AQ71]-[.AU71]" office:value-type="float" office:value="0" calcext:value-type="float">
            <text:p>0</text:p>
          </table:table-cell>
          <table:table-cell table:formula="of:=[.AY71]/[.AQ71]" office:value-type="float" office:value="0" calcext:value-type="float">
            <text:p>0</text:p>
          </table:table-cell>
          <table:table-cell table:formula="of:=[.AR71]-[.AV71]" office:value-type="float" office:value="419" calcext:value-type="float">
            <text:p>419</text:p>
          </table:table-cell>
          <table:table-cell table:formula="of:=[.BA71]/[.AR71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5.06" calcext:value-type="float">
            <text:p>5,06</text:p>
          </table:table-cell>
          <table:table-cell office:value-type="float" office:value="0.0511111111111" calcext:value-type="float">
            <text:p>0,0511111111111</text:p>
          </table:table-cell>
          <table:table-cell table:formula="of:=[.BD71]-[.BH71]" office:value-type="float" office:value="0" calcext:value-type="float">
            <text:p>0</text:p>
          </table:table-cell>
          <table:table-cell table:formula="of:=[.BL71]/[.BD71]" office:value-type="float" office:value="0" calcext:value-type="float">
            <text:p>0</text:p>
          </table:table-cell>
          <table:table-cell table:formula="of:=[.BE71]-[.BI71]" office:value-type="float" office:value="747" calcext:value-type="float">
            <text:p>747</text:p>
          </table:table-cell>
          <table:table-cell table:formula="of:=[.BN71]/[.BE71]" office:value-type="float" office:value="0.747" calcext:value-type="float">
            <text:p>0,7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5.06" calcext:value-type="float">
            <text:p>5,06</text:p>
          </table:table-cell>
          <table:table-cell office:value-type="float" office:value="0.0511111111111" calcext:value-type="float">
            <text:p>0,0511111111111</text:p>
          </table:table-cell>
          <table:table-cell table:formula="of:=[.BQ71]-[.BU71]" office:value-type="float" office:value="0" calcext:value-type="float">
            <text:p>0</text:p>
          </table:table-cell>
          <table:table-cell table:formula="of:=[.BY71]/[.BQ71]" office:value-type="float" office:value="0" calcext:value-type="float">
            <text:p>0</text:p>
          </table:table-cell>
          <table:table-cell table:formula="of:=[.BR71]-[.BV71]" office:value-type="float" office:value="747" calcext:value-type="float">
            <text:p>747</text:p>
          </table:table-cell>
          <table:table-cell table:formula="of:=[.CA71]/[.BR71]" office:value-type="float" office:value="0.747" calcext:value-type="float">
            <text:p>0,7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5.06" calcext:value-type="float">
            <text:p>5,06</text:p>
          </table:table-cell>
          <table:table-cell office:value-type="float" office:value="0.0511111111111" calcext:value-type="float">
            <text:p>0,0511111111111</text:p>
          </table:table-cell>
          <table:table-cell table:formula="of:=[.CD71]-[.CH71]" office:value-type="float" office:value="0" calcext:value-type="float">
            <text:p>0</text:p>
          </table:table-cell>
          <table:table-cell table:formula="of:=[.CL71]/[.CD71]" office:value-type="float" office:value="0" calcext:value-type="float">
            <text:p>0</text:p>
          </table:table-cell>
          <table:table-cell table:formula="of:=[.CE71]-[.CI71]" office:value-type="float" office:value="747" calcext:value-type="float">
            <text:p>747</text:p>
          </table:table-cell>
          <table:table-cell table:formula="of:=[.CN71]/[.CE71]" office:value-type="float" office:value="0.747" calcext:value-type="float">
            <text:p>0,747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85714285714" calcext:value-type="float">
            <text:p>0,0285714285714</text:p>
          </table:table-cell>
          <table:table-cell table:formula="of:=[.AD72]-[.AH72]" office:value-type="float" office:value="0" calcext:value-type="float">
            <text:p>0</text:p>
          </table:table-cell>
          <table:table-cell table:formula="of:=[.AL72]/[.AD72]" office:value-type="float" office:value="0" calcext:value-type="float">
            <text:p>0</text:p>
          </table:table-cell>
          <table:table-cell table:formula="of:=[.AE72]-[.AI72]" office:value-type="float" office:value="667" calcext:value-type="float">
            <text:p>667</text:p>
          </table:table-cell>
          <table:table-cell table:formula="of:=[.AN72]/[.AE72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AQ72]-[.AU72]" office:value-type="float" office:value="9" calcext:value-type="float">
            <text:p>9</text:p>
          </table:table-cell>
          <table:table-cell table:formula="of:=[.AY72]/[.AQ72]" office:value-type="float" office:value="0.09" calcext:value-type="float">
            <text:p>0,09</text:p>
          </table:table-cell>
          <table:table-cell table:formula="of:=[.AR72]-[.AV72]" office:value-type="float" office:value="883" calcext:value-type="float">
            <text:p>883</text:p>
          </table:table-cell>
          <table:table-cell table:formula="of:=[.BA72]/[.AR7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BD72]-[.BH72]" office:value-type="float" office:value="9" calcext:value-type="float">
            <text:p>9</text:p>
          </table:table-cell>
          <table:table-cell table:formula="of:=[.BL72]/[.BD72]" office:value-type="float" office:value="0.09" calcext:value-type="float">
            <text:p>0,09</text:p>
          </table:table-cell>
          <table:table-cell table:formula="of:=[.BE72]-[.BI72]" office:value-type="float" office:value="883" calcext:value-type="float">
            <text:p>883</text:p>
          </table:table-cell>
          <table:table-cell table:formula="of:=[.BN72]/[.BE7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BQ72]-[.BU72]" office:value-type="float" office:value="9" calcext:value-type="float">
            <text:p>9</text:p>
          </table:table-cell>
          <table:table-cell table:formula="of:=[.BY72]/[.BQ72]" office:value-type="float" office:value="0.09" calcext:value-type="float">
            <text:p>0,09</text:p>
          </table:table-cell>
          <table:table-cell table:formula="of:=[.BR72]-[.BV72]" office:value-type="float" office:value="883" calcext:value-type="float">
            <text:p>883</text:p>
          </table:table-cell>
          <table:table-cell table:formula="of:=[.CA72]/[.BR7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CD72]-[.CH72]" office:value-type="float" office:value="9" calcext:value-type="float">
            <text:p>9</text:p>
          </table:table-cell>
          <table:table-cell table:formula="of:=[.CL72]/[.CD72]" office:value-type="float" office:value="0.09" calcext:value-type="float">
            <text:p>0,09</text:p>
          </table:table-cell>
          <table:table-cell table:formula="of:=[.CE72]-[.CI72]" office:value-type="float" office:value="883" calcext:value-type="float">
            <text:p>883</text:p>
          </table:table-cell>
          <table:table-cell table:formula="of:=[.CN72]/[.CE72]" office:value-type="float" office:value="0.883" calcext:value-type="float">
            <text:p>0,883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17.2" calcext:value-type="float">
            <text:p>17,2</text:p>
          </table:table-cell>
          <table:table-cell office:value-type="float" office:value="0.0273237997957" calcext:value-type="float">
            <text:p>0,0273237997957</text:p>
          </table:table-cell>
          <table:table-cell table:formula="of:=[.AD73]-[.AH73]" office:value-type="float" office:value="0" calcext:value-type="float">
            <text:p>0</text:p>
          </table:table-cell>
          <table:table-cell table:formula="of:=[.AL73]/[.AD73]" office:value-type="float" office:value="0" calcext:value-type="float">
            <text:p>0</text:p>
          </table:table-cell>
          <table:table-cell table:formula="of:=[.AE73]-[.AI73]" office:value-type="float" office:value="140" calcext:value-type="float">
            <text:p>140</text:p>
          </table:table-cell>
          <table:table-cell table:formula="of:=[.AN73]/[.AE73]" office:value-type="float" office:value="0.14" calcext:value-type="float">
            <text:p>0,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83" calcext:value-type="float">
            <text:p>783</text:p>
          </table:table-cell>
          <table:table-cell office:value-type="float" office:value="15.66" calcext:value-type="float">
            <text:p>15,66</text:p>
          </table:table-cell>
          <table:table-cell office:value-type="float" office:value="0.0273237997957" calcext:value-type="float">
            <text:p>0,0273237997957</text:p>
          </table:table-cell>
          <table:table-cell table:formula="of:=[.AQ73]-[.AU73]" office:value-type="float" office:value="0" calcext:value-type="float">
            <text:p>0</text:p>
          </table:table-cell>
          <table:table-cell table:formula="of:=[.AY73]/[.AQ73]" office:value-type="float" office:value="0" calcext:value-type="float">
            <text:p>0</text:p>
          </table:table-cell>
          <table:table-cell table:formula="of:=[.AR73]-[.AV73]" office:value-type="float" office:value="217" calcext:value-type="float">
            <text:p>217</text:p>
          </table:table-cell>
          <table:table-cell table:formula="of:=[.BA73]/[.AR73]" office:value-type="float" office:value="0.217" calcext:value-type="float">
            <text:p>0,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BD73]-[.BH73]" office:value-type="float" office:value="11" calcext:value-type="float">
            <text:p>11</text:p>
          </table:table-cell>
          <table:table-cell table:formula="of:=[.BL73]/[.BD73]" office:value-type="float" office:value="0.11" calcext:value-type="float">
            <text:p>0,11</text:p>
          </table:table-cell>
          <table:table-cell table:formula="of:=[.BE73]-[.BI73]" office:value-type="float" office:value="893" calcext:value-type="float">
            <text:p>893</text:p>
          </table:table-cell>
          <table:table-cell table:formula="of:=[.BN73]/[.BE73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BQ73]-[.BU73]" office:value-type="float" office:value="11" calcext:value-type="float">
            <text:p>11</text:p>
          </table:table-cell>
          <table:table-cell table:formula="of:=[.BY73]/[.BQ73]" office:value-type="float" office:value="0.11" calcext:value-type="float">
            <text:p>0,11</text:p>
          </table:table-cell>
          <table:table-cell table:formula="of:=[.BR73]-[.BV73]" office:value-type="float" office:value="893" calcext:value-type="float">
            <text:p>893</text:p>
          </table:table-cell>
          <table:table-cell table:formula="of:=[.CA73]/[.BR73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CD73]-[.CH73]" office:value-type="float" office:value="11" calcext:value-type="float">
            <text:p>11</text:p>
          </table:table-cell>
          <table:table-cell table:formula="of:=[.CL73]/[.CD73]" office:value-type="float" office:value="0.11" calcext:value-type="float">
            <text:p>0,11</text:p>
          </table:table-cell>
          <table:table-cell table:formula="of:=[.CE73]-[.CI73]" office:value-type="float" office:value="893" calcext:value-type="float">
            <text:p>893</text:p>
          </table:table-cell>
          <table:table-cell table:formula="of:=[.CN73]/[.CE73]" office:value-type="float" office:value="0.893" calcext:value-type="float">
            <text:p>0,893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0547474747475" calcext:value-type="float">
            <text:p>0,0547474747475</text:p>
          </table:table-cell>
          <table:table-cell table:formula="of:=[.AD74]-[.AH74]" office:value-type="float" office:value="0" calcext:value-type="float">
            <text:p>0</text:p>
          </table:table-cell>
          <table:table-cell table:formula="of:=[.AL74]/[.AD74]" office:value-type="float" office:value="0" calcext:value-type="float">
            <text:p>0</text:p>
          </table:table-cell>
          <table:table-cell table:formula="of:=[.AE74]-[.AI74]" office:value-type="float" office:value="384" calcext:value-type="float">
            <text:p>384</text:p>
          </table:table-cell>
          <table:table-cell table:formula="of:=[.AN74]/[.AE74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5.8" calcext:value-type="float">
            <text:p>5,8</text:p>
          </table:table-cell>
          <table:table-cell office:value-type="float" office:value="0.0547474747475" calcext:value-type="float">
            <text:p>0,0547474747475</text:p>
          </table:table-cell>
          <table:table-cell table:formula="of:=[.AQ74]-[.AU74]" office:value-type="float" office:value="0" calcext:value-type="float">
            <text:p>0</text:p>
          </table:table-cell>
          <table:table-cell table:formula="of:=[.AY74]/[.AQ74]" office:value-type="float" office:value="0" calcext:value-type="float">
            <text:p>0</text:p>
          </table:table-cell>
          <table:table-cell table:formula="of:=[.AR74]-[.AV74]" office:value-type="float" office:value="710" calcext:value-type="float">
            <text:p>710</text:p>
          </table:table-cell>
          <table:table-cell table:formula="of:=[.BA74]/[.AR74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547474747475" calcext:value-type="float">
            <text:p>0,0547474747475</text:p>
          </table:table-cell>
          <table:table-cell table:formula="of:=[.BD74]-[.BH74]" office:value-type="float" office:value="0" calcext:value-type="float">
            <text:p>0</text:p>
          </table:table-cell>
          <table:table-cell table:formula="of:=[.BL74]/[.BD74]" office:value-type="float" office:value="0" calcext:value-type="float">
            <text:p>0</text:p>
          </table:table-cell>
          <table:table-cell table:formula="of:=[.BE74]-[.BI74]" office:value-type="float" office:value="729" calcext:value-type="float">
            <text:p>729</text:p>
          </table:table-cell>
          <table:table-cell table:formula="of:=[.BN74]/[.BE74]" office:value-type="float" office:value="0.729" calcext:value-type="float">
            <text:p>0,7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547474747475" calcext:value-type="float">
            <text:p>0,0547474747475</text:p>
          </table:table-cell>
          <table:table-cell table:formula="of:=[.BQ74]-[.BU74]" office:value-type="float" office:value="0" calcext:value-type="float">
            <text:p>0</text:p>
          </table:table-cell>
          <table:table-cell table:formula="of:=[.BY74]/[.BQ74]" office:value-type="float" office:value="0" calcext:value-type="float">
            <text:p>0</text:p>
          </table:table-cell>
          <table:table-cell table:formula="of:=[.BR74]-[.BV74]" office:value-type="float" office:value="729" calcext:value-type="float">
            <text:p>729</text:p>
          </table:table-cell>
          <table:table-cell table:formula="of:=[.CA74]/[.BR74]" office:value-type="float" office:value="0.729" calcext:value-type="float">
            <text:p>0,7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547474747475" calcext:value-type="float">
            <text:p>0,0547474747475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729" calcext:value-type="float">
            <text:p>729</text:p>
          </table:table-cell>
          <table:table-cell table:formula="of:=[.CN74]/[.CE74]" office:value-type="float" office:value="0.729" calcext:value-type="float">
            <text:p>0,729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25" calcext:value-type="float">
            <text:p>925</text:p>
          </table:table-cell>
          <table:table-cell office:value-type="float" office:value="18.5" calcext:value-type="float">
            <text:p>18,5</text:p>
          </table:table-cell>
          <table:table-cell office:value-type="float" office:value="0.0482828282828" calcext:value-type="float">
            <text:p>0,0482828282828</text:p>
          </table:table-cell>
          <table:table-cell table:formula="of:=[.AD75]-[.AH75]" office:value-type="float" office:value="0" calcext:value-type="float">
            <text:p>0</text:p>
          </table:table-cell>
          <table:table-cell table:formula="of:=[.AL75]/[.AD75]" office:value-type="float" office:value="0" calcext:value-type="float">
            <text:p>0</text:p>
          </table:table-cell>
          <table:table-cell table:formula="of:=[.AE75]-[.AI75]" office:value-type="float" office:value="75" calcext:value-type="float">
            <text:p>75</text:p>
          </table:table-cell>
          <table:table-cell table:formula="of:=[.AN75]/[.AE75]" office:value-type="float" office:value="0.075" calcext:value-type="float">
            <text:p>0,0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float" office:value="16.12" calcext:value-type="float">
            <text:p>16,12</text:p>
          </table:table-cell>
          <table:table-cell office:value-type="float" office:value="0.0482828282828" calcext:value-type="float">
            <text:p>0,0482828282828</text:p>
          </table:table-cell>
          <table:table-cell table:formula="of:=[.AQ75]-[.AU75]" office:value-type="float" office:value="0" calcext:value-type="float">
            <text:p>0</text:p>
          </table:table-cell>
          <table:table-cell table:formula="of:=[.AY75]/[.AQ75]" office:value-type="float" office:value="0" calcext:value-type="float">
            <text:p>0</text:p>
          </table:table-cell>
          <table:table-cell table:formula="of:=[.AR75]-[.AV75]" office:value-type="float" office:value="194" calcext:value-type="float">
            <text:p>194</text:p>
          </table:table-cell>
          <table:table-cell table:formula="of:=[.BA75]/[.AR75]" office:value-type="float" office:value="0.194" calcext:value-type="float">
            <text:p>0,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4.78" calcext:value-type="float">
            <text:p>4,78</text:p>
          </table:table-cell>
          <table:table-cell office:value-type="float" office:value="0.0482828282828" calcext:value-type="float">
            <text:p>0,0482828282828</text:p>
          </table:table-cell>
          <table:table-cell table:formula="of:=[.BD75]-[.BH75]" office:value-type="float" office:value="0" calcext:value-type="float">
            <text:p>0</text:p>
          </table:table-cell>
          <table:table-cell table:formula="of:=[.BL75]/[.BD75]" office:value-type="float" office:value="0" calcext:value-type="float">
            <text:p>0</text:p>
          </table:table-cell>
          <table:table-cell table:formula="of:=[.BE75]-[.BI75]" office:value-type="float" office:value="761" calcext:value-type="float">
            <text:p>761</text:p>
          </table:table-cell>
          <table:table-cell table:formula="of:=[.BN75]/[.BE75]" office:value-type="float" office:value="0.761" calcext:value-type="float">
            <text:p>0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4.78" calcext:value-type="float">
            <text:p>4,78</text:p>
          </table:table-cell>
          <table:table-cell office:value-type="float" office:value="0.0482828282828" calcext:value-type="float">
            <text:p>0,0482828282828</text:p>
          </table:table-cell>
          <table:table-cell table:formula="of:=[.BQ75]-[.BU75]" office:value-type="float" office:value="0" calcext:value-type="float">
            <text:p>0</text:p>
          </table:table-cell>
          <table:table-cell table:formula="of:=[.BY75]/[.BQ75]" office:value-type="float" office:value="0" calcext:value-type="float">
            <text:p>0</text:p>
          </table:table-cell>
          <table:table-cell table:formula="of:=[.BR75]-[.BV75]" office:value-type="float" office:value="761" calcext:value-type="float">
            <text:p>761</text:p>
          </table:table-cell>
          <table:table-cell table:formula="of:=[.CA75]/[.BR75]" office:value-type="float" office:value="0.761" calcext:value-type="float">
            <text:p>0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4.78" calcext:value-type="float">
            <text:p>4,78</text:p>
          </table:table-cell>
          <table:table-cell office:value-type="float" office:value="0.0482828282828" calcext:value-type="float">
            <text:p>0,0482828282828</text:p>
          </table:table-cell>
          <table:table-cell table:formula="of:=[.CD75]-[.CH75]" office:value-type="float" office:value="0" calcext:value-type="float">
            <text:p>0</text:p>
          </table:table-cell>
          <table:table-cell table:formula="of:=[.CL75]/[.CD75]" office:value-type="float" office:value="0" calcext:value-type="float">
            <text:p>0</text:p>
          </table:table-cell>
          <table:table-cell table:formula="of:=[.CE75]-[.CI75]" office:value-type="float" office:value="761" calcext:value-type="float">
            <text:p>761</text:p>
          </table:table-cell>
          <table:table-cell table:formula="of:=[.CN75]/[.CE75]" office:value-type="float" office:value="0.761" calcext:value-type="float">
            <text:p>0,761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10.96" calcext:value-type="float">
            <text:p>10,96</text:p>
          </table:table-cell>
          <table:table-cell office:value-type="float" office:value="0.0389898989899" calcext:value-type="float">
            <text:p>0,0389898989899</text:p>
          </table:table-cell>
          <table:table-cell table:formula="of:=[.AD76]-[.AH76]" office:value-type="float" office:value="0" calcext:value-type="float">
            <text:p>0</text:p>
          </table:table-cell>
          <table:table-cell table:formula="of:=[.AL76]/[.AD76]" office:value-type="float" office:value="0" calcext:value-type="float">
            <text:p>0</text:p>
          </table:table-cell>
          <table:table-cell table:formula="of:=[.AE76]-[.AI76]" office:value-type="float" office:value="452" calcext:value-type="float">
            <text:p>452</text:p>
          </table:table-cell>
          <table:table-cell table:formula="of:=[.AN76]/[.AE76]" office:value-type="float" office:value="0.452" calcext:value-type="float">
            <text:p>0,4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10.96" calcext:value-type="float">
            <text:p>10,96</text:p>
          </table:table-cell>
          <table:table-cell office:value-type="float" office:value="0.0389898989899" calcext:value-type="float">
            <text:p>0,0389898989899</text:p>
          </table:table-cell>
          <table:table-cell table:formula="of:=[.AQ76]-[.AU76]" office:value-type="float" office:value="0" calcext:value-type="float">
            <text:p>0</text:p>
          </table:table-cell>
          <table:table-cell table:formula="of:=[.AY76]/[.AQ76]" office:value-type="float" office:value="0" calcext:value-type="float">
            <text:p>0</text:p>
          </table:table-cell>
          <table:table-cell table:formula="of:=[.AR76]-[.AV76]" office:value-type="float" office:value="452" calcext:value-type="float">
            <text:p>452</text:p>
          </table:table-cell>
          <table:table-cell table:formula="of:=[.BA76]/[.AR76]" office:value-type="float" office:value="0.452" calcext:value-type="float">
            <text:p>0,4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10.96" calcext:value-type="float">
            <text:p>10,96</text:p>
          </table:table-cell>
          <table:table-cell office:value-type="float" office:value="0.0389898989899" calcext:value-type="float">
            <text:p>0,0389898989899</text:p>
          </table:table-cell>
          <table:table-cell table:formula="of:=[.BD76]-[.BH76]" office:value-type="float" office:value="0" calcext:value-type="float">
            <text:p>0</text:p>
          </table:table-cell>
          <table:table-cell table:formula="of:=[.BL76]/[.BD76]" office:value-type="float" office:value="0" calcext:value-type="float">
            <text:p>0</text:p>
          </table:table-cell>
          <table:table-cell table:formula="of:=[.BE76]-[.BI76]" office:value-type="float" office:value="452" calcext:value-type="float">
            <text:p>452</text:p>
          </table:table-cell>
          <table:table-cell table:formula="of:=[.BN76]/[.BE76]" office:value-type="float" office:value="0.452" calcext:value-type="float">
            <text:p>0,4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389898989899" calcext:value-type="float">
            <text:p>0,0389898989899</text:p>
          </table:table-cell>
          <table:table-cell table:formula="of:=[.BQ76]-[.BU76]" office:value-type="float" office:value="0" calcext:value-type="float">
            <text:p>0</text:p>
          </table:table-cell>
          <table:table-cell table:formula="of:=[.BY76]/[.BQ76]" office:value-type="float" office:value="0" calcext:value-type="float">
            <text:p>0</text:p>
          </table:table-cell>
          <table:table-cell table:formula="of:=[.BR76]-[.BV76]" office:value-type="float" office:value="593" calcext:value-type="float">
            <text:p>593</text:p>
          </table:table-cell>
          <table:table-cell table:formula="of:=[.CA76]/[.BR76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3.86" calcext:value-type="float">
            <text:p>3,86</text:p>
          </table:table-cell>
          <table:table-cell office:value-type="float" office:value="0.0389898989899" calcext:value-type="float">
            <text:p>0,0389898989899</text:p>
          </table:table-cell>
          <table:table-cell table:formula="of:=[.CD76]-[.CH76]" office:value-type="float" office:value="0" calcext:value-type="float">
            <text:p>0</text:p>
          </table:table-cell>
          <table:table-cell table:formula="of:=[.CL76]/[.CD76]" office:value-type="float" office:value="0" calcext:value-type="float">
            <text:p>0</text:p>
          </table:table-cell>
          <table:table-cell table:formula="of:=[.CE76]-[.CI76]" office:value-type="float" office:value="807" calcext:value-type="float">
            <text:p>807</text:p>
          </table:table-cell>
          <table:table-cell table:formula="of:=[.CN76]/[.CE76]" office:value-type="float" office:value="0.807" calcext:value-type="float">
            <text:p>0,807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10.96" calcext:value-type="float">
            <text:p>10,96</text:p>
          </table:table-cell>
          <table:table-cell office:value-type="float" office:value="0.02985395189" calcext:value-type="float">
            <text:p>0,02985395189</text:p>
          </table:table-cell>
          <table:table-cell table:formula="of:=[.AD77]-[.AH77]" office:value-type="float" office:value="0" calcext:value-type="float">
            <text:p>0</text:p>
          </table:table-cell>
          <table:table-cell table:formula="of:=[.AL77]/[.AD77]" office:value-type="float" office:value="0" calcext:value-type="float">
            <text:p>0</text:p>
          </table:table-cell>
          <table:table-cell table:formula="of:=[.AE77]-[.AI77]" office:value-type="float" office:value="452" calcext:value-type="float">
            <text:p>452</text:p>
          </table:table-cell>
          <table:table-cell table:formula="of:=[.AN77]/[.AE77]" office:value-type="float" office:value="0.452" calcext:value-type="float">
            <text:p>0,4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02985395189" calcext:value-type="float">
            <text:p>0,02985395189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615" calcext:value-type="float">
            <text:p>615</text:p>
          </table:table-cell>
          <table:table-cell table:formula="of:=[.BA77]/[.AR77]" office:value-type="float" office:value="0.615" calcext:value-type="float">
            <text:p>0,6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D77]-[.BH77]" office:value-type="float" office:value="3" calcext:value-type="float">
            <text:p>3</text:p>
          </table:table-cell>
          <table:table-cell table:formula="of:=[.BL77]/[.BD77]" office:value-type="float" office:value="0.03" calcext:value-type="float">
            <text:p>0,03</text:p>
          </table:table-cell>
          <table:table-cell table:formula="of:=[.BE77]-[.BI77]" office:value-type="float" office:value="861" calcext:value-type="float">
            <text:p>861</text:p>
          </table:table-cell>
          <table:table-cell table:formula="of:=[.BN77]/[.BE77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Q77]-[.BU77]" office:value-type="float" office:value="3" calcext:value-type="float">
            <text:p>3</text:p>
          </table:table-cell>
          <table:table-cell table:formula="of:=[.BY77]/[.BQ77]" office:value-type="float" office:value="0.03" calcext:value-type="float">
            <text:p>0,03</text:p>
          </table:table-cell>
          <table:table-cell table:formula="of:=[.BR77]-[.BV77]" office:value-type="float" office:value="861" calcext:value-type="float">
            <text:p>861</text:p>
          </table:table-cell>
          <table:table-cell table:formula="of:=[.CA77]/[.BR77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CD77]-[.CH77]" office:value-type="float" office:value="3" calcext:value-type="float">
            <text:p>3</text:p>
          </table:table-cell>
          <table:table-cell table:formula="of:=[.CL77]/[.CD77]" office:value-type="float" office:value="0.03" calcext:value-type="float">
            <text:p>0,03</text:p>
          </table:table-cell>
          <table:table-cell table:formula="of:=[.CE77]-[.CI77]" office:value-type="float" office:value="861" calcext:value-type="float">
            <text:p>861</text:p>
          </table:table-cell>
          <table:table-cell table:formula="of:=[.CN77]/[.CE77]" office:value-type="float" office:value="0.861" calcext:value-type="float">
            <text:p>0,861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35" calcext:value-type="float">
            <text:p>535</text:p>
          </table:table-cell>
          <table:table-cell office:value-type="float" office:value="10.7" calcext:value-type="float">
            <text:p>10,7</text:p>
          </table:table-cell>
          <table:table-cell office:value-type="float" office:value="0.0273237997957" calcext:value-type="float">
            <text:p>0,0273237997957</text:p>
          </table:table-cell>
          <table:table-cell table:formula="of:=[.AD78]-[.AH78]" office:value-type="float" office:value="0" calcext:value-type="float">
            <text:p>0</text:p>
          </table:table-cell>
          <table:table-cell table:formula="of:=[.AL78]/[.AD78]" office:value-type="float" office:value="0" calcext:value-type="float">
            <text:p>0</text:p>
          </table:table-cell>
          <table:table-cell table:formula="of:=[.AE78]-[.AI78]" office:value-type="float" office:value="465" calcext:value-type="float">
            <text:p>465</text:p>
          </table:table-cell>
          <table:table-cell table:formula="of:=[.AN78]/[.AE78]" office:value-type="float" office:value="0.465" calcext:value-type="float">
            <text:p>0,4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273237997957" calcext:value-type="float">
            <text:p>0,0273237997957</text:p>
          </table:table-cell>
          <table:table-cell table:formula="of:=[.AQ78]-[.AU78]" office:value-type="float" office:value="0" calcext:value-type="float">
            <text:p>0</text:p>
          </table:table-cell>
          <table:table-cell table:formula="of:=[.AY78]/[.AQ78]" office:value-type="float" office:value="0" calcext:value-type="float">
            <text:p>0</text:p>
          </table:table-cell>
          <table:table-cell table:formula="of:=[.AR78]-[.AV78]" office:value-type="float" office:value="557" calcext:value-type="float">
            <text:p>557</text:p>
          </table:table-cell>
          <table:table-cell table:formula="of:=[.BA78]/[.AR78]" office:value-type="float" office:value="0.557" calcext:value-type="float">
            <text:p>0,5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273237997957" calcext:value-type="float">
            <text:p>0,0273237997957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557" calcext:value-type="float">
            <text:p>557</text:p>
          </table:table-cell>
          <table:table-cell table:formula="of:=[.BN78]/[.BE78]" office:value-type="float" office:value="0.557" calcext:value-type="float">
            <text:p>0,5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BQ78]-[.BU78]" office:value-type="float" office:value="11" calcext:value-type="float">
            <text:p>11</text:p>
          </table:table-cell>
          <table:table-cell table:formula="of:=[.BY78]/[.BQ78]" office:value-type="float" office:value="0.11" calcext:value-type="float">
            <text:p>0,11</text:p>
          </table:table-cell>
          <table:table-cell table:formula="of:=[.BR78]-[.BV78]" office:value-type="float" office:value="893" calcext:value-type="float">
            <text:p>893</text:p>
          </table:table-cell>
          <table:table-cell table:formula="of:=[.CA78]/[.BR78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CD78]-[.CH78]" office:value-type="float" office:value="11" calcext:value-type="float">
            <text:p>11</text:p>
          </table:table-cell>
          <table:table-cell table:formula="of:=[.CL78]/[.CD78]" office:value-type="float" office:value="0.11" calcext:value-type="float">
            <text:p>0,11</text:p>
          </table:table-cell>
          <table:table-cell table:formula="of:=[.CE78]-[.CI78]" office:value-type="float" office:value="893" calcext:value-type="float">
            <text:p>893</text:p>
          </table:table-cell>
          <table:table-cell table:formula="of:=[.CN78]/[.CE78]" office:value-type="float" office:value="0.893" calcext:value-type="float">
            <text:p>0,893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333951762523" calcext:value-type="float">
            <text:p>0,0333951762523</text:p>
          </table:table-cell>
          <table:table-cell table:formula="of:=[.AD79]-[.AH79]" office:value-type="float" office:value="0" calcext:value-type="float">
            <text:p>0</text:p>
          </table:table-cell>
          <table:table-cell table:formula="of:=[.AL79]/[.AD79]" office:value-type="float" office:value="0" calcext:value-type="float">
            <text:p>0</text:p>
          </table:table-cell>
          <table:table-cell table:formula="of:=[.AE79]-[.AI79]" office:value-type="float" office:value="557" calcext:value-type="float">
            <text:p>557</text:p>
          </table:table-cell>
          <table:table-cell table:formula="of:=[.AN79]/[.AE79]" office:value-type="float" office:value="0.557" calcext:value-type="float">
            <text:p>0,5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4.78" calcext:value-type="float">
            <text:p>4,78</text:p>
          </table:table-cell>
          <table:table-cell office:value-type="float" office:value="0.0333951762523" calcext:value-type="float">
            <text:p>0,0333951762523</text:p>
          </table:table-cell>
          <table:table-cell table:formula="of:=[.AQ79]-[.AU79]" office:value-type="float" office:value="0" calcext:value-type="float">
            <text:p>0</text:p>
          </table:table-cell>
          <table:table-cell table:formula="of:=[.AY79]/[.AQ79]" office:value-type="float" office:value="0" calcext:value-type="float">
            <text:p>0</text:p>
          </table:table-cell>
          <table:table-cell table:formula="of:=[.AR79]-[.AV79]" office:value-type="float" office:value="761" calcext:value-type="float">
            <text:p>761</text:p>
          </table:table-cell>
          <table:table-cell table:formula="of:=[.BA79]/[.AR79]" office:value-type="float" office:value="0.761" calcext:value-type="float">
            <text:p>0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4.78" calcext:value-type="float">
            <text:p>4,78</text:p>
          </table:table-cell>
          <table:table-cell office:value-type="float" office:value="0.0333951762523" calcext:value-type="float">
            <text:p>0,0333951762523</text:p>
          </table:table-cell>
          <table:table-cell table:formula="of:=[.BD79]-[.BH79]" office:value-type="float" office:value="0" calcext:value-type="float">
            <text:p>0</text:p>
          </table:table-cell>
          <table:table-cell table:formula="of:=[.BL79]/[.BD79]" office:value-type="float" office:value="0" calcext:value-type="float">
            <text:p>0</text:p>
          </table:table-cell>
          <table:table-cell table:formula="of:=[.BE79]-[.BI79]" office:value-type="float" office:value="761" calcext:value-type="float">
            <text:p>761</text:p>
          </table:table-cell>
          <table:table-cell table:formula="of:=[.BN79]/[.BE79]" office:value-type="float" office:value="0.761" calcext:value-type="float">
            <text:p>0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BQ79]-[.BU79]" office:value-type="float" office:value="1" calcext:value-type="float">
            <text:p>1</text:p>
          </table:table-cell>
          <table:table-cell table:formula="of:=[.BY79]/[.BQ79]" office:value-type="float" office:value="0.01" calcext:value-type="float">
            <text:p>0,01</text:p>
          </table:table-cell>
          <table:table-cell table:formula="of:=[.BR79]-[.BV79]" office:value-type="float" office:value="838" calcext:value-type="float">
            <text:p>838</text:p>
          </table:table-cell>
          <table:table-cell table:formula="of:=[.CA79]/[.BR79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333951762523" calcext:value-type="float">
            <text:p>0,0333951762523</text:p>
          </table:table-cell>
          <table:table-cell table:formula="of:=[.CD79]-[.CH79]" office:value-type="float" office:value="1" calcext:value-type="float">
            <text:p>1</text:p>
          </table:table-cell>
          <table:table-cell table:formula="of:=[.CL79]/[.CD79]" office:value-type="float" office:value="0.01" calcext:value-type="float">
            <text:p>0,01</text:p>
          </table:table-cell>
          <table:table-cell table:formula="of:=[.CE79]-[.CI79]" office:value-type="float" office:value="838" calcext:value-type="float">
            <text:p>838</text:p>
          </table:table-cell>
          <table:table-cell table:formula="of:=[.CN79]/[.CE79]" office:value-type="float" office:value="0.838" calcext:value-type="float">
            <text:p>0,838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91" calcext:value-type="float">
            <text:p>991</text:p>
          </table:table-cell>
          <table:table-cell office:value-type="float" office:value="19.82" calcext:value-type="float">
            <text:p>19,82</text:p>
          </table:table-cell>
          <table:table-cell office:value-type="float" office:value="0.0274509803922" calcext:value-type="float">
            <text:p>0,0274509803922</text:p>
          </table:table-cell>
          <table:table-cell table:formula="of:=[.AD80]-[.AH80]" office:value-type="float" office:value="0" calcext:value-type="float">
            <text:p>0</text:p>
          </table:table-cell>
          <table:table-cell table:formula="of:=[.AL80]/[.AD80]" office:value-type="float" office:value="0" calcext:value-type="float">
            <text:p>0</text:p>
          </table:table-cell>
          <table:table-cell table:formula="of:=[.AE80]-[.AI80]" office:value-type="float" office:value="9" calcext:value-type="float">
            <text:p>9</text:p>
          </table:table-cell>
          <table:table-cell table:formula="of:=[.AN80]/[.AE80]" office:value-type="float" office:value="0.009" calcext:value-type="float">
            <text:p>0,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AQ80]-[.AU80]" office:value-type="float" office:value="49" calcext:value-type="float">
            <text:p>49</text:p>
          </table:table-cell>
          <table:table-cell table:formula="of:=[.AY80]/[.AQ80]" office:value-type="float" office:value="0.49" calcext:value-type="float">
            <text:p>0,49</text:p>
          </table:table-cell>
          <table:table-cell table:formula="of:=[.AR80]-[.AV80]" office:value-type="float" office:value="965" calcext:value-type="float">
            <text:p>965</text:p>
          </table:table-cell>
          <table:table-cell table:formula="of:=[.BA80]/[.AR80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D80]-[.BH80]" office:value-type="float" office:value="49" calcext:value-type="float">
            <text:p>49</text:p>
          </table:table-cell>
          <table:table-cell table:formula="of:=[.BL80]/[.BD80]" office:value-type="float" office:value="0.49" calcext:value-type="float">
            <text:p>0,49</text:p>
          </table:table-cell>
          <table:table-cell table:formula="of:=[.BE80]-[.BI80]" office:value-type="float" office:value="965" calcext:value-type="float">
            <text:p>965</text:p>
          </table:table-cell>
          <table:table-cell table:formula="of:=[.BN80]/[.BE80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Q80]-[.BU80]" office:value-type="float" office:value="49" calcext:value-type="float">
            <text:p>49</text:p>
          </table:table-cell>
          <table:table-cell table:formula="of:=[.BY80]/[.BQ80]" office:value-type="float" office:value="0.49" calcext:value-type="float">
            <text:p>0,49</text:p>
          </table:table-cell>
          <table:table-cell table:formula="of:=[.BR80]-[.BV80]" office:value-type="float" office:value="965" calcext:value-type="float">
            <text:p>965</text:p>
          </table:table-cell>
          <table:table-cell table:formula="of:=[.CA80]/[.BR80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CD80]-[.CH80]" office:value-type="float" office:value="49" calcext:value-type="float">
            <text:p>49</text:p>
          </table:table-cell>
          <table:table-cell table:formula="of:=[.CL80]/[.CD80]" office:value-type="float" office:value="0.49" calcext:value-type="float">
            <text:p>0,49</text:p>
          </table:table-cell>
          <table:table-cell table:formula="of:=[.CE80]-[.CI80]" office:value-type="float" office:value="965" calcext:value-type="float">
            <text:p>965</text:p>
          </table:table-cell>
          <table:table-cell table:formula="of:=[.CN80]/[.CE80]" office:value-type="float" office:value="0.965" calcext:value-type="float">
            <text:p>0,965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25" calcext:value-type="float">
            <text:p>525</text:p>
          </table:table-cell>
          <table:table-cell office:value-type="float" office:value="10.5" calcext:value-type="float">
            <text:p>10,5</text:p>
          </table:table-cell>
          <table:table-cell office:value-type="float" office:value="0.0822222222222" calcext:value-type="float">
            <text:p>0,0822222222222</text:p>
          </table:table-cell>
          <table:table-cell table:formula="of:=[.AD81]-[.AH81]" office:value-type="float" office:value="0" calcext:value-type="float">
            <text:p>0</text:p>
          </table:table-cell>
          <table:table-cell table:formula="of:=[.AL81]/[.AD81]" office:value-type="float" office:value="0" calcext:value-type="float">
            <text:p>0</text:p>
          </table:table-cell>
          <table:table-cell table:formula="of:=[.AE81]-[.AI81]" office:value-type="float" office:value="475" calcext:value-type="float">
            <text:p>475</text:p>
          </table:table-cell>
          <table:table-cell table:formula="of:=[.AN81]/[.AE81]" office:value-type="float" office:value="0.475" calcext:value-type="float">
            <text:p>0,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822222222222" calcext:value-type="float">
            <text:p>0,0822222222222</text:p>
          </table:table-cell>
          <table:table-cell table:formula="of:=[.AQ81]-[.AU81]" office:value-type="float" office:value="0" calcext:value-type="float">
            <text:p>0</text:p>
          </table:table-cell>
          <table:table-cell table:formula="of:=[.AY81]/[.AQ81]" office:value-type="float" office:value="0" calcext:value-type="float">
            <text:p>0</text:p>
          </table:table-cell>
          <table:table-cell table:formula="of:=[.AR81]-[.AV81]" office:value-type="float" office:value="593" calcext:value-type="float">
            <text:p>593</text:p>
          </table:table-cell>
          <table:table-cell table:formula="of:=[.BA81]/[.AR81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822222222222" calcext:value-type="float">
            <text:p>0,0822222222222</text:p>
          </table:table-cell>
          <table:table-cell table:formula="of:=[.BD81]-[.BH81]" office:value-type="float" office:value="0" calcext:value-type="float">
            <text:p>0</text:p>
          </table:table-cell>
          <table:table-cell table:formula="of:=[.BL81]/[.BD81]" office:value-type="float" office:value="0" calcext:value-type="float">
            <text:p>0</text:p>
          </table:table-cell>
          <table:table-cell table:formula="of:=[.BE81]-[.BI81]" office:value-type="float" office:value="593" calcext:value-type="float">
            <text:p>593</text:p>
          </table:table-cell>
          <table:table-cell table:formula="of:=[.BN81]/[.BE81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822222222222" calcext:value-type="float">
            <text:p>0,0822222222222</text:p>
          </table:table-cell>
          <table:table-cell table:formula="of:=[.BQ81]-[.BU81]" office:value-type="float" office:value="0" calcext:value-type="float">
            <text:p>0</text:p>
          </table:table-cell>
          <table:table-cell table:formula="of:=[.BY81]/[.BQ81]" office:value-type="float" office:value="0" calcext:value-type="float">
            <text:p>0</text:p>
          </table:table-cell>
          <table:table-cell table:formula="of:=[.BR81]-[.BV81]" office:value-type="float" office:value="593" calcext:value-type="float">
            <text:p>593</text:p>
          </table:table-cell>
          <table:table-cell table:formula="of:=[.CA81]/[.BR81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822222222222" calcext:value-type="float">
            <text:p>0,0822222222222</text:p>
          </table:table-cell>
          <table:table-cell table:formula="of:=[.CD81]-[.CH81]" office:value-type="float" office:value="0" calcext:value-type="float">
            <text:p>0</text:p>
          </table:table-cell>
          <table:table-cell table:formula="of:=[.CL81]/[.CD81]" office:value-type="float" office:value="0" calcext:value-type="float">
            <text:p>0</text:p>
          </table:table-cell>
          <table:table-cell table:formula="of:=[.CE81]-[.CI81]" office:value-type="float" office:value="593" calcext:value-type="float">
            <text:p>593</text:p>
          </table:table-cell>
          <table:table-cell table:formula="of:=[.CN81]/[.CE81]" office:value-type="float" office:value="0.593" calcext:value-type="float">
            <text:p>0,593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0355618776671" calcext:value-type="float">
            <text:p>0,0355618776671</text:p>
          </table:table-cell>
          <table:table-cell table:formula="of:=[.AD82]-[.AH82]" office:value-type="float" office:value="0" calcext:value-type="float">
            <text:p>0</text:p>
          </table:table-cell>
          <table:table-cell table:formula="of:=[.AL82]/[.AD82]" office:value-type="float" office:value="0" calcext:value-type="float">
            <text:p>0</text:p>
          </table:table-cell>
          <table:table-cell table:formula="of:=[.AE82]-[.AI82]" office:value-type="float" office:value="615" calcext:value-type="float">
            <text:p>615</text:p>
          </table:table-cell>
          <table:table-cell table:formula="of:=[.AN82]/[.AE82]" office:value-type="float" office:value="0.615" calcext:value-type="float">
            <text:p>0,6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0355618776671" calcext:value-type="float">
            <text:p>0,0355618776671</text:p>
          </table:table-cell>
          <table:table-cell table:formula="of:=[.AQ82]-[.AU82]" office:value-type="float" office:value="0" calcext:value-type="float">
            <text:p>0</text:p>
          </table:table-cell>
          <table:table-cell table:formula="of:=[.AY82]/[.AQ82]" office:value-type="float" office:value="0" calcext:value-type="float">
            <text:p>0</text:p>
          </table:table-cell>
          <table:table-cell table:formula="of:=[.AR82]-[.AV82]" office:value-type="float" office:value="615" calcext:value-type="float">
            <text:p>615</text:p>
          </table:table-cell>
          <table:table-cell table:formula="of:=[.BA82]/[.AR82]" office:value-type="float" office:value="0.615" calcext:value-type="float">
            <text:p>0,6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0355618776671" calcext:value-type="float">
            <text:p>0,0355618776671</text:p>
          </table:table-cell>
          <table:table-cell table:formula="of:=[.BD82]-[.BH82]" office:value-type="float" office:value="0" calcext:value-type="float">
            <text:p>0</text:p>
          </table:table-cell>
          <table:table-cell table:formula="of:=[.BL82]/[.BD82]" office:value-type="float" office:value="0" calcext:value-type="float">
            <text:p>0</text:p>
          </table:table-cell>
          <table:table-cell table:formula="of:=[.BE82]-[.BI82]" office:value-type="float" office:value="615" calcext:value-type="float">
            <text:p>615</text:p>
          </table:table-cell>
          <table:table-cell table:formula="of:=[.BN82]/[.BE82]" office:value-type="float" office:value="0.615" calcext:value-type="float">
            <text:p>0,6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0355618776671" calcext:value-type="float">
            <text:p>0,0355618776671</text:p>
          </table:table-cell>
          <table:table-cell table:formula="of:=[.BQ82]-[.BU82]" office:value-type="float" office:value="0" calcext:value-type="float">
            <text:p>0</text:p>
          </table:table-cell>
          <table:table-cell table:formula="of:=[.BY82]/[.BQ82]" office:value-type="float" office:value="0" calcext:value-type="float">
            <text:p>0</text:p>
          </table:table-cell>
          <table:table-cell table:formula="of:=[.BR82]-[.BV82]" office:value-type="float" office:value="615" calcext:value-type="float">
            <text:p>615</text:p>
          </table:table-cell>
          <table:table-cell table:formula="of:=[.CA82]/[.BR82]" office:value-type="float" office:value="0.615" calcext:value-type="float">
            <text:p>0,6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CD82]-[.CH82]" office:value-type="float" office:value="62" calcext:value-type="float">
            <text:p>62</text:p>
          </table:table-cell>
          <table:table-cell table:formula="of:=[.CL82]/[.CD82]" office:value-type="float" office:value="0.62" calcext:value-type="float">
            <text:p>0,62</text:p>
          </table:table-cell>
          <table:table-cell table:formula="of:=[.CE82]-[.CI82]" office:value-type="float" office:value="975" calcext:value-type="float">
            <text:p>975</text:p>
          </table:table-cell>
          <table:table-cell table:formula="of:=[.CN82]/[.CE82]" office:value-type="float" office:value="0.975" calcext:value-type="float">
            <text:p>0,975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585858585859" calcext:value-type="float">
            <text:p>0,0585858585859</text:p>
          </table:table-cell>
          <table:table-cell table:formula="of:=[.AD83]-[.AH83]" office:value-type="float" office:value="0" calcext:value-type="float">
            <text:p>0</text:p>
          </table:table-cell>
          <table:table-cell table:formula="of:=[.AL83]/[.AD83]" office:value-type="float" office:value="0" calcext:value-type="float">
            <text:p>0</text:p>
          </table:table-cell>
          <table:table-cell table:formula="of:=[.AE83]-[.AI83]" office:value-type="float" office:value="500" calcext:value-type="float">
            <text:p>500</text:p>
          </table:table-cell>
          <table:table-cell table:formula="of:=[.AN83]/[.AE83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585858585859" calcext:value-type="float">
            <text:p>0,0585858585859</text:p>
          </table:table-cell>
          <table:table-cell table:formula="of:=[.AQ83]-[.AU83]" office:value-type="float" office:value="0" calcext:value-type="float">
            <text:p>0</text:p>
          </table:table-cell>
          <table:table-cell table:formula="of:=[.AY83]/[.AQ83]" office:value-type="float" office:value="0" calcext:value-type="float">
            <text:p>0</text:p>
          </table:table-cell>
          <table:table-cell table:formula="of:=[.AR83]-[.AV83]" office:value-type="float" office:value="500" calcext:value-type="float">
            <text:p>500</text:p>
          </table:table-cell>
          <table:table-cell table:formula="of:=[.BA83]/[.AR83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BD83]-[.BH83]" office:value-type="float" office:value="0" calcext:value-type="float">
            <text:p>0</text:p>
          </table:table-cell>
          <table:table-cell table:formula="of:=[.BL83]/[.BD83]" office:value-type="float" office:value="0" calcext:value-type="float">
            <text:p>0</text:p>
          </table:table-cell>
          <table:table-cell table:formula="of:=[.BE83]-[.BI83]" office:value-type="float" office:value="710" calcext:value-type="float">
            <text:p>710</text:p>
          </table:table-cell>
          <table:table-cell table:formula="of:=[.BN83]/[.BE83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BQ83]-[.BU83]" office:value-type="float" office:value="0" calcext:value-type="float">
            <text:p>0</text:p>
          </table:table-cell>
          <table:table-cell table:formula="of:=[.BY83]/[.BQ83]" office:value-type="float" office:value="0" calcext:value-type="float">
            <text:p>0</text:p>
          </table:table-cell>
          <table:table-cell table:formula="of:=[.BR83]-[.BV83]" office:value-type="float" office:value="710" calcext:value-type="float">
            <text:p>710</text:p>
          </table:table-cell>
          <table:table-cell table:formula="of:=[.CA83]/[.BR83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5.8" calcext:value-type="float">
            <text:p>5,8</text:p>
          </table:table-cell>
          <table:table-cell office:value-type="float" office:value="0.0585858585859" calcext:value-type="float">
            <text:p>0,0585858585859</text:p>
          </table:table-cell>
          <table:table-cell table:formula="of:=[.CD83]-[.CH83]" office:value-type="float" office:value="0" calcext:value-type="float">
            <text:p>0</text:p>
          </table:table-cell>
          <table:table-cell table:formula="of:=[.CL83]/[.CD83]" office:value-type="float" office:value="0" calcext:value-type="float">
            <text:p>0</text:p>
          </table:table-cell>
          <table:table-cell table:formula="of:=[.CE83]-[.CI83]" office:value-type="float" office:value="710" calcext:value-type="float">
            <text:p>710</text:p>
          </table:table-cell>
          <table:table-cell table:formula="of:=[.CN83]/[.CE83]" office:value-type="float" office:value="0.71" calcext:value-type="float">
            <text:p>0,71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AD84]-[.AH84]" office:value-type="float" office:value="0" calcext:value-type="float">
            <text:p>0</text:p>
          </table:table-cell>
          <table:table-cell table:formula="of:=[.AL84]/[.AD84]" office:value-type="float" office:value="0" calcext:value-type="float">
            <text:p>0</text:p>
          </table:table-cell>
          <table:table-cell table:formula="of:=[.AE84]-[.AI84]" office:value-type="float" office:value="768" calcext:value-type="float">
            <text:p>768</text:p>
          </table:table-cell>
          <table:table-cell table:formula="of:=[.AN84]/[.AE84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AQ84]-[.AU84]" office:value-type="float" office:value="0" calcext:value-type="float">
            <text:p>0</text:p>
          </table:table-cell>
          <table:table-cell table:formula="of:=[.AY84]/[.AQ84]" office:value-type="float" office:value="0" calcext:value-type="float">
            <text:p>0</text:p>
          </table:table-cell>
          <table:table-cell table:formula="of:=[.AR84]-[.AV84]" office:value-type="float" office:value="768" calcext:value-type="float">
            <text:p>768</text:p>
          </table:table-cell>
          <table:table-cell table:formula="of:=[.BA84]/[.AR84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BD84]-[.BH84]" office:value-type="float" office:value="0" calcext:value-type="float">
            <text:p>0</text:p>
          </table:table-cell>
          <table:table-cell table:formula="of:=[.BL84]/[.BD84]" office:value-type="float" office:value="0" calcext:value-type="float">
            <text:p>0</text:p>
          </table:table-cell>
          <table:table-cell table:formula="of:=[.BE84]-[.BI84]" office:value-type="float" office:value="768" calcext:value-type="float">
            <text:p>768</text:p>
          </table:table-cell>
          <table:table-cell table:formula="of:=[.BN84]/[.BE84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BQ84]-[.BU84]" office:value-type="float" office:value="0" calcext:value-type="float">
            <text:p>0</text:p>
          </table:table-cell>
          <table:table-cell table:formula="of:=[.BY84]/[.BQ84]" office:value-type="float" office:value="0" calcext:value-type="float">
            <text:p>0</text:p>
          </table:table-cell>
          <table:table-cell table:formula="of:=[.BR84]-[.BV84]" office:value-type="float" office:value="768" calcext:value-type="float">
            <text:p>768</text:p>
          </table:table-cell>
          <table:table-cell table:formula="of:=[.CA84]/[.BR84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CD84]-[.CH84]" office:value-type="float" office:value="0" calcext:value-type="float">
            <text:p>0</text:p>
          </table:table-cell>
          <table:table-cell table:formula="of:=[.CL84]/[.CD84]" office:value-type="float" office:value="0" calcext:value-type="float">
            <text:p>0</text:p>
          </table:table-cell>
          <table:table-cell table:formula="of:=[.CE84]-[.CI84]" office:value-type="float" office:value="768" calcext:value-type="float">
            <text:p>768</text:p>
          </table:table-cell>
          <table:table-cell table:formula="of:=[.CN84]/[.CE84]" office:value-type="float" office:value="0.768" calcext:value-type="float">
            <text:p>0,768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13" calcext:value-type="float">
            <text:p>813</text:p>
          </table:table-cell>
          <table:table-cell office:value-type="float" office:value="16.26" calcext:value-type="float">
            <text:p>16,26</text:p>
          </table:table-cell>
          <table:table-cell office:value-type="float" office:value="0.0285714285714" calcext:value-type="float">
            <text:p>0,0285714285714</text:p>
          </table:table-cell>
          <table:table-cell table:formula="of:=[.AD85]-[.AH85]" office:value-type="float" office:value="0" calcext:value-type="float">
            <text:p>0</text:p>
          </table:table-cell>
          <table:table-cell table:formula="of:=[.AL85]/[.AD85]" office:value-type="float" office:value="0" calcext:value-type="float">
            <text:p>0</text:p>
          </table:table-cell>
          <table:table-cell table:formula="of:=[.AE85]-[.AI85]" office:value-type="float" office:value="187" calcext:value-type="float">
            <text:p>187</text:p>
          </table:table-cell>
          <table:table-cell table:formula="of:=[.AN85]/[.AE85]" office:value-type="float" office:value="0.187" calcext:value-type="float">
            <text:p>0,1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.5" calcext:value-type="float">
            <text:p>9,5</text:p>
          </table:table-cell>
          <table:table-cell office:value-type="float" office:value="0.0285714285714" calcext:value-type="float">
            <text:p>0,0285714285714</text:p>
          </table:table-cell>
          <table:table-cell table:formula="of:=[.AQ85]-[.AU85]" office:value-type="float" office:value="0" calcext:value-type="float">
            <text:p>0</text:p>
          </table:table-cell>
          <table:table-cell table:formula="of:=[.AY85]/[.AQ85]" office:value-type="float" office:value="0" calcext:value-type="float">
            <text:p>0</text:p>
          </table:table-cell>
          <table:table-cell table:formula="of:=[.AR85]-[.AV85]" office:value-type="float" office:value="525" calcext:value-type="float">
            <text:p>525</text:p>
          </table:table-cell>
          <table:table-cell table:formula="of:=[.BA85]/[.AR85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.5" calcext:value-type="float">
            <text:p>9,5</text:p>
          </table:table-cell>
          <table:table-cell office:value-type="float" office:value="0.0285714285714" calcext:value-type="float">
            <text:p>0,0285714285714</text:p>
          </table:table-cell>
          <table:table-cell table:formula="of:=[.BD85]-[.BH85]" office:value-type="float" office:value="0" calcext:value-type="float">
            <text:p>0</text:p>
          </table:table-cell>
          <table:table-cell table:formula="of:=[.BL85]/[.BD85]" office:value-type="float" office:value="0" calcext:value-type="float">
            <text:p>0</text:p>
          </table:table-cell>
          <table:table-cell table:formula="of:=[.BE85]-[.BI85]" office:value-type="float" office:value="525" calcext:value-type="float">
            <text:p>525</text:p>
          </table:table-cell>
          <table:table-cell table:formula="of:=[.BN85]/[.BE85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BQ85]-[.BU85]" office:value-type="float" office:value="9" calcext:value-type="float">
            <text:p>9</text:p>
          </table:table-cell>
          <table:table-cell table:formula="of:=[.BY85]/[.BQ85]" office:value-type="float" office:value="0.09" calcext:value-type="float">
            <text:p>0,09</text:p>
          </table:table-cell>
          <table:table-cell table:formula="of:=[.BR85]-[.BV85]" office:value-type="float" office:value="883" calcext:value-type="float">
            <text:p>883</text:p>
          </table:table-cell>
          <table:table-cell table:formula="of:=[.CA85]/[.BR85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CD85]-[.CH85]" office:value-type="float" office:value="9" calcext:value-type="float">
            <text:p>9</text:p>
          </table:table-cell>
          <table:table-cell table:formula="of:=[.CL85]/[.CD85]" office:value-type="float" office:value="0.09" calcext:value-type="float">
            <text:p>0,09</text:p>
          </table:table-cell>
          <table:table-cell table:formula="of:=[.CE85]-[.CI85]" office:value-type="float" office:value="883" calcext:value-type="float">
            <text:p>883</text:p>
          </table:table-cell>
          <table:table-cell table:formula="of:=[.CN85]/[.CE85]" office:value-type="float" office:value="0.883" calcext:value-type="float">
            <text:p>0,883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office:value-type="float" office:value="15.52" calcext:value-type="float">
            <text:p>15,52</text:p>
          </table:table-cell>
          <table:table-cell office:value-type="float" office:value="0.02985395189" calcext:value-type="float">
            <text:p>0,02985395189</text:p>
          </table:table-cell>
          <table:table-cell table:formula="of:=[.AD86]-[.AH86]" office:value-type="float" office:value="0" calcext:value-type="float">
            <text:p>0</text:p>
          </table:table-cell>
          <table:table-cell table:formula="of:=[.AL86]/[.AD86]" office:value-type="float" office:value="0" calcext:value-type="float">
            <text:p>0</text:p>
          </table:table-cell>
          <table:table-cell table:formula="of:=[.AE86]-[.AI86]" office:value-type="float" office:value="224" calcext:value-type="float">
            <text:p>224</text:p>
          </table:table-cell>
          <table:table-cell table:formula="of:=[.AN86]/[.AE86]" office:value-type="float" office:value="0.224" calcext:value-type="float">
            <text:p>0,2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office:value-type="float" office:value="15.52" calcext:value-type="float">
            <text:p>15,52</text:p>
          </table:table-cell>
          <table:table-cell office:value-type="float" office:value="0.02985395189" calcext:value-type="float">
            <text:p>0,02985395189</text:p>
          </table:table-cell>
          <table:table-cell table:formula="of:=[.AQ86]-[.AU86]" office:value-type="float" office:value="0" calcext:value-type="float">
            <text:p>0</text:p>
          </table:table-cell>
          <table:table-cell table:formula="of:=[.AY86]/[.AQ86]" office:value-type="float" office:value="0" calcext:value-type="float">
            <text:p>0</text:p>
          </table:table-cell>
          <table:table-cell table:formula="of:=[.AR86]-[.AV86]" office:value-type="float" office:value="224" calcext:value-type="float">
            <text:p>224</text:p>
          </table:table-cell>
          <table:table-cell table:formula="of:=[.BA86]/[.AR86]" office:value-type="float" office:value="0.224" calcext:value-type="float">
            <text:p>0,2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D86]-[.BH86]" office:value-type="float" office:value="3" calcext:value-type="float">
            <text:p>3</text:p>
          </table:table-cell>
          <table:table-cell table:formula="of:=[.BL86]/[.BD86]" office:value-type="float" office:value="0.03" calcext:value-type="float">
            <text:p>0,03</text:p>
          </table:table-cell>
          <table:table-cell table:formula="of:=[.BE86]-[.BI86]" office:value-type="float" office:value="861" calcext:value-type="float">
            <text:p>861</text:p>
          </table:table-cell>
          <table:table-cell table:formula="of:=[.BN86]/[.BE86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BQ86]-[.BU86]" office:value-type="float" office:value="3" calcext:value-type="float">
            <text:p>3</text:p>
          </table:table-cell>
          <table:table-cell table:formula="of:=[.BY86]/[.BQ86]" office:value-type="float" office:value="0.03" calcext:value-type="float">
            <text:p>0,03</text:p>
          </table:table-cell>
          <table:table-cell table:formula="of:=[.BR86]-[.BV86]" office:value-type="float" office:value="861" calcext:value-type="float">
            <text:p>861</text:p>
          </table:table-cell>
          <table:table-cell table:formula="of:=[.CA86]/[.BR86]" office:value-type="float" office:value="0.861" calcext:value-type="float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.86597938144" calcext:value-type="float">
            <text:p>2,86597938144</text:p>
          </table:table-cell>
          <table:table-cell office:value-type="float" office:value="0.02985395189" calcext:value-type="float">
            <text:p>0,02985395189</text:p>
          </table:table-cell>
          <table:table-cell table:formula="of:=[.CD86]-[.CH86]" office:value-type="float" office:value="3" calcext:value-type="float">
            <text:p>3</text:p>
          </table:table-cell>
          <table:table-cell table:formula="of:=[.CL86]/[.CD86]" office:value-type="float" office:value="0.03" calcext:value-type="float">
            <text:p>0,03</text:p>
          </table:table-cell>
          <table:table-cell table:formula="of:=[.CE86]-[.CI86]" office:value-type="float" office:value="861" calcext:value-type="float">
            <text:p>861</text:p>
          </table:table-cell>
          <table:table-cell table:formula="of:=[.CN86]/[.CE86]" office:value-type="float" office:value="0.861" calcext:value-type="float">
            <text:p>0,861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15" calcext:value-type="float">
            <text:p>915</text:p>
          </table:table-cell>
          <table:table-cell office:value-type="float" office:value="18.3" calcext:value-type="float">
            <text:p>18,3</text:p>
          </table:table-cell>
          <table:table-cell office:value-type="float" office:value="0.0648484848485" calcext:value-type="float">
            <text:p>0,0648484848485</text:p>
          </table:table-cell>
          <table:table-cell table:formula="of:=[.AD87]-[.AH87]" office:value-type="float" office:value="0" calcext:value-type="float">
            <text:p>0</text:p>
          </table:table-cell>
          <table:table-cell table:formula="of:=[.AL87]/[.AD87]" office:value-type="float" office:value="0" calcext:value-type="float">
            <text:p>0</text:p>
          </table:table-cell>
          <table:table-cell table:formula="of:=[.AE87]-[.AI87]" office:value-type="float" office:value="85" calcext:value-type="float">
            <text:p>85</text:p>
          </table:table-cell>
          <table:table-cell table:formula="of:=[.AN87]/[.AE87]" office:value-type="float" office:value="0.085" calcext:value-type="float">
            <text:p>0,0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15" calcext:value-type="float">
            <text:p>915</text:p>
          </table:table-cell>
          <table:table-cell office:value-type="float" office:value="18.3" calcext:value-type="float">
            <text:p>18,3</text:p>
          </table:table-cell>
          <table:table-cell office:value-type="float" office:value="0.0648484848485" calcext:value-type="float">
            <text:p>0,0648484848485</text:p>
          </table:table-cell>
          <table:table-cell table:formula="of:=[.AQ87]-[.AU87]" office:value-type="float" office:value="0" calcext:value-type="float">
            <text:p>0</text:p>
          </table:table-cell>
          <table:table-cell table:formula="of:=[.AY87]/[.AQ87]" office:value-type="float" office:value="0" calcext:value-type="float">
            <text:p>0</text:p>
          </table:table-cell>
          <table:table-cell table:formula="of:=[.AR87]-[.AV87]" office:value-type="float" office:value="85" calcext:value-type="float">
            <text:p>85</text:p>
          </table:table-cell>
          <table:table-cell table:formula="of:=[.BA87]/[.AR87]" office:value-type="float" office:value="0.085" calcext:value-type="float">
            <text:p>0,0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63" calcext:value-type="float">
            <text:p>463</text:p>
          </table:table-cell>
          <table:table-cell office:value-type="float" office:value="9.26" calcext:value-type="float">
            <text:p>9,26</text:p>
          </table:table-cell>
          <table:table-cell office:value-type="float" office:value="0.0648484848485" calcext:value-type="float">
            <text:p>0,0648484848485</text:p>
          </table:table-cell>
          <table:table-cell table:formula="of:=[.BD87]-[.BH87]" office:value-type="float" office:value="0" calcext:value-type="float">
            <text:p>0</text:p>
          </table:table-cell>
          <table:table-cell table:formula="of:=[.BL87]/[.BD87]" office:value-type="float" office:value="0" calcext:value-type="float">
            <text:p>0</text:p>
          </table:table-cell>
          <table:table-cell table:formula="of:=[.BE87]-[.BI87]" office:value-type="float" office:value="537" calcext:value-type="float">
            <text:p>537</text:p>
          </table:table-cell>
          <table:table-cell table:formula="of:=[.BN87]/[.BE87]" office:value-type="float" office:value="0.537" calcext:value-type="float">
            <text:p>0,5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.42" calcext:value-type="float">
            <text:p>6,42</text:p>
          </table:table-cell>
          <table:table-cell office:value-type="float" office:value="0.0648484848485" calcext:value-type="float">
            <text:p>0,0648484848485</text:p>
          </table:table-cell>
          <table:table-cell table:formula="of:=[.BQ87]-[.BU87]" office:value-type="float" office:value="0" calcext:value-type="float">
            <text:p>0</text:p>
          </table:table-cell>
          <table:table-cell table:formula="of:=[.BY87]/[.BQ87]" office:value-type="float" office:value="0" calcext:value-type="float">
            <text:p>0</text:p>
          </table:table-cell>
          <table:table-cell table:formula="of:=[.BR87]-[.BV87]" office:value-type="float" office:value="679" calcext:value-type="float">
            <text:p>679</text:p>
          </table:table-cell>
          <table:table-cell table:formula="of:=[.CA87]/[.BR87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6.42" calcext:value-type="float">
            <text:p>6,42</text:p>
          </table:table-cell>
          <table:table-cell office:value-type="float" office:value="0.0648484848485" calcext:value-type="float">
            <text:p>0,0648484848485</text:p>
          </table:table-cell>
          <table:table-cell table:formula="of:=[.CD87]-[.CH87]" office:value-type="float" office:value="0" calcext:value-type="float">
            <text:p>0</text:p>
          </table:table-cell>
          <table:table-cell table:formula="of:=[.CL87]/[.CD87]" office:value-type="float" office:value="0" calcext:value-type="float">
            <text:p>0</text:p>
          </table:table-cell>
          <table:table-cell table:formula="of:=[.CE87]-[.CI87]" office:value-type="float" office:value="679" calcext:value-type="float">
            <text:p>679</text:p>
          </table:table-cell>
          <table:table-cell table:formula="of:=[.CN87]/[.CE87]" office:value-type="float" office:value="0.679" calcext:value-type="float">
            <text:p>0,679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80" calcext:value-type="float">
            <text:p>980</text:p>
          </table:table-cell>
          <table:table-cell office:value-type="float" office:value="19.6" calcext:value-type="float">
            <text:p>19,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88]-[.AH88]" office:value-type="float" office:value="0" calcext:value-type="float">
            <text:p>0</text:p>
          </table:table-cell>
          <table:table-cell table:formula="of:=[.AL88]/[.AD88]" office:value-type="float" office:value="0" calcext:value-type="float">
            <text:p>0</text:p>
          </table:table-cell>
          <table:table-cell table:formula="of:=[.AE88]-[.AI88]" office:value-type="float" office:value="20" calcext:value-type="float">
            <text:p>20</text:p>
          </table:table-cell>
          <table:table-cell table:formula="of:=[.AN88]/[.AE88]" office:value-type="float" office:value="0.02" calcext:value-type="float">
            <text:p>0,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Q88]-[.AU88]" office:value-type="float" office:value="79" calcext:value-type="float">
            <text:p>79</text:p>
          </table:table-cell>
          <table:table-cell table:formula="of:=[.AY88]/[.AQ88]" office:value-type="float" office:value="0.79" calcext:value-type="float">
            <text:p>0,79</text:p>
          </table:table-cell>
          <table:table-cell table:formula="of:=[.AR88]-[.AV88]" office:value-type="float" office:value="988" calcext:value-type="float">
            <text:p>988</text:p>
          </table:table-cell>
          <table:table-cell table:formula="of:=[.BA88]/[.AR88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D88]-[.BH88]" office:value-type="float" office:value="79" calcext:value-type="float">
            <text:p>79</text:p>
          </table:table-cell>
          <table:table-cell table:formula="of:=[.BL88]/[.BD88]" office:value-type="float" office:value="0.79" calcext:value-type="float">
            <text:p>0,79</text:p>
          </table:table-cell>
          <table:table-cell table:formula="of:=[.BE88]-[.BI88]" office:value-type="float" office:value="988" calcext:value-type="float">
            <text:p>988</text:p>
          </table:table-cell>
          <table:table-cell table:formula="of:=[.BN88]/[.BE88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Q88]-[.BU88]" office:value-type="float" office:value="79" calcext:value-type="float">
            <text:p>79</text:p>
          </table:table-cell>
          <table:table-cell table:formula="of:=[.BY88]/[.BQ88]" office:value-type="float" office:value="0.79" calcext:value-type="float">
            <text:p>0,79</text:p>
          </table:table-cell>
          <table:table-cell table:formula="of:=[.BR88]-[.BV88]" office:value-type="float" office:value="988" calcext:value-type="float">
            <text:p>988</text:p>
          </table:table-cell>
          <table:table-cell table:formula="of:=[.CA88]/[.BR88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CD88]-[.CH88]" office:value-type="float" office:value="79" calcext:value-type="float">
            <text:p>79</text:p>
          </table:table-cell>
          <table:table-cell table:formula="of:=[.CL88]/[.CD88]" office:value-type="float" office:value="0.79" calcext:value-type="float">
            <text:p>0,79</text:p>
          </table:table-cell>
          <table:table-cell table:formula="of:=[.CE88]-[.CI88]" office:value-type="float" office:value="988" calcext:value-type="float">
            <text:p>988</text:p>
          </table:table-cell>
          <table:table-cell table:formula="of:=[.CN88]/[.CE88]" office:value-type="float" office:value="0.988" calcext:value-type="float">
            <text:p>0,988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571428571429" calcext:value-type="float">
            <text:p>0,0571428571429</text:p>
          </table:table-cell>
          <table:table-cell table:formula="of:=[.AD89]-[.AH89]" office:value-type="float" office:value="38" calcext:value-type="float">
            <text:p>38</text:p>
          </table:table-cell>
          <table:table-cell table:formula="of:=[.AL89]/[.AD89]" office:value-type="float" office:value="0.38" calcext:value-type="float">
            <text:p>0,38</text:p>
          </table:table-cell>
          <table:table-cell table:formula="of:=[.AE89]-[.AI89]" office:value-type="float" office:value="956" calcext:value-type="float">
            <text:p>956</text:p>
          </table:table-cell>
          <table:table-cell table:formula="of:=[.AN89]/[.AE89]" office:value-type="float" office:value="0.956" calcext:value-type="float">
            <text:p>0,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Q89]-[.AU89]" office:value-type="float" office:value="79" calcext:value-type="float">
            <text:p>79</text:p>
          </table:table-cell>
          <table:table-cell table:formula="of:=[.AY89]/[.AQ89]" office:value-type="float" office:value="0.79" calcext:value-type="float">
            <text:p>0,79</text:p>
          </table:table-cell>
          <table:table-cell table:formula="of:=[.AR89]-[.AV89]" office:value-type="float" office:value="988" calcext:value-type="float">
            <text:p>988</text:p>
          </table:table-cell>
          <table:table-cell table:formula="of:=[.BA89]/[.AR89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D89]-[.BH89]" office:value-type="float" office:value="79" calcext:value-type="float">
            <text:p>79</text:p>
          </table:table-cell>
          <table:table-cell table:formula="of:=[.BL89]/[.BD89]" office:value-type="float" office:value="0.79" calcext:value-type="float">
            <text:p>0,79</text:p>
          </table:table-cell>
          <table:table-cell table:formula="of:=[.BE89]-[.BI89]" office:value-type="float" office:value="988" calcext:value-type="float">
            <text:p>988</text:p>
          </table:table-cell>
          <table:table-cell table:formula="of:=[.BN89]/[.BE89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Q89]-[.BU89]" office:value-type="float" office:value="79" calcext:value-type="float">
            <text:p>79</text:p>
          </table:table-cell>
          <table:table-cell table:formula="of:=[.BY89]/[.BQ89]" office:value-type="float" office:value="0.79" calcext:value-type="float">
            <text:p>0,79</text:p>
          </table:table-cell>
          <table:table-cell table:formula="of:=[.BR89]-[.BV89]" office:value-type="float" office:value="988" calcext:value-type="float">
            <text:p>988</text:p>
          </table:table-cell>
          <table:table-cell table:formula="of:=[.CA89]/[.BR89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CD89]-[.CH89]" office:value-type="float" office:value="79" calcext:value-type="float">
            <text:p>79</text:p>
          </table:table-cell>
          <table:table-cell table:formula="of:=[.CL89]/[.CD89]" office:value-type="float" office:value="0.79" calcext:value-type="float">
            <text:p>0,79</text:p>
          </table:table-cell>
          <table:table-cell table:formula="of:=[.CE89]-[.CI89]" office:value-type="float" office:value="988" calcext:value-type="float">
            <text:p>988</text:p>
          </table:table-cell>
          <table:table-cell table:formula="of:=[.CN89]/[.CE89]" office:value-type="float" office:value="0.988" calcext:value-type="float">
            <text:p>0,988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309214594929" calcext:value-type="float">
            <text:p>0,0309214594929</text:p>
          </table:table-cell>
          <table:table-cell table:formula="of:=[.AD90]-[.AH90]" office:value-type="float" office:value="0" calcext:value-type="float">
            <text:p>0</text:p>
          </table:table-cell>
          <table:table-cell table:formula="of:=[.AL90]/[.AD90]" office:value-type="float" office:value="0" calcext:value-type="float">
            <text:p>0</text:p>
          </table:table-cell>
          <table:table-cell table:formula="of:=[.AE90]-[.AI90]" office:value-type="float" office:value="729" calcext:value-type="float">
            <text:p>729</text:p>
          </table:table-cell>
          <table:table-cell table:formula="of:=[.AN90]/[.AE90]" office:value-type="float" office:value="0.729" calcext:value-type="float">
            <text:p>0,7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309214594929" calcext:value-type="float">
            <text:p>0,0309214594929</text:p>
          </table:table-cell>
          <table:table-cell table:formula="of:=[.AQ90]-[.AU90]" office:value-type="float" office:value="0" calcext:value-type="float">
            <text:p>0</text:p>
          </table:table-cell>
          <table:table-cell table:formula="of:=[.AY90]/[.AQ90]" office:value-type="float" office:value="0" calcext:value-type="float">
            <text:p>0</text:p>
          </table:table-cell>
          <table:table-cell table:formula="of:=[.AR90]-[.AV90]" office:value-type="float" office:value="729" calcext:value-type="float">
            <text:p>729</text:p>
          </table:table-cell>
          <table:table-cell table:formula="of:=[.BA90]/[.AR90]" office:value-type="float" office:value="0.729" calcext:value-type="float">
            <text:p>0,7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309214594929" calcext:value-type="float">
            <text:p>0,0309214594929</text:p>
          </table:table-cell>
          <table:table-cell table:formula="of:=[.BD90]-[.BH90]" office:value-type="float" office:value="0" calcext:value-type="float">
            <text:p>0</text:p>
          </table:table-cell>
          <table:table-cell table:formula="of:=[.BL90]/[.BD90]" office:value-type="float" office:value="0" calcext:value-type="float">
            <text:p>0</text:p>
          </table:table-cell>
          <table:table-cell table:formula="of:=[.BE90]-[.BI90]" office:value-type="float" office:value="729" calcext:value-type="float">
            <text:p>729</text:p>
          </table:table-cell>
          <table:table-cell table:formula="of:=[.BN90]/[.BE90]" office:value-type="float" office:value="0.729" calcext:value-type="float">
            <text:p>0,7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309214594929" calcext:value-type="float">
            <text:p>0,0309214594929</text:p>
          </table:table-cell>
          <table:table-cell table:formula="of:=[.BQ90]-[.BU90]" office:value-type="float" office:value="0" calcext:value-type="float">
            <text:p>0</text:p>
          </table:table-cell>
          <table:table-cell table:formula="of:=[.BY90]/[.BQ90]" office:value-type="float" office:value="0" calcext:value-type="float">
            <text:p>0</text:p>
          </table:table-cell>
          <table:table-cell table:formula="of:=[.BR90]-[.BV90]" office:value-type="float" office:value="729" calcext:value-type="float">
            <text:p>729</text:p>
          </table:table-cell>
          <table:table-cell table:formula="of:=[.CA90]/[.BR90]" office:value-type="float" office:value="0.729" calcext:value-type="float">
            <text:p>0,7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3.0303030303" calcext:value-type="float">
            <text:p>3,0303030303</text:p>
          </table:table-cell>
          <table:table-cell office:value-type="float" office:value="0.0309214594929" calcext:value-type="float">
            <text:p>0,0309214594929</text:p>
          </table:table-cell>
          <table:table-cell table:formula="of:=[.CD90]-[.CH90]" office:value-type="float" office:value="1" calcext:value-type="float">
            <text:p>1</text:p>
          </table:table-cell>
          <table:table-cell table:formula="of:=[.CL90]/[.CD90]" office:value-type="float" office:value="0.01" calcext:value-type="float">
            <text:p>0,01</text:p>
          </table:table-cell>
          <table:table-cell table:formula="of:=[.CE90]-[.CI90]" office:value-type="float" office:value="850" calcext:value-type="float">
            <text:p>850</text:p>
          </table:table-cell>
          <table:table-cell table:formula="of:=[.CN90]/[.CE90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6.92" calcext:value-type="float">
            <text:p>6,92</text:p>
          </table:table-cell>
          <table:table-cell office:value-type="float" office:value="0.069898989899" calcext:value-type="float">
            <text:p>0,069898989899</text:p>
          </table:table-cell>
          <table:table-cell table:formula="of:=[.AD91]-[.AH91]" office:value-type="float" office:value="0" calcext:value-type="float">
            <text:p>0</text:p>
          </table:table-cell>
          <table:table-cell table:formula="of:=[.AL91]/[.AD91]" office:value-type="float" office:value="0" calcext:value-type="float">
            <text:p>0</text:p>
          </table:table-cell>
          <table:table-cell table:formula="of:=[.AE91]-[.AI91]" office:value-type="float" office:value="654" calcext:value-type="float">
            <text:p>654</text:p>
          </table:table-cell>
          <table:table-cell table:formula="of:=[.AN91]/[.AE91]" office:value-type="float" office:value="0.654" calcext:value-type="float">
            <text:p>0,6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6.92" calcext:value-type="float">
            <text:p>6,92</text:p>
          </table:table-cell>
          <table:table-cell office:value-type="float" office:value="0.069898989899" calcext:value-type="float">
            <text:p>0,069898989899</text:p>
          </table:table-cell>
          <table:table-cell table:formula="of:=[.AQ91]-[.AU91]" office:value-type="float" office:value="0" calcext:value-type="float">
            <text:p>0</text:p>
          </table:table-cell>
          <table:table-cell table:formula="of:=[.AY91]/[.AQ91]" office:value-type="float" office:value="0" calcext:value-type="float">
            <text:p>0</text:p>
          </table:table-cell>
          <table:table-cell table:formula="of:=[.AR91]-[.AV91]" office:value-type="float" office:value="654" calcext:value-type="float">
            <text:p>654</text:p>
          </table:table-cell>
          <table:table-cell table:formula="of:=[.BA91]/[.AR91]" office:value-type="float" office:value="0.654" calcext:value-type="float">
            <text:p>0,6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6.92" calcext:value-type="float">
            <text:p>6,92</text:p>
          </table:table-cell>
          <table:table-cell office:value-type="float" office:value="0.069898989899" calcext:value-type="float">
            <text:p>0,069898989899</text:p>
          </table:table-cell>
          <table:table-cell table:formula="of:=[.BD91]-[.BH91]" office:value-type="float" office:value="0" calcext:value-type="float">
            <text:p>0</text:p>
          </table:table-cell>
          <table:table-cell table:formula="of:=[.BL91]/[.BD91]" office:value-type="float" office:value="0" calcext:value-type="float">
            <text:p>0</text:p>
          </table:table-cell>
          <table:table-cell table:formula="of:=[.BE91]-[.BI91]" office:value-type="float" office:value="654" calcext:value-type="float">
            <text:p>654</text:p>
          </table:table-cell>
          <table:table-cell table:formula="of:=[.BN91]/[.BE91]" office:value-type="float" office:value="0.654" calcext:value-type="float">
            <text:p>0,6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6.92" calcext:value-type="float">
            <text:p>6,92</text:p>
          </table:table-cell>
          <table:table-cell office:value-type="float" office:value="0.069898989899" calcext:value-type="float">
            <text:p>0,069898989899</text:p>
          </table:table-cell>
          <table:table-cell table:formula="of:=[.BQ91]-[.BU91]" office:value-type="float" office:value="0" calcext:value-type="float">
            <text:p>0</text:p>
          </table:table-cell>
          <table:table-cell table:formula="of:=[.BY91]/[.BQ91]" office:value-type="float" office:value="0" calcext:value-type="float">
            <text:p>0</text:p>
          </table:table-cell>
          <table:table-cell table:formula="of:=[.BR91]-[.BV91]" office:value-type="float" office:value="654" calcext:value-type="float">
            <text:p>654</text:p>
          </table:table-cell>
          <table:table-cell table:formula="of:=[.CA91]/[.BR91]" office:value-type="float" office:value="0.654" calcext:value-type="float">
            <text:p>0,6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6.92" calcext:value-type="float">
            <text:p>6,92</text:p>
          </table:table-cell>
          <table:table-cell office:value-type="float" office:value="0.069898989899" calcext:value-type="float">
            <text:p>0,069898989899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654" calcext:value-type="float">
            <text:p>654</text:p>
          </table:table-cell>
          <table:table-cell table:formula="of:=[.CN91]/[.CE91]" office:value-type="float" office:value="0.654" calcext:value-type="float">
            <text:p>0,654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263912794033" calcext:value-type="float">
            <text:p>0,0263912794033</text:p>
          </table:table-cell>
          <table:table-cell table:formula="of:=[.AD92]-[.AH92]" office:value-type="float" office:value="0" calcext:value-type="float">
            <text:p>0</text:p>
          </table:table-cell>
          <table:table-cell table:formula="of:=[.AL92]/[.AD92]" office:value-type="float" office:value="0" calcext:value-type="float">
            <text:p>0</text:p>
          </table:table-cell>
          <table:table-cell table:formula="of:=[.AE92]-[.AI92]" office:value-type="float" office:value="632" calcext:value-type="float">
            <text:p>632</text:p>
          </table:table-cell>
          <table:table-cell table:formula="of:=[.AN92]/[.AE92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263912794033" calcext:value-type="float">
            <text:p>0,0263912794033</text:p>
          </table:table-cell>
          <table:table-cell table:formula="of:=[.AQ92]-[.AU92]" office:value-type="float" office:value="0" calcext:value-type="float">
            <text:p>0</text:p>
          </table:table-cell>
          <table:table-cell table:formula="of:=[.AY92]/[.AQ92]" office:value-type="float" office:value="0" calcext:value-type="float">
            <text:p>0</text:p>
          </table:table-cell>
          <table:table-cell table:formula="of:=[.AR92]-[.AV92]" office:value-type="float" office:value="632" calcext:value-type="float">
            <text:p>632</text:p>
          </table:table-cell>
          <table:table-cell table:formula="of:=[.BA92]/[.AR92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263912794033" calcext:value-type="float">
            <text:p>0,0263912794033</text:p>
          </table:table-cell>
          <table:table-cell table:formula="of:=[.BD92]-[.BH92]" office:value-type="float" office:value="0" calcext:value-type="float">
            <text:p>0</text:p>
          </table:table-cell>
          <table:table-cell table:formula="of:=[.BL92]/[.BD92]" office:value-type="float" office:value="0" calcext:value-type="float">
            <text:p>0</text:p>
          </table:table-cell>
          <table:table-cell table:formula="of:=[.BE92]-[.BI92]" office:value-type="float" office:value="632" calcext:value-type="float">
            <text:p>632</text:p>
          </table:table-cell>
          <table:table-cell table:formula="of:=[.BN92]/[.BE92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263912794033" calcext:value-type="float">
            <text:p>0,0263912794033</text:p>
          </table:table-cell>
          <table:table-cell table:formula="of:=[.BQ92]-[.BU92]" office:value-type="float" office:value="0" calcext:value-type="float">
            <text:p>0</text:p>
          </table:table-cell>
          <table:table-cell table:formula="of:=[.BY92]/[.BQ92]" office:value-type="float" office:value="0" calcext:value-type="float">
            <text:p>0</text:p>
          </table:table-cell>
          <table:table-cell table:formula="of:=[.BR92]-[.BV92]" office:value-type="float" office:value="632" calcext:value-type="float">
            <text:p>632</text:p>
          </table:table-cell>
          <table:table-cell table:formula="of:=[.CA92]/[.BR92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2.19047619048" calcext:value-type="float">
            <text:p>2,19047619048</text:p>
          </table:table-cell>
          <table:table-cell office:value-type="float" office:value="0.0263912794033" calcext:value-type="float">
            <text:p>0,0263912794033</text:p>
          </table:table-cell>
          <table:table-cell table:formula="of:=[.CD92]-[.CH92]" office:value-type="float" office:value="16" calcext:value-type="float">
            <text:p>16</text:p>
          </table:table-cell>
          <table:table-cell table:formula="of:=[.CL92]/[.CD92]" office:value-type="float" office:value="0.16" calcext:value-type="float">
            <text:p>0,16</text:p>
          </table:table-cell>
          <table:table-cell table:formula="of:=[.CE92]-[.CI92]" office:value-type="float" office:value="908" calcext:value-type="float">
            <text:p>908</text:p>
          </table:table-cell>
          <table:table-cell table:formula="of:=[.CN92]/[.CE92]" office:value-type="float" office:value="0.908" calcext:value-type="float">
            <text:p>0,908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273237997957" calcext:value-type="float">
            <text:p>0,0273237997957</text:p>
          </table:table-cell>
          <table:table-cell table:formula="of:=[.AD93]-[.AH93]" office:value-type="float" office:value="0" calcext:value-type="float">
            <text:p>0</text:p>
          </table:table-cell>
          <table:table-cell table:formula="of:=[.AL93]/[.AD93]" office:value-type="float" office:value="0" calcext:value-type="float">
            <text:p>0</text:p>
          </table:table-cell>
          <table:table-cell table:formula="of:=[.AE93]-[.AI93]" office:value-type="float" office:value="792" calcext:value-type="float">
            <text:p>792</text:p>
          </table:table-cell>
          <table:table-cell table:formula="of:=[.AN93]/[.AE93]" office:value-type="float" office:value="0.792" calcext:value-type="float">
            <text:p>0,7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273237997957" calcext:value-type="float">
            <text:p>0,0273237997957</text:p>
          </table:table-cell>
          <table:table-cell table:formula="of:=[.AQ93]-[.AU93]" office:value-type="float" office:value="0" calcext:value-type="float">
            <text:p>0</text:p>
          </table:table-cell>
          <table:table-cell table:formula="of:=[.AY93]/[.AQ93]" office:value-type="float" office:value="0" calcext:value-type="float">
            <text:p>0</text:p>
          </table:table-cell>
          <table:table-cell table:formula="of:=[.AR93]-[.AV93]" office:value-type="float" office:value="792" calcext:value-type="float">
            <text:p>792</text:p>
          </table:table-cell>
          <table:table-cell table:formula="of:=[.BA93]/[.AR93]" office:value-type="float" office:value="0.792" calcext:value-type="float">
            <text:p>0,7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BD93]-[.BH93]" office:value-type="float" office:value="11" calcext:value-type="float">
            <text:p>11</text:p>
          </table:table-cell>
          <table:table-cell table:formula="of:=[.BL93]/[.BD93]" office:value-type="float" office:value="0.11" calcext:value-type="float">
            <text:p>0,11</text:p>
          </table:table-cell>
          <table:table-cell table:formula="of:=[.BE93]-[.BI93]" office:value-type="float" office:value="893" calcext:value-type="float">
            <text:p>893</text:p>
          </table:table-cell>
          <table:table-cell table:formula="of:=[.BN93]/[.BE93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BQ93]-[.BU93]" office:value-type="float" office:value="11" calcext:value-type="float">
            <text:p>11</text:p>
          </table:table-cell>
          <table:table-cell table:formula="of:=[.BY93]/[.BQ93]" office:value-type="float" office:value="0.11" calcext:value-type="float">
            <text:p>0,11</text:p>
          </table:table-cell>
          <table:table-cell table:formula="of:=[.BR93]-[.BV93]" office:value-type="float" office:value="893" calcext:value-type="float">
            <text:p>893</text:p>
          </table:table-cell>
          <table:table-cell table:formula="of:=[.CA93]/[.BR93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CD93]-[.CH93]" office:value-type="float" office:value="11" calcext:value-type="float">
            <text:p>11</text:p>
          </table:table-cell>
          <table:table-cell table:formula="of:=[.CL93]/[.CD93]" office:value-type="float" office:value="0.11" calcext:value-type="float">
            <text:p>0,11</text:p>
          </table:table-cell>
          <table:table-cell table:formula="of:=[.CE93]-[.CI93]" office:value-type="float" office:value="893" calcext:value-type="float">
            <text:p>893</text:p>
          </table:table-cell>
          <table:table-cell table:formula="of:=[.CN93]/[.CE93]" office:value-type="float" office:value="0.893" calcext:value-type="float">
            <text:p>0,893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80" calcext:value-type="float">
            <text:p>980</text:p>
          </table:table-cell>
          <table:table-cell office:value-type="float" office:value="19.6" calcext:value-type="float">
            <text:p>19,6</text:p>
          </table:table-cell>
          <table:table-cell office:value-type="float" office:value="0.0959595959596" calcext:value-type="float">
            <text:p>0,0959595959596</text:p>
          </table:table-cell>
          <table:table-cell table:formula="of:=[.AD94]-[.AH94]" office:value-type="float" office:value="0" calcext:value-type="float">
            <text:p>0</text:p>
          </table:table-cell>
          <table:table-cell table:formula="of:=[.AL94]/[.AD94]" office:value-type="float" office:value="0" calcext:value-type="float">
            <text:p>0</text:p>
          </table:table-cell>
          <table:table-cell table:formula="of:=[.AE94]-[.AI94]" office:value-type="float" office:value="20" calcext:value-type="float">
            <text:p>20</text:p>
          </table:table-cell>
          <table:table-cell table:formula="of:=[.AN94]/[.AE94]" office:value-type="float" office:value="0.02" calcext:value-type="float">
            <text:p>0,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.5" calcext:value-type="float">
            <text:p>9,5</text:p>
          </table:table-cell>
          <table:table-cell office:value-type="float" office:value="0.0959595959596" calcext:value-type="float">
            <text:p>0,0959595959596</text:p>
          </table:table-cell>
          <table:table-cell table:formula="of:=[.AQ94]-[.AU94]" office:value-type="float" office:value="0" calcext:value-type="float">
            <text:p>0</text:p>
          </table:table-cell>
          <table:table-cell table:formula="of:=[.AY94]/[.AQ94]" office:value-type="float" office:value="0" calcext:value-type="float">
            <text:p>0</text:p>
          </table:table-cell>
          <table:table-cell table:formula="of:=[.AR94]-[.AV94]" office:value-type="float" office:value="525" calcext:value-type="float">
            <text:p>525</text:p>
          </table:table-cell>
          <table:table-cell table:formula="of:=[.BA94]/[.AR94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.5" calcext:value-type="float">
            <text:p>9,5</text:p>
          </table:table-cell>
          <table:table-cell office:value-type="float" office:value="0.0959595959596" calcext:value-type="float">
            <text:p>0,0959595959596</text:p>
          </table:table-cell>
          <table:table-cell table:formula="of:=[.BD94]-[.BH94]" office:value-type="float" office:value="0" calcext:value-type="float">
            <text:p>0</text:p>
          </table:table-cell>
          <table:table-cell table:formula="of:=[.BL94]/[.BD94]" office:value-type="float" office:value="0" calcext:value-type="float">
            <text:p>0</text:p>
          </table:table-cell>
          <table:table-cell table:formula="of:=[.BE94]-[.BI94]" office:value-type="float" office:value="525" calcext:value-type="float">
            <text:p>525</text:p>
          </table:table-cell>
          <table:table-cell table:formula="of:=[.BN94]/[.BE94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.5" calcext:value-type="float">
            <text:p>9,5</text:p>
          </table:table-cell>
          <table:table-cell office:value-type="float" office:value="0.0959595959596" calcext:value-type="float">
            <text:p>0,0959595959596</text:p>
          </table:table-cell>
          <table:table-cell table:formula="of:=[.BQ94]-[.BU94]" office:value-type="float" office:value="0" calcext:value-type="float">
            <text:p>0</text:p>
          </table:table-cell>
          <table:table-cell table:formula="of:=[.BY94]/[.BQ94]" office:value-type="float" office:value="0" calcext:value-type="float">
            <text:p>0</text:p>
          </table:table-cell>
          <table:table-cell table:formula="of:=[.BR94]-[.BV94]" office:value-type="float" office:value="525" calcext:value-type="float">
            <text:p>525</text:p>
          </table:table-cell>
          <table:table-cell table:formula="of:=[.CA94]/[.BR94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.5" calcext:value-type="float">
            <text:p>9,5</text:p>
          </table:table-cell>
          <table:table-cell office:value-type="float" office:value="0.0959595959596" calcext:value-type="float">
            <text:p>0,0959595959596</text:p>
          </table:table-cell>
          <table:table-cell table:formula="of:=[.CD94]-[.CH94]" office:value-type="float" office:value="0" calcext:value-type="float">
            <text:p>0</text:p>
          </table:table-cell>
          <table:table-cell table:formula="of:=[.CL94]/[.CD94]" office:value-type="float" office:value="0" calcext:value-type="float">
            <text:p>0</text:p>
          </table:table-cell>
          <table:table-cell table:formula="of:=[.CE94]-[.CI94]" office:value-type="float" office:value="525" calcext:value-type="float">
            <text:p>525</text:p>
          </table:table-cell>
          <table:table-cell table:formula="of:=[.CN94]/[.CE94]" office:value-type="float" office:value="0.525" calcext:value-type="float">
            <text:p>0,525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67" calcext:value-type="float">
            <text:p>967</text:p>
          </table:table-cell>
          <table:table-cell office:value-type="float" office:value="19.34" calcext:value-type="float">
            <text:p>19,34</text:p>
          </table:table-cell>
          <table:table-cell office:value-type="float" office:value="0.0420202020202" calcext:value-type="float">
            <text:p>0,0420202020202</text:p>
          </table:table-cell>
          <table:table-cell table:formula="of:=[.AD95]-[.AH95]" office:value-type="float" office:value="0" calcext:value-type="float">
            <text:p>0</text:p>
          </table:table-cell>
          <table:table-cell table:formula="of:=[.AL95]/[.AD95]" office:value-type="float" office:value="0" calcext:value-type="float">
            <text:p>0</text:p>
          </table:table-cell>
          <table:table-cell table:formula="of:=[.AE95]-[.AI95]" office:value-type="float" office:value="33" calcext:value-type="float">
            <text:p>33</text:p>
          </table:table-cell>
          <table:table-cell table:formula="of:=[.AN95]/[.AE95]" office:value-type="float" office:value="0.033" calcext:value-type="float">
            <text:p>0,0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83" calcext:value-type="float">
            <text:p>783</text:p>
          </table:table-cell>
          <table:table-cell office:value-type="float" office:value="15.66" calcext:value-type="float">
            <text:p>15,66</text:p>
          </table:table-cell>
          <table:table-cell office:value-type="float" office:value="0.0420202020202" calcext:value-type="float">
            <text:p>0,0420202020202</text:p>
          </table:table-cell>
          <table:table-cell table:formula="of:=[.AQ95]-[.AU95]" office:value-type="float" office:value="0" calcext:value-type="float">
            <text:p>0</text:p>
          </table:table-cell>
          <table:table-cell table:formula="of:=[.AY95]/[.AQ95]" office:value-type="float" office:value="0" calcext:value-type="float">
            <text:p>0</text:p>
          </table:table-cell>
          <table:table-cell table:formula="of:=[.AR95]-[.AV95]" office:value-type="float" office:value="217" calcext:value-type="float">
            <text:p>217</text:p>
          </table:table-cell>
          <table:table-cell table:formula="of:=[.BA95]/[.AR95]" office:value-type="float" office:value="0.217" calcext:value-type="float">
            <text:p>0,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83" calcext:value-type="float">
            <text:p>783</text:p>
          </table:table-cell>
          <table:table-cell office:value-type="float" office:value="15.66" calcext:value-type="float">
            <text:p>15,66</text:p>
          </table:table-cell>
          <table:table-cell office:value-type="float" office:value="0.0420202020202" calcext:value-type="float">
            <text:p>0,0420202020202</text:p>
          </table:table-cell>
          <table:table-cell table:formula="of:=[.BD95]-[.BH95]" office:value-type="float" office:value="0" calcext:value-type="float">
            <text:p>0</text:p>
          </table:table-cell>
          <table:table-cell table:formula="of:=[.BL95]/[.BD95]" office:value-type="float" office:value="0" calcext:value-type="float">
            <text:p>0</text:p>
          </table:table-cell>
          <table:table-cell table:formula="of:=[.BE95]-[.BI95]" office:value-type="float" office:value="217" calcext:value-type="float">
            <text:p>217</text:p>
          </table:table-cell>
          <table:table-cell table:formula="of:=[.BN95]/[.BE95]" office:value-type="float" office:value="0.217" calcext:value-type="float">
            <text:p>0,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420202020202" calcext:value-type="float">
            <text:p>0,0420202020202</text:p>
          </table:table-cell>
          <table:table-cell table:formula="of:=[.BQ95]-[.BU95]" office:value-type="float" office:value="0" calcext:value-type="float">
            <text:p>0</text:p>
          </table:table-cell>
          <table:table-cell table:formula="of:=[.BY95]/[.BQ95]" office:value-type="float" office:value="0" calcext:value-type="float">
            <text:p>0</text:p>
          </table:table-cell>
          <table:table-cell table:formula="of:=[.BR95]-[.BV95]" office:value-type="float" office:value="792" calcext:value-type="float">
            <text:p>792</text:p>
          </table:table-cell>
          <table:table-cell table:formula="of:=[.CA95]/[.BR95]" office:value-type="float" office:value="0.792" calcext:value-type="float">
            <text:p>0,7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420202020202" calcext:value-type="float">
            <text:p>0,0420202020202</text:p>
          </table:table-cell>
          <table:table-cell table:formula="of:=[.CD95]-[.CH95]" office:value-type="float" office:value="0" calcext:value-type="float">
            <text:p>0</text:p>
          </table:table-cell>
          <table:table-cell table:formula="of:=[.CL95]/[.CD95]" office:value-type="float" office:value="0" calcext:value-type="float">
            <text:p>0</text:p>
          </table:table-cell>
          <table:table-cell table:formula="of:=[.CE95]-[.CI95]" office:value-type="float" office:value="792" calcext:value-type="float">
            <text:p>792</text:p>
          </table:table-cell>
          <table:table-cell table:formula="of:=[.CN95]/[.CE95]" office:value-type="float" office:value="0.792" calcext:value-type="float">
            <text:p>0,792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15" calcext:value-type="float">
            <text:p>915</text:p>
          </table:table-cell>
          <table:table-cell office:value-type="float" office:value="18.3" calcext:value-type="float">
            <text:p>18,3</text:p>
          </table:table-cell>
          <table:table-cell office:value-type="float" office:value="0.0308170090779" calcext:value-type="float">
            <text:p>0,0308170090779</text:p>
          </table:table-cell>
          <table:table-cell table:formula="of:=[.AD96]-[.AH96]" office:value-type="float" office:value="0" calcext:value-type="float">
            <text:p>0</text:p>
          </table:table-cell>
          <table:table-cell table:formula="of:=[.AL96]/[.AD96]" office:value-type="float" office:value="0" calcext:value-type="float">
            <text:p>0</text:p>
          </table:table-cell>
          <table:table-cell table:formula="of:=[.AE96]-[.AI96]" office:value-type="float" office:value="85" calcext:value-type="float">
            <text:p>85</text:p>
          </table:table-cell>
          <table:table-cell table:formula="of:=[.AN96]/[.AE96]" office:value-type="float" office:value="0.085" calcext:value-type="float">
            <text:p>0,0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57" calcext:value-type="float">
            <text:p>557</text:p>
          </table:table-cell>
          <table:table-cell office:value-type="float" office:value="11.14" calcext:value-type="float">
            <text:p>11,14</text:p>
          </table:table-cell>
          <table:table-cell office:value-type="float" office:value="0.0308170090779" calcext:value-type="float">
            <text:p>0,0308170090779</text:p>
          </table:table-cell>
          <table:table-cell table:formula="of:=[.AQ96]-[.AU96]" office:value-type="float" office:value="0" calcext:value-type="float">
            <text:p>0</text:p>
          </table:table-cell>
          <table:table-cell table:formula="of:=[.AY96]/[.AQ96]" office:value-type="float" office:value="0" calcext:value-type="float">
            <text:p>0</text:p>
          </table:table-cell>
          <table:table-cell table:formula="of:=[.AR96]-[.AV96]" office:value-type="float" office:value="443" calcext:value-type="float">
            <text:p>443</text:p>
          </table:table-cell>
          <table:table-cell table:formula="of:=[.BA96]/[.AR96]" office:value-type="float" office:value="0.443" calcext:value-type="float">
            <text:p>0,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57" calcext:value-type="float">
            <text:p>557</text:p>
          </table:table-cell>
          <table:table-cell office:value-type="float" office:value="11.14" calcext:value-type="float">
            <text:p>11,14</text:p>
          </table:table-cell>
          <table:table-cell office:value-type="float" office:value="0.0308170090779" calcext:value-type="float">
            <text:p>0,0308170090779</text:p>
          </table:table-cell>
          <table:table-cell table:formula="of:=[.BD96]-[.BH96]" office:value-type="float" office:value="0" calcext:value-type="float">
            <text:p>0</text:p>
          </table:table-cell>
          <table:table-cell table:formula="of:=[.BL96]/[.BD96]" office:value-type="float" office:value="0" calcext:value-type="float">
            <text:p>0</text:p>
          </table:table-cell>
          <table:table-cell table:formula="of:=[.BE96]-[.BI96]" office:value-type="float" office:value="443" calcext:value-type="float">
            <text:p>443</text:p>
          </table:table-cell>
          <table:table-cell table:formula="of:=[.BN96]/[.BE96]" office:value-type="float" office:value="0.443" calcext:value-type="float">
            <text:p>0,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BQ96]-[.BU96]" office:value-type="float" office:value="8" calcext:value-type="float">
            <text:p>8</text:p>
          </table:table-cell>
          <table:table-cell table:formula="of:=[.BY96]/[.BQ96]" office:value-type="float" office:value="0.08" calcext:value-type="float">
            <text:p>0,08</text:p>
          </table:table-cell>
          <table:table-cell table:formula="of:=[.BR96]-[.BV96]" office:value-type="float" office:value="871" calcext:value-type="float">
            <text:p>871</text:p>
          </table:table-cell>
          <table:table-cell table:formula="of:=[.CA96]/[.BR96]" office:value-type="float" office:value="0.871" calcext:value-type="float">
            <text:p>0,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2.80434782609" calcext:value-type="float">
            <text:p>2,80434782609</text:p>
          </table:table-cell>
          <table:table-cell office:value-type="float" office:value="0.0308170090779" calcext:value-type="float">
            <text:p>0,0308170090779</text:p>
          </table:table-cell>
          <table:table-cell table:formula="of:=[.CD96]-[.CH96]" office:value-type="float" office:value="8" calcext:value-type="float">
            <text:p>8</text:p>
          </table:table-cell>
          <table:table-cell table:formula="of:=[.CL96]/[.CD96]" office:value-type="float" office:value="0.08" calcext:value-type="float">
            <text:p>0,08</text:p>
          </table:table-cell>
          <table:table-cell table:formula="of:=[.CE96]-[.CI96]" office:value-type="float" office:value="871" calcext:value-type="float">
            <text:p>871</text:p>
          </table:table-cell>
          <table:table-cell table:formula="of:=[.CN96]/[.CE96]" office:value-type="float" office:value="0.871" calcext:value-type="float">
            <text:p>0,871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17.2" calcext:value-type="float">
            <text:p>17,2</text:p>
          </table:table-cell>
          <table:table-cell office:value-type="float" office:value="0.0743434343434" calcext:value-type="float">
            <text:p>0,0743434343434</text:p>
          </table:table-cell>
          <table:table-cell table:formula="of:=[.AD97]-[.AH97]" office:value-type="float" office:value="0" calcext:value-type="float">
            <text:p>0</text:p>
          </table:table-cell>
          <table:table-cell table:formula="of:=[.AL97]/[.AD97]" office:value-type="float" office:value="0" calcext:value-type="float">
            <text:p>0</text:p>
          </table:table-cell>
          <table:table-cell table:formula="of:=[.AE97]-[.AI97]" office:value-type="float" office:value="140" calcext:value-type="float">
            <text:p>140</text:p>
          </table:table-cell>
          <table:table-cell table:formula="of:=[.AN97]/[.AE97]" office:value-type="float" office:value="0.14" calcext:value-type="float">
            <text:p>0,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743434343434" calcext:value-type="float">
            <text:p>0,0743434343434</text:p>
          </table:table-cell>
          <table:table-cell table:formula="of:=[.AQ97]-[.AU97]" office:value-type="float" office:value="0" calcext:value-type="float">
            <text:p>0</text:p>
          </table:table-cell>
          <table:table-cell table:formula="of:=[.AY97]/[.AQ97]" office:value-type="float" office:value="0" calcext:value-type="float">
            <text:p>0</text:p>
          </table:table-cell>
          <table:table-cell table:formula="of:=[.AR97]-[.AV97]" office:value-type="float" office:value="632" calcext:value-type="float">
            <text:p>632</text:p>
          </table:table-cell>
          <table:table-cell table:formula="of:=[.BA97]/[.AR97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743434343434" calcext:value-type="float">
            <text:p>0,0743434343434</text:p>
          </table:table-cell>
          <table:table-cell table:formula="of:=[.BD97]-[.BH97]" office:value-type="float" office:value="0" calcext:value-type="float">
            <text:p>0</text:p>
          </table:table-cell>
          <table:table-cell table:formula="of:=[.BL97]/[.BD97]" office:value-type="float" office:value="0" calcext:value-type="float">
            <text:p>0</text:p>
          </table:table-cell>
          <table:table-cell table:formula="of:=[.BE97]-[.BI97]" office:value-type="float" office:value="632" calcext:value-type="float">
            <text:p>632</text:p>
          </table:table-cell>
          <table:table-cell table:formula="of:=[.BN97]/[.BE97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743434343434" calcext:value-type="float">
            <text:p>0,0743434343434</text:p>
          </table:table-cell>
          <table:table-cell table:formula="of:=[.BQ97]-[.BU97]" office:value-type="float" office:value="0" calcext:value-type="float">
            <text:p>0</text:p>
          </table:table-cell>
          <table:table-cell table:formula="of:=[.BY97]/[.BQ97]" office:value-type="float" office:value="0" calcext:value-type="float">
            <text:p>0</text:p>
          </table:table-cell>
          <table:table-cell table:formula="of:=[.BR97]-[.BV97]" office:value-type="float" office:value="632" calcext:value-type="float">
            <text:p>632</text:p>
          </table:table-cell>
          <table:table-cell table:formula="of:=[.CA97]/[.BR97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7.36" calcext:value-type="float">
            <text:p>7,36</text:p>
          </table:table-cell>
          <table:table-cell office:value-type="float" office:value="0.0743434343434" calcext:value-type="float">
            <text:p>0,0743434343434</text:p>
          </table:table-cell>
          <table:table-cell table:formula="of:=[.CD97]-[.CH97]" office:value-type="float" office:value="0" calcext:value-type="float">
            <text:p>0</text:p>
          </table:table-cell>
          <table:table-cell table:formula="of:=[.CL97]/[.CD97]" office:value-type="float" office:value="0" calcext:value-type="float">
            <text:p>0</text:p>
          </table:table-cell>
          <table:table-cell table:formula="of:=[.CE97]-[.CI97]" office:value-type="float" office:value="632" calcext:value-type="float">
            <text:p>632</text:p>
          </table:table-cell>
          <table:table-cell table:formula="of:=[.CN97]/[.CE97]" office:value-type="float" office:value="0.632" calcext:value-type="float">
            <text:p>0,632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13.16" calcext:value-type="float">
            <text:p>13,16</text:p>
          </table:table-cell>
          <table:table-cell office:value-type="float" office:value="0.0309214594929" calcext:value-type="float">
            <text:p>0,0309214594929</text:p>
          </table:table-cell>
          <table:table-cell table:formula="of:=[.AD98]-[.AH98]" office:value-type="float" office:value="0" calcext:value-type="float">
            <text:p>0</text:p>
          </table:table-cell>
          <table:table-cell table:formula="of:=[.AL98]/[.AD98]" office:value-type="float" office:value="0" calcext:value-type="float">
            <text:p>0</text:p>
          </table:table-cell>
          <table:table-cell table:formula="of:=[.AE98]-[.AI98]" office:value-type="float" office:value="342" calcext:value-type="float">
            <text:p>342</text:p>
          </table:table-cell>
          <table:table-cell table:formula="of:=[.AN98]/[.AE98]" office:value-type="float" office:value="0.342" calcext:value-type="float">
            <text:p>0,3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3.0303030303" calcext:value-type="float">
            <text:p>3,0303030303</text:p>
          </table:table-cell>
          <table:table-cell office:value-type="float" office:value="0.0309214594929" calcext:value-type="float">
            <text:p>0,0309214594929</text:p>
          </table:table-cell>
          <table:table-cell table:formula="of:=[.AQ98]-[.AU98]" office:value-type="float" office:value="1" calcext:value-type="float">
            <text:p>1</text:p>
          </table:table-cell>
          <table:table-cell table:formula="of:=[.AY98]/[.AQ98]" office:value-type="float" office:value="0.01" calcext:value-type="float">
            <text:p>0,01</text:p>
          </table:table-cell>
          <table:table-cell table:formula="of:=[.AR98]-[.AV98]" office:value-type="float" office:value="850" calcext:value-type="float">
            <text:p>850</text:p>
          </table:table-cell>
          <table:table-cell table:formula="of:=[.BA98]/[.AR9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3.0303030303" calcext:value-type="float">
            <text:p>3,0303030303</text:p>
          </table:table-cell>
          <table:table-cell office:value-type="float" office:value="0.0309214594929" calcext:value-type="float">
            <text:p>0,0309214594929</text:p>
          </table:table-cell>
          <table:table-cell table:formula="of:=[.BD98]-[.BH98]" office:value-type="float" office:value="1" calcext:value-type="float">
            <text:p>1</text:p>
          </table:table-cell>
          <table:table-cell table:formula="of:=[.BL98]/[.BD98]" office:value-type="float" office:value="0.01" calcext:value-type="float">
            <text:p>0,01</text:p>
          </table:table-cell>
          <table:table-cell table:formula="of:=[.BE98]-[.BI98]" office:value-type="float" office:value="850" calcext:value-type="float">
            <text:p>850</text:p>
          </table:table-cell>
          <table:table-cell table:formula="of:=[.BN98]/[.BE9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3.0303030303" calcext:value-type="float">
            <text:p>3,0303030303</text:p>
          </table:table-cell>
          <table:table-cell office:value-type="float" office:value="0.0309214594929" calcext:value-type="float">
            <text:p>0,0309214594929</text:p>
          </table:table-cell>
          <table:table-cell table:formula="of:=[.BQ98]-[.BU98]" office:value-type="float" office:value="1" calcext:value-type="float">
            <text:p>1</text:p>
          </table:table-cell>
          <table:table-cell table:formula="of:=[.BY98]/[.BQ98]" office:value-type="float" office:value="0.01" calcext:value-type="float">
            <text:p>0,01</text:p>
          </table:table-cell>
          <table:table-cell table:formula="of:=[.BR98]-[.BV98]" office:value-type="float" office:value="850" calcext:value-type="float">
            <text:p>850</text:p>
          </table:table-cell>
          <table:table-cell table:formula="of:=[.CA98]/[.BR9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3.0303030303" calcext:value-type="float">
            <text:p>3,0303030303</text:p>
          </table:table-cell>
          <table:table-cell office:value-type="float" office:value="0.0309214594929" calcext:value-type="float">
            <text:p>0,0309214594929</text:p>
          </table:table-cell>
          <table:table-cell table:formula="of:=[.CD98]-[.CH98]" office:value-type="float" office:value="1" calcext:value-type="float">
            <text:p>1</text:p>
          </table:table-cell>
          <table:table-cell table:formula="of:=[.CL98]/[.CD98]" office:value-type="float" office:value="0.01" calcext:value-type="float">
            <text:p>0,01</text:p>
          </table:table-cell>
          <table:table-cell table:formula="of:=[.CE98]-[.CI98]" office:value-type="float" office:value="850" calcext:value-type="float">
            <text:p>850</text:p>
          </table:table-cell>
          <table:table-cell table:formula="of:=[.CN98]/[.CE98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45" calcext:value-type="float">
            <text:p>845</text:p>
          </table:table-cell>
          <table:table-cell office:value-type="float" office:value="16.9" calcext:value-type="float">
            <text:p>16,9</text:p>
          </table:table-cell>
          <table:table-cell office:value-type="float" office:value="0.0410101010101" calcext:value-type="float">
            <text:p>0,0410101010101</text:p>
          </table:table-cell>
          <table:table-cell table:formula="of:=[.AD99]-[.AH99]" office:value-type="float" office:value="0" calcext:value-type="float">
            <text:p>0</text:p>
          </table:table-cell>
          <table:table-cell table:formula="of:=[.AL99]/[.AD99]" office:value-type="float" office:value="0" calcext:value-type="float">
            <text:p>0</text:p>
          </table:table-cell>
          <table:table-cell table:formula="of:=[.AE99]-[.AI99]" office:value-type="float" office:value="155" calcext:value-type="float">
            <text:p>155</text:p>
          </table:table-cell>
          <table:table-cell table:formula="of:=[.AN99]/[.AE99]" office:value-type="float" office:value="0.155" calcext:value-type="float">
            <text:p>0,1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6.14" calcext:value-type="float">
            <text:p>6,14</text:p>
          </table:table-cell>
          <table:table-cell office:value-type="float" office:value="0.0410101010101" calcext:value-type="float">
            <text:p>0,0410101010101</text:p>
          </table:table-cell>
          <table:table-cell table:formula="of:=[.AQ99]-[.AU99]" office:value-type="float" office:value="0" calcext:value-type="float">
            <text:p>0</text:p>
          </table:table-cell>
          <table:table-cell table:formula="of:=[.AY99]/[.AQ99]" office:value-type="float" office:value="0" calcext:value-type="float">
            <text:p>0</text:p>
          </table:table-cell>
          <table:table-cell table:formula="of:=[.AR99]-[.AV99]" office:value-type="float" office:value="693" calcext:value-type="float">
            <text:p>693</text:p>
          </table:table-cell>
          <table:table-cell table:formula="of:=[.BA99]/[.AR99]" office:value-type="float" office:value="0.693" calcext:value-type="float">
            <text:p>0,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410101010101" calcext:value-type="float">
            <text:p>0,0410101010101</text:p>
          </table:table-cell>
          <table:table-cell table:formula="of:=[.BD99]-[.BH99]" office:value-type="float" office:value="0" calcext:value-type="float">
            <text:p>0</text:p>
          </table:table-cell>
          <table:table-cell table:formula="of:=[.BL99]/[.BD99]" office:value-type="float" office:value="0" calcext:value-type="float">
            <text:p>0</text:p>
          </table:table-cell>
          <table:table-cell table:formula="of:=[.BE99]-[.BI99]" office:value-type="float" office:value="729" calcext:value-type="float">
            <text:p>729</text:p>
          </table:table-cell>
          <table:table-cell table:formula="of:=[.BN99]/[.BE99]" office:value-type="float" office:value="0.729" calcext:value-type="float">
            <text:p>0,7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410101010101" calcext:value-type="float">
            <text:p>0,0410101010101</text:p>
          </table:table-cell>
          <table:table-cell table:formula="of:=[.BQ99]-[.BU99]" office:value-type="float" office:value="0" calcext:value-type="float">
            <text:p>0</text:p>
          </table:table-cell>
          <table:table-cell table:formula="of:=[.BY99]/[.BQ99]" office:value-type="float" office:value="0" calcext:value-type="float">
            <text:p>0</text:p>
          </table:table-cell>
          <table:table-cell table:formula="of:=[.BR99]-[.BV99]" office:value-type="float" office:value="729" calcext:value-type="float">
            <text:p>729</text:p>
          </table:table-cell>
          <table:table-cell table:formula="of:=[.CA99]/[.BR99]" office:value-type="float" office:value="0.729" calcext:value-type="float">
            <text:p>0,7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4.06" calcext:value-type="float">
            <text:p>4,06</text:p>
          </table:table-cell>
          <table:table-cell office:value-type="float" office:value="0.0410101010101" calcext:value-type="float">
            <text:p>0,0410101010101</text:p>
          </table:table-cell>
          <table:table-cell table:formula="of:=[.CD99]-[.CH99]" office:value-type="float" office:value="0" calcext:value-type="float">
            <text:p>0</text:p>
          </table:table-cell>
          <table:table-cell table:formula="of:=[.CL99]/[.CD99]" office:value-type="float" office:value="0" calcext:value-type="float">
            <text:p>0</text:p>
          </table:table-cell>
          <table:table-cell table:formula="of:=[.CE99]-[.CI99]" office:value-type="float" office:value="797" calcext:value-type="float">
            <text:p>797</text:p>
          </table:table-cell>
          <table:table-cell table:formula="of:=[.CN99]/[.CE99]" office:value-type="float" office:value="0.797" calcext:value-type="float">
            <text:p>0,797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float" office:value="16.12" calcext:value-type="float">
            <text:p>16,12</text:p>
          </table:table-cell>
          <table:table-cell office:value-type="float" office:value="0.0383426097712" calcext:value-type="float">
            <text:p>0,0383426097712</text:p>
          </table:table-cell>
          <table:table-cell table:formula="of:=[.AD100]-[.AH100]" office:value-type="float" office:value="0" calcext:value-type="float">
            <text:p>0</text:p>
          </table:table-cell>
          <table:table-cell table:formula="of:=[.AL100]/[.AD100]" office:value-type="float" office:value="0" calcext:value-type="float">
            <text:p>0</text:p>
          </table:table-cell>
          <table:table-cell table:formula="of:=[.AE100]-[.AI100]" office:value-type="float" office:value="194" calcext:value-type="float">
            <text:p>194</text:p>
          </table:table-cell>
          <table:table-cell table:formula="of:=[.AN100]/[.AE100]" office:value-type="float" office:value="0.194" calcext:value-type="float">
            <text:p>0,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383426097712" calcext:value-type="float">
            <text:p>0,0383426097712</text:p>
          </table:table-cell>
          <table:table-cell table:formula="of:=[.AQ100]-[.AU100]" office:value-type="float" office:value="0" calcext:value-type="float">
            <text:p>0</text:p>
          </table:table-cell>
          <table:table-cell table:formula="of:=[.AY100]/[.AQ100]" office:value-type="float" office:value="0" calcext:value-type="float">
            <text:p>0</text:p>
          </table:table-cell>
          <table:table-cell table:formula="of:=[.AR100]-[.AV100]" office:value-type="float" office:value="593" calcext:value-type="float">
            <text:p>593</text:p>
          </table:table-cell>
          <table:table-cell table:formula="of:=[.BA100]/[.AR100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383426097712" calcext:value-type="float">
            <text:p>0,0383426097712</text:p>
          </table:table-cell>
          <table:table-cell table:formula="of:=[.BD100]-[.BH100]" office:value-type="float" office:value="1" calcext:value-type="float">
            <text:p>1</text:p>
          </table:table-cell>
          <table:table-cell table:formula="of:=[.BL100]/[.BD100]" office:value-type="float" office:value="0.01" calcext:value-type="float">
            <text:p>0,01</text:p>
          </table:table-cell>
          <table:table-cell table:formula="of:=[.BE100]-[.BI100]" office:value-type="float" office:value="814" calcext:value-type="float">
            <text:p>814</text:p>
          </table:table-cell>
          <table:table-cell table:formula="of:=[.BN100]/[.BE100]" office:value-type="float" office:value="0.814" calcext:value-type="float">
            <text:p>0,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383426097712" calcext:value-type="float">
            <text:p>0,0383426097712</text:p>
          </table:table-cell>
          <table:table-cell table:formula="of:=[.BQ100]-[.BU100]" office:value-type="float" office:value="1" calcext:value-type="float">
            <text:p>1</text:p>
          </table:table-cell>
          <table:table-cell table:formula="of:=[.BY100]/[.BQ100]" office:value-type="float" office:value="0.01" calcext:value-type="float">
            <text:p>0,01</text:p>
          </table:table-cell>
          <table:table-cell table:formula="of:=[.BR100]-[.BV100]" office:value-type="float" office:value="814" calcext:value-type="float">
            <text:p>814</text:p>
          </table:table-cell>
          <table:table-cell table:formula="of:=[.CA100]/[.BR100]" office:value-type="float" office:value="0.814" calcext:value-type="float">
            <text:p>0,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383426097712" calcext:value-type="float">
            <text:p>0,0383426097712</text:p>
          </table:table-cell>
          <table:table-cell table:formula="of:=[.CD100]-[.CH100]" office:value-type="float" office:value="1" calcext:value-type="float">
            <text:p>1</text:p>
          </table:table-cell>
          <table:table-cell table:formula="of:=[.CL100]/[.CD100]" office:value-type="float" office:value="0.01" calcext:value-type="float">
            <text:p>0,01</text:p>
          </table:table-cell>
          <table:table-cell table:formula="of:=[.CE100]-[.CI100]" office:value-type="float" office:value="814" calcext:value-type="float">
            <text:p>814</text:p>
          </table:table-cell>
          <table:table-cell table:formula="of:=[.CN100]/[.CE100]" office:value-type="float" office:value="0.814" calcext:value-type="float">
            <text:p>0,814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33" calcext:value-type="float">
            <text:p>433</text:p>
          </table:table-cell>
          <table:table-cell office:value-type="float" office:value="8.66" calcext:value-type="float">
            <text:p>8,66</text:p>
          </table:table-cell>
          <table:table-cell office:value-type="float" office:value="0.0254303599374" calcext:value-type="float">
            <text:p>0,0254303599374</text:p>
          </table:table-cell>
          <table:table-cell table:formula="of:=[.AD101]-[.AH101]" office:value-type="float" office:value="0" calcext:value-type="float">
            <text:p>0</text:p>
          </table:table-cell>
          <table:table-cell table:formula="of:=[.AL101]/[.AD101]" office:value-type="float" office:value="0" calcext:value-type="float">
            <text:p>0</text:p>
          </table:table-cell>
          <table:table-cell table:formula="of:=[.AE101]-[.AI101]" office:value-type="float" office:value="567" calcext:value-type="float">
            <text:p>567</text:p>
          </table:table-cell>
          <table:table-cell table:formula="of:=[.AN101]/[.AE101]" office:value-type="float" office:value="0.567" calcext:value-type="float">
            <text:p>0,5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7.82" calcext:value-type="float">
            <text:p>7,82</text:p>
          </table:table-cell>
          <table:table-cell office:value-type="float" office:value="0.0254303599374" calcext:value-type="float">
            <text:p>0,0254303599374</text:p>
          </table:table-cell>
          <table:table-cell table:formula="of:=[.AQ101]-[.AU101]" office:value-type="float" office:value="0" calcext:value-type="float">
            <text:p>0</text:p>
          </table:table-cell>
          <table:table-cell table:formula="of:=[.AY101]/[.AQ101]" office:value-type="float" office:value="0" calcext:value-type="float">
            <text:p>0</text:p>
          </table:table-cell>
          <table:table-cell table:formula="of:=[.AR101]-[.AV101]" office:value-type="float" office:value="609" calcext:value-type="float">
            <text:p>609</text:p>
          </table:table-cell>
          <table:table-cell table:formula="of:=[.BA101]/[.AR101]" office:value-type="float" office:value="0.609" calcext:value-type="float">
            <text:p>0,6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7.82" calcext:value-type="float">
            <text:p>7,82</text:p>
          </table:table-cell>
          <table:table-cell office:value-type="float" office:value="0.0254303599374" calcext:value-type="float">
            <text:p>0,0254303599374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609" calcext:value-type="float">
            <text:p>609</text:p>
          </table:table-cell>
          <table:table-cell table:formula="of:=[.BN101]/[.BE101]" office:value-type="float" office:value="0.609" calcext:value-type="float">
            <text:p>0,6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7.82" calcext:value-type="float">
            <text:p>7,82</text:p>
          </table:table-cell>
          <table:table-cell office:value-type="float" office:value="0.0254303599374" calcext:value-type="float">
            <text:p>0,0254303599374</text:p>
          </table:table-cell>
          <table:table-cell table:formula="of:=[.BQ101]-[.BU101]" office:value-type="float" office:value="0" calcext:value-type="float">
            <text:p>0</text:p>
          </table:table-cell>
          <table:table-cell table:formula="of:=[.BY101]/[.BQ101]" office:value-type="float" office:value="0" calcext:value-type="float">
            <text:p>0</text:p>
          </table:table-cell>
          <table:table-cell table:formula="of:=[.BR101]-[.BV101]" office:value-type="float" office:value="609" calcext:value-type="float">
            <text:p>609</text:p>
          </table:table-cell>
          <table:table-cell table:formula="of:=[.CA101]/[.BR101]" office:value-type="float" office:value="0.609" calcext:value-type="float">
            <text:p>0,6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101]-[.CH101]" office:value-type="float" office:value="28" calcext:value-type="float">
            <text:p>28</text:p>
          </table:table-cell>
          <table:table-cell table:formula="of:=[.CL101]/[.CD101]" office:value-type="float" office:value="0.28" calcext:value-type="float">
            <text:p>0,28</text:p>
          </table:table-cell>
          <table:table-cell table:formula="of:=[.CE101]-[.CI101]" office:value-type="float" office:value="935" calcext:value-type="float">
            <text:p>935</text:p>
          </table:table-cell>
          <table:table-cell table:formula="of:=[.CN101]/[.CE101]" office:value-type="float" office:value="0.935" calcext:value-type="float">
            <text:p>0,935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4.16" calcext:value-type="float">
            <text:p>4,16</text:p>
          </table:table-cell>
          <table:table-cell table:style-name="ce40" office:value-type="float" office:value="0.0355618776671" calcext:value-type="float">
            <text:p>0,0355618776671</text:p>
          </table:table-cell>
          <table:table-cell table:style-name="ce33" table:formula="of:=[.AD102]-[.AH102]" office:value-type="float" office:value="0" calcext:value-type="float">
            <text:p>0</text:p>
          </table:table-cell>
          <table:table-cell table:style-name="ce40" table:formula="of:=[.AL102]/[.AD102]" office:value-type="float" office:value="0" calcext:value-type="float">
            <text:p>0</text:p>
          </table:table-cell>
          <table:table-cell table:style-name="ce33" table:formula="of:=[.AE102]-[.AI102]" office:value-type="float" office:value="792" calcext:value-type="float">
            <text:p>792</text:p>
          </table:table-cell>
          <table:table-cell table:style-name="ce40" table:formula="of:=[.AN102]/[.AE102]" office:value-type="float" office:value="0.792" calcext:value-type="float">
            <text:p>0,792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4.16" calcext:value-type="float">
            <text:p>4,16</text:p>
          </table:table-cell>
          <table:table-cell table:style-name="ce40" office:value-type="float" office:value="0.0355618776671" calcext:value-type="float">
            <text:p>0,0355618776671</text:p>
          </table:table-cell>
          <table:table-cell table:style-name="ce33" table:formula="of:=[.AQ102]-[.AU102]" office:value-type="float" office:value="0" calcext:value-type="float">
            <text:p>0</text:p>
          </table:table-cell>
          <table:table-cell table:style-name="ce40" table:formula="of:=[.AY102]/[.AQ102]" office:value-type="float" office:value="0" calcext:value-type="float">
            <text:p>0</text:p>
          </table:table-cell>
          <table:table-cell table:style-name="ce33" table:formula="of:=[.AR102]-[.AV102]" office:value-type="float" office:value="792" calcext:value-type="float">
            <text:p>792</text:p>
          </table:table-cell>
          <table:table-cell table:style-name="ce40" table:formula="of:=[.BA102]/[.AR102]" office:value-type="float" office:value="0.792" calcext:value-type="float">
            <text:p>0,792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4.16" calcext:value-type="float">
            <text:p>4,16</text:p>
          </table:table-cell>
          <table:table-cell table:style-name="ce40" office:value-type="float" office:value="0.0355618776671" calcext:value-type="float">
            <text:p>0,0355618776671</text:p>
          </table:table-cell>
          <table:table-cell table:style-name="ce33" table:formula="of:=[.BD102]-[.BH102]" office:value-type="float" office:value="0" calcext:value-type="float">
            <text:p>0</text:p>
          </table:table-cell>
          <table:table-cell table:style-name="ce40" table:formula="of:=[.BL102]/[.BD102]" office:value-type="float" office:value="0" calcext:value-type="float">
            <text:p>0</text:p>
          </table:table-cell>
          <table:table-cell table:style-name="ce33" table:formula="of:=[.BE102]-[.BI102]" office:value-type="float" office:value="792" calcext:value-type="float">
            <text:p>792</text:p>
          </table:table-cell>
          <table:table-cell table:style-name="ce40" table:formula="of:=[.BN102]/[.BE102]" office:value-type="float" office:value="0.792" calcext:value-type="float">
            <text:p>0,792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4.16" calcext:value-type="float">
            <text:p>4,16</text:p>
          </table:table-cell>
          <table:table-cell table:style-name="ce40" office:value-type="float" office:value="0.0355618776671" calcext:value-type="float">
            <text:p>0,0355618776671</text:p>
          </table:table-cell>
          <table:table-cell table:style-name="ce33" table:formula="of:=[.BQ102]-[.BU102]" office:value-type="float" office:value="0" calcext:value-type="float">
            <text:p>0</text:p>
          </table:table-cell>
          <table:table-cell table:style-name="ce40" table:formula="of:=[.BY102]/[.BQ102]" office:value-type="float" office:value="0" calcext:value-type="float">
            <text:p>0</text:p>
          </table:table-cell>
          <table:table-cell table:style-name="ce33" table:formula="of:=[.BR102]-[.BV102]" office:value-type="float" office:value="792" calcext:value-type="float">
            <text:p>792</text:p>
          </table:table-cell>
          <table:table-cell table:style-name="ce40" table:formula="of:=[.CA102]/[.BR102]" office:value-type="float" office:value="0.792" calcext:value-type="float">
            <text:p>0,792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38" calcext:value-type="float">
            <text:p>38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.31578947368" calcext:value-type="float">
            <text:p>1,31578947368</text:p>
          </table:table-cell>
          <table:table-cell table:style-name="ce40" office:value-type="float" office:value="0.0355618776671" calcext:value-type="float">
            <text:p>0,0355618776671</text:p>
          </table:table-cell>
          <table:table-cell table:style-name="ce33" table:formula="of:=[.CD102]-[.CH102]" office:value-type="float" office:value="62" calcext:value-type="float">
            <text:p>62</text:p>
          </table:table-cell>
          <table:table-cell table:style-name="ce40" table:formula="of:=[.CL102]/[.CD102]" office:value-type="float" office:value="0.62" calcext:value-type="float">
            <text:p>0,62</text:p>
          </table:table-cell>
          <table:table-cell table:style-name="ce33" table:formula="of:=[.CE102]-[.CI102]" office:value-type="float" office:value="975" calcext:value-type="float">
            <text:p>975</text:p>
          </table:table-cell>
          <table:table-cell table:style-name="ce40" table:formula="of:=[.CN102]/[.CE102]" office:value-type="float" office:value="0.975" calcext:value-type="float">
            <text:p>0,975</text:p>
          </table:table-cell>
        </table:table-row>
      </table:table>
      <table:table table:name="model1-node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" calcext:value-type="float">
            <text:p>0</text:p>
          </table:table-cell>
          <table:table-cell table:formula="of:=[.D3]*100" office:value-type="float" office:value="0" calcext:value-type="float">
            <text:p>0</text:p>
          </table:table-cell>
          <table:table-cell table:style-name="ce51" table:formula="of:=QUARTILE([.$AM$3:.$AM$102];2)" office:value-type="float" office:value="0.01" calcext:value-type="float">
            <text:p>0,01</text:p>
          </table:table-cell>
          <table:table-cell table:formula="of:=[.F3]*100" office:value-type="float" office:value="1" calcext:value-type="float">
            <text:p>1</text:p>
          </table:table-cell>
          <table:table-cell table:style-name="ce51" table:formula="of:=QUARTILE([.$AM$3:.$AM$102];3)" office:value-type="float" office:value="0.1325" calcext:value-type="float">
            <text:p>0,1325</text:p>
          </table:table-cell>
          <table:table-cell table:formula="of:=[.H3]*100" office:value-type="float" office:value="13.25" calcext:value-type="float">
            <text:p>13,25</text:p>
          </table:table-cell>
          <table:table-cell table:style-name="ce51" table:formula="of:=QUARTILE([.$AM$3:.$AM$102];4)" office:value-type="float" office:value="0.92" calcext:value-type="float">
            <text:p>0,92</text:p>
          </table:table-cell>
          <table:table-cell table:formula="of:=[.J3]*100" office:value-type="float" office:value="92" calcext:value-type="float">
            <text:p>92</text:p>
          </table:table-cell>
          <table:table-cell table:style-name="ce51" table:formula="of:=QUARTILE([.$AO$3:.$AO$102];0)" office:value-type="float" office:value="0.009" calcext:value-type="float">
            <text:p>0,009</text:p>
          </table:table-cell>
          <table:table-cell table:formula="of:=[.L3]*100" office:value-type="float" office:value="0.9" calcext:value-type="float">
            <text:p>0,9</text:p>
          </table:table-cell>
          <table:table-cell table:style-name="ce51" table:formula="of:=QUARTILE([.$AO$3:.$AO$102];1)" office:value-type="float" office:value="0.30875" calcext:value-type="float">
            <text:p>0,30875</text:p>
          </table:table-cell>
          <table:table-cell table:formula="of:=[.N3]*100" office:value-type="float" office:value="30.875" calcext:value-type="float">
            <text:p>30,875</text:p>
          </table:table-cell>
          <table:table-cell table:style-name="ce51" table:formula="of:=QUARTILE([.$AO$3:.$AO$102];2)" office:value-type="float" office:value="0.5665" calcext:value-type="float">
            <text:p>0,5665</text:p>
          </table:table-cell>
          <table:table-cell table:formula="of:=[.P3]*100" office:value-type="float" office:value="56.65" calcext:value-type="float">
            <text:p>56,65</text:p>
          </table:table-cell>
          <table:table-cell table:style-name="ce51" table:formula="of:=QUARTILE([.$AO$3:.$AO$102];3)" office:value-type="float" office:value="0.81275" calcext:value-type="float">
            <text:p>0,81275</text:p>
          </table:table-cell>
          <table:table-cell table:formula="of:=[.R3]*100" office:value-type="float" office:value="81.275" calcext:value-type="float">
            <text:p>81,275</text:p>
          </table:table-cell>
          <table:table-cell table:style-name="ce51" table:formula="of:=QUARTILE([.$AO$3:.$AO$102];4)" office:value-type="float" office:value="0.994" calcext:value-type="float">
            <text:p>0,994</text:p>
          </table:table-cell>
          <table:table-cell table:formula="of:=[.T3]*100" office:value-type="float" office:value="99.4" calcext:value-type="float">
            <text:p>99,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2.57777777778" calcext:value-type="float">
            <text:p>2,57777777778</text:p>
          </table:table-cell>
          <table:table-cell office:value-type="float" office:value="0.0395061728395" calcext:value-type="float">
            <text:p>0,0395061728395</text:p>
          </table:table-cell>
          <table:table-cell table:formula="of:=[.AD3]-[.AH3]" office:value-type="float" office:value="55" calcext:value-type="float">
            <text:p>55</text:p>
          </table:table-cell>
          <table:table-cell table:formula="of:=[.AL3]/[.AD3]" office:value-type="float" office:value="0.55" calcext:value-type="float">
            <text:p>0,55</text:p>
          </table:table-cell>
          <table:table-cell table:formula="of:=[.AE3]-[.AI3]" office:value-type="float" office:value="942" calcext:value-type="float">
            <text:p>942</text:p>
          </table:table-cell>
          <table:table-cell table:formula="of:=[.AN3]/[.AE3]" office:value-type="float" office:value="0.942" calcext:value-type="float">
            <text:p>0,9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2.57777777778" calcext:value-type="float">
            <text:p>2,57777777778</text:p>
          </table:table-cell>
          <table:table-cell office:value-type="float" office:value="0.0395061728395" calcext:value-type="float">
            <text:p>0,0395061728395</text:p>
          </table:table-cell>
          <table:table-cell table:formula="of:=[.AQ3]-[.AU3]" office:value-type="float" office:value="55" calcext:value-type="float">
            <text:p>55</text:p>
          </table:table-cell>
          <table:table-cell table:formula="of:=[.AY3]/[.AQ3]" office:value-type="float" office:value="0.55" calcext:value-type="float">
            <text:p>0,55</text:p>
          </table:table-cell>
          <table:table-cell table:formula="of:=[.AR3]-[.AV3]" office:value-type="float" office:value="942" calcext:value-type="float">
            <text:p>942</text:p>
          </table:table-cell>
          <table:table-cell table:formula="of:=[.BA3]/[.AR3]" office:value-type="float" office:value="0.942" calcext:value-type="float">
            <text:p>0,9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2.57777777778" calcext:value-type="float">
            <text:p>2,57777777778</text:p>
          </table:table-cell>
          <table:table-cell office:value-type="float" office:value="0.0395061728395" calcext:value-type="float">
            <text:p>0,0395061728395</text:p>
          </table:table-cell>
          <table:table-cell table:formula="of:=[.BD3]-[.BH3]" office:value-type="float" office:value="55" calcext:value-type="float">
            <text:p>55</text:p>
          </table:table-cell>
          <table:table-cell table:formula="of:=[.BL3]/[.BD3]" office:value-type="float" office:value="0.55" calcext:value-type="float">
            <text:p>0,55</text:p>
          </table:table-cell>
          <table:table-cell table:formula="of:=[.BE3]-[.BI3]" office:value-type="float" office:value="942" calcext:value-type="float">
            <text:p>942</text:p>
          </table:table-cell>
          <table:table-cell table:formula="of:=[.BN3]/[.BE3]" office:value-type="float" office:value="0.942" calcext:value-type="float">
            <text:p>0,9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table:style-name="ce19" office:value-type="float" office:value="3.04225352113" calcext:value-type="float">
            <text:p>3,04225352113</text:p>
          </table:table-cell>
          <table:table-cell office:value-type="float" office:value="0.0395061728395" calcext:value-type="float">
            <text:p>0,0395061728395</text:p>
          </table:table-cell>
          <table:table-cell table:formula="of:=[.BQ3]-[.BU3]" office:value-type="float" office:value="29" calcext:value-type="float">
            <text:p>29</text:p>
          </table:table-cell>
          <table:table-cell table:formula="of:=[.BY3]/[.BQ3]" office:value-type="float" office:value="0.29" calcext:value-type="float">
            <text:p>0,29</text:p>
          </table:table-cell>
          <table:table-cell table:formula="of:=[.BR3]-[.BV3]" office:value-type="float" office:value="892" calcext:value-type="float">
            <text:p>892</text:p>
          </table:table-cell>
          <table:table-cell table:formula="of:=[.CA3]/[.BR3]" office:value-type="float" office:value="0.892" calcext:value-type="float">
            <text:p>0,8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table:style-name="ce19" office:value-type="float" office:value="3.16049382716" calcext:value-type="float">
            <text:p>3,16049382716</text:p>
          </table:table-cell>
          <table:table-cell office:value-type="float" office:value="0.0395061728395" calcext:value-type="float">
            <text:p>0,0395061728395</text:p>
          </table:table-cell>
          <table:table-cell table:formula="of:=[.CD3]-[.CH3]" office:value-type="float" office:value="19" calcext:value-type="float">
            <text:p>19</text:p>
          </table:table-cell>
          <table:table-cell table:formula="of:=[.CL3]/[.CD3]" office:value-type="float" office:value="0.19" calcext:value-type="float">
            <text:p>0,19</text:p>
          </table:table-cell>
          <table:table-cell table:formula="of:=[.CE3]-[.CI3]" office:value-type="float" office:value="872" calcext:value-type="float">
            <text:p>872</text:p>
          </table:table-cell>
          <table:table-cell table:formula="of:=[.CN3]/[.CE3]" office:value-type="float" office:value="0.872" calcext:value-type="float">
            <text:p>0,8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  <table:table-cell table:style-name="ce51" table:formula="of:=QUARTILE([.$AZ$3:.$AZ$102];2)" office:value-type="float" office:value="0.03" calcext:value-type="float">
            <text:p>0,03</text:p>
          </table:table-cell>
          <table:table-cell table:formula="of:=[.F4]*100" office:value-type="float" office:value="3" calcext:value-type="float">
            <text:p>3</text:p>
          </table:table-cell>
          <table:table-cell table:style-name="ce51" table:formula="of:=QUARTILE([.$AZ$3:.$AZ$102];3)" office:value-type="float" office:value="0.24" calcext:value-type="float">
            <text:p>0,24</text:p>
          </table:table-cell>
          <table:table-cell table:formula="of:=[.H4]*100" office:value-type="float" office:value="24" calcext:value-type="float">
            <text:p>24</text:p>
          </table:table-cell>
          <table:table-cell table:style-name="ce51" table:formula="of:=QUARTILE([.$AZ$3:.$AZ$102];4)" office:value-type="float" office:value="0.96" calcext:value-type="float">
            <text:p>0,96</text:p>
          </table:table-cell>
          <table:table-cell table:formula="of:=[.J4]*100" office:value-type="float" office:value="96" calcext:value-type="float">
            <text:p>96</text:p>
          </table:table-cell>
          <table:table-cell table:style-name="ce51" table:formula="of:=QUARTILE([.$BB$3:.$BB$102];0)" office:value-type="float" office:value="0.169" calcext:value-type="float">
            <text:p>0,169</text:p>
          </table:table-cell>
          <table:table-cell table:formula="of:=[.L4]*100" office:value-type="float" office:value="16.9" calcext:value-type="float">
            <text:p>16,9</text:p>
          </table:table-cell>
          <table:table-cell table:style-name="ce51" table:formula="of:=QUARTILE([.$BB$3:.$BB$102];1)" office:value-type="float" office:value="0.541" calcext:value-type="float">
            <text:p>0,541</text:p>
          </table:table-cell>
          <table:table-cell table:formula="of:=[.N4]*100" office:value-type="float" office:value="54.1" calcext:value-type="float">
            <text:p>54,1</text:p>
          </table:table-cell>
          <table:table-cell table:style-name="ce51" table:formula="of:=QUARTILE([.$BB$3:.$BB$102];2)" office:value-type="float" office:value="0.7265" calcext:value-type="float">
            <text:p>0,7265</text:p>
          </table:table-cell>
          <table:table-cell table:formula="of:=[.P4]*100" office:value-type="float" office:value="72.65" calcext:value-type="float">
            <text:p>72,65</text:p>
          </table:table-cell>
          <table:table-cell table:style-name="ce51" table:formula="of:=QUARTILE([.$BB$3:.$BB$102];3)" office:value-type="float" office:value="0.87425" calcext:value-type="float">
            <text:p>0,87425</text:p>
          </table:table-cell>
          <table:table-cell table:formula="of:=[.R4]*100" office:value-type="float" office:value="87.425" calcext:value-type="float">
            <text:p>87,425</text:p>
          </table:table-cell>
          <table:table-cell table:style-name="ce51" table:formula="of:=QUARTILE([.$BB$3:.$BB$102];4)" office:value-type="float" office:value="0.997" calcext:value-type="float">
            <text:p>0,997</text:p>
          </table:table-cell>
          <table:table-cell table:formula="of:=[.T4]*100" office:value-type="float" office:value="99.7" calcext:value-type="float">
            <text:p>99,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74" calcext:value-type="float">
            <text:p>274</text:p>
          </table:table-cell>
          <table:table-cell table:style-name="ce19" office:value-type="float" office:value="5.53535353535" calcext:value-type="float">
            <text:p>5,53535353535</text:p>
          </table:table-cell>
          <table:table-cell office:value-type="float" office:value="0.0482374768089" calcext:value-type="float">
            <text:p>0,0482374768089</text:p>
          </table:table-cell>
          <table:table-cell table:formula="of:=[.AD4]-[.AH4]" office:value-type="float" office:value="1" calcext:value-type="float">
            <text:p>1</text:p>
          </table:table-cell>
          <table:table-cell table:formula="of:=[.AL4]/[.AD4]" office:value-type="float" office:value="0.01" calcext:value-type="float">
            <text:p>0,01</text:p>
          </table:table-cell>
          <table:table-cell table:formula="of:=[.AE4]-[.AI4]" office:value-type="float" office:value="726" calcext:value-type="float">
            <text:p>726</text:p>
          </table:table-cell>
          <table:table-cell table:formula="of:=[.AN4]/[.AE4]" office:value-type="float" office:value="0.726" calcext:value-type="float">
            <text:p>0,7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74" calcext:value-type="float">
            <text:p>274</text:p>
          </table:table-cell>
          <table:table-cell table:style-name="ce19" office:value-type="float" office:value="5.53535353535" calcext:value-type="float">
            <text:p>5,53535353535</text:p>
          </table:table-cell>
          <table:table-cell office:value-type="float" office:value="0.0482374768089" calcext:value-type="float">
            <text:p>0,0482374768089</text:p>
          </table:table-cell>
          <table:table-cell table:formula="of:=[.AQ4]-[.AU4]" office:value-type="float" office:value="1" calcext:value-type="float">
            <text:p>1</text:p>
          </table:table-cell>
          <table:table-cell table:formula="of:=[.AY4]/[.AQ4]" office:value-type="float" office:value="0.01" calcext:value-type="float">
            <text:p>0,01</text:p>
          </table:table-cell>
          <table:table-cell table:formula="of:=[.AR4]-[.AV4]" office:value-type="float" office:value="726" calcext:value-type="float">
            <text:p>726</text:p>
          </table:table-cell>
          <table:table-cell table:formula="of:=[.BA4]/[.AR4]" office:value-type="float" office:value="0.726" calcext:value-type="float">
            <text:p>0,7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34" calcext:value-type="float">
            <text:p>234</text:p>
          </table:table-cell>
          <table:table-cell table:style-name="ce19" office:value-type="float" office:value="4.72727272727" calcext:value-type="float">
            <text:p>4,72727272727</text:p>
          </table:table-cell>
          <table:table-cell office:value-type="float" office:value="0.0482374768089" calcext:value-type="float">
            <text:p>0,0482374768089</text:p>
          </table:table-cell>
          <table:table-cell table:formula="of:=[.BD4]-[.BH4]" office:value-type="float" office:value="1" calcext:value-type="float">
            <text:p>1</text:p>
          </table:table-cell>
          <table:table-cell table:formula="of:=[.BL4]/[.BD4]" office:value-type="float" office:value="0.01" calcext:value-type="float">
            <text:p>0,01</text:p>
          </table:table-cell>
          <table:table-cell table:formula="of:=[.BE4]-[.BI4]" office:value-type="float" office:value="766" calcext:value-type="float">
            <text:p>766</text:p>
          </table:table-cell>
          <table:table-cell table:formula="of:=[.BN4]/[.BE4]" office:value-type="float" office:value="0.766" calcext:value-type="float">
            <text:p>0,7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34" calcext:value-type="float">
            <text:p>234</text:p>
          </table:table-cell>
          <table:table-cell table:style-name="ce19" office:value-type="float" office:value="4.72727272727" calcext:value-type="float">
            <text:p>4,72727272727</text:p>
          </table:table-cell>
          <table:table-cell office:value-type="float" office:value="0.0482374768089" calcext:value-type="float">
            <text:p>0,0482374768089</text:p>
          </table:table-cell>
          <table:table-cell table:formula="of:=[.BQ4]-[.BU4]" office:value-type="float" office:value="1" calcext:value-type="float">
            <text:p>1</text:p>
          </table:table-cell>
          <table:table-cell table:formula="of:=[.BY4]/[.BQ4]" office:value-type="float" office:value="0.01" calcext:value-type="float">
            <text:p>0,01</text:p>
          </table:table-cell>
          <table:table-cell table:formula="of:=[.BR4]-[.BV4]" office:value-type="float" office:value="766" calcext:value-type="float">
            <text:p>766</text:p>
          </table:table-cell>
          <table:table-cell table:formula="of:=[.CA4]/[.BR4]" office:value-type="float" office:value="0.766" calcext:value-type="float">
            <text:p>0,7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34" calcext:value-type="float">
            <text:p>234</text:p>
          </table:table-cell>
          <table:table-cell table:style-name="ce19" office:value-type="float" office:value="4.72727272727" calcext:value-type="float">
            <text:p>4,72727272727</text:p>
          </table:table-cell>
          <table:table-cell office:value-type="float" office:value="0.0482374768089" calcext:value-type="float">
            <text:p>0,0482374768089</text:p>
          </table:table-cell>
          <table:table-cell table:formula="of:=[.CD4]-[.CH4]" office:value-type="float" office:value="1" calcext:value-type="float">
            <text:p>1</text:p>
          </table:table-cell>
          <table:table-cell table:formula="of:=[.CL4]/[.CD4]" office:value-type="float" office:value="0.01" calcext:value-type="float">
            <text:p>0,01</text:p>
          </table:table-cell>
          <table:table-cell table:formula="of:=[.CE4]-[.CI4]" office:value-type="float" office:value="766" calcext:value-type="float">
            <text:p>766</text:p>
          </table:table-cell>
          <table:table-cell table:formula="of:=[.CN4]/[.CE4]" office:value-type="float" office:value="0.766" calcext:value-type="float">
            <text:p>0,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.01" calcext:value-type="float">
            <text:p>0,01</text:p>
          </table:table-cell>
          <table:table-cell table:formula="of:=[.D5]*100" office:value-type="float" office:value="1" calcext:value-type="float">
            <text:p>1</text:p>
          </table:table-cell>
          <table:table-cell table:style-name="ce51" table:formula="of:=QUARTILE([.$BM$3:.$BM$102];2)" office:value-type="float" office:value="0.06" calcext:value-type="float">
            <text:p>0,06</text:p>
          </table:table-cell>
          <table:table-cell table:formula="of:=[.F5]*100" office:value-type="float" office:value="6" calcext:value-type="float">
            <text:p>6</text:p>
          </table:table-cell>
          <table:table-cell table:style-name="ce51" table:formula="of:=QUARTILE([.$BM$3:.$BM$102];3)" office:value-type="float" office:value="0.3025" calcext:value-type="float">
            <text:p>0,3025</text:p>
          </table:table-cell>
          <table:table-cell table:formula="of:=[.H5]*100" office:value-type="float" office:value="30.25" calcext:value-type="float">
            <text:p>30,25</text:p>
          </table:table-cell>
          <table:table-cell table:style-name="ce51" table:formula="of:=QUARTILE([.$BM$3:.$BM$102];4)" office:value-type="float" office:value="0.96" calcext:value-type="float">
            <text:p>0,96</text:p>
          </table:table-cell>
          <table:table-cell table:formula="of:=[.J5]*100" office:value-type="float" office:value="96" calcext:value-type="float">
            <text:p>96</text:p>
          </table:table-cell>
          <table:table-cell table:style-name="ce51" table:formula="of:=QUARTILE([.$BO$3:.$BO$102];0)" office:value-type="float" office:value="0.169" calcext:value-type="float">
            <text:p>0,169</text:p>
          </table:table-cell>
          <table:table-cell table:formula="of:=[.L5]*100" office:value-type="float" office:value="16.9" calcext:value-type="float">
            <text:p>16,9</text:p>
          </table:table-cell>
          <table:table-cell table:style-name="ce51" table:formula="of:=QUARTILE([.$BO$3:.$BO$102];1)" office:value-type="float" office:value="0.6875" calcext:value-type="float">
            <text:p>0,6875</text:p>
          </table:table-cell>
          <table:table-cell table:formula="of:=[.N5]*100" office:value-type="float" office:value="68.75" calcext:value-type="float">
            <text:p>68,75</text:p>
          </table:table-cell>
          <table:table-cell table:style-name="ce51" table:formula="of:=QUARTILE([.$BO$3:.$BO$102];2)" office:value-type="float" office:value="0.7975" calcext:value-type="float">
            <text:p>0,7975</text:p>
          </table:table-cell>
          <table:table-cell table:formula="of:=[.P5]*100" office:value-type="float" office:value="79.75" calcext:value-type="float">
            <text:p>79,75</text:p>
          </table:table-cell>
          <table:table-cell table:style-name="ce51" table:formula="of:=QUARTILE([.$BO$3:.$BO$102];3)" office:value-type="float" office:value="0.91375" calcext:value-type="float">
            <text:p>0,91375</text:p>
          </table:table-cell>
          <table:table-cell table:formula="of:=[.R5]*100" office:value-type="float" office:value="91.375" calcext:value-type="float">
            <text:p>91,375</text:p>
          </table:table-cell>
          <table:table-cell table:style-name="ce51" table:formula="of:=QUARTILE([.$BO$3:.$BO$102];4)" office:value-type="float" office:value="0.997" calcext:value-type="float">
            <text:p>0,997</text:p>
          </table:table-cell>
          <table:table-cell table:formula="of:=[.T5]*100" office:value-type="float" office:value="99.7" calcext:value-type="float">
            <text:p>99,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113939393939" calcext:value-type="float">
            <text:p>0,113939393939</text:p>
          </table:table-cell>
          <table:table-cell table:formula="of:=[.AD5]-[.AH5]" office:value-type="float" office:value="0" calcext:value-type="float">
            <text:p>0</text:p>
          </table:table-cell>
          <table:table-cell table:formula="of:=[.AL5]/[.AD5]" office:value-type="float" office:value="0" calcext:value-type="float">
            <text:p>0</text:p>
          </table:table-cell>
          <table:table-cell table:formula="of:=[.AE5]-[.AI5]" office:value-type="float" office:value="419" calcext:value-type="float">
            <text:p>419</text:p>
          </table:table-cell>
          <table:table-cell table:formula="of:=[.AN5]/[.AE5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113939393939" calcext:value-type="float">
            <text:p>0,113939393939</text:p>
          </table:table-cell>
          <table:table-cell table:formula="of:=[.AQ5]-[.AU5]" office:value-type="float" office:value="0" calcext:value-type="float">
            <text:p>0</text:p>
          </table:table-cell>
          <table:table-cell table:formula="of:=[.AY5]/[.AQ5]" office:value-type="float" office:value="0" calcext:value-type="float">
            <text:p>0</text:p>
          </table:table-cell>
          <table:table-cell table:formula="of:=[.AR5]-[.AV5]" office:value-type="float" office:value="419" calcext:value-type="float">
            <text:p>419</text:p>
          </table:table-cell>
          <table:table-cell table:formula="of:=[.BA5]/[.AR5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113939393939" calcext:value-type="float">
            <text:p>0,113939393939</text:p>
          </table:table-cell>
          <table:table-cell table:formula="of:=[.BD5]-[.BH5]" office:value-type="float" office:value="0" calcext:value-type="float">
            <text:p>0</text:p>
          </table:table-cell>
          <table:table-cell table:formula="of:=[.BL5]/[.BD5]" office:value-type="float" office:value="0" calcext:value-type="float">
            <text:p>0</text:p>
          </table:table-cell>
          <table:table-cell table:formula="of:=[.BE5]-[.BI5]" office:value-type="float" office:value="419" calcext:value-type="float">
            <text:p>419</text:p>
          </table:table-cell>
          <table:table-cell table:formula="of:=[.BN5]/[.BE5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113939393939" calcext:value-type="float">
            <text:p>0,113939393939</text:p>
          </table:table-cell>
          <table:table-cell table:formula="of:=[.BQ5]-[.BU5]" office:value-type="float" office:value="0" calcext:value-type="float">
            <text:p>0</text:p>
          </table:table-cell>
          <table:table-cell table:formula="of:=[.BY5]/[.BQ5]" office:value-type="float" office:value="0" calcext:value-type="float">
            <text:p>0</text:p>
          </table:table-cell>
          <table:table-cell table:formula="of:=[.BR5]-[.BV5]" office:value-type="float" office:value="419" calcext:value-type="float">
            <text:p>419</text:p>
          </table:table-cell>
          <table:table-cell table:formula="of:=[.CA5]/[.BR5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64" calcext:value-type="float">
            <text:p>564</text:p>
          </table:table-cell>
          <table:table-cell table:style-name="ce19" office:value-type="float" office:value="11.28" calcext:value-type="float">
            <text:p>11,28</text:p>
          </table:table-cell>
          <table:table-cell office:value-type="float" office:value="0.113939393939" calcext:value-type="float">
            <text:p>0,113939393939</text:p>
          </table:table-cell>
          <table:table-cell table:formula="of:=[.CD5]-[.CH5]" office:value-type="float" office:value="0" calcext:value-type="float">
            <text:p>0</text:p>
          </table:table-cell>
          <table:table-cell table:formula="of:=[.CL5]/[.CD5]" office:value-type="float" office:value="0" calcext:value-type="float">
            <text:p>0</text:p>
          </table:table-cell>
          <table:table-cell table:formula="of:=[.CE5]-[.CI5]" office:value-type="float" office:value="436" calcext:value-type="float">
            <text:p>436</text:p>
          </table:table-cell>
          <table:table-cell table:formula="of:=[.CN5]/[.CE5]" office:value-type="float" office:value="0.436" calcext:value-type="float">
            <text:p>0,4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.01" calcext:value-type="float">
            <text:p>0,01</text:p>
          </table:table-cell>
          <table:table-cell table:formula="of:=[.D6]*100" office:value-type="float" office:value="1" calcext:value-type="float">
            <text:p>1</text:p>
          </table:table-cell>
          <table:table-cell table:style-name="ce51" table:formula="of:=QUARTILE([.$BZ$3:.$BZ$102];2)" office:value-type="float" office:value="0.09" calcext:value-type="float">
            <text:p>0,09</text:p>
          </table:table-cell>
          <table:table-cell table:formula="of:=[.F6]*100" office:value-type="float" office:value="9" calcext:value-type="float">
            <text:p>9</text:p>
          </table:table-cell>
          <table:table-cell table:style-name="ce51" table:formula="of:=QUARTILE([.$BZ$3:.$BZ$102];3)" office:value-type="float" office:value="0.355" calcext:value-type="float">
            <text:p>0,355</text:p>
          </table:table-cell>
          <table:table-cell table:formula="of:=[.H6]*100" office:value-type="float" office:value="35.5" calcext:value-type="float">
            <text:p>35,5</text:p>
          </table:table-cell>
          <table:table-cell table:style-name="ce51" table:formula="of:=QUARTILE([.$BZ$3:.$BZ$102];4)" office:value-type="float" office:value="0.96" calcext:value-type="float">
            <text:p>0,96</text:p>
          </table:table-cell>
          <table:table-cell table:formula="of:=[.J6]*100" office:value-type="float" office:value="96" calcext:value-type="float">
            <text:p>96</text:p>
          </table:table-cell>
          <table:table-cell table:style-name="ce12" table:formula="of:=QUARTILE([.$CB$3:.$CB$102];0)" office:value-type="float" office:value="0.372" calcext:value-type="float">
            <text:p>0,372</text:p>
          </table:table-cell>
          <table:table-cell table:formula="of:=[.L6]*100" office:value-type="float" office:value="37.2" calcext:value-type="float">
            <text:p>37,2</text:p>
          </table:table-cell>
          <table:table-cell table:style-name="ce51" table:formula="of:=QUARTILE([.$CB$3:.$CB$102];1)" office:value-type="float" office:value="0.748" calcext:value-type="float">
            <text:p>0,748</text:p>
          </table:table-cell>
          <table:table-cell table:formula="of:=[.N6]*100" office:value-type="float" office:value="74.8" calcext:value-type="float">
            <text:p>74,8</text:p>
          </table:table-cell>
          <table:table-cell table:style-name="ce51" table:formula="of:=QUARTILE([.$CB$3:.$CB$102];2)" office:value-type="float" office:value="0.852" calcext:value-type="float">
            <text:p>0,852</text:p>
          </table:table-cell>
          <table:table-cell table:formula="of:=[.P6]*100" office:value-type="float" office:value="85.2" calcext:value-type="float">
            <text:p>85,2</text:p>
          </table:table-cell>
          <table:table-cell table:style-name="ce51" table:formula="of:=QUARTILE([.$CB$3:.$CB$102];3)" office:value-type="float" office:value="0.93525" calcext:value-type="float">
            <text:p>0,93525</text:p>
          </table:table-cell>
          <table:table-cell table:formula="of:=[.R6]*100" office:value-type="float" office:value="93.525" calcext:value-type="float">
            <text:p>93,525</text:p>
          </table:table-cell>
          <table:table-cell table:style-name="ce51" table:formula="of:=QUARTILE([.$CB$3:.$CB$102];4)" office:value-type="float" office:value="0.997" calcext:value-type="float">
            <text:p>0,997</text:p>
          </table:table-cell>
          <table:table-cell table:formula="of:=[.T6]*100" office:value-type="float" office:value="99.7" calcext:value-type="float">
            <text:p>99,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68" calcext:value-type="float">
            <text:p>468</text:p>
          </table:table-cell>
          <table:table-cell table:style-name="ce19" office:value-type="float" office:value="9.36" calcext:value-type="float">
            <text:p>9,36</text:p>
          </table:table-cell>
          <table:table-cell office:value-type="float" office:value="0.0411373260738" calcext:value-type="float">
            <text:p>0,0411373260738</text:p>
          </table:table-cell>
          <table:table-cell table:formula="of:=[.AD6]-[.AH6]" office:value-type="float" office:value="0" calcext:value-type="float">
            <text:p>0</text:p>
          </table:table-cell>
          <table:table-cell table:formula="of:=[.AL6]/[.AD6]" office:value-type="float" office:value="0" calcext:value-type="float">
            <text:p>0</text:p>
          </table:table-cell>
          <table:table-cell table:formula="of:=[.AE6]-[.AI6]" office:value-type="float" office:value="532" calcext:value-type="float">
            <text:p>532</text:p>
          </table:table-cell>
          <table:table-cell table:formula="of:=[.AN6]/[.AE6]" office:value-type="float" office:value="0.532" calcext:value-type="float">
            <text:p>0,5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2.34482758621" calcext:value-type="float">
            <text:p>2,34482758621</text:p>
          </table:table-cell>
          <table:table-cell office:value-type="float" office:value="0.0411373260738" calcext:value-type="float">
            <text:p>0,0411373260738</text:p>
          </table:table-cell>
          <table:table-cell table:formula="of:=[.AQ6]-[.AU6]" office:value-type="float" office:value="42" calcext:value-type="float">
            <text:p>42</text:p>
          </table:table-cell>
          <table:table-cell table:formula="of:=[.AY6]/[.AQ6]" office:value-type="float" office:value="0.42" calcext:value-type="float">
            <text:p>0,42</text:p>
          </table:table-cell>
          <table:table-cell table:formula="of:=[.AR6]-[.AV6]" office:value-type="float" office:value="932" calcext:value-type="float">
            <text:p>932</text:p>
          </table:table-cell>
          <table:table-cell table:formula="of:=[.BA6]/[.AR6]" office:value-type="float" office:value="0.932" calcext:value-type="float">
            <text:p>0,9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2.34482758621" calcext:value-type="float">
            <text:p>2,34482758621</text:p>
          </table:table-cell>
          <table:table-cell office:value-type="float" office:value="0.0411373260738" calcext:value-type="float">
            <text:p>0,0411373260738</text:p>
          </table:table-cell>
          <table:table-cell table:formula="of:=[.BD6]-[.BH6]" office:value-type="float" office:value="42" calcext:value-type="float">
            <text:p>42</text:p>
          </table:table-cell>
          <table:table-cell table:formula="of:=[.BL6]/[.BD6]" office:value-type="float" office:value="0.42" calcext:value-type="float">
            <text:p>0,42</text:p>
          </table:table-cell>
          <table:table-cell table:formula="of:=[.BE6]-[.BI6]" office:value-type="float" office:value="932" calcext:value-type="float">
            <text:p>932</text:p>
          </table:table-cell>
          <table:table-cell table:formula="of:=[.BN6]/[.BE6]" office:value-type="float" office:value="0.932" calcext:value-type="float">
            <text:p>0,9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2.34482758621" calcext:value-type="float">
            <text:p>2,34482758621</text:p>
          </table:table-cell>
          <table:table-cell office:value-type="float" office:value="0.0411373260738" calcext:value-type="float">
            <text:p>0,0411373260738</text:p>
          </table:table-cell>
          <table:table-cell table:formula="of:=[.BQ6]-[.BU6]" office:value-type="float" office:value="42" calcext:value-type="float">
            <text:p>42</text:p>
          </table:table-cell>
          <table:table-cell table:formula="of:=[.BY6]/[.BQ6]" office:value-type="float" office:value="0.42" calcext:value-type="float">
            <text:p>0,42</text:p>
          </table:table-cell>
          <table:table-cell table:formula="of:=[.BR6]-[.BV6]" office:value-type="float" office:value="932" calcext:value-type="float">
            <text:p>932</text:p>
          </table:table-cell>
          <table:table-cell table:formula="of:=[.CA6]/[.BR6]" office:value-type="float" office:value="0.932" calcext:value-type="float">
            <text:p>0,9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2.34482758621" calcext:value-type="float">
            <text:p>2,34482758621</text:p>
          </table:table-cell>
          <table:table-cell office:value-type="float" office:value="0.0411373260738" calcext:value-type="float">
            <text:p>0,0411373260738</text:p>
          </table:table-cell>
          <table:table-cell table:formula="of:=[.CD6]-[.CH6]" office:value-type="float" office:value="42" calcext:value-type="float">
            <text:p>42</text:p>
          </table:table-cell>
          <table:table-cell table:formula="of:=[.CL6]/[.CD6]" office:value-type="float" office:value="0.42" calcext:value-type="float">
            <text:p>0,42</text:p>
          </table:table-cell>
          <table:table-cell table:formula="of:=[.CE6]-[.CI6]" office:value-type="float" office:value="932" calcext:value-type="float">
            <text:p>932</text:p>
          </table:table-cell>
          <table:table-cell table:formula="of:=[.CN6]/[.CE6]" office:value-type="float" office:value="0.932" calcext:value-type="float">
            <text:p>0,9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.02" calcext:value-type="float">
            <text:p>0,02</text:p>
          </table:table-cell>
          <table:table-cell table:formula="of:=[.D7]*100" office:value-type="float" office:value="2" calcext:value-type="float">
            <text:p>2</text:p>
          </table:table-cell>
          <table:table-cell table:style-name="ce57" table:formula="of:=QUARTILE([.$CM$3:.$CM$102];2)" office:value-type="float" office:value="0.195" calcext:value-type="float">
            <text:p>0,195</text:p>
          </table:table-cell>
          <table:table-cell table:formula="of:=[.F7]*100" office:value-type="float" office:value="19.5" calcext:value-type="float">
            <text:p>19,5</text:p>
          </table:table-cell>
          <table:table-cell table:style-name="ce57" table:formula="of:=QUARTILE([.$CM$3:.$CM$102];3)" office:value-type="float" office:value="0.375" calcext:value-type="float">
            <text:p>0,375</text:p>
          </table:table-cell>
          <table:table-cell table:formula="of:=[.H7]*100" office:value-type="float" office:value="37.5" calcext:value-type="float">
            <text:p>37,5</text:p>
          </table:table-cell>
          <table:table-cell table:style-name="ce57" table:formula="of:=QUARTILE([.$CM$3:.$CM$102];4)" office:value-type="float" office:value="0.96" calcext:value-type="float">
            <text:p>0,96</text:p>
          </table:table-cell>
          <table:table-cell table:formula="of:=[.J7]*100" office:value-type="float" office:value="96" calcext:value-type="float">
            <text:p>96</text:p>
          </table:table-cell>
          <table:table-cell table:style-name="ce12" table:formula="of:=QUARTILE([.$CO$3:.$CO$102];0)" office:value-type="float" office:value="0.384" calcext:value-type="float">
            <text:p>0,384</text:p>
          </table:table-cell>
          <table:table-cell table:formula="of:=[.L7]*100" office:value-type="float" office:value="38.4" calcext:value-type="float">
            <text:p>38,4</text:p>
          </table:table-cell>
          <table:table-cell table:style-name="ce51" table:formula="of:=QUARTILE([.$CO$3:.$CO$102];1)" office:value-type="float" office:value="0.7695" calcext:value-type="float">
            <text:p>0,7695</text:p>
          </table:table-cell>
          <table:table-cell table:formula="of:=[.N7]*100" office:value-type="float" office:value="76.95" calcext:value-type="float">
            <text:p>76,95</text:p>
          </table:table-cell>
          <table:table-cell table:style-name="ce51" table:formula="of:=QUARTILE([.$CO$3:.$CO$102];2)" office:value-type="float" office:value="0.886" calcext:value-type="float">
            <text:p>0,886</text:p>
          </table:table-cell>
          <table:table-cell table:formula="of:=[.P7]*100" office:value-type="float" office:value="88.6" calcext:value-type="float">
            <text:p>88,6</text:p>
          </table:table-cell>
          <table:table-cell table:style-name="ce51" table:formula="of:=QUARTILE([.$CO$3:.$CO$102];3)" office:value-type="float" office:value="0.9445" calcext:value-type="float">
            <text:p>0,9445</text:p>
          </table:table-cell>
          <table:table-cell table:formula="of:=[.R7]*100" office:value-type="float" office:value="94.45" calcext:value-type="float">
            <text:p>94,45</text:p>
          </table:table-cell>
          <table:table-cell table:style-name="ce51" table:formula="of:=QUARTILE([.$CO$3:.$CO$102];4)" office:value-type="float" office:value="0.997" calcext:value-type="float">
            <text:p>0,997</text:p>
          </table:table-cell>
          <table:table-cell table:formula="of:=[.T7]*100" office:value-type="float" office:value="99.7" calcext:value-type="float">
            <text:p>99,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256" calcext:value-type="float">
            <text:p>256</text:p>
          </table:table-cell>
          <table:table-cell table:style-name="ce19" office:value-type="float" office:value="5.62637362637" calcext:value-type="float">
            <text:p>5,62637362637</text:p>
          </table:table-cell>
          <table:table-cell office:value-type="float" office:value="0.0630303030303" calcext:value-type="float">
            <text:p>0,0630303030303</text:p>
          </table:table-cell>
          <table:table-cell table:formula="of:=[.AD7]-[.AH7]" office:value-type="float" office:value="9" calcext:value-type="float">
            <text:p>9</text:p>
          </table:table-cell>
          <table:table-cell table:formula="of:=[.AL7]/[.AD7]" office:value-type="float" office:value="0.09" calcext:value-type="float">
            <text:p>0,09</text:p>
          </table:table-cell>
          <table:table-cell table:formula="of:=[.AE7]-[.AI7]" office:value-type="float" office:value="744" calcext:value-type="float">
            <text:p>744</text:p>
          </table:table-cell>
          <table:table-cell table:formula="of:=[.AN7]/[.AE7]" office:value-type="float" office:value="0.744" calcext:value-type="float">
            <text:p>0,7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table:style-name="ce19" office:value-type="float" office:value="6.24" calcext:value-type="float">
            <text:p>6,24</text:p>
          </table:table-cell>
          <table:table-cell office:value-type="float" office:value="0.0630303030303" calcext:value-type="float">
            <text:p>0,0630303030303</text:p>
          </table:table-cell>
          <table:table-cell table:formula="of:=[.AQ7]-[.AU7]" office:value-type="float" office:value="0" calcext:value-type="float">
            <text:p>0</text:p>
          </table:table-cell>
          <table:table-cell table:formula="of:=[.AY7]/[.AQ7]" office:value-type="float" office:value="0" calcext:value-type="float">
            <text:p>0</text:p>
          </table:table-cell>
          <table:table-cell table:formula="of:=[.AR7]-[.AV7]" office:value-type="float" office:value="688" calcext:value-type="float">
            <text:p>688</text:p>
          </table:table-cell>
          <table:table-cell table:formula="of:=[.BA7]/[.AR7]" office:value-type="float" office:value="0.688" calcext:value-type="float">
            <text:p>0,6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table:style-name="ce19" office:value-type="float" office:value="6.24" calcext:value-type="float">
            <text:p>6,24</text:p>
          </table:table-cell>
          <table:table-cell office:value-type="float" office:value="0.0630303030303" calcext:value-type="float">
            <text:p>0,0630303030303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688" calcext:value-type="float">
            <text:p>688</text:p>
          </table:table-cell>
          <table:table-cell table:formula="of:=[.BN7]/[.BE7]" office:value-type="float" office:value="0.688" calcext:value-type="float">
            <text:p>0,6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table:style-name="ce19" office:value-type="float" office:value="6.24" calcext:value-type="float">
            <text:p>6,24</text:p>
          </table:table-cell>
          <table:table-cell office:value-type="float" office:value="0.0630303030303" calcext:value-type="float">
            <text:p>0,0630303030303</text:p>
          </table:table-cell>
          <table:table-cell table:formula="of:=[.BQ7]-[.BU7]" office:value-type="float" office:value="0" calcext:value-type="float">
            <text:p>0</text:p>
          </table:table-cell>
          <table:table-cell table:formula="of:=[.BY7]/[.BQ7]" office:value-type="float" office:value="0" calcext:value-type="float">
            <text:p>0</text:p>
          </table:table-cell>
          <table:table-cell table:formula="of:=[.BR7]-[.BV7]" office:value-type="float" office:value="688" calcext:value-type="float">
            <text:p>688</text:p>
          </table:table-cell>
          <table:table-cell table:formula="of:=[.CA7]/[.BR7]" office:value-type="float" office:value="0.688" calcext:value-type="float">
            <text:p>0,6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table:style-name="ce19" office:value-type="float" office:value="6.24" calcext:value-type="float">
            <text:p>6,24</text:p>
          </table:table-cell>
          <table:table-cell office:value-type="float" office:value="0.0630303030303" calcext:value-type="float">
            <text:p>0,0630303030303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688" calcext:value-type="float">
            <text:p>688</text:p>
          </table:table-cell>
          <table:table-cell table:formula="of:=[.CN7]/[.CE7]" office:value-type="float" office:value="0.688" calcext:value-type="float">
            <text:p>0,688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24" calcext:value-type="float">
            <text:p>824</text:p>
          </table:table-cell>
          <table:table-cell table:style-name="ce19" office:value-type="float" office:value="16.48" calcext:value-type="float">
            <text:p>16,48</text:p>
          </table:table-cell>
          <table:table-cell office:value-type="float" office:value="0.0482828282828" calcext:value-type="float">
            <text:p>0,0482828282828</text:p>
          </table:table-cell>
          <table:table-cell table:formula="of:=[.AD8]-[.AH8]" office:value-type="float" office:value="0" calcext:value-type="float">
            <text:p>0</text:p>
          </table:table-cell>
          <table:table-cell table:formula="of:=[.AL8]/[.AD8]" office:value-type="float" office:value="0" calcext:value-type="float">
            <text:p>0</text:p>
          </table:table-cell>
          <table:table-cell table:formula="of:=[.AE8]-[.AI8]" office:value-type="float" office:value="176" calcext:value-type="float">
            <text:p>176</text:p>
          </table:table-cell>
          <table:table-cell table:formula="of:=[.AN8]/[.AE8]" office:value-type="float" office:value="0.176" calcext:value-type="float">
            <text:p>0,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31" calcext:value-type="float">
            <text:p>831</text:p>
          </table:table-cell>
          <table:table-cell table:style-name="ce19" office:value-type="float" office:value="16.62" calcext:value-type="float">
            <text:p>16,62</text:p>
          </table:table-cell>
          <table:table-cell office:value-type="float" office:value="0.0482828282828" calcext:value-type="float">
            <text:p>0,0482828282828</text:p>
          </table:table-cell>
          <table:table-cell table:formula="of:=[.AQ8]-[.AU8]" office:value-type="float" office:value="0" calcext:value-type="float">
            <text:p>0</text:p>
          </table:table-cell>
          <table:table-cell table:formula="of:=[.AY8]/[.AQ8]" office:value-type="float" office:value="0" calcext:value-type="float">
            <text:p>0</text:p>
          </table:table-cell>
          <table:table-cell table:formula="of:=[.AR8]-[.AV8]" office:value-type="float" office:value="169" calcext:value-type="float">
            <text:p>169</text:p>
          </table:table-cell>
          <table:table-cell table:formula="of:=[.BA8]/[.AR8]" office:value-type="float" office:value="0.169" calcext:value-type="float">
            <text:p>0,1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31" calcext:value-type="float">
            <text:p>831</text:p>
          </table:table-cell>
          <table:table-cell table:style-name="ce19" office:value-type="float" office:value="16.62" calcext:value-type="float">
            <text:p>16,62</text:p>
          </table:table-cell>
          <table:table-cell office:value-type="float" office:value="0.0482828282828" calcext:value-type="float">
            <text:p>0,0482828282828</text:p>
          </table:table-cell>
          <table:table-cell table:formula="of:=[.BD8]-[.BH8]" office:value-type="float" office:value="0" calcext:value-type="float">
            <text:p>0</text:p>
          </table:table-cell>
          <table:table-cell table:formula="of:=[.BL8]/[.BD8]" office:value-type="float" office:value="0" calcext:value-type="float">
            <text:p>0</text:p>
          </table:table-cell>
          <table:table-cell table:formula="of:=[.BE8]-[.BI8]" office:value-type="float" office:value="169" calcext:value-type="float">
            <text:p>169</text:p>
          </table:table-cell>
          <table:table-cell table:formula="of:=[.BN8]/[.BE8]" office:value-type="float" office:value="0.169" calcext:value-type="float">
            <text:p>0,1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style-name="ce19" office:value-type="float" office:value="4.48421052632" calcext:value-type="float">
            <text:p>4,48421052632</text:p>
          </table:table-cell>
          <table:table-cell office:value-type="float" office:value="0.0482828282828" calcext:value-type="float">
            <text:p>0,0482828282828</text:p>
          </table:table-cell>
          <table:table-cell table:formula="of:=[.BQ8]-[.BU8]" office:value-type="float" office:value="5" calcext:value-type="float">
            <text:p>5</text:p>
          </table:table-cell>
          <table:table-cell table:formula="of:=[.BY8]/[.BQ8]" office:value-type="float" office:value="0.05" calcext:value-type="float">
            <text:p>0,05</text:p>
          </table:table-cell>
          <table:table-cell table:formula="of:=[.BR8]-[.BV8]" office:value-type="float" office:value="787" calcext:value-type="float">
            <text:p>787</text:p>
          </table:table-cell>
          <table:table-cell table:formula="of:=[.CA8]/[.BR8]" office:value-type="float" office:value="0.787" calcext:value-type="float">
            <text:p>0,7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table:style-name="ce19" office:value-type="float" office:value="4.78" calcext:value-type="float">
            <text:p>4,78</text:p>
          </table:table-cell>
          <table:table-cell office:value-type="float" office:value="0.0482828282828" calcext:value-type="float">
            <text:p>0,0482828282828</text:p>
          </table:table-cell>
          <table:table-cell table:formula="of:=[.CD8]-[.CH8]" office:value-type="float" office:value="0" calcext:value-type="float">
            <text:p>0</text:p>
          </table:table-cell>
          <table:table-cell table:formula="of:=[.CL8]/[.CD8]" office:value-type="float" office:value="0" calcext:value-type="float">
            <text:p>0</text:p>
          </table:table-cell>
          <table:table-cell table:formula="of:=[.CE8]-[.CI8]" office:value-type="float" office:value="761" calcext:value-type="float">
            <text:p>761</text:p>
          </table:table-cell>
          <table:table-cell table:formula="of:=[.CN8]/[.CE8]" office:value-type="float" office:value="0.761" calcext:value-type="float">
            <text:p>0,76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7" calcext:value-type="float">
            <text:p>87</text:p>
          </table:table-cell>
          <table:table-cell office:value-type="float" office:value="311" calcext:value-type="float">
            <text:p>311</text:p>
          </table:table-cell>
          <table:table-cell table:style-name="ce19" office:value-type="float" office:value="7.14942528736" calcext:value-type="float">
            <text:p>7,14942528736</text:p>
          </table:table-cell>
          <table:table-cell office:value-type="float" office:value="0.0447368421053" calcext:value-type="float">
            <text:p>0,0447368421053</text:p>
          </table:table-cell>
          <table:table-cell table:formula="of:=[.AD9]-[.AH9]" office:value-type="float" office:value="13" calcext:value-type="float">
            <text:p>13</text:p>
          </table:table-cell>
          <table:table-cell table:formula="of:=[.AL9]/[.AD9]" office:value-type="float" office:value="0.13" calcext:value-type="float">
            <text:p>0,13</text:p>
          </table:table-cell>
          <table:table-cell table:formula="of:=[.AE9]-[.AI9]" office:value-type="float" office:value="689" calcext:value-type="float">
            <text:p>689</text:p>
          </table:table-cell>
          <table:table-cell table:formula="of:=[.AN9]/[.AE9]" office:value-type="float" office:value="0.689" calcext:value-type="float">
            <text:p>0,6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style-name="ce19" office:value-type="float" office:value="10.24" calcext:value-type="float">
            <text:p>10,24</text:p>
          </table:table-cell>
          <table:table-cell office:value-type="float" office:value="0.0447368421053" calcext:value-type="float">
            <text:p>0,0447368421053</text:p>
          </table:table-cell>
          <table:table-cell table:formula="of:=[.AQ9]-[.AU9]" office:value-type="float" office:value="0" calcext:value-type="float">
            <text:p>0</text:p>
          </table:table-cell>
          <table:table-cell table:formula="of:=[.AY9]/[.AQ9]" office:value-type="float" office:value="0" calcext:value-type="float">
            <text:p>0</text:p>
          </table:table-cell>
          <table:table-cell table:formula="of:=[.AR9]-[.AV9]" office:value-type="float" office:value="488" calcext:value-type="float">
            <text:p>488</text:p>
          </table:table-cell>
          <table:table-cell table:formula="of:=[.BA9]/[.AR9]" office:value-type="float" office:value="0.488" calcext:value-type="float">
            <text:p>0,4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66" calcext:value-type="float">
            <text:p>566</text:p>
          </table:table-cell>
          <table:table-cell table:style-name="ce19" office:value-type="float" office:value="11.32" calcext:value-type="float">
            <text:p>11,32</text:p>
          </table:table-cell>
          <table:table-cell office:value-type="float" office:value="0.0447368421053" calcext:value-type="float">
            <text:p>0,0447368421053</text:p>
          </table:table-cell>
          <table:table-cell table:formula="of:=[.BD9]-[.BH9]" office:value-type="float" office:value="0" calcext:value-type="float">
            <text:p>0</text:p>
          </table:table-cell>
          <table:table-cell table:formula="of:=[.BL9]/[.BD9]" office:value-type="float" office:value="0" calcext:value-type="float">
            <text:p>0</text:p>
          </table:table-cell>
          <table:table-cell table:formula="of:=[.BE9]-[.BI9]" office:value-type="float" office:value="434" calcext:value-type="float">
            <text:p>434</text:p>
          </table:table-cell>
          <table:table-cell table:formula="of:=[.BN9]/[.BE9]" office:value-type="float" office:value="0.434" calcext:value-type="float">
            <text:p>0,4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204" calcext:value-type="float">
            <text:p>204</text:p>
          </table:table-cell>
          <table:table-cell table:style-name="ce19" office:value-type="float" office:value="4.25" calcext:value-type="float">
            <text:p>4,25</text:p>
          </table:table-cell>
          <table:table-cell office:value-type="float" office:value="0.0447368421053" calcext:value-type="float">
            <text:p>0,0447368421053</text:p>
          </table:table-cell>
          <table:table-cell table:formula="of:=[.BQ9]-[.BU9]" office:value-type="float" office:value="4" calcext:value-type="float">
            <text:p>4</text:p>
          </table:table-cell>
          <table:table-cell table:formula="of:=[.BY9]/[.BQ9]" office:value-type="float" office:value="0.04" calcext:value-type="float">
            <text:p>0,04</text:p>
          </table:table-cell>
          <table:table-cell table:formula="of:=[.BR9]-[.BV9]" office:value-type="float" office:value="796" calcext:value-type="float">
            <text:p>796</text:p>
          </table:table-cell>
          <table:table-cell table:formula="of:=[.CA9]/[.BR9]" office:value-type="float" office:value="0.796" calcext:value-type="float">
            <text:p>0,7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204" calcext:value-type="float">
            <text:p>204</text:p>
          </table:table-cell>
          <table:table-cell table:style-name="ce19" office:value-type="float" office:value="4.25" calcext:value-type="float">
            <text:p>4,25</text:p>
          </table:table-cell>
          <table:table-cell office:value-type="float" office:value="0.0447368421053" calcext:value-type="float">
            <text:p>0,0447368421053</text:p>
          </table:table-cell>
          <table:table-cell table:formula="of:=[.CD9]-[.CH9]" office:value-type="float" office:value="4" calcext:value-type="float">
            <text:p>4</text:p>
          </table:table-cell>
          <table:table-cell table:formula="of:=[.CL9]/[.CD9]" office:value-type="float" office:value="0.04" calcext:value-type="float">
            <text:p>0,04</text:p>
          </table:table-cell>
          <table:table-cell table:formula="of:=[.CE9]-[.CI9]" office:value-type="float" office:value="796" calcext:value-type="float">
            <text:p>796</text:p>
          </table:table-cell>
          <table:table-cell table:formula="of:=[.CN9]/[.CE9]" office:value-type="float" office:value="0.796" calcext:value-type="float">
            <text:p>0,796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19" office:value-type="float" office:value="2.1935483871" calcext:value-type="float">
            <text:p>2,1935483871</text:p>
          </table:table-cell>
          <table:table-cell office:value-type="float" office:value="0.0531561461794" calcext:value-type="float">
            <text:p>0,0531561461794</text:p>
          </table:table-cell>
          <table:table-cell table:formula="of:=[.AD10]-[.AH10]" office:value-type="float" office:value="69" calcext:value-type="float">
            <text:p>69</text:p>
          </table:table-cell>
          <table:table-cell table:formula="of:=[.AL10]/[.AD10]" office:value-type="float" office:value="0.69" calcext:value-type="float">
            <text:p>0,69</text:p>
          </table:table-cell>
          <table:table-cell table:formula="of:=[.AE10]-[.AI10]" office:value-type="float" office:value="966" calcext:value-type="float">
            <text:p>966</text:p>
          </table:table-cell>
          <table:table-cell table:formula="of:=[.AN10]/[.AE10]" office:value-type="float" office:value="0.966" calcext:value-type="float">
            <text:p>0,9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2.22222222222" calcext:value-type="float">
            <text:p>2,22222222222</text:p>
          </table:table-cell>
          <table:table-cell office:value-type="float" office:value="0.0531561461794" calcext:value-type="float">
            <text:p>0,0531561461794</text:p>
          </table:table-cell>
          <table:table-cell table:formula="of:=[.AQ10]-[.AU10]" office:value-type="float" office:value="64" calcext:value-type="float">
            <text:p>64</text:p>
          </table:table-cell>
          <table:table-cell table:formula="of:=[.AY10]/[.AQ10]" office:value-type="float" office:value="0.64" calcext:value-type="float">
            <text:p>0,64</text:p>
          </table:table-cell>
          <table:table-cell table:formula="of:=[.AR10]-[.AV10]" office:value-type="float" office:value="960" calcext:value-type="float">
            <text:p>960</text:p>
          </table:table-cell>
          <table:table-cell table:formula="of:=[.BA10]/[.AR10]" office:value-type="float" office:value="0.96" calcext:value-type="float">
            <text:p>0,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9" office:value-type="float" office:value="2.20512820513" calcext:value-type="float">
            <text:p>2,20512820513</text:p>
          </table:table-cell>
          <table:table-cell office:value-type="float" office:value="0.0531561461794" calcext:value-type="float">
            <text:p>0,0531561461794</text:p>
          </table:table-cell>
          <table:table-cell table:formula="of:=[.BD10]-[.BH10]" office:value-type="float" office:value="61" calcext:value-type="float">
            <text:p>61</text:p>
          </table:table-cell>
          <table:table-cell table:formula="of:=[.BL10]/[.BD10]" office:value-type="float" office:value="0.61" calcext:value-type="float">
            <text:p>0,61</text:p>
          </table:table-cell>
          <table:table-cell table:formula="of:=[.BE10]-[.BI10]" office:value-type="float" office:value="957" calcext:value-type="float">
            <text:p>957</text:p>
          </table:table-cell>
          <table:table-cell table:formula="of:=[.BN10]/[.BE10]" office:value-type="float" office:value="0.957" calcext:value-type="float">
            <text:p>0,9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9" office:value-type="float" office:value="2.20512820513" calcext:value-type="float">
            <text:p>2,20512820513</text:p>
          </table:table-cell>
          <table:table-cell office:value-type="float" office:value="0.0531561461794" calcext:value-type="float">
            <text:p>0,0531561461794</text:p>
          </table:table-cell>
          <table:table-cell table:formula="of:=[.BQ10]-[.BU10]" office:value-type="float" office:value="61" calcext:value-type="float">
            <text:p>61</text:p>
          </table:table-cell>
          <table:table-cell table:formula="of:=[.BY10]/[.BQ10]" office:value-type="float" office:value="0.61" calcext:value-type="float">
            <text:p>0,61</text:p>
          </table:table-cell>
          <table:table-cell table:formula="of:=[.BR10]-[.BV10]" office:value-type="float" office:value="957" calcext:value-type="float">
            <text:p>957</text:p>
          </table:table-cell>
          <table:table-cell table:formula="of:=[.CA10]/[.BR10]" office:value-type="float" office:value="0.957" calcext:value-type="float">
            <text:p>0,9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2.23255813953" calcext:value-type="float">
            <text:p>2,23255813953</text:p>
          </table:table-cell>
          <table:table-cell office:value-type="float" office:value="0.0531561461794" calcext:value-type="float">
            <text:p>0,0531561461794</text:p>
          </table:table-cell>
          <table:table-cell table:formula="of:=[.CD10]-[.CH10]" office:value-type="float" office:value="57" calcext:value-type="float">
            <text:p>57</text:p>
          </table:table-cell>
          <table:table-cell table:formula="of:=[.CL10]/[.CD10]" office:value-type="float" office:value="0.57" calcext:value-type="float">
            <text:p>0,57</text:p>
          </table:table-cell>
          <table:table-cell table:formula="of:=[.CE10]-[.CI10]" office:value-type="float" office:value="952" calcext:value-type="float">
            <text:p>952</text:p>
          </table:table-cell>
          <table:table-cell table:formula="of:=[.CN10]/[.CE10]" office:value-type="float" office:value="0.952" calcext:value-type="float">
            <text:p>0,952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34" calcext:value-type="float">
            <text:p>434</text:p>
          </table:table-cell>
          <table:table-cell table:style-name="ce19" office:value-type="float" office:value="8.68" calcext:value-type="float">
            <text:p>8,68</text:p>
          </table:table-cell>
          <table:table-cell office:value-type="float" office:value="0.0392447241762" calcext:value-type="float">
            <text:p>0,0392447241762</text:p>
          </table:table-cell>
          <table:table-cell table:formula="of:=[.AD11]-[.AH11]" office:value-type="float" office:value="0" calcext:value-type="float">
            <text:p>0</text:p>
          </table:table-cell>
          <table:table-cell table:formula="of:=[.AL11]/[.AD11]" office:value-type="float" office:value="0" calcext:value-type="float">
            <text:p>0</text:p>
          </table:table-cell>
          <table:table-cell table:formula="of:=[.AE11]-[.AI11]" office:value-type="float" office:value="566" calcext:value-type="float">
            <text:p>566</text:p>
          </table:table-cell>
          <table:table-cell table:formula="of:=[.AN11]/[.AE11]" office:value-type="float" office:value="0.566" calcext:value-type="float">
            <text:p>0,5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34" calcext:value-type="float">
            <text:p>434</text:p>
          </table:table-cell>
          <table:table-cell table:style-name="ce19" office:value-type="float" office:value="8.68" calcext:value-type="float">
            <text:p>8,68</text:p>
          </table:table-cell>
          <table:table-cell office:value-type="float" office:value="0.0392447241762" calcext:value-type="float">
            <text:p>0,0392447241762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566" calcext:value-type="float">
            <text:p>566</text:p>
          </table:table-cell>
          <table:table-cell table:formula="of:=[.BA11]/[.AR11]" office:value-type="float" office:value="0.566" calcext:value-type="float">
            <text:p>0,5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34" calcext:value-type="float">
            <text:p>434</text:p>
          </table:table-cell>
          <table:table-cell table:style-name="ce19" office:value-type="float" office:value="8.68" calcext:value-type="float">
            <text:p>8,68</text:p>
          </table:table-cell>
          <table:table-cell office:value-type="float" office:value="0.0392447241762" calcext:value-type="float">
            <text:p>0,0392447241762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566" calcext:value-type="float">
            <text:p>566</text:p>
          </table:table-cell>
          <table:table-cell table:formula="of:=[.BN11]/[.BE11]" office:value-type="float" office:value="0.566" calcext:value-type="float">
            <text:p>0,5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table:style-name="ce19" office:value-type="float" office:value="2.86486486486" calcext:value-type="float">
            <text:p>2,86486486486</text:p>
          </table:table-cell>
          <table:table-cell office:value-type="float" office:value="0.0392447241762" calcext:value-type="float">
            <text:p>0,0392447241762</text:p>
          </table:table-cell>
          <table:table-cell table:formula="of:=[.BQ11]-[.BU11]" office:value-type="float" office:value="26" calcext:value-type="float">
            <text:p>26</text:p>
          </table:table-cell>
          <table:table-cell table:formula="of:=[.BY11]/[.BQ11]" office:value-type="float" office:value="0.26" calcext:value-type="float">
            <text:p>0,26</text:p>
          </table:table-cell>
          <table:table-cell table:formula="of:=[.BR11]-[.BV11]" office:value-type="float" office:value="894" calcext:value-type="float">
            <text:p>894</text:p>
          </table:table-cell>
          <table:table-cell table:formula="of:=[.CA11]/[.BR11]" office:value-type="float" office:value="0.894" calcext:value-type="float">
            <text:p>0,8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table:style-name="ce19" office:value-type="float" office:value="2.86486486486" calcext:value-type="float">
            <text:p>2,86486486486</text:p>
          </table:table-cell>
          <table:table-cell office:value-type="float" office:value="0.0392447241762" calcext:value-type="float">
            <text:p>0,0392447241762</text:p>
          </table:table-cell>
          <table:table-cell table:formula="of:=[.CD11]-[.CH11]" office:value-type="float" office:value="26" calcext:value-type="float">
            <text:p>26</text:p>
          </table:table-cell>
          <table:table-cell table:formula="of:=[.CL11]/[.CD11]" office:value-type="float" office:value="0.26" calcext:value-type="float">
            <text:p>0,26</text:p>
          </table:table-cell>
          <table:table-cell table:formula="of:=[.CE11]-[.CI11]" office:value-type="float" office:value="894" calcext:value-type="float">
            <text:p>894</text:p>
          </table:table-cell>
          <table:table-cell table:formula="of:=[.CN11]/[.CE11]" office:value-type="float" office:value="0.894" calcext:value-type="float">
            <text:p>0,894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7" calcext:value-type="float">
            <text:p>547</text:p>
          </table:table-cell>
          <table:table-cell table:style-name="ce19" office:value-type="float" office:value="10.94" calcext:value-type="float">
            <text:p>10,94</text:p>
          </table:table-cell>
          <table:table-cell office:value-type="float" office:value="0.0322097378277" calcext:value-type="float">
            <text:p>0,0322097378277</text:p>
          </table:table-cell>
          <table:table-cell table:formula="of:=[.AD12]-[.AH12]" office:value-type="float" office:value="0" calcext:value-type="float">
            <text:p>0</text:p>
          </table:table-cell>
          <table:table-cell table:formula="of:=[.AL12]/[.AD12]" office:value-type="float" office:value="0" calcext:value-type="float">
            <text:p>0</text:p>
          </table:table-cell>
          <table:table-cell table:formula="of:=[.AE12]-[.AI12]" office:value-type="float" office:value="453" calcext:value-type="float">
            <text:p>453</text:p>
          </table:table-cell>
          <table:table-cell table:formula="of:=[.AN12]/[.AE12]" office:value-type="float" office:value="0.453" calcext:value-type="float">
            <text:p>0,4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219" calcext:value-type="float">
            <text:p>219</text:p>
          </table:table-cell>
          <table:table-cell table:style-name="ce19" office:value-type="float" office:value="4.4693877551" calcext:value-type="float">
            <text:p>4,4693877551</text:p>
          </table:table-cell>
          <table:table-cell office:value-type="float" office:value="0.0322097378277" calcext:value-type="float">
            <text:p>0,0322097378277</text:p>
          </table:table-cell>
          <table:table-cell table:formula="of:=[.AQ12]-[.AU12]" office:value-type="float" office:value="2" calcext:value-type="float">
            <text:p>2</text:p>
          </table:table-cell>
          <table:table-cell table:formula="of:=[.AY12]/[.AQ12]" office:value-type="float" office:value="0.02" calcext:value-type="float">
            <text:p>0,02</text:p>
          </table:table-cell>
          <table:table-cell table:formula="of:=[.AR12]-[.AV12]" office:value-type="float" office:value="781" calcext:value-type="float">
            <text:p>781</text:p>
          </table:table-cell>
          <table:table-cell table:formula="of:=[.BA12]/[.AR12]" office:value-type="float" office:value="0.781" calcext:value-type="float">
            <text:p>0,7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220" calcext:value-type="float">
            <text:p>220</text:p>
          </table:table-cell>
          <table:table-cell table:style-name="ce19" office:value-type="float" office:value="4.48979591837" calcext:value-type="float">
            <text:p>4,48979591837</text:p>
          </table:table-cell>
          <table:table-cell office:value-type="float" office:value="0.0322097378277" calcext:value-type="float">
            <text:p>0,0322097378277</text:p>
          </table:table-cell>
          <table:table-cell table:formula="of:=[.BD12]-[.BH12]" office:value-type="float" office:value="2" calcext:value-type="float">
            <text:p>2</text:p>
          </table:table-cell>
          <table:table-cell table:formula="of:=[.BL12]/[.BD12]" office:value-type="float" office:value="0.02" calcext:value-type="float">
            <text:p>0,02</text:p>
          </table:table-cell>
          <table:table-cell table:formula="of:=[.BE12]-[.BI12]" office:value-type="float" office:value="780" calcext:value-type="float">
            <text:p>780</text:p>
          </table:table-cell>
          <table:table-cell table:formula="of:=[.BN12]/[.BE12]" office:value-type="float" office:value="0.78" calcext:value-type="float">
            <text:p>0,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26" calcext:value-type="float">
            <text:p>226</text:p>
          </table:table-cell>
          <table:table-cell table:style-name="ce19" office:value-type="float" office:value="4.56565656566" calcext:value-type="float">
            <text:p>4,56565656566</text:p>
          </table:table-cell>
          <table:table-cell office:value-type="float" office:value="0.0322097378277" calcext:value-type="float">
            <text:p>0,0322097378277</text:p>
          </table:table-cell>
          <table:table-cell table:formula="of:=[.BQ12]-[.BU12]" office:value-type="float" office:value="1" calcext:value-type="float">
            <text:p>1</text:p>
          </table:table-cell>
          <table:table-cell table:formula="of:=[.BY12]/[.BQ12]" office:value-type="float" office:value="0.01" calcext:value-type="float">
            <text:p>0,01</text:p>
          </table:table-cell>
          <table:table-cell table:formula="of:=[.BR12]-[.BV12]" office:value-type="float" office:value="774" calcext:value-type="float">
            <text:p>774</text:p>
          </table:table-cell>
          <table:table-cell table:formula="of:=[.CA12]/[.BR12]" office:value-type="float" office:value="0.774" calcext:value-type="float">
            <text:p>0,7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table:style-name="ce19" office:value-type="float" office:value="2.86666666667" calcext:value-type="float">
            <text:p>2,86666666667</text:p>
          </table:table-cell>
          <table:table-cell office:value-type="float" office:value="0.0322097378277" calcext:value-type="float">
            <text:p>0,0322097378277</text:p>
          </table:table-cell>
          <table:table-cell table:formula="of:=[.CD12]-[.CH12]" office:value-type="float" office:value="10" calcext:value-type="float">
            <text:p>10</text:p>
          </table:table-cell>
          <table:table-cell table:formula="of:=[.CL12]/[.CD12]" office:value-type="float" office:value="0.1" calcext:value-type="float">
            <text:p>0,1</text:p>
          </table:table-cell>
          <table:table-cell table:formula="of:=[.CE12]-[.CI12]" office:value-type="float" office:value="871" calcext:value-type="float">
            <text:p>871</text:p>
          </table:table-cell>
          <table:table-cell table:formula="of:=[.CN12]/[.CE12]" office:value-type="float" office:value="0.871" calcext:value-type="float">
            <text:p>0,871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style-name="ce19" office:value-type="float" office:value="3.60975609756" calcext:value-type="float">
            <text:p>3,60975609756</text:p>
          </table:table-cell>
          <table:table-cell office:value-type="float" office:value="0.0223880597015" calcext:value-type="float">
            <text:p>0,0223880597015</text:p>
          </table:table-cell>
          <table:table-cell table:formula="of:=[.AD13]-[.AH13]" office:value-type="float" office:value="59" calcext:value-type="float">
            <text:p>59</text:p>
          </table:table-cell>
          <table:table-cell table:formula="of:=[.AL13]/[.AD13]" office:value-type="float" office:value="0.59" calcext:value-type="float">
            <text:p>0,59</text:p>
          </table:table-cell>
          <table:table-cell table:formula="of:=[.AE13]-[.AI13]" office:value-type="float" office:value="926" calcext:value-type="float">
            <text:p>926</text:p>
          </table:table-cell>
          <table:table-cell table:formula="of:=[.AN13]/[.AE13]" office:value-type="float" office:value="0.926" calcext:value-type="float">
            <text:p>0,9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style-name="ce19" office:value-type="float" office:value="3.60975609756" calcext:value-type="float">
            <text:p>3,60975609756</text:p>
          </table:table-cell>
          <table:table-cell office:value-type="float" office:value="0.0223880597015" calcext:value-type="float">
            <text:p>0,0223880597015</text:p>
          </table:table-cell>
          <table:table-cell table:formula="of:=[.AQ13]-[.AU13]" office:value-type="float" office:value="59" calcext:value-type="float">
            <text:p>59</text:p>
          </table:table-cell>
          <table:table-cell table:formula="of:=[.AY13]/[.AQ13]" office:value-type="float" office:value="0.59" calcext:value-type="float">
            <text:p>0,59</text:p>
          </table:table-cell>
          <table:table-cell table:formula="of:=[.AR13]-[.AV13]" office:value-type="float" office:value="926" calcext:value-type="float">
            <text:p>926</text:p>
          </table:table-cell>
          <table:table-cell table:formula="of:=[.BA13]/[.AR13]" office:value-type="float" office:value="0.926" calcext:value-type="float">
            <text:p>0,9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table:style-name="ce19" office:value-type="float" office:value="4.2380952381" calcext:value-type="float">
            <text:p>4,2380952381</text:p>
          </table:table-cell>
          <table:table-cell office:value-type="float" office:value="0.0223880597015" calcext:value-type="float">
            <text:p>0,0223880597015</text:p>
          </table:table-cell>
          <table:table-cell table:formula="of:=[.BD13]-[.BH13]" office:value-type="float" office:value="16" calcext:value-type="float">
            <text:p>16</text:p>
          </table:table-cell>
          <table:table-cell table:formula="of:=[.BL13]/[.BD13]" office:value-type="float" office:value="0.16" calcext:value-type="float">
            <text:p>0,16</text:p>
          </table:table-cell>
          <table:table-cell table:formula="of:=[.BE13]-[.BI13]" office:value-type="float" office:value="822" calcext:value-type="float">
            <text:p>822</text:p>
          </table:table-cell>
          <table:table-cell table:formula="of:=[.BN13]/[.BE13]" office:value-type="float" office:value="0.822" calcext:value-type="float">
            <text:p>0,8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03" calcext:value-type="float">
            <text:p>403</text:p>
          </table:table-cell>
          <table:table-cell table:style-name="ce19" office:value-type="float" office:value="8.14141414141" calcext:value-type="float">
            <text:p>8,14141414141</text:p>
          </table:table-cell>
          <table:table-cell office:value-type="float" office:value="0.0223880597015" calcext:value-type="float">
            <text:p>0,0223880597015</text:p>
          </table:table-cell>
          <table:table-cell table:formula="of:=[.BQ13]-[.BU13]" office:value-type="float" office:value="1" calcext:value-type="float">
            <text:p>1</text:p>
          </table:table-cell>
          <table:table-cell table:formula="of:=[.BY13]/[.BQ13]" office:value-type="float" office:value="0.01" calcext:value-type="float">
            <text:p>0,01</text:p>
          </table:table-cell>
          <table:table-cell table:formula="of:=[.BR13]-[.BV13]" office:value-type="float" office:value="597" calcext:value-type="float">
            <text:p>597</text:p>
          </table:table-cell>
          <table:table-cell table:formula="of:=[.CA13]/[.BR13]" office:value-type="float" office:value="0.597" calcext:value-type="float">
            <text:p>0,5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0223880597015" calcext:value-type="float">
            <text:p>0,0223880597015</text:p>
          </table:table-cell>
          <table:table-cell table:formula="of:=[.CD13]-[.CH13]" office:value-type="float" office:value="32" calcext:value-type="float">
            <text:p>32</text:p>
          </table:table-cell>
          <table:table-cell table:formula="of:=[.CL13]/[.CD13]" office:value-type="float" office:value="0.32" calcext:value-type="float">
            <text:p>0,32</text:p>
          </table:table-cell>
          <table:table-cell table:formula="of:=[.CE13]-[.CI13]" office:value-type="float" office:value="949" calcext:value-type="float">
            <text:p>949</text:p>
          </table:table-cell>
          <table:table-cell table:formula="of:=[.CN13]/[.CE13]" office:value-type="float" office:value="0.949" calcext:value-type="float">
            <text:p>0,949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84" calcext:value-type="float">
            <text:p>784</text:p>
          </table:table-cell>
          <table:table-cell table:style-name="ce19" office:value-type="float" office:value="15.68" calcext:value-type="float">
            <text:p>15,68</text:p>
          </table:table-cell>
          <table:table-cell office:value-type="float" office:value="0.0336817653891" calcext:value-type="float">
            <text:p>0,0336817653891</text:p>
          </table:table-cell>
          <table:table-cell table:formula="of:=[.AD14]-[.AH14]" office:value-type="float" office:value="0" calcext:value-type="float">
            <text:p>0</text:p>
          </table:table-cell>
          <table:table-cell table:formula="of:=[.AL14]/[.AD14]" office:value-type="float" office:value="0" calcext:value-type="float">
            <text:p>0</text:p>
          </table:table-cell>
          <table:table-cell table:formula="of:=[.AE14]-[.AI14]" office:value-type="float" office:value="216" calcext:value-type="float">
            <text:p>216</text:p>
          </table:table-cell>
          <table:table-cell table:formula="of:=[.AN14]/[.AE14]" office:value-type="float" office:value="0.216" calcext:value-type="float">
            <text:p>0,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style-name="ce19" office:value-type="float" office:value="2.17142857143" calcext:value-type="float">
            <text:p>2,17142857143</text:p>
          </table:table-cell>
          <table:table-cell office:value-type="float" office:value="0.0336817653891" calcext:value-type="float">
            <text:p>0,0336817653891</text:p>
          </table:table-cell>
          <table:table-cell table:formula="of:=[.AQ14]-[.AU14]" office:value-type="float" office:value="30" calcext:value-type="float">
            <text:p>30</text:p>
          </table:table-cell>
          <table:table-cell table:formula="of:=[.AY14]/[.AQ14]" office:value-type="float" office:value="0.3" calcext:value-type="float">
            <text:p>0,3</text:p>
          </table:table-cell>
          <table:table-cell table:formula="of:=[.AR14]-[.AV14]" office:value-type="float" office:value="924" calcext:value-type="float">
            <text:p>924</text:p>
          </table:table-cell>
          <table:table-cell table:formula="of:=[.BA14]/[.AR14]" office:value-type="float" office:value="0.924" calcext:value-type="float">
            <text:p>0,9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style-name="ce19" office:value-type="float" office:value="2.19444444444" calcext:value-type="float">
            <text:p>2,19444444444</text:p>
          </table:table-cell>
          <table:table-cell office:value-type="float" office:value="0.0336817653891" calcext:value-type="float">
            <text:p>0,0336817653891</text:p>
          </table:table-cell>
          <table:table-cell table:formula="of:=[.BD14]-[.BH14]" office:value-type="float" office:value="28" calcext:value-type="float">
            <text:p>28</text:p>
          </table:table-cell>
          <table:table-cell table:formula="of:=[.BL14]/[.BD14]" office:value-type="float" office:value="0.28" calcext:value-type="float">
            <text:p>0,28</text:p>
          </table:table-cell>
          <table:table-cell table:formula="of:=[.BE14]-[.BI14]" office:value-type="float" office:value="921" calcext:value-type="float">
            <text:p>921</text:p>
          </table:table-cell>
          <table:table-cell table:formula="of:=[.BN14]/[.BE14]" office:value-type="float" office:value="0.921" calcext:value-type="float">
            <text:p>0,9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38095238095" calcext:value-type="float">
            <text:p>1,38095238095</text:p>
          </table:table-cell>
          <table:table-cell office:value-type="float" office:value="0.0336817653891" calcext:value-type="float">
            <text:p>0,0336817653891</text:p>
          </table:table-cell>
          <table:table-cell table:formula="of:=[.BQ14]-[.BU14]" office:value-type="float" office:value="58" calcext:value-type="float">
            <text:p>58</text:p>
          </table:table-cell>
          <table:table-cell table:formula="of:=[.BY14]/[.BQ14]" office:value-type="float" office:value="0.58" calcext:value-type="float">
            <text:p>0,58</text:p>
          </table:table-cell>
          <table:table-cell table:formula="of:=[.BR14]-[.BV14]" office:value-type="float" office:value="971" calcext:value-type="float">
            <text:p>971</text:p>
          </table:table-cell>
          <table:table-cell table:formula="of:=[.CA14]/[.BR14]" office:value-type="float" office:value="0.971" calcext:value-type="float">
            <text:p>0,9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38095238095" calcext:value-type="float">
            <text:p>1,38095238095</text:p>
          </table:table-cell>
          <table:table-cell office:value-type="float" office:value="0.0336817653891" calcext:value-type="float">
            <text:p>0,0336817653891</text:p>
          </table:table-cell>
          <table:table-cell table:formula="of:=[.CD14]-[.CH14]" office:value-type="float" office:value="58" calcext:value-type="float">
            <text:p>58</text:p>
          </table:table-cell>
          <table:table-cell table:formula="of:=[.CL14]/[.CD14]" office:value-type="float" office:value="0.58" calcext:value-type="float">
            <text:p>0,58</text:p>
          </table:table-cell>
          <table:table-cell table:formula="of:=[.CE14]-[.CI14]" office:value-type="float" office:value="971" calcext:value-type="float">
            <text:p>971</text:p>
          </table:table-cell>
          <table:table-cell table:formula="of:=[.CN14]/[.CE14]" office:value-type="float" office:value="0.971" calcext:value-type="float">
            <text:p>0,971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359" calcext:value-type="float">
            <text:p>359</text:p>
          </table:table-cell>
          <table:table-cell table:style-name="ce19" office:value-type="float" office:value="7.55789473684" calcext:value-type="float">
            <text:p>7,55789473684</text:p>
          </table:table-cell>
          <table:table-cell office:value-type="float" office:value="0.0278481012658" calcext:value-type="float">
            <text:p>0,0278481012658</text:p>
          </table:table-cell>
          <table:table-cell table:formula="of:=[.AD15]-[.AH15]" office:value-type="float" office:value="5" calcext:value-type="float">
            <text:p>5</text:p>
          </table:table-cell>
          <table:table-cell table:formula="of:=[.AL15]/[.AD15]" office:value-type="float" office:value="0.05" calcext:value-type="float">
            <text:p>0,05</text:p>
          </table:table-cell>
          <table:table-cell table:formula="of:=[.AE15]-[.AI15]" office:value-type="float" office:value="641" calcext:value-type="float">
            <text:p>641</text:p>
          </table:table-cell>
          <table:table-cell table:formula="of:=[.AN15]/[.AE15]" office:value-type="float" office:value="0.641" calcext:value-type="float">
            <text:p>0,6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531" calcext:value-type="float">
            <text:p>531</text:p>
          </table:table-cell>
          <table:table-cell table:style-name="ce19" office:value-type="float" office:value="10.7272727273" calcext:value-type="float">
            <text:p>10,7272727273</text:p>
          </table:table-cell>
          <table:table-cell office:value-type="float" office:value="0.0278481012658" calcext:value-type="float">
            <text:p>0,0278481012658</text:p>
          </table:table-cell>
          <table:table-cell table:formula="of:=[.AQ15]-[.AU15]" office:value-type="float" office:value="1" calcext:value-type="float">
            <text:p>1</text:p>
          </table:table-cell>
          <table:table-cell table:formula="of:=[.AY15]/[.AQ15]" office:value-type="float" office:value="0.01" calcext:value-type="float">
            <text:p>0,01</text:p>
          </table:table-cell>
          <table:table-cell table:formula="of:=[.AR15]-[.AV15]" office:value-type="float" office:value="469" calcext:value-type="float">
            <text:p>469</text:p>
          </table:table-cell>
          <table:table-cell table:formula="of:=[.BA15]/[.AR15]" office:value-type="float" office:value="0.469" calcext:value-type="float">
            <text:p>0,4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08" calcext:value-type="float">
            <text:p>508</text:p>
          </table:table-cell>
          <table:table-cell table:style-name="ce19" office:value-type="float" office:value="10.16" calcext:value-type="float">
            <text:p>10,16</text:p>
          </table:table-cell>
          <table:table-cell office:value-type="float" office:value="0.0278481012658" calcext:value-type="float">
            <text:p>0,0278481012658</text:p>
          </table:table-cell>
          <table:table-cell table:formula="of:=[.BD15]-[.BH15]" office:value-type="float" office:value="0" calcext:value-type="float">
            <text:p>0</text:p>
          </table:table-cell>
          <table:table-cell table:formula="of:=[.BL15]/[.BD15]" office:value-type="float" office:value="0" calcext:value-type="float">
            <text:p>0</text:p>
          </table:table-cell>
          <table:table-cell table:formula="of:=[.BE15]-[.BI15]" office:value-type="float" office:value="492" calcext:value-type="float">
            <text:p>492</text:p>
          </table:table-cell>
          <table:table-cell table:formula="of:=[.BN15]/[.BE15]" office:value-type="float" office:value="0.492" calcext:value-type="float">
            <text:p>0,4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table:style-name="ce19" office:value-type="float" office:value="3.77551020408" calcext:value-type="float">
            <text:p>3,77551020408</text:p>
          </table:table-cell>
          <table:table-cell office:value-type="float" office:value="0.0278481012658" calcext:value-type="float">
            <text:p>0,0278481012658</text:p>
          </table:table-cell>
          <table:table-cell table:formula="of:=[.BQ15]-[.BU15]" office:value-type="float" office:value="2" calcext:value-type="float">
            <text:p>2</text:p>
          </table:table-cell>
          <table:table-cell table:formula="of:=[.BY15]/[.BQ15]" office:value-type="float" office:value="0.02" calcext:value-type="float">
            <text:p>0,02</text:p>
          </table:table-cell>
          <table:table-cell table:formula="of:=[.BR15]-[.BV15]" office:value-type="float" office:value="815" calcext:value-type="float">
            <text:p>815</text:p>
          </table:table-cell>
          <table:table-cell table:formula="of:=[.CA15]/[.BR15]" office:value-type="float" office:value="0.815" calcext:value-type="float">
            <text:p>0,8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2.2" calcext:value-type="float">
            <text:p>2,2</text:p>
          </table:table-cell>
          <table:table-cell office:value-type="float" office:value="0.0278481012658" calcext:value-type="float">
            <text:p>0,0278481012658</text:p>
          </table:table-cell>
          <table:table-cell table:formula="of:=[.CD15]-[.CH15]" office:value-type="float" office:value="20" calcext:value-type="float">
            <text:p>20</text:p>
          </table:table-cell>
          <table:table-cell table:formula="of:=[.CL15]/[.CD15]" office:value-type="float" office:value="0.2" calcext:value-type="float">
            <text:p>0,2</text:p>
          </table:table-cell>
          <table:table-cell table:formula="of:=[.CE15]-[.CI15]" office:value-type="float" office:value="912" calcext:value-type="float">
            <text:p>912</text:p>
          </table:table-cell>
          <table:table-cell table:formula="of:=[.CN15]/[.CE15]" office:value-type="float" office:value="0.912" calcext:value-type="float">
            <text:p>0,912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01" calcext:value-type="float">
            <text:p>701</text:p>
          </table:table-cell>
          <table:table-cell table:style-name="ce19" office:value-type="float" office:value="14.02" calcext:value-type="float">
            <text:p>14,02</text:p>
          </table:table-cell>
          <table:table-cell office:value-type="float" office:value="0.0816326530612" calcext:value-type="float">
            <text:p>0,0816326530612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299" calcext:value-type="float">
            <text:p>299</text:p>
          </table:table-cell>
          <table:table-cell table:formula="of:=[.AN16]/[.AE16]" office:value-type="float" office:value="0.299" calcext:value-type="float">
            <text:p>0,2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01" calcext:value-type="float">
            <text:p>701</text:p>
          </table:table-cell>
          <table:table-cell table:style-name="ce19" office:value-type="float" office:value="14.02" calcext:value-type="float">
            <text:p>14,02</text:p>
          </table:table-cell>
          <table:table-cell office:value-type="float" office:value="0.0816326530612" calcext:value-type="float">
            <text:p>0,0816326530612</text:p>
          </table:table-cell>
          <table:table-cell table:formula="of:=[.AQ16]-[.AU16]" office:value-type="float" office:value="0" calcext:value-type="float">
            <text:p>0</text:p>
          </table:table-cell>
          <table:table-cell table:formula="of:=[.AY16]/[.AQ16]" office:value-type="float" office:value="0" calcext:value-type="float">
            <text:p>0</text:p>
          </table:table-cell>
          <table:table-cell table:formula="of:=[.AR16]-[.AV16]" office:value-type="float" office:value="299" calcext:value-type="float">
            <text:p>299</text:p>
          </table:table-cell>
          <table:table-cell table:formula="of:=[.BA16]/[.AR16]" office:value-type="float" office:value="0.299" calcext:value-type="float">
            <text:p>0,2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table:style-name="ce19" office:value-type="float" office:value="10.98" calcext:value-type="float">
            <text:p>10,98</text:p>
          </table:table-cell>
          <table:table-cell office:value-type="float" office:value="0.0816326530612" calcext:value-type="float">
            <text:p>0,0816326530612</text:p>
          </table:table-cell>
          <table:table-cell table:formula="of:=[.BD16]-[.BH16]" office:value-type="float" office:value="0" calcext:value-type="float">
            <text:p>0</text:p>
          </table:table-cell>
          <table:table-cell table:formula="of:=[.BL16]/[.BD16]" office:value-type="float" office:value="0" calcext:value-type="float">
            <text:p>0</text:p>
          </table:table-cell>
          <table:table-cell table:formula="of:=[.BE16]-[.BI16]" office:value-type="float" office:value="451" calcext:value-type="float">
            <text:p>451</text:p>
          </table:table-cell>
          <table:table-cell table:formula="of:=[.BN16]/[.BE16]" office:value-type="float" office:value="0.451" calcext:value-type="float">
            <text:p>0,4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388" calcext:value-type="float">
            <text:p>388</text:p>
          </table:table-cell>
          <table:table-cell table:style-name="ce19" office:value-type="float" office:value="7.91836734694" calcext:value-type="float">
            <text:p>7,91836734694</text:p>
          </table:table-cell>
          <table:table-cell office:value-type="float" office:value="0.0816326530612" calcext:value-type="float">
            <text:p>0,0816326530612</text:p>
          </table:table-cell>
          <table:table-cell table:formula="of:=[.BQ16]-[.BU16]" office:value-type="float" office:value="2" calcext:value-type="float">
            <text:p>2</text:p>
          </table:table-cell>
          <table:table-cell table:formula="of:=[.BY16]/[.BQ16]" office:value-type="float" office:value="0.02" calcext:value-type="float">
            <text:p>0,02</text:p>
          </table:table-cell>
          <table:table-cell table:formula="of:=[.BR16]-[.BV16]" office:value-type="float" office:value="612" calcext:value-type="float">
            <text:p>612</text:p>
          </table:table-cell>
          <table:table-cell table:formula="of:=[.CA16]/[.BR16]" office:value-type="float" office:value="0.612" calcext:value-type="float">
            <text:p>0,6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388" calcext:value-type="float">
            <text:p>388</text:p>
          </table:table-cell>
          <table:table-cell table:style-name="ce19" office:value-type="float" office:value="7.91836734694" calcext:value-type="float">
            <text:p>7,91836734694</text:p>
          </table:table-cell>
          <table:table-cell office:value-type="float" office:value="0.0816326530612" calcext:value-type="float">
            <text:p>0,0816326530612</text:p>
          </table:table-cell>
          <table:table-cell table:formula="of:=[.CD16]-[.CH16]" office:value-type="float" office:value="2" calcext:value-type="float">
            <text:p>2</text:p>
          </table:table-cell>
          <table:table-cell table:formula="of:=[.CL16]/[.CD16]" office:value-type="float" office:value="0.02" calcext:value-type="float">
            <text:p>0,02</text:p>
          </table:table-cell>
          <table:table-cell table:formula="of:=[.CE16]-[.CI16]" office:value-type="float" office:value="612" calcext:value-type="float">
            <text:p>612</text:p>
          </table:table-cell>
          <table:table-cell table:formula="of:=[.CN16]/[.CE16]" office:value-type="float" office:value="0.612" calcext:value-type="float">
            <text:p>0,612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25" calcext:value-type="float">
            <text:p>925</text:p>
          </table:table-cell>
          <table:table-cell table:style-name="ce19" office:value-type="float" office:value="18.5" calcext:value-type="float">
            <text:p>18,5</text:p>
          </table:table-cell>
          <table:table-cell office:value-type="float" office:value="0.025754527163" calcext:value-type="float">
            <text:p>0,025754527163</text:p>
          </table:table-cell>
          <table:table-cell table:formula="of:=[.AD17]-[.AH17]" office:value-type="float" office:value="0" calcext:value-type="float">
            <text:p>0</text:p>
          </table:table-cell>
          <table:table-cell table:formula="of:=[.AL17]/[.AD17]" office:value-type="float" office:value="0" calcext:value-type="float">
            <text:p>0</text:p>
          </table:table-cell>
          <table:table-cell table:formula="of:=[.AE17]-[.AI17]" office:value-type="float" office:value="75" calcext:value-type="float">
            <text:p>75</text:p>
          </table:table-cell>
          <table:table-cell table:formula="of:=[.AN17]/[.AE17]" office:value-type="float" office:value="0.075" calcext:value-type="float">
            <text:p>0,0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80" calcext:value-type="float">
            <text:p>680</text:p>
          </table:table-cell>
          <table:table-cell table:style-name="ce19" office:value-type="float" office:value="13.6" calcext:value-type="float">
            <text:p>13,6</text:p>
          </table:table-cell>
          <table:table-cell office:value-type="float" office:value="0.025754527163" calcext:value-type="float">
            <text:p>0,025754527163</text:p>
          </table:table-cell>
          <table:table-cell table:formula="of:=[.AQ17]-[.AU17]" office:value-type="float" office:value="0" calcext:value-type="float">
            <text:p>0</text:p>
          </table:table-cell>
          <table:table-cell table:formula="of:=[.AY17]/[.AQ17]" office:value-type="float" office:value="0" calcext:value-type="float">
            <text:p>0</text:p>
          </table:table-cell>
          <table:table-cell table:formula="of:=[.AR17]-[.AV17]" office:value-type="float" office:value="320" calcext:value-type="float">
            <text:p>320</text:p>
          </table:table-cell>
          <table:table-cell table:formula="of:=[.BA17]/[.AR17]" office:value-type="float" office:value="0.32" calcext:value-type="float">
            <text:p>0,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1.80281690141" calcext:value-type="float">
            <text:p>1,80281690141</text:p>
          </table:table-cell>
          <table:table-cell office:value-type="float" office:value="0.025754527163" calcext:value-type="float">
            <text:p>0,025754527163</text:p>
          </table:table-cell>
          <table:table-cell table:formula="of:=[.BD17]-[.BH17]" office:value-type="float" office:value="29" calcext:value-type="float">
            <text:p>29</text:p>
          </table:table-cell>
          <table:table-cell table:formula="of:=[.BL17]/[.BD17]" office:value-type="float" office:value="0.29" calcext:value-type="float">
            <text:p>0,29</text:p>
          </table:table-cell>
          <table:table-cell table:formula="of:=[.BE17]-[.BI17]" office:value-type="float" office:value="936" calcext:value-type="float">
            <text:p>936</text:p>
          </table:table-cell>
          <table:table-cell table:formula="of:=[.BN17]/[.BE17]" office:value-type="float" office:value="0.936" calcext:value-type="float">
            <text:p>0,9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1.80281690141" calcext:value-type="float">
            <text:p>1,80281690141</text:p>
          </table:table-cell>
          <table:table-cell office:value-type="float" office:value="0.025754527163" calcext:value-type="float">
            <text:p>0,025754527163</text:p>
          </table:table-cell>
          <table:table-cell table:formula="of:=[.BQ17]-[.BU17]" office:value-type="float" office:value="29" calcext:value-type="float">
            <text:p>29</text:p>
          </table:table-cell>
          <table:table-cell table:formula="of:=[.BY17]/[.BQ17]" office:value-type="float" office:value="0.29" calcext:value-type="float">
            <text:p>0,29</text:p>
          </table:table-cell>
          <table:table-cell table:formula="of:=[.BR17]-[.BV17]" office:value-type="float" office:value="936" calcext:value-type="float">
            <text:p>936</text:p>
          </table:table-cell>
          <table:table-cell table:formula="of:=[.CA17]/[.BR17]" office:value-type="float" office:value="0.936" calcext:value-type="float">
            <text:p>0,9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1.80281690141" calcext:value-type="float">
            <text:p>1,80281690141</text:p>
          </table:table-cell>
          <table:table-cell office:value-type="float" office:value="0.025754527163" calcext:value-type="float">
            <text:p>0,025754527163</text:p>
          </table:table-cell>
          <table:table-cell table:formula="of:=[.CD17]-[.CH17]" office:value-type="float" office:value="29" calcext:value-type="float">
            <text:p>29</text:p>
          </table:table-cell>
          <table:table-cell table:formula="of:=[.CL17]/[.CD17]" office:value-type="float" office:value="0.29" calcext:value-type="float">
            <text:p>0,29</text:p>
          </table:table-cell>
          <table:table-cell table:formula="of:=[.CE17]-[.CI17]" office:value-type="float" office:value="936" calcext:value-type="float">
            <text:p>936</text:p>
          </table:table-cell>
          <table:table-cell table:formula="of:=[.CN17]/[.CE17]" office:value-type="float" office:value="0.936" calcext:value-type="float">
            <text:p>0,936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table:style-name="ce19" office:value-type="float" office:value="3.38235294118" calcext:value-type="float">
            <text:p>3,38235294118</text:p>
          </table:table-cell>
          <table:table-cell office:value-type="float" office:value="0.0620202020202" calcext:value-type="float">
            <text:p>0,0620202020202</text:p>
          </table:table-cell>
          <table:table-cell table:formula="of:=[.AD18]-[.AH18]" office:value-type="float" office:value="32" calcext:value-type="float">
            <text:p>32</text:p>
          </table:table-cell>
          <table:table-cell table:formula="of:=[.AL18]/[.AD18]" office:value-type="float" office:value="0.32" calcext:value-type="float">
            <text:p>0,32</text:p>
          </table:table-cell>
          <table:table-cell table:formula="of:=[.AE18]-[.AI18]" office:value-type="float" office:value="885" calcext:value-type="float">
            <text:p>885</text:p>
          </table:table-cell>
          <table:table-cell table:formula="of:=[.AN18]/[.AE18]" office:value-type="float" office:value="0.885" calcext:value-type="float">
            <text:p>0,8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79" calcext:value-type="float">
            <text:p>279</text:p>
          </table:table-cell>
          <table:table-cell table:style-name="ce19" office:value-type="float" office:value="5.75257731959" calcext:value-type="float">
            <text:p>5,75257731959</text:p>
          </table:table-cell>
          <table:table-cell office:value-type="float" office:value="0.0620202020202" calcext:value-type="float">
            <text:p>0,0620202020202</text:p>
          </table:table-cell>
          <table:table-cell table:formula="of:=[.AQ18]-[.AU18]" office:value-type="float" office:value="3" calcext:value-type="float">
            <text:p>3</text:p>
          </table:table-cell>
          <table:table-cell table:formula="of:=[.AY18]/[.AQ18]" office:value-type="float" office:value="0.03" calcext:value-type="float">
            <text:p>0,03</text:p>
          </table:table-cell>
          <table:table-cell table:formula="of:=[.AR18]-[.AV18]" office:value-type="float" office:value="721" calcext:value-type="float">
            <text:p>721</text:p>
          </table:table-cell>
          <table:table-cell table:formula="of:=[.BA18]/[.AR18]" office:value-type="float" office:value="0.721" calcext:value-type="float">
            <text:p>0,7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79" calcext:value-type="float">
            <text:p>279</text:p>
          </table:table-cell>
          <table:table-cell table:style-name="ce19" office:value-type="float" office:value="5.75257731959" calcext:value-type="float">
            <text:p>5,75257731959</text:p>
          </table:table-cell>
          <table:table-cell office:value-type="float" office:value="0.0620202020202" calcext:value-type="float">
            <text:p>0,0620202020202</text:p>
          </table:table-cell>
          <table:table-cell table:formula="of:=[.BD18]-[.BH18]" office:value-type="float" office:value="3" calcext:value-type="float">
            <text:p>3</text:p>
          </table:table-cell>
          <table:table-cell table:formula="of:=[.BL18]/[.BD18]" office:value-type="float" office:value="0.03" calcext:value-type="float">
            <text:p>0,03</text:p>
          </table:table-cell>
          <table:table-cell table:formula="of:=[.BE18]-[.BI18]" office:value-type="float" office:value="721" calcext:value-type="float">
            <text:p>721</text:p>
          </table:table-cell>
          <table:table-cell table:formula="of:=[.BN18]/[.BE18]" office:value-type="float" office:value="0.721" calcext:value-type="float">
            <text:p>0,7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table:style-name="ce19" office:value-type="float" office:value="6.1" calcext:value-type="float">
            <text:p>6,1</text:p>
          </table:table-cell>
          <table:table-cell office:value-type="float" office:value="0.0620202020202" calcext:value-type="float">
            <text:p>0,0620202020202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695" calcext:value-type="float">
            <text:p>695</text:p>
          </table:table-cell>
          <table:table-cell table:formula="of:=[.CA18]/[.BR18]" office:value-type="float" office:value="0.695" calcext:value-type="float">
            <text:p>0,6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style-name="ce19"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CD18]-[.CH18]" office:value-type="float" office:value="0" calcext:value-type="float">
            <text:p>0</text:p>
          </table:table-cell>
          <table:table-cell table:formula="of:=[.CL18]/[.CD18]" office:value-type="float" office:value="0" calcext:value-type="float">
            <text:p>0</text:p>
          </table:table-cell>
          <table:table-cell table:formula="of:=[.CE18]-[.CI18]" office:value-type="float" office:value="693" calcext:value-type="float">
            <text:p>693</text:p>
          </table:table-cell>
          <table:table-cell table:formula="of:=[.CN18]/[.CE18]" office:value-type="float" office:value="0.693" calcext:value-type="float">
            <text:p>0,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0" calcext:value-type="float">
            <text:p>0,00</text:p>
          </table:table-cell>
          <table:table-cell table:style-name="ce41" table:formula="of:=[.G3]" office:value-type="float" office:value="1" calcext:value-type="float">
            <text:p>1,00</text:p>
          </table:table-cell>
          <table:table-cell table:style-name="ce41" table:formula="of:=[.I3]" office:value-type="float" office:value="13.25" calcext:value-type="float">
            <text:p>13,25</text:p>
          </table:table-cell>
          <table:table-cell table:style-name="ce41" table:formula="of:=[.K3]" office:value-type="float" office:value="92" calcext:value-type="float">
            <text:p>92,00</text:p>
          </table:table-cell>
          <table:table-cell table:style-name="ce41" table:formula="of:=[.M3]" office:value-type="float" office:value="0.9" calcext:value-type="float">
            <text:p>0,90</text:p>
          </table:table-cell>
          <table:table-cell table:style-name="ce41" table:formula="of:=[.O3]" office:value-type="float" office:value="30.875" calcext:value-type="float">
            <text:p>30,88</text:p>
          </table:table-cell>
          <table:table-cell table:style-name="ce41" table:formula="of:=[.Q3]" office:value-type="float" office:value="56.65" calcext:value-type="float">
            <text:p>56,65</text:p>
          </table:table-cell>
          <table:table-cell table:style-name="ce41" table:formula="of:=[.S3]" office:value-type="float" office:value="81.275" calcext:value-type="float">
            <text:p>81,28</text:p>
          </table:table-cell>
          <table:table-cell table:style-name="ce41" table:formula="of:=[.U3]" office:value-type="float" office:value="99.4" calcext:value-type="float">
            <text:p>99,4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513" calcext:value-type="float">
            <text:p>513</text:p>
          </table:table-cell>
          <table:table-cell table:style-name="ce19" office:value-type="float" office:value="10.4693877551" calcext:value-type="float">
            <text:p>10,4693877551</text:p>
          </table:table-cell>
          <table:table-cell office:value-type="float" office:value="0.0578754578755" calcext:value-type="float">
            <text:p>0,0578754578755</text:p>
          </table:table-cell>
          <table:table-cell table:formula="of:=[.AD19]-[.AH19]" office:value-type="float" office:value="2" calcext:value-type="float">
            <text:p>2</text:p>
          </table:table-cell>
          <table:table-cell table:formula="of:=[.AL19]/[.AD19]" office:value-type="float" office:value="0.02" calcext:value-type="float">
            <text:p>0,02</text:p>
          </table:table-cell>
          <table:table-cell table:formula="of:=[.AE19]-[.AI19]" office:value-type="float" office:value="487" calcext:value-type="float">
            <text:p>487</text:p>
          </table:table-cell>
          <table:table-cell table:formula="of:=[.AN19]/[.AE19]" office:value-type="float" office:value="0.487" calcext:value-type="float">
            <text:p>0,4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231" calcext:value-type="float">
            <text:p>231</text:p>
          </table:table-cell>
          <table:table-cell table:style-name="ce19" office:value-type="float" office:value="5.07692307692" calcext:value-type="float">
            <text:p>5,07692307692</text:p>
          </table:table-cell>
          <table:table-cell office:value-type="float" office:value="0.0578754578755" calcext:value-type="float">
            <text:p>0,0578754578755</text:p>
          </table:table-cell>
          <table:table-cell table:formula="of:=[.AQ19]-[.AU19]" office:value-type="float" office:value="9" calcext:value-type="float">
            <text:p>9</text:p>
          </table:table-cell>
          <table:table-cell table:formula="of:=[.AY19]/[.AQ19]" office:value-type="float" office:value="0.09" calcext:value-type="float">
            <text:p>0,09</text:p>
          </table:table-cell>
          <table:table-cell table:formula="of:=[.AR19]-[.AV19]" office:value-type="float" office:value="769" calcext:value-type="float">
            <text:p>769</text:p>
          </table:table-cell>
          <table:table-cell table:formula="of:=[.BA19]/[.AR19]" office:value-type="float" office:value="0.769" calcext:value-type="float">
            <text:p>0,7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231" calcext:value-type="float">
            <text:p>231</text:p>
          </table:table-cell>
          <table:table-cell table:style-name="ce19" office:value-type="float" office:value="5.07692307692" calcext:value-type="float">
            <text:p>5,07692307692</text:p>
          </table:table-cell>
          <table:table-cell office:value-type="float" office:value="0.0578754578755" calcext:value-type="float">
            <text:p>0,0578754578755</text:p>
          </table:table-cell>
          <table:table-cell table:formula="of:=[.BD19]-[.BH19]" office:value-type="float" office:value="9" calcext:value-type="float">
            <text:p>9</text:p>
          </table:table-cell>
          <table:table-cell table:formula="of:=[.BL19]/[.BD19]" office:value-type="float" office:value="0.09" calcext:value-type="float">
            <text:p>0,09</text:p>
          </table:table-cell>
          <table:table-cell table:formula="of:=[.BE19]-[.BI19]" office:value-type="float" office:value="769" calcext:value-type="float">
            <text:p>769</text:p>
          </table:table-cell>
          <table:table-cell table:formula="of:=[.BN19]/[.BE19]" office:value-type="float" office:value="0.769" calcext:value-type="float">
            <text:p>0,7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231" calcext:value-type="float">
            <text:p>231</text:p>
          </table:table-cell>
          <table:table-cell table:style-name="ce19" office:value-type="float" office:value="5.07692307692" calcext:value-type="float">
            <text:p>5,07692307692</text:p>
          </table:table-cell>
          <table:table-cell office:value-type="float" office:value="0.0578754578755" calcext:value-type="float">
            <text:p>0,0578754578755</text:p>
          </table:table-cell>
          <table:table-cell table:formula="of:=[.BQ19]-[.BU19]" office:value-type="float" office:value="9" calcext:value-type="float">
            <text:p>9</text:p>
          </table:table-cell>
          <table:table-cell table:formula="of:=[.BY19]/[.BQ19]" office:value-type="float" office:value="0.09" calcext:value-type="float">
            <text:p>0,09</text:p>
          </table:table-cell>
          <table:table-cell table:formula="of:=[.BR19]-[.BV19]" office:value-type="float" office:value="769" calcext:value-type="float">
            <text:p>769</text:p>
          </table:table-cell>
          <table:table-cell table:formula="of:=[.CA19]/[.BR19]" office:value-type="float" office:value="0.769" calcext:value-type="float">
            <text:p>0,7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237" calcext:value-type="float">
            <text:p>237</text:p>
          </table:table-cell>
          <table:table-cell table:style-name="ce19" office:value-type="float" office:value="5.20879120879" calcext:value-type="float">
            <text:p>5,20879120879</text:p>
          </table:table-cell>
          <table:table-cell office:value-type="float" office:value="0.0578754578755" calcext:value-type="float">
            <text:p>0,0578754578755</text:p>
          </table:table-cell>
          <table:table-cell table:formula="of:=[.CD19]-[.CH19]" office:value-type="float" office:value="9" calcext:value-type="float">
            <text:p>9</text:p>
          </table:table-cell>
          <table:table-cell table:formula="of:=[.CL19]/[.CD19]" office:value-type="float" office:value="0.09" calcext:value-type="float">
            <text:p>0,09</text:p>
          </table:table-cell>
          <table:table-cell table:formula="of:=[.CE19]-[.CI19]" office:value-type="float" office:value="763" calcext:value-type="float">
            <text:p>763</text:p>
          </table:table-cell>
          <table:table-cell table:formula="of:=[.CN19]/[.CE19]" office:value-type="float" office:value="0.763" calcext:value-type="float">
            <text:p>0,7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0" calcext:value-type="float">
            <text:p>0,00</text:p>
          </table:table-cell>
          <table:table-cell table:style-name="ce41" table:formula="of:=[.G4]" office:value-type="float" office:value="3" calcext:value-type="float">
            <text:p>3,00</text:p>
          </table:table-cell>
          <table:table-cell table:style-name="ce41" table:formula="of:=[.I4]" office:value-type="float" office:value="24" calcext:value-type="float">
            <text:p>24,00</text:p>
          </table:table-cell>
          <table:table-cell table:style-name="ce41" table:formula="of:=[.K4]" office:value-type="float" office:value="96" calcext:value-type="float">
            <text:p>96,00</text:p>
          </table:table-cell>
          <table:table-cell table:style-name="ce41" table:formula="of:=[.M4]" office:value-type="float" office:value="16.9" calcext:value-type="float">
            <text:p>16,90</text:p>
          </table:table-cell>
          <table:table-cell table:style-name="ce41" table:formula="of:=[.O4]" office:value-type="float" office:value="54.1" calcext:value-type="float">
            <text:p>54,10</text:p>
          </table:table-cell>
          <table:table-cell table:style-name="ce41" table:formula="of:=[.Q4]" office:value-type="float" office:value="72.65" calcext:value-type="float">
            <text:p>72,65</text:p>
          </table:table-cell>
          <table:table-cell table:style-name="ce41" table:formula="of:=[.S4]" office:value-type="float" office:value="87.425" calcext:value-type="float">
            <text:p>87,43</text:p>
          </table:table-cell>
          <table:table-cell table:style-name="ce41" table:formula="of:=[.U4]" office:value-type="float" office:value="99.7" calcext:value-type="float">
            <text:p>99,7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29" calcext:value-type="float">
            <text:p>829</text:p>
          </table:table-cell>
          <table:table-cell table:style-name="ce19" office:value-type="float" office:value="16.58" calcext:value-type="float">
            <text:p>16,58</text:p>
          </table:table-cell>
          <table:table-cell office:value-type="float" office:value="0.0393733250876" calcext:value-type="float">
            <text:p>0,0393733250876</text:p>
          </table:table-cell>
          <table:table-cell table:formula="of:=[.AD20]-[.AH20]" office:value-type="float" office:value="0" calcext:value-type="float">
            <text:p>0</text:p>
          </table:table-cell>
          <table:table-cell table:formula="of:=[.AL20]/[.AD20]" office:value-type="float" office:value="0" calcext:value-type="float">
            <text:p>0</text:p>
          </table:table-cell>
          <table:table-cell table:formula="of:=[.AE20]-[.AI20]" office:value-type="float" office:value="171" calcext:value-type="float">
            <text:p>171</text:p>
          </table:table-cell>
          <table:table-cell table:formula="of:=[.AN20]/[.AE20]" office:value-type="float" office:value="0.171" calcext:value-type="float">
            <text:p>0,1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59" calcext:value-type="float">
            <text:p>759</text:p>
          </table:table-cell>
          <table:table-cell table:style-name="ce19" office:value-type="float" office:value="15.18" calcext:value-type="float">
            <text:p>15,18</text:p>
          </table:table-cell>
          <table:table-cell office:value-type="float" office:value="0.0393733250876" calcext:value-type="float">
            <text:p>0,0393733250876</text:p>
          </table:table-cell>
          <table:table-cell table:formula="of:=[.AQ20]-[.AU20]" office:value-type="float" office:value="0" calcext:value-type="float">
            <text:p>0</text:p>
          </table:table-cell>
          <table:table-cell table:formula="of:=[.AY20]/[.AQ20]" office:value-type="float" office:value="0" calcext:value-type="float">
            <text:p>0</text:p>
          </table:table-cell>
          <table:table-cell table:formula="of:=[.AR20]-[.AV20]" office:value-type="float" office:value="241" calcext:value-type="float">
            <text:p>241</text:p>
          </table:table-cell>
          <table:table-cell table:formula="of:=[.BA20]/[.AR20]" office:value-type="float" office:value="0.241" calcext:value-type="float">
            <text:p>0,2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352" calcext:value-type="float">
            <text:p>352</text:p>
          </table:table-cell>
          <table:table-cell table:style-name="ce19" office:value-type="float" office:value="7.18367346939" calcext:value-type="float">
            <text:p>7,18367346939</text:p>
          </table:table-cell>
          <table:table-cell office:value-type="float" office:value="0.0393733250876" calcext:value-type="float">
            <text:p>0,0393733250876</text:p>
          </table:table-cell>
          <table:table-cell table:formula="of:=[.BD20]-[.BH20]" office:value-type="float" office:value="2" calcext:value-type="float">
            <text:p>2</text:p>
          </table:table-cell>
          <table:table-cell table:formula="of:=[.BL20]/[.BD20]" office:value-type="float" office:value="0.02" calcext:value-type="float">
            <text:p>0,02</text:p>
          </table:table-cell>
          <table:table-cell table:formula="of:=[.BE20]-[.BI20]" office:value-type="float" office:value="648" calcext:value-type="float">
            <text:p>648</text:p>
          </table:table-cell>
          <table:table-cell table:formula="of:=[.BN20]/[.BE20]" office:value-type="float" office:value="0.648" calcext:value-type="float">
            <text:p>0,6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 table:style-name="ce19" office:value-type="float" office:value="3.79166666667" calcext:value-type="float">
            <text:p>3,79166666667</text:p>
          </table:table-cell>
          <table:table-cell office:value-type="float" office:value="0.0393733250876" calcext:value-type="float">
            <text:p>0,0393733250876</text:p>
          </table:table-cell>
          <table:table-cell table:formula="of:=[.BQ20]-[.BU20]" office:value-type="float" office:value="4" calcext:value-type="float">
            <text:p>4</text:p>
          </table:table-cell>
          <table:table-cell table:formula="of:=[.BY20]/[.BQ20]" office:value-type="float" office:value="0.04" calcext:value-type="float">
            <text:p>0,04</text:p>
          </table:table-cell>
          <table:table-cell table:formula="of:=[.BR20]-[.BV20]" office:value-type="float" office:value="818" calcext:value-type="float">
            <text:p>818</text:p>
          </table:table-cell>
          <table:table-cell table:formula="of:=[.CA20]/[.BR20]" office:value-type="float" office:value="0.818" calcext:value-type="float">
            <text:p>0,8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91" calcext:value-type="float">
            <text:p>191</text:p>
          </table:table-cell>
          <table:table-cell table:style-name="ce19" office:value-type="float" office:value="3.85858585859" calcext:value-type="float">
            <text:p>3,85858585859</text:p>
          </table:table-cell>
          <table:table-cell office:value-type="float" office:value="0.0393733250876" calcext:value-type="float">
            <text:p>0,0393733250876</text:p>
          </table:table-cell>
          <table:table-cell table:formula="of:=[.CD20]-[.CH20]" office:value-type="float" office:value="1" calcext:value-type="float">
            <text:p>1</text:p>
          </table:table-cell>
          <table:table-cell table:formula="of:=[.CL20]/[.CD20]" office:value-type="float" office:value="0.01" calcext:value-type="float">
            <text:p>0,01</text:p>
          </table:table-cell>
          <table:table-cell table:formula="of:=[.CE20]-[.CI20]" office:value-type="float" office:value="809" calcext:value-type="float">
            <text:p>809</text:p>
          </table:table-cell>
          <table:table-cell table:formula="of:=[.CN20]/[.CE20]" office:value-type="float" office:value="0.809" calcext:value-type="float">
            <text:p>0,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1" calcext:value-type="float">
            <text:p>1,00</text:p>
          </table:table-cell>
          <table:table-cell table:style-name="ce41" table:formula="of:=[.G5]" office:value-type="float" office:value="6" calcext:value-type="float">
            <text:p>6,00</text:p>
          </table:table-cell>
          <table:table-cell table:style-name="ce41" table:formula="of:=[.I5]" office:value-type="float" office:value="30.25" calcext:value-type="float">
            <text:p>30,25</text:p>
          </table:table-cell>
          <table:table-cell table:style-name="ce41" table:formula="of:=[.K5]" office:value-type="float" office:value="96" calcext:value-type="float">
            <text:p>96,00</text:p>
          </table:table-cell>
          <table:table-cell table:style-name="ce41" table:formula="of:=[.M5]" office:value-type="float" office:value="16.9" calcext:value-type="float">
            <text:p>16,90</text:p>
          </table:table-cell>
          <table:table-cell table:style-name="ce41" table:formula="of:=[.O5]" office:value-type="float" office:value="68.75" calcext:value-type="float">
            <text:p>68,75</text:p>
          </table:table-cell>
          <table:table-cell table:style-name="ce41" table:formula="of:=[.Q5]" office:value-type="float" office:value="79.75" calcext:value-type="float">
            <text:p>79,75</text:p>
          </table:table-cell>
          <table:table-cell table:style-name="ce41" table:formula="of:=[.S5]" office:value-type="float" office:value="91.375" calcext:value-type="float">
            <text:p>91,38</text:p>
          </table:table-cell>
          <table:table-cell table:style-name="ce41" table:formula="of:=[.U5]" office:value-type="float" office:value="99.7" calcext:value-type="float">
            <text:p>99,7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1" calcext:value-type="float">
            <text:p>71</text:p>
          </table:table-cell>
          <table:table-cell office:value-type="float" office:value="290" calcext:value-type="float">
            <text:p>290</text:p>
          </table:table-cell>
          <table:table-cell table:style-name="ce19" office:value-type="float" office:value="8.16901408451" calcext:value-type="float">
            <text:p>8,16901408451</text:p>
          </table:table-cell>
          <table:table-cell office:value-type="float" office:value="0.0391849529781" calcext:value-type="float">
            <text:p>0,0391849529781</text:p>
          </table:table-cell>
          <table:table-cell table:formula="of:=[.AD21]-[.AH21]" office:value-type="float" office:value="29" calcext:value-type="float">
            <text:p>29</text:p>
          </table:table-cell>
          <table:table-cell table:formula="of:=[.AL21]/[.AD21]" office:value-type="float" office:value="0.29" calcext:value-type="float">
            <text:p>0,29</text:p>
          </table:table-cell>
          <table:table-cell table:formula="of:=[.AE21]-[.AI21]" office:value-type="float" office:value="710" calcext:value-type="float">
            <text:p>710</text:p>
          </table:table-cell>
          <table:table-cell table:formula="of:=[.AN21]/[.AE21]" office:value-type="float" office:value="0.71" calcext:value-type="float">
            <text:p>0,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6" calcext:value-type="float">
            <text:p>76</text:p>
          </table:table-cell>
          <table:table-cell office:value-type="float" office:value="355" calcext:value-type="float">
            <text:p>355</text:p>
          </table:table-cell>
          <table:table-cell table:style-name="ce19" office:value-type="float" office:value="9.34210526316" calcext:value-type="float">
            <text:p>9,34210526316</text:p>
          </table:table-cell>
          <table:table-cell office:value-type="float" office:value="0.0391849529781" calcext:value-type="float">
            <text:p>0,0391849529781</text:p>
          </table:table-cell>
          <table:table-cell table:formula="of:=[.AQ21]-[.AU21]" office:value-type="float" office:value="24" calcext:value-type="float">
            <text:p>24</text:p>
          </table:table-cell>
          <table:table-cell table:formula="of:=[.AY21]/[.AQ21]" office:value-type="float" office:value="0.24" calcext:value-type="float">
            <text:p>0,24</text:p>
          </table:table-cell>
          <table:table-cell table:formula="of:=[.AR21]-[.AV21]" office:value-type="float" office:value="645" calcext:value-type="float">
            <text:p>645</text:p>
          </table:table-cell>
          <table:table-cell table:formula="of:=[.BA21]/[.AR21]" office:value-type="float" office:value="0.645" calcext:value-type="float">
            <text:p>0,6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239" calcext:value-type="float">
            <text:p>239</text:p>
          </table:table-cell>
          <table:table-cell table:style-name="ce19" office:value-type="float" office:value="6.92753623188" calcext:value-type="float">
            <text:p>6,92753623188</text:p>
          </table:table-cell>
          <table:table-cell office:value-type="float" office:value="0.0391849529781" calcext:value-type="float">
            <text:p>0,0391849529781</text:p>
          </table:table-cell>
          <table:table-cell table:formula="of:=[.BD21]-[.BH21]" office:value-type="float" office:value="31" calcext:value-type="float">
            <text:p>31</text:p>
          </table:table-cell>
          <table:table-cell table:formula="of:=[.BL21]/[.BD21]" office:value-type="float" office:value="0.31" calcext:value-type="float">
            <text:p>0,31</text:p>
          </table:table-cell>
          <table:table-cell table:formula="of:=[.BE21]-[.BI21]" office:value-type="float" office:value="761" calcext:value-type="float">
            <text:p>761</text:p>
          </table:table-cell>
          <table:table-cell table:formula="of:=[.BN21]/[.BE21]" office:value-type="float" office:value="0.761" calcext:value-type="float">
            <text:p>0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style-name="ce19" office:value-type="float" office:value="2.375" calcext:value-type="float">
            <text:p>2,375</text:p>
          </table:table-cell>
          <table:table-cell office:value-type="float" office:value="0.0391849529781" calcext:value-type="float">
            <text:p>0,0391849529781</text:p>
          </table:table-cell>
          <table:table-cell table:formula="of:=[.BQ21]-[.BU21]" office:value-type="float" office:value="68" calcext:value-type="float">
            <text:p>68</text:p>
          </table:table-cell>
          <table:table-cell table:formula="of:=[.BY21]/[.BQ21]" office:value-type="float" office:value="0.68" calcext:value-type="float">
            <text:p>0,68</text:p>
          </table:table-cell>
          <table:table-cell table:formula="of:=[.BR21]-[.BV21]" office:value-type="float" office:value="962" calcext:value-type="float">
            <text:p>962</text:p>
          </table:table-cell>
          <table:table-cell table:formula="of:=[.CA21]/[.BR21]" office:value-type="float" office:value="0.962" calcext:value-type="float">
            <text:p>0,9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table:style-name="ce19" office:value-type="float" office:value="3.40909090909" calcext:value-type="float">
            <text:p>3,40909090909</text:p>
          </table:table-cell>
          <table:table-cell office:value-type="float" office:value="0.0391849529781" calcext:value-type="float">
            <text:p>0,0391849529781</text:p>
          </table:table-cell>
          <table:table-cell table:formula="of:=[.CD21]-[.CH21]" office:value-type="float" office:value="12" calcext:value-type="float">
            <text:p>12</text:p>
          </table:table-cell>
          <table:table-cell table:formula="of:=[.CL21]/[.CD21]" office:value-type="float" office:value="0.12" calcext:value-type="float">
            <text:p>0,12</text:p>
          </table:table-cell>
          <table:table-cell table:formula="of:=[.CE21]-[.CI21]" office:value-type="float" office:value="850" calcext:value-type="float">
            <text:p>850</text:p>
          </table:table-cell>
          <table:table-cell table:formula="of:=[.CN21]/[.CE21]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1" calcext:value-type="float">
            <text:p>1,00</text:p>
          </table:table-cell>
          <table:table-cell table:style-name="ce41" table:formula="of:=[.G6]" office:value-type="float" office:value="9" calcext:value-type="float">
            <text:p>9,00</text:p>
          </table:table-cell>
          <table:table-cell table:style-name="ce41" table:formula="of:=[.I6]" office:value-type="float" office:value="35.5" calcext:value-type="float">
            <text:p>35,50</text:p>
          </table:table-cell>
          <table:table-cell table:style-name="ce41" table:formula="of:=[.K6]" office:value-type="float" office:value="96" calcext:value-type="float">
            <text:p>96,00</text:p>
          </table:table-cell>
          <table:table-cell table:style-name="ce41" table:formula="of:=[.M6]" office:value-type="float" office:value="37.2" calcext:value-type="float">
            <text:p>37,20</text:p>
          </table:table-cell>
          <table:table-cell table:style-name="ce41" table:formula="of:=[.O6]" office:value-type="float" office:value="74.8" calcext:value-type="float">
            <text:p>74,80</text:p>
          </table:table-cell>
          <table:table-cell table:style-name="ce41" table:formula="of:=[.Q6]" office:value-type="float" office:value="85.2" calcext:value-type="float">
            <text:p>85,20</text:p>
          </table:table-cell>
          <table:table-cell table:style-name="ce41" table:formula="of:=[.S6]" office:value-type="float" office:value="93.525" calcext:value-type="float">
            <text:p>93,53</text:p>
          </table:table-cell>
          <table:table-cell table:style-name="ce41" table:formula="of:=[.U6]" office:value-type="float" office:value="99.7" calcext:value-type="float">
            <text:p>99,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859" calcext:value-type="float">
            <text:p>859</text:p>
          </table:table-cell>
          <table:table-cell table:style-name="ce19" office:value-type="float" office:value="17.18" calcext:value-type="float">
            <text:p>17,18</text:p>
          </table:table-cell>
          <table:table-cell office:value-type="float" office:value="0.0274038461538" calcext:value-type="float">
            <text:p>0,0274038461538</text:p>
          </table:table-cell>
          <table:table-cell table:formula="of:=[.AD22]-[.AH22]" office:value-type="float" office:value="0" calcext:value-type="float">
            <text:p>0</text:p>
          </table:table-cell>
          <table:table-cell table:formula="of:=[.AL22]/[.AD22]" office:value-type="float" office:value="0" calcext:value-type="float">
            <text:p>0</text:p>
          </table:table-cell>
          <table:table-cell table:formula="of:=[.AE22]-[.AI22]" office:value-type="float" office:value="141" calcext:value-type="float">
            <text:p>141</text:p>
          </table:table-cell>
          <table:table-cell table:formula="of:=[.AN22]/[.AE22]" office:value-type="float" office:value="0.141" calcext:value-type="float">
            <text:p>0,14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table:style-name="ce19" office:value-type="float" office:value="341" calcext:value-type="float">
            <text:p>341</text:p>
          </table:table-cell>
          <table:table-cell table:style-name="ce19" office:value-type="float" office:value="6.95918367347" calcext:value-type="float">
            <text:p>6,95918367347</text:p>
          </table:table-cell>
          <table:table-cell office:value-type="float" office:value="0.0274038461538" calcext:value-type="float">
            <text:p>0,0274038461538</text:p>
          </table:table-cell>
          <table:table-cell table:formula="of:=[.AQ22]-[.AU22]" office:value-type="float" office:value="2" calcext:value-type="float">
            <text:p>2</text:p>
          </table:table-cell>
          <table:table-cell table:formula="of:=[.AY22]/[.AQ22]" office:value-type="float" office:value="0.02" calcext:value-type="float">
            <text:p>0,02</text:p>
          </table:table-cell>
          <table:table-cell table:formula="of:=[.AR22]-[.AV22]" office:value-type="float" office:value="659" calcext:value-type="float">
            <text:p>659</text:p>
          </table:table-cell>
          <table:table-cell table:formula="of:=[.BA22]/[.AR22]" office:value-type="float" office:value="0.659" calcext:value-type="float">
            <text:p>0,65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5" calcext:value-type="float">
            <text:p>6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.75384615385" calcext:value-type="float">
            <text:p>1,75384615385</text:p>
          </table:table-cell>
          <table:table-cell office:value-type="float" office:value="0.0274038461538" calcext:value-type="float">
            <text:p>0,0274038461538</text:p>
          </table:table-cell>
          <table:table-cell table:formula="of:=[.BD22]-[.BH22]" office:value-type="float" office:value="35" calcext:value-type="float">
            <text:p>35</text:p>
          </table:table-cell>
          <table:table-cell table:formula="of:=[.BL22]/[.BD22]" office:value-type="float" office:value="0.35" calcext:value-type="float">
            <text:p>0,35</text:p>
          </table:table-cell>
          <table:table-cell table:formula="of:=[.BE22]-[.BI22]" office:value-type="float" office:value="943" calcext:value-type="float">
            <text:p>943</text:p>
          </table:table-cell>
          <table:table-cell table:formula="of:=[.BN22]/[.BE22]" office:value-type="float" office:value="0.943" calcext:value-type="float">
            <text:p>0,94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5" calcext:value-type="float">
            <text:p>6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.75384615385" calcext:value-type="float">
            <text:p>1,75384615385</text:p>
          </table:table-cell>
          <table:table-cell office:value-type="float" office:value="0.0274038461538" calcext:value-type="float">
            <text:p>0,0274038461538</text:p>
          </table:table-cell>
          <table:table-cell table:formula="of:=[.BQ22]-[.BU22]" office:value-type="float" office:value="35" calcext:value-type="float">
            <text:p>35</text:p>
          </table:table-cell>
          <table:table-cell table:formula="of:=[.BY22]/[.BQ22]" office:value-type="float" office:value="0.35" calcext:value-type="float">
            <text:p>0,35</text:p>
          </table:table-cell>
          <table:table-cell table:formula="of:=[.BR22]-[.BV22]" office:value-type="float" office:value="943" calcext:value-type="float">
            <text:p>943</text:p>
          </table:table-cell>
          <table:table-cell table:formula="of:=[.CA22]/[.BR22]" office:value-type="float" office:value="0.943" calcext:value-type="float">
            <text:p>0,94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5" calcext:value-type="float">
            <text:p>6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.75384615385" calcext:value-type="float">
            <text:p>1,75384615385</text:p>
          </table:table-cell>
          <table:table-cell office:value-type="float" office:value="0.0274038461538" calcext:value-type="float">
            <text:p>0,0274038461538</text:p>
          </table:table-cell>
          <table:table-cell table:formula="of:=[.CD22]-[.CH22]" office:value-type="float" office:value="35" calcext:value-type="float">
            <text:p>35</text:p>
          </table:table-cell>
          <table:table-cell table:formula="of:=[.CL22]/[.CD22]" office:value-type="float" office:value="0.35" calcext:value-type="float">
            <text:p>0,35</text:p>
          </table:table-cell>
          <table:table-cell table:formula="of:=[.CE22]-[.CI22]" office:value-type="float" office:value="943" calcext:value-type="float">
            <text:p>943</text:p>
          </table:table-cell>
          <table:table-cell table:formula="of:=[.CN22]/[.CE22]" office:value-type="float" office:value="0.943" calcext:value-type="float">
            <text:p>0,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2" calcext:value-type="float">
            <text:p>2,00</text:p>
          </table:table-cell>
          <table:table-cell table:style-name="ce41" table:formula="of:=[.G7]" office:value-type="float" office:value="19.5" calcext:value-type="float">
            <text:p>19,50</text:p>
          </table:table-cell>
          <table:table-cell table:style-name="ce41" table:formula="of:=[.I7]" office:value-type="float" office:value="37.5" calcext:value-type="float">
            <text:p>37,50</text:p>
          </table:table-cell>
          <table:table-cell table:style-name="ce41" table:formula="of:=[.K7]" office:value-type="float" office:value="96" calcext:value-type="float">
            <text:p>96,00</text:p>
          </table:table-cell>
          <table:table-cell table:style-name="ce41" table:formula="of:=[.M7]" office:value-type="float" office:value="38.4" calcext:value-type="float">
            <text:p>38,40</text:p>
          </table:table-cell>
          <table:table-cell table:style-name="ce41" table:formula="of:=[.O7]" office:value-type="float" office:value="76.95" calcext:value-type="float">
            <text:p>76,95</text:p>
          </table:table-cell>
          <table:table-cell table:style-name="ce41" table:formula="of:=[.Q7]" office:value-type="float" office:value="88.6" calcext:value-type="float">
            <text:p>88,60</text:p>
          </table:table-cell>
          <table:table-cell table:style-name="ce41" table:formula="of:=[.S7]" office:value-type="float" office:value="94.45" calcext:value-type="float">
            <text:p>94,45</text:p>
          </table:table-cell>
          <table:table-cell table:style-name="ce41" table:formula="of:=[.U7]" office:value-type="float" office:value="99.7" calcext:value-type="float">
            <text:p>99,7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0.0285714285714" calcext:value-type="float">
            <text:p>0,0285714285714</text:p>
          </table:table-cell>
          <table:table-cell table:formula="of:=[.AD23]-[.AH23]" office:value-type="float" office:value="84" calcext:value-type="float">
            <text:p>84</text:p>
          </table:table-cell>
          <table:table-cell table:formula="of:=[.AL23]/[.AD23]" office:value-type="float" office:value="0.84" calcext:value-type="float">
            <text:p>0,84</text:p>
          </table:table-cell>
          <table:table-cell table:formula="of:=[.AE23]-[.AI23]" office:value-type="float" office:value="988" calcext:value-type="float">
            <text:p>988</text:p>
          </table:table-cell>
          <table:table-cell table:formula="of:=[.AN23]/[.AE23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0.0285714285714" calcext:value-type="float">
            <text:p>0,0285714285714</text:p>
          </table:table-cell>
          <table:table-cell table:formula="of:=[.AQ23]-[.AU23]" office:value-type="float" office:value="84" calcext:value-type="float">
            <text:p>84</text:p>
          </table:table-cell>
          <table:table-cell table:formula="of:=[.AY23]/[.AQ23]" office:value-type="float" office:value="0.84" calcext:value-type="float">
            <text:p>0,84</text:p>
          </table:table-cell>
          <table:table-cell table:formula="of:=[.AR23]-[.AV23]" office:value-type="float" office:value="988" calcext:value-type="float">
            <text:p>988</text:p>
          </table:table-cell>
          <table:table-cell table:formula="of:=[.BA23]/[.AR23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.44" calcext:value-type="float">
            <text:p>1,44</text:p>
          </table:table-cell>
          <table:table-cell office:value-type="float" office:value="0.0285714285714" calcext:value-type="float">
            <text:p>0,0285714285714</text:p>
          </table:table-cell>
          <table:table-cell table:formula="of:=[.BD23]-[.BH23]" office:value-type="float" office:value="75" calcext:value-type="float">
            <text:p>75</text:p>
          </table:table-cell>
          <table:table-cell table:formula="of:=[.BL23]/[.BD23]" office:value-type="float" office:value="0.75" calcext:value-type="float">
            <text:p>0,75</text:p>
          </table:table-cell>
          <table:table-cell table:formula="of:=[.BE23]-[.BI23]" office:value-type="float" office:value="982" calcext:value-type="float">
            <text:p>982</text:p>
          </table:table-cell>
          <table:table-cell table:formula="of:=[.BN23]/[.BE23]" office:value-type="float" office:value="0.982" calcext:value-type="float">
            <text:p>0,9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 office:value-type="float" office:value="0.0285714285714" calcext:value-type="float">
            <text:p>0,0285714285714</text:p>
          </table:table-cell>
          <table:table-cell table:formula="of:=[.BQ23]-[.BU23]" office:value-type="float" office:value="60" calcext:value-type="float">
            <text:p>60</text:p>
          </table:table-cell>
          <table:table-cell table:formula="of:=[.BY23]/[.BQ23]" office:value-type="float" office:value="0.6" calcext:value-type="float">
            <text:p>0,6</text:p>
          </table:table-cell>
          <table:table-cell table:formula="of:=[.BR23]-[.BV23]" office:value-type="float" office:value="972" calcext:value-type="float">
            <text:p>972</text:p>
          </table:table-cell>
          <table:table-cell table:formula="of:=[.CA23]/[.BR23]" office:value-type="float" office:value="0.972" calcext:value-type="float">
            <text:p>0,9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,4</text:p>
          </table:table-cell>
          <table:table-cell office:value-type="float" office:value="0.0285714285714" calcext:value-type="float">
            <text:p>0,0285714285714</text:p>
          </table:table-cell>
          <table:table-cell table:formula="of:=[.CD23]-[.CH23]" office:value-type="float" office:value="50" calcext:value-type="float">
            <text:p>50</text:p>
          </table:table-cell>
          <table:table-cell table:formula="of:=[.CL23]/[.CD23]" office:value-type="float" office:value="0.5" calcext:value-type="float">
            <text:p>0,5</text:p>
          </table:table-cell>
          <table:table-cell table:formula="of:=[.CE23]-[.CI23]" office:value-type="float" office:value="965" calcext:value-type="float">
            <text:p>965</text:p>
          </table:table-cell>
          <table:table-cell table:formula="of:=[.CN23]/[.CE23]"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458" calcext:value-type="float">
            <text:p>458</text:p>
          </table:table-cell>
          <table:table-cell office:value-type="float" office:value="9.64210526316" calcext:value-type="float">
            <text:p>9,64210526316</text:p>
          </table:table-cell>
          <table:table-cell office:value-type="float" office:value="0.0882352941176" calcext:value-type="float">
            <text:p>0,0882352941176</text:p>
          </table:table-cell>
          <table:table-cell table:formula="of:=[.AD24]-[.AH24]" office:value-type="float" office:value="5" calcext:value-type="float">
            <text:p>5</text:p>
          </table:table-cell>
          <table:table-cell table:formula="of:=[.AL24]/[.AD24]" office:value-type="float" office:value="0.05" calcext:value-type="float">
            <text:p>0,05</text:p>
          </table:table-cell>
          <table:table-cell table:formula="of:=[.AE24]-[.AI24]" office:value-type="float" office:value="542" calcext:value-type="float">
            <text:p>542</text:p>
          </table:table-cell>
          <table:table-cell table:formula="of:=[.AN24]/[.AE24]" office:value-type="float" office:value="0.542" calcext:value-type="float">
            <text:p>0,5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88" calcext:value-type="float">
            <text:p>488</text:p>
          </table:table-cell>
          <table:table-cell office:value-type="float" office:value="9.76" calcext:value-type="float">
            <text:p>9,76</text:p>
          </table:table-cell>
          <table:table-cell office:value-type="float" office:value="0.0882352941176" calcext:value-type="float">
            <text:p>0,0882352941176</text:p>
          </table:table-cell>
          <table:table-cell table:formula="of:=[.AQ24]-[.AU24]" office:value-type="float" office:value="0" calcext:value-type="float">
            <text:p>0</text:p>
          </table:table-cell>
          <table:table-cell table:formula="of:=[.AY24]/[.AQ24]" office:value-type="float" office:value="0" calcext:value-type="float">
            <text:p>0</text:p>
          </table:table-cell>
          <table:table-cell table:formula="of:=[.AR24]-[.AV24]" office:value-type="float" office:value="512" calcext:value-type="float">
            <text:p>512</text:p>
          </table:table-cell>
          <table:table-cell table:formula="of:=[.BA24]/[.AR24]" office:value-type="float" office:value="0.512" calcext:value-type="float">
            <text:p>0,5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41176470588" calcext:value-type="float">
            <text:p>1,41176470588</text:p>
          </table:table-cell>
          <table:table-cell office:value-type="float" office:value="0.0882352941176" calcext:value-type="float">
            <text:p>0,0882352941176</text:p>
          </table:table-cell>
          <table:table-cell table:formula="of:=[.BD24]-[.BH24]" office:value-type="float" office:value="83" calcext:value-type="float">
            <text:p>83</text:p>
          </table:table-cell>
          <table:table-cell table:formula="of:=[.BL24]/[.BD24]" office:value-type="float" office:value="0.83" calcext:value-type="float">
            <text:p>0,83</text:p>
          </table:table-cell>
          <table:table-cell table:formula="of:=[.BE24]-[.BI24]" office:value-type="float" office:value="988" calcext:value-type="float">
            <text:p>988</text:p>
          </table:table-cell>
          <table:table-cell table:formula="of:=[.BN24]/[.BE24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41176470588" calcext:value-type="float">
            <text:p>1,41176470588</text:p>
          </table:table-cell>
          <table:table-cell office:value-type="float" office:value="0.0882352941176" calcext:value-type="float">
            <text:p>0,0882352941176</text:p>
          </table:table-cell>
          <table:table-cell table:formula="of:=[.BQ24]-[.BU24]" office:value-type="float" office:value="83" calcext:value-type="float">
            <text:p>83</text:p>
          </table:table-cell>
          <table:table-cell table:formula="of:=[.BY24]/[.BQ24]" office:value-type="float" office:value="0.83" calcext:value-type="float">
            <text:p>0,83</text:p>
          </table:table-cell>
          <table:table-cell table:formula="of:=[.BR24]-[.BV24]" office:value-type="float" office:value="988" calcext:value-type="float">
            <text:p>988</text:p>
          </table:table-cell>
          <table:table-cell table:formula="of:=[.CA24]/[.BR24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41176470588" calcext:value-type="float">
            <text:p>1,41176470588</text:p>
          </table:table-cell>
          <table:table-cell office:value-type="float" office:value="0.0882352941176" calcext:value-type="float">
            <text:p>0,0882352941176</text:p>
          </table:table-cell>
          <table:table-cell table:formula="of:=[.CD24]-[.CH24]" office:value-type="float" office:value="83" calcext:value-type="float">
            <text:p>83</text:p>
          </table:table-cell>
          <table:table-cell table:formula="of:=[.CL24]/[.CD24]" office:value-type="float" office:value="0.83" calcext:value-type="float">
            <text:p>0,83</text:p>
          </table:table-cell>
          <table:table-cell table:formula="of:=[.CE24]-[.CI24]" office:value-type="float" office:value="988" calcext:value-type="float">
            <text:p>988</text:p>
          </table:table-cell>
          <table:table-cell table:formula="of:=[.CN24]/[.CE24]" office:value-type="float" office:value="0.988" calcext:value-type="float">
            <text:p>0,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68" calcext:value-type="float">
            <text:p>668</text:p>
          </table:table-cell>
          <table:table-cell office:value-type="float" office:value="13.36" calcext:value-type="float">
            <text:p>13,36</text:p>
          </table:table-cell>
          <table:table-cell office:value-type="float" office:value="0.0355306217859" calcext:value-type="float">
            <text:p>0,0355306217859</text:p>
          </table:table-cell>
          <table:table-cell table:formula="of:=[.AD25]-[.AH25]" office:value-type="float" office:value="0" calcext:value-type="float">
            <text:p>0</text:p>
          </table:table-cell>
          <table:table-cell table:formula="of:=[.AL25]/[.AD25]" office:value-type="float" office:value="0" calcext:value-type="float">
            <text:p>0</text:p>
          </table:table-cell>
          <table:table-cell table:formula="of:=[.AE25]-[.AI25]" office:value-type="float" office:value="332" calcext:value-type="float">
            <text:p>332</text:p>
          </table:table-cell>
          <table:table-cell table:formula="of:=[.AN25]/[.AE25]" office:value-type="float" office:value="0.332" calcext:value-type="float">
            <text:p>0,3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3.2688172043" calcext:value-type="float">
            <text:p>3,2688172043</text:p>
          </table:table-cell>
          <table:table-cell office:value-type="float" office:value="0.0355306217859" calcext:value-type="float">
            <text:p>0,0355306217859</text:p>
          </table:table-cell>
          <table:table-cell table:formula="of:=[.AQ25]-[.AU25]" office:value-type="float" office:value="7" calcext:value-type="float">
            <text:p>7</text:p>
          </table:table-cell>
          <table:table-cell table:formula="of:=[.AY25]/[.AQ25]" office:value-type="float" office:value="0.07" calcext:value-type="float">
            <text:p>0,07</text:p>
          </table:table-cell>
          <table:table-cell table:formula="of:=[.AR25]-[.AV25]" office:value-type="float" office:value="848" calcext:value-type="float">
            <text:p>848</text:p>
          </table:table-cell>
          <table:table-cell table:formula="of:=[.BA25]/[.AR25]" office:value-type="float" office:value="0.848" calcext:value-type="float">
            <text:p>0,8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3.2688172043" calcext:value-type="float">
            <text:p>3,2688172043</text:p>
          </table:table-cell>
          <table:table-cell office:value-type="float" office:value="0.0355306217859" calcext:value-type="float">
            <text:p>0,0355306217859</text:p>
          </table:table-cell>
          <table:table-cell table:formula="of:=[.BD25]-[.BH25]" office:value-type="float" office:value="7" calcext:value-type="float">
            <text:p>7</text:p>
          </table:table-cell>
          <table:table-cell table:formula="of:=[.BL25]/[.BD25]" office:value-type="float" office:value="0.07" calcext:value-type="float">
            <text:p>0,07</text:p>
          </table:table-cell>
          <table:table-cell table:formula="of:=[.BE25]-[.BI25]" office:value-type="float" office:value="848" calcext:value-type="float">
            <text:p>848</text:p>
          </table:table-cell>
          <table:table-cell table:formula="of:=[.BN25]/[.BE25]" office:value-type="float" office:value="0.848" calcext:value-type="float">
            <text:p>0,8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3.2688172043" calcext:value-type="float">
            <text:p>3,2688172043</text:p>
          </table:table-cell>
          <table:table-cell office:value-type="float" office:value="0.0355306217859" calcext:value-type="float">
            <text:p>0,0355306217859</text:p>
          </table:table-cell>
          <table:table-cell table:formula="of:=[.BQ25]-[.BU25]" office:value-type="float" office:value="7" calcext:value-type="float">
            <text:p>7</text:p>
          </table:table-cell>
          <table:table-cell table:formula="of:=[.BY25]/[.BQ25]" office:value-type="float" office:value="0.07" calcext:value-type="float">
            <text:p>0,07</text:p>
          </table:table-cell>
          <table:table-cell table:formula="of:=[.BR25]-[.BV25]" office:value-type="float" office:value="848" calcext:value-type="float">
            <text:p>848</text:p>
          </table:table-cell>
          <table:table-cell table:formula="of:=[.CA25]/[.BR25]" office:value-type="float" office:value="0.848" calcext:value-type="float">
            <text:p>0,8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3.2688172043" calcext:value-type="float">
            <text:p>3,2688172043</text:p>
          </table:table-cell>
          <table:table-cell office:value-type="float" office:value="0.0355306217859" calcext:value-type="float">
            <text:p>0,0355306217859</text:p>
          </table:table-cell>
          <table:table-cell table:formula="of:=[.CD25]-[.CH25]" office:value-type="float" office:value="7" calcext:value-type="float">
            <text:p>7</text:p>
          </table:table-cell>
          <table:table-cell table:formula="of:=[.CL25]/[.CD25]" office:value-type="float" office:value="0.07" calcext:value-type="float">
            <text:p>0,07</text:p>
          </table:table-cell>
          <table:table-cell table:formula="of:=[.CE25]-[.CI25]" office:value-type="float" office:value="848" calcext:value-type="float">
            <text:p>848</text:p>
          </table:table-cell>
          <table:table-cell table:formula="of:=[.CN25]/[.CE25]" office:value-type="float" office:value="0.848" calcext:value-type="float">
            <text:p>0,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0.0649350649351" calcext:value-type="float">
            <text:p>0,0649350649351</text:p>
          </table:table-cell>
          <table:table-cell table:formula="of:=[.AD26]-[.AH26]" office:value-type="float" office:value="92" calcext:value-type="float">
            <text:p>92</text:p>
          </table:table-cell>
          <table:table-cell table:formula="of:=[.AL26]/[.AD26]" office:value-type="float" office:value="0.92" calcext:value-type="float">
            <text:p>0,92</text:p>
          </table:table-cell>
          <table:table-cell table:formula="of:=[.AE26]-[.AI26]" office:value-type="float" office:value="994" calcext:value-type="float">
            <text:p>994</text:p>
          </table:table-cell>
          <table:table-cell table:formula="of:=[.AN26]/[.AE26]" office:value-type="float" office:value="0.994" calcext:value-type="float">
            <text:p>0,9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0.0649350649351" calcext:value-type="float">
            <text:p>0,0649350649351</text:p>
          </table:table-cell>
          <table:table-cell table:formula="of:=[.AQ26]-[.AU26]" office:value-type="float" office:value="92" calcext:value-type="float">
            <text:p>92</text:p>
          </table:table-cell>
          <table:table-cell table:formula="of:=[.AY26]/[.AQ26]" office:value-type="float" office:value="0.92" calcext:value-type="float">
            <text:p>0,92</text:p>
          </table:table-cell>
          <table:table-cell table:formula="of:=[.AR26]-[.AV26]" office:value-type="float" office:value="994" calcext:value-type="float">
            <text:p>994</text:p>
          </table:table-cell>
          <table:table-cell table:formula="of:=[.BA26]/[.AR26]" office:value-type="float" office:value="0.994" calcext:value-type="float">
            <text:p>0,9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0.0649350649351" calcext:value-type="float">
            <text:p>0,0649350649351</text:p>
          </table:table-cell>
          <table:table-cell table:formula="of:=[.BD26]-[.BH26]" office:value-type="float" office:value="92" calcext:value-type="float">
            <text:p>92</text:p>
          </table:table-cell>
          <table:table-cell table:formula="of:=[.BL26]/[.BD26]" office:value-type="float" office:value="0.92" calcext:value-type="float">
            <text:p>0,92</text:p>
          </table:table-cell>
          <table:table-cell table:formula="of:=[.BE26]-[.BI26]" office:value-type="float" office:value="994" calcext:value-type="float">
            <text:p>994</text:p>
          </table:table-cell>
          <table:table-cell table:formula="of:=[.BN26]/[.BE26]" office:value-type="float" office:value="0.994" calcext:value-type="float">
            <text:p>0,9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46666666667" calcext:value-type="float">
            <text:p>1,46666666667</text:p>
          </table:table-cell>
          <table:table-cell office:value-type="float" office:value="0.0649350649351" calcext:value-type="float">
            <text:p>0,0649350649351</text:p>
          </table:table-cell>
          <table:table-cell table:formula="of:=[.BQ26]-[.BU26]" office:value-type="float" office:value="85" calcext:value-type="float">
            <text:p>85</text:p>
          </table:table-cell>
          <table:table-cell table:formula="of:=[.BY26]/[.BQ26]" office:value-type="float" office:value="0.85" calcext:value-type="float">
            <text:p>0,85</text:p>
          </table:table-cell>
          <table:table-cell table:formula="of:=[.BR26]-[.BV26]" office:value-type="float" office:value="989" calcext:value-type="float">
            <text:p>989</text:p>
          </table:table-cell>
          <table:table-cell table:formula="of:=[.CA26]/[.BR26]" office:value-type="float" office:value="0.989" calcext:value-type="float">
            <text:p>0,9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.36363636364" calcext:value-type="float">
            <text:p>1,36363636364</text:p>
          </table:table-cell>
          <table:table-cell office:value-type="float" office:value="0.0649350649351" calcext:value-type="float">
            <text:p>0,0649350649351</text:p>
          </table:table-cell>
          <table:table-cell table:formula="of:=[.CD26]-[.CH26]" office:value-type="float" office:value="78" calcext:value-type="float">
            <text:p>78</text:p>
          </table:table-cell>
          <table:table-cell table:formula="of:=[.CL26]/[.CD26]" office:value-type="float" office:value="0.78" calcext:value-type="float">
            <text:p>0,78</text:p>
          </table:table-cell>
          <table:table-cell table:formula="of:=[.CE26]-[.CI26]" office:value-type="float" office:value="985" calcext:value-type="float">
            <text:p>985</text:p>
          </table:table-cell>
          <table:table-cell table:formula="of:=[.CN26]/[.CE26]" office:value-type="float" office:value="0.985" calcext:value-type="float">
            <text:p>0,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05" calcext:value-type="float">
            <text:p>705</text:p>
          </table:table-cell>
          <table:table-cell office:value-type="float" office:value="14.1" calcext:value-type="float">
            <text:p>14,1</text:p>
          </table:table-cell>
          <table:table-cell office:value-type="float" office:value="0.0350877192982" calcext:value-type="float">
            <text:p>0,0350877192982</text:p>
          </table:table-cell>
          <table:table-cell table:formula="of:=[.AD27]-[.AH27]" office:value-type="float" office:value="0" calcext:value-type="float">
            <text:p>0</text:p>
          </table:table-cell>
          <table:table-cell table:formula="of:=[.AL27]/[.AD27]" office:value-type="float" office:value="0" calcext:value-type="float">
            <text:p>0</text:p>
          </table:table-cell>
          <table:table-cell table:formula="of:=[.AE27]-[.AI27]" office:value-type="float" office:value="295" calcext:value-type="float">
            <text:p>295</text:p>
          </table:table-cell>
          <table:table-cell table:formula="of:=[.AN27]/[.AE27]" office:value-type="float" office:value="0.295" calcext:value-type="float">
            <text:p>0,2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27]-[.AU27]" office:value-type="float" office:value="61" calcext:value-type="float">
            <text:p>61</text:p>
          </table:table-cell>
          <table:table-cell table:formula="of:=[.AY27]/[.AQ27]" office:value-type="float" office:value="0.61" calcext:value-type="float">
            <text:p>0,61</text:p>
          </table:table-cell>
          <table:table-cell table:formula="of:=[.AR27]-[.AV27]" office:value-type="float" office:value="974" calcext:value-type="float">
            <text:p>974</text:p>
          </table:table-cell>
          <table:table-cell table:formula="of:=[.BA27]/[.AR27]" office:value-type="float" office:value="0.974" calcext:value-type="float">
            <text:p>0,9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BD27]-[.BH27]" office:value-type="float" office:value="61" calcext:value-type="float">
            <text:p>61</text:p>
          </table:table-cell>
          <table:table-cell table:formula="of:=[.BL27]/[.BD27]" office:value-type="float" office:value="0.61" calcext:value-type="float">
            <text:p>0,61</text:p>
          </table:table-cell>
          <table:table-cell table:formula="of:=[.BE27]-[.BI27]" office:value-type="float" office:value="974" calcext:value-type="float">
            <text:p>974</text:p>
          </table:table-cell>
          <table:table-cell table:formula="of:=[.BN27]/[.BE27]" office:value-type="float" office:value="0.974" calcext:value-type="float">
            <text:p>0,9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BQ27]-[.BU27]" office:value-type="float" office:value="61" calcext:value-type="float">
            <text:p>61</text:p>
          </table:table-cell>
          <table:table-cell table:formula="of:=[.BY27]/[.BQ27]" office:value-type="float" office:value="0.61" calcext:value-type="float">
            <text:p>0,61</text:p>
          </table:table-cell>
          <table:table-cell table:formula="of:=[.BR27]-[.BV27]" office:value-type="float" office:value="974" calcext:value-type="float">
            <text:p>974</text:p>
          </table:table-cell>
          <table:table-cell table:formula="of:=[.CA27]/[.BR27]" office:value-type="float" office:value="0.974" calcext:value-type="float">
            <text:p>0,9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CD27]-[.CH27]" office:value-type="float" office:value="61" calcext:value-type="float">
            <text:p>61</text:p>
          </table:table-cell>
          <table:table-cell table:formula="of:=[.CL27]/[.CD27]" office:value-type="float" office:value="0.61" calcext:value-type="float">
            <text:p>0,61</text:p>
          </table:table-cell>
          <table:table-cell table:formula="of:=[.CE27]-[.CI27]" office:value-type="float" office:value="974" calcext:value-type="float">
            <text:p>974</text:p>
          </table:table-cell>
          <table:table-cell table:formula="of:=[.CN27]/[.CE27]" office:value-type="float" office:value="0.974" calcext:value-type="float">
            <text:p>0,9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26" calcext:value-type="float">
            <text:p>426</text:p>
          </table:table-cell>
          <table:table-cell office:value-type="float" office:value="8.60606060606" calcext:value-type="float">
            <text:p>8,60606060606</text:p>
          </table:table-cell>
          <table:table-cell office:value-type="float" office:value="0.031348621923" calcext:value-type="float">
            <text:p>0,031348621923</text:p>
          </table:table-cell>
          <table:table-cell table:formula="of:=[.AD28]-[.AH28]" office:value-type="float" office:value="1" calcext:value-type="float">
            <text:p>1</text:p>
          </table:table-cell>
          <table:table-cell table:formula="of:=[.AL28]/[.AD28]" office:value-type="float" office:value="0.01" calcext:value-type="float">
            <text:p>0,01</text:p>
          </table:table-cell>
          <table:table-cell table:formula="of:=[.AE28]-[.AI28]" office:value-type="float" office:value="574" calcext:value-type="float">
            <text:p>574</text:p>
          </table:table-cell>
          <table:table-cell table:formula="of:=[.AN28]/[.AE28]" office:value-type="float" office:value="0.574" calcext:value-type="float">
            <text:p>0,5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41" calcext:value-type="float">
            <text:p>641</text:p>
          </table:table-cell>
          <table:table-cell office:value-type="float" office:value="12.82" calcext:value-type="float">
            <text:p>12,82</text:p>
          </table:table-cell>
          <table:table-cell office:value-type="float" office:value="0.031348621923" calcext:value-type="float">
            <text:p>0,031348621923</text:p>
          </table:table-cell>
          <table:table-cell table:formula="of:=[.AQ28]-[.AU28]" office:value-type="float" office:value="0" calcext:value-type="float">
            <text:p>0</text:p>
          </table:table-cell>
          <table:table-cell table:formula="of:=[.AY28]/[.AQ28]" office:value-type="float" office:value="0" calcext:value-type="float">
            <text:p>0</text:p>
          </table:table-cell>
          <table:table-cell table:formula="of:=[.AR28]-[.AV28]" office:value-type="float" office:value="359" calcext:value-type="float">
            <text:p>359</text:p>
          </table:table-cell>
          <table:table-cell table:formula="of:=[.BA28]/[.AR28]" office:value-type="float" office:value="0.359" calcext:value-type="float">
            <text:p>0,3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3.04081632653" calcext:value-type="float">
            <text:p>3,04081632653</text:p>
          </table:table-cell>
          <table:table-cell office:value-type="float" office:value="0.031348621923" calcext:value-type="float">
            <text:p>0,031348621923</text:p>
          </table:table-cell>
          <table:table-cell table:formula="of:=[.BD28]-[.BH28]" office:value-type="float" office:value="2" calcext:value-type="float">
            <text:p>2</text:p>
          </table:table-cell>
          <table:table-cell table:formula="of:=[.BL28]/[.BD28]" office:value-type="float" office:value="0.02" calcext:value-type="float">
            <text:p>0,02</text:p>
          </table:table-cell>
          <table:table-cell table:formula="of:=[.BE28]-[.BI28]" office:value-type="float" office:value="851" calcext:value-type="float">
            <text:p>851</text:p>
          </table:table-cell>
          <table:table-cell table:formula="of:=[.BN28]/[.BE28]" office:value-type="float" office:value="0.851" calcext:value-type="float">
            <text:p>0,8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3.04081632653" calcext:value-type="float">
            <text:p>3,04081632653</text:p>
          </table:table-cell>
          <table:table-cell office:value-type="float" office:value="0.031348621923" calcext:value-type="float">
            <text:p>0,031348621923</text:p>
          </table:table-cell>
          <table:table-cell table:formula="of:=[.BQ28]-[.BU28]" office:value-type="float" office:value="2" calcext:value-type="float">
            <text:p>2</text:p>
          </table:table-cell>
          <table:table-cell table:formula="of:=[.BY28]/[.BQ28]" office:value-type="float" office:value="0.02" calcext:value-type="float">
            <text:p>0,02</text:p>
          </table:table-cell>
          <table:table-cell table:formula="of:=[.BR28]-[.BV28]" office:value-type="float" office:value="851" calcext:value-type="float">
            <text:p>851</text:p>
          </table:table-cell>
          <table:table-cell table:formula="of:=[.CA28]/[.BR28]" office:value-type="float" office:value="0.851" calcext:value-type="float">
            <text:p>0,8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3.04081632653" calcext:value-type="float">
            <text:p>3,04081632653</text:p>
          </table:table-cell>
          <table:table-cell office:value-type="float" office:value="0.031348621923" calcext:value-type="float">
            <text:p>0,031348621923</text:p>
          </table:table-cell>
          <table:table-cell table:formula="of:=[.CD28]-[.CH28]" office:value-type="float" office:value="2" calcext:value-type="float">
            <text:p>2</text:p>
          </table:table-cell>
          <table:table-cell table:formula="of:=[.CL28]/[.CD28]" office:value-type="float" office:value="0.02" calcext:value-type="float">
            <text:p>0,02</text:p>
          </table:table-cell>
          <table:table-cell table:formula="of:=[.CE28]-[.CI28]" office:value-type="float" office:value="851" calcext:value-type="float">
            <text:p>851</text:p>
          </table:table-cell>
          <table:table-cell table:formula="of:=[.CN28]/[.CE28]" office:value-type="float" office:value="0.851" calcext:value-type="float">
            <text:p>0,851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9" calcext:value-type="float">
            <text:p>59</text:p>
          </table:table-cell>
          <table:table-cell office:value-type="float" office:value="174" calcext:value-type="float">
            <text:p>174</text:p>
          </table:table-cell>
          <table:table-cell office:value-type="float" office:value="5.89830508475" calcext:value-type="float">
            <text:p>5,89830508475</text:p>
          </table:table-cell>
          <table:table-cell office:value-type="float" office:value="0.124444444444" calcext:value-type="float">
            <text:p>0,124444444444</text:p>
          </table:table-cell>
          <table:table-cell table:formula="of:=[.AD29]-[.AH29]" office:value-type="float" office:value="41" calcext:value-type="float">
            <text:p>41</text:p>
          </table:table-cell>
          <table:table-cell table:formula="of:=[.AL29]/[.AD29]" office:value-type="float" office:value="0.41" calcext:value-type="float">
            <text:p>0,41</text:p>
          </table:table-cell>
          <table:table-cell table:formula="of:=[.AE29]-[.AI29]" office:value-type="float" office:value="826" calcext:value-type="float">
            <text:p>826</text:p>
          </table:table-cell>
          <table:table-cell table:formula="of:=[.AN29]/[.AE29]" office:value-type="float" office:value="0.826" calcext:value-type="float">
            <text:p>0,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124444444444" calcext:value-type="float">
            <text:p>0,124444444444</text:p>
          </table:table-cell>
          <table:table-cell table:formula="of:=[.AQ29]-[.AU29]" office:value-type="float" office:value="0" calcext:value-type="float">
            <text:p>0</text:p>
          </table:table-cell>
          <table:table-cell table:formula="of:=[.AY29]/[.AQ29]" office:value-type="float" office:value="0" calcext:value-type="float">
            <text:p>0</text:p>
          </table:table-cell>
          <table:table-cell table:formula="of:=[.AR29]-[.AV29]" office:value-type="float" office:value="384" calcext:value-type="float">
            <text:p>384</text:p>
          </table:table-cell>
          <table:table-cell table:formula="of:=[.BA29]/[.AR29]" office:value-type="float" office:value="0.384" calcext:value-type="float">
            <text:p>0,384</text:p>
          </table:table-cell>
          <table:table-cell table:style-name="ce41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124444444444" calcext:value-type="float">
            <text:p>0,124444444444</text:p>
          </table:table-cell>
          <table:table-cell table:formula="of:=[.BD29]-[.BH29]" office:value-type="float" office:value="0" calcext:value-type="float">
            <text:p>0</text:p>
          </table:table-cell>
          <table:table-cell table:formula="of:=[.BL29]/[.BD29]" office:value-type="float" office:value="0" calcext:value-type="float">
            <text:p>0</text:p>
          </table:table-cell>
          <table:table-cell table:formula="of:=[.BE29]-[.BI29]" office:value-type="float" office:value="384" calcext:value-type="float">
            <text:p>384</text:p>
          </table:table-cell>
          <table:table-cell table:formula="of:=[.BN29]/[.BE29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124444444444" calcext:value-type="float">
            <text:p>0,124444444444</text:p>
          </table:table-cell>
          <table:table-cell table:formula="of:=[.BQ29]-[.BU29]" office:value-type="float" office:value="0" calcext:value-type="float">
            <text:p>0</text:p>
          </table:table-cell>
          <table:table-cell table:formula="of:=[.BY29]/[.BQ29]" office:value-type="float" office:value="0" calcext:value-type="float">
            <text:p>0</text:p>
          </table:table-cell>
          <table:table-cell table:formula="of:=[.BR29]-[.BV29]" office:value-type="float" office:value="384" calcext:value-type="float">
            <text:p>384</text:p>
          </table:table-cell>
          <table:table-cell table:formula="of:=[.CA29]/[.BR29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2.32" calcext:value-type="float">
            <text:p>12,32</text:p>
          </table:table-cell>
          <table:table-cell office:value-type="float" office:value="0.124444444444" calcext:value-type="float">
            <text:p>0,124444444444</text:p>
          </table:table-cell>
          <table:table-cell table:formula="of:=[.CD29]-[.CH29]" office:value-type="float" office:value="0" calcext:value-type="float">
            <text:p>0</text:p>
          </table:table-cell>
          <table:table-cell table:formula="of:=[.CL29]/[.CD29]" office:value-type="float" office:value="0" calcext:value-type="float">
            <text:p>0</text:p>
          </table:table-cell>
          <table:table-cell table:formula="of:=[.CE29]-[.CI29]" office:value-type="float" office:value="384" calcext:value-type="float">
            <text:p>384</text:p>
          </table:table-cell>
          <table:table-cell table:formula="of:=[.CN29]/[.CE29]" office:value-type="float" office:value="0.384" calcext:value-type="float">
            <text:p>0,384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.17647058824" calcext:value-type="float">
            <text:p>2,17647058824</text:p>
          </table:table-cell>
          <table:table-cell office:value-type="float" office:value="0.0340375586854" calcext:value-type="float">
            <text:p>0,0340375586854</text:p>
          </table:table-cell>
          <table:table-cell table:formula="of:=[.AD30]-[.AH30]" office:value-type="float" office:value="66" calcext:value-type="float">
            <text:p>66</text:p>
          </table:table-cell>
          <table:table-cell table:formula="of:=[.AL30]/[.AD30]" office:value-type="float" office:value="0.66" calcext:value-type="float">
            <text:p>0,66</text:p>
          </table:table-cell>
          <table:table-cell table:formula="of:=[.AE30]-[.AI30]" office:value-type="float" office:value="963" calcext:value-type="float">
            <text:p>963</text:p>
          </table:table-cell>
          <table:table-cell table:formula="of:=[.AN30]/[.AE30]" office:value-type="float" office:value="0.963" calcext:value-type="float">
            <text:p>0,9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.17647058824" calcext:value-type="float">
            <text:p>2,17647058824</text:p>
          </table:table-cell>
          <table:table-cell office:value-type="float" office:value="0.0340375586854" calcext:value-type="float">
            <text:p>0,0340375586854</text:p>
          </table:table-cell>
          <table:table-cell table:formula="of:=[.AQ30]-[.AU30]" office:value-type="float" office:value="66" calcext:value-type="float">
            <text:p>66</text:p>
          </table:table-cell>
          <table:table-cell table:formula="of:=[.AY30]/[.AQ30]" office:value-type="float" office:value="0.66" calcext:value-type="float">
            <text:p>0,66</text:p>
          </table:table-cell>
          <table:table-cell table:formula="of:=[.AR30]-[.AV30]" office:value-type="float" office:value="963" calcext:value-type="float">
            <text:p>963</text:p>
          </table:table-cell>
          <table:table-cell table:formula="of:=[.BA30]/[.AR30]" office:value-type="float" office:value="0.963" calcext:value-type="float">
            <text:p>0,9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2.41666666667" calcext:value-type="float">
            <text:p>2,41666666667</text:p>
          </table:table-cell>
          <table:table-cell office:value-type="float" office:value="0.0340375586854" calcext:value-type="float">
            <text:p>0,0340375586854</text:p>
          </table:table-cell>
          <table:table-cell table:formula="of:=[.BD30]-[.BH30]" office:value-type="float" office:value="28" calcext:value-type="float">
            <text:p>28</text:p>
          </table:table-cell>
          <table:table-cell table:formula="of:=[.BL30]/[.BD30]" office:value-type="float" office:value="0.28" calcext:value-type="float">
            <text:p>0,28</text:p>
          </table:table-cell>
          <table:table-cell table:formula="of:=[.BE30]-[.BI30]" office:value-type="float" office:value="913" calcext:value-type="float">
            <text:p>913</text:p>
          </table:table-cell>
          <table:table-cell table:formula="of:=[.BN30]/[.BE30]" office:value-type="float" office:value="0.913" calcext:value-type="float">
            <text:p>0,9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2.41666666667" calcext:value-type="float">
            <text:p>2,41666666667</text:p>
          </table:table-cell>
          <table:table-cell office:value-type="float" office:value="0.0340375586854" calcext:value-type="float">
            <text:p>0,0340375586854</text:p>
          </table:table-cell>
          <table:table-cell table:formula="of:=[.BQ30]-[.BU30]" office:value-type="float" office:value="28" calcext:value-type="float">
            <text:p>28</text:p>
          </table:table-cell>
          <table:table-cell table:formula="of:=[.BY30]/[.BQ30]" office:value-type="float" office:value="0.28" calcext:value-type="float">
            <text:p>0,28</text:p>
          </table:table-cell>
          <table:table-cell table:formula="of:=[.BR30]-[.BV30]" office:value-type="float" office:value="913" calcext:value-type="float">
            <text:p>913</text:p>
          </table:table-cell>
          <table:table-cell table:formula="of:=[.CA30]/[.BR30]" office:value-type="float" office:value="0.913" calcext:value-type="float">
            <text:p>0,9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2.41666666667" calcext:value-type="float">
            <text:p>2,41666666667</text:p>
          </table:table-cell>
          <table:table-cell office:value-type="float" office:value="0.0340375586854" calcext:value-type="float">
            <text:p>0,0340375586854</text:p>
          </table:table-cell>
          <table:table-cell table:formula="of:=[.CD30]-[.CH30]" office:value-type="float" office:value="28" calcext:value-type="float">
            <text:p>28</text:p>
          </table:table-cell>
          <table:table-cell table:formula="of:=[.CL30]/[.CD30]" office:value-type="float" office:value="0.28" calcext:value-type="float">
            <text:p>0,28</text:p>
          </table:table-cell>
          <table:table-cell table:formula="of:=[.CE30]-[.CI30]" office:value-type="float" office:value="913" calcext:value-type="float">
            <text:p>913</text:p>
          </table:table-cell>
          <table:table-cell table:formula="of:=[.CN30]/[.CE30]" office:value-type="float" office:value="0.913" calcext:value-type="float">
            <text:p>0,913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38" calcext:value-type="float">
            <text:p>838</text:p>
          </table:table-cell>
          <table:table-cell office:value-type="float" office:value="16.76" calcext:value-type="float">
            <text:p>16,76</text:p>
          </table:table-cell>
          <table:table-cell office:value-type="float" office:value="0.0251366120219" calcext:value-type="float">
            <text:p>0,0251366120219</text:p>
          </table:table-cell>
          <table:table-cell table:formula="of:=[.AD31]-[.AH31]" office:value-type="float" office:value="0" calcext:value-type="float">
            <text:p>0</text:p>
          </table:table-cell>
          <table:table-cell table:formula="of:=[.AL31]/[.AD31]" office:value-type="float" office:value="0" calcext:value-type="float">
            <text:p>0</text:p>
          </table:table-cell>
          <table:table-cell table:formula="of:=[.AE31]-[.AI31]" office:value-type="float" office:value="162" calcext:value-type="float">
            <text:p>162</text:p>
          </table:table-cell>
          <table:table-cell table:formula="of:=[.AN31]/[.AE31]" office:value-type="float" office:value="0.162" calcext:value-type="float">
            <text:p>0,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2.86842105263" calcext:value-type="float">
            <text:p>2,86842105263</text:p>
          </table:table-cell>
          <table:table-cell office:value-type="float" office:value="0.0251366120219" calcext:value-type="float">
            <text:p>0,0251366120219</text:p>
          </table:table-cell>
          <table:table-cell table:formula="of:=[.AQ31]-[.AU31]" office:value-type="float" office:value="24" calcext:value-type="float">
            <text:p>24</text:p>
          </table:table-cell>
          <table:table-cell table:formula="of:=[.AY31]/[.AQ31]" office:value-type="float" office:value="0.24" calcext:value-type="float">
            <text:p>0,24</text:p>
          </table:table-cell>
          <table:table-cell table:formula="of:=[.AR31]-[.AV31]" office:value-type="float" office:value="891" calcext:value-type="float">
            <text:p>891</text:p>
          </table:table-cell>
          <table:table-cell table:formula="of:=[.BA31]/[.AR31]" office:value-type="float" office:value="0.891" calcext:value-type="float">
            <text:p>0,8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2.86842105263" calcext:value-type="float">
            <text:p>2,86842105263</text:p>
          </table:table-cell>
          <table:table-cell office:value-type="float" office:value="0.0251366120219" calcext:value-type="float">
            <text:p>0,0251366120219</text:p>
          </table:table-cell>
          <table:table-cell table:formula="of:=[.BD31]-[.BH31]" office:value-type="float" office:value="24" calcext:value-type="float">
            <text:p>24</text:p>
          </table:table-cell>
          <table:table-cell table:formula="of:=[.BL31]/[.BD31]" office:value-type="float" office:value="0.24" calcext:value-type="float">
            <text:p>0,24</text:p>
          </table:table-cell>
          <table:table-cell table:formula="of:=[.BE31]-[.BI31]" office:value-type="float" office:value="891" calcext:value-type="float">
            <text:p>891</text:p>
          </table:table-cell>
          <table:table-cell table:formula="of:=[.BN31]/[.BE31]" office:value-type="float" office:value="0.891" calcext:value-type="float">
            <text:p>0,8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.5" calcext:value-type="float">
            <text:p>1,5</text:p>
          </table:table-cell>
          <table:table-cell office:value-type="float" office:value="0.0251366120219" calcext:value-type="float">
            <text:p>0,0251366120219</text:p>
          </table:table-cell>
          <table:table-cell table:formula="of:=[.BQ31]-[.BU31]" office:value-type="float" office:value="44" calcext:value-type="float">
            <text:p>44</text:p>
          </table:table-cell>
          <table:table-cell table:formula="of:=[.BY31]/[.BQ31]" office:value-type="float" office:value="0.44" calcext:value-type="float">
            <text:p>0,44</text:p>
          </table:table-cell>
          <table:table-cell table:formula="of:=[.BR31]-[.BV31]" office:value-type="float" office:value="958" calcext:value-type="float">
            <text:p>958</text:p>
          </table:table-cell>
          <table:table-cell table:formula="of:=[.CA31]/[.BR31]" office:value-type="float" office:value="0.958" calcext:value-type="float">
            <text:p>0,9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.50819672131" calcext:value-type="float">
            <text:p>1,50819672131</text:p>
          </table:table-cell>
          <table:table-cell office:value-type="float" office:value="0.0251366120219" calcext:value-type="float">
            <text:p>0,0251366120219</text:p>
          </table:table-cell>
          <table:table-cell table:formula="of:=[.CD31]-[.CH31]" office:value-type="float" office:value="39" calcext:value-type="float">
            <text:p>39</text:p>
          </table:table-cell>
          <table:table-cell table:formula="of:=[.CL31]/[.CD31]" office:value-type="float" office:value="0.39" calcext:value-type="float">
            <text:p>0,39</text:p>
          </table:table-cell>
          <table:table-cell table:formula="of:=[.CE31]-[.CI31]" office:value-type="float" office:value="954" calcext:value-type="float">
            <text:p>954</text:p>
          </table:table-cell>
          <table:table-cell table:formula="of:=[.CN31]/[.CE31]" office:value-type="float" office:value="0.954" calcext:value-type="float">
            <text:p>0,954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2.74418604651" calcext:value-type="float">
            <text:p>2,74418604651</text:p>
          </table:table-cell>
          <table:table-cell office:value-type="float" office:value="0.0309764309764" calcext:value-type="float">
            <text:p>0,0309764309764</text:p>
          </table:table-cell>
          <table:table-cell table:formula="of:=[.AD32]-[.AH32]" office:value-type="float" office:value="57" calcext:value-type="float">
            <text:p>57</text:p>
          </table:table-cell>
          <table:table-cell table:formula="of:=[.AL32]/[.AD32]" office:value-type="float" office:value="0.57" calcext:value-type="float">
            <text:p>0,57</text:p>
          </table:table-cell>
          <table:table-cell table:formula="of:=[.AE32]-[.AI32]" office:value-type="float" office:value="941" calcext:value-type="float">
            <text:p>941</text:p>
          </table:table-cell>
          <table:table-cell table:formula="of:=[.AN32]/[.AE32]" office:value-type="float" office:value="0.941" calcext:value-type="float">
            <text:p>0,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,5</text:p>
          </table:table-cell>
          <table:table-cell office:value-type="float" office:value="0.0309764309764" calcext:value-type="float">
            <text:p>0,0309764309764</text:p>
          </table:table-cell>
          <table:table-cell table:formula="of:=[.AQ32]-[.AU32]" office:value-type="float" office:value="28" calcext:value-type="float">
            <text:p>28</text:p>
          </table:table-cell>
          <table:table-cell table:formula="of:=[.AY32]/[.AQ32]" office:value-type="float" office:value="0.28" calcext:value-type="float">
            <text:p>0,28</text:p>
          </table:table-cell>
          <table:table-cell table:formula="of:=[.AR32]-[.AV32]" office:value-type="float" office:value="910" calcext:value-type="float">
            <text:p>910</text:p>
          </table:table-cell>
          <table:table-cell table:formula="of:=[.BA32]/[.AR32]" office:value-type="float" office:value="0.91" calcext:value-type="float">
            <text:p>0,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,5</text:p>
          </table:table-cell>
          <table:table-cell office:value-type="float" office:value="0.0309764309764" calcext:value-type="float">
            <text:p>0,0309764309764</text:p>
          </table:table-cell>
          <table:table-cell table:formula="of:=[.BD32]-[.BH32]" office:value-type="float" office:value="28" calcext:value-type="float">
            <text:p>28</text:p>
          </table:table-cell>
          <table:table-cell table:formula="of:=[.BL32]/[.BD32]" office:value-type="float" office:value="0.28" calcext:value-type="float">
            <text:p>0,28</text:p>
          </table:table-cell>
          <table:table-cell table:formula="of:=[.BE32]-[.BI32]" office:value-type="float" office:value="910" calcext:value-type="float">
            <text:p>910</text:p>
          </table:table-cell>
          <table:table-cell table:formula="of:=[.BN32]/[.BE32]" office:value-type="float" office:value="0.91" calcext:value-type="float">
            <text:p>0,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.67272727273" calcext:value-type="float">
            <text:p>1,67272727273</text:p>
          </table:table-cell>
          <table:table-cell office:value-type="float" office:value="0.0309764309764" calcext:value-type="float">
            <text:p>0,0309764309764</text:p>
          </table:table-cell>
          <table:table-cell table:formula="of:=[.BQ32]-[.BU32]" office:value-type="float" office:value="45" calcext:value-type="float">
            <text:p>45</text:p>
          </table:table-cell>
          <table:table-cell table:formula="of:=[.BY32]/[.BQ32]" office:value-type="float" office:value="0.45" calcext:value-type="float">
            <text:p>0,45</text:p>
          </table:table-cell>
          <table:table-cell table:formula="of:=[.BR32]-[.BV32]" office:value-type="float" office:value="954" calcext:value-type="float">
            <text:p>954</text:p>
          </table:table-cell>
          <table:table-cell table:formula="of:=[.CA32]/[.BR32]" office:value-type="float" office:value="0.954" calcext:value-type="float">
            <text:p>0,9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.67272727273" calcext:value-type="float">
            <text:p>1,67272727273</text:p>
          </table:table-cell>
          <table:table-cell office:value-type="float" office:value="0.0309764309764" calcext:value-type="float">
            <text:p>0,0309764309764</text:p>
          </table:table-cell>
          <table:table-cell table:formula="of:=[.CD32]-[.CH32]" office:value-type="float" office:value="45" calcext:value-type="float">
            <text:p>45</text:p>
          </table:table-cell>
          <table:table-cell table:formula="of:=[.CL32]/[.CD32]" office:value-type="float" office:value="0.45" calcext:value-type="float">
            <text:p>0,45</text:p>
          </table:table-cell>
          <table:table-cell table:formula="of:=[.CE32]-[.CI32]" office:value-type="float" office:value="954" calcext:value-type="float">
            <text:p>954</text:p>
          </table:table-cell>
          <table:table-cell table:formula="of:=[.CN32]/[.CE32]" office:value-type="float" office:value="0.954" calcext:value-type="float">
            <text:p>0,954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55" calcext:value-type="float">
            <text:p>555</text:p>
          </table:table-cell>
          <table:table-cell office:value-type="float" office:value="11.1" calcext:value-type="float">
            <text:p>11,1</text:p>
          </table:table-cell>
          <table:table-cell office:value-type="float" office:value="0.0460317460317" calcext:value-type="float">
            <text:p>0,0460317460317</text:p>
          </table:table-cell>
          <table:table-cell table:formula="of:=[.AD33]-[.AH33]" office:value-type="float" office:value="0" calcext:value-type="float">
            <text:p>0</text:p>
          </table:table-cell>
          <table:table-cell table:formula="of:=[.AL33]/[.AD33]" office:value-type="float" office:value="0" calcext:value-type="float">
            <text:p>0</text:p>
          </table:table-cell>
          <table:table-cell table:formula="of:=[.AE33]-[.AI33]" office:value-type="float" office:value="445" calcext:value-type="float">
            <text:p>445</text:p>
          </table:table-cell>
          <table:table-cell table:formula="of:=[.AN33]/[.AE33]" office:value-type="float" office:value="0.445" calcext:value-type="float">
            <text:p>0,4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289" calcext:value-type="float">
            <text:p>289</text:p>
          </table:table-cell>
          <table:table-cell office:value-type="float" office:value="6.28260869565" calcext:value-type="float">
            <text:p>6,28260869565</text:p>
          </table:table-cell>
          <table:table-cell office:value-type="float" office:value="0.0460317460317" calcext:value-type="float">
            <text:p>0,0460317460317</text:p>
          </table:table-cell>
          <table:table-cell table:formula="of:=[.AQ33]-[.AU33]" office:value-type="float" office:value="8" calcext:value-type="float">
            <text:p>8</text:p>
          </table:table-cell>
          <table:table-cell table:formula="of:=[.AY33]/[.AQ33]" office:value-type="float" office:value="0.08" calcext:value-type="float">
            <text:p>0,08</text:p>
          </table:table-cell>
          <table:table-cell table:formula="of:=[.AR33]-[.AV33]" office:value-type="float" office:value="711" calcext:value-type="float">
            <text:p>711</text:p>
          </table:table-cell>
          <table:table-cell table:formula="of:=[.BA33]/[.AR33]" office:value-type="float" office:value="0.711" calcext:value-type="float">
            <text:p>0,7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5.08235294118" calcext:value-type="float">
            <text:p>5,08235294118</text:p>
          </table:table-cell>
          <table:table-cell office:value-type="float" office:value="0.0460317460317" calcext:value-type="float">
            <text:p>0,0460317460317</text:p>
          </table:table-cell>
          <table:table-cell table:formula="of:=[.BD33]-[.BH33]" office:value-type="float" office:value="15" calcext:value-type="float">
            <text:p>15</text:p>
          </table:table-cell>
          <table:table-cell table:formula="of:=[.BL33]/[.BD33]" office:value-type="float" office:value="0.15" calcext:value-type="float">
            <text:p>0,15</text:p>
          </table:table-cell>
          <table:table-cell table:formula="of:=[.BE33]-[.BI33]" office:value-type="float" office:value="784" calcext:value-type="float">
            <text:p>784</text:p>
          </table:table-cell>
          <table:table-cell table:formula="of:=[.BN33]/[.BE33]" office:value-type="float" office:value="0.784" calcext:value-type="float">
            <text:p>0,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5.08235294118" calcext:value-type="float">
            <text:p>5,08235294118</text:p>
          </table:table-cell>
          <table:table-cell office:value-type="float" office:value="0.0460317460317" calcext:value-type="float">
            <text:p>0,0460317460317</text:p>
          </table:table-cell>
          <table:table-cell table:formula="of:=[.BQ33]-[.BU33]" office:value-type="float" office:value="15" calcext:value-type="float">
            <text:p>15</text:p>
          </table:table-cell>
          <table:table-cell table:formula="of:=[.BY33]/[.BQ33]" office:value-type="float" office:value="0.15" calcext:value-type="float">
            <text:p>0,15</text:p>
          </table:table-cell>
          <table:table-cell table:formula="of:=[.BR33]-[.BV33]" office:value-type="float" office:value="784" calcext:value-type="float">
            <text:p>784</text:p>
          </table:table-cell>
          <table:table-cell table:formula="of:=[.CA33]/[.BR33]" office:value-type="float" office:value="0.784" calcext:value-type="float">
            <text:p>0,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.61111111111" calcext:value-type="float">
            <text:p>1,61111111111</text:p>
          </table:table-cell>
          <table:table-cell office:value-type="float" office:value="0.0460317460317" calcext:value-type="float">
            <text:p>0,0460317460317</text:p>
          </table:table-cell>
          <table:table-cell table:formula="of:=[.CD33]-[.CH33]" office:value-type="float" office:value="64" calcext:value-type="float">
            <text:p>64</text:p>
          </table:table-cell>
          <table:table-cell table:formula="of:=[.CL33]/[.CD33]" office:value-type="float" office:value="0.64" calcext:value-type="float">
            <text:p>0,64</text:p>
          </table:table-cell>
          <table:table-cell table:formula="of:=[.CE33]-[.CI33]" office:value-type="float" office:value="971" calcext:value-type="float">
            <text:p>971</text:p>
          </table:table-cell>
          <table:table-cell table:formula="of:=[.CN33]/[.CE33]" office:value-type="float" office:value="0.971" calcext:value-type="float">
            <text:p>0,97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.125" calcext:value-type="float">
            <text:p>2,125</text:p>
          </table:table-cell>
          <table:table-cell office:value-type="float" office:value="0.0385093167702" calcext:value-type="float">
            <text:p>0,0385093167702</text:p>
          </table:table-cell>
          <table:table-cell table:formula="of:=[.AD34]-[.AH34]" office:value-type="float" office:value="84" calcext:value-type="float">
            <text:p>84</text:p>
          </table:table-cell>
          <table:table-cell table:formula="of:=[.AL34]/[.AD34]" office:value-type="float" office:value="0.84" calcext:value-type="float">
            <text:p>0,84</text:p>
          </table:table-cell>
          <table:table-cell table:formula="of:=[.AE34]-[.AI34]" office:value-type="float" office:value="983" calcext:value-type="float">
            <text:p>983</text:p>
          </table:table-cell>
          <table:table-cell table:formula="of:=[.AN34]/[.AE34]" office:value-type="float" office:value="0.983" calcext:value-type="float">
            <text:p>0,9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.125" calcext:value-type="float">
            <text:p>2,125</text:p>
          </table:table-cell>
          <table:table-cell office:value-type="float" office:value="0.0385093167702" calcext:value-type="float">
            <text:p>0,0385093167702</text:p>
          </table:table-cell>
          <table:table-cell table:formula="of:=[.AQ34]-[.AU34]" office:value-type="float" office:value="84" calcext:value-type="float">
            <text:p>84</text:p>
          </table:table-cell>
          <table:table-cell table:formula="of:=[.AY34]/[.AQ34]" office:value-type="float" office:value="0.84" calcext:value-type="float">
            <text:p>0,84</text:p>
          </table:table-cell>
          <table:table-cell table:formula="of:=[.AR34]-[.AV34]" office:value-type="float" office:value="983" calcext:value-type="float">
            <text:p>983</text:p>
          </table:table-cell>
          <table:table-cell table:formula="of:=[.BA34]/[.AR34]" office:value-type="float" office:value="0.983" calcext:value-type="float">
            <text:p>0,9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.31578947368" calcext:value-type="float">
            <text:p>2,31578947368</text:p>
          </table:table-cell>
          <table:table-cell office:value-type="float" office:value="0.0385093167702" calcext:value-type="float">
            <text:p>0,0385093167702</text:p>
          </table:table-cell>
          <table:table-cell table:formula="of:=[.BD34]-[.BH34]" office:value-type="float" office:value="81" calcext:value-type="float">
            <text:p>81</text:p>
          </table:table-cell>
          <table:table-cell table:formula="of:=[.BL34]/[.BD34]" office:value-type="float" office:value="0.81" calcext:value-type="float">
            <text:p>0,81</text:p>
          </table:table-cell>
          <table:table-cell table:formula="of:=[.BE34]-[.BI34]" office:value-type="float" office:value="978" calcext:value-type="float">
            <text:p>978</text:p>
          </table:table-cell>
          <table:table-cell table:formula="of:=[.BN34]/[.BE34]" office:value-type="float" office:value="0.978" calcext:value-type="float">
            <text:p>0,9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2.60606060606" calcext:value-type="float">
            <text:p>2,60606060606</text:p>
          </table:table-cell>
          <table:table-cell office:value-type="float" office:value="0.0385093167702" calcext:value-type="float">
            <text:p>0,0385093167702</text:p>
          </table:table-cell>
          <table:table-cell table:formula="of:=[.BQ34]-[.BU34]" office:value-type="float" office:value="34" calcext:value-type="float">
            <text:p>34</text:p>
          </table:table-cell>
          <table:table-cell table:formula="of:=[.BY34]/[.BQ34]" office:value-type="float" office:value="0.34" calcext:value-type="float">
            <text:p>0,34</text:p>
          </table:table-cell>
          <table:table-cell table:formula="of:=[.BR34]-[.BV34]" office:value-type="float" office:value="914" calcext:value-type="float">
            <text:p>914</text:p>
          </table:table-cell>
          <table:table-cell table:formula="of:=[.CA34]/[.BR34]" office:value-type="float" office:value="0.914" calcext:value-type="float">
            <text:p>0,9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2.65714285714" calcext:value-type="float">
            <text:p>2,65714285714</text:p>
          </table:table-cell>
          <table:table-cell office:value-type="float" office:value="0.0385093167702" calcext:value-type="float">
            <text:p>0,0385093167702</text:p>
          </table:table-cell>
          <table:table-cell table:formula="of:=[.CD34]-[.CH34]" office:value-type="float" office:value="30" calcext:value-type="float">
            <text:p>30</text:p>
          </table:table-cell>
          <table:table-cell table:formula="of:=[.CL34]/[.CD34]" office:value-type="float" office:value="0.3" calcext:value-type="float">
            <text:p>0,3</text:p>
          </table:table-cell>
          <table:table-cell table:formula="of:=[.CE34]-[.CI34]" office:value-type="float" office:value="907" calcext:value-type="float">
            <text:p>907</text:p>
          </table:table-cell>
          <table:table-cell table:formula="of:=[.CN34]/[.CE34]" office:value-type="float" office:value="0.907" calcext:value-type="float">
            <text:p>0,907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80" calcext:value-type="float">
            <text:p>980</text:p>
          </table:table-cell>
          <table:table-cell office:value-type="float" office:value="19.6" calcext:value-type="float">
            <text:p>19,6</text:p>
          </table:table-cell>
          <table:table-cell office:value-type="float" office:value="0.0468686868687" calcext:value-type="float">
            <text:p>0,0468686868687</text:p>
          </table:table-cell>
          <table:table-cell table:formula="of:=[.AD35]-[.AH35]" office:value-type="float" office:value="0" calcext:value-type="float">
            <text:p>0</text:p>
          </table:table-cell>
          <table:table-cell table:formula="of:=[.AL35]/[.AD35]" office:value-type="float" office:value="0" calcext:value-type="float">
            <text:p>0</text:p>
          </table:table-cell>
          <table:table-cell table:formula="of:=[.AE35]-[.AI35]" office:value-type="float" office:value="20" calcext:value-type="float">
            <text:p>20</text:p>
          </table:table-cell>
          <table:table-cell table:formula="of:=[.AN35]/[.AE35]" office:value-type="float" office:value="0.02" calcext:value-type="float">
            <text:p>0,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AQ35]-[.AU35]" office:value-type="float" office:value="0" calcext:value-type="float">
            <text:p>0</text:p>
          </table:table-cell>
          <table:table-cell table:formula="of:=[.AY35]/[.AQ35]" office:value-type="float" office:value="0" calcext:value-type="float">
            <text:p>0</text:p>
          </table:table-cell>
          <table:table-cell table:formula="of:=[.AR35]-[.AV35]" office:value-type="float" office:value="768" calcext:value-type="float">
            <text:p>768</text:p>
          </table:table-cell>
          <table:table-cell table:formula="of:=[.BA35]/[.AR35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BD35]-[.BH35]" office:value-type="float" office:value="0" calcext:value-type="float">
            <text:p>0</text:p>
          </table:table-cell>
          <table:table-cell table:formula="of:=[.BL35]/[.BD35]" office:value-type="float" office:value="0" calcext:value-type="float">
            <text:p>0</text:p>
          </table:table-cell>
          <table:table-cell table:formula="of:=[.BE35]-[.BI35]" office:value-type="float" office:value="768" calcext:value-type="float">
            <text:p>768</text:p>
          </table:table-cell>
          <table:table-cell table:formula="of:=[.BN35]/[.BE35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768" calcext:value-type="float">
            <text:p>768</text:p>
          </table:table-cell>
          <table:table-cell table:formula="of:=[.CA35]/[.BR35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4.64" calcext:value-type="float">
            <text:p>4,64</text:p>
          </table:table-cell>
          <table:table-cell office:value-type="float" office:value="0.0468686868687" calcext:value-type="float">
            <text:p>0,0468686868687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768" calcext:value-type="float">
            <text:p>768</text:p>
          </table:table-cell>
          <table:table-cell table:formula="of:=[.CN35]/[.CE35]" office:value-type="float" office:value="0.768" calcext:value-type="float">
            <text:p>0,768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</text:p>
          </table:table-cell>
          <table:table-cell office:value-type="float" office:value="18.48" calcext:value-type="float">
            <text:p>18,48</text:p>
          </table:table-cell>
          <table:table-cell office:value-type="float" office:value="0.0223880597015" calcext:value-type="float">
            <text:p>0,0223880597015</text:p>
          </table:table-cell>
          <table:table-cell table:formula="of:=[.AD36]-[.AH36]" office:value-type="float" office:value="0" calcext:value-type="float">
            <text:p>0</text:p>
          </table:table-cell>
          <table:table-cell table:formula="of:=[.AL36]/[.AD36]" office:value-type="float" office:value="0" calcext:value-type="float">
            <text:p>0</text:p>
          </table:table-cell>
          <table:table-cell table:formula="of:=[.AE36]-[.AI36]" office:value-type="float" office:value="76" calcext:value-type="float">
            <text:p>76</text:p>
          </table:table-cell>
          <table:table-cell table:formula="of:=[.AN36]/[.AE36]" office:value-type="float" office:value="0.076" calcext:value-type="float">
            <text:p>0,0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3.73913043478" calcext:value-type="float">
            <text:p>3,73913043478</text:p>
          </table:table-cell>
          <table:table-cell office:value-type="float" office:value="0.0223880597015" calcext:value-type="float">
            <text:p>0,0223880597015</text:p>
          </table:table-cell>
          <table:table-cell table:formula="of:=[.AQ36]-[.AU36]" office:value-type="float" office:value="8" calcext:value-type="float">
            <text:p>8</text:p>
          </table:table-cell>
          <table:table-cell table:formula="of:=[.AY36]/[.AQ36]" office:value-type="float" office:value="0.08" calcext:value-type="float">
            <text:p>0,08</text:p>
          </table:table-cell>
          <table:table-cell table:formula="of:=[.AR36]-[.AV36]" office:value-type="float" office:value="828" calcext:value-type="float">
            <text:p>828</text:p>
          </table:table-cell>
          <table:table-cell table:formula="of:=[.BA36]/[.AR36]" office:value-type="float" office:value="0.828" calcext:value-type="float">
            <text:p>0,8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.4693877551" calcext:value-type="float">
            <text:p>1,4693877551</text:p>
          </table:table-cell>
          <table:table-cell office:value-type="float" office:value="0.0223880597015" calcext:value-type="float">
            <text:p>0,0223880597015</text:p>
          </table:table-cell>
          <table:table-cell table:formula="of:=[.BD36]-[.BH36]" office:value-type="float" office:value="51" calcext:value-type="float">
            <text:p>51</text:p>
          </table:table-cell>
          <table:table-cell table:formula="of:=[.BL36]/[.BD36]" office:value-type="float" office:value="0.51" calcext:value-type="float">
            <text:p>0,51</text:p>
          </table:table-cell>
          <table:table-cell table:formula="of:=[.BE36]-[.BI36]" office:value-type="float" office:value="964" calcext:value-type="float">
            <text:p>964</text:p>
          </table:table-cell>
          <table:table-cell table:formula="of:=[.BN36]/[.BE36]" office:value-type="float" office:value="0.964" calcext:value-type="float">
            <text:p>0,9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,5</text:p>
          </table:table-cell>
          <table:table-cell office:value-type="float" office:value="0.0223880597015" calcext:value-type="float">
            <text:p>0,0223880597015</text:p>
          </table:table-cell>
          <table:table-cell table:formula="of:=[.BQ36]-[.BU36]" office:value-type="float" office:value="32" calcext:value-type="float">
            <text:p>32</text:p>
          </table:table-cell>
          <table:table-cell table:formula="of:=[.BY36]/[.BQ36]" office:value-type="float" office:value="0.32" calcext:value-type="float">
            <text:p>0,32</text:p>
          </table:table-cell>
          <table:table-cell table:formula="of:=[.BR36]-[.BV36]" office:value-type="float" office:value="949" calcext:value-type="float">
            <text:p>949</text:p>
          </table:table-cell>
          <table:table-cell table:formula="of:=[.CA36]/[.BR36]" office:value-type="float" office:value="0.949" calcext:value-type="float">
            <text:p>0,9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,5</text:p>
          </table:table-cell>
          <table:table-cell office:value-type="float" office:value="0.0223880597015" calcext:value-type="float">
            <text:p>0,0223880597015</text:p>
          </table:table-cell>
          <table:table-cell table:formula="of:=[.CD36]-[.CH36]" office:value-type="float" office:value="32" calcext:value-type="float">
            <text:p>32</text:p>
          </table:table-cell>
          <table:table-cell table:formula="of:=[.CL36]/[.CD36]" office:value-type="float" office:value="0.32" calcext:value-type="float">
            <text:p>0,32</text:p>
          </table:table-cell>
          <table:table-cell table:formula="of:=[.CE36]-[.CI36]" office:value-type="float" office:value="949" calcext:value-type="float">
            <text:p>949</text:p>
          </table:table-cell>
          <table:table-cell table:formula="of:=[.CN36]/[.CE36]" office:value-type="float" office:value="0.949" calcext:value-type="float">
            <text:p>0,949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763" calcext:value-type="float">
            <text:p>763</text:p>
          </table:table-cell>
          <table:table-cell office:value-type="float" office:value="15.4141414141" calcext:value-type="float">
            <text:p>15,4141414141</text:p>
          </table:table-cell>
          <table:table-cell office:value-type="float" office:value="0.025754527163" calcext:value-type="float">
            <text:p>0,025754527163</text:p>
          </table:table-cell>
          <table:table-cell table:formula="of:=[.AD37]-[.AH37]" office:value-type="float" office:value="1" calcext:value-type="float">
            <text:p>1</text:p>
          </table:table-cell>
          <table:table-cell table:formula="of:=[.AL37]/[.AD37]" office:value-type="float" office:value="0.01" calcext:value-type="float">
            <text:p>0,01</text:p>
          </table:table-cell>
          <table:table-cell table:formula="of:=[.AE37]-[.AI37]" office:value-type="float" office:value="237" calcext:value-type="float">
            <text:p>237</text:p>
          </table:table-cell>
          <table:table-cell table:formula="of:=[.AN37]/[.AE37]" office:value-type="float" office:value="0.237" calcext:value-type="float">
            <text:p>0,2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float" office:value="3.29545454545" calcext:value-type="float">
            <text:p>3,29545454545</text:p>
          </table:table-cell>
          <table:table-cell office:value-type="float" office:value="0.025754527163" calcext:value-type="float">
            <text:p>0,025754527163</text:p>
          </table:table-cell>
          <table:table-cell table:formula="of:=[.AQ37]-[.AU37]" office:value-type="float" office:value="12" calcext:value-type="float">
            <text:p>12</text:p>
          </table:table-cell>
          <table:table-cell table:formula="of:=[.AY37]/[.AQ37]" office:value-type="float" office:value="0.12" calcext:value-type="float">
            <text:p>0,12</text:p>
          </table:table-cell>
          <table:table-cell table:formula="of:=[.AR37]-[.AV37]" office:value-type="float" office:value="855" calcext:value-type="float">
            <text:p>855</text:p>
          </table:table-cell>
          <table:table-cell table:formula="of:=[.BA37]/[.AR37]" office:value-type="float" office:value="0.855" calcext:value-type="float">
            <text:p>0,8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float" office:value="3.29545454545" calcext:value-type="float">
            <text:p>3,29545454545</text:p>
          </table:table-cell>
          <table:table-cell office:value-type="float" office:value="0.025754527163" calcext:value-type="float">
            <text:p>0,025754527163</text:p>
          </table:table-cell>
          <table:table-cell table:formula="of:=[.BD37]-[.BH37]" office:value-type="float" office:value="12" calcext:value-type="float">
            <text:p>12</text:p>
          </table:table-cell>
          <table:table-cell table:formula="of:=[.BL37]/[.BD37]" office:value-type="float" office:value="0.12" calcext:value-type="float">
            <text:p>0,12</text:p>
          </table:table-cell>
          <table:table-cell table:formula="of:=[.BE37]-[.BI37]" office:value-type="float" office:value="855" calcext:value-type="float">
            <text:p>855</text:p>
          </table:table-cell>
          <table:table-cell table:formula="of:=[.BN37]/[.BE37]" office:value-type="float" office:value="0.855" calcext:value-type="float">
            <text:p>0,8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 office:value-type="float" office:value="3.53535353535" calcext:value-type="float">
            <text:p>3,53535353535</text:p>
          </table:table-cell>
          <table:table-cell office:value-type="float" office:value="0.025754527163" calcext:value-type="float">
            <text:p>0,025754527163</text:p>
          </table:table-cell>
          <table:table-cell table:formula="of:=[.BQ37]-[.BU37]" office:value-type="float" office:value="1" calcext:value-type="float">
            <text:p>1</text:p>
          </table:table-cell>
          <table:table-cell table:formula="of:=[.BY37]/[.BQ37]" office:value-type="float" office:value="0.01" calcext:value-type="float">
            <text:p>0,01</text:p>
          </table:table-cell>
          <table:table-cell table:formula="of:=[.BR37]-[.BV37]" office:value-type="float" office:value="825" calcext:value-type="float">
            <text:p>825</text:p>
          </table:table-cell>
          <table:table-cell table:formula="of:=[.CA37]/[.BR37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.80281690141" calcext:value-type="float">
            <text:p>1,80281690141</text:p>
          </table:table-cell>
          <table:table-cell office:value-type="float" office:value="0.025754527163" calcext:value-type="float">
            <text:p>0,025754527163</text:p>
          </table:table-cell>
          <table:table-cell table:formula="of:=[.CD37]-[.CH37]" office:value-type="float" office:value="29" calcext:value-type="float">
            <text:p>29</text:p>
          </table:table-cell>
          <table:table-cell table:formula="of:=[.CL37]/[.CD37]" office:value-type="float" office:value="0.29" calcext:value-type="float">
            <text:p>0,29</text:p>
          </table:table-cell>
          <table:table-cell table:formula="of:=[.CE37]-[.CI37]" office:value-type="float" office:value="936" calcext:value-type="float">
            <text:p>936</text:p>
          </table:table-cell>
          <table:table-cell table:formula="of:=[.CN37]/[.CE37]" office:value-type="float" office:value="0.936" calcext:value-type="float">
            <text:p>0,936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57" calcext:value-type="float">
            <text:p>557</text:p>
          </table:table-cell>
          <table:table-cell office:value-type="float" office:value="11.14" calcext:value-type="float">
            <text:p>11,14</text:p>
          </table:table-cell>
          <table:table-cell office:value-type="float" office:value="0.0857142857143" calcext:value-type="float">
            <text:p>0,0857142857143</text:p>
          </table:table-cell>
          <table:table-cell table:formula="of:=[.AD38]-[.AH38]" office:value-type="float" office:value="0" calcext:value-type="float">
            <text:p>0</text:p>
          </table:table-cell>
          <table:table-cell table:formula="of:=[.AL38]/[.AD38]" office:value-type="float" office:value="0" calcext:value-type="float">
            <text:p>0</text:p>
          </table:table-cell>
          <table:table-cell table:formula="of:=[.AE38]-[.AI38]" office:value-type="float" office:value="443" calcext:value-type="float">
            <text:p>443</text:p>
          </table:table-cell>
          <table:table-cell table:formula="of:=[.AN38]/[.AE38]" office:value-type="float" office:value="0.443" calcext:value-type="float">
            <text:p>0,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0.0857142857143" calcext:value-type="float">
            <text:p>0,0857142857143</text:p>
          </table:table-cell>
          <table:table-cell table:formula="of:=[.AQ38]-[.AU38]" office:value-type="float" office:value="85" calcext:value-type="float">
            <text:p>85</text:p>
          </table:table-cell>
          <table:table-cell table:formula="of:=[.AY38]/[.AQ38]" office:value-type="float" office:value="0.85" calcext:value-type="float">
            <text:p>0,85</text:p>
          </table:table-cell>
          <table:table-cell table:formula="of:=[.AR38]-[.AV38]" office:value-type="float" office:value="991" calcext:value-type="float">
            <text:p>991</text:p>
          </table:table-cell>
          <table:table-cell table:formula="of:=[.BA38]/[.AR38]" office:value-type="float" office:value="0.991" calcext:value-type="float">
            <text:p>0,9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0.0857142857143" calcext:value-type="float">
            <text:p>0,0857142857143</text:p>
          </table:table-cell>
          <table:table-cell table:formula="of:=[.BD38]-[.BH38]" office:value-type="float" office:value="85" calcext:value-type="float">
            <text:p>85</text:p>
          </table:table-cell>
          <table:table-cell table:formula="of:=[.BL38]/[.BD38]" office:value-type="float" office:value="0.85" calcext:value-type="float">
            <text:p>0,85</text:p>
          </table:table-cell>
          <table:table-cell table:formula="of:=[.BE38]-[.BI38]" office:value-type="float" office:value="991" calcext:value-type="float">
            <text:p>991</text:p>
          </table:table-cell>
          <table:table-cell table:formula="of:=[.BN38]/[.BE38]" office:value-type="float" office:value="0.991" calcext:value-type="float">
            <text:p>0,9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0.0857142857143" calcext:value-type="float">
            <text:p>0,0857142857143</text:p>
          </table:table-cell>
          <table:table-cell table:formula="of:=[.BQ38]-[.BU38]" office:value-type="float" office:value="85" calcext:value-type="float">
            <text:p>85</text:p>
          </table:table-cell>
          <table:table-cell table:formula="of:=[.BY38]/[.BQ38]" office:value-type="float" office:value="0.85" calcext:value-type="float">
            <text:p>0,85</text:p>
          </table:table-cell>
          <table:table-cell table:formula="of:=[.BR38]-[.BV38]" office:value-type="float" office:value="991" calcext:value-type="float">
            <text:p>991</text:p>
          </table:table-cell>
          <table:table-cell table:formula="of:=[.CA38]/[.BR38]" office:value-type="float" office:value="0.991" calcext:value-type="float">
            <text:p>0,9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0.0857142857143" calcext:value-type="float">
            <text:p>0,0857142857143</text:p>
          </table:table-cell>
          <table:table-cell table:formula="of:=[.CD38]-[.CH38]" office:value-type="float" office:value="85" calcext:value-type="float">
            <text:p>85</text:p>
          </table:table-cell>
          <table:table-cell table:formula="of:=[.CL38]/[.CD38]" office:value-type="float" office:value="0.85" calcext:value-type="float">
            <text:p>0,85</text:p>
          </table:table-cell>
          <table:table-cell table:formula="of:=[.CE38]-[.CI38]" office:value-type="float" office:value="991" calcext:value-type="float">
            <text:p>991</text:p>
          </table:table-cell>
          <table:table-cell table:formula="of:=[.CN38]/[.CE38]" office:value-type="float" office:value="0.991" calcext:value-type="float">
            <text:p>0,99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3.29166666667" calcext:value-type="float">
            <text:p>3,29166666667</text:p>
          </table:table-cell>
          <table:table-cell office:value-type="float" office:value="0.0254303599374" calcext:value-type="float">
            <text:p>0,0254303599374</text:p>
          </table:table-cell>
          <table:table-cell table:formula="of:=[.AD39]-[.AH39]" office:value-type="float" office:value="4" calcext:value-type="float">
            <text:p>4</text:p>
          </table:table-cell>
          <table:table-cell table:formula="of:=[.AL39]/[.AD39]" office:value-type="float" office:value="0.04" calcext:value-type="float">
            <text:p>0,04</text:p>
          </table:table-cell>
          <table:table-cell table:formula="of:=[.AE39]-[.AI39]" office:value-type="float" office:value="842" calcext:value-type="float">
            <text:p>842</text:p>
          </table:table-cell>
          <table:table-cell table:formula="of:=[.AN39]/[.AE39]" office:value-type="float" office:value="0.842" calcext:value-type="float">
            <text:p>0,8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254303599374" calcext:value-type="float">
            <text:p>0,0254303599374</text:p>
          </table:table-cell>
          <table:table-cell table:formula="of:=[.AQ39]-[.AU39]" office:value-type="float" office:value="1" calcext:value-type="float">
            <text:p>1</text:p>
          </table:table-cell>
          <table:table-cell table:formula="of:=[.AY39]/[.AQ39]" office:value-type="float" office:value="0.01" calcext:value-type="float">
            <text:p>0,01</text:p>
          </table:table-cell>
          <table:table-cell table:formula="of:=[.AR39]-[.AV39]" office:value-type="float" office:value="838" calcext:value-type="float">
            <text:p>838</text:p>
          </table:table-cell>
          <table:table-cell table:formula="of:=[.BA39]/[.AR39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3.27272727273" calcext:value-type="float">
            <text:p>3,27272727273</text:p>
          </table:table-cell>
          <table:table-cell office:value-type="float" office:value="0.0254303599374" calcext:value-type="float">
            <text:p>0,0254303599374</text:p>
          </table:table-cell>
          <table:table-cell table:formula="of:=[.BD39]-[.BH39]" office:value-type="float" office:value="1" calcext:value-type="float">
            <text:p>1</text:p>
          </table:table-cell>
          <table:table-cell table:formula="of:=[.BL39]/[.BD39]" office:value-type="float" office:value="0.01" calcext:value-type="float">
            <text:p>0,01</text:p>
          </table:table-cell>
          <table:table-cell table:formula="of:=[.BE39]-[.BI39]" office:value-type="float" office:value="838" calcext:value-type="float">
            <text:p>838</text:p>
          </table:table-cell>
          <table:table-cell table:formula="of:=[.BN39]/[.BE39]" office:value-type="float" office:value="0.838" calcext:value-type="float">
            <text:p>0,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39]-[.BU39]" office:value-type="float" office:value="28" calcext:value-type="float">
            <text:p>28</text:p>
          </table:table-cell>
          <table:table-cell table:formula="of:=[.BY39]/[.BQ39]" office:value-type="float" office:value="0.28" calcext:value-type="float">
            <text:p>0,28</text:p>
          </table:table-cell>
          <table:table-cell table:formula="of:=[.BR39]-[.BV39]" office:value-type="float" office:value="935" calcext:value-type="float">
            <text:p>935</text:p>
          </table:table-cell>
          <table:table-cell table:formula="of:=[.CA39]/[.BR39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39]-[.CH39]" office:value-type="float" office:value="28" calcext:value-type="float">
            <text:p>28</text:p>
          </table:table-cell>
          <table:table-cell table:formula="of:=[.CL39]/[.CD39]" office:value-type="float" office:value="0.28" calcext:value-type="float">
            <text:p>0,28</text:p>
          </table:table-cell>
          <table:table-cell table:formula="of:=[.CE39]-[.CI39]" office:value-type="float" office:value="935" calcext:value-type="float">
            <text:p>935</text:p>
          </table:table-cell>
          <table:table-cell table:formula="of:=[.CN39]/[.CE39]" office:value-type="float" office:value="0.935" calcext:value-type="float">
            <text:p>0,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6" calcext:value-type="float">
            <text:p>86</text:p>
          </table:table-cell>
          <table:table-cell office:value-type="float" office:value="280" calcext:value-type="float">
            <text:p>280</text:p>
          </table:table-cell>
          <table:table-cell office:value-type="float" office:value="6.51162790698" calcext:value-type="float">
            <text:p>6,51162790698</text:p>
          </table:table-cell>
          <table:table-cell office:value-type="float" office:value="0.0306830907055" calcext:value-type="float">
            <text:p>0,0306830907055</text:p>
          </table:table-cell>
          <table:table-cell table:formula="of:=[.AD40]-[.AH40]" office:value-type="float" office:value="14" calcext:value-type="float">
            <text:p>14</text:p>
          </table:table-cell>
          <table:table-cell table:formula="of:=[.AL40]/[.AD40]" office:value-type="float" office:value="0.14" calcext:value-type="float">
            <text:p>0,14</text:p>
          </table:table-cell>
          <table:table-cell table:formula="of:=[.AE40]-[.AI40]" office:value-type="float" office:value="720" calcext:value-type="float">
            <text:p>720</text:p>
          </table:table-cell>
          <table:table-cell table:formula="of:=[.AN40]/[.AE40]" office:value-type="float" office:value="0.72" calcext:value-type="float">
            <text:p>0,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456" calcext:value-type="float">
            <text:p>456</text:p>
          </table:table-cell>
          <table:table-cell office:value-type="float" office:value="9.30612244898" calcext:value-type="float">
            <text:p>9,30612244898</text:p>
          </table:table-cell>
          <table:table-cell office:value-type="float" office:value="0.0306830907055" calcext:value-type="float">
            <text:p>0,0306830907055</text:p>
          </table:table-cell>
          <table:table-cell table:formula="of:=[.AQ40]-[.AU40]" office:value-type="float" office:value="2" calcext:value-type="float">
            <text:p>2</text:p>
          </table:table-cell>
          <table:table-cell table:formula="of:=[.AY40]/[.AQ40]" office:value-type="float" office:value="0.02" calcext:value-type="float">
            <text:p>0,02</text:p>
          </table:table-cell>
          <table:table-cell table:formula="of:=[.AR40]-[.AV40]" office:value-type="float" office:value="544" calcext:value-type="float">
            <text:p>544</text:p>
          </table:table-cell>
          <table:table-cell table:formula="of:=[.BA40]/[.AR40]" office:value-type="float" office:value="0.544" calcext:value-type="float">
            <text:p>0,5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2.65714285714" calcext:value-type="float">
            <text:p>2,65714285714</text:p>
          </table:table-cell>
          <table:table-cell office:value-type="float" office:value="0.0306830907055" calcext:value-type="float">
            <text:p>0,0306830907055</text:p>
          </table:table-cell>
          <table:table-cell table:formula="of:=[.BD40]-[.BH40]" office:value-type="float" office:value="30" calcext:value-type="float">
            <text:p>30</text:p>
          </table:table-cell>
          <table:table-cell table:formula="of:=[.BL40]/[.BD40]" office:value-type="float" office:value="0.3" calcext:value-type="float">
            <text:p>0,3</text:p>
          </table:table-cell>
          <table:table-cell table:formula="of:=[.BE40]-[.BI40]" office:value-type="float" office:value="907" calcext:value-type="float">
            <text:p>907</text:p>
          </table:table-cell>
          <table:table-cell table:formula="of:=[.BN40]/[.BE40]" office:value-type="float" office:value="0.907" calcext:value-type="float">
            <text:p>0,9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2.88421052632" calcext:value-type="float">
            <text:p>2,88421052632</text:p>
          </table:table-cell>
          <table:table-cell office:value-type="float" office:value="0.0306830907055" calcext:value-type="float">
            <text:p>0,0306830907055</text:p>
          </table:table-cell>
          <table:table-cell table:formula="of:=[.BQ40]-[.BU40]" office:value-type="float" office:value="5" calcext:value-type="float">
            <text:p>5</text:p>
          </table:table-cell>
          <table:table-cell table:formula="of:=[.BY40]/[.BQ40]" office:value-type="float" office:value="0.05" calcext:value-type="float">
            <text:p>0,05</text:p>
          </table:table-cell>
          <table:table-cell table:formula="of:=[.BR40]-[.BV40]" office:value-type="float" office:value="863" calcext:value-type="float">
            <text:p>863</text:p>
          </table:table-cell>
          <table:table-cell table:formula="of:=[.CA40]/[.BR40]" office:value-type="float" office:value="0.863" calcext:value-type="float">
            <text:p>0,8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2.88421052632" calcext:value-type="float">
            <text:p>2,88421052632</text:p>
          </table:table-cell>
          <table:table-cell office:value-type="float" office:value="0.0306830907055" calcext:value-type="float">
            <text:p>0,0306830907055</text:p>
          </table:table-cell>
          <table:table-cell table:formula="of:=[.CD40]-[.CH40]" office:value-type="float" office:value="5" calcext:value-type="float">
            <text:p>5</text:p>
          </table:table-cell>
          <table:table-cell table:formula="of:=[.CL40]/[.CD40]" office:value-type="float" office:value="0.05" calcext:value-type="float">
            <text:p>0,05</text:p>
          </table:table-cell>
          <table:table-cell table:formula="of:=[.CE40]-[.CI40]" office:value-type="float" office:value="863" calcext:value-type="float">
            <text:p>863</text:p>
          </table:table-cell>
          <table:table-cell table:formula="of:=[.CN40]/[.CE40]" office:value-type="float" office:value="0.863" calcext:value-type="float">
            <text:p>0,8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3.41860465116" calcext:value-type="float">
            <text:p>3,41860465116</text:p>
          </table:table-cell>
          <table:table-cell office:value-type="float" office:value="0.0296022201665" calcext:value-type="float">
            <text:p>0,0296022201665</text:p>
          </table:table-cell>
          <table:table-cell table:formula="of:=[.AD41]-[.AH41]" office:value-type="float" office:value="14" calcext:value-type="float">
            <text:p>14</text:p>
          </table:table-cell>
          <table:table-cell table:formula="of:=[.AL41]/[.AD41]" office:value-type="float" office:value="0.14" calcext:value-type="float">
            <text:p>0,14</text:p>
          </table:table-cell>
          <table:table-cell table:formula="of:=[.AE41]-[.AI41]" office:value-type="float" office:value="853" calcext:value-type="float">
            <text:p>853</text:p>
          </table:table-cell>
          <table:table-cell table:formula="of:=[.AN41]/[.AE41]" office:value-type="float" office:value="0.853" calcext:value-type="float">
            <text:p>0,8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3.41860465116" calcext:value-type="float">
            <text:p>3,41860465116</text:p>
          </table:table-cell>
          <table:table-cell office:value-type="float" office:value="0.0296022201665" calcext:value-type="float">
            <text:p>0,0296022201665</text:p>
          </table:table-cell>
          <table:table-cell table:formula="of:=[.AQ41]-[.AU41]" office:value-type="float" office:value="14" calcext:value-type="float">
            <text:p>14</text:p>
          </table:table-cell>
          <table:table-cell table:formula="of:=[.AY41]/[.AQ41]" office:value-type="float" office:value="0.14" calcext:value-type="float">
            <text:p>0,14</text:p>
          </table:table-cell>
          <table:table-cell table:formula="of:=[.AR41]-[.AV41]" office:value-type="float" office:value="853" calcext:value-type="float">
            <text:p>853</text:p>
          </table:table-cell>
          <table:table-cell table:formula="of:=[.BA41]/[.AR41]" office:value-type="float" office:value="0.853" calcext:value-type="float">
            <text:p>0,8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3.41860465116" calcext:value-type="float">
            <text:p>3,41860465116</text:p>
          </table:table-cell>
          <table:table-cell office:value-type="float" office:value="0.0296022201665" calcext:value-type="float">
            <text:p>0,0296022201665</text:p>
          </table:table-cell>
          <table:table-cell table:formula="of:=[.BD41]-[.BH41]" office:value-type="float" office:value="14" calcext:value-type="float">
            <text:p>14</text:p>
          </table:table-cell>
          <table:table-cell table:formula="of:=[.BL41]/[.BD41]" office:value-type="float" office:value="0.14" calcext:value-type="float">
            <text:p>0,14</text:p>
          </table:table-cell>
          <table:table-cell table:formula="of:=[.BE41]-[.BI41]" office:value-type="float" office:value="853" calcext:value-type="float">
            <text:p>853</text:p>
          </table:table-cell>
          <table:table-cell table:formula="of:=[.BN41]/[.BE41]" office:value-type="float" office:value="0.853" calcext:value-type="float">
            <text:p>0,8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.36170212766" calcext:value-type="float">
            <text:p>1,36170212766</text:p>
          </table:table-cell>
          <table:table-cell office:value-type="float" office:value="0.0296022201665" calcext:value-type="float">
            <text:p>0,0296022201665</text:p>
          </table:table-cell>
          <table:table-cell table:formula="of:=[.BQ41]-[.BU41]" office:value-type="float" office:value="53" calcext:value-type="float">
            <text:p>53</text:p>
          </table:table-cell>
          <table:table-cell table:formula="of:=[.BY41]/[.BQ41]" office:value-type="float" office:value="0.53" calcext:value-type="float">
            <text:p>0,53</text:p>
          </table:table-cell>
          <table:table-cell table:formula="of:=[.BR41]-[.BV41]" office:value-type="float" office:value="968" calcext:value-type="float">
            <text:p>968</text:p>
          </table:table-cell>
          <table:table-cell table:formula="of:=[.CA41]/[.BR41]" office:value-type="float" office:value="0.968" calcext:value-type="float">
            <text:p>0,9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.36170212766" calcext:value-type="float">
            <text:p>1,36170212766</text:p>
          </table:table-cell>
          <table:table-cell office:value-type="float" office:value="0.0296022201665" calcext:value-type="float">
            <text:p>0,0296022201665</text:p>
          </table:table-cell>
          <table:table-cell table:formula="of:=[.CD41]-[.CH41]" office:value-type="float" office:value="53" calcext:value-type="float">
            <text:p>53</text:p>
          </table:table-cell>
          <table:table-cell table:formula="of:=[.CL41]/[.CD41]" office:value-type="float" office:value="0.53" calcext:value-type="float">
            <text:p>0,53</text:p>
          </table:table-cell>
          <table:table-cell table:formula="of:=[.CE41]-[.CI41]" office:value-type="float" office:value="968" calcext:value-type="float">
            <text:p>968</text:p>
          </table:table-cell>
          <table:table-cell table:formula="of:=[.CN41]/[.CE41]" office:value-type="float" office:value="0.968" calcext:value-type="float">
            <text:p>0,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2.93150684932" calcext:value-type="float">
            <text:p>2,93150684932</text:p>
          </table:table-cell>
          <table:table-cell office:value-type="float" office:value="0.0379746835443" calcext:value-type="float">
            <text:p>0,0379746835443</text:p>
          </table:table-cell>
          <table:table-cell table:formula="of:=[.AD42]-[.AH42]" office:value-type="float" office:value="27" calcext:value-type="float">
            <text:p>27</text:p>
          </table:table-cell>
          <table:table-cell table:formula="of:=[.AL42]/[.AD42]" office:value-type="float" office:value="0.27" calcext:value-type="float">
            <text:p>0,27</text:p>
          </table:table-cell>
          <table:table-cell table:formula="of:=[.AE42]-[.AI42]" office:value-type="float" office:value="893" calcext:value-type="float">
            <text:p>893</text:p>
          </table:table-cell>
          <table:table-cell table:formula="of:=[.AN42]/[.AE42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2.93150684932" calcext:value-type="float">
            <text:p>2,93150684932</text:p>
          </table:table-cell>
          <table:table-cell office:value-type="float" office:value="0.0379746835443" calcext:value-type="float">
            <text:p>0,0379746835443</text:p>
          </table:table-cell>
          <table:table-cell table:formula="of:=[.AQ42]-[.AU42]" office:value-type="float" office:value="27" calcext:value-type="float">
            <text:p>27</text:p>
          </table:table-cell>
          <table:table-cell table:formula="of:=[.AY42]/[.AQ42]" office:value-type="float" office:value="0.27" calcext:value-type="float">
            <text:p>0,27</text:p>
          </table:table-cell>
          <table:table-cell table:formula="of:=[.AR42]-[.AV42]" office:value-type="float" office:value="893" calcext:value-type="float">
            <text:p>893</text:p>
          </table:table-cell>
          <table:table-cell table:formula="of:=[.BA42]/[.AR42]" office:value-type="float" office:value="0.893" calcext:value-type="float">
            <text:p>0,8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2.96202531646" calcext:value-type="float">
            <text:p>2,96202531646</text:p>
          </table:table-cell>
          <table:table-cell office:value-type="float" office:value="0.0379746835443" calcext:value-type="float">
            <text:p>0,0379746835443</text:p>
          </table:table-cell>
          <table:table-cell table:formula="of:=[.BD42]-[.BH42]" office:value-type="float" office:value="21" calcext:value-type="float">
            <text:p>21</text:p>
          </table:table-cell>
          <table:table-cell table:formula="of:=[.BL42]/[.BD42]" office:value-type="float" office:value="0.21" calcext:value-type="float">
            <text:p>0,21</text:p>
          </table:table-cell>
          <table:table-cell table:formula="of:=[.BE42]-[.BI42]" office:value-type="float" office:value="883" calcext:value-type="float">
            <text:p>883</text:p>
          </table:table-cell>
          <table:table-cell table:formula="of:=[.BN42]/[.BE4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2.96202531646" calcext:value-type="float">
            <text:p>2,96202531646</text:p>
          </table:table-cell>
          <table:table-cell office:value-type="float" office:value="0.0379746835443" calcext:value-type="float">
            <text:p>0,0379746835443</text:p>
          </table:table-cell>
          <table:table-cell table:formula="of:=[.BQ42]-[.BU42]" office:value-type="float" office:value="21" calcext:value-type="float">
            <text:p>21</text:p>
          </table:table-cell>
          <table:table-cell table:formula="of:=[.BY42]/[.BQ42]" office:value-type="float" office:value="0.21" calcext:value-type="float">
            <text:p>0,21</text:p>
          </table:table-cell>
          <table:table-cell table:formula="of:=[.BR42]-[.BV42]" office:value-type="float" office:value="883" calcext:value-type="float">
            <text:p>883</text:p>
          </table:table-cell>
          <table:table-cell table:formula="of:=[.CA42]/[.BR4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2.96202531646" calcext:value-type="float">
            <text:p>2,96202531646</text:p>
          </table:table-cell>
          <table:table-cell office:value-type="float" office:value="0.0379746835443" calcext:value-type="float">
            <text:p>0,0379746835443</text:p>
          </table:table-cell>
          <table:table-cell table:formula="of:=[.CD42]-[.CH42]" office:value-type="float" office:value="21" calcext:value-type="float">
            <text:p>21</text:p>
          </table:table-cell>
          <table:table-cell table:formula="of:=[.CL42]/[.CD42]" office:value-type="float" office:value="0.21" calcext:value-type="float">
            <text:p>0,21</text:p>
          </table:table-cell>
          <table:table-cell table:formula="of:=[.CE42]-[.CI42]" office:value-type="float" office:value="883" calcext:value-type="float">
            <text:p>883</text:p>
          </table:table-cell>
          <table:table-cell table:formula="of:=[.CN42]/[.CE42]" office:value-type="float" office:value="0.883" calcext:value-type="float">
            <text:p>0,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23" calcext:value-type="float">
            <text:p>823</text:p>
          </table:table-cell>
          <table:table-cell office:value-type="float" office:value="16.46" calcext:value-type="float">
            <text:p>16,46</text:p>
          </table:table-cell>
          <table:table-cell office:value-type="float" office:value="0.0285714285714" calcext:value-type="float">
            <text:p>0,0285714285714</text:p>
          </table:table-cell>
          <table:table-cell table:formula="of:=[.AD43]-[.AH43]" office:value-type="float" office:value="0" calcext:value-type="float">
            <text:p>0</text:p>
          </table:table-cell>
          <table:table-cell table:formula="of:=[.AL43]/[.AD43]" office:value-type="float" office:value="0" calcext:value-type="float">
            <text:p>0</text:p>
          </table:table-cell>
          <table:table-cell table:formula="of:=[.AE43]-[.AI43]" office:value-type="float" office:value="177" calcext:value-type="float">
            <text:p>177</text:p>
          </table:table-cell>
          <table:table-cell table:formula="of:=[.AN43]/[.AE43]" office:value-type="float" office:value="0.177" calcext:value-type="float">
            <text:p>0,1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319" calcext:value-type="float">
            <text:p>319</text:p>
          </table:table-cell>
          <table:table-cell office:value-type="float" office:value="6.51020408163" calcext:value-type="float">
            <text:p>6,51020408163</text:p>
          </table:table-cell>
          <table:table-cell office:value-type="float" office:value="0.0285714285714" calcext:value-type="float">
            <text:p>0,0285714285714</text:p>
          </table:table-cell>
          <table:table-cell table:formula="of:=[.AQ43]-[.AU43]" office:value-type="float" office:value="2" calcext:value-type="float">
            <text:p>2</text:p>
          </table:table-cell>
          <table:table-cell table:formula="of:=[.AY43]/[.AQ43]" office:value-type="float" office:value="0.02" calcext:value-type="float">
            <text:p>0,02</text:p>
          </table:table-cell>
          <table:table-cell table:formula="of:=[.AR43]-[.AV43]" office:value-type="float" office:value="681" calcext:value-type="float">
            <text:p>681</text:p>
          </table:table-cell>
          <table:table-cell table:formula="of:=[.BA43]/[.AR43]" office:value-type="float" office:value="0.681" calcext:value-type="float">
            <text:p>0,6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,4</text:p>
          </table:table-cell>
          <table:table-cell office:value-type="float" office:value="0.0285714285714" calcext:value-type="float">
            <text:p>0,0285714285714</text:p>
          </table:table-cell>
          <table:table-cell table:formula="of:=[.BD43]-[.BH43]" office:value-type="float" office:value="50" calcext:value-type="float">
            <text:p>50</text:p>
          </table:table-cell>
          <table:table-cell table:formula="of:=[.BL43]/[.BD43]" office:value-type="float" office:value="0.5" calcext:value-type="float">
            <text:p>0,5</text:p>
          </table:table-cell>
          <table:table-cell table:formula="of:=[.BE43]-[.BI43]" office:value-type="float" office:value="965" calcext:value-type="float">
            <text:p>965</text:p>
          </table:table-cell>
          <table:table-cell table:formula="of:=[.BN43]/[.BE43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,4</text:p>
          </table:table-cell>
          <table:table-cell office:value-type="float" office:value="0.0285714285714" calcext:value-type="float">
            <text:p>0,0285714285714</text:p>
          </table:table-cell>
          <table:table-cell table:formula="of:=[.BQ43]-[.BU43]" office:value-type="float" office:value="50" calcext:value-type="float">
            <text:p>50</text:p>
          </table:table-cell>
          <table:table-cell table:formula="of:=[.BY43]/[.BQ43]" office:value-type="float" office:value="0.5" calcext:value-type="float">
            <text:p>0,5</text:p>
          </table:table-cell>
          <table:table-cell table:formula="of:=[.BR43]-[.BV43]" office:value-type="float" office:value="965" calcext:value-type="float">
            <text:p>965</text:p>
          </table:table-cell>
          <table:table-cell table:formula="of:=[.CA43]/[.BR43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,4</text:p>
          </table:table-cell>
          <table:table-cell office:value-type="float" office:value="0.0285714285714" calcext:value-type="float">
            <text:p>0,0285714285714</text:p>
          </table:table-cell>
          <table:table-cell table:formula="of:=[.CD43]-[.CH43]" office:value-type="float" office:value="50" calcext:value-type="float">
            <text:p>50</text:p>
          </table:table-cell>
          <table:table-cell table:formula="of:=[.CL43]/[.CD43]" office:value-type="float" office:value="0.5" calcext:value-type="float">
            <text:p>0,5</text:p>
          </table:table-cell>
          <table:table-cell table:formula="of:=[.CE43]-[.CI43]" office:value-type="float" office:value="965" calcext:value-type="float">
            <text:p>965</text:p>
          </table:table-cell>
          <table:table-cell table:formula="of:=[.CN43]/[.CE43]"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321" calcext:value-type="float">
            <text:p>321</text:p>
          </table:table-cell>
          <table:table-cell office:value-type="float" office:value="6.48484848485" calcext:value-type="float">
            <text:p>6,48484848485</text:p>
          </table:table-cell>
          <table:table-cell office:value-type="float" office:value="0.0620490620491" calcext:value-type="float">
            <text:p>0,0620490620491</text:p>
          </table:table-cell>
          <table:table-cell table:formula="of:=[.AD44]-[.AH44]" office:value-type="float" office:value="1" calcext:value-type="float">
            <text:p>1</text:p>
          </table:table-cell>
          <table:table-cell table:formula="of:=[.AL44]/[.AD44]" office:value-type="float" office:value="0.01" calcext:value-type="float">
            <text:p>0,01</text:p>
          </table:table-cell>
          <table:table-cell table:formula="of:=[.AE44]-[.AI44]" office:value-type="float" office:value="679" calcext:value-type="float">
            <text:p>679</text:p>
          </table:table-cell>
          <table:table-cell table:formula="of:=[.AN44]/[.AE44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321" calcext:value-type="float">
            <text:p>321</text:p>
          </table:table-cell>
          <table:table-cell office:value-type="float" office:value="6.48484848485" calcext:value-type="float">
            <text:p>6,48484848485</text:p>
          </table:table-cell>
          <table:table-cell office:value-type="float" office:value="0.0620490620491" calcext:value-type="float">
            <text:p>0,0620490620491</text:p>
          </table:table-cell>
          <table:table-cell table:formula="of:=[.AQ44]-[.AU44]" office:value-type="float" office:value="1" calcext:value-type="float">
            <text:p>1</text:p>
          </table:table-cell>
          <table:table-cell table:formula="of:=[.AY44]/[.AQ44]" office:value-type="float" office:value="0.01" calcext:value-type="float">
            <text:p>0,01</text:p>
          </table:table-cell>
          <table:table-cell table:formula="of:=[.AR44]-[.AV44]" office:value-type="float" office:value="679" calcext:value-type="float">
            <text:p>679</text:p>
          </table:table-cell>
          <table:table-cell table:formula="of:=[.BA44]/[.AR44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321" calcext:value-type="float">
            <text:p>321</text:p>
          </table:table-cell>
          <table:table-cell office:value-type="float" office:value="6.48484848485" calcext:value-type="float">
            <text:p>6,48484848485</text:p>
          </table:table-cell>
          <table:table-cell office:value-type="float" office:value="0.0620490620491" calcext:value-type="float">
            <text:p>0,0620490620491</text:p>
          </table:table-cell>
          <table:table-cell table:formula="of:=[.BD44]-[.BH44]" office:value-type="float" office:value="1" calcext:value-type="float">
            <text:p>1</text:p>
          </table:table-cell>
          <table:table-cell table:formula="of:=[.BL44]/[.BD44]" office:value-type="float" office:value="0.01" calcext:value-type="float">
            <text:p>0,01</text:p>
          </table:table-cell>
          <table:table-cell table:formula="of:=[.BE44]-[.BI44]" office:value-type="float" office:value="679" calcext:value-type="float">
            <text:p>679</text:p>
          </table:table-cell>
          <table:table-cell table:formula="of:=[.BN44]/[.BE44]" office:value-type="float" office:value="0.679" calcext:value-type="float">
            <text:p>0,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301" calcext:value-type="float">
            <text:p>301</text:p>
          </table:table-cell>
          <table:table-cell office:value-type="float" office:value="6.08080808081" calcext:value-type="float">
            <text:p>6,08080808081</text:p>
          </table:table-cell>
          <table:table-cell office:value-type="float" office:value="0.0620490620491" calcext:value-type="float">
            <text:p>0,0620490620491</text:p>
          </table:table-cell>
          <table:table-cell table:formula="of:=[.BQ44]-[.BU44]" office:value-type="float" office:value="1" calcext:value-type="float">
            <text:p>1</text:p>
          </table:table-cell>
          <table:table-cell table:formula="of:=[.BY44]/[.BQ44]" office:value-type="float" office:value="0.01" calcext:value-type="float">
            <text:p>0,01</text:p>
          </table:table-cell>
          <table:table-cell table:formula="of:=[.BR44]-[.BV44]" office:value-type="float" office:value="699" calcext:value-type="float">
            <text:p>699</text:p>
          </table:table-cell>
          <table:table-cell table:formula="of:=[.CA44]/[.BR44]" office:value-type="float" office:value="0.699" calcext:value-type="float">
            <text:p>0,6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301" calcext:value-type="float">
            <text:p>301</text:p>
          </table:table-cell>
          <table:table-cell office:value-type="float" office:value="6.08080808081" calcext:value-type="float">
            <text:p>6,08080808081</text:p>
          </table:table-cell>
          <table:table-cell office:value-type="float" office:value="0.0620490620491" calcext:value-type="float">
            <text:p>0,0620490620491</text:p>
          </table:table-cell>
          <table:table-cell table:formula="of:=[.CD44]-[.CH44]" office:value-type="float" office:value="1" calcext:value-type="float">
            <text:p>1</text:p>
          </table:table-cell>
          <table:table-cell table:formula="of:=[.CL44]/[.CD44]" office:value-type="float" office:value="0.01" calcext:value-type="float">
            <text:p>0,01</text:p>
          </table:table-cell>
          <table:table-cell table:formula="of:=[.CE44]-[.CI44]" office:value-type="float" office:value="699" calcext:value-type="float">
            <text:p>699</text:p>
          </table:table-cell>
          <table:table-cell table:formula="of:=[.CN44]/[.CE44]" office:value-type="float" office:value="0.699" calcext:value-type="float">
            <text:p>0,6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5" calcext:value-type="float">
            <text:p>625</text:p>
          </table:table-cell>
          <table:table-cell office:value-type="float" office:value="12.5" calcext:value-type="float">
            <text:p>12,5</text:p>
          </table:table-cell>
          <table:table-cell office:value-type="float" office:value="0.0447368421053" calcext:value-type="float">
            <text:p>0,0447368421053</text:p>
          </table:table-cell>
          <table:table-cell table:formula="of:=[.AD45]-[.AH45]" office:value-type="float" office:value="0" calcext:value-type="float">
            <text:p>0</text:p>
          </table:table-cell>
          <table:table-cell table:formula="of:=[.AL45]/[.AD45]" office:value-type="float" office:value="0" calcext:value-type="float">
            <text:p>0</text:p>
          </table:table-cell>
          <table:table-cell table:formula="of:=[.AE45]-[.AI45]" office:value-type="float" office:value="375" calcext:value-type="float">
            <text:p>375</text:p>
          </table:table-cell>
          <table:table-cell table:formula="of:=[.AN45]/[.AE45]" office:value-type="float" office:value="0.375" calcext:value-type="float">
            <text:p>0,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10.4" calcext:value-type="float">
            <text:p>10,4</text:p>
          </table:table-cell>
          <table:table-cell office:value-type="float" office:value="0.0447368421053" calcext:value-type="float">
            <text:p>0,0447368421053</text:p>
          </table:table-cell>
          <table:table-cell table:formula="of:=[.AQ45]-[.AU45]" office:value-type="float" office:value="0" calcext:value-type="float">
            <text:p>0</text:p>
          </table:table-cell>
          <table:table-cell table:formula="of:=[.AY45]/[.AQ45]" office:value-type="float" office:value="0" calcext:value-type="float">
            <text:p>0</text:p>
          </table:table-cell>
          <table:table-cell table:formula="of:=[.AR45]-[.AV45]" office:value-type="float" office:value="480" calcext:value-type="float">
            <text:p>480</text:p>
          </table:table-cell>
          <table:table-cell table:formula="of:=[.BA45]/[.AR45]" office:value-type="float" office:value="0.48" calcext:value-type="float">
            <text:p>0,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3" calcext:value-type="float">
            <text:p>93</text:p>
          </table:table-cell>
          <table:table-cell office:value-type="float" office:value="188" calcext:value-type="float">
            <text:p>188</text:p>
          </table:table-cell>
          <table:table-cell office:value-type="float" office:value="4.04301075269" calcext:value-type="float">
            <text:p>4,04301075269</text:p>
          </table:table-cell>
          <table:table-cell office:value-type="float" office:value="0.0447368421053" calcext:value-type="float">
            <text:p>0,0447368421053</text:p>
          </table:table-cell>
          <table:table-cell table:formula="of:=[.BD45]-[.BH45]" office:value-type="float" office:value="7" calcext:value-type="float">
            <text:p>7</text:p>
          </table:table-cell>
          <table:table-cell table:formula="of:=[.BL45]/[.BD45]" office:value-type="float" office:value="0.07" calcext:value-type="float">
            <text:p>0,07</text:p>
          </table:table-cell>
          <table:table-cell table:formula="of:=[.BE45]-[.BI45]" office:value-type="float" office:value="812" calcext:value-type="float">
            <text:p>812</text:p>
          </table:table-cell>
          <table:table-cell table:formula="of:=[.BN45]/[.BE45]" office:value-type="float" office:value="0.812" calcext:value-type="float">
            <text:p>0,8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204" calcext:value-type="float">
            <text:p>204</text:p>
          </table:table-cell>
          <table:table-cell office:value-type="float" office:value="4.25" calcext:value-type="float">
            <text:p>4,25</text:p>
          </table:table-cell>
          <table:table-cell office:value-type="float" office:value="0.0447368421053" calcext:value-type="float">
            <text:p>0,0447368421053</text:p>
          </table:table-cell>
          <table:table-cell table:formula="of:=[.BQ45]-[.BU45]" office:value-type="float" office:value="4" calcext:value-type="float">
            <text:p>4</text:p>
          </table:table-cell>
          <table:table-cell table:formula="of:=[.BY45]/[.BQ45]" office:value-type="float" office:value="0.04" calcext:value-type="float">
            <text:p>0,04</text:p>
          </table:table-cell>
          <table:table-cell table:formula="of:=[.BR45]-[.BV45]" office:value-type="float" office:value="796" calcext:value-type="float">
            <text:p>796</text:p>
          </table:table-cell>
          <table:table-cell table:formula="of:=[.CA45]/[.BR45]" office:value-type="float" office:value="0.796" calcext:value-type="float">
            <text:p>0,7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204" calcext:value-type="float">
            <text:p>204</text:p>
          </table:table-cell>
          <table:table-cell office:value-type="float" office:value="4.25" calcext:value-type="float">
            <text:p>4,25</text:p>
          </table:table-cell>
          <table:table-cell office:value-type="float" office:value="0.0447368421053" calcext:value-type="float">
            <text:p>0,0447368421053</text:p>
          </table:table-cell>
          <table:table-cell table:formula="of:=[.CD45]-[.CH45]" office:value-type="float" office:value="4" calcext:value-type="float">
            <text:p>4</text:p>
          </table:table-cell>
          <table:table-cell table:formula="of:=[.CL45]/[.CD45]" office:value-type="float" office:value="0.04" calcext:value-type="float">
            <text:p>0,04</text:p>
          </table:table-cell>
          <table:table-cell table:formula="of:=[.CE45]-[.CI45]" office:value-type="float" office:value="796" calcext:value-type="float">
            <text:p>796</text:p>
          </table:table-cell>
          <table:table-cell table:formula="of:=[.CN45]/[.CE45]" office:value-type="float" office:value="0.796" calcext:value-type="float">
            <text:p>0,796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264" calcext:value-type="float">
            <text:p>264</text:p>
          </table:table-cell>
          <table:table-cell office:value-type="float" office:value="5.6170212766" calcext:value-type="float">
            <text:p>5,6170212766</text:p>
          </table:table-cell>
          <table:table-cell office:value-type="float" office:value="0.0274509803922" calcext:value-type="float">
            <text:p>0,0274509803922</text:p>
          </table:table-cell>
          <table:table-cell table:formula="of:=[.AD46]-[.AH46]" office:value-type="float" office:value="6" calcext:value-type="float">
            <text:p>6</text:p>
          </table:table-cell>
          <table:table-cell table:formula="of:=[.AL46]/[.AD46]" office:value-type="float" office:value="0.06" calcext:value-type="float">
            <text:p>0,06</text:p>
          </table:table-cell>
          <table:table-cell table:formula="of:=[.AE46]-[.AI46]" office:value-type="float" office:value="736" calcext:value-type="float">
            <text:p>736</text:p>
          </table:table-cell>
          <table:table-cell table:formula="of:=[.AN46]/[.AE46]" office:value-type="float" office:value="0.736" calcext:value-type="float">
            <text:p>0,7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  <table:table-cell office:value-type="float" office:value="10.1" calcext:value-type="float">
            <text:p>10,1</text:p>
          </table:table-cell>
          <table:table-cell office:value-type="float" office:value="0.0274509803922" calcext:value-type="float">
            <text:p>0,0274509803922</text:p>
          </table:table-cell>
          <table:table-cell table:formula="of:=[.AQ46]-[.AU46]" office:value-type="float" office:value="0" calcext:value-type="float">
            <text:p>0</text:p>
          </table:table-cell>
          <table:table-cell table:formula="of:=[.AY46]/[.AQ46]" office:value-type="float" office:value="0" calcext:value-type="float">
            <text:p>0</text:p>
          </table:table-cell>
          <table:table-cell table:formula="of:=[.AR46]-[.AV46]" office:value-type="float" office:value="495" calcext:value-type="float">
            <text:p>495</text:p>
          </table:table-cell>
          <table:table-cell table:formula="of:=[.BA46]/[.AR46]" office:value-type="float" office:value="0.495" calcext:value-type="float">
            <text:p>0,4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  <table:table-cell office:value-type="float" office:value="10.1" calcext:value-type="float">
            <text:p>10,1</text:p>
          </table:table-cell>
          <table:table-cell office:value-type="float" office:value="0.0274509803922" calcext:value-type="float">
            <text:p>0,0274509803922</text:p>
          </table:table-cell>
          <table:table-cell table:formula="of:=[.BD46]-[.BH46]" office:value-type="float" office:value="0" calcext:value-type="float">
            <text:p>0</text:p>
          </table:table-cell>
          <table:table-cell table:formula="of:=[.BL46]/[.BD46]" office:value-type="float" office:value="0" calcext:value-type="float">
            <text:p>0</text:p>
          </table:table-cell>
          <table:table-cell table:formula="of:=[.BE46]-[.BI46]" office:value-type="float" office:value="495" calcext:value-type="float">
            <text:p>495</text:p>
          </table:table-cell>
          <table:table-cell table:formula="of:=[.BN46]/[.BE46]" office:value-type="float" office:value="0.495" calcext:value-type="float">
            <text:p>0,4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Q46]-[.BU46]" office:value-type="float" office:value="49" calcext:value-type="float">
            <text:p>49</text:p>
          </table:table-cell>
          <table:table-cell table:formula="of:=[.BY46]/[.BQ46]" office:value-type="float" office:value="0.49" calcext:value-type="float">
            <text:p>0,49</text:p>
          </table:table-cell>
          <table:table-cell table:formula="of:=[.BR46]-[.BV46]" office:value-type="float" office:value="965" calcext:value-type="float">
            <text:p>965</text:p>
          </table:table-cell>
          <table:table-cell table:formula="of:=[.CA46]/[.BR46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CD46]-[.CH46]" office:value-type="float" office:value="49" calcext:value-type="float">
            <text:p>49</text:p>
          </table:table-cell>
          <table:table-cell table:formula="of:=[.CL46]/[.CD46]" office:value-type="float" office:value="0.49" calcext:value-type="float">
            <text:p>0,49</text:p>
          </table:table-cell>
          <table:table-cell table:formula="of:=[.CE46]-[.CI46]" office:value-type="float" office:value="965" calcext:value-type="float">
            <text:p>965</text:p>
          </table:table-cell>
          <table:table-cell table:formula="of:=[.CN46]/[.CE46]" office:value-type="float" office:value="0.965" calcext:value-type="float">
            <text:p>0,965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563636363636" calcext:value-type="float">
            <text:p>0,0563636363636</text:p>
          </table:table-cell>
          <table:table-cell table:formula="of:=[.AD47]-[.AH47]" office:value-type="float" office:value="0" calcext:value-type="float">
            <text:p>0</text:p>
          </table:table-cell>
          <table:table-cell table:formula="of:=[.AL47]/[.AD47]" office:value-type="float" office:value="0" calcext:value-type="float">
            <text:p>0</text:p>
          </table:table-cell>
          <table:table-cell table:formula="of:=[.AE47]-[.AI47]" office:value-type="float" office:value="686" calcext:value-type="float">
            <text:p>686</text:p>
          </table:table-cell>
          <table:table-cell table:formula="of:=[.AN47]/[.AE4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563636363636" calcext:value-type="float">
            <text:p>0,0563636363636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686" calcext:value-type="float">
            <text:p>686</text:p>
          </table:table-cell>
          <table:table-cell table:formula="of:=[.BA47]/[.AR4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563636363636" calcext:value-type="float">
            <text:p>0,0563636363636</text:p>
          </table:table-cell>
          <table:table-cell table:formula="of:=[.BD47]-[.BH47]" office:value-type="float" office:value="0" calcext:value-type="float">
            <text:p>0</text:p>
          </table:table-cell>
          <table:table-cell table:formula="of:=[.BL47]/[.BD47]" office:value-type="float" office:value="0" calcext:value-type="float">
            <text:p>0</text:p>
          </table:table-cell>
          <table:table-cell table:formula="of:=[.BE47]-[.BI47]" office:value-type="float" office:value="686" calcext:value-type="float">
            <text:p>686</text:p>
          </table:table-cell>
          <table:table-cell table:formula="of:=[.BN47]/[.BE4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563636363636" calcext:value-type="float">
            <text:p>0,0563636363636</text:p>
          </table:table-cell>
          <table:table-cell table:formula="of:=[.BQ47]-[.BU47]" office:value-type="float" office:value="0" calcext:value-type="float">
            <text:p>0</text:p>
          </table:table-cell>
          <table:table-cell table:formula="of:=[.BY47]/[.BQ47]" office:value-type="float" office:value="0" calcext:value-type="float">
            <text:p>0</text:p>
          </table:table-cell>
          <table:table-cell table:formula="of:=[.BR47]-[.BV47]" office:value-type="float" office:value="686" calcext:value-type="float">
            <text:p>686</text:p>
          </table:table-cell>
          <table:table-cell table:formula="of:=[.CA47]/[.BR47]" office:value-type="float" office:value="0.686" calcext:value-type="float">
            <text:p>0,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5.58" calcext:value-type="float">
            <text:p>5,58</text:p>
          </table:table-cell>
          <table:table-cell office:value-type="float" office:value="0.0563636363636" calcext:value-type="float">
            <text:p>0,0563636363636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721" calcext:value-type="float">
            <text:p>721</text:p>
          </table:table-cell>
          <table:table-cell table:formula="of:=[.CN47]/[.CE47]" office:value-type="float" office:value="0.721" calcext:value-type="float">
            <text:p>0,721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10404040404" calcext:value-type="float">
            <text:p>0,10404040404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372" calcext:value-type="float">
            <text:p>372</text:p>
          </table:table-cell>
          <table:table-cell table:formula="of:=[.AN48]/[.AE48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10404040404" calcext:value-type="float">
            <text:p>0,10404040404</text:p>
          </table:table-cell>
          <table:table-cell table:formula="of:=[.AQ48]-[.AU48]" office:value-type="float" office:value="0" calcext:value-type="float">
            <text:p>0</text:p>
          </table:table-cell>
          <table:table-cell table:formula="of:=[.AY48]/[.AQ48]" office:value-type="float" office:value="0" calcext:value-type="float">
            <text:p>0</text:p>
          </table:table-cell>
          <table:table-cell table:formula="of:=[.AR48]-[.AV48]" office:value-type="float" office:value="372" calcext:value-type="float">
            <text:p>372</text:p>
          </table:table-cell>
          <table:table-cell table:formula="of:=[.BA48]/[.AR48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10404040404" calcext:value-type="float">
            <text:p>0,10404040404</text:p>
          </table:table-cell>
          <table:table-cell table:formula="of:=[.BD48]-[.BH48]" office:value-type="float" office:value="0" calcext:value-type="float">
            <text:p>0</text:p>
          </table:table-cell>
          <table:table-cell table:formula="of:=[.BL48]/[.BD48]" office:value-type="float" office:value="0" calcext:value-type="float">
            <text:p>0</text:p>
          </table:table-cell>
          <table:table-cell table:formula="of:=[.BE48]-[.BI48]" office:value-type="float" office:value="372" calcext:value-type="float">
            <text:p>372</text:p>
          </table:table-cell>
          <table:table-cell table:formula="of:=[.BN48]/[.BE48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10404040404" calcext:value-type="float">
            <text:p>0,10404040404</text:p>
          </table:table-cell>
          <table:table-cell table:formula="of:=[.BQ48]-[.BU48]" office:value-type="float" office:value="0" calcext:value-type="float">
            <text:p>0</text:p>
          </table:table-cell>
          <table:table-cell table:formula="of:=[.BY48]/[.BQ48]" office:value-type="float" office:value="0" calcext:value-type="float">
            <text:p>0</text:p>
          </table:table-cell>
          <table:table-cell table:formula="of:=[.BR48]-[.BV48]" office:value-type="float" office:value="372" calcext:value-type="float">
            <text:p>372</text:p>
          </table:table-cell>
          <table:table-cell table:formula="of:=[.CA48]/[.BR48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office:value-type="float" office:value="10.3" calcext:value-type="float">
            <text:p>10,3</text:p>
          </table:table-cell>
          <table:table-cell office:value-type="float" office:value="0.10404040404" calcext:value-type="float">
            <text:p>0,10404040404</text:p>
          </table:table-cell>
          <table:table-cell table:formula="of:=[.CD48]-[.CH48]" office:value-type="float" office:value="0" calcext:value-type="float">
            <text:p>0</text:p>
          </table:table-cell>
          <table:table-cell table:formula="of:=[.CL48]/[.CD48]" office:value-type="float" office:value="0" calcext:value-type="float">
            <text:p>0</text:p>
          </table:table-cell>
          <table:table-cell table:formula="of:=[.CE48]-[.CI48]" office:value-type="float" office:value="485" calcext:value-type="float">
            <text:p>485</text:p>
          </table:table-cell>
          <table:table-cell table:formula="of:=[.CN48]/[.CE48]" office:value-type="float" office:value="0.485" calcext:value-type="float">
            <text:p>0,485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181" calcext:value-type="float">
            <text:p>181</text:p>
          </table:table-cell>
          <table:table-cell office:value-type="float" office:value="3.85106382979" calcext:value-type="float">
            <text:p>3,85106382979</text:p>
          </table:table-cell>
          <table:table-cell office:value-type="float" office:value="0.0420202020202" calcext:value-type="float">
            <text:p>0,0420202020202</text:p>
          </table:table-cell>
          <table:table-cell table:formula="of:=[.AD49]-[.AH49]" office:value-type="float" office:value="6" calcext:value-type="float">
            <text:p>6</text:p>
          </table:table-cell>
          <table:table-cell table:formula="of:=[.AL49]/[.AD49]" office:value-type="float" office:value="0.06" calcext:value-type="float">
            <text:p>0,06</text:p>
          </table:table-cell>
          <table:table-cell table:formula="of:=[.AE49]-[.AI49]" office:value-type="float" office:value="819" calcext:value-type="float">
            <text:p>819</text:p>
          </table:table-cell>
          <table:table-cell table:formula="of:=[.AN49]/[.AE49]" office:value-type="float" office:value="0.819" calcext:value-type="float">
            <text:p>0,8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181" calcext:value-type="float">
            <text:p>181</text:p>
          </table:table-cell>
          <table:table-cell office:value-type="float" office:value="3.85106382979" calcext:value-type="float">
            <text:p>3,85106382979</text:p>
          </table:table-cell>
          <table:table-cell office:value-type="float" office:value="0.0420202020202" calcext:value-type="float">
            <text:p>0,0420202020202</text:p>
          </table:table-cell>
          <table:table-cell table:formula="of:=[.AQ49]-[.AU49]" office:value-type="float" office:value="6" calcext:value-type="float">
            <text:p>6</text:p>
          </table:table-cell>
          <table:table-cell table:formula="of:=[.AY49]/[.AQ49]" office:value-type="float" office:value="0.06" calcext:value-type="float">
            <text:p>0,06</text:p>
          </table:table-cell>
          <table:table-cell table:formula="of:=[.AR49]-[.AV49]" office:value-type="float" office:value="819" calcext:value-type="float">
            <text:p>819</text:p>
          </table:table-cell>
          <table:table-cell table:formula="of:=[.BA49]/[.AR49]" office:value-type="float" office:value="0.819" calcext:value-type="float">
            <text:p>0,8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02" calcext:value-type="float">
            <text:p>202</text:p>
          </table:table-cell>
          <table:table-cell office:value-type="float" office:value="4.08080808081" calcext:value-type="float">
            <text:p>4,08080808081</text:p>
          </table:table-cell>
          <table:table-cell office:value-type="float" office:value="0.0420202020202" calcext:value-type="float">
            <text:p>0,0420202020202</text:p>
          </table:table-cell>
          <table:table-cell table:formula="of:=[.BD49]-[.BH49]" office:value-type="float" office:value="1" calcext:value-type="float">
            <text:p>1</text:p>
          </table:table-cell>
          <table:table-cell table:formula="of:=[.BL49]/[.BD49]" office:value-type="float" office:value="0.01" calcext:value-type="float">
            <text:p>0,01</text:p>
          </table:table-cell>
          <table:table-cell table:formula="of:=[.BE49]-[.BI49]" office:value-type="float" office:value="798" calcext:value-type="float">
            <text:p>798</text:p>
          </table:table-cell>
          <table:table-cell table:formula="of:=[.BN49]/[.BE49]" office:value-type="float" office:value="0.798" calcext:value-type="float">
            <text:p>0,7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420202020202" calcext:value-type="float">
            <text:p>0,0420202020202</text:p>
          </table:table-cell>
          <table:table-cell table:formula="of:=[.BQ49]-[.BU49]" office:value-type="float" office:value="0" calcext:value-type="float">
            <text:p>0</text:p>
          </table:table-cell>
          <table:table-cell table:formula="of:=[.BY49]/[.BQ49]" office:value-type="float" office:value="0" calcext:value-type="float">
            <text:p>0</text:p>
          </table:table-cell>
          <table:table-cell table:formula="of:=[.BR49]-[.BV49]" office:value-type="float" office:value="792" calcext:value-type="float">
            <text:p>792</text:p>
          </table:table-cell>
          <table:table-cell table:formula="of:=[.CA49]/[.BR49]" office:value-type="float" office:value="0.792" calcext:value-type="float">
            <text:p>0,7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4.16" calcext:value-type="float">
            <text:p>4,16</text:p>
          </table:table-cell>
          <table:table-cell office:value-type="float" office:value="0.0420202020202" calcext:value-type="float">
            <text:p>0,0420202020202</text:p>
          </table:table-cell>
          <table:table-cell table:formula="of:=[.CD49]-[.CH49]" office:value-type="float" office:value="0" calcext:value-type="float">
            <text:p>0</text:p>
          </table:table-cell>
          <table:table-cell table:formula="of:=[.CL49]/[.CD49]" office:value-type="float" office:value="0" calcext:value-type="float">
            <text:p>0</text:p>
          </table:table-cell>
          <table:table-cell table:formula="of:=[.CE49]-[.CI49]" office:value-type="float" office:value="792" calcext:value-type="float">
            <text:p>792</text:p>
          </table:table-cell>
          <table:table-cell table:formula="of:=[.CN49]/[.CE49]" office:value-type="float" office:value="0.792" calcext:value-type="float">
            <text:p>0,792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288" calcext:value-type="float">
            <text:p>288</text:p>
          </table:table-cell>
          <table:table-cell office:value-type="float" office:value="6.26086956522" calcext:value-type="float">
            <text:p>6,26086956522</text:p>
          </table:table-cell>
          <table:table-cell office:value-type="float" office:value="0.0582706766917" calcext:value-type="float">
            <text:p>0,0582706766917</text:p>
          </table:table-cell>
          <table:table-cell table:formula="of:=[.AD50]-[.AH50]" office:value-type="float" office:value="8" calcext:value-type="float">
            <text:p>8</text:p>
          </table:table-cell>
          <table:table-cell table:formula="of:=[.AL50]/[.AD50]" office:value-type="float" office:value="0.08" calcext:value-type="float">
            <text:p>0,08</text:p>
          </table:table-cell>
          <table:table-cell table:formula="of:=[.AE50]-[.AI50]" office:value-type="float" office:value="712" calcext:value-type="float">
            <text:p>712</text:p>
          </table:table-cell>
          <table:table-cell table:formula="of:=[.AN50]/[.AE50]" office:value-type="float" office:value="0.712" calcext:value-type="float">
            <text:p>0,7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3.26315789474" calcext:value-type="float">
            <text:p>3,26315789474</text:p>
          </table:table-cell>
          <table:table-cell office:value-type="float" office:value="0.0582706766917" calcext:value-type="float">
            <text:p>0,0582706766917</text:p>
          </table:table-cell>
          <table:table-cell table:formula="of:=[.AQ50]-[.AU50]" office:value-type="float" office:value="43" calcext:value-type="float">
            <text:p>43</text:p>
          </table:table-cell>
          <table:table-cell table:formula="of:=[.AY50]/[.AQ50]" office:value-type="float" office:value="0.43" calcext:value-type="float">
            <text:p>0,43</text:p>
          </table:table-cell>
          <table:table-cell table:formula="of:=[.AR50]-[.AV50]" office:value-type="float" office:value="907" calcext:value-type="float">
            <text:p>907</text:p>
          </table:table-cell>
          <table:table-cell table:formula="of:=[.BA50]/[.AR50]" office:value-type="float" office:value="0.907" calcext:value-type="float">
            <text:p>0,9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3.26315789474" calcext:value-type="float">
            <text:p>3,26315789474</text:p>
          </table:table-cell>
          <table:table-cell office:value-type="float" office:value="0.0582706766917" calcext:value-type="float">
            <text:p>0,0582706766917</text:p>
          </table:table-cell>
          <table:table-cell table:formula="of:=[.BD50]-[.BH50]" office:value-type="float" office:value="43" calcext:value-type="float">
            <text:p>43</text:p>
          </table:table-cell>
          <table:table-cell table:formula="of:=[.BL50]/[.BD50]" office:value-type="float" office:value="0.43" calcext:value-type="float">
            <text:p>0,43</text:p>
          </table:table-cell>
          <table:table-cell table:formula="of:=[.BE50]-[.BI50]" office:value-type="float" office:value="907" calcext:value-type="float">
            <text:p>907</text:p>
          </table:table-cell>
          <table:table-cell table:formula="of:=[.BN50]/[.BE50]" office:value-type="float" office:value="0.907" calcext:value-type="float">
            <text:p>0,9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3.26315789474" calcext:value-type="float">
            <text:p>3,26315789474</text:p>
          </table:table-cell>
          <table:table-cell office:value-type="float" office:value="0.0582706766917" calcext:value-type="float">
            <text:p>0,0582706766917</text:p>
          </table:table-cell>
          <table:table-cell table:formula="of:=[.BQ50]-[.BU50]" office:value-type="float" office:value="43" calcext:value-type="float">
            <text:p>43</text:p>
          </table:table-cell>
          <table:table-cell table:formula="of:=[.BY50]/[.BQ50]" office:value-type="float" office:value="0.43" calcext:value-type="float">
            <text:p>0,43</text:p>
          </table:table-cell>
          <table:table-cell table:formula="of:=[.BR50]-[.BV50]" office:value-type="float" office:value="907" calcext:value-type="float">
            <text:p>907</text:p>
          </table:table-cell>
          <table:table-cell table:formula="of:=[.CA50]/[.BR50]" office:value-type="float" office:value="0.907" calcext:value-type="float">
            <text:p>0,9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3.26315789474" calcext:value-type="float">
            <text:p>3,26315789474</text:p>
          </table:table-cell>
          <table:table-cell office:value-type="float" office:value="0.0582706766917" calcext:value-type="float">
            <text:p>0,0582706766917</text:p>
          </table:table-cell>
          <table:table-cell table:formula="of:=[.CD50]-[.CH50]" office:value-type="float" office:value="43" calcext:value-type="float">
            <text:p>43</text:p>
          </table:table-cell>
          <table:table-cell table:formula="of:=[.CL50]/[.CD50]" office:value-type="float" office:value="0.43" calcext:value-type="float">
            <text:p>0,43</text:p>
          </table:table-cell>
          <table:table-cell table:formula="of:=[.CE50]-[.CI50]" office:value-type="float" office:value="907" calcext:value-type="float">
            <text:p>907</text:p>
          </table:table-cell>
          <table:table-cell table:formula="of:=[.CN50]/[.CE50]" office:value-type="float" office:value="0.907" calcext:value-type="float">
            <text:p>0,907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373" calcext:value-type="float">
            <text:p>373</text:p>
          </table:table-cell>
          <table:table-cell office:value-type="float" office:value="7.69072164948" calcext:value-type="float">
            <text:p>7,69072164948</text:p>
          </table:table-cell>
          <table:table-cell office:value-type="float" office:value="0.0286738351254" calcext:value-type="float">
            <text:p>0,0286738351254</text:p>
          </table:table-cell>
          <table:table-cell table:formula="of:=[.AD51]-[.AH51]" office:value-type="float" office:value="3" calcext:value-type="float">
            <text:p>3</text:p>
          </table:table-cell>
          <table:table-cell table:formula="of:=[.AL51]/[.AD51]" office:value-type="float" office:value="0.03" calcext:value-type="float">
            <text:p>0,03</text:p>
          </table:table-cell>
          <table:table-cell table:formula="of:=[.AE51]-[.AI51]" office:value-type="float" office:value="627" calcext:value-type="float">
            <text:p>627</text:p>
          </table:table-cell>
          <table:table-cell table:formula="of:=[.AN51]/[.AE51]" office:value-type="float" office:value="0.627" calcext:value-type="float">
            <text:p>0,6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373" calcext:value-type="float">
            <text:p>373</text:p>
          </table:table-cell>
          <table:table-cell office:value-type="float" office:value="7.69072164948" calcext:value-type="float">
            <text:p>7,69072164948</text:p>
          </table:table-cell>
          <table:table-cell office:value-type="float" office:value="0.0286738351254" calcext:value-type="float">
            <text:p>0,0286738351254</text:p>
          </table:table-cell>
          <table:table-cell table:formula="of:=[.AQ51]-[.AU51]" office:value-type="float" office:value="3" calcext:value-type="float">
            <text:p>3</text:p>
          </table:table-cell>
          <table:table-cell table:formula="of:=[.AY51]/[.AQ51]" office:value-type="float" office:value="0.03" calcext:value-type="float">
            <text:p>0,03</text:p>
          </table:table-cell>
          <table:table-cell table:formula="of:=[.AR51]-[.AV51]" office:value-type="float" office:value="627" calcext:value-type="float">
            <text:p>627</text:p>
          </table:table-cell>
          <table:table-cell table:formula="of:=[.BA51]/[.AR51]" office:value-type="float" office:value="0.627" calcext:value-type="float">
            <text:p>0,6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260" calcext:value-type="float">
            <text:p>260</text:p>
          </table:table-cell>
          <table:table-cell office:value-type="float" office:value="5.30612244898" calcext:value-type="float">
            <text:p>5,30612244898</text:p>
          </table:table-cell>
          <table:table-cell office:value-type="float" office:value="0.0286738351254" calcext:value-type="float">
            <text:p>0,0286738351254</text:p>
          </table:table-cell>
          <table:table-cell table:formula="of:=[.BD51]-[.BH51]" office:value-type="float" office:value="2" calcext:value-type="float">
            <text:p>2</text:p>
          </table:table-cell>
          <table:table-cell table:formula="of:=[.BL51]/[.BD51]" office:value-type="float" office:value="0.02" calcext:value-type="float">
            <text:p>0,02</text:p>
          </table:table-cell>
          <table:table-cell table:formula="of:=[.BE51]-[.BI51]" office:value-type="float" office:value="740" calcext:value-type="float">
            <text:p>740</text:p>
          </table:table-cell>
          <table:table-cell table:formula="of:=[.BN51]/[.BE51]" office:value-type="float" office:value="0.74" calcext:value-type="float">
            <text:p>0,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.77777777778" calcext:value-type="float">
            <text:p>1,77777777778</text:p>
          </table:table-cell>
          <table:table-cell office:value-type="float" office:value="0.0286738351254" calcext:value-type="float">
            <text:p>0,0286738351254</text:p>
          </table:table-cell>
          <table:table-cell table:formula="of:=[.BQ51]-[.BU51]" office:value-type="float" office:value="37" calcext:value-type="float">
            <text:p>37</text:p>
          </table:table-cell>
          <table:table-cell table:formula="of:=[.BY51]/[.BQ51]" office:value-type="float" office:value="0.37" calcext:value-type="float">
            <text:p>0,37</text:p>
          </table:table-cell>
          <table:table-cell table:formula="of:=[.BR51]-[.BV51]" office:value-type="float" office:value="944" calcext:value-type="float">
            <text:p>944</text:p>
          </table:table-cell>
          <table:table-cell table:formula="of:=[.CA51]/[.BR51]" office:value-type="float" office:value="0.944" calcext:value-type="float">
            <text:p>0,9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.77777777778" calcext:value-type="float">
            <text:p>1,77777777778</text:p>
          </table:table-cell>
          <table:table-cell office:value-type="float" office:value="0.0286738351254" calcext:value-type="float">
            <text:p>0,0286738351254</text:p>
          </table:table-cell>
          <table:table-cell table:formula="of:=[.CD51]-[.CH51]" office:value-type="float" office:value="37" calcext:value-type="float">
            <text:p>37</text:p>
          </table:table-cell>
          <table:table-cell table:formula="of:=[.CL51]/[.CD51]" office:value-type="float" office:value="0.37" calcext:value-type="float">
            <text:p>0,37</text:p>
          </table:table-cell>
          <table:table-cell table:formula="of:=[.CE51]-[.CI51]" office:value-type="float" office:value="944" calcext:value-type="float">
            <text:p>944</text:p>
          </table:table-cell>
          <table:table-cell table:formula="of:=[.CN51]/[.CE51]" office:value-type="float" office:value="0.944" calcext:value-type="float">
            <text:p>0,944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9.5020643825381" calcext:value-type="float">
            <text:p>9,5020643825381</text:p>
          </table:table-cell>
          <table:table-cell office:value-type="float" office:value="5.397696159453" calcext:value-type="float">
            <text:p>5,397696159453</text:p>
          </table:table-cell>
          <table:table-cell office:value-type="float" office:value="0.5397696159453" calcext:value-type="float">
            <text:p>0,5397696159453</text:p>
          </table:table-cell>
          <table:table-cell office:value-type="float" office:value="100" calcext:value-type="float">
            <text:p>100</text:p>
          </table:table-cell>
          <table:table-cell office:value-type="float" office:value="8.6058359792094" calcext:value-type="float">
            <text:p>8,6058359792094</text:p>
          </table:table-cell>
          <table:table-cell office:value-type="float" office:value="10.3982927858668" calcext:value-type="float">
            <text:p>10,3982927858668</text:p>
          </table:table-cell>
          <table:table-cell office:value-type="float" office:value="8.4310441672546" calcext:value-type="float">
            <text:p>8,4310441672546</text:p>
          </table:table-cell>
          <table:table-cell office:value-type="float" office:value="10.5730845978216" calcext:value-type="float">
            <text:p>10,5730845978216</text:p>
          </table:table-cell>
          <table:table-cell office:value-type="float" office:value="8.0844097545566" calcext:value-type="float">
            <text:p>8,0844097545566</text:p>
          </table:table-cell>
          <table:table-cell office:value-type="float" office:value="10.9197190105196" calcext:value-type="float">
            <text:p>10,9197190105196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8.71373737374" calcext:value-type="float">
            <text:p>8,71373737374</text:p>
          </table:table-cell>
          <table:table-cell office:value-type="float" office:value="19.82" calcext:value-type="float">
            <text:p>19,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0254303599374" calcext:value-type="float">
            <text:p>0,0254303599374</text:p>
          </table:table-cell>
          <table:table-cell table:formula="of:=[.AD52]-[.AH52]" office:value-type="float" office:value="0" calcext:value-type="float">
            <text:p>0</text:p>
          </table:table-cell>
          <table:table-cell table:formula="of:=[.AL52]/[.AD52]" office:value-type="float" office:value="0" calcext:value-type="float">
            <text:p>0</text:p>
          </table:table-cell>
          <table:table-cell table:formula="of:=[.AE52]-[.AI52]" office:value-type="float" office:value="372" calcext:value-type="float">
            <text:p>372</text:p>
          </table:table-cell>
          <table:table-cell table:formula="of:=[.AN52]/[.AE52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2.56" calcext:value-type="float">
            <text:p>12,56</text:p>
          </table:table-cell>
          <table:table-cell office:value-type="float" office:value="0.0254303599374" calcext:value-type="float">
            <text:p>0,0254303599374</text:p>
          </table:table-cell>
          <table:table-cell table:formula="of:=[.AQ52]-[.AU52]" office:value-type="float" office:value="0" calcext:value-type="float">
            <text:p>0</text:p>
          </table:table-cell>
          <table:table-cell table:formula="of:=[.AY52]/[.AQ52]" office:value-type="float" office:value="0" calcext:value-type="float">
            <text:p>0</text:p>
          </table:table-cell>
          <table:table-cell table:formula="of:=[.AR52]-[.AV52]" office:value-type="float" office:value="372" calcext:value-type="float">
            <text:p>372</text:p>
          </table:table-cell>
          <table:table-cell table:formula="of:=[.BA52]/[.AR52]" office:value-type="float" office:value="0.372" calcext:value-type="float">
            <text:p>0,3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D52]-[.BH52]" office:value-type="float" office:value="28" calcext:value-type="float">
            <text:p>28</text:p>
          </table:table-cell>
          <table:table-cell table:formula="of:=[.BL52]/[.BD52]" office:value-type="float" office:value="0.28" calcext:value-type="float">
            <text:p>0,28</text:p>
          </table:table-cell>
          <table:table-cell table:formula="of:=[.BE52]-[.BI52]" office:value-type="float" office:value="935" calcext:value-type="float">
            <text:p>935</text:p>
          </table:table-cell>
          <table:table-cell table:formula="of:=[.BN52]/[.BE52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52]-[.BU52]" office:value-type="float" office:value="28" calcext:value-type="float">
            <text:p>28</text:p>
          </table:table-cell>
          <table:table-cell table:formula="of:=[.BY52]/[.BQ52]" office:value-type="float" office:value="0.28" calcext:value-type="float">
            <text:p>0,28</text:p>
          </table:table-cell>
          <table:table-cell table:formula="of:=[.BR52]-[.BV52]" office:value-type="float" office:value="935" calcext:value-type="float">
            <text:p>935</text:p>
          </table:table-cell>
          <table:table-cell table:formula="of:=[.CA52]/[.BR52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52]-[.CH52]" office:value-type="float" office:value="28" calcext:value-type="float">
            <text:p>28</text:p>
          </table:table-cell>
          <table:table-cell table:formula="of:=[.CL52]/[.CD52]" office:value-type="float" office:value="0.28" calcext:value-type="float">
            <text:p>0,28</text:p>
          </table:table-cell>
          <table:table-cell table:formula="of:=[.CE52]-[.CI52]" office:value-type="float" office:value="935" calcext:value-type="float">
            <text:p>935</text:p>
          </table:table-cell>
          <table:table-cell table:formula="of:=[.CN52]/[.CE52]" office:value-type="float" office:value="0.935" calcext:value-type="float">
            <text:p>0,935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6.5614168477836" calcext:value-type="float">
            <text:p>6,5614168477836</text:p>
          </table:table-cell>
          <table:table-cell office:value-type="float" office:value="4.0877464291931" calcext:value-type="float">
            <text:p>4,0877464291931</text:p>
          </table:table-cell>
          <table:table-cell office:value-type="float" office:value="0.4087746429193" calcext:value-type="float">
            <text:p>0,4087746429193</text:p>
          </table:table-cell>
          <table:table-cell office:value-type="float" office:value="100" calcext:value-type="float">
            <text:p>100</text:p>
          </table:table-cell>
          <table:table-cell office:value-type="float" office:value="5.8826912679763" calcext:value-type="float">
            <text:p>5,8826912679763</text:p>
          </table:table-cell>
          <table:table-cell office:value-type="float" office:value="7.2401424275909" calcext:value-type="float">
            <text:p>7,2401424275909</text:p>
          </table:table-cell>
          <table:table-cell office:value-type="float" office:value="5.7503191254801" calcext:value-type="float">
            <text:p>5,7503191254801</text:p>
          </table:table-cell>
          <table:table-cell office:value-type="float" office:value="7.3725145700871" calcext:value-type="float">
            <text:p>7,3725145700871</text:p>
          </table:table-cell>
          <table:table-cell office:value-type="float" office:value="5.4878083170011" calcext:value-type="float">
            <text:p>5,4878083170011</text:p>
          </table:table-cell>
          <table:table-cell office:value-type="float" office:value="7.6350253785661" calcext:value-type="float">
            <text:p>7,6350253785661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5.8556701031" calcext:value-type="float">
            <text:p>5,8556701031</text:p>
          </table:table-cell>
          <table:table-cell office:value-type="float" office:value="16.62" calcext:value-type="float">
            <text:p>16,6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64" calcext:value-type="float">
            <text:p>564</text:p>
          </table:table-cell>
          <table:table-cell office:value-type="float" office:value="11.28" calcext:value-type="float">
            <text:p>11,28</text:p>
          </table:table-cell>
          <table:table-cell office:value-type="float" office:value="0.0306830907055" calcext:value-type="float">
            <text:p>0,0306830907055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436" calcext:value-type="float">
            <text:p>436</text:p>
          </table:table-cell>
          <table:table-cell table:formula="of:=[.AN53]/[.AE53]" office:value-type="float" office:value="0.436" calcext:value-type="float">
            <text:p>0,4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2.88421052632" calcext:value-type="float">
            <text:p>2,88421052632</text:p>
          </table:table-cell>
          <table:table-cell office:value-type="float" office:value="0.0306830907055" calcext:value-type="float">
            <text:p>0,0306830907055</text:p>
          </table:table-cell>
          <table:table-cell table:formula="of:=[.AQ53]-[.AU53]" office:value-type="float" office:value="5" calcext:value-type="float">
            <text:p>5</text:p>
          </table:table-cell>
          <table:table-cell table:formula="of:=[.AY53]/[.AQ53]" office:value-type="float" office:value="0.05" calcext:value-type="float">
            <text:p>0,05</text:p>
          </table:table-cell>
          <table:table-cell table:formula="of:=[.AR53]-[.AV53]" office:value-type="float" office:value="863" calcext:value-type="float">
            <text:p>863</text:p>
          </table:table-cell>
          <table:table-cell table:formula="of:=[.BA53]/[.AR53]" office:value-type="float" office:value="0.863" calcext:value-type="float">
            <text:p>0,8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2.88421052632" calcext:value-type="float">
            <text:p>2,88421052632</text:p>
          </table:table-cell>
          <table:table-cell office:value-type="float" office:value="0.0306830907055" calcext:value-type="float">
            <text:p>0,0306830907055</text:p>
          </table:table-cell>
          <table:table-cell table:formula="of:=[.BD53]-[.BH53]" office:value-type="float" office:value="5" calcext:value-type="float">
            <text:p>5</text:p>
          </table:table-cell>
          <table:table-cell table:formula="of:=[.BL53]/[.BD53]" office:value-type="float" office:value="0.05" calcext:value-type="float">
            <text:p>0,05</text:p>
          </table:table-cell>
          <table:table-cell table:formula="of:=[.BE53]-[.BI53]" office:value-type="float" office:value="863" calcext:value-type="float">
            <text:p>863</text:p>
          </table:table-cell>
          <table:table-cell table:formula="of:=[.BN53]/[.BE53]" office:value-type="float" office:value="0.863" calcext:value-type="float">
            <text:p>0,8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2.88421052632" calcext:value-type="float">
            <text:p>2,88421052632</text:p>
          </table:table-cell>
          <table:table-cell office:value-type="float" office:value="0.0306830907055" calcext:value-type="float">
            <text:p>0,0306830907055</text:p>
          </table:table-cell>
          <table:table-cell table:formula="of:=[.BQ53]-[.BU53]" office:value-type="float" office:value="5" calcext:value-type="float">
            <text:p>5</text:p>
          </table:table-cell>
          <table:table-cell table:formula="of:=[.BY53]/[.BQ53]" office:value-type="float" office:value="0.05" calcext:value-type="float">
            <text:p>0,05</text:p>
          </table:table-cell>
          <table:table-cell table:formula="of:=[.BR53]-[.BV53]" office:value-type="float" office:value="863" calcext:value-type="float">
            <text:p>863</text:p>
          </table:table-cell>
          <table:table-cell table:formula="of:=[.CA53]/[.BR53]" office:value-type="float" office:value="0.863" calcext:value-type="float">
            <text:p>0,8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2.88421052632" calcext:value-type="float">
            <text:p>2,88421052632</text:p>
          </table:table-cell>
          <table:table-cell office:value-type="float" office:value="0.0306830907055" calcext:value-type="float">
            <text:p>0,0306830907055</text:p>
          </table:table-cell>
          <table:table-cell table:formula="of:=[.CD53]-[.CH53]" office:value-type="float" office:value="5" calcext:value-type="float">
            <text:p>5</text:p>
          </table:table-cell>
          <table:table-cell table:formula="of:=[.CL53]/[.CD53]" office:value-type="float" office:value="0.05" calcext:value-type="float">
            <text:p>0,05</text:p>
          </table:table-cell>
          <table:table-cell table:formula="of:=[.CE53]-[.CI53]" office:value-type="float" office:value="863" calcext:value-type="float">
            <text:p>863</text:p>
          </table:table-cell>
          <table:table-cell table:formula="of:=[.CN53]/[.CE53]" office:value-type="float" office:value="0.863" calcext:value-type="float">
            <text:p>0,863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4.9788529156582" calcext:value-type="float">
            <text:p>4,9788529156582</text:p>
          </table:table-cell>
          <table:table-cell office:value-type="float" office:value="3.2872780889657" calcext:value-type="float">
            <text:p>3,2872780889657</text:p>
          </table:table-cell>
          <table:table-cell office:value-type="float" office:value="0.3287278088966" calcext:value-type="float">
            <text:p>0,3287278088966</text:p>
          </table:table-cell>
          <table:table-cell office:value-type="float" office:value="100" calcext:value-type="float">
            <text:p>100</text:p>
          </table:table-cell>
          <table:table-cell office:value-type="float" office:value="4.4330363476375" calcext:value-type="float">
            <text:p>4,4330363476375</text:p>
          </table:table-cell>
          <table:table-cell office:value-type="float" office:value="5.5246694836789" calcext:value-type="float">
            <text:p>5,5246694836789</text:p>
          </table:table-cell>
          <table:table-cell office:value-type="float" office:value="4.3265855070204" calcext:value-type="float">
            <text:p>4,3265855070204</text:p>
          </table:table-cell>
          <table:table-cell office:value-type="float" office:value="5.631120324296" calcext:value-type="float">
            <text:p>5,631120324296</text:p>
          </table:table-cell>
          <table:table-cell office:value-type="float" office:value="4.1154799397409" calcext:value-type="float">
            <text:p>4,1154799397409</text:p>
          </table:table-cell>
          <table:table-cell office:value-type="float" office:value="5.8422258915755" calcext:value-type="float">
            <text:p>5,8422258915755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4.24404761905" calcext:value-type="float">
            <text:p>4,24404761905</text:p>
          </table:table-cell>
          <table:table-cell office:value-type="float" office:value="16.62" calcext:value-type="float">
            <text:p>16,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33" calcext:value-type="float">
            <text:p>433</text:p>
          </table:table-cell>
          <table:table-cell office:value-type="float" office:value="8.74747474747" calcext:value-type="float">
            <text:p>8,74747474747</text:p>
          </table:table-cell>
          <table:table-cell office:value-type="float" office:value="0.0583384869099" calcext:value-type="float">
            <text:p>0,0583384869099</text:p>
          </table:table-cell>
          <table:table-cell table:formula="of:=[.AD54]-[.AH54]" office:value-type="float" office:value="1" calcext:value-type="float">
            <text:p>1</text:p>
          </table:table-cell>
          <table:table-cell table:formula="of:=[.AL54]/[.AD54]" office:value-type="float" office:value="0.01" calcext:value-type="float">
            <text:p>0,01</text:p>
          </table:table-cell>
          <table:table-cell table:formula="of:=[.AE54]-[.AI54]" office:value-type="float" office:value="567" calcext:value-type="float">
            <text:p>567</text:p>
          </table:table-cell>
          <table:table-cell table:formula="of:=[.AN54]/[.AE54]" office:value-type="float" office:value="0.567" calcext:value-type="float">
            <text:p>0,5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62" calcext:value-type="float">
            <text:p>262</text:p>
          </table:table-cell>
          <table:table-cell office:value-type="float" office:value="5.40206185567" calcext:value-type="float">
            <text:p>5,40206185567</text:p>
          </table:table-cell>
          <table:table-cell office:value-type="float" office:value="0.0583384869099" calcext:value-type="float">
            <text:p>0,0583384869099</text:p>
          </table:table-cell>
          <table:table-cell table:formula="of:=[.AQ54]-[.AU54]" office:value-type="float" office:value="3" calcext:value-type="float">
            <text:p>3</text:p>
          </table:table-cell>
          <table:table-cell table:formula="of:=[.AY54]/[.AQ54]" office:value-type="float" office:value="0.03" calcext:value-type="float">
            <text:p>0,03</text:p>
          </table:table-cell>
          <table:table-cell table:formula="of:=[.AR54]-[.AV54]" office:value-type="float" office:value="738" calcext:value-type="float">
            <text:p>738</text:p>
          </table:table-cell>
          <table:table-cell table:formula="of:=[.BA54]/[.AR54]" office:value-type="float" office:value="0.738" calcext:value-type="float">
            <text:p>0,7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  <table:table-cell office:value-type="float" office:value="5.65656565657" calcext:value-type="float">
            <text:p>5,65656565657</text:p>
          </table:table-cell>
          <table:table-cell office:value-type="float" office:value="0.0583384869099" calcext:value-type="float">
            <text:p>0,0583384869099</text:p>
          </table:table-cell>
          <table:table-cell table:formula="of:=[.BD54]-[.BH54]" office:value-type="float" office:value="1" calcext:value-type="float">
            <text:p>1</text:p>
          </table:table-cell>
          <table:table-cell table:formula="of:=[.BL54]/[.BD54]" office:value-type="float" office:value="0.01" calcext:value-type="float">
            <text:p>0,01</text:p>
          </table:table-cell>
          <table:table-cell table:formula="of:=[.BE54]-[.BI54]" office:value-type="float" office:value="720" calcext:value-type="float">
            <text:p>720</text:p>
          </table:table-cell>
          <table:table-cell table:formula="of:=[.BN54]/[.BE54]" office:value-type="float" office:value="0.72" calcext:value-type="float">
            <text:p>0,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83" calcext:value-type="float">
            <text:p>283</text:p>
          </table:table-cell>
          <table:table-cell office:value-type="float" office:value="5.71717171717" calcext:value-type="float">
            <text:p>5,71717171717</text:p>
          </table:table-cell>
          <table:table-cell office:value-type="float" office:value="0.0583384869099" calcext:value-type="float">
            <text:p>0,0583384869099</text:p>
          </table:table-cell>
          <table:table-cell table:formula="of:=[.BQ54]-[.BU54]" office:value-type="float" office:value="1" calcext:value-type="float">
            <text:p>1</text:p>
          </table:table-cell>
          <table:table-cell table:formula="of:=[.BY54]/[.BQ54]" office:value-type="float" office:value="0.01" calcext:value-type="float">
            <text:p>0,01</text:p>
          </table:table-cell>
          <table:table-cell table:formula="of:=[.BR54]-[.BV54]" office:value-type="float" office:value="717" calcext:value-type="float">
            <text:p>717</text:p>
          </table:table-cell>
          <table:table-cell table:formula="of:=[.CA54]/[.BR54]" office:value-type="float" office:value="0.717" calcext:value-type="float">
            <text:p>0,7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83" calcext:value-type="float">
            <text:p>283</text:p>
          </table:table-cell>
          <table:table-cell office:value-type="float" office:value="5.71717171717" calcext:value-type="float">
            <text:p>5,71717171717</text:p>
          </table:table-cell>
          <table:table-cell office:value-type="float" office:value="0.0583384869099" calcext:value-type="float">
            <text:p>0,0583384869099</text:p>
          </table:table-cell>
          <table:table-cell table:formula="of:=[.CD54]-[.CH54]" office:value-type="float" office:value="1" calcext:value-type="float">
            <text:p>1</text:p>
          </table:table-cell>
          <table:table-cell table:formula="of:=[.CL54]/[.CD54]" office:value-type="float" office:value="0.01" calcext:value-type="float">
            <text:p>0,01</text:p>
          </table:table-cell>
          <table:table-cell table:formula="of:=[.CE54]-[.CI54]" office:value-type="float" office:value="717" calcext:value-type="float">
            <text:p>717</text:p>
          </table:table-cell>
          <table:table-cell table:formula="of:=[.CN54]/[.CE54]" office:value-type="float" office:value="0.717" calcext:value-type="float">
            <text:p>0,717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3.9814554041578" calcext:value-type="float">
            <text:p>3,9814554041578</text:p>
          </table:table-cell>
          <table:table-cell office:value-type="float" office:value="2.506246167721" calcext:value-type="float">
            <text:p>2,506246167721</text:p>
          </table:table-cell>
          <table:table-cell office:value-type="float" office:value="0.2506246167721" calcext:value-type="float">
            <text:p>0,2506246167721</text:p>
          </table:table-cell>
          <table:table-cell office:value-type="float" office:value="100" calcext:value-type="float">
            <text:p>100</text:p>
          </table:table-cell>
          <table:table-cell office:value-type="float" office:value="3.5653206431614" calcext:value-type="float">
            <text:p>3,5653206431614</text:p>
          </table:table-cell>
          <table:table-cell office:value-type="float" office:value="4.3975901651542" calcext:value-type="float">
            <text:p>4,3975901651542</text:p>
          </table:table-cell>
          <table:table-cell office:value-type="float" office:value="3.484161701287" calcext:value-type="float">
            <text:p>3,484161701287</text:p>
          </table:table-cell>
          <table:table-cell office:value-type="float" office:value="4.4787491070286" calcext:value-type="float">
            <text:p>4,4787491070286</text:p>
          </table:table-cell>
          <table:table-cell office:value-type="float" office:value="3.3232131886696" calcext:value-type="float">
            <text:p>3,3232131886696</text:p>
          </table:table-cell>
          <table:table-cell office:value-type="float" office:value="4.639697619646" calcext:value-type="float">
            <text:p>4,639697619646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3.26598754952" calcext:value-type="float">
            <text:p>3,26598754952</text:p>
          </table:table-cell>
          <table:table-cell office:value-type="float" office:value="12.56" calcext:value-type="float">
            <text:p>12,5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559" calcext:value-type="float">
            <text:p>559</text:p>
          </table:table-cell>
          <table:table-cell office:value-type="float" office:value="11.4081632653" calcext:value-type="float">
            <text:p>11,4081632653</text:p>
          </table:table-cell>
          <table:table-cell office:value-type="float" office:value="0.0692640692641" calcext:value-type="float">
            <text:p>0,0692640692641</text:p>
          </table:table-cell>
          <table:table-cell table:formula="of:=[.AD55]-[.AH55]" office:value-type="float" office:value="2" calcext:value-type="float">
            <text:p>2</text:p>
          </table:table-cell>
          <table:table-cell table:formula="of:=[.AL55]/[.AD55]" office:value-type="float" office:value="0.02" calcext:value-type="float">
            <text:p>0,02</text:p>
          </table:table-cell>
          <table:table-cell table:formula="of:=[.AE55]-[.AI55]" office:value-type="float" office:value="441" calcext:value-type="float">
            <text:p>441</text:p>
          </table:table-cell>
          <table:table-cell table:formula="of:=[.AN55]/[.AE55]" office:value-type="float" office:value="0.441" calcext:value-type="float">
            <text:p>0,4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692" calcext:value-type="float">
            <text:p>692</text:p>
          </table:table-cell>
          <table:table-cell office:value-type="float" office:value="14.1224489796" calcext:value-type="float">
            <text:p>14,1224489796</text:p>
          </table:table-cell>
          <table:table-cell office:value-type="float" office:value="0.0692640692641" calcext:value-type="float">
            <text:p>0,0692640692641</text:p>
          </table:table-cell>
          <table:table-cell table:formula="of:=[.AQ55]-[.AU55]" office:value-type="float" office:value="2" calcext:value-type="float">
            <text:p>2</text:p>
          </table:table-cell>
          <table:table-cell table:formula="of:=[.AY55]/[.AQ55]" office:value-type="float" office:value="0.02" calcext:value-type="float">
            <text:p>0,02</text:p>
          </table:table-cell>
          <table:table-cell table:formula="of:=[.AR55]-[.AV55]" office:value-type="float" office:value="308" calcext:value-type="float">
            <text:p>308</text:p>
          </table:table-cell>
          <table:table-cell table:formula="of:=[.BA55]/[.AR55]" office:value-type="float" office:value="0.308" calcext:value-type="float">
            <text:p>0,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45454545455" calcext:value-type="float">
            <text:p>1,45454545455</text:p>
          </table:table-cell>
          <table:table-cell office:value-type="float" office:value="0.0692640692641" calcext:value-type="float">
            <text:p>0,0692640692641</text:p>
          </table:table-cell>
          <table:table-cell table:formula="of:=[.BD55]-[.BH55]" office:value-type="float" office:value="78" calcext:value-type="float">
            <text:p>78</text:p>
          </table:table-cell>
          <table:table-cell table:formula="of:=[.BL55]/[.BD55]" office:value-type="float" office:value="0.78" calcext:value-type="float">
            <text:p>0,78</text:p>
          </table:table-cell>
          <table:table-cell table:formula="of:=[.BE55]-[.BI55]" office:value-type="float" office:value="984" calcext:value-type="float">
            <text:p>984</text:p>
          </table:table-cell>
          <table:table-cell table:formula="of:=[.BN55]/[.BE55]" office:value-type="float" office:value="0.984" calcext:value-type="float">
            <text:p>0,9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45454545455" calcext:value-type="float">
            <text:p>1,45454545455</text:p>
          </table:table-cell>
          <table:table-cell office:value-type="float" office:value="0.0692640692641" calcext:value-type="float">
            <text:p>0,0692640692641</text:p>
          </table:table-cell>
          <table:table-cell table:formula="of:=[.BQ55]-[.BU55]" office:value-type="float" office:value="78" calcext:value-type="float">
            <text:p>78</text:p>
          </table:table-cell>
          <table:table-cell table:formula="of:=[.BY55]/[.BQ55]" office:value-type="float" office:value="0.78" calcext:value-type="float">
            <text:p>0,78</text:p>
          </table:table-cell>
          <table:table-cell table:formula="of:=[.BR55]-[.BV55]" office:value-type="float" office:value="984" calcext:value-type="float">
            <text:p>984</text:p>
          </table:table-cell>
          <table:table-cell table:formula="of:=[.CA55]/[.BR55]" office:value-type="float" office:value="0.984" calcext:value-type="float">
            <text:p>0,9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45454545455" calcext:value-type="float">
            <text:p>1,45454545455</text:p>
          </table:table-cell>
          <table:table-cell office:value-type="float" office:value="0.0692640692641" calcext:value-type="float">
            <text:p>0,0692640692641</text:p>
          </table:table-cell>
          <table:table-cell table:formula="of:=[.CD55]-[.CH55]" office:value-type="float" office:value="78" calcext:value-type="float">
            <text:p>78</text:p>
          </table:table-cell>
          <table:table-cell table:formula="of:=[.CL55]/[.CD55]" office:value-type="float" office:value="0.78" calcext:value-type="float">
            <text:p>0,78</text:p>
          </table:table-cell>
          <table:table-cell table:formula="of:=[.CE55]-[.CI55]" office:value-type="float" office:value="984" calcext:value-type="float">
            <text:p>984</text:p>
          </table:table-cell>
          <table:table-cell table:formula="of:=[.CN55]/[.CE55]" office:value-type="float" office:value="0.984" calcext:value-type="float">
            <text:p>0,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3.5272627986392" calcext:value-type="float">
            <text:p>3,5272627986392</text:p>
          </table:table-cell>
          <table:table-cell office:value-type="float" office:value="2.325430914845" calcext:value-type="float">
            <text:p>2,325430914845</text:p>
          </table:table-cell>
          <table:table-cell office:value-type="float" office:value="0.2325430914845" calcext:value-type="float">
            <text:p>0,2325430914845</text:p>
          </table:table-cell>
          <table:table-cell office:value-type="float" office:value="100" calcext:value-type="float">
            <text:p>100</text:p>
          </table:table-cell>
          <table:table-cell office:value-type="float" office:value="3.1411504324934" calcext:value-type="float">
            <text:p>3,1411504324934</text:p>
          </table:table-cell>
          <table:table-cell office:value-type="float" office:value="3.913375164785" calcext:value-type="float">
            <text:p>3,913375164785</text:p>
          </table:table-cell>
          <table:table-cell office:value-type="float" office:value="3.0658467712323" calcext:value-type="float">
            <text:p>3,0658467712323</text:p>
          </table:table-cell>
          <table:table-cell office:value-type="float" office:value="3.9886788260461" calcext:value-type="float">
            <text:p>3,9886788260461</text:p>
          </table:table-cell>
          <table:table-cell office:value-type="float" office:value="2.9165100254013" calcext:value-type="float">
            <text:p>2,9165100254013</text:p>
          </table:table-cell>
          <table:table-cell office:value-type="float" office:value="4.1380155718771" calcext:value-type="float">
            <text:p>4,1380155718771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2.84816276951" calcext:value-type="float">
            <text:p>2,84816276951</text:p>
          </table:table-cell>
          <table:table-cell office:value-type="float" office:value="12.32" calcext:value-type="float">
            <text:p>12,3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4.38636363636" calcext:value-type="float">
            <text:p>4,38636363636</text:p>
          </table:table-cell>
          <table:table-cell office:value-type="float" office:value="0.0221653878943" calcext:value-type="float">
            <text:p>0,0221653878943</text:p>
          </table:table-cell>
          <table:table-cell table:formula="of:=[.AD56]-[.AH56]" office:value-type="float" office:value="12" calcext:value-type="float">
            <text:p>12</text:p>
          </table:table-cell>
          <table:table-cell table:formula="of:=[.AL56]/[.AD56]" office:value-type="float" office:value="0.12" calcext:value-type="float">
            <text:p>0,12</text:p>
          </table:table-cell>
          <table:table-cell table:formula="of:=[.AE56]-[.AI56]" office:value-type="float" office:value="807" calcext:value-type="float">
            <text:p>807</text:p>
          </table:table-cell>
          <table:table-cell table:formula="of:=[.AN56]/[.AE56]" office:value-type="float" office:value="0.807" calcext:value-type="float">
            <text:p>0,8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51" calcext:value-type="float">
            <text:p>251</text:p>
          </table:table-cell>
          <table:table-cell office:value-type="float" office:value="5.07070707071" calcext:value-type="float">
            <text:p>5,07070707071</text:p>
          </table:table-cell>
          <table:table-cell office:value-type="float" office:value="0.0221653878943" calcext:value-type="float">
            <text:p>0,0221653878943</text:p>
          </table:table-cell>
          <table:table-cell table:formula="of:=[.AQ56]-[.AU56]" office:value-type="float" office:value="1" calcext:value-type="float">
            <text:p>1</text:p>
          </table:table-cell>
          <table:table-cell table:formula="of:=[.AY56]/[.AQ56]" office:value-type="float" office:value="0.01" calcext:value-type="float">
            <text:p>0,01</text:p>
          </table:table-cell>
          <table:table-cell table:formula="of:=[.AR56]-[.AV56]" office:value-type="float" office:value="749" calcext:value-type="float">
            <text:p>749</text:p>
          </table:table-cell>
          <table:table-cell table:formula="of:=[.BA56]/[.AR56]" office:value-type="float" office:value="0.749" calcext:value-type="float">
            <text:p>0,7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5.06" calcext:value-type="float">
            <text:p>5,06</text:p>
          </table:table-cell>
          <table:table-cell office:value-type="float" office:value="0.0221653878943" calcext:value-type="float">
            <text:p>0,0221653878943</text:p>
          </table:table-cell>
          <table:table-cell table:formula="of:=[.BD56]-[.BH56]" office:value-type="float" office:value="0" calcext:value-type="float">
            <text:p>0</text:p>
          </table:table-cell>
          <table:table-cell table:formula="of:=[.BL56]/[.BD56]" office:value-type="float" office:value="0" calcext:value-type="float">
            <text:p>0</text:p>
          </table:table-cell>
          <table:table-cell table:formula="of:=[.BE56]-[.BI56]" office:value-type="float" office:value="747" calcext:value-type="float">
            <text:p>747</text:p>
          </table:table-cell>
          <table:table-cell table:formula="of:=[.BN56]/[.BE56]" office:value-type="float" office:value="0.747" calcext:value-type="float">
            <text:p>0,7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BQ56]-[.BU56]" office:value-type="float" office:value="31" calcext:value-type="float">
            <text:p>31</text:p>
          </table:table-cell>
          <table:table-cell table:formula="of:=[.BY56]/[.BQ56]" office:value-type="float" office:value="0.31" calcext:value-type="float">
            <text:p>0,31</text:p>
          </table:table-cell>
          <table:table-cell table:formula="of:=[.BR56]-[.BV56]" office:value-type="float" office:value="948" calcext:value-type="float">
            <text:p>948</text:p>
          </table:table-cell>
          <table:table-cell table:formula="of:=[.CA56]/[.BR56]" office:value-type="float" office:value="0.948" calcext:value-type="float">
            <text:p>0,9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.50724637681" calcext:value-type="float">
            <text:p>1,50724637681</text:p>
          </table:table-cell>
          <table:table-cell office:value-type="float" office:value="0.0221653878943" calcext:value-type="float">
            <text:p>0,0221653878943</text:p>
          </table:table-cell>
          <table:table-cell table:formula="of:=[.CD56]-[.CH56]" office:value-type="float" office:value="31" calcext:value-type="float">
            <text:p>31</text:p>
          </table:table-cell>
          <table:table-cell table:formula="of:=[.CL56]/[.CD56]" office:value-type="float" office:value="0.31" calcext:value-type="float">
            <text:p>0,31</text:p>
          </table:table-cell>
          <table:table-cell table:formula="of:=[.CE56]-[.CI56]" office:value-type="float" office:value="948" calcext:value-type="float">
            <text:p>948</text:p>
          </table:table-cell>
          <table:table-cell table:formula="of:=[.CN56]/[.CE56]" office:value-type="float" office:value="0.948" calcext:value-type="float">
            <text:p>0,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336" calcext:value-type="float">
            <text:p>336</text:p>
          </table:table-cell>
          <table:table-cell office:value-type="float" office:value="7.07368421053" calcext:value-type="float">
            <text:p>7,07368421053</text:p>
          </table:table-cell>
          <table:table-cell office:value-type="float" office:value="0.0436363636364" calcext:value-type="float">
            <text:p>0,0436363636364</text:p>
          </table:table-cell>
          <table:table-cell table:formula="of:=[.AD57]-[.AH57]" office:value-type="float" office:value="5" calcext:value-type="float">
            <text:p>5</text:p>
          </table:table-cell>
          <table:table-cell table:formula="of:=[.AL57]/[.AD57]" office:value-type="float" office:value="0.05" calcext:value-type="float">
            <text:p>0,05</text:p>
          </table:table-cell>
          <table:table-cell table:formula="of:=[.AE57]-[.AI57]" office:value-type="float" office:value="664" calcext:value-type="float">
            <text:p>664</text:p>
          </table:table-cell>
          <table:table-cell table:formula="of:=[.AN57]/[.AE57]" office:value-type="float" office:value="0.664" calcext:value-type="float">
            <text:p>0,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195" calcext:value-type="float">
            <text:p>195</text:p>
          </table:table-cell>
          <table:table-cell office:value-type="float" office:value="4.14893617021" calcext:value-type="float">
            <text:p>4,14893617021</text:p>
          </table:table-cell>
          <table:table-cell office:value-type="float" office:value="0.0436363636364" calcext:value-type="float">
            <text:p>0,0436363636364</text:p>
          </table:table-cell>
          <table:table-cell table:formula="of:=[.AQ57]-[.AU57]" office:value-type="float" office:value="6" calcext:value-type="float">
            <text:p>6</text:p>
          </table:table-cell>
          <table:table-cell table:formula="of:=[.AY57]/[.AQ57]" office:value-type="float" office:value="0.06" calcext:value-type="float">
            <text:p>0,06</text:p>
          </table:table-cell>
          <table:table-cell table:formula="of:=[.AR57]-[.AV57]" office:value-type="float" office:value="805" calcext:value-type="float">
            <text:p>805</text:p>
          </table:table-cell>
          <table:table-cell table:formula="of:=[.BA57]/[.AR57]" office:value-type="float" office:value="0.805" calcext:value-type="float">
            <text:p>0,8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203" calcext:value-type="float">
            <text:p>203</text:p>
          </table:table-cell>
          <table:table-cell office:value-type="float" office:value="4.22916666667" calcext:value-type="float">
            <text:p>4,22916666667</text:p>
          </table:table-cell>
          <table:table-cell office:value-type="float" office:value="0.0436363636364" calcext:value-type="float">
            <text:p>0,0436363636364</text:p>
          </table:table-cell>
          <table:table-cell table:formula="of:=[.BD57]-[.BH57]" office:value-type="float" office:value="4" calcext:value-type="float">
            <text:p>4</text:p>
          </table:table-cell>
          <table:table-cell table:formula="of:=[.BL57]/[.BD57]" office:value-type="float" office:value="0.04" calcext:value-type="float">
            <text:p>0,04</text:p>
          </table:table-cell>
          <table:table-cell table:formula="of:=[.BE57]-[.BI57]" office:value-type="float" office:value="797" calcext:value-type="float">
            <text:p>797</text:p>
          </table:table-cell>
          <table:table-cell table:formula="of:=[.BN57]/[.BE57]" office:value-type="float" office:value="0.797" calcext:value-type="float">
            <text:p>0,7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203" calcext:value-type="float">
            <text:p>203</text:p>
          </table:table-cell>
          <table:table-cell office:value-type="float" office:value="4.22916666667" calcext:value-type="float">
            <text:p>4,22916666667</text:p>
          </table:table-cell>
          <table:table-cell office:value-type="float" office:value="0.0436363636364" calcext:value-type="float">
            <text:p>0,0436363636364</text:p>
          </table:table-cell>
          <table:table-cell table:formula="of:=[.BQ57]-[.BU57]" office:value-type="float" office:value="4" calcext:value-type="float">
            <text:p>4</text:p>
          </table:table-cell>
          <table:table-cell table:formula="of:=[.BY57]/[.BQ57]" office:value-type="float" office:value="0.04" calcext:value-type="float">
            <text:p>0,04</text:p>
          </table:table-cell>
          <table:table-cell table:formula="of:=[.BR57]-[.BV57]" office:value-type="float" office:value="797" calcext:value-type="float">
            <text:p>797</text:p>
          </table:table-cell>
          <table:table-cell table:formula="of:=[.CA57]/[.BR57]" office:value-type="float" office:value="0.797" calcext:value-type="float">
            <text:p>0,7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4.32" calcext:value-type="float">
            <text:p>4,32</text:p>
          </table:table-cell>
          <table:table-cell office:value-type="float" office:value="0.0436363636364" calcext:value-type="float">
            <text:p>0,0436363636364</text:p>
          </table:table-cell>
          <table:table-cell table:formula="of:=[.CD57]-[.CH57]" office:value-type="float" office:value="0" calcext:value-type="float">
            <text:p>0</text:p>
          </table:table-cell>
          <table:table-cell table:formula="of:=[.CL57]/[.CD57]" office:value-type="float" office:value="0" calcext:value-type="float">
            <text:p>0</text:p>
          </table:table-cell>
          <table:table-cell table:formula="of:=[.CE57]-[.CI57]" office:value-type="float" office:value="784" calcext:value-type="float">
            <text:p>784</text:p>
          </table:table-cell>
          <table:table-cell table:formula="of:=[.CN57]/[.CE57]"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280" calcext:value-type="float">
            <text:p>280</text:p>
          </table:table-cell>
          <table:table-cell office:value-type="float" office:value="6.15384615385" calcext:value-type="float">
            <text:p>6,15384615385</text:p>
          </table:table-cell>
          <table:table-cell office:value-type="float" office:value="0.0337301587302" calcext:value-type="float">
            <text:p>0,0337301587302</text:p>
          </table:table-cell>
          <table:table-cell table:formula="of:=[.AD58]-[.AH58]" office:value-type="float" office:value="9" calcext:value-type="float">
            <text:p>9</text:p>
          </table:table-cell>
          <table:table-cell table:formula="of:=[.AL58]/[.AD58]" office:value-type="float" office:value="0.09" calcext:value-type="float">
            <text:p>0,09</text:p>
          </table:table-cell>
          <table:table-cell table:formula="of:=[.AE58]-[.AI58]" office:value-type="float" office:value="720" calcext:value-type="float">
            <text:p>720</text:p>
          </table:table-cell>
          <table:table-cell table:formula="of:=[.AN58]/[.AE58]" office:value-type="float" office:value="0.72" calcext:value-type="float">
            <text:p>0,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0337301587302" calcext:value-type="float">
            <text:p>0,0337301587302</text:p>
          </table:table-cell>
          <table:table-cell table:formula="of:=[.AQ58]-[.AU58]" office:value-type="float" office:value="55" calcext:value-type="float">
            <text:p>55</text:p>
          </table:table-cell>
          <table:table-cell table:formula="of:=[.AY58]/[.AQ58]" office:value-type="float" office:value="0.55" calcext:value-type="float">
            <text:p>0,55</text:p>
          </table:table-cell>
          <table:table-cell table:formula="of:=[.AR58]-[.AV58]" office:value-type="float" office:value="955" calcext:value-type="float">
            <text:p>955</text:p>
          </table:table-cell>
          <table:table-cell table:formula="of:=[.BA58]/[.AR58]" office:value-type="float" office:value="0.955" calcext:value-type="float">
            <text:p>0,9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0337301587302" calcext:value-type="float">
            <text:p>0,0337301587302</text:p>
          </table:table-cell>
          <table:table-cell table:formula="of:=[.BD58]-[.BH58]" office:value-type="float" office:value="55" calcext:value-type="float">
            <text:p>55</text:p>
          </table:table-cell>
          <table:table-cell table:formula="of:=[.BL58]/[.BD58]" office:value-type="float" office:value="0.55" calcext:value-type="float">
            <text:p>0,55</text:p>
          </table:table-cell>
          <table:table-cell table:formula="of:=[.BE58]-[.BI58]" office:value-type="float" office:value="955" calcext:value-type="float">
            <text:p>955</text:p>
          </table:table-cell>
          <table:table-cell table:formula="of:=[.BN58]/[.BE58]" office:value-type="float" office:value="0.955" calcext:value-type="float">
            <text:p>0,9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0337301587302" calcext:value-type="float">
            <text:p>0,0337301587302</text:p>
          </table:table-cell>
          <table:table-cell table:formula="of:=[.BQ58]-[.BU58]" office:value-type="float" office:value="55" calcext:value-type="float">
            <text:p>55</text:p>
          </table:table-cell>
          <table:table-cell table:formula="of:=[.BY58]/[.BQ58]" office:value-type="float" office:value="0.55" calcext:value-type="float">
            <text:p>0,55</text:p>
          </table:table-cell>
          <table:table-cell table:formula="of:=[.BR58]-[.BV58]" office:value-type="float" office:value="955" calcext:value-type="float">
            <text:p>955</text:p>
          </table:table-cell>
          <table:table-cell table:formula="of:=[.CA58]/[.BR58]" office:value-type="float" office:value="0.955" calcext:value-type="float">
            <text:p>0,9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2.125" calcext:value-type="float">
            <text:p>2,125</text:p>
          </table:table-cell>
          <table:table-cell office:value-type="float" office:value="0.0337301587302" calcext:value-type="float">
            <text:p>0,0337301587302</text:p>
          </table:table-cell>
          <table:table-cell table:formula="of:=[.CD58]-[.CH58]" office:value-type="float" office:value="36" calcext:value-type="float">
            <text:p>36</text:p>
          </table:table-cell>
          <table:table-cell table:formula="of:=[.CL58]/[.CD58]" office:value-type="float" office:value="0.36" calcext:value-type="float">
            <text:p>0,36</text:p>
          </table:table-cell>
          <table:table-cell table:formula="of:=[.CE58]-[.CI58]" office:value-type="float" office:value="932" calcext:value-type="float">
            <text:p>932</text:p>
          </table:table-cell>
          <table:table-cell table:formula="of:=[.CN58]/[.CE58]" office:value-type="float" office:value="0.932" calcext:value-type="float">
            <text:p>0,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office:value-type="float" office:value="3.43661971831" calcext:value-type="float">
            <text:p>3,43661971831</text:p>
          </table:table-cell>
          <table:table-cell office:value-type="float" office:value="0.0333333333333" calcext:value-type="float">
            <text:p>0,0333333333333</text:p>
          </table:table-cell>
          <table:table-cell table:formula="of:=[.AD59]-[.AH59]" office:value-type="float" office:value="29" calcext:value-type="float">
            <text:p>29</text:p>
          </table:table-cell>
          <table:table-cell table:formula="of:=[.AL59]/[.AD59]" office:value-type="float" office:value="0.29" calcext:value-type="float">
            <text:p>0,29</text:p>
          </table:table-cell>
          <table:table-cell table:formula="of:=[.AE59]-[.AI59]" office:value-type="float" office:value="878" calcext:value-type="float">
            <text:p>878</text:p>
          </table:table-cell>
          <table:table-cell table:formula="of:=[.AN59]/[.AE59]" office:value-type="float" office:value="0.878" calcext:value-type="float">
            <text:p>0,8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244" calcext:value-type="float">
            <text:p>244</text:p>
          </table:table-cell>
          <table:table-cell office:value-type="float" office:value="5.36263736264" calcext:value-type="float">
            <text:p>5,36263736264</text:p>
          </table:table-cell>
          <table:table-cell office:value-type="float" office:value="0.0333333333333" calcext:value-type="float">
            <text:p>0,0333333333333</text:p>
          </table:table-cell>
          <table:table-cell table:formula="of:=[.AQ59]-[.AU59]" office:value-type="float" office:value="9" calcext:value-type="float">
            <text:p>9</text:p>
          </table:table-cell>
          <table:table-cell table:formula="of:=[.AY59]/[.AQ59]" office:value-type="float" office:value="0.09" calcext:value-type="float">
            <text:p>0,09</text:p>
          </table:table-cell>
          <table:table-cell table:formula="of:=[.AR59]-[.AV59]" office:value-type="float" office:value="756" calcext:value-type="float">
            <text:p>756</text:p>
          </table:table-cell>
          <table:table-cell table:formula="of:=[.BA59]/[.AR59]" office:value-type="float" office:value="0.756" calcext:value-type="float">
            <text:p>0,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.27450980392" calcext:value-type="float">
            <text:p>2,27450980392</text:p>
          </table:table-cell>
          <table:table-cell office:value-type="float" office:value="0.0333333333333" calcext:value-type="float">
            <text:p>0,0333333333333</text:p>
          </table:table-cell>
          <table:table-cell table:formula="of:=[.BD59]-[.BH59]" office:value-type="float" office:value="49" calcext:value-type="float">
            <text:p>49</text:p>
          </table:table-cell>
          <table:table-cell table:formula="of:=[.BL59]/[.BD59]" office:value-type="float" office:value="0.49" calcext:value-type="float">
            <text:p>0,49</text:p>
          </table:table-cell>
          <table:table-cell table:formula="of:=[.BE59]-[.BI59]" office:value-type="float" office:value="942" calcext:value-type="float">
            <text:p>942</text:p>
          </table:table-cell>
          <table:table-cell table:formula="of:=[.BN59]/[.BE59]" office:value-type="float" office:value="0.942" calcext:value-type="float">
            <text:p>0,9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.44827586207" calcext:value-type="float">
            <text:p>2,44827586207</text:p>
          </table:table-cell>
          <table:table-cell office:value-type="float" office:value="0.0333333333333" calcext:value-type="float">
            <text:p>0,0333333333333</text:p>
          </table:table-cell>
          <table:table-cell table:formula="of:=[.BQ59]-[.BU59]" office:value-type="float" office:value="42" calcext:value-type="float">
            <text:p>42</text:p>
          </table:table-cell>
          <table:table-cell table:formula="of:=[.BY59]/[.BQ59]" office:value-type="float" office:value="0.42" calcext:value-type="float">
            <text:p>0,42</text:p>
          </table:table-cell>
          <table:table-cell table:formula="of:=[.BR59]-[.BV59]" office:value-type="float" office:value="929" calcext:value-type="float">
            <text:p>929</text:p>
          </table:table-cell>
          <table:table-cell table:formula="of:=[.CA59]/[.BR59]" office:value-type="float" office:value="0.929" calcext:value-type="float">
            <text:p>0,9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,5</text:p>
          </table:table-cell>
          <table:table-cell office:value-type="float" office:value="0.0333333333333" calcext:value-type="float">
            <text:p>0,0333333333333</text:p>
          </table:table-cell>
          <table:table-cell table:formula="of:=[.CD59]-[.CH59]" office:value-type="float" office:value="24" calcext:value-type="float">
            <text:p>24</text:p>
          </table:table-cell>
          <table:table-cell table:formula="of:=[.CL59]/[.CD59]" office:value-type="float" office:value="0.24" calcext:value-type="float">
            <text:p>0,24</text:p>
          </table:table-cell>
          <table:table-cell table:formula="of:=[.CE59]-[.CI59]" office:value-type="float" office:value="905" calcext:value-type="float">
            <text:p>905</text:p>
          </table:table-cell>
          <table:table-cell table:formula="of:=[.CN59]/[.CE59]" office:value-type="float" office:value="0.905" calcext:value-type="float">
            <text:p>0,9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2.83146067416" calcext:value-type="float">
            <text:p>2,83146067416</text:p>
          </table:table-cell>
          <table:table-cell office:value-type="float" office:value="0.0321756894791" calcext:value-type="float">
            <text:p>0,0321756894791</text:p>
          </table:table-cell>
          <table:table-cell table:formula="of:=[.AD60]-[.AH60]" office:value-type="float" office:value="11" calcext:value-type="float">
            <text:p>11</text:p>
          </table:table-cell>
          <table:table-cell table:formula="of:=[.AL60]/[.AD60]" office:value-type="float" office:value="0.11" calcext:value-type="float">
            <text:p>0,11</text:p>
          </table:table-cell>
          <table:table-cell table:formula="of:=[.AE60]-[.AI60]" office:value-type="float" office:value="874" calcext:value-type="float">
            <text:p>874</text:p>
          </table:table-cell>
          <table:table-cell table:formula="of:=[.AN60]/[.AE60]" office:value-type="float" office:value="0.874" calcext:value-type="float">
            <text:p>0,8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2.83146067416" calcext:value-type="float">
            <text:p>2,83146067416</text:p>
          </table:table-cell>
          <table:table-cell office:value-type="float" office:value="0.0321756894791" calcext:value-type="float">
            <text:p>0,0321756894791</text:p>
          </table:table-cell>
          <table:table-cell table:formula="of:=[.AQ60]-[.AU60]" office:value-type="float" office:value="11" calcext:value-type="float">
            <text:p>11</text:p>
          </table:table-cell>
          <table:table-cell table:formula="of:=[.AY60]/[.AQ60]" office:value-type="float" office:value="0.11" calcext:value-type="float">
            <text:p>0,11</text:p>
          </table:table-cell>
          <table:table-cell table:formula="of:=[.AR60]-[.AV60]" office:value-type="float" office:value="874" calcext:value-type="float">
            <text:p>874</text:p>
          </table:table-cell>
          <table:table-cell table:formula="of:=[.BA60]/[.AR60]" office:value-type="float" office:value="0.874" calcext:value-type="float">
            <text:p>0,8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2.83146067416" calcext:value-type="float">
            <text:p>2,83146067416</text:p>
          </table:table-cell>
          <table:table-cell office:value-type="float" office:value="0.0321756894791" calcext:value-type="float">
            <text:p>0,0321756894791</text:p>
          </table:table-cell>
          <table:table-cell table:formula="of:=[.BD60]-[.BH60]" office:value-type="float" office:value="11" calcext:value-type="float">
            <text:p>11</text:p>
          </table:table-cell>
          <table:table-cell table:formula="of:=[.BL60]/[.BD60]" office:value-type="float" office:value="0.11" calcext:value-type="float">
            <text:p>0,11</text:p>
          </table:table-cell>
          <table:table-cell table:formula="of:=[.BE60]-[.BI60]" office:value-type="float" office:value="874" calcext:value-type="float">
            <text:p>874</text:p>
          </table:table-cell>
          <table:table-cell table:formula="of:=[.BN60]/[.BE60]" office:value-type="float" office:value="0.874" calcext:value-type="float">
            <text:p>0,8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2.83146067416" calcext:value-type="float">
            <text:p>2,83146067416</text:p>
          </table:table-cell>
          <table:table-cell office:value-type="float" office:value="0.0321756894791" calcext:value-type="float">
            <text:p>0,0321756894791</text:p>
          </table:table-cell>
          <table:table-cell table:formula="of:=[.BQ60]-[.BU60]" office:value-type="float" office:value="11" calcext:value-type="float">
            <text:p>11</text:p>
          </table:table-cell>
          <table:table-cell table:formula="of:=[.BY60]/[.BQ60]" office:value-type="float" office:value="0.11" calcext:value-type="float">
            <text:p>0,11</text:p>
          </table:table-cell>
          <table:table-cell table:formula="of:=[.BR60]-[.BV60]" office:value-type="float" office:value="874" calcext:value-type="float">
            <text:p>874</text:p>
          </table:table-cell>
          <table:table-cell table:formula="of:=[.CA60]/[.BR60]" office:value-type="float" office:value="0.874" calcext:value-type="float">
            <text:p>0,8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2.83146067416" calcext:value-type="float">
            <text:p>2,83146067416</text:p>
          </table:table-cell>
          <table:table-cell office:value-type="float" office:value="0.0321756894791" calcext:value-type="float">
            <text:p>0,0321756894791</text:p>
          </table:table-cell>
          <table:table-cell table:formula="of:=[.CD60]-[.CH60]" office:value-type="float" office:value="11" calcext:value-type="float">
            <text:p>11</text:p>
          </table:table-cell>
          <table:table-cell table:formula="of:=[.CL60]/[.CD60]" office:value-type="float" office:value="0.11" calcext:value-type="float">
            <text:p>0,11</text:p>
          </table:table-cell>
          <table:table-cell table:formula="of:=[.CE60]-[.CI60]" office:value-type="float" office:value="874" calcext:value-type="float">
            <text:p>874</text:p>
          </table:table-cell>
          <table:table-cell table:formula="of:=[.CN60]/[.CE60]" office:value-type="float" office:value="0.874" calcext:value-type="float">
            <text:p>0,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615942028986" calcext:value-type="float">
            <text:p>0,0615942028986</text:p>
          </table:table-cell>
          <table:table-cell table:formula="of:=[.AD61]-[.AH61]" office:value-type="float" office:value="76" calcext:value-type="float">
            <text:p>76</text:p>
          </table:table-cell>
          <table:table-cell table:formula="of:=[.AL61]/[.AD61]" office:value-type="float" office:value="0.76" calcext:value-type="float">
            <text:p>0,76</text:p>
          </table:table-cell>
          <table:table-cell table:formula="of:=[.AE61]-[.AI61]" office:value-type="float" office:value="983" calcext:value-type="float">
            <text:p>983</text:p>
          </table:table-cell>
          <table:table-cell table:formula="of:=[.AN61]/[.AE61]" office:value-type="float" office:value="0.983" calcext:value-type="float">
            <text:p>0,9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615942028986" calcext:value-type="float">
            <text:p>0,0615942028986</text:p>
          </table:table-cell>
          <table:table-cell table:formula="of:=[.AQ61]-[.AU61]" office:value-type="float" office:value="76" calcext:value-type="float">
            <text:p>76</text:p>
          </table:table-cell>
          <table:table-cell table:formula="of:=[.AY61]/[.AQ61]" office:value-type="float" office:value="0.76" calcext:value-type="float">
            <text:p>0,76</text:p>
          </table:table-cell>
          <table:table-cell table:formula="of:=[.AR61]-[.AV61]" office:value-type="float" office:value="983" calcext:value-type="float">
            <text:p>983</text:p>
          </table:table-cell>
          <table:table-cell table:formula="of:=[.BA61]/[.AR61]" office:value-type="float" office:value="0.983" calcext:value-type="float">
            <text:p>0,9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615942028986" calcext:value-type="float">
            <text:p>0,0615942028986</text:p>
          </table:table-cell>
          <table:table-cell table:formula="of:=[.BD61]-[.BH61]" office:value-type="float" office:value="76" calcext:value-type="float">
            <text:p>76</text:p>
          </table:table-cell>
          <table:table-cell table:formula="of:=[.BL61]/[.BD61]" office:value-type="float" office:value="0.76" calcext:value-type="float">
            <text:p>0,76</text:p>
          </table:table-cell>
          <table:table-cell table:formula="of:=[.BE61]-[.BI61]" office:value-type="float" office:value="983" calcext:value-type="float">
            <text:p>983</text:p>
          </table:table-cell>
          <table:table-cell table:formula="of:=[.BN61]/[.BE61]" office:value-type="float" office:value="0.983" calcext:value-type="float">
            <text:p>0,9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615942028986" calcext:value-type="float">
            <text:p>0,0615942028986</text:p>
          </table:table-cell>
          <table:table-cell table:formula="of:=[.BQ61]-[.BU61]" office:value-type="float" office:value="76" calcext:value-type="float">
            <text:p>76</text:p>
          </table:table-cell>
          <table:table-cell table:formula="of:=[.BY61]/[.BQ61]" office:value-type="float" office:value="0.76" calcext:value-type="float">
            <text:p>0,76</text:p>
          </table:table-cell>
          <table:table-cell table:formula="of:=[.BR61]-[.BV61]" office:value-type="float" office:value="983" calcext:value-type="float">
            <text:p>983</text:p>
          </table:table-cell>
          <table:table-cell table:formula="of:=[.CA61]/[.BR61]" office:value-type="float" office:value="0.983" calcext:value-type="float">
            <text:p>0,9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615942028986" calcext:value-type="float">
            <text:p>0,0615942028986</text:p>
          </table:table-cell>
          <table:table-cell table:formula="of:=[.CD61]-[.CH61]" office:value-type="float" office:value="76" calcext:value-type="float">
            <text:p>76</text:p>
          </table:table-cell>
          <table:table-cell table:formula="of:=[.CL61]/[.CD61]" office:value-type="float" office:value="0.76" calcext:value-type="float">
            <text:p>0,76</text:p>
          </table:table-cell>
          <table:table-cell table:formula="of:=[.CE61]-[.CI61]" office:value-type="float" office:value="983" calcext:value-type="float">
            <text:p>983</text:p>
          </table:table-cell>
          <table:table-cell table:formula="of:=[.CN61]/[.CE61]" office:value-type="float" office:value="0.983" calcext:value-type="float">
            <text:p>0,983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90" calcext:value-type="float">
            <text:p>990</text:p>
          </table:table-cell>
          <table:table-cell office:value-type="float" office:value="19.8" calcext:value-type="float">
            <text:p>19,8</text:p>
          </table:table-cell>
          <table:table-cell office:value-type="float" office:value="0.0688888888889" calcext:value-type="float">
            <text:p>0,0688888888889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10" calcext:value-type="float">
            <text:p>10</text:p>
          </table:table-cell>
          <table:table-cell table:formula="of:=[.AN62]/[.AE62]"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6.06" calcext:value-type="float">
            <text:p>6,06</text:p>
          </table:table-cell>
          <table:table-cell office:value-type="float" office:value="0.0688888888889" calcext:value-type="float">
            <text:p>0,0688888888889</text:p>
          </table:table-cell>
          <table:table-cell table:formula="of:=[.AQ62]-[.AU62]" office:value-type="float" office:value="0" calcext:value-type="float">
            <text:p>0</text:p>
          </table:table-cell>
          <table:table-cell table:formula="of:=[.AY62]/[.AQ62]" office:value-type="float" office:value="0" calcext:value-type="float">
            <text:p>0</text:p>
          </table:table-cell>
          <table:table-cell table:formula="of:=[.AR62]-[.AV62]" office:value-type="float" office:value="697" calcext:value-type="float">
            <text:p>697</text:p>
          </table:table-cell>
          <table:table-cell table:formula="of:=[.BA62]/[.AR62]" office:value-type="float" office:value="0.697" calcext:value-type="float">
            <text:p>0,6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6.06" calcext:value-type="float">
            <text:p>6,06</text:p>
          </table:table-cell>
          <table:table-cell office:value-type="float" office:value="0.0688888888889" calcext:value-type="float">
            <text:p>0,0688888888889</text:p>
          </table:table-cell>
          <table:table-cell table:formula="of:=[.BD62]-[.BH62]" office:value-type="float" office:value="0" calcext:value-type="float">
            <text:p>0</text:p>
          </table:table-cell>
          <table:table-cell table:formula="of:=[.BL62]/[.BD62]" office:value-type="float" office:value="0" calcext:value-type="float">
            <text:p>0</text:p>
          </table:table-cell>
          <table:table-cell table:formula="of:=[.BE62]-[.BI62]" office:value-type="float" office:value="697" calcext:value-type="float">
            <text:p>697</text:p>
          </table:table-cell>
          <table:table-cell table:formula="of:=[.BN62]/[.BE62]" office:value-type="float" office:value="0.697" calcext:value-type="float">
            <text:p>0,6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6.06" calcext:value-type="float">
            <text:p>6,06</text:p>
          </table:table-cell>
          <table:table-cell office:value-type="float" office:value="0.0688888888889" calcext:value-type="float">
            <text:p>0,0688888888889</text:p>
          </table:table-cell>
          <table:table-cell table:formula="of:=[.BQ62]-[.BU62]" office:value-type="float" office:value="0" calcext:value-type="float">
            <text:p>0</text:p>
          </table:table-cell>
          <table:table-cell table:formula="of:=[.BY62]/[.BQ62]" office:value-type="float" office:value="0" calcext:value-type="float">
            <text:p>0</text:p>
          </table:table-cell>
          <table:table-cell table:formula="of:=[.BR62]-[.BV62]" office:value-type="float" office:value="697" calcext:value-type="float">
            <text:p>697</text:p>
          </table:table-cell>
          <table:table-cell table:formula="of:=[.CA62]/[.BR62]" office:value-type="float" office:value="0.697" calcext:value-type="float">
            <text:p>0,6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41" calcext:value-type="float">
            <text:p>341</text:p>
          </table:table-cell>
          <table:table-cell office:value-type="float" office:value="6.82" calcext:value-type="float">
            <text:p>6,82</text:p>
          </table:table-cell>
          <table:table-cell office:value-type="float" office:value="0.0688888888889" calcext:value-type="float">
            <text:p>0,0688888888889</text:p>
          </table:table-cell>
          <table:table-cell table:formula="of:=[.CD62]-[.CH62]" office:value-type="float" office:value="0" calcext:value-type="float">
            <text:p>0</text:p>
          </table:table-cell>
          <table:table-cell table:formula="of:=[.CL62]/[.CD62]" office:value-type="float" office:value="0" calcext:value-type="float">
            <text:p>0</text:p>
          </table:table-cell>
          <table:table-cell table:formula="of:=[.CE62]-[.CI62]" office:value-type="float" office:value="659" calcext:value-type="float">
            <text:p>659</text:p>
          </table:table-cell>
          <table:table-cell table:formula="of:=[.CN62]/[.CE62]" office:value-type="float" office:value="0.659" calcext:value-type="float">
            <text:p>0,659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office:value-type="float" office:value="18.68" calcext:value-type="float">
            <text:p>18,68</text:p>
          </table:table-cell>
          <table:table-cell office:value-type="float" office:value="0.0571428571429" calcext:value-type="float">
            <text:p>0,0571428571429</text:p>
          </table:table-cell>
          <table:table-cell table:formula="of:=[.AD63]-[.AH63]" office:value-type="float" office:value="0" calcext:value-type="float">
            <text:p>0</text:p>
          </table:table-cell>
          <table:table-cell table:formula="of:=[.AL63]/[.AD63]" office:value-type="float" office:value="0" calcext:value-type="float">
            <text:p>0</text:p>
          </table:table-cell>
          <table:table-cell table:formula="of:=[.AE63]-[.AI63]" office:value-type="float" office:value="66" calcext:value-type="float">
            <text:p>66</text:p>
          </table:table-cell>
          <table:table-cell table:formula="of:=[.AN63]/[.AE63]" office:value-type="float" office:value="0.066" calcext:value-type="float">
            <text:p>0,0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Q63]-[.AU63]" office:value-type="float" office:value="79" calcext:value-type="float">
            <text:p>79</text:p>
          </table:table-cell>
          <table:table-cell table:formula="of:=[.AY63]/[.AQ63]" office:value-type="float" office:value="0.79" calcext:value-type="float">
            <text:p>0,79</text:p>
          </table:table-cell>
          <table:table-cell table:formula="of:=[.AR63]-[.AV63]" office:value-type="float" office:value="988" calcext:value-type="float">
            <text:p>988</text:p>
          </table:table-cell>
          <table:table-cell table:formula="of:=[.BA63]/[.AR63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D63]-[.BH63]" office:value-type="float" office:value="79" calcext:value-type="float">
            <text:p>79</text:p>
          </table:table-cell>
          <table:table-cell table:formula="of:=[.BL63]/[.BD63]" office:value-type="float" office:value="0.79" calcext:value-type="float">
            <text:p>0,79</text:p>
          </table:table-cell>
          <table:table-cell table:formula="of:=[.BE63]-[.BI63]" office:value-type="float" office:value="988" calcext:value-type="float">
            <text:p>988</text:p>
          </table:table-cell>
          <table:table-cell table:formula="of:=[.BN63]/[.BE63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BQ63]-[.BU63]" office:value-type="float" office:value="79" calcext:value-type="float">
            <text:p>79</text:p>
          </table:table-cell>
          <table:table-cell table:formula="of:=[.BY63]/[.BQ63]" office:value-type="float" office:value="0.79" calcext:value-type="float">
            <text:p>0,79</text:p>
          </table:table-cell>
          <table:table-cell table:formula="of:=[.BR63]-[.BV63]" office:value-type="float" office:value="988" calcext:value-type="float">
            <text:p>988</text:p>
          </table:table-cell>
          <table:table-cell table:formula="of:=[.CA63]/[.BR63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CD63]-[.CH63]" office:value-type="float" office:value="79" calcext:value-type="float">
            <text:p>79</text:p>
          </table:table-cell>
          <table:table-cell table:formula="of:=[.CL63]/[.CD63]" office:value-type="float" office:value="0.79" calcext:value-type="float">
            <text:p>0,79</text:p>
          </table:table-cell>
          <table:table-cell table:formula="of:=[.CE63]-[.CI63]" office:value-type="float" office:value="988" calcext:value-type="float">
            <text:p>988</text:p>
          </table:table-cell>
          <table:table-cell table:formula="of:=[.CN63]/[.CE63]" office:value-type="float" office:value="0.988" calcext:value-type="float">
            <text:p>0,988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3.47368421053" calcext:value-type="float">
            <text:p>3,47368421053</text:p>
          </table:table-cell>
          <table:table-cell office:value-type="float" office:value="0.0594931271478" calcext:value-type="float">
            <text:p>0,0594931271478</text:p>
          </table:table-cell>
          <table:table-cell table:formula="of:=[.AD64]-[.AH64]" office:value-type="float" office:value="24" calcext:value-type="float">
            <text:p>24</text:p>
          </table:table-cell>
          <table:table-cell table:formula="of:=[.AL64]/[.AD64]" office:value-type="float" office:value="0.24" calcext:value-type="float">
            <text:p>0,24</text:p>
          </table:table-cell>
          <table:table-cell table:formula="of:=[.AE64]-[.AI64]" office:value-type="float" office:value="868" calcext:value-type="float">
            <text:p>868</text:p>
          </table:table-cell>
          <table:table-cell table:formula="of:=[.AN64]/[.AE64]" office:value-type="float" office:value="0.868" calcext:value-type="float">
            <text:p>0,8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3.47368421053" calcext:value-type="float">
            <text:p>3,47368421053</text:p>
          </table:table-cell>
          <table:table-cell office:value-type="float" office:value="0.0594931271478" calcext:value-type="float">
            <text:p>0,0594931271478</text:p>
          </table:table-cell>
          <table:table-cell table:formula="of:=[.AQ64]-[.AU64]" office:value-type="float" office:value="24" calcext:value-type="float">
            <text:p>24</text:p>
          </table:table-cell>
          <table:table-cell table:formula="of:=[.AY64]/[.AQ64]" office:value-type="float" office:value="0.24" calcext:value-type="float">
            <text:p>0,24</text:p>
          </table:table-cell>
          <table:table-cell table:formula="of:=[.AR64]-[.AV64]" office:value-type="float" office:value="868" calcext:value-type="float">
            <text:p>868</text:p>
          </table:table-cell>
          <table:table-cell table:formula="of:=[.BA64]/[.AR64]" office:value-type="float" office:value="0.868" calcext:value-type="float">
            <text:p>0,8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124" calcext:value-type="float">
            <text:p>124</text:p>
          </table:table-cell>
          <table:table-cell office:value-type="float" office:value="3.39726027397" calcext:value-type="float">
            <text:p>3,39726027397</text:p>
          </table:table-cell>
          <table:table-cell office:value-type="float" office:value="0.0594931271478" calcext:value-type="float">
            <text:p>0,0594931271478</text:p>
          </table:table-cell>
          <table:table-cell table:formula="of:=[.BD64]-[.BH64]" office:value-type="float" office:value="27" calcext:value-type="float">
            <text:p>27</text:p>
          </table:table-cell>
          <table:table-cell table:formula="of:=[.BL64]/[.BD64]" office:value-type="float" office:value="0.27" calcext:value-type="float">
            <text:p>0,27</text:p>
          </table:table-cell>
          <table:table-cell table:formula="of:=[.BE64]-[.BI64]" office:value-type="float" office:value="876" calcext:value-type="float">
            <text:p>876</text:p>
          </table:table-cell>
          <table:table-cell table:formula="of:=[.BN64]/[.BE64]" office:value-type="float" office:value="0.876" calcext:value-type="float">
            <text:p>0,8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124" calcext:value-type="float">
            <text:p>124</text:p>
          </table:table-cell>
          <table:table-cell office:value-type="float" office:value="3.39726027397" calcext:value-type="float">
            <text:p>3,39726027397</text:p>
          </table:table-cell>
          <table:table-cell office:value-type="float" office:value="0.0594931271478" calcext:value-type="float">
            <text:p>0,0594931271478</text:p>
          </table:table-cell>
          <table:table-cell table:formula="of:=[.BQ64]-[.BU64]" office:value-type="float" office:value="27" calcext:value-type="float">
            <text:p>27</text:p>
          </table:table-cell>
          <table:table-cell table:formula="of:=[.BY64]/[.BQ64]" office:value-type="float" office:value="0.27" calcext:value-type="float">
            <text:p>0,27</text:p>
          </table:table-cell>
          <table:table-cell table:formula="of:=[.BR64]-[.BV64]" office:value-type="float" office:value="876" calcext:value-type="float">
            <text:p>876</text:p>
          </table:table-cell>
          <table:table-cell table:formula="of:=[.CA64]/[.BR64]" office:value-type="float" office:value="0.876" calcext:value-type="float">
            <text:p>0,8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77" calcext:value-type="float">
            <text:p>277</text:p>
          </table:table-cell>
          <table:table-cell office:value-type="float" office:value="5.71134020619" calcext:value-type="float">
            <text:p>5,71134020619</text:p>
          </table:table-cell>
          <table:table-cell office:value-type="float" office:value="0.0594931271478" calcext:value-type="float">
            <text:p>0,0594931271478</text:p>
          </table:table-cell>
          <table:table-cell table:formula="of:=[.CD64]-[.CH64]" office:value-type="float" office:value="3" calcext:value-type="float">
            <text:p>3</text:p>
          </table:table-cell>
          <table:table-cell table:formula="of:=[.CL64]/[.CD64]" office:value-type="float" office:value="0.03" calcext:value-type="float">
            <text:p>0,03</text:p>
          </table:table-cell>
          <table:table-cell table:formula="of:=[.CE64]-[.CI64]" office:value-type="float" office:value="723" calcext:value-type="float">
            <text:p>723</text:p>
          </table:table-cell>
          <table:table-cell table:formula="of:=[.CN64]/[.CE64]" office:value-type="float" office:value="0.723" calcext:value-type="float">
            <text:p>0,723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688" calcext:value-type="float">
            <text:p>688</text:p>
          </table:table-cell>
          <table:table-cell office:value-type="float" office:value="13.898989899" calcext:value-type="float">
            <text:p>13,898989899</text:p>
          </table:table-cell>
          <table:table-cell office:value-type="float" office:value="0.0360272638754" calcext:value-type="float">
            <text:p>0,0360272638754</text:p>
          </table:table-cell>
          <table:table-cell table:formula="of:=[.AD65]-[.AH65]" office:value-type="float" office:value="1" calcext:value-type="float">
            <text:p>1</text:p>
          </table:table-cell>
          <table:table-cell table:formula="of:=[.AL65]/[.AD65]" office:value-type="float" office:value="0.01" calcext:value-type="float">
            <text:p>0,01</text:p>
          </table:table-cell>
          <table:table-cell table:formula="of:=[.AE65]-[.AI65]" office:value-type="float" office:value="312" calcext:value-type="float">
            <text:p>312</text:p>
          </table:table-cell>
          <table:table-cell table:formula="of:=[.AN65]/[.AE65]" office:value-type="float" office:value="0.312" calcext:value-type="float">
            <text:p>0,3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343" calcext:value-type="float">
            <text:p>343</text:p>
          </table:table-cell>
          <table:table-cell office:value-type="float" office:value="7.29787234043" calcext:value-type="float">
            <text:p>7,29787234043</text:p>
          </table:table-cell>
          <table:table-cell office:value-type="float" office:value="0.0360272638754" calcext:value-type="float">
            <text:p>0,0360272638754</text:p>
          </table:table-cell>
          <table:table-cell table:formula="of:=[.AQ65]-[.AU65]" office:value-type="float" office:value="6" calcext:value-type="float">
            <text:p>6</text:p>
          </table:table-cell>
          <table:table-cell table:formula="of:=[.AY65]/[.AQ65]" office:value-type="float" office:value="0.06" calcext:value-type="float">
            <text:p>0,06</text:p>
          </table:table-cell>
          <table:table-cell table:formula="of:=[.AR65]-[.AV65]" office:value-type="float" office:value="657" calcext:value-type="float">
            <text:p>657</text:p>
          </table:table-cell>
          <table:table-cell table:formula="of:=[.BA65]/[.AR65]" office:value-type="float" office:value="0.657" calcext:value-type="float">
            <text:p>0,6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5.2" calcext:value-type="float">
            <text:p>5,2</text:p>
          </table:table-cell>
          <table:table-cell office:value-type="float" office:value="0.0360272638754" calcext:value-type="float">
            <text:p>0,0360272638754</text:p>
          </table:table-cell>
          <table:table-cell table:formula="of:=[.BD65]-[.BH65]" office:value-type="float" office:value="15" calcext:value-type="float">
            <text:p>15</text:p>
          </table:table-cell>
          <table:table-cell table:formula="of:=[.BL65]/[.BD65]" office:value-type="float" office:value="0.15" calcext:value-type="float">
            <text:p>0,15</text:p>
          </table:table-cell>
          <table:table-cell table:formula="of:=[.BE65]-[.BI65]" office:value-type="float" office:value="779" calcext:value-type="float">
            <text:p>779</text:p>
          </table:table-cell>
          <table:table-cell table:formula="of:=[.BN65]/[.BE65]" office:value-type="float" office:value="0.779" calcext:value-type="float">
            <text:p>0,7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55" calcext:value-type="float">
            <text:p>155</text:p>
          </table:table-cell>
          <table:table-cell office:value-type="float" office:value="3.48314606742" calcext:value-type="float">
            <text:p>3,48314606742</text:p>
          </table:table-cell>
          <table:table-cell office:value-type="float" office:value="0.0360272638754" calcext:value-type="float">
            <text:p>0,0360272638754</text:p>
          </table:table-cell>
          <table:table-cell table:formula="of:=[.BQ65]-[.BU65]" office:value-type="float" office:value="11" calcext:value-type="float">
            <text:p>11</text:p>
          </table:table-cell>
          <table:table-cell table:formula="of:=[.BY65]/[.BQ65]" office:value-type="float" office:value="0.11" calcext:value-type="float">
            <text:p>0,11</text:p>
          </table:table-cell>
          <table:table-cell table:formula="of:=[.BR65]-[.BV65]" office:value-type="float" office:value="845" calcext:value-type="float">
            <text:p>845</text:p>
          </table:table-cell>
          <table:table-cell table:formula="of:=[.CA65]/[.BR65]" office:value-type="float" office:value="0.845" calcext:value-type="float">
            <text:p>0,8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2.81012658228" calcext:value-type="float">
            <text:p>2,81012658228</text:p>
          </table:table-cell>
          <table:table-cell office:value-type="float" office:value="0.0360272638754" calcext:value-type="float">
            <text:p>0,0360272638754</text:p>
          </table:table-cell>
          <table:table-cell table:formula="of:=[.CD65]-[.CH65]" office:value-type="float" office:value="21" calcext:value-type="float">
            <text:p>21</text:p>
          </table:table-cell>
          <table:table-cell table:formula="of:=[.CL65]/[.CD65]" office:value-type="float" office:value="0.21" calcext:value-type="float">
            <text:p>0,21</text:p>
          </table:table-cell>
          <table:table-cell table:formula="of:=[.CE65]-[.CI65]" office:value-type="float" office:value="889" calcext:value-type="float">
            <text:p>889</text:p>
          </table:table-cell>
          <table:table-cell table:formula="of:=[.CN65]/[.CE65]" office:value-type="float" office:value="0.889" calcext:value-type="float">
            <text:p>0,889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83" calcext:value-type="float">
            <text:p>883</text:p>
          </table:table-cell>
          <table:table-cell office:value-type="float" office:value="17.66" calcext:value-type="float">
            <text:p>17,66</text:p>
          </table:table-cell>
          <table:table-cell office:value-type="float" office:value="0.0828695114409" calcext:value-type="float">
            <text:p>0,0828695114409</text:p>
          </table:table-cell>
          <table:table-cell table:formula="of:=[.AD66]-[.AH66]" office:value-type="float" office:value="0" calcext:value-type="float">
            <text:p>0</text:p>
          </table:table-cell>
          <table:table-cell table:formula="of:=[.AL66]/[.AD66]" office:value-type="float" office:value="0" calcext:value-type="float">
            <text:p>0</text:p>
          </table:table-cell>
          <table:table-cell table:formula="of:=[.AE66]-[.AI66]" office:value-type="float" office:value="117" calcext:value-type="float">
            <text:p>117</text:p>
          </table:table-cell>
          <table:table-cell table:formula="of:=[.AN66]/[.AE66]" office:value-type="float" office:value="0.117" calcext:value-type="float">
            <text:p>0,1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float" office:value="14.34" calcext:value-type="float">
            <text:p>14,34</text:p>
          </table:table-cell>
          <table:table-cell office:value-type="float" office:value="0.0828695114409" calcext:value-type="float">
            <text:p>0,0828695114409</text:p>
          </table:table-cell>
          <table:table-cell table:formula="of:=[.AQ66]-[.AU66]" office:value-type="float" office:value="0" calcext:value-type="float">
            <text:p>0</text:p>
          </table:table-cell>
          <table:table-cell table:formula="of:=[.AY66]/[.AQ66]" office:value-type="float" office:value="0" calcext:value-type="float">
            <text:p>0</text:p>
          </table:table-cell>
          <table:table-cell table:formula="of:=[.AR66]-[.AV66]" office:value-type="float" office:value="283" calcext:value-type="float">
            <text:p>283</text:p>
          </table:table-cell>
          <table:table-cell table:formula="of:=[.BA66]/[.AR66]" office:value-type="float" office:value="0.283" calcext:value-type="float">
            <text:p>0,2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02" calcext:value-type="float">
            <text:p>402</text:p>
          </table:table-cell>
          <table:table-cell office:value-type="float" office:value="8.12121212121" calcext:value-type="float">
            <text:p>8,12121212121</text:p>
          </table:table-cell>
          <table:table-cell office:value-type="float" office:value="0.0828695114409" calcext:value-type="float">
            <text:p>0,0828695114409</text:p>
          </table:table-cell>
          <table:table-cell table:formula="of:=[.BD66]-[.BH66]" office:value-type="float" office:value="1" calcext:value-type="float">
            <text:p>1</text:p>
          </table:table-cell>
          <table:table-cell table:formula="of:=[.BL66]/[.BD66]" office:value-type="float" office:value="0.01" calcext:value-type="float">
            <text:p>0,01</text:p>
          </table:table-cell>
          <table:table-cell table:formula="of:=[.BE66]-[.BI66]" office:value-type="float" office:value="598" calcext:value-type="float">
            <text:p>598</text:p>
          </table:table-cell>
          <table:table-cell table:formula="of:=[.BN66]/[.BE66]" office:value-type="float" office:value="0.598" calcext:value-type="float">
            <text:p>0,5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02" calcext:value-type="float">
            <text:p>402</text:p>
          </table:table-cell>
          <table:table-cell office:value-type="float" office:value="8.12121212121" calcext:value-type="float">
            <text:p>8,12121212121</text:p>
          </table:table-cell>
          <table:table-cell office:value-type="float" office:value="0.0828695114409" calcext:value-type="float">
            <text:p>0,0828695114409</text:p>
          </table:table-cell>
          <table:table-cell table:formula="of:=[.BQ66]-[.BU66]" office:value-type="float" office:value="1" calcext:value-type="float">
            <text:p>1</text:p>
          </table:table-cell>
          <table:table-cell table:formula="of:=[.BY66]/[.BQ66]" office:value-type="float" office:value="0.01" calcext:value-type="float">
            <text:p>0,01</text:p>
          </table:table-cell>
          <table:table-cell table:formula="of:=[.BR66]-[.BV66]" office:value-type="float" office:value="598" calcext:value-type="float">
            <text:p>598</text:p>
          </table:table-cell>
          <table:table-cell table:formula="of:=[.CA66]/[.BR66]" office:value-type="float" office:value="0.598" calcext:value-type="float">
            <text:p>0,5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02" calcext:value-type="float">
            <text:p>402</text:p>
          </table:table-cell>
          <table:table-cell office:value-type="float" office:value="8.12121212121" calcext:value-type="float">
            <text:p>8,12121212121</text:p>
          </table:table-cell>
          <table:table-cell office:value-type="float" office:value="0.0828695114409" calcext:value-type="float">
            <text:p>0,0828695114409</text:p>
          </table:table-cell>
          <table:table-cell table:formula="of:=[.CD66]-[.CH66]" office:value-type="float" office:value="1" calcext:value-type="float">
            <text:p>1</text:p>
          </table:table-cell>
          <table:table-cell table:formula="of:=[.CL66]/[.CD66]" office:value-type="float" office:value="0.01" calcext:value-type="float">
            <text:p>0,01</text:p>
          </table:table-cell>
          <table:table-cell table:formula="of:=[.CE66]-[.CI66]" office:value-type="float" office:value="598" calcext:value-type="float">
            <text:p>598</text:p>
          </table:table-cell>
          <table:table-cell table:formula="of:=[.CN66]/[.CE66]" office:value-type="float" office:value="0.598" calcext:value-type="float">
            <text:p>0,598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3.78723404255" calcext:value-type="float">
            <text:p>3,78723404255</text:p>
          </table:table-cell>
          <table:table-cell office:value-type="float" office:value="0.0715316429602" calcext:value-type="float">
            <text:p>0,0715316429602</text:p>
          </table:table-cell>
          <table:table-cell table:formula="of:=[.AD67]-[.AH67]" office:value-type="float" office:value="53" calcext:value-type="float">
            <text:p>53</text:p>
          </table:table-cell>
          <table:table-cell table:formula="of:=[.AL67]/[.AD67]" office:value-type="float" office:value="0.53" calcext:value-type="float">
            <text:p>0,53</text:p>
          </table:table-cell>
          <table:table-cell table:formula="of:=[.AE67]-[.AI67]" office:value-type="float" office:value="911" calcext:value-type="float">
            <text:p>911</text:p>
          </table:table-cell>
          <table:table-cell table:formula="of:=[.AN67]/[.AE67]" office:value-type="float" office:value="0.911" calcext:value-type="float">
            <text:p>0,9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3.78723404255" calcext:value-type="float">
            <text:p>3,78723404255</text:p>
          </table:table-cell>
          <table:table-cell office:value-type="float" office:value="0.0715316429602" calcext:value-type="float">
            <text:p>0,0715316429602</text:p>
          </table:table-cell>
          <table:table-cell table:formula="of:=[.AQ67]-[.AU67]" office:value-type="float" office:value="53" calcext:value-type="float">
            <text:p>53</text:p>
          </table:table-cell>
          <table:table-cell table:formula="of:=[.AY67]/[.AQ67]" office:value-type="float" office:value="0.53" calcext:value-type="float">
            <text:p>0,53</text:p>
          </table:table-cell>
          <table:table-cell table:formula="of:=[.AR67]-[.AV67]" office:value-type="float" office:value="911" calcext:value-type="float">
            <text:p>911</text:p>
          </table:table-cell>
          <table:table-cell table:formula="of:=[.BA67]/[.AR67]" office:value-type="float" office:value="0.911" calcext:value-type="float">
            <text:p>0,9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310" calcext:value-type="float">
            <text:p>310</text:p>
          </table:table-cell>
          <table:table-cell office:value-type="float" office:value="6.39175257732" calcext:value-type="float">
            <text:p>6,39175257732</text:p>
          </table:table-cell>
          <table:table-cell office:value-type="float" office:value="0.0715316429602" calcext:value-type="float">
            <text:p>0,0715316429602</text:p>
          </table:table-cell>
          <table:table-cell table:formula="of:=[.BD67]-[.BH67]" office:value-type="float" office:value="3" calcext:value-type="float">
            <text:p>3</text:p>
          </table:table-cell>
          <table:table-cell table:formula="of:=[.BL67]/[.BD67]" office:value-type="float" office:value="0.03" calcext:value-type="float">
            <text:p>0,03</text:p>
          </table:table-cell>
          <table:table-cell table:formula="of:=[.BE67]-[.BI67]" office:value-type="float" office:value="690" calcext:value-type="float">
            <text:p>690</text:p>
          </table:table-cell>
          <table:table-cell table:formula="of:=[.BN67]/[.BE67]" office:value-type="float" office:value="0.69" calcext:value-type="float">
            <text:p>0,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office:value-type="float" office:value="7.0101010101" calcext:value-type="float">
            <text:p>7,0101010101</text:p>
          </table:table-cell>
          <table:table-cell office:value-type="float" office:value="0.0715316429602" calcext:value-type="float">
            <text:p>0,0715316429602</text:p>
          </table:table-cell>
          <table:table-cell table:formula="of:=[.BQ67]-[.BU67]" office:value-type="float" office:value="1" calcext:value-type="float">
            <text:p>1</text:p>
          </table:table-cell>
          <table:table-cell table:formula="of:=[.BY67]/[.BQ67]" office:value-type="float" office:value="0.01" calcext:value-type="float">
            <text:p>0,01</text:p>
          </table:table-cell>
          <table:table-cell table:formula="of:=[.BR67]-[.BV67]" office:value-type="float" office:value="653" calcext:value-type="float">
            <text:p>653</text:p>
          </table:table-cell>
          <table:table-cell table:formula="of:=[.CA67]/[.BR67]" office:value-type="float" office:value="0.653" calcext:value-type="float">
            <text:p>0,6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office:value-type="float" office:value="7.0101010101" calcext:value-type="float">
            <text:p>7,0101010101</text:p>
          </table:table-cell>
          <table:table-cell office:value-type="float" office:value="0.0715316429602" calcext:value-type="float">
            <text:p>0,0715316429602</text:p>
          </table:table-cell>
          <table:table-cell table:formula="of:=[.CD67]-[.CH67]" office:value-type="float" office:value="1" calcext:value-type="float">
            <text:p>1</text:p>
          </table:table-cell>
          <table:table-cell table:formula="of:=[.CL67]/[.CD67]" office:value-type="float" office:value="0.01" calcext:value-type="float">
            <text:p>0,01</text:p>
          </table:table-cell>
          <table:table-cell table:formula="of:=[.CE67]-[.CI67]" office:value-type="float" office:value="653" calcext:value-type="float">
            <text:p>653</text:p>
          </table:table-cell>
          <table:table-cell table:formula="of:=[.CN67]/[.CE67]" office:value-type="float" office:value="0.653" calcext:value-type="float">
            <text:p>0,653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84" calcext:value-type="float">
            <text:p>784</text:p>
          </table:table-cell>
          <table:table-cell office:value-type="float" office:value="15.68" calcext:value-type="float">
            <text:p>15,68</text:p>
          </table:table-cell>
          <table:table-cell office:value-type="float" office:value="0.0405712431029" calcext:value-type="float">
            <text:p>0,0405712431029</text:p>
          </table:table-cell>
          <table:table-cell table:formula="of:=[.AD68]-[.AH68]" office:value-type="float" office:value="0" calcext:value-type="float">
            <text:p>0</text:p>
          </table:table-cell>
          <table:table-cell table:formula="of:=[.AL68]/[.AD68]" office:value-type="float" office:value="0" calcext:value-type="float">
            <text:p>0</text:p>
          </table:table-cell>
          <table:table-cell table:formula="of:=[.AE68]-[.AI68]" office:value-type="float" office:value="216" calcext:value-type="float">
            <text:p>216</text:p>
          </table:table-cell>
          <table:table-cell table:formula="of:=[.AN68]/[.AE68]" office:value-type="float" office:value="0.216" calcext:value-type="float">
            <text:p>0,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3.16455696203" calcext:value-type="float">
            <text:p>3,16455696203</text:p>
          </table:table-cell>
          <table:table-cell office:value-type="float" office:value="0.0405712431029" calcext:value-type="float">
            <text:p>0,0405712431029</text:p>
          </table:table-cell>
          <table:table-cell table:formula="of:=[.AQ68]-[.AU68]" office:value-type="float" office:value="21" calcext:value-type="float">
            <text:p>21</text:p>
          </table:table-cell>
          <table:table-cell table:formula="of:=[.AY68]/[.AQ68]" office:value-type="float" office:value="0.21" calcext:value-type="float">
            <text:p>0,21</text:p>
          </table:table-cell>
          <table:table-cell table:formula="of:=[.AR68]-[.AV68]" office:value-type="float" office:value="875" calcext:value-type="float">
            <text:p>875</text:p>
          </table:table-cell>
          <table:table-cell table:formula="of:=[.BA68]/[.AR6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3.16455696203" calcext:value-type="float">
            <text:p>3,16455696203</text:p>
          </table:table-cell>
          <table:table-cell office:value-type="float" office:value="0.0405712431029" calcext:value-type="float">
            <text:p>0,0405712431029</text:p>
          </table:table-cell>
          <table:table-cell table:formula="of:=[.BD68]-[.BH68]" office:value-type="float" office:value="21" calcext:value-type="float">
            <text:p>21</text:p>
          </table:table-cell>
          <table:table-cell table:formula="of:=[.BL68]/[.BD68]" office:value-type="float" office:value="0.21" calcext:value-type="float">
            <text:p>0,21</text:p>
          </table:table-cell>
          <table:table-cell table:formula="of:=[.BE68]-[.BI68]" office:value-type="float" office:value="875" calcext:value-type="float">
            <text:p>875</text:p>
          </table:table-cell>
          <table:table-cell table:formula="of:=[.BN68]/[.BE6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3.16455696203" calcext:value-type="float">
            <text:p>3,16455696203</text:p>
          </table:table-cell>
          <table:table-cell office:value-type="float" office:value="0.0405712431029" calcext:value-type="float">
            <text:p>0,0405712431029</text:p>
          </table:table-cell>
          <table:table-cell table:formula="of:=[.BQ68]-[.BU68]" office:value-type="float" office:value="21" calcext:value-type="float">
            <text:p>21</text:p>
          </table:table-cell>
          <table:table-cell table:formula="of:=[.BY68]/[.BQ68]" office:value-type="float" office:value="0.21" calcext:value-type="float">
            <text:p>0,21</text:p>
          </table:table-cell>
          <table:table-cell table:formula="of:=[.BR68]-[.BV68]" office:value-type="float" office:value="875" calcext:value-type="float">
            <text:p>875</text:p>
          </table:table-cell>
          <table:table-cell table:formula="of:=[.CA68]/[.BR6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3.16455696203" calcext:value-type="float">
            <text:p>3,16455696203</text:p>
          </table:table-cell>
          <table:table-cell office:value-type="float" office:value="0.0405712431029" calcext:value-type="float">
            <text:p>0,0405712431029</text:p>
          </table:table-cell>
          <table:table-cell table:formula="of:=[.CD68]-[.CH68]" office:value-type="float" office:value="21" calcext:value-type="float">
            <text:p>21</text:p>
          </table:table-cell>
          <table:table-cell table:formula="of:=[.CL68]/[.CD68]" office:value-type="float" office:value="0.21" calcext:value-type="float">
            <text:p>0,21</text:p>
          </table:table-cell>
          <table:table-cell table:formula="of:=[.CE68]-[.CI68]" office:value-type="float" office:value="875" calcext:value-type="float">
            <text:p>875</text:p>
          </table:table-cell>
          <table:table-cell table:formula="of:=[.CN68]/[.CE68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13.16" calcext:value-type="float">
            <text:p>13,16</text:p>
          </table:table-cell>
          <table:table-cell office:value-type="float" office:value="0.0254303599374" calcext:value-type="float">
            <text:p>0,0254303599374</text:p>
          </table:table-cell>
          <table:table-cell table:formula="of:=[.AD69]-[.AH69]" office:value-type="float" office:value="0" calcext:value-type="float">
            <text:p>0</text:p>
          </table:table-cell>
          <table:table-cell table:formula="of:=[.AL69]/[.AD69]" office:value-type="float" office:value="0" calcext:value-type="float">
            <text:p>0</text:p>
          </table:table-cell>
          <table:table-cell table:formula="of:=[.AE69]-[.AI69]" office:value-type="float" office:value="342" calcext:value-type="float">
            <text:p>342</text:p>
          </table:table-cell>
          <table:table-cell table:formula="of:=[.AN69]/[.AE69]" office:value-type="float" office:value="0.342" calcext:value-type="float">
            <text:p>0,3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13.16" calcext:value-type="float">
            <text:p>13,16</text:p>
          </table:table-cell>
          <table:table-cell office:value-type="float" office:value="0.0254303599374" calcext:value-type="float">
            <text:p>0,0254303599374</text:p>
          </table:table-cell>
          <table:table-cell table:formula="of:=[.AQ69]-[.AU69]" office:value-type="float" office:value="0" calcext:value-type="float">
            <text:p>0</text:p>
          </table:table-cell>
          <table:table-cell table:formula="of:=[.AY69]/[.AQ69]" office:value-type="float" office:value="0" calcext:value-type="float">
            <text:p>0</text:p>
          </table:table-cell>
          <table:table-cell table:formula="of:=[.AR69]-[.AV69]" office:value-type="float" office:value="342" calcext:value-type="float">
            <text:p>342</text:p>
          </table:table-cell>
          <table:table-cell table:formula="of:=[.BA69]/[.AR69]" office:value-type="float" office:value="0.342" calcext:value-type="float">
            <text:p>0,3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.5" calcext:value-type="float">
            <text:p>9,5</text:p>
          </table:table-cell>
          <table:table-cell office:value-type="float" office:value="0.0254303599374" calcext:value-type="float">
            <text:p>0,0254303599374</text:p>
          </table:table-cell>
          <table:table-cell table:formula="of:=[.BD69]-[.BH69]" office:value-type="float" office:value="0" calcext:value-type="float">
            <text:p>0</text:p>
          </table:table-cell>
          <table:table-cell table:formula="of:=[.BL69]/[.BD69]" office:value-type="float" office:value="0" calcext:value-type="float">
            <text:p>0</text:p>
          </table:table-cell>
          <table:table-cell table:formula="of:=[.BE69]-[.BI69]" office:value-type="float" office:value="525" calcext:value-type="float">
            <text:p>525</text:p>
          </table:table-cell>
          <table:table-cell table:formula="of:=[.BN69]/[.BE69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BQ69]-[.BU69]" office:value-type="float" office:value="28" calcext:value-type="float">
            <text:p>28</text:p>
          </table:table-cell>
          <table:table-cell table:formula="of:=[.BY69]/[.BQ69]" office:value-type="float" office:value="0.28" calcext:value-type="float">
            <text:p>0,28</text:p>
          </table:table-cell>
          <table:table-cell table:formula="of:=[.BR69]-[.BV69]" office:value-type="float" office:value="935" calcext:value-type="float">
            <text:p>935</text:p>
          </table:table-cell>
          <table:table-cell table:formula="of:=[.CA69]/[.BR69]" office:value-type="float" office:value="0.935" calcext:value-type="float">
            <text:p>0,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69]-[.CH69]" office:value-type="float" office:value="28" calcext:value-type="float">
            <text:p>28</text:p>
          </table:table-cell>
          <table:table-cell table:formula="of:=[.CL69]/[.CD69]" office:value-type="float" office:value="0.28" calcext:value-type="float">
            <text:p>0,28</text:p>
          </table:table-cell>
          <table:table-cell table:formula="of:=[.CE69]-[.CI69]" office:value-type="float" office:value="935" calcext:value-type="float">
            <text:p>935</text:p>
          </table:table-cell>
          <table:table-cell table:formula="of:=[.CN69]/[.CE69]" office:value-type="float" office:value="0.935" calcext:value-type="float">
            <text:p>0,935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52904989747" calcext:value-type="float">
            <text:p>0,0252904989747</text:p>
          </table:table-cell>
          <table:table-cell table:formula="of:=[.AD70]-[.AH70]" office:value-type="float" office:value="0" calcext:value-type="float">
            <text:p>0</text:p>
          </table:table-cell>
          <table:table-cell table:formula="of:=[.AL70]/[.AD70]" office:value-type="float" office:value="0" calcext:value-type="float">
            <text:p>0</text:p>
          </table:table-cell>
          <table:table-cell table:formula="of:=[.AE70]-[.AI70]" office:value-type="float" office:value="667" calcext:value-type="float">
            <text:p>667</text:p>
          </table:table-cell>
          <table:table-cell table:formula="of:=[.AN70]/[.AE70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52904989747" calcext:value-type="float">
            <text:p>0,0252904989747</text:p>
          </table:table-cell>
          <table:table-cell table:formula="of:=[.AQ70]-[.AU70]" office:value-type="float" office:value="0" calcext:value-type="float">
            <text:p>0</text:p>
          </table:table-cell>
          <table:table-cell table:formula="of:=[.AY70]/[.AQ70]" office:value-type="float" office:value="0" calcext:value-type="float">
            <text:p>0</text:p>
          </table:table-cell>
          <table:table-cell table:formula="of:=[.AR70]-[.AV70]" office:value-type="float" office:value="667" calcext:value-type="float">
            <text:p>667</text:p>
          </table:table-cell>
          <table:table-cell table:formula="of:=[.BA70]/[.AR70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52904989747" calcext:value-type="float">
            <text:p>0,0252904989747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667" calcext:value-type="float">
            <text:p>667</text:p>
          </table:table-cell>
          <table:table-cell table:formula="of:=[.BN70]/[.BE70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52904989747" calcext:value-type="float">
            <text:p>0,0252904989747</text:p>
          </table:table-cell>
          <table:table-cell table:formula="of:=[.BQ70]-[.BU70]" office:value-type="float" office:value="0" calcext:value-type="float">
            <text:p>0</text:p>
          </table:table-cell>
          <table:table-cell table:formula="of:=[.BY70]/[.BQ70]" office:value-type="float" office:value="0" calcext:value-type="float">
            <text:p>0</text:p>
          </table:table-cell>
          <table:table-cell table:formula="of:=[.BR70]-[.BV70]" office:value-type="float" office:value="667" calcext:value-type="float">
            <text:p>667</text:p>
          </table:table-cell>
          <table:table-cell table:formula="of:=[.CA70]/[.BR70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.92207792208" calcext:value-type="float">
            <text:p>1,92207792208</text:p>
          </table:table-cell>
          <table:table-cell office:value-type="float" office:value="0.0252904989747" calcext:value-type="float">
            <text:p>0,0252904989747</text:p>
          </table:table-cell>
          <table:table-cell table:formula="of:=[.CD70]-[.CH70]" office:value-type="float" office:value="23" calcext:value-type="float">
            <text:p>23</text:p>
          </table:table-cell>
          <table:table-cell table:formula="of:=[.CL70]/[.CD70]" office:value-type="float" office:value="0.23" calcext:value-type="float">
            <text:p>0,23</text:p>
          </table:table-cell>
          <table:table-cell table:formula="of:=[.CE70]-[.CI70]" office:value-type="float" office:value="926" calcext:value-type="float">
            <text:p>926</text:p>
          </table:table-cell>
          <table:table-cell table:formula="of:=[.CN70]/[.CE70]" office:value-type="float" office:value="0.926" calcext:value-type="float">
            <text:p>0,926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540" calcext:value-type="float">
            <text:p>540</text:p>
          </table:table-cell>
          <table:table-cell office:value-type="float" office:value="10.9090909091" calcext:value-type="float">
            <text:p>10,9090909091</text:p>
          </table:table-cell>
          <table:table-cell office:value-type="float" office:value="0.0517419088848" calcext:value-type="float">
            <text:p>0,0517419088848</text:p>
          </table:table-cell>
          <table:table-cell table:formula="of:=[.AD71]-[.AH71]" office:value-type="float" office:value="1" calcext:value-type="float">
            <text:p>1</text:p>
          </table:table-cell>
          <table:table-cell table:formula="of:=[.AL71]/[.AD71]" office:value-type="float" office:value="0.01" calcext:value-type="float">
            <text:p>0,01</text:p>
          </table:table-cell>
          <table:table-cell table:formula="of:=[.AE71]-[.AI71]" office:value-type="float" office:value="460" calcext:value-type="float">
            <text:p>460</text:p>
          </table:table-cell>
          <table:table-cell table:formula="of:=[.AN71]/[.AE71]" office:value-type="float" office:value="0.46" calcext:value-type="float">
            <text:p>0,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1.62" calcext:value-type="float">
            <text:p>11,62</text:p>
          </table:table-cell>
          <table:table-cell office:value-type="float" office:value="0.0517419088848" calcext:value-type="float">
            <text:p>0,0517419088848</text:p>
          </table:table-cell>
          <table:table-cell table:formula="of:=[.AQ71]-[.AU71]" office:value-type="float" office:value="0" calcext:value-type="float">
            <text:p>0</text:p>
          </table:table-cell>
          <table:table-cell table:formula="of:=[.AY71]/[.AQ71]" office:value-type="float" office:value="0" calcext:value-type="float">
            <text:p>0</text:p>
          </table:table-cell>
          <table:table-cell table:formula="of:=[.AR71]-[.AV71]" office:value-type="float" office:value="419" calcext:value-type="float">
            <text:p>419</text:p>
          </table:table-cell>
          <table:table-cell table:formula="of:=[.BA71]/[.AR71]" office:value-type="float" office:value="0.419" calcext:value-type="float">
            <text:p>0,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51" calcext:value-type="float">
            <text:p>251</text:p>
          </table:table-cell>
          <table:table-cell office:value-type="float" office:value="5.07070707071" calcext:value-type="float">
            <text:p>5,07070707071</text:p>
          </table:table-cell>
          <table:table-cell office:value-type="float" office:value="0.0517419088848" calcext:value-type="float">
            <text:p>0,0517419088848</text:p>
          </table:table-cell>
          <table:table-cell table:formula="of:=[.BD71]-[.BH71]" office:value-type="float" office:value="1" calcext:value-type="float">
            <text:p>1</text:p>
          </table:table-cell>
          <table:table-cell table:formula="of:=[.BL71]/[.BD71]" office:value-type="float" office:value="0.01" calcext:value-type="float">
            <text:p>0,01</text:p>
          </table:table-cell>
          <table:table-cell table:formula="of:=[.BE71]-[.BI71]" office:value-type="float" office:value="749" calcext:value-type="float">
            <text:p>749</text:p>
          </table:table-cell>
          <table:table-cell table:formula="of:=[.BN71]/[.BE71]" office:value-type="float" office:value="0.749" calcext:value-type="float">
            <text:p>0,7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51" calcext:value-type="float">
            <text:p>251</text:p>
          </table:table-cell>
          <table:table-cell office:value-type="float" office:value="5.07070707071" calcext:value-type="float">
            <text:p>5,07070707071</text:p>
          </table:table-cell>
          <table:table-cell office:value-type="float" office:value="0.0517419088848" calcext:value-type="float">
            <text:p>0,0517419088848</text:p>
          </table:table-cell>
          <table:table-cell table:formula="of:=[.BQ71]-[.BU71]" office:value-type="float" office:value="1" calcext:value-type="float">
            <text:p>1</text:p>
          </table:table-cell>
          <table:table-cell table:formula="of:=[.BY71]/[.BQ71]" office:value-type="float" office:value="0.01" calcext:value-type="float">
            <text:p>0,01</text:p>
          </table:table-cell>
          <table:table-cell table:formula="of:=[.BR71]-[.BV71]" office:value-type="float" office:value="749" calcext:value-type="float">
            <text:p>749</text:p>
          </table:table-cell>
          <table:table-cell table:formula="of:=[.CA71]/[.BR71]" office:value-type="float" office:value="0.749" calcext:value-type="float">
            <text:p>0,7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51" calcext:value-type="float">
            <text:p>251</text:p>
          </table:table-cell>
          <table:table-cell office:value-type="float" office:value="5.07070707071" calcext:value-type="float">
            <text:p>5,07070707071</text:p>
          </table:table-cell>
          <table:table-cell office:value-type="float" office:value="0.0517419088848" calcext:value-type="float">
            <text:p>0,0517419088848</text:p>
          </table:table-cell>
          <table:table-cell table:formula="of:=[.CD71]-[.CH71]" office:value-type="float" office:value="1" calcext:value-type="float">
            <text:p>1</text:p>
          </table:table-cell>
          <table:table-cell table:formula="of:=[.CL71]/[.CD71]" office:value-type="float" office:value="0.01" calcext:value-type="float">
            <text:p>0,01</text:p>
          </table:table-cell>
          <table:table-cell table:formula="of:=[.CE71]-[.CI71]" office:value-type="float" office:value="749" calcext:value-type="float">
            <text:p>749</text:p>
          </table:table-cell>
          <table:table-cell table:formula="of:=[.CN71]/[.CE71]" office:value-type="float" office:value="0.749" calcext:value-type="float">
            <text:p>0,749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.66" calcext:value-type="float">
            <text:p>6,66</text:p>
          </table:table-cell>
          <table:table-cell office:value-type="float" office:value="0.0285714285714" calcext:value-type="float">
            <text:p>0,0285714285714</text:p>
          </table:table-cell>
          <table:table-cell table:formula="of:=[.AD72]-[.AH72]" office:value-type="float" office:value="0" calcext:value-type="float">
            <text:p>0</text:p>
          </table:table-cell>
          <table:table-cell table:formula="of:=[.AL72]/[.AD72]" office:value-type="float" office:value="0" calcext:value-type="float">
            <text:p>0</text:p>
          </table:table-cell>
          <table:table-cell table:formula="of:=[.AE72]-[.AI72]" office:value-type="float" office:value="667" calcext:value-type="float">
            <text:p>667</text:p>
          </table:table-cell>
          <table:table-cell table:formula="of:=[.AN72]/[.AE72]" office:value-type="float" office:value="0.667" calcext:value-type="float">
            <text:p>0,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AQ72]-[.AU72]" office:value-type="float" office:value="9" calcext:value-type="float">
            <text:p>9</text:p>
          </table:table-cell>
          <table:table-cell table:formula="of:=[.AY72]/[.AQ72]" office:value-type="float" office:value="0.09" calcext:value-type="float">
            <text:p>0,09</text:p>
          </table:table-cell>
          <table:table-cell table:formula="of:=[.AR72]-[.AV72]" office:value-type="float" office:value="883" calcext:value-type="float">
            <text:p>883</text:p>
          </table:table-cell>
          <table:table-cell table:formula="of:=[.BA72]/[.AR7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BD72]-[.BH72]" office:value-type="float" office:value="9" calcext:value-type="float">
            <text:p>9</text:p>
          </table:table-cell>
          <table:table-cell table:formula="of:=[.BL72]/[.BD72]" office:value-type="float" office:value="0.09" calcext:value-type="float">
            <text:p>0,09</text:p>
          </table:table-cell>
          <table:table-cell table:formula="of:=[.BE72]-[.BI72]" office:value-type="float" office:value="883" calcext:value-type="float">
            <text:p>883</text:p>
          </table:table-cell>
          <table:table-cell table:formula="of:=[.BN72]/[.BE7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BQ72]-[.BU72]" office:value-type="float" office:value="9" calcext:value-type="float">
            <text:p>9</text:p>
          </table:table-cell>
          <table:table-cell table:formula="of:=[.BY72]/[.BQ72]" office:value-type="float" office:value="0.09" calcext:value-type="float">
            <text:p>0,09</text:p>
          </table:table-cell>
          <table:table-cell table:formula="of:=[.BR72]-[.BV72]" office:value-type="float" office:value="883" calcext:value-type="float">
            <text:p>883</text:p>
          </table:table-cell>
          <table:table-cell table:formula="of:=[.CA72]/[.BR72]" office:value-type="float" office:value="0.883" calcext:value-type="float">
            <text:p>0,8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2.57142857143" calcext:value-type="float">
            <text:p>2,57142857143</text:p>
          </table:table-cell>
          <table:table-cell office:value-type="float" office:value="0.0285714285714" calcext:value-type="float">
            <text:p>0,0285714285714</text:p>
          </table:table-cell>
          <table:table-cell table:formula="of:=[.CD72]-[.CH72]" office:value-type="float" office:value="9" calcext:value-type="float">
            <text:p>9</text:p>
          </table:table-cell>
          <table:table-cell table:formula="of:=[.CL72]/[.CD72]" office:value-type="float" office:value="0.09" calcext:value-type="float">
            <text:p>0,09</text:p>
          </table:table-cell>
          <table:table-cell table:formula="of:=[.CE72]-[.CI72]" office:value-type="float" office:value="883" calcext:value-type="float">
            <text:p>883</text:p>
          </table:table-cell>
          <table:table-cell table:formula="of:=[.CN72]/[.CE72]" office:value-type="float" office:value="0.883" calcext:value-type="float">
            <text:p>0,883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92" calcext:value-type="float">
            <text:p>792</text:p>
          </table:table-cell>
          <table:table-cell office:value-type="float" office:value="15.84" calcext:value-type="float">
            <text:p>15,84</text:p>
          </table:table-cell>
          <table:table-cell office:value-type="float" office:value="0.0397428404442" calcext:value-type="float">
            <text:p>0,0397428404442</text:p>
          </table:table-cell>
          <table:table-cell table:formula="of:=[.AD73]-[.AH73]" office:value-type="float" office:value="0" calcext:value-type="float">
            <text:p>0</text:p>
          </table:table-cell>
          <table:table-cell table:formula="of:=[.AL73]/[.AD73]" office:value-type="float" office:value="0" calcext:value-type="float">
            <text:p>0</text:p>
          </table:table-cell>
          <table:table-cell table:formula="of:=[.AE73]-[.AI73]" office:value-type="float" office:value="208" calcext:value-type="float">
            <text:p>208</text:p>
          </table:table-cell>
          <table:table-cell table:formula="of:=[.AN73]/[.AE73]" office:value-type="float" office:value="0.208" calcext:value-type="float">
            <text:p>0,2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14" calcext:value-type="float">
            <text:p>714</text:p>
          </table:table-cell>
          <table:table-cell office:value-type="float" office:value="14.28" calcext:value-type="float">
            <text:p>14,28</text:p>
          </table:table-cell>
          <table:table-cell office:value-type="float" office:value="0.0397428404442" calcext:value-type="float">
            <text:p>0,0397428404442</text:p>
          </table:table-cell>
          <table:table-cell table:formula="of:=[.AQ73]-[.AU73]" office:value-type="float" office:value="0" calcext:value-type="float">
            <text:p>0</text:p>
          </table:table-cell>
          <table:table-cell table:formula="of:=[.AY73]/[.AQ73]" office:value-type="float" office:value="0" calcext:value-type="float">
            <text:p>0</text:p>
          </table:table-cell>
          <table:table-cell table:formula="of:=[.AR73]-[.AV73]" office:value-type="float" office:value="286" calcext:value-type="float">
            <text:p>286</text:p>
          </table:table-cell>
          <table:table-cell table:formula="of:=[.BA73]/[.AR73]" office:value-type="float" office:value="0.286" calcext:value-type="float">
            <text:p>0,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2.30508474576" calcext:value-type="float">
            <text:p>2,30508474576</text:p>
          </table:table-cell>
          <table:table-cell office:value-type="float" office:value="0.0397428404442" calcext:value-type="float">
            <text:p>0,0397428404442</text:p>
          </table:table-cell>
          <table:table-cell table:formula="of:=[.BD73]-[.BH73]" office:value-type="float" office:value="41" calcext:value-type="float">
            <text:p>41</text:p>
          </table:table-cell>
          <table:table-cell table:formula="of:=[.BL73]/[.BD73]" office:value-type="float" office:value="0.41" calcext:value-type="float">
            <text:p>0,41</text:p>
          </table:table-cell>
          <table:table-cell table:formula="of:=[.BE73]-[.BI73]" office:value-type="float" office:value="932" calcext:value-type="float">
            <text:p>932</text:p>
          </table:table-cell>
          <table:table-cell table:formula="of:=[.BN73]/[.BE73]" office:value-type="float" office:value="0.932" calcext:value-type="float">
            <text:p>0,9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2.30508474576" calcext:value-type="float">
            <text:p>2,30508474576</text:p>
          </table:table-cell>
          <table:table-cell office:value-type="float" office:value="0.0397428404442" calcext:value-type="float">
            <text:p>0,0397428404442</text:p>
          </table:table-cell>
          <table:table-cell table:formula="of:=[.BQ73]-[.BU73]" office:value-type="float" office:value="41" calcext:value-type="float">
            <text:p>41</text:p>
          </table:table-cell>
          <table:table-cell table:formula="of:=[.BY73]/[.BQ73]" office:value-type="float" office:value="0.41" calcext:value-type="float">
            <text:p>0,41</text:p>
          </table:table-cell>
          <table:table-cell table:formula="of:=[.BR73]-[.BV73]" office:value-type="float" office:value="932" calcext:value-type="float">
            <text:p>932</text:p>
          </table:table-cell>
          <table:table-cell table:formula="of:=[.CA73]/[.BR73]" office:value-type="float" office:value="0.932" calcext:value-type="float">
            <text:p>0,9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2.30508474576" calcext:value-type="float">
            <text:p>2,30508474576</text:p>
          </table:table-cell>
          <table:table-cell office:value-type="float" office:value="0.0397428404442" calcext:value-type="float">
            <text:p>0,0397428404442</text:p>
          </table:table-cell>
          <table:table-cell table:formula="of:=[.CD73]-[.CH73]" office:value-type="float" office:value="41" calcext:value-type="float">
            <text:p>41</text:p>
          </table:table-cell>
          <table:table-cell table:formula="of:=[.CL73]/[.CD73]" office:value-type="float" office:value="0.41" calcext:value-type="float">
            <text:p>0,41</text:p>
          </table:table-cell>
          <table:table-cell table:formula="of:=[.CE73]-[.CI73]" office:value-type="float" office:value="932" calcext:value-type="float">
            <text:p>932</text:p>
          </table:table-cell>
          <table:table-cell table:formula="of:=[.CN73]/[.CE73]" office:value-type="float" office:value="0.932" calcext:value-type="float">
            <text:p>0,932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52" calcext:value-type="float">
            <text:p>552</text:p>
          </table:table-cell>
          <table:table-cell office:value-type="float" office:value="11.04" calcext:value-type="float">
            <text:p>11,04</text:p>
          </table:table-cell>
          <table:table-cell office:value-type="float" office:value="0.0547474747475" calcext:value-type="float">
            <text:p>0,0547474747475</text:p>
          </table:table-cell>
          <table:table-cell table:formula="of:=[.AD74]-[.AH74]" office:value-type="float" office:value="0" calcext:value-type="float">
            <text:p>0</text:p>
          </table:table-cell>
          <table:table-cell table:formula="of:=[.AL74]/[.AD74]" office:value-type="float" office:value="0" calcext:value-type="float">
            <text:p>0</text:p>
          </table:table-cell>
          <table:table-cell table:formula="of:=[.AE74]-[.AI74]" office:value-type="float" office:value="448" calcext:value-type="float">
            <text:p>448</text:p>
          </table:table-cell>
          <table:table-cell table:formula="of:=[.AN74]/[.AE74]" office:value-type="float" office:value="0.448" calcext:value-type="float">
            <text:p>0,4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73" calcext:value-type="float">
            <text:p>273</text:p>
          </table:table-cell>
          <table:table-cell office:value-type="float" office:value="5.62886597938" calcext:value-type="float">
            <text:p>5,62886597938</text:p>
          </table:table-cell>
          <table:table-cell office:value-type="float" office:value="0.0547474747475" calcext:value-type="float">
            <text:p>0,0547474747475</text:p>
          </table:table-cell>
          <table:table-cell table:formula="of:=[.AQ74]-[.AU74]" office:value-type="float" office:value="3" calcext:value-type="float">
            <text:p>3</text:p>
          </table:table-cell>
          <table:table-cell table:formula="of:=[.AY74]/[.AQ74]" office:value-type="float" office:value="0.03" calcext:value-type="float">
            <text:p>0,03</text:p>
          </table:table-cell>
          <table:table-cell table:formula="of:=[.AR74]-[.AV74]" office:value-type="float" office:value="727" calcext:value-type="float">
            <text:p>727</text:p>
          </table:table-cell>
          <table:table-cell table:formula="of:=[.BA74]/[.AR74]" office:value-type="float" office:value="0.727" calcext:value-type="float">
            <text:p>0,7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54" calcext:value-type="float">
            <text:p>254</text:p>
          </table:table-cell>
          <table:table-cell office:value-type="float" office:value="5.23711340206" calcext:value-type="float">
            <text:p>5,23711340206</text:p>
          </table:table-cell>
          <table:table-cell office:value-type="float" office:value="0.0547474747475" calcext:value-type="float">
            <text:p>0,0547474747475</text:p>
          </table:table-cell>
          <table:table-cell table:formula="of:=[.BD74]-[.BH74]" office:value-type="float" office:value="3" calcext:value-type="float">
            <text:p>3</text:p>
          </table:table-cell>
          <table:table-cell table:formula="of:=[.BL74]/[.BD74]" office:value-type="float" office:value="0.03" calcext:value-type="float">
            <text:p>0,03</text:p>
          </table:table-cell>
          <table:table-cell table:formula="of:=[.BE74]-[.BI74]" office:value-type="float" office:value="746" calcext:value-type="float">
            <text:p>746</text:p>
          </table:table-cell>
          <table:table-cell table:formula="of:=[.BN74]/[.BE74]" office:value-type="float" office:value="0.746" calcext:value-type="float">
            <text:p>0,7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67" calcext:value-type="float">
            <text:p>267</text:p>
          </table:table-cell>
          <table:table-cell office:value-type="float" office:value="5.39393939394" calcext:value-type="float">
            <text:p>5,39393939394</text:p>
          </table:table-cell>
          <table:table-cell office:value-type="float" office:value="0.0547474747475" calcext:value-type="float">
            <text:p>0,0547474747475</text:p>
          </table:table-cell>
          <table:table-cell table:formula="of:=[.BQ74]-[.BU74]" office:value-type="float" office:value="1" calcext:value-type="float">
            <text:p>1</text:p>
          </table:table-cell>
          <table:table-cell table:formula="of:=[.BY74]/[.BQ74]" office:value-type="float" office:value="0.01" calcext:value-type="float">
            <text:p>0,01</text:p>
          </table:table-cell>
          <table:table-cell table:formula="of:=[.BR74]-[.BV74]" office:value-type="float" office:value="733" calcext:value-type="float">
            <text:p>733</text:p>
          </table:table-cell>
          <table:table-cell table:formula="of:=[.CA74]/[.BR74]" office:value-type="float" office:value="0.733" calcext:value-type="float">
            <text:p>0,7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5.42" calcext:value-type="float">
            <text:p>5,42</text:p>
          </table:table-cell>
          <table:table-cell office:value-type="float" office:value="0.0547474747475" calcext:value-type="float">
            <text:p>0,0547474747475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729" calcext:value-type="float">
            <text:p>729</text:p>
          </table:table-cell>
          <table:table-cell table:formula="of:=[.CN74]/[.CE74]" office:value-type="float" office:value="0.729" calcext:value-type="float">
            <text:p>0,729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7" calcext:value-type="float">
            <text:p>87</text:p>
          </table:table-cell>
          <table:table-cell office:value-type="float" office:value="564" calcext:value-type="float">
            <text:p>564</text:p>
          </table:table-cell>
          <table:table-cell office:value-type="float" office:value="12.9655172414" calcext:value-type="float">
            <text:p>12,9655172414</text:p>
          </table:table-cell>
          <table:table-cell office:value-type="float" office:value="0.0486002239642" calcext:value-type="float">
            <text:p>0,0486002239642</text:p>
          </table:table-cell>
          <table:table-cell table:formula="of:=[.AD75]-[.AH75]" office:value-type="float" office:value="13" calcext:value-type="float">
            <text:p>13</text:p>
          </table:table-cell>
          <table:table-cell table:formula="of:=[.AL75]/[.AD75]" office:value-type="float" office:value="0.13" calcext:value-type="float">
            <text:p>0,13</text:p>
          </table:table-cell>
          <table:table-cell table:formula="of:=[.AE75]-[.AI75]" office:value-type="float" office:value="436" calcext:value-type="float">
            <text:p>436</text:p>
          </table:table-cell>
          <table:table-cell table:formula="of:=[.AN75]/[.AE75]" office:value-type="float" office:value="0.436" calcext:value-type="float">
            <text:p>0,4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571" calcext:value-type="float">
            <text:p>571</text:p>
          </table:table-cell>
          <table:table-cell office:value-type="float" office:value="12.0210526316" calcext:value-type="float">
            <text:p>12,0210526316</text:p>
          </table:table-cell>
          <table:table-cell office:value-type="float" office:value="0.0486002239642" calcext:value-type="float">
            <text:p>0,0486002239642</text:p>
          </table:table-cell>
          <table:table-cell table:formula="of:=[.AQ75]-[.AU75]" office:value-type="float" office:value="5" calcext:value-type="float">
            <text:p>5</text:p>
          </table:table-cell>
          <table:table-cell table:formula="of:=[.AY75]/[.AQ75]" office:value-type="float" office:value="0.05" calcext:value-type="float">
            <text:p>0,05</text:p>
          </table:table-cell>
          <table:table-cell table:formula="of:=[.AR75]-[.AV75]" office:value-type="float" office:value="429" calcext:value-type="float">
            <text:p>429</text:p>
          </table:table-cell>
          <table:table-cell table:formula="of:=[.BA75]/[.AR75]" office:value-type="float" office:value="0.429" calcext:value-type="float">
            <text:p>0,4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217" calcext:value-type="float">
            <text:p>217</text:p>
          </table:table-cell>
          <table:table-cell office:value-type="float" office:value="4.56842105263" calcext:value-type="float">
            <text:p>4,56842105263</text:p>
          </table:table-cell>
          <table:table-cell office:value-type="float" office:value="0.0486002239642" calcext:value-type="float">
            <text:p>0,0486002239642</text:p>
          </table:table-cell>
          <table:table-cell table:formula="of:=[.BD75]-[.BH75]" office:value-type="float" office:value="5" calcext:value-type="float">
            <text:p>5</text:p>
          </table:table-cell>
          <table:table-cell table:formula="of:=[.BL75]/[.BD75]" office:value-type="float" office:value="0.05" calcext:value-type="float">
            <text:p>0,05</text:p>
          </table:table-cell>
          <table:table-cell table:formula="of:=[.BE75]-[.BI75]" office:value-type="float" office:value="783" calcext:value-type="float">
            <text:p>783</text:p>
          </table:table-cell>
          <table:table-cell table:formula="of:=[.BN75]/[.BE75]" office:value-type="float" office:value="0.783" calcext:value-type="float">
            <text:p>0,7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217" calcext:value-type="float">
            <text:p>217</text:p>
          </table:table-cell>
          <table:table-cell office:value-type="float" office:value="4.56842105263" calcext:value-type="float">
            <text:p>4,56842105263</text:p>
          </table:table-cell>
          <table:table-cell office:value-type="float" office:value="0.0486002239642" calcext:value-type="float">
            <text:p>0,0486002239642</text:p>
          </table:table-cell>
          <table:table-cell table:formula="of:=[.BQ75]-[.BU75]" office:value-type="float" office:value="5" calcext:value-type="float">
            <text:p>5</text:p>
          </table:table-cell>
          <table:table-cell table:formula="of:=[.BY75]/[.BQ75]" office:value-type="float" office:value="0.05" calcext:value-type="float">
            <text:p>0,05</text:p>
          </table:table-cell>
          <table:table-cell table:formula="of:=[.BR75]-[.BV75]" office:value-type="float" office:value="783" calcext:value-type="float">
            <text:p>783</text:p>
          </table:table-cell>
          <table:table-cell table:formula="of:=[.CA75]/[.BR75]" office:value-type="float" office:value="0.783" calcext:value-type="float">
            <text:p>0,7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217" calcext:value-type="float">
            <text:p>217</text:p>
          </table:table-cell>
          <table:table-cell office:value-type="float" office:value="4.56842105263" calcext:value-type="float">
            <text:p>4,56842105263</text:p>
          </table:table-cell>
          <table:table-cell office:value-type="float" office:value="0.0486002239642" calcext:value-type="float">
            <text:p>0,0486002239642</text:p>
          </table:table-cell>
          <table:table-cell table:formula="of:=[.CD75]-[.CH75]" office:value-type="float" office:value="5" calcext:value-type="float">
            <text:p>5</text:p>
          </table:table-cell>
          <table:table-cell table:formula="of:=[.CL75]/[.CD75]" office:value-type="float" office:value="0.05" calcext:value-type="float">
            <text:p>0,05</text:p>
          </table:table-cell>
          <table:table-cell table:formula="of:=[.CE75]-[.CI75]" office:value-type="float" office:value="783" calcext:value-type="float">
            <text:p>783</text:p>
          </table:table-cell>
          <table:table-cell table:formula="of:=[.CN75]/[.CE75]" office:value-type="float" office:value="0.783" calcext:value-type="float">
            <text:p>0,783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7" calcext:value-type="float">
            <text:p>87</text:p>
          </table:table-cell>
          <table:table-cell office:value-type="float" office:value="265" calcext:value-type="float">
            <text:p>265</text:p>
          </table:table-cell>
          <table:table-cell office:value-type="float" office:value="6.09195402299" calcext:value-type="float">
            <text:p>6,09195402299</text:p>
          </table:table-cell>
          <table:table-cell office:value-type="float" office:value="0.0391331790448" calcext:value-type="float">
            <text:p>0,0391331790448</text:p>
          </table:table-cell>
          <table:table-cell table:formula="of:=[.AD76]-[.AH76]" office:value-type="float" office:value="13" calcext:value-type="float">
            <text:p>13</text:p>
          </table:table-cell>
          <table:table-cell table:formula="of:=[.AL76]/[.AD76]" office:value-type="float" office:value="0.13" calcext:value-type="float">
            <text:p>0,13</text:p>
          </table:table-cell>
          <table:table-cell table:formula="of:=[.AE76]-[.AI76]" office:value-type="float" office:value="735" calcext:value-type="float">
            <text:p>735</text:p>
          </table:table-cell>
          <table:table-cell table:formula="of:=[.AN76]/[.AE76]" office:value-type="float" office:value="0.735" calcext:value-type="float">
            <text:p>0,7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7" calcext:value-type="float">
            <text:p>87</text:p>
          </table:table-cell>
          <table:table-cell office:value-type="float" office:value="265" calcext:value-type="float">
            <text:p>265</text:p>
          </table:table-cell>
          <table:table-cell office:value-type="float" office:value="6.09195402299" calcext:value-type="float">
            <text:p>6,09195402299</text:p>
          </table:table-cell>
          <table:table-cell office:value-type="float" office:value="0.0391331790448" calcext:value-type="float">
            <text:p>0,0391331790448</text:p>
          </table:table-cell>
          <table:table-cell table:formula="of:=[.AQ76]-[.AU76]" office:value-type="float" office:value="13" calcext:value-type="float">
            <text:p>13</text:p>
          </table:table-cell>
          <table:table-cell table:formula="of:=[.AY76]/[.AQ76]" office:value-type="float" office:value="0.13" calcext:value-type="float">
            <text:p>0,13</text:p>
          </table:table-cell>
          <table:table-cell table:formula="of:=[.AR76]-[.AV76]" office:value-type="float" office:value="735" calcext:value-type="float">
            <text:p>735</text:p>
          </table:table-cell>
          <table:table-cell table:formula="of:=[.BA76]/[.AR76]" office:value-type="float" office:value="0.735" calcext:value-type="float">
            <text:p>0,7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7" calcext:value-type="float">
            <text:p>87</text:p>
          </table:table-cell>
          <table:table-cell office:value-type="float" office:value="265" calcext:value-type="float">
            <text:p>265</text:p>
          </table:table-cell>
          <table:table-cell office:value-type="float" office:value="6.09195402299" calcext:value-type="float">
            <text:p>6,09195402299</text:p>
          </table:table-cell>
          <table:table-cell office:value-type="float" office:value="0.0391331790448" calcext:value-type="float">
            <text:p>0,0391331790448</text:p>
          </table:table-cell>
          <table:table-cell table:formula="of:=[.BD76]-[.BH76]" office:value-type="float" office:value="13" calcext:value-type="float">
            <text:p>13</text:p>
          </table:table-cell>
          <table:table-cell table:formula="of:=[.BL76]/[.BD76]" office:value-type="float" office:value="0.13" calcext:value-type="float">
            <text:p>0,13</text:p>
          </table:table-cell>
          <table:table-cell table:formula="of:=[.BE76]-[.BI76]" office:value-type="float" office:value="735" calcext:value-type="float">
            <text:p>735</text:p>
          </table:table-cell>
          <table:table-cell table:formula="of:=[.BN76]/[.BE76]" office:value-type="float" office:value="0.735" calcext:value-type="float">
            <text:p>0,7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float" office:value="7.86" calcext:value-type="float">
            <text:p>7,86</text:p>
          </table:table-cell>
          <table:table-cell office:value-type="float" office:value="0.0391331790448" calcext:value-type="float">
            <text:p>0,0391331790448</text:p>
          </table:table-cell>
          <table:table-cell table:formula="of:=[.BQ76]-[.BU76]" office:value-type="float" office:value="0" calcext:value-type="float">
            <text:p>0</text:p>
          </table:table-cell>
          <table:table-cell table:formula="of:=[.BY76]/[.BQ76]" office:value-type="float" office:value="0" calcext:value-type="float">
            <text:p>0</text:p>
          </table:table-cell>
          <table:table-cell table:formula="of:=[.BR76]-[.BV76]" office:value-type="float" office:value="607" calcext:value-type="float">
            <text:p>607</text:p>
          </table:table-cell>
          <table:table-cell table:formula="of:=[.CA76]/[.BR76]" office:value-type="float" office:value="0.607" calcext:value-type="float">
            <text:p>0,6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186" calcext:value-type="float">
            <text:p>186</text:p>
          </table:table-cell>
          <table:table-cell office:value-type="float" office:value="3.79591836735" calcext:value-type="float">
            <text:p>3,79591836735</text:p>
          </table:table-cell>
          <table:table-cell office:value-type="float" office:value="0.0391331790448" calcext:value-type="float">
            <text:p>0,0391331790448</text:p>
          </table:table-cell>
          <table:table-cell table:formula="of:=[.CD76]-[.CH76]" office:value-type="float" office:value="2" calcext:value-type="float">
            <text:p>2</text:p>
          </table:table-cell>
          <table:table-cell table:formula="of:=[.CL76]/[.CD76]" office:value-type="float" office:value="0.02" calcext:value-type="float">
            <text:p>0,02</text:p>
          </table:table-cell>
          <table:table-cell table:formula="of:=[.CE76]-[.CI76]" office:value-type="float" office:value="814" calcext:value-type="float">
            <text:p>814</text:p>
          </table:table-cell>
          <table:table-cell table:formula="of:=[.CN76]/[.CE76]" office:value-type="float" office:value="0.814" calcext:value-type="float">
            <text:p>0,814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5.54054054054" calcext:value-type="float">
            <text:p>5,54054054054</text:p>
          </table:table-cell>
          <table:table-cell office:value-type="float" office:value="0.040825285338" calcext:value-type="float">
            <text:p>0,040825285338</text:p>
          </table:table-cell>
          <table:table-cell table:formula="of:=[.AD77]-[.AH77]" office:value-type="float" office:value="26" calcext:value-type="float">
            <text:p>26</text:p>
          </table:table-cell>
          <table:table-cell table:formula="of:=[.AL77]/[.AD77]" office:value-type="float" office:value="0.26" calcext:value-type="float">
            <text:p>0,26</text:p>
          </table:table-cell>
          <table:table-cell table:formula="of:=[.AE77]-[.AI77]" office:value-type="float" office:value="795" calcext:value-type="float">
            <text:p>795</text:p>
          </table:table-cell>
          <table:table-cell table:formula="of:=[.AN77]/[.AE77]" office:value-type="float" office:value="0.795" calcext:value-type="float">
            <text:p>0,7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office:value-type="float" office:value="6.84" calcext:value-type="float">
            <text:p>6,84</text:p>
          </table:table-cell>
          <table:table-cell office:value-type="float" office:value="0.040825285338" calcext:value-type="float">
            <text:p>0,040825285338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658" calcext:value-type="float">
            <text:p>658</text:p>
          </table:table-cell>
          <table:table-cell table:formula="of:=[.BA77]/[.AR77]" office:value-type="float" office:value="0.658" calcext:value-type="float">
            <text:p>0,6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2.69696969697" calcext:value-type="float">
            <text:p>2,69696969697</text:p>
          </table:table-cell>
          <table:table-cell office:value-type="float" office:value="0.040825285338" calcext:value-type="float">
            <text:p>0,040825285338</text:p>
          </table:table-cell>
          <table:table-cell table:formula="of:=[.BD77]-[.BH77]" office:value-type="float" office:value="34" calcext:value-type="float">
            <text:p>34</text:p>
          </table:table-cell>
          <table:table-cell table:formula="of:=[.BL77]/[.BD77]" office:value-type="float" office:value="0.34" calcext:value-type="float">
            <text:p>0,34</text:p>
          </table:table-cell>
          <table:table-cell table:formula="of:=[.BE77]-[.BI77]" office:value-type="float" office:value="911" calcext:value-type="float">
            <text:p>911</text:p>
          </table:table-cell>
          <table:table-cell table:formula="of:=[.BN77]/[.BE77]" office:value-type="float" office:value="0.911" calcext:value-type="float">
            <text:p>0,9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2.69696969697" calcext:value-type="float">
            <text:p>2,69696969697</text:p>
          </table:table-cell>
          <table:table-cell office:value-type="float" office:value="0.040825285338" calcext:value-type="float">
            <text:p>0,040825285338</text:p>
          </table:table-cell>
          <table:table-cell table:formula="of:=[.BQ77]-[.BU77]" office:value-type="float" office:value="34" calcext:value-type="float">
            <text:p>34</text:p>
          </table:table-cell>
          <table:table-cell table:formula="of:=[.BY77]/[.BQ77]" office:value-type="float" office:value="0.34" calcext:value-type="float">
            <text:p>0,34</text:p>
          </table:table-cell>
          <table:table-cell table:formula="of:=[.BR77]-[.BV77]" office:value-type="float" office:value="911" calcext:value-type="float">
            <text:p>911</text:p>
          </table:table-cell>
          <table:table-cell table:formula="of:=[.CA77]/[.BR77]" office:value-type="float" office:value="0.911" calcext:value-type="float">
            <text:p>0,9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.73529411765" calcext:value-type="float">
            <text:p>2,73529411765</text:p>
          </table:table-cell>
          <table:table-cell office:value-type="float" office:value="0.040825285338" calcext:value-type="float">
            <text:p>0,040825285338</text:p>
          </table:table-cell>
          <table:table-cell table:formula="of:=[.CD77]-[.CH77]" office:value-type="float" office:value="32" calcext:value-type="float">
            <text:p>32</text:p>
          </table:table-cell>
          <table:table-cell table:formula="of:=[.CL77]/[.CD77]" office:value-type="float" office:value="0.32" calcext:value-type="float">
            <text:p>0,32</text:p>
          </table:table-cell>
          <table:table-cell table:formula="of:=[.CE77]-[.CI77]" office:value-type="float" office:value="907" calcext:value-type="float">
            <text:p>907</text:p>
          </table:table-cell>
          <table:table-cell table:formula="of:=[.CN77]/[.CE77]" office:value-type="float" office:value="0.907" calcext:value-type="float">
            <text:p>0,907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  <table:table-cell office:value-type="float" office:value="10.06" calcext:value-type="float">
            <text:p>10,06</text:p>
          </table:table-cell>
          <table:table-cell office:value-type="float" office:value="0.0273237997957" calcext:value-type="float">
            <text:p>0,0273237997957</text:p>
          </table:table-cell>
          <table:table-cell table:formula="of:=[.AD78]-[.AH78]" office:value-type="float" office:value="0" calcext:value-type="float">
            <text:p>0</text:p>
          </table:table-cell>
          <table:table-cell table:formula="of:=[.AL78]/[.AD78]" office:value-type="float" office:value="0" calcext:value-type="float">
            <text:p>0</text:p>
          </table:table-cell>
          <table:table-cell table:formula="of:=[.AE78]-[.AI78]" office:value-type="float" office:value="497" calcext:value-type="float">
            <text:p>497</text:p>
          </table:table-cell>
          <table:table-cell table:formula="of:=[.AN78]/[.AE78]" office:value-type="float" office:value="0.497" calcext:value-type="float">
            <text:p>0,4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273237997957" calcext:value-type="float">
            <text:p>0,0273237997957</text:p>
          </table:table-cell>
          <table:table-cell table:formula="of:=[.AQ78]-[.AU78]" office:value-type="float" office:value="0" calcext:value-type="float">
            <text:p>0</text:p>
          </table:table-cell>
          <table:table-cell table:formula="of:=[.AY78]/[.AQ78]" office:value-type="float" office:value="0" calcext:value-type="float">
            <text:p>0</text:p>
          </table:table-cell>
          <table:table-cell table:formula="of:=[.AR78]-[.AV78]" office:value-type="float" office:value="557" calcext:value-type="float">
            <text:p>557</text:p>
          </table:table-cell>
          <table:table-cell table:formula="of:=[.BA78]/[.AR78]" office:value-type="float" office:value="0.557" calcext:value-type="float">
            <text:p>0,5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273237997957" calcext:value-type="float">
            <text:p>0,0273237997957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557" calcext:value-type="float">
            <text:p>557</text:p>
          </table:table-cell>
          <table:table-cell table:formula="of:=[.BN78]/[.BE78]" office:value-type="float" office:value="0.557" calcext:value-type="float">
            <text:p>0,5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2.41379310345" calcext:value-type="float">
            <text:p>2,41379310345</text:p>
          </table:table-cell>
          <table:table-cell office:value-type="float" office:value="0.0273237997957" calcext:value-type="float">
            <text:p>0,0273237997957</text:p>
          </table:table-cell>
          <table:table-cell table:formula="of:=[.BQ78]-[.BU78]" office:value-type="float" office:value="13" calcext:value-type="float">
            <text:p>13</text:p>
          </table:table-cell>
          <table:table-cell table:formula="of:=[.BY78]/[.BQ78]" office:value-type="float" office:value="0.13" calcext:value-type="float">
            <text:p>0,13</text:p>
          </table:table-cell>
          <table:table-cell table:formula="of:=[.BR78]-[.BV78]" office:value-type="float" office:value="895" calcext:value-type="float">
            <text:p>895</text:p>
          </table:table-cell>
          <table:table-cell table:formula="of:=[.CA78]/[.BR78]" office:value-type="float" office:value="0.895" calcext:value-type="float">
            <text:p>0,8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2.40449438202" calcext:value-type="float">
            <text:p>2,40449438202</text:p>
          </table:table-cell>
          <table:table-cell office:value-type="float" office:value="0.0273237997957" calcext:value-type="float">
            <text:p>0,0273237997957</text:p>
          </table:table-cell>
          <table:table-cell table:formula="of:=[.CD78]-[.CH78]" office:value-type="float" office:value="11" calcext:value-type="float">
            <text:p>11</text:p>
          </table:table-cell>
          <table:table-cell table:formula="of:=[.CL78]/[.CD78]" office:value-type="float" office:value="0.11" calcext:value-type="float">
            <text:p>0,11</text:p>
          </table:table-cell>
          <table:table-cell table:formula="of:=[.CE78]-[.CI78]" office:value-type="float" office:value="893" calcext:value-type="float">
            <text:p>893</text:p>
          </table:table-cell>
          <table:table-cell table:formula="of:=[.CN78]/[.CE78]" office:value-type="float" office:value="0.893" calcext:value-type="float">
            <text:p>0,893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4.44117647059" calcext:value-type="float">
            <text:p>4,44117647059</text:p>
          </table:table-cell>
          <table:table-cell office:value-type="float" office:value="0.0338733431517" calcext:value-type="float">
            <text:p>0,0338733431517</text:p>
          </table:table-cell>
          <table:table-cell table:formula="of:=[.AD79]-[.AH79]" office:value-type="float" office:value="32" calcext:value-type="float">
            <text:p>32</text:p>
          </table:table-cell>
          <table:table-cell table:formula="of:=[.AL79]/[.AD79]" office:value-type="float" office:value="0.32" calcext:value-type="float">
            <text:p>0,32</text:p>
          </table:table-cell>
          <table:table-cell table:formula="of:=[.AE79]-[.AI79]" office:value-type="float" office:value="849" calcext:value-type="float">
            <text:p>849</text:p>
          </table:table-cell>
          <table:table-cell table:formula="of:=[.AN79]/[.AE79]" office:value-type="float" office:value="0.849" calcext:value-type="float">
            <text:p>0,8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199" calcext:value-type="float">
            <text:p>199</text:p>
          </table:table-cell>
          <table:table-cell office:value-type="float" office:value="4.18947368421" calcext:value-type="float">
            <text:p>4,18947368421</text:p>
          </table:table-cell>
          <table:table-cell office:value-type="float" office:value="0.0338733431517" calcext:value-type="float">
            <text:p>0,0338733431517</text:p>
          </table:table-cell>
          <table:table-cell table:formula="of:=[.AQ79]-[.AU79]" office:value-type="float" office:value="5" calcext:value-type="float">
            <text:p>5</text:p>
          </table:table-cell>
          <table:table-cell table:formula="of:=[.AY79]/[.AQ79]" office:value-type="float" office:value="0.05" calcext:value-type="float">
            <text:p>0,05</text:p>
          </table:table-cell>
          <table:table-cell table:formula="of:=[.AR79]-[.AV79]" office:value-type="float" office:value="801" calcext:value-type="float">
            <text:p>801</text:p>
          </table:table-cell>
          <table:table-cell table:formula="of:=[.BA79]/[.AR79]" office:value-type="float" office:value="0.801" calcext:value-type="float">
            <text:p>0,8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4.78" calcext:value-type="float">
            <text:p>4,78</text:p>
          </table:table-cell>
          <table:table-cell office:value-type="float" office:value="0.0338733431517" calcext:value-type="float">
            <text:p>0,0338733431517</text:p>
          </table:table-cell>
          <table:table-cell table:formula="of:=[.BD79]-[.BH79]" office:value-type="float" office:value="0" calcext:value-type="float">
            <text:p>0</text:p>
          </table:table-cell>
          <table:table-cell table:formula="of:=[.BL79]/[.BD79]" office:value-type="float" office:value="0" calcext:value-type="float">
            <text:p>0</text:p>
          </table:table-cell>
          <table:table-cell table:formula="of:=[.BE79]-[.BI79]" office:value-type="float" office:value="761" calcext:value-type="float">
            <text:p>761</text:p>
          </table:table-cell>
          <table:table-cell table:formula="of:=[.BN79]/[.BE79]" office:value-type="float" office:value="0.761" calcext:value-type="float">
            <text:p>0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office:value-type="float" office:value="3.28571428571" calcext:value-type="float">
            <text:p>3,28571428571</text:p>
          </table:table-cell>
          <table:table-cell office:value-type="float" office:value="0.0338733431517" calcext:value-type="float">
            <text:p>0,0338733431517</text:p>
          </table:table-cell>
          <table:table-cell table:formula="of:=[.BQ79]-[.BU79]" office:value-type="float" office:value="2" calcext:value-type="float">
            <text:p>2</text:p>
          </table:table-cell>
          <table:table-cell table:formula="of:=[.BY79]/[.BQ79]" office:value-type="float" office:value="0.02" calcext:value-type="float">
            <text:p>0,02</text:p>
          </table:table-cell>
          <table:table-cell table:formula="of:=[.BR79]-[.BV79]" office:value-type="float" office:value="839" calcext:value-type="float">
            <text:p>839</text:p>
          </table:table-cell>
          <table:table-cell table:formula="of:=[.CA79]/[.BR79]" office:value-type="float" office:value="0.839" calcext:value-type="float">
            <text:p>0,8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office:value-type="float" office:value="3.28571428571" calcext:value-type="float">
            <text:p>3,28571428571</text:p>
          </table:table-cell>
          <table:table-cell office:value-type="float" office:value="0.0338733431517" calcext:value-type="float">
            <text:p>0,0338733431517</text:p>
          </table:table-cell>
          <table:table-cell table:formula="of:=[.CD79]-[.CH79]" office:value-type="float" office:value="2" calcext:value-type="float">
            <text:p>2</text:p>
          </table:table-cell>
          <table:table-cell table:formula="of:=[.CL79]/[.CD79]" office:value-type="float" office:value="0.02" calcext:value-type="float">
            <text:p>0,02</text:p>
          </table:table-cell>
          <table:table-cell table:formula="of:=[.CE79]-[.CI79]" office:value-type="float" office:value="839" calcext:value-type="float">
            <text:p>839</text:p>
          </table:table-cell>
          <table:table-cell table:formula="of:=[.CN79]/[.CE79]" office:value-type="float" office:value="0.839" calcext:value-type="float">
            <text:p>0,839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91" calcext:value-type="float">
            <text:p>991</text:p>
          </table:table-cell>
          <table:table-cell office:value-type="float" office:value="19.82" calcext:value-type="float">
            <text:p>19,82</text:p>
          </table:table-cell>
          <table:table-cell office:value-type="float" office:value="0.0274509803922" calcext:value-type="float">
            <text:p>0,0274509803922</text:p>
          </table:table-cell>
          <table:table-cell table:formula="of:=[.AD80]-[.AH80]" office:value-type="float" office:value="0" calcext:value-type="float">
            <text:p>0</text:p>
          </table:table-cell>
          <table:table-cell table:formula="of:=[.AL80]/[.AD80]" office:value-type="float" office:value="0" calcext:value-type="float">
            <text:p>0</text:p>
          </table:table-cell>
          <table:table-cell table:formula="of:=[.AE80]-[.AI80]" office:value-type="float" office:value="9" calcext:value-type="float">
            <text:p>9</text:p>
          </table:table-cell>
          <table:table-cell table:formula="of:=[.AN80]/[.AE80]" office:value-type="float" office:value="0.009" calcext:value-type="float">
            <text:p>0,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AQ80]-[.AU80]" office:value-type="float" office:value="49" calcext:value-type="float">
            <text:p>49</text:p>
          </table:table-cell>
          <table:table-cell table:formula="of:=[.AY80]/[.AQ80]" office:value-type="float" office:value="0.49" calcext:value-type="float">
            <text:p>0,49</text:p>
          </table:table-cell>
          <table:table-cell table:formula="of:=[.AR80]-[.AV80]" office:value-type="float" office:value="965" calcext:value-type="float">
            <text:p>965</text:p>
          </table:table-cell>
          <table:table-cell table:formula="of:=[.BA80]/[.AR80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D80]-[.BH80]" office:value-type="float" office:value="49" calcext:value-type="float">
            <text:p>49</text:p>
          </table:table-cell>
          <table:table-cell table:formula="of:=[.BL80]/[.BD80]" office:value-type="float" office:value="0.49" calcext:value-type="float">
            <text:p>0,49</text:p>
          </table:table-cell>
          <table:table-cell table:formula="of:=[.BE80]-[.BI80]" office:value-type="float" office:value="965" calcext:value-type="float">
            <text:p>965</text:p>
          </table:table-cell>
          <table:table-cell table:formula="of:=[.BN80]/[.BE80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BQ80]-[.BU80]" office:value-type="float" office:value="49" calcext:value-type="float">
            <text:p>49</text:p>
          </table:table-cell>
          <table:table-cell table:formula="of:=[.BY80]/[.BQ80]" office:value-type="float" office:value="0.49" calcext:value-type="float">
            <text:p>0,49</text:p>
          </table:table-cell>
          <table:table-cell table:formula="of:=[.BR80]-[.BV80]" office:value-type="float" office:value="965" calcext:value-type="float">
            <text:p>965</text:p>
          </table:table-cell>
          <table:table-cell table:formula="of:=[.CA80]/[.BR80]" office:value-type="float" office:value="0.965" calcext:value-type="float">
            <text:p>0,9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37254901961" calcext:value-type="float">
            <text:p>1,37254901961</text:p>
          </table:table-cell>
          <table:table-cell office:value-type="float" office:value="0.0274509803922" calcext:value-type="float">
            <text:p>0,0274509803922</text:p>
          </table:table-cell>
          <table:table-cell table:formula="of:=[.CD80]-[.CH80]" office:value-type="float" office:value="49" calcext:value-type="float">
            <text:p>49</text:p>
          </table:table-cell>
          <table:table-cell table:formula="of:=[.CL80]/[.CD80]" office:value-type="float" office:value="0.49" calcext:value-type="float">
            <text:p>0,49</text:p>
          </table:table-cell>
          <table:table-cell table:formula="of:=[.CE80]-[.CI80]" office:value-type="float" office:value="965" calcext:value-type="float">
            <text:p>965</text:p>
          </table:table-cell>
          <table:table-cell table:formula="of:=[.CN80]/[.CE80]" office:value-type="float" office:value="0.965" calcext:value-type="float">
            <text:p>0,965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90" calcext:value-type="float">
            <text:p>490</text:p>
          </table:table-cell>
          <table:table-cell office:value-type="float" office:value="9.89898989899" calcext:value-type="float">
            <text:p>9,89898989899</text:p>
          </table:table-cell>
          <table:table-cell office:value-type="float" office:value="0.0830756545042" calcext:value-type="float">
            <text:p>0,0830756545042</text:p>
          </table:table-cell>
          <table:table-cell table:formula="of:=[.AD81]-[.AH81]" office:value-type="float" office:value="1" calcext:value-type="float">
            <text:p>1</text:p>
          </table:table-cell>
          <table:table-cell table:formula="of:=[.AL81]/[.AD81]" office:value-type="float" office:value="0.01" calcext:value-type="float">
            <text:p>0,01</text:p>
          </table:table-cell>
          <table:table-cell table:formula="of:=[.AE81]-[.AI81]" office:value-type="float" office:value="510" calcext:value-type="float">
            <text:p>510</text:p>
          </table:table-cell>
          <table:table-cell table:formula="of:=[.AN81]/[.AE81]" office:value-type="float" office:value="0.51" calcext:value-type="float">
            <text:p>0,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365" calcext:value-type="float">
            <text:p>365</text:p>
          </table:table-cell>
          <table:table-cell office:value-type="float" office:value="7.60416666667" calcext:value-type="float">
            <text:p>7,60416666667</text:p>
          </table:table-cell>
          <table:table-cell office:value-type="float" office:value="0.0830756545042" calcext:value-type="float">
            <text:p>0,0830756545042</text:p>
          </table:table-cell>
          <table:table-cell table:formula="of:=[.AQ81]-[.AU81]" office:value-type="float" office:value="4" calcext:value-type="float">
            <text:p>4</text:p>
          </table:table-cell>
          <table:table-cell table:formula="of:=[.AY81]/[.AQ81]" office:value-type="float" office:value="0.04" calcext:value-type="float">
            <text:p>0,04</text:p>
          </table:table-cell>
          <table:table-cell table:formula="of:=[.AR81]-[.AV81]" office:value-type="float" office:value="635" calcext:value-type="float">
            <text:p>635</text:p>
          </table:table-cell>
          <table:table-cell table:formula="of:=[.BA81]/[.AR81]" office:value-type="float" office:value="0.635" calcext:value-type="float">
            <text:p>0,6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03" calcext:value-type="float">
            <text:p>403</text:p>
          </table:table-cell>
          <table:table-cell office:value-type="float" office:value="8.14141414141" calcext:value-type="float">
            <text:p>8,14141414141</text:p>
          </table:table-cell>
          <table:table-cell office:value-type="float" office:value="0.0830756545042" calcext:value-type="float">
            <text:p>0,0830756545042</text:p>
          </table:table-cell>
          <table:table-cell table:formula="of:=[.BD81]-[.BH81]" office:value-type="float" office:value="1" calcext:value-type="float">
            <text:p>1</text:p>
          </table:table-cell>
          <table:table-cell table:formula="of:=[.BL81]/[.BD81]" office:value-type="float" office:value="0.01" calcext:value-type="float">
            <text:p>0,01</text:p>
          </table:table-cell>
          <table:table-cell table:formula="of:=[.BE81]-[.BI81]" office:value-type="float" office:value="597" calcext:value-type="float">
            <text:p>597</text:p>
          </table:table-cell>
          <table:table-cell table:formula="of:=[.BN81]/[.BE81]" office:value-type="float" office:value="0.597" calcext:value-type="float">
            <text:p>0,5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03" calcext:value-type="float">
            <text:p>403</text:p>
          </table:table-cell>
          <table:table-cell office:value-type="float" office:value="8.14141414141" calcext:value-type="float">
            <text:p>8,14141414141</text:p>
          </table:table-cell>
          <table:table-cell office:value-type="float" office:value="0.0830756545042" calcext:value-type="float">
            <text:p>0,0830756545042</text:p>
          </table:table-cell>
          <table:table-cell table:formula="of:=[.BQ81]-[.BU81]" office:value-type="float" office:value="1" calcext:value-type="float">
            <text:p>1</text:p>
          </table:table-cell>
          <table:table-cell table:formula="of:=[.BY81]/[.BQ81]" office:value-type="float" office:value="0.01" calcext:value-type="float">
            <text:p>0,01</text:p>
          </table:table-cell>
          <table:table-cell table:formula="of:=[.BR81]-[.BV81]" office:value-type="float" office:value="597" calcext:value-type="float">
            <text:p>597</text:p>
          </table:table-cell>
          <table:table-cell table:formula="of:=[.CA81]/[.BR81]" office:value-type="float" office:value="0.597" calcext:value-type="float">
            <text:p>0,5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03" calcext:value-type="float">
            <text:p>403</text:p>
          </table:table-cell>
          <table:table-cell office:value-type="float" office:value="8.14141414141" calcext:value-type="float">
            <text:p>8,14141414141</text:p>
          </table:table-cell>
          <table:table-cell office:value-type="float" office:value="0.0830756545042" calcext:value-type="float">
            <text:p>0,0830756545042</text:p>
          </table:table-cell>
          <table:table-cell table:formula="of:=[.CD81]-[.CH81]" office:value-type="float" office:value="1" calcext:value-type="float">
            <text:p>1</text:p>
          </table:table-cell>
          <table:table-cell table:formula="of:=[.CL81]/[.CD81]" office:value-type="float" office:value="0.01" calcext:value-type="float">
            <text:p>0,01</text:p>
          </table:table-cell>
          <table:table-cell table:formula="of:=[.CE81]-[.CI81]" office:value-type="float" office:value="597" calcext:value-type="float">
            <text:p>597</text:p>
          </table:table-cell>
          <table:table-cell table:formula="of:=[.CN81]/[.CE81]" office:value-type="float" office:value="0.597" calcext:value-type="float">
            <text:p>0,597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0386554621849" calcext:value-type="float">
            <text:p>0,0386554621849</text:p>
          </table:table-cell>
          <table:table-cell table:formula="of:=[.AD82]-[.AH82]" office:value-type="float" office:value="0" calcext:value-type="float">
            <text:p>0</text:p>
          </table:table-cell>
          <table:table-cell table:formula="of:=[.AL82]/[.AD82]" office:value-type="float" office:value="0" calcext:value-type="float">
            <text:p>0</text:p>
          </table:table-cell>
          <table:table-cell table:formula="of:=[.AE82]-[.AI82]" office:value-type="float" office:value="615" calcext:value-type="float">
            <text:p>615</text:p>
          </table:table-cell>
          <table:table-cell table:formula="of:=[.AN82]/[.AE82]" office:value-type="float" office:value="0.615" calcext:value-type="float">
            <text:p>0,6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0386554621849" calcext:value-type="float">
            <text:p>0,0386554621849</text:p>
          </table:table-cell>
          <table:table-cell table:formula="of:=[.AQ82]-[.AU82]" office:value-type="float" office:value="0" calcext:value-type="float">
            <text:p>0</text:p>
          </table:table-cell>
          <table:table-cell table:formula="of:=[.AY82]/[.AQ82]" office:value-type="float" office:value="0" calcext:value-type="float">
            <text:p>0</text:p>
          </table:table-cell>
          <table:table-cell table:formula="of:=[.AR82]-[.AV82]" office:value-type="float" office:value="615" calcext:value-type="float">
            <text:p>615</text:p>
          </table:table-cell>
          <table:table-cell table:formula="of:=[.BA82]/[.AR82]" office:value-type="float" office:value="0.615" calcext:value-type="float">
            <text:p>0,6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0386554621849" calcext:value-type="float">
            <text:p>0,0386554621849</text:p>
          </table:table-cell>
          <table:table-cell table:formula="of:=[.BD82]-[.BH82]" office:value-type="float" office:value="0" calcext:value-type="float">
            <text:p>0</text:p>
          </table:table-cell>
          <table:table-cell table:formula="of:=[.BL82]/[.BD82]" office:value-type="float" office:value="0" calcext:value-type="float">
            <text:p>0</text:p>
          </table:table-cell>
          <table:table-cell table:formula="of:=[.BE82]-[.BI82]" office:value-type="float" office:value="615" calcext:value-type="float">
            <text:p>615</text:p>
          </table:table-cell>
          <table:table-cell table:formula="of:=[.BN82]/[.BE82]" office:value-type="float" office:value="0.615" calcext:value-type="float">
            <text:p>0,6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0386554621849" calcext:value-type="float">
            <text:p>0,0386554621849</text:p>
          </table:table-cell>
          <table:table-cell table:formula="of:=[.BQ82]-[.BU82]" office:value-type="float" office:value="0" calcext:value-type="float">
            <text:p>0</text:p>
          </table:table-cell>
          <table:table-cell table:formula="of:=[.BY82]/[.BQ82]" office:value-type="float" office:value="0" calcext:value-type="float">
            <text:p>0</text:p>
          </table:table-cell>
          <table:table-cell table:formula="of:=[.BR82]-[.BV82]" office:value-type="float" office:value="615" calcext:value-type="float">
            <text:p>615</text:p>
          </table:table-cell>
          <table:table-cell table:formula="of:=[.CA82]/[.BR82]" office:value-type="float" office:value="0.615" calcext:value-type="float">
            <text:p>0,6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.31428571429" calcext:value-type="float">
            <text:p>1,31428571429</text:p>
          </table:table-cell>
          <table:table-cell office:value-type="float" office:value="0.0386554621849" calcext:value-type="float">
            <text:p>0,0386554621849</text:p>
          </table:table-cell>
          <table:table-cell table:formula="of:=[.CD82]-[.CH82]" office:value-type="float" office:value="65" calcext:value-type="float">
            <text:p>65</text:p>
          </table:table-cell>
          <table:table-cell table:formula="of:=[.CL82]/[.CD82]" office:value-type="float" office:value="0.65" calcext:value-type="float">
            <text:p>0,65</text:p>
          </table:table-cell>
          <table:table-cell table:formula="of:=[.CE82]-[.CI82]" office:value-type="float" office:value="977" calcext:value-type="float">
            <text:p>977</text:p>
          </table:table-cell>
          <table:table-cell table:formula="of:=[.CN82]/[.CE82]" office:value-type="float" office:value="0.977" calcext:value-type="float">
            <text:p>0,977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375" calcext:value-type="float">
            <text:p>375</text:p>
          </table:table-cell>
          <table:table-cell office:value-type="float" office:value="7.8125" calcext:value-type="float">
            <text:p>7,8125</text:p>
          </table:table-cell>
          <table:table-cell office:value-type="float" office:value="0.0591630591631" calcext:value-type="float">
            <text:p>0,0591630591631</text:p>
          </table:table-cell>
          <table:table-cell table:formula="of:=[.AD83]-[.AH83]" office:value-type="float" office:value="4" calcext:value-type="float">
            <text:p>4</text:p>
          </table:table-cell>
          <table:table-cell table:formula="of:=[.AL83]/[.AD83]" office:value-type="float" office:value="0.04" calcext:value-type="float">
            <text:p>0,04</text:p>
          </table:table-cell>
          <table:table-cell table:formula="of:=[.AE83]-[.AI83]" office:value-type="float" office:value="625" calcext:value-type="float">
            <text:p>625</text:p>
          </table:table-cell>
          <table:table-cell table:formula="of:=[.AN83]/[.AE83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98" calcext:value-type="float">
            <text:p>498</text:p>
          </table:table-cell>
          <table:table-cell office:value-type="float" office:value="9.96" calcext:value-type="float">
            <text:p>9,96</text:p>
          </table:table-cell>
          <table:table-cell office:value-type="float" office:value="0.0591630591631" calcext:value-type="float">
            <text:p>0,0591630591631</text:p>
          </table:table-cell>
          <table:table-cell table:formula="of:=[.AQ83]-[.AU83]" office:value-type="float" office:value="0" calcext:value-type="float">
            <text:p>0</text:p>
          </table:table-cell>
          <table:table-cell table:formula="of:=[.AY83]/[.AQ83]" office:value-type="float" office:value="0" calcext:value-type="float">
            <text:p>0</text:p>
          </table:table-cell>
          <table:table-cell table:formula="of:=[.AR83]-[.AV83]" office:value-type="float" office:value="502" calcext:value-type="float">
            <text:p>502</text:p>
          </table:table-cell>
          <table:table-cell table:formula="of:=[.BA83]/[.AR83]" office:value-type="float" office:value="0.502" calcext:value-type="float">
            <text:p>0,5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84" calcext:value-type="float">
            <text:p>284</text:p>
          </table:table-cell>
          <table:table-cell office:value-type="float" office:value="5.73737373737" calcext:value-type="float">
            <text:p>5,73737373737</text:p>
          </table:table-cell>
          <table:table-cell office:value-type="float" office:value="0.0591630591631" calcext:value-type="float">
            <text:p>0,0591630591631</text:p>
          </table:table-cell>
          <table:table-cell table:formula="of:=[.BD83]-[.BH83]" office:value-type="float" office:value="1" calcext:value-type="float">
            <text:p>1</text:p>
          </table:table-cell>
          <table:table-cell table:formula="of:=[.BL83]/[.BD83]" office:value-type="float" office:value="0.01" calcext:value-type="float">
            <text:p>0,01</text:p>
          </table:table-cell>
          <table:table-cell table:formula="of:=[.BE83]-[.BI83]" office:value-type="float" office:value="716" calcext:value-type="float">
            <text:p>716</text:p>
          </table:table-cell>
          <table:table-cell table:formula="of:=[.BN83]/[.BE83]" office:value-type="float" office:value="0.716" calcext:value-type="float">
            <text:p>0,7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84" calcext:value-type="float">
            <text:p>284</text:p>
          </table:table-cell>
          <table:table-cell office:value-type="float" office:value="5.73737373737" calcext:value-type="float">
            <text:p>5,73737373737</text:p>
          </table:table-cell>
          <table:table-cell office:value-type="float" office:value="0.0591630591631" calcext:value-type="float">
            <text:p>0,0591630591631</text:p>
          </table:table-cell>
          <table:table-cell table:formula="of:=[.BQ83]-[.BU83]" office:value-type="float" office:value="1" calcext:value-type="float">
            <text:p>1</text:p>
          </table:table-cell>
          <table:table-cell table:formula="of:=[.BY83]/[.BQ83]" office:value-type="float" office:value="0.01" calcext:value-type="float">
            <text:p>0,01</text:p>
          </table:table-cell>
          <table:table-cell table:formula="of:=[.BR83]-[.BV83]" office:value-type="float" office:value="716" calcext:value-type="float">
            <text:p>716</text:p>
          </table:table-cell>
          <table:table-cell table:formula="of:=[.CA83]/[.BR83]" office:value-type="float" office:value="0.716" calcext:value-type="float">
            <text:p>0,7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87" calcext:value-type="float">
            <text:p>287</text:p>
          </table:table-cell>
          <table:table-cell office:value-type="float" office:value="5.79797979798" calcext:value-type="float">
            <text:p>5,79797979798</text:p>
          </table:table-cell>
          <table:table-cell office:value-type="float" office:value="0.0591630591631" calcext:value-type="float">
            <text:p>0,0591630591631</text:p>
          </table:table-cell>
          <table:table-cell table:formula="of:=[.CD83]-[.CH83]" office:value-type="float" office:value="1" calcext:value-type="float">
            <text:p>1</text:p>
          </table:table-cell>
          <table:table-cell table:formula="of:=[.CL83]/[.CD83]" office:value-type="float" office:value="0.01" calcext:value-type="float">
            <text:p>0,01</text:p>
          </table:table-cell>
          <table:table-cell table:formula="of:=[.CE83]-[.CI83]" office:value-type="float" office:value="713" calcext:value-type="float">
            <text:p>713</text:p>
          </table:table-cell>
          <table:table-cell table:formula="of:=[.CN83]/[.CE83]" office:value-type="float" office:value="0.713" calcext:value-type="float">
            <text:p>0,713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4.2" calcext:value-type="float">
            <text:p>4,2</text:p>
          </table:table-cell>
          <table:table-cell office:value-type="float" office:value="0.0474129045558" calcext:value-type="float">
            <text:p>0,0474129045558</text:p>
          </table:table-cell>
          <table:table-cell table:formula="of:=[.AD84]-[.AH84]" office:value-type="float" office:value="10" calcext:value-type="float">
            <text:p>10</text:p>
          </table:table-cell>
          <table:table-cell table:formula="of:=[.AL84]/[.AD84]" office:value-type="float" office:value="0.1" calcext:value-type="float">
            <text:p>0,1</text:p>
          </table:table-cell>
          <table:table-cell table:formula="of:=[.AE84]-[.AI84]" office:value-type="float" office:value="811" calcext:value-type="float">
            <text:p>811</text:p>
          </table:table-cell>
          <table:table-cell table:formula="of:=[.AN84]/[.AE84]" office:value-type="float" office:value="0.811" calcext:value-type="float">
            <text:p>0,8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30" calcext:value-type="float">
            <text:p>230</text:p>
          </table:table-cell>
          <table:table-cell office:value-type="float" office:value="4.64646464646" calcext:value-type="float">
            <text:p>4,64646464646</text:p>
          </table:table-cell>
          <table:table-cell office:value-type="float" office:value="0.0474129045558" calcext:value-type="float">
            <text:p>0,0474129045558</text:p>
          </table:table-cell>
          <table:table-cell table:formula="of:=[.AQ84]-[.AU84]" office:value-type="float" office:value="1" calcext:value-type="float">
            <text:p>1</text:p>
          </table:table-cell>
          <table:table-cell table:formula="of:=[.AY84]/[.AQ84]" office:value-type="float" office:value="0.01" calcext:value-type="float">
            <text:p>0,01</text:p>
          </table:table-cell>
          <table:table-cell table:formula="of:=[.AR84]-[.AV84]" office:value-type="float" office:value="770" calcext:value-type="float">
            <text:p>770</text:p>
          </table:table-cell>
          <table:table-cell table:formula="of:=[.BA84]/[.AR84]" office:value-type="float" office:value="0.77" calcext:value-type="float">
            <text:p>0,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30" calcext:value-type="float">
            <text:p>230</text:p>
          </table:table-cell>
          <table:table-cell office:value-type="float" office:value="4.64646464646" calcext:value-type="float">
            <text:p>4,64646464646</text:p>
          </table:table-cell>
          <table:table-cell office:value-type="float" office:value="0.0474129045558" calcext:value-type="float">
            <text:p>0,0474129045558</text:p>
          </table:table-cell>
          <table:table-cell table:formula="of:=[.BD84]-[.BH84]" office:value-type="float" office:value="1" calcext:value-type="float">
            <text:p>1</text:p>
          </table:table-cell>
          <table:table-cell table:formula="of:=[.BL84]/[.BD84]" office:value-type="float" office:value="0.01" calcext:value-type="float">
            <text:p>0,01</text:p>
          </table:table-cell>
          <table:table-cell table:formula="of:=[.BE84]-[.BI84]" office:value-type="float" office:value="770" calcext:value-type="float">
            <text:p>770</text:p>
          </table:table-cell>
          <table:table-cell table:formula="of:=[.BN84]/[.BE84]" office:value-type="float" office:value="0.77" calcext:value-type="float">
            <text:p>0,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30" calcext:value-type="float">
            <text:p>230</text:p>
          </table:table-cell>
          <table:table-cell office:value-type="float" office:value="4.64646464646" calcext:value-type="float">
            <text:p>4,64646464646</text:p>
          </table:table-cell>
          <table:table-cell office:value-type="float" office:value="0.0474129045558" calcext:value-type="float">
            <text:p>0,0474129045558</text:p>
          </table:table-cell>
          <table:table-cell table:formula="of:=[.BQ84]-[.BU84]" office:value-type="float" office:value="1" calcext:value-type="float">
            <text:p>1</text:p>
          </table:table-cell>
          <table:table-cell table:formula="of:=[.BY84]/[.BQ84]" office:value-type="float" office:value="0.01" calcext:value-type="float">
            <text:p>0,01</text:p>
          </table:table-cell>
          <table:table-cell table:formula="of:=[.BR84]-[.BV84]" office:value-type="float" office:value="770" calcext:value-type="float">
            <text:p>770</text:p>
          </table:table-cell>
          <table:table-cell table:formula="of:=[.CA84]/[.BR84]" office:value-type="float" office:value="0.77" calcext:value-type="float">
            <text:p>0,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30" calcext:value-type="float">
            <text:p>230</text:p>
          </table:table-cell>
          <table:table-cell office:value-type="float" office:value="4.64646464646" calcext:value-type="float">
            <text:p>4,64646464646</text:p>
          </table:table-cell>
          <table:table-cell office:value-type="float" office:value="0.0474129045558" calcext:value-type="float">
            <text:p>0,0474129045558</text:p>
          </table:table-cell>
          <table:table-cell table:formula="of:=[.CD84]-[.CH84]" office:value-type="float" office:value="1" calcext:value-type="float">
            <text:p>1</text:p>
          </table:table-cell>
          <table:table-cell table:formula="of:=[.CL84]/[.CD84]" office:value-type="float" office:value="0.01" calcext:value-type="float">
            <text:p>0,01</text:p>
          </table:table-cell>
          <table:table-cell table:formula="of:=[.CE84]-[.CI84]" office:value-type="float" office:value="770" calcext:value-type="float">
            <text:p>770</text:p>
          </table:table-cell>
          <table:table-cell table:formula="of:=[.CN84]/[.CE84]" office:value-type="float" office:value="0.77" calcext:value-type="float">
            <text:p>0,77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office:value-type="float" office:value="14.9" calcext:value-type="float">
            <text:p>14,9</text:p>
          </table:table-cell>
          <table:table-cell office:value-type="float" office:value="0.0331510594668" calcext:value-type="float">
            <text:p>0,0331510594668</text:p>
          </table:table-cell>
          <table:table-cell table:formula="of:=[.AD85]-[.AH85]" office:value-type="float" office:value="0" calcext:value-type="float">
            <text:p>0</text:p>
          </table:table-cell>
          <table:table-cell table:formula="of:=[.AL85]/[.AD85]" office:value-type="float" office:value="0" calcext:value-type="float">
            <text:p>0</text:p>
          </table:table-cell>
          <table:table-cell table:formula="of:=[.AE85]-[.AI85]" office:value-type="float" office:value="255" calcext:value-type="float">
            <text:p>255</text:p>
          </table:table-cell>
          <table:table-cell table:formula="of:=[.AN85]/[.AE85]" office:value-type="float" office:value="0.255" calcext:value-type="float">
            <text:p>0,2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34" calcext:value-type="float">
            <text:p>434</text:p>
          </table:table-cell>
          <table:table-cell office:value-type="float" office:value="8.76767676768" calcext:value-type="float">
            <text:p>8,76767676768</text:p>
          </table:table-cell>
          <table:table-cell office:value-type="float" office:value="0.0331510594668" calcext:value-type="float">
            <text:p>0,0331510594668</text:p>
          </table:table-cell>
          <table:table-cell table:formula="of:=[.AQ85]-[.AU85]" office:value-type="float" office:value="1" calcext:value-type="float">
            <text:p>1</text:p>
          </table:table-cell>
          <table:table-cell table:formula="of:=[.AY85]/[.AQ85]" office:value-type="float" office:value="0.01" calcext:value-type="float">
            <text:p>0,01</text:p>
          </table:table-cell>
          <table:table-cell table:formula="of:=[.AR85]-[.AV85]" office:value-type="float" office:value="566" calcext:value-type="float">
            <text:p>566</text:p>
          </table:table-cell>
          <table:table-cell table:formula="of:=[.BA85]/[.AR85]" office:value-type="float" office:value="0.566" calcext:value-type="float">
            <text:p>0,5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34" calcext:value-type="float">
            <text:p>434</text:p>
          </table:table-cell>
          <table:table-cell office:value-type="float" office:value="8.76767676768" calcext:value-type="float">
            <text:p>8,76767676768</text:p>
          </table:table-cell>
          <table:table-cell office:value-type="float" office:value="0.0331510594668" calcext:value-type="float">
            <text:p>0,0331510594668</text:p>
          </table:table-cell>
          <table:table-cell table:formula="of:=[.BD85]-[.BH85]" office:value-type="float" office:value="1" calcext:value-type="float">
            <text:p>1</text:p>
          </table:table-cell>
          <table:table-cell table:formula="of:=[.BL85]/[.BD85]" office:value-type="float" office:value="0.01" calcext:value-type="float">
            <text:p>0,01</text:p>
          </table:table-cell>
          <table:table-cell table:formula="of:=[.BE85]-[.BI85]" office:value-type="float" office:value="566" calcext:value-type="float">
            <text:p>566</text:p>
          </table:table-cell>
          <table:table-cell table:formula="of:=[.BN85]/[.BE85]" office:value-type="float" office:value="0.566" calcext:value-type="float">
            <text:p>0,5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2.51948051948" calcext:value-type="float">
            <text:p>2,51948051948</text:p>
          </table:table-cell>
          <table:table-cell office:value-type="float" office:value="0.0331510594668" calcext:value-type="float">
            <text:p>0,0331510594668</text:p>
          </table:table-cell>
          <table:table-cell table:formula="of:=[.BQ85]-[.BU85]" office:value-type="float" office:value="23" calcext:value-type="float">
            <text:p>23</text:p>
          </table:table-cell>
          <table:table-cell table:formula="of:=[.BY85]/[.BQ85]" office:value-type="float" office:value="0.23" calcext:value-type="float">
            <text:p>0,23</text:p>
          </table:table-cell>
          <table:table-cell table:formula="of:=[.BR85]-[.BV85]" office:value-type="float" office:value="903" calcext:value-type="float">
            <text:p>903</text:p>
          </table:table-cell>
          <table:table-cell table:formula="of:=[.CA85]/[.BR85]" office:value-type="float" office:value="0.903" calcext:value-type="float">
            <text:p>0,9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2.51948051948" calcext:value-type="float">
            <text:p>2,51948051948</text:p>
          </table:table-cell>
          <table:table-cell office:value-type="float" office:value="0.0331510594668" calcext:value-type="float">
            <text:p>0,0331510594668</text:p>
          </table:table-cell>
          <table:table-cell table:formula="of:=[.CD85]-[.CH85]" office:value-type="float" office:value="23" calcext:value-type="float">
            <text:p>23</text:p>
          </table:table-cell>
          <table:table-cell table:formula="of:=[.CL85]/[.CD85]" office:value-type="float" office:value="0.23" calcext:value-type="float">
            <text:p>0,23</text:p>
          </table:table-cell>
          <table:table-cell table:formula="of:=[.CE85]-[.CI85]" office:value-type="float" office:value="903" calcext:value-type="float">
            <text:p>903</text:p>
          </table:table-cell>
          <table:table-cell table:formula="of:=[.CN85]/[.CE85]" office:value-type="float" office:value="0.903" calcext:value-type="float">
            <text:p>0,903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461" calcext:value-type="float">
            <text:p>461</text:p>
          </table:table-cell>
          <table:table-cell office:value-type="float" office:value="9.40816326531" calcext:value-type="float">
            <text:p>9,40816326531</text:p>
          </table:table-cell>
          <table:table-cell office:value-type="float" office:value="0.0371674491393" calcext:value-type="float">
            <text:p>0,0371674491393</text:p>
          </table:table-cell>
          <table:table-cell table:formula="of:=[.AD86]-[.AH86]" office:value-type="float" office:value="2" calcext:value-type="float">
            <text:p>2</text:p>
          </table:table-cell>
          <table:table-cell table:formula="of:=[.AL86]/[.AD86]" office:value-type="float" office:value="0.02" calcext:value-type="float">
            <text:p>0,02</text:p>
          </table:table-cell>
          <table:table-cell table:formula="of:=[.AE86]-[.AI86]" office:value-type="float" office:value="539" calcext:value-type="float">
            <text:p>539</text:p>
          </table:table-cell>
          <table:table-cell table:formula="of:=[.AN86]/[.AE86]" office:value-type="float" office:value="0.539" calcext:value-type="float">
            <text:p>0,5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68" calcext:value-type="float">
            <text:p>468</text:p>
          </table:table-cell>
          <table:table-cell office:value-type="float" office:value="9.36" calcext:value-type="float">
            <text:p>9,36</text:p>
          </table:table-cell>
          <table:table-cell office:value-type="float" office:value="0.0371674491393" calcext:value-type="float">
            <text:p>0,0371674491393</text:p>
          </table:table-cell>
          <table:table-cell table:formula="of:=[.AQ86]-[.AU86]" office:value-type="float" office:value="0" calcext:value-type="float">
            <text:p>0</text:p>
          </table:table-cell>
          <table:table-cell table:formula="of:=[.AY86]/[.AQ86]" office:value-type="float" office:value="0" calcext:value-type="float">
            <text:p>0</text:p>
          </table:table-cell>
          <table:table-cell table:formula="of:=[.AR86]-[.AV86]" office:value-type="float" office:value="532" calcext:value-type="float">
            <text:p>532</text:p>
          </table:table-cell>
          <table:table-cell table:formula="of:=[.BA86]/[.AR86]" office:value-type="float" office:value="0.532" calcext:value-type="float">
            <text:p>0,5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2.58461538462" calcext:value-type="float">
            <text:p>2,58461538462</text:p>
          </table:table-cell>
          <table:table-cell office:value-type="float" office:value="0.0371674491393" calcext:value-type="float">
            <text:p>0,0371674491393</text:p>
          </table:table-cell>
          <table:table-cell table:formula="of:=[.BD86]-[.BH86]" office:value-type="float" office:value="35" calcext:value-type="float">
            <text:p>35</text:p>
          </table:table-cell>
          <table:table-cell table:formula="of:=[.BL86]/[.BD86]" office:value-type="float" office:value="0.35" calcext:value-type="float">
            <text:p>0,35</text:p>
          </table:table-cell>
          <table:table-cell table:formula="of:=[.BE86]-[.BI86]" office:value-type="float" office:value="916" calcext:value-type="float">
            <text:p>916</text:p>
          </table:table-cell>
          <table:table-cell table:formula="of:=[.BN86]/[.BE86]" office:value-type="float" office:value="0.916" calcext:value-type="float">
            <text:p>0,9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2.58461538462" calcext:value-type="float">
            <text:p>2,58461538462</text:p>
          </table:table-cell>
          <table:table-cell office:value-type="float" office:value="0.0371674491393" calcext:value-type="float">
            <text:p>0,0371674491393</text:p>
          </table:table-cell>
          <table:table-cell table:formula="of:=[.BQ86]-[.BU86]" office:value-type="float" office:value="35" calcext:value-type="float">
            <text:p>35</text:p>
          </table:table-cell>
          <table:table-cell table:formula="of:=[.BY86]/[.BQ86]" office:value-type="float" office:value="0.35" calcext:value-type="float">
            <text:p>0,35</text:p>
          </table:table-cell>
          <table:table-cell table:formula="of:=[.BR86]-[.BV86]" office:value-type="float" office:value="916" calcext:value-type="float">
            <text:p>916</text:p>
          </table:table-cell>
          <table:table-cell table:formula="of:=[.CA86]/[.BR86]" office:value-type="float" office:value="0.916" calcext:value-type="float">
            <text:p>0,9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2.63888888889" calcext:value-type="float">
            <text:p>2,63888888889</text:p>
          </table:table-cell>
          <table:table-cell office:value-type="float" office:value="0.0371674491393" calcext:value-type="float">
            <text:p>0,0371674491393</text:p>
          </table:table-cell>
          <table:table-cell table:formula="of:=[.CD86]-[.CH86]" office:value-type="float" office:value="28" calcext:value-type="float">
            <text:p>28</text:p>
          </table:table-cell>
          <table:table-cell table:formula="of:=[.CL86]/[.CD86]" office:value-type="float" office:value="0.28" calcext:value-type="float">
            <text:p>0,28</text:p>
          </table:table-cell>
          <table:table-cell table:formula="of:=[.CE86]-[.CI86]" office:value-type="float" office:value="905" calcext:value-type="float">
            <text:p>905</text:p>
          </table:table-cell>
          <table:table-cell table:formula="of:=[.CN86]/[.CE86]" office:value-type="float" office:value="0.905" calcext:value-type="float">
            <text:p>0,905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74" calcext:value-type="float">
            <text:p>674</text:p>
          </table:table-cell>
          <table:table-cell office:value-type="float" office:value="13.48" calcext:value-type="float">
            <text:p>13,48</text:p>
          </table:table-cell>
          <table:table-cell office:value-type="float" office:value="0.0606060606061" calcext:value-type="float">
            <text:p>0,0606060606061</text:p>
          </table:table-cell>
          <table:table-cell table:formula="of:=[.AD87]-[.AH87]" office:value-type="float" office:value="0" calcext:value-type="float">
            <text:p>0</text:p>
          </table:table-cell>
          <table:table-cell table:formula="of:=[.AL87]/[.AD87]" office:value-type="float" office:value="0" calcext:value-type="float">
            <text:p>0</text:p>
          </table:table-cell>
          <table:table-cell table:formula="of:=[.AE87]-[.AI87]" office:value-type="float" office:value="326" calcext:value-type="float">
            <text:p>326</text:p>
          </table:table-cell>
          <table:table-cell table:formula="of:=[.AN87]/[.AE87]" office:value-type="float" office:value="0.326" calcext:value-type="float">
            <text:p>0,3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74" calcext:value-type="float">
            <text:p>674</text:p>
          </table:table-cell>
          <table:table-cell office:value-type="float" office:value="13.48" calcext:value-type="float">
            <text:p>13,48</text:p>
          </table:table-cell>
          <table:table-cell office:value-type="float" office:value="0.0606060606061" calcext:value-type="float">
            <text:p>0,0606060606061</text:p>
          </table:table-cell>
          <table:table-cell table:formula="of:=[.AQ87]-[.AU87]" office:value-type="float" office:value="0" calcext:value-type="float">
            <text:p>0</text:p>
          </table:table-cell>
          <table:table-cell table:formula="of:=[.AY87]/[.AQ87]" office:value-type="float" office:value="0" calcext:value-type="float">
            <text:p>0</text:p>
          </table:table-cell>
          <table:table-cell table:formula="of:=[.AR87]-[.AV87]" office:value-type="float" office:value="326" calcext:value-type="float">
            <text:p>326</text:p>
          </table:table-cell>
          <table:table-cell table:formula="of:=[.BA87]/[.AR87]" office:value-type="float" office:value="0.326" calcext:value-type="float">
            <text:p>0,3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316" calcext:value-type="float">
            <text:p>316</text:p>
          </table:table-cell>
          <table:table-cell office:value-type="float" office:value="6.72340425532" calcext:value-type="float">
            <text:p>6,72340425532</text:p>
          </table:table-cell>
          <table:table-cell office:value-type="float" office:value="0.0606060606061" calcext:value-type="float">
            <text:p>0,0606060606061</text:p>
          </table:table-cell>
          <table:table-cell table:formula="of:=[.BD87]-[.BH87]" office:value-type="float" office:value="6" calcext:value-type="float">
            <text:p>6</text:p>
          </table:table-cell>
          <table:table-cell table:formula="of:=[.BL87]/[.BD87]" office:value-type="float" office:value="0.06" calcext:value-type="float">
            <text:p>0,06</text:p>
          </table:table-cell>
          <table:table-cell table:formula="of:=[.BE87]-[.BI87]" office:value-type="float" office:value="684" calcext:value-type="float">
            <text:p>684</text:p>
          </table:table-cell>
          <table:table-cell table:formula="of:=[.BN87]/[.BE87]" office:value-type="float" office:value="0.684" calcext:value-type="float">
            <text:p>0,6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office:value-type="float" office:value="5.27272727273" calcext:value-type="float">
            <text:p>5,27272727273</text:p>
          </table:table-cell>
          <table:table-cell office:value-type="float" office:value="0.0606060606061" calcext:value-type="float">
            <text:p>0,0606060606061</text:p>
          </table:table-cell>
          <table:table-cell table:formula="of:=[.BQ87]-[.BU87]" office:value-type="float" office:value="12" calcext:value-type="float">
            <text:p>12</text:p>
          </table:table-cell>
          <table:table-cell table:formula="of:=[.BY87]/[.BQ87]" office:value-type="float" office:value="0.12" calcext:value-type="float">
            <text:p>0,12</text:p>
          </table:table-cell>
          <table:table-cell table:formula="of:=[.BR87]-[.BV87]" office:value-type="float" office:value="768" calcext:value-type="float">
            <text:p>768</text:p>
          </table:table-cell>
          <table:table-cell table:formula="of:=[.CA87]/[.BR87]" office:value-type="float" office:value="0.768" calcext:value-type="float">
            <text:p>0,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office:value-type="float" office:value="5.27272727273" calcext:value-type="float">
            <text:p>5,27272727273</text:p>
          </table:table-cell>
          <table:table-cell office:value-type="float" office:value="0.0606060606061" calcext:value-type="float">
            <text:p>0,0606060606061</text:p>
          </table:table-cell>
          <table:table-cell table:formula="of:=[.CD87]-[.CH87]" office:value-type="float" office:value="12" calcext:value-type="float">
            <text:p>12</text:p>
          </table:table-cell>
          <table:table-cell table:formula="of:=[.CL87]/[.CD87]" office:value-type="float" office:value="0.12" calcext:value-type="float">
            <text:p>0,12</text:p>
          </table:table-cell>
          <table:table-cell table:formula="of:=[.CE87]-[.CI87]" office:value-type="float" office:value="768" calcext:value-type="float">
            <text:p>768</text:p>
          </table:table-cell>
          <table:table-cell table:formula="of:=[.CN87]/[.CE87]" office:value-type="float" office:value="0.768" calcext:value-type="float">
            <text:p>0,768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39" calcext:value-type="float">
            <text:p>739</text:p>
          </table:table-cell>
          <table:table-cell office:value-type="float" office:value="14.78" calcext:value-type="float">
            <text:p>14,78</text:p>
          </table:table-cell>
          <table:table-cell office:value-type="float" office:value="0.5" calcext:value-type="float">
            <text:p>0,5</text:p>
          </table:table-cell>
          <table:table-cell table:formula="of:=[.AD88]-[.AH88]" office:value-type="float" office:value="0" calcext:value-type="float">
            <text:p>0</text:p>
          </table:table-cell>
          <table:table-cell table:formula="of:=[.AL88]/[.AD88]" office:value-type="float" office:value="0" calcext:value-type="float">
            <text:p>0</text:p>
          </table:table-cell>
          <table:table-cell table:formula="of:=[.AE88]-[.AI88]" office:value-type="float" office:value="261" calcext:value-type="float">
            <text:p>261</text:p>
          </table:table-cell>
          <table:table-cell table:formula="of:=[.AN88]/[.AE88]" office:value-type="float" office:value="0.261" calcext:value-type="float">
            <text:p>0,2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AQ88]-[.AU88]" office:value-type="float" office:value="96" calcext:value-type="float">
            <text:p>96</text:p>
          </table:table-cell>
          <table:table-cell table:formula="of:=[.AY88]/[.AQ88]" office:value-type="float" office:value="0.96" calcext:value-type="float">
            <text:p>0,96</text:p>
          </table:table-cell>
          <table:table-cell table:formula="of:=[.AR88]-[.AV88]" office:value-type="float" office:value="997" calcext:value-type="float">
            <text:p>997</text:p>
          </table:table-cell>
          <table:table-cell table:formula="of:=[.BA88]/[.AR88]" office:value-type="float" office:value="0.997" calcext:value-type="float">
            <text:p>0,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BD88]-[.BH88]" office:value-type="float" office:value="96" calcext:value-type="float">
            <text:p>96</text:p>
          </table:table-cell>
          <table:table-cell table:formula="of:=[.BL88]/[.BD88]" office:value-type="float" office:value="0.96" calcext:value-type="float">
            <text:p>0,96</text:p>
          </table:table-cell>
          <table:table-cell table:formula="of:=[.BE88]-[.BI88]" office:value-type="float" office:value="997" calcext:value-type="float">
            <text:p>997</text:p>
          </table:table-cell>
          <table:table-cell table:formula="of:=[.BN88]/[.BE88]" office:value-type="float" office:value="0.997" calcext:value-type="float">
            <text:p>0,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BQ88]-[.BU88]" office:value-type="float" office:value="96" calcext:value-type="float">
            <text:p>96</text:p>
          </table:table-cell>
          <table:table-cell table:formula="of:=[.BY88]/[.BQ88]" office:value-type="float" office:value="0.96" calcext:value-type="float">
            <text:p>0,96</text:p>
          </table:table-cell>
          <table:table-cell table:formula="of:=[.BR88]-[.BV88]" office:value-type="float" office:value="997" calcext:value-type="float">
            <text:p>997</text:p>
          </table:table-cell>
          <table:table-cell table:formula="of:=[.CA88]/[.BR88]" office:value-type="float" office:value="0.997" calcext:value-type="float">
            <text:p>0,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CD88]-[.CH88]" office:value-type="float" office:value="96" calcext:value-type="float">
            <text:p>96</text:p>
          </table:table-cell>
          <table:table-cell table:formula="of:=[.CL88]/[.CD88]" office:value-type="float" office:value="0.96" calcext:value-type="float">
            <text:p>0,96</text:p>
          </table:table-cell>
          <table:table-cell table:formula="of:=[.CE88]-[.CI88]" office:value-type="float" office:value="997" calcext:value-type="float">
            <text:p>997</text:p>
          </table:table-cell>
          <table:table-cell table:formula="of:=[.CN88]/[.CE88]" office:value-type="float" office:value="0.997" calcext:value-type="float">
            <text:p>0,997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0.102564102564" calcext:value-type="float">
            <text:p>0,102564102564</text:p>
          </table:table-cell>
          <table:table-cell table:formula="of:=[.AD89]-[.AH89]" office:value-type="float" office:value="84" calcext:value-type="float">
            <text:p>84</text:p>
          </table:table-cell>
          <table:table-cell table:formula="of:=[.AL89]/[.AD89]" office:value-type="float" office:value="0.84" calcext:value-type="float">
            <text:p>0,84</text:p>
          </table:table-cell>
          <table:table-cell table:formula="of:=[.AE89]-[.AI89]" office:value-type="float" office:value="988" calcext:value-type="float">
            <text:p>988</text:p>
          </table:table-cell>
          <table:table-cell table:formula="of:=[.AN89]/[.AE89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102564102564" calcext:value-type="float">
            <text:p>0,102564102564</text:p>
          </table:table-cell>
          <table:table-cell table:formula="of:=[.AQ89]-[.AU89]" office:value-type="float" office:value="89" calcext:value-type="float">
            <text:p>89</text:p>
          </table:table-cell>
          <table:table-cell table:formula="of:=[.AY89]/[.AQ89]" office:value-type="float" office:value="0.89" calcext:value-type="float">
            <text:p>0,89</text:p>
          </table:table-cell>
          <table:table-cell table:formula="of:=[.AR89]-[.AV89]" office:value-type="float" office:value="993" calcext:value-type="float">
            <text:p>993</text:p>
          </table:table-cell>
          <table:table-cell table:formula="of:=[.BA89]/[.AR89]" office:value-type="float" office:value="0.993" calcext:value-type="float">
            <text:p>0,9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102564102564" calcext:value-type="float">
            <text:p>0,102564102564</text:p>
          </table:table-cell>
          <table:table-cell table:formula="of:=[.BD89]-[.BH89]" office:value-type="float" office:value="87" calcext:value-type="float">
            <text:p>87</text:p>
          </table:table-cell>
          <table:table-cell table:formula="of:=[.BL89]/[.BD89]" office:value-type="float" office:value="0.87" calcext:value-type="float">
            <text:p>0,87</text:p>
          </table:table-cell>
          <table:table-cell table:formula="of:=[.BE89]-[.BI89]" office:value-type="float" office:value="992" calcext:value-type="float">
            <text:p>992</text:p>
          </table:table-cell>
          <table:table-cell table:formula="of:=[.BN89]/[.BE89]" office:value-type="float" office:value="0.992" calcext:value-type="float">
            <text:p>0,9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102564102564" calcext:value-type="float">
            <text:p>0,102564102564</text:p>
          </table:table-cell>
          <table:table-cell table:formula="of:=[.BQ89]-[.BU89]" office:value-type="float" office:value="87" calcext:value-type="float">
            <text:p>87</text:p>
          </table:table-cell>
          <table:table-cell table:formula="of:=[.BY89]/[.BQ89]" office:value-type="float" office:value="0.87" calcext:value-type="float">
            <text:p>0,87</text:p>
          </table:table-cell>
          <table:table-cell table:formula="of:=[.BR89]-[.BV89]" office:value-type="float" office:value="992" calcext:value-type="float">
            <text:p>992</text:p>
          </table:table-cell>
          <table:table-cell table:formula="of:=[.CA89]/[.BR89]" office:value-type="float" office:value="0.992" calcext:value-type="float">
            <text:p>0,9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102564102564" calcext:value-type="float">
            <text:p>0,102564102564</text:p>
          </table:table-cell>
          <table:table-cell table:formula="of:=[.CD89]-[.CH89]" office:value-type="float" office:value="87" calcext:value-type="float">
            <text:p>87</text:p>
          </table:table-cell>
          <table:table-cell table:formula="of:=[.CL89]/[.CD89]" office:value-type="float" office:value="0.87" calcext:value-type="float">
            <text:p>0,87</text:p>
          </table:table-cell>
          <table:table-cell table:formula="of:=[.CE89]-[.CI89]" office:value-type="float" office:value="992" calcext:value-type="float">
            <text:p>992</text:p>
          </table:table-cell>
          <table:table-cell table:formula="of:=[.CN89]/[.CE89]" office:value-type="float" office:value="0.992" calcext:value-type="float">
            <text:p>0,992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153" calcext:value-type="float">
            <text:p>153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table:formula="of:=[.AD90]-[.AH90]" office:value-type="float" office:value="28" calcext:value-type="float">
            <text:p>28</text:p>
          </table:table-cell>
          <table:table-cell table:formula="of:=[.AL90]/[.AD90]" office:value-type="float" office:value="0.28" calcext:value-type="float">
            <text:p>0,28</text:p>
          </table:table-cell>
          <table:table-cell table:formula="of:=[.AE90]-[.AI90]" office:value-type="float" office:value="847" calcext:value-type="float">
            <text:p>847</text:p>
          </table:table-cell>
          <table:table-cell table:formula="of:=[.AN90]/[.AE90]" office:value-type="float" office:value="0.847" calcext:value-type="float">
            <text:p>0,8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153" calcext:value-type="float">
            <text:p>153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table:formula="of:=[.AQ90]-[.AU90]" office:value-type="float" office:value="28" calcext:value-type="float">
            <text:p>28</text:p>
          </table:table-cell>
          <table:table-cell table:formula="of:=[.AY90]/[.AQ90]" office:value-type="float" office:value="0.28" calcext:value-type="float">
            <text:p>0,28</text:p>
          </table:table-cell>
          <table:table-cell table:formula="of:=[.AR90]-[.AV90]" office:value-type="float" office:value="847" calcext:value-type="float">
            <text:p>847</text:p>
          </table:table-cell>
          <table:table-cell table:formula="of:=[.BA90]/[.AR90]" office:value-type="float" office:value="0.847" calcext:value-type="float">
            <text:p>0,8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153" calcext:value-type="float">
            <text:p>153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table:formula="of:=[.BD90]-[.BH90]" office:value-type="float" office:value="28" calcext:value-type="float">
            <text:p>28</text:p>
          </table:table-cell>
          <table:table-cell table:formula="of:=[.BL90]/[.BD90]" office:value-type="float" office:value="0.28" calcext:value-type="float">
            <text:p>0,28</text:p>
          </table:table-cell>
          <table:table-cell table:formula="of:=[.BE90]-[.BI90]" office:value-type="float" office:value="847" calcext:value-type="float">
            <text:p>847</text:p>
          </table:table-cell>
          <table:table-cell table:formula="of:=[.BN90]/[.BE90]" office:value-type="float" office:value="0.847" calcext:value-type="float">
            <text:p>0,8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236" calcext:value-type="float">
            <text:p>236</text:p>
          </table:table-cell>
          <table:table-cell office:value-type="float" office:value="5.02127659574" calcext:value-type="float">
            <text:p>5,02127659574</text:p>
          </table:table-cell>
          <table:table-cell office:value-type="float" office:value="0.04" calcext:value-type="float">
            <text:p>0,04</text:p>
          </table:table-cell>
          <table:table-cell table:formula="of:=[.BQ90]-[.BU90]" office:value-type="float" office:value="6" calcext:value-type="float">
            <text:p>6</text:p>
          </table:table-cell>
          <table:table-cell table:formula="of:=[.BY90]/[.BQ90]" office:value-type="float" office:value="0.06" calcext:value-type="float">
            <text:p>0,06</text:p>
          </table:table-cell>
          <table:table-cell table:formula="of:=[.BR90]-[.BV90]" office:value-type="float" office:value="764" calcext:value-type="float">
            <text:p>764</text:p>
          </table:table-cell>
          <table:table-cell table:formula="of:=[.CA90]/[.BR90]" office:value-type="float" office:value="0.764" calcext:value-type="float">
            <text:p>0,7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2.96" calcext:value-type="float">
            <text:p>2,96</text:p>
          </table:table-cell>
          <table:table-cell office:value-type="float" office:value="0.04" calcext:value-type="float">
            <text:p>0,04</text:p>
          </table:table-cell>
          <table:table-cell table:formula="of:=[.CD90]-[.CH90]" office:value-type="float" office:value="25" calcext:value-type="float">
            <text:p>25</text:p>
          </table:table-cell>
          <table:table-cell table:formula="of:=[.CL90]/[.CD90]" office:value-type="float" office:value="0.25" calcext:value-type="float">
            <text:p>0,25</text:p>
          </table:table-cell>
          <table:table-cell table:formula="of:=[.CE90]-[.CI90]" office:value-type="float" office:value="889" calcext:value-type="float">
            <text:p>889</text:p>
          </table:table-cell>
          <table:table-cell table:formula="of:=[.CN90]/[.CE90]" office:value-type="float" office:value="0.889" calcext:value-type="float">
            <text:p>0,889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82" calcext:value-type="float">
            <text:p>82</text:p>
          </table:table-cell>
          <table:table-cell office:value-type="float" office:value="218" calcext:value-type="float">
            <text:p>218</text:p>
          </table:table-cell>
          <table:table-cell office:value-type="float" office:value="5.31707317073" calcext:value-type="float">
            <text:p>5,31707317073</text:p>
          </table:table-cell>
          <table:table-cell office:value-type="float" office:value="0.0690909090909" calcext:value-type="float">
            <text:p>0,0690909090909</text:p>
          </table:table-cell>
          <table:table-cell table:formula="of:=[.AD91]-[.AH91]" office:value-type="float" office:value="18" calcext:value-type="float">
            <text:p>18</text:p>
          </table:table-cell>
          <table:table-cell table:formula="of:=[.AL91]/[.AD91]" office:value-type="float" office:value="0.18" calcext:value-type="float">
            <text:p>0,18</text:p>
          </table:table-cell>
          <table:table-cell table:formula="of:=[.AE91]-[.AI91]" office:value-type="float" office:value="782" calcext:value-type="float">
            <text:p>782</text:p>
          </table:table-cell>
          <table:table-cell table:formula="of:=[.AN91]/[.AE91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82" calcext:value-type="float">
            <text:p>82</text:p>
          </table:table-cell>
          <table:table-cell office:value-type="float" office:value="218" calcext:value-type="float">
            <text:p>218</text:p>
          </table:table-cell>
          <table:table-cell office:value-type="float" office:value="5.31707317073" calcext:value-type="float">
            <text:p>5,31707317073</text:p>
          </table:table-cell>
          <table:table-cell office:value-type="float" office:value="0.0690909090909" calcext:value-type="float">
            <text:p>0,0690909090909</text:p>
          </table:table-cell>
          <table:table-cell table:formula="of:=[.AQ91]-[.AU91]" office:value-type="float" office:value="18" calcext:value-type="float">
            <text:p>18</text:p>
          </table:table-cell>
          <table:table-cell table:formula="of:=[.AY91]/[.AQ91]" office:value-type="float" office:value="0.18" calcext:value-type="float">
            <text:p>0,18</text:p>
          </table:table-cell>
          <table:table-cell table:formula="of:=[.AR91]-[.AV91]" office:value-type="float" office:value="782" calcext:value-type="float">
            <text:p>782</text:p>
          </table:table-cell>
          <table:table-cell table:formula="of:=[.BA91]/[.AR91]" office:value-type="float" office:value="0.782" calcext:value-type="float">
            <text:p>0,7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6.06" calcext:value-type="float">
            <text:p>6,06</text:p>
          </table:table-cell>
          <table:table-cell office:value-type="float" office:value="0.0690909090909" calcext:value-type="float">
            <text:p>0,0690909090909</text:p>
          </table:table-cell>
          <table:table-cell table:formula="of:=[.BD91]-[.BH91]" office:value-type="float" office:value="0" calcext:value-type="float">
            <text:p>0</text:p>
          </table:table-cell>
          <table:table-cell table:formula="of:=[.BL91]/[.BD91]" office:value-type="float" office:value="0" calcext:value-type="float">
            <text:p>0</text:p>
          </table:table-cell>
          <table:table-cell table:formula="of:=[.BE91]-[.BI91]" office:value-type="float" office:value="697" calcext:value-type="float">
            <text:p>697</text:p>
          </table:table-cell>
          <table:table-cell table:formula="of:=[.BN91]/[.BE91]" office:value-type="float" office:value="0.697" calcext:value-type="float">
            <text:p>0,6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office:value-type="float" office:value="6.84" calcext:value-type="float">
            <text:p>6,84</text:p>
          </table:table-cell>
          <table:table-cell office:value-type="float" office:value="0.0690909090909" calcext:value-type="float">
            <text:p>0,0690909090909</text:p>
          </table:table-cell>
          <table:table-cell table:formula="of:=[.BQ91]-[.BU91]" office:value-type="float" office:value="0" calcext:value-type="float">
            <text:p>0</text:p>
          </table:table-cell>
          <table:table-cell table:formula="of:=[.BY91]/[.BQ91]" office:value-type="float" office:value="0" calcext:value-type="float">
            <text:p>0</text:p>
          </table:table-cell>
          <table:table-cell table:formula="of:=[.BR91]-[.BV91]" office:value-type="float" office:value="658" calcext:value-type="float">
            <text:p>658</text:p>
          </table:table-cell>
          <table:table-cell table:formula="of:=[.CA91]/[.BR91]" office:value-type="float" office:value="0.658" calcext:value-type="float">
            <text:p>0,6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office:value-type="float" office:value="6.84" calcext:value-type="float">
            <text:p>6,84</text:p>
          </table:table-cell>
          <table:table-cell office:value-type="float" office:value="0.0690909090909" calcext:value-type="float">
            <text:p>0,0690909090909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658" calcext:value-type="float">
            <text:p>658</text:p>
          </table:table-cell>
          <table:table-cell table:formula="of:=[.CN91]/[.CE91]" office:value-type="float" office:value="0.658" calcext:value-type="float">
            <text:p>0,658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3.65217391304" calcext:value-type="float">
            <text:p>3,65217391304</text:p>
          </table:table-cell>
          <table:table-cell office:value-type="float" office:value="0.0391872278665" calcext:value-type="float">
            <text:p>0,0391872278665</text:p>
          </table:table-cell>
          <table:table-cell table:formula="of:=[.AD92]-[.AH92]" office:value-type="float" office:value="54" calcext:value-type="float">
            <text:p>54</text:p>
          </table:table-cell>
          <table:table-cell table:formula="of:=[.AL92]/[.AD92]" office:value-type="float" office:value="0.54" calcext:value-type="float">
            <text:p>0,54</text:p>
          </table:table-cell>
          <table:table-cell table:formula="of:=[.AE92]-[.AI92]" office:value-type="float" office:value="916" calcext:value-type="float">
            <text:p>916</text:p>
          </table:table-cell>
          <table:table-cell table:formula="of:=[.AN92]/[.AE92]" office:value-type="float" office:value="0.916" calcext:value-type="float">
            <text:p>0,9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271" calcext:value-type="float">
            <text:p>271</text:p>
          </table:table-cell>
          <table:table-cell office:value-type="float" office:value="6.08988764045" calcext:value-type="float">
            <text:p>6,08988764045</text:p>
          </table:table-cell>
          <table:table-cell office:value-type="float" office:value="0.0391872278665" calcext:value-type="float">
            <text:p>0,0391872278665</text:p>
          </table:table-cell>
          <table:table-cell table:formula="of:=[.AQ92]-[.AU92]" office:value-type="float" office:value="11" calcext:value-type="float">
            <text:p>11</text:p>
          </table:table-cell>
          <table:table-cell table:formula="of:=[.AY92]/[.AQ92]" office:value-type="float" office:value="0.11" calcext:value-type="float">
            <text:p>0,11</text:p>
          </table:table-cell>
          <table:table-cell table:formula="of:=[.AR92]-[.AV92]" office:value-type="float" office:value="729" calcext:value-type="float">
            <text:p>729</text:p>
          </table:table-cell>
          <table:table-cell table:formula="of:=[.BA92]/[.AR92]" office:value-type="float" office:value="0.729" calcext:value-type="float">
            <text:p>0,7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3" calcext:value-type="float">
            <text:p>93</text:p>
          </table:table-cell>
          <table:table-cell office:value-type="float" office:value="301" calcext:value-type="float">
            <text:p>301</text:p>
          </table:table-cell>
          <table:table-cell office:value-type="float" office:value="6.47311827957" calcext:value-type="float">
            <text:p>6,47311827957</text:p>
          </table:table-cell>
          <table:table-cell office:value-type="float" office:value="0.0391872278665" calcext:value-type="float">
            <text:p>0,0391872278665</text:p>
          </table:table-cell>
          <table:table-cell table:formula="of:=[.BD92]-[.BH92]" office:value-type="float" office:value="7" calcext:value-type="float">
            <text:p>7</text:p>
          </table:table-cell>
          <table:table-cell table:formula="of:=[.BL92]/[.BD92]" office:value-type="float" office:value="0.07" calcext:value-type="float">
            <text:p>0,07</text:p>
          </table:table-cell>
          <table:table-cell table:formula="of:=[.BE92]-[.BI92]" office:value-type="float" office:value="699" calcext:value-type="float">
            <text:p>699</text:p>
          </table:table-cell>
          <table:table-cell table:formula="of:=[.BN92]/[.BE92]" office:value-type="float" office:value="0.699" calcext:value-type="float">
            <text:p>0,6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3" calcext:value-type="float">
            <text:p>93</text:p>
          </table:table-cell>
          <table:table-cell office:value-type="float" office:value="301" calcext:value-type="float">
            <text:p>301</text:p>
          </table:table-cell>
          <table:table-cell office:value-type="float" office:value="6.47311827957" calcext:value-type="float">
            <text:p>6,47311827957</text:p>
          </table:table-cell>
          <table:table-cell office:value-type="float" office:value="0.0391872278665" calcext:value-type="float">
            <text:p>0,0391872278665</text:p>
          </table:table-cell>
          <table:table-cell table:formula="of:=[.BQ92]-[.BU92]" office:value-type="float" office:value="7" calcext:value-type="float">
            <text:p>7</text:p>
          </table:table-cell>
          <table:table-cell table:formula="of:=[.BY92]/[.BQ92]" office:value-type="float" office:value="0.07" calcext:value-type="float">
            <text:p>0,07</text:p>
          </table:table-cell>
          <table:table-cell table:formula="of:=[.BR92]-[.BV92]" office:value-type="float" office:value="699" calcext:value-type="float">
            <text:p>699</text:p>
          </table:table-cell>
          <table:table-cell table:formula="of:=[.CA92]/[.BR92]" office:value-type="float" office:value="0.699" calcext:value-type="float">
            <text:p>0,6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.03773584906" calcext:value-type="float">
            <text:p>2,03773584906</text:p>
          </table:table-cell>
          <table:table-cell office:value-type="float" office:value="0.0391872278665" calcext:value-type="float">
            <text:p>0,0391872278665</text:p>
          </table:table-cell>
          <table:table-cell table:formula="of:=[.CD92]-[.CH92]" office:value-type="float" office:value="47" calcext:value-type="float">
            <text:p>47</text:p>
          </table:table-cell>
          <table:table-cell table:formula="of:=[.CL92]/[.CD92]" office:value-type="float" office:value="0.47" calcext:value-type="float">
            <text:p>0,47</text:p>
          </table:table-cell>
          <table:table-cell table:formula="of:=[.CE92]-[.CI92]" office:value-type="float" office:value="946" calcext:value-type="float">
            <text:p>946</text:p>
          </table:table-cell>
          <table:table-cell table:formula="of:=[.CN92]/[.CE92]" office:value-type="float" office:value="0.946" calcext:value-type="float">
            <text:p>0,946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float" office:value="3.87234042553" calcext:value-type="float">
            <text:p>3,87234042553</text:p>
          </table:table-cell>
          <table:table-cell office:value-type="float" office:value="0.0284541723666" calcext:value-type="float">
            <text:p>0,0284541723666</text:p>
          </table:table-cell>
          <table:table-cell table:formula="of:=[.AD93]-[.AH93]" office:value-type="float" office:value="6" calcext:value-type="float">
            <text:p>6</text:p>
          </table:table-cell>
          <table:table-cell table:formula="of:=[.AL93]/[.AD93]" office:value-type="float" office:value="0.06" calcext:value-type="float">
            <text:p>0,06</text:p>
          </table:table-cell>
          <table:table-cell table:formula="of:=[.AE93]-[.AI93]" office:value-type="float" office:value="818" calcext:value-type="float">
            <text:p>818</text:p>
          </table:table-cell>
          <table:table-cell table:formula="of:=[.AN93]/[.AE93]" office:value-type="float" office:value="0.818" calcext:value-type="float">
            <text:p>0,8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float" office:value="3.87234042553" calcext:value-type="float">
            <text:p>3,87234042553</text:p>
          </table:table-cell>
          <table:table-cell office:value-type="float" office:value="0.0284541723666" calcext:value-type="float">
            <text:p>0,0284541723666</text:p>
          </table:table-cell>
          <table:table-cell table:formula="of:=[.AQ93]-[.AU93]" office:value-type="float" office:value="6" calcext:value-type="float">
            <text:p>6</text:p>
          </table:table-cell>
          <table:table-cell table:formula="of:=[.AY93]/[.AQ93]" office:value-type="float" office:value="0.06" calcext:value-type="float">
            <text:p>0,06</text:p>
          </table:table-cell>
          <table:table-cell table:formula="of:=[.AR93]-[.AV93]" office:value-type="float" office:value="818" calcext:value-type="float">
            <text:p>818</text:p>
          </table:table-cell>
          <table:table-cell table:formula="of:=[.BA93]/[.AR93]" office:value-type="float" office:value="0.818" calcext:value-type="float">
            <text:p>0,8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2.34666666667" calcext:value-type="float">
            <text:p>2,34666666667</text:p>
          </table:table-cell>
          <table:table-cell office:value-type="float" office:value="0.0284541723666" calcext:value-type="float">
            <text:p>0,0284541723666</text:p>
          </table:table-cell>
          <table:table-cell table:formula="of:=[.BD93]-[.BH93]" office:value-type="float" office:value="25" calcext:value-type="float">
            <text:p>25</text:p>
          </table:table-cell>
          <table:table-cell table:formula="of:=[.BL93]/[.BD93]" office:value-type="float" office:value="0.25" calcext:value-type="float">
            <text:p>0,25</text:p>
          </table:table-cell>
          <table:table-cell table:formula="of:=[.BE93]-[.BI93]" office:value-type="float" office:value="912" calcext:value-type="float">
            <text:p>912</text:p>
          </table:table-cell>
          <table:table-cell table:formula="of:=[.BN93]/[.BE93]" office:value-type="float" office:value="0.912" calcext:value-type="float">
            <text:p>0,9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2.34666666667" calcext:value-type="float">
            <text:p>2,34666666667</text:p>
          </table:table-cell>
          <table:table-cell office:value-type="float" office:value="0.0284541723666" calcext:value-type="float">
            <text:p>0,0284541723666</text:p>
          </table:table-cell>
          <table:table-cell table:formula="of:=[.BQ93]-[.BU93]" office:value-type="float" office:value="25" calcext:value-type="float">
            <text:p>25</text:p>
          </table:table-cell>
          <table:table-cell table:formula="of:=[.BY93]/[.BQ93]" office:value-type="float" office:value="0.25" calcext:value-type="float">
            <text:p>0,25</text:p>
          </table:table-cell>
          <table:table-cell table:formula="of:=[.BR93]-[.BV93]" office:value-type="float" office:value="912" calcext:value-type="float">
            <text:p>912</text:p>
          </table:table-cell>
          <table:table-cell table:formula="of:=[.CA93]/[.BR93]" office:value-type="float" office:value="0.912" calcext:value-type="float">
            <text:p>0,9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2.41860465116" calcext:value-type="float">
            <text:p>2,41860465116</text:p>
          </table:table-cell>
          <table:table-cell office:value-type="float" office:value="0.0284541723666" calcext:value-type="float">
            <text:p>0,0284541723666</text:p>
          </table:table-cell>
          <table:table-cell table:formula="of:=[.CD93]-[.CH93]" office:value-type="float" office:value="14" calcext:value-type="float">
            <text:p>14</text:p>
          </table:table-cell>
          <table:table-cell table:formula="of:=[.CL93]/[.CD93]" office:value-type="float" office:value="0.14" calcext:value-type="float">
            <text:p>0,14</text:p>
          </table:table-cell>
          <table:table-cell table:formula="of:=[.CE93]-[.CI93]" office:value-type="float" office:value="896" calcext:value-type="float">
            <text:p>896</text:p>
          </table:table-cell>
          <table:table-cell table:formula="of:=[.CN93]/[.CE93]" office:value-type="float" office:value="0.896" calcext:value-type="float">
            <text:p>0,896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float" office:value="16.1" calcext:value-type="float">
            <text:p>16,1</text:p>
          </table:table-cell>
          <table:table-cell office:value-type="float" office:value="0.0934146854618" calcext:value-type="float">
            <text:p>0,0934146854618</text:p>
          </table:table-cell>
          <table:table-cell table:formula="of:=[.AD94]-[.AH94]" office:value-type="float" office:value="0" calcext:value-type="float">
            <text:p>0</text:p>
          </table:table-cell>
          <table:table-cell table:formula="of:=[.AL94]/[.AD94]" office:value-type="float" office:value="0" calcext:value-type="float">
            <text:p>0</text:p>
          </table:table-cell>
          <table:table-cell table:formula="of:=[.AE94]-[.AI94]" office:value-type="float" office:value="195" calcext:value-type="float">
            <text:p>195</text:p>
          </table:table-cell>
          <table:table-cell table:formula="of:=[.AN94]/[.AE94]" office:value-type="float" office:value="0.195" calcext:value-type="float">
            <text:p>0,1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444" calcext:value-type="float">
            <text:p>444</text:p>
          </table:table-cell>
          <table:table-cell office:value-type="float" office:value="9.0612244898" calcext:value-type="float">
            <text:p>9,0612244898</text:p>
          </table:table-cell>
          <table:table-cell office:value-type="float" office:value="0.0934146854618" calcext:value-type="float">
            <text:p>0,0934146854618</text:p>
          </table:table-cell>
          <table:table-cell table:formula="of:=[.AQ94]-[.AU94]" office:value-type="float" office:value="2" calcext:value-type="float">
            <text:p>2</text:p>
          </table:table-cell>
          <table:table-cell table:formula="of:=[.AY94]/[.AQ94]" office:value-type="float" office:value="0.02" calcext:value-type="float">
            <text:p>0,02</text:p>
          </table:table-cell>
          <table:table-cell table:formula="of:=[.AR94]-[.AV94]" office:value-type="float" office:value="556" calcext:value-type="float">
            <text:p>556</text:p>
          </table:table-cell>
          <table:table-cell table:formula="of:=[.BA94]/[.AR94]" office:value-type="float" office:value="0.556" calcext:value-type="float">
            <text:p>0,5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444" calcext:value-type="float">
            <text:p>444</text:p>
          </table:table-cell>
          <table:table-cell office:value-type="float" office:value="9.0612244898" calcext:value-type="float">
            <text:p>9,0612244898</text:p>
          </table:table-cell>
          <table:table-cell office:value-type="float" office:value="0.0934146854618" calcext:value-type="float">
            <text:p>0,0934146854618</text:p>
          </table:table-cell>
          <table:table-cell table:formula="of:=[.BD94]-[.BH94]" office:value-type="float" office:value="2" calcext:value-type="float">
            <text:p>2</text:p>
          </table:table-cell>
          <table:table-cell table:formula="of:=[.BL94]/[.BD94]" office:value-type="float" office:value="0.02" calcext:value-type="float">
            <text:p>0,02</text:p>
          </table:table-cell>
          <table:table-cell table:formula="of:=[.BE94]-[.BI94]" office:value-type="float" office:value="556" calcext:value-type="float">
            <text:p>556</text:p>
          </table:table-cell>
          <table:table-cell table:formula="of:=[.BN94]/[.BE94]" office:value-type="float" office:value="0.556" calcext:value-type="float">
            <text:p>0,5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444" calcext:value-type="float">
            <text:p>444</text:p>
          </table:table-cell>
          <table:table-cell office:value-type="float" office:value="9.0612244898" calcext:value-type="float">
            <text:p>9,0612244898</text:p>
          </table:table-cell>
          <table:table-cell office:value-type="float" office:value="0.0934146854618" calcext:value-type="float">
            <text:p>0,0934146854618</text:p>
          </table:table-cell>
          <table:table-cell table:formula="of:=[.BQ94]-[.BU94]" office:value-type="float" office:value="2" calcext:value-type="float">
            <text:p>2</text:p>
          </table:table-cell>
          <table:table-cell table:formula="of:=[.BY94]/[.BQ94]" office:value-type="float" office:value="0.02" calcext:value-type="float">
            <text:p>0,02</text:p>
          </table:table-cell>
          <table:table-cell table:formula="of:=[.BR94]-[.BV94]" office:value-type="float" office:value="556" calcext:value-type="float">
            <text:p>556</text:p>
          </table:table-cell>
          <table:table-cell table:formula="of:=[.CA94]/[.BR94]" office:value-type="float" office:value="0.556" calcext:value-type="float">
            <text:p>0,5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444" calcext:value-type="float">
            <text:p>444</text:p>
          </table:table-cell>
          <table:table-cell office:value-type="float" office:value="9.0612244898" calcext:value-type="float">
            <text:p>9,0612244898</text:p>
          </table:table-cell>
          <table:table-cell office:value-type="float" office:value="0.0934146854618" calcext:value-type="float">
            <text:p>0,0934146854618</text:p>
          </table:table-cell>
          <table:table-cell table:formula="of:=[.CD94]-[.CH94]" office:value-type="float" office:value="2" calcext:value-type="float">
            <text:p>2</text:p>
          </table:table-cell>
          <table:table-cell table:formula="of:=[.CL94]/[.CD94]" office:value-type="float" office:value="0.02" calcext:value-type="float">
            <text:p>0,02</text:p>
          </table:table-cell>
          <table:table-cell table:formula="of:=[.CE94]-[.CI94]" office:value-type="float" office:value="556" calcext:value-type="float">
            <text:p>556</text:p>
          </table:table-cell>
          <table:table-cell table:formula="of:=[.CN94]/[.CE94]" office:value-type="float" office:value="0.556" calcext:value-type="float">
            <text:p>0,556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66" calcext:value-type="float">
            <text:p>966</text:p>
          </table:table-cell>
          <table:table-cell office:value-type="float" office:value="19.32" calcext:value-type="float">
            <text:p>19,32</text:p>
          </table:table-cell>
          <table:table-cell office:value-type="float" office:value="0.042078687145" calcext:value-type="float">
            <text:p>0,042078687145</text:p>
          </table:table-cell>
          <table:table-cell table:formula="of:=[.AD95]-[.AH95]" office:value-type="float" office:value="0" calcext:value-type="float">
            <text:p>0</text:p>
          </table:table-cell>
          <table:table-cell table:formula="of:=[.AL95]/[.AD95]" office:value-type="float" office:value="0" calcext:value-type="float">
            <text:p>0</text:p>
          </table:table-cell>
          <table:table-cell table:formula="of:=[.AE95]-[.AI95]" office:value-type="float" office:value="34" calcext:value-type="float">
            <text:p>34</text:p>
          </table:table-cell>
          <table:table-cell table:formula="of:=[.AN95]/[.AE95]" office:value-type="float" office:value="0.034" calcext:value-type="float">
            <text:p>0,0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78" calcext:value-type="float">
            <text:p>778</text:p>
          </table:table-cell>
          <table:table-cell office:value-type="float" office:value="15.56" calcext:value-type="float">
            <text:p>15,56</text:p>
          </table:table-cell>
          <table:table-cell office:value-type="float" office:value="0.042078687145" calcext:value-type="float">
            <text:p>0,042078687145</text:p>
          </table:table-cell>
          <table:table-cell table:formula="of:=[.AQ95]-[.AU95]" office:value-type="float" office:value="0" calcext:value-type="float">
            <text:p>0</text:p>
          </table:table-cell>
          <table:table-cell table:formula="of:=[.AY95]/[.AQ95]" office:value-type="float" office:value="0" calcext:value-type="float">
            <text:p>0</text:p>
          </table:table-cell>
          <table:table-cell table:formula="of:=[.AR95]-[.AV95]" office:value-type="float" office:value="222" calcext:value-type="float">
            <text:p>222</text:p>
          </table:table-cell>
          <table:table-cell table:formula="of:=[.BA95]/[.AR95]" office:value-type="float" office:value="0.222" calcext:value-type="float">
            <text:p>0,2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78" calcext:value-type="float">
            <text:p>778</text:p>
          </table:table-cell>
          <table:table-cell office:value-type="float" office:value="15.56" calcext:value-type="float">
            <text:p>15,56</text:p>
          </table:table-cell>
          <table:table-cell office:value-type="float" office:value="0.042078687145" calcext:value-type="float">
            <text:p>0,042078687145</text:p>
          </table:table-cell>
          <table:table-cell table:formula="of:=[.BD95]-[.BH95]" office:value-type="float" office:value="0" calcext:value-type="float">
            <text:p>0</text:p>
          </table:table-cell>
          <table:table-cell table:formula="of:=[.BL95]/[.BD95]" office:value-type="float" office:value="0" calcext:value-type="float">
            <text:p>0</text:p>
          </table:table-cell>
          <table:table-cell table:formula="of:=[.BE95]-[.BI95]" office:value-type="float" office:value="222" calcext:value-type="float">
            <text:p>222</text:p>
          </table:table-cell>
          <table:table-cell table:formula="of:=[.BN95]/[.BE95]" office:value-type="float" office:value="0.222" calcext:value-type="float">
            <text:p>0,2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4.08163265306" calcext:value-type="float">
            <text:p>4,08163265306</text:p>
          </table:table-cell>
          <table:table-cell office:value-type="float" office:value="0.042078687145" calcext:value-type="float">
            <text:p>0,042078687145</text:p>
          </table:table-cell>
          <table:table-cell table:formula="of:=[.BQ95]-[.BU95]" office:value-type="float" office:value="2" calcext:value-type="float">
            <text:p>2</text:p>
          </table:table-cell>
          <table:table-cell table:formula="of:=[.BY95]/[.BQ95]" office:value-type="float" office:value="0.02" calcext:value-type="float">
            <text:p>0,02</text:p>
          </table:table-cell>
          <table:table-cell table:formula="of:=[.BR95]-[.BV95]" office:value-type="float" office:value="800" calcext:value-type="float">
            <text:p>800</text:p>
          </table:table-cell>
          <table:table-cell table:formula="of:=[.CA95]/[.BR95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4.08163265306" calcext:value-type="float">
            <text:p>4,08163265306</text:p>
          </table:table-cell>
          <table:table-cell office:value-type="float" office:value="0.042078687145" calcext:value-type="float">
            <text:p>0,042078687145</text:p>
          </table:table-cell>
          <table:table-cell table:formula="of:=[.CD95]-[.CH95]" office:value-type="float" office:value="2" calcext:value-type="float">
            <text:p>2</text:p>
          </table:table-cell>
          <table:table-cell table:formula="of:=[.CL95]/[.CD95]" office:value-type="float" office:value="0.02" calcext:value-type="float">
            <text:p>0,02</text:p>
          </table:table-cell>
          <table:table-cell table:formula="of:=[.CE95]-[.CI95]" office:value-type="float" office:value="800" calcext:value-type="float">
            <text:p>800</text:p>
          </table:table-cell>
          <table:table-cell table:formula="of:=[.CN95]/[.CE95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15" calcext:value-type="float">
            <text:p>915</text:p>
          </table:table-cell>
          <table:table-cell office:value-type="float" office:value="18.3" calcext:value-type="float">
            <text:p>18,3</text:p>
          </table:table-cell>
          <table:table-cell office:value-type="float" office:value="0.0317103620474" calcext:value-type="float">
            <text:p>0,0317103620474</text:p>
          </table:table-cell>
          <table:table-cell table:formula="of:=[.AD96]-[.AH96]" office:value-type="float" office:value="0" calcext:value-type="float">
            <text:p>0</text:p>
          </table:table-cell>
          <table:table-cell table:formula="of:=[.AL96]/[.AD96]" office:value-type="float" office:value="0" calcext:value-type="float">
            <text:p>0</text:p>
          </table:table-cell>
          <table:table-cell table:formula="of:=[.AE96]-[.AI96]" office:value-type="float" office:value="85" calcext:value-type="float">
            <text:p>85</text:p>
          </table:table-cell>
          <table:table-cell table:formula="of:=[.AN96]/[.AE96]" office:value-type="float" office:value="0.085" calcext:value-type="float">
            <text:p>0,0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office:value-type="float" office:value="11.12" calcext:value-type="float">
            <text:p>11,12</text:p>
          </table:table-cell>
          <table:table-cell office:value-type="float" office:value="0.0317103620474" calcext:value-type="float">
            <text:p>0,0317103620474</text:p>
          </table:table-cell>
          <table:table-cell table:formula="of:=[.AQ96]-[.AU96]" office:value-type="float" office:value="0" calcext:value-type="float">
            <text:p>0</text:p>
          </table:table-cell>
          <table:table-cell table:formula="of:=[.AY96]/[.AQ96]" office:value-type="float" office:value="0" calcext:value-type="float">
            <text:p>0</text:p>
          </table:table-cell>
          <table:table-cell table:formula="of:=[.AR96]-[.AV96]" office:value-type="float" office:value="444" calcext:value-type="float">
            <text:p>444</text:p>
          </table:table-cell>
          <table:table-cell table:formula="of:=[.BA96]/[.AR96]" office:value-type="float" office:value="0.444" calcext:value-type="float">
            <text:p>0,4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office:value-type="float" office:value="11.12" calcext:value-type="float">
            <text:p>11,12</text:p>
          </table:table-cell>
          <table:table-cell office:value-type="float" office:value="0.0317103620474" calcext:value-type="float">
            <text:p>0,0317103620474</text:p>
          </table:table-cell>
          <table:table-cell table:formula="of:=[.BD96]-[.BH96]" office:value-type="float" office:value="0" calcext:value-type="float">
            <text:p>0</text:p>
          </table:table-cell>
          <table:table-cell table:formula="of:=[.BL96]/[.BD96]" office:value-type="float" office:value="0" calcext:value-type="float">
            <text:p>0</text:p>
          </table:table-cell>
          <table:table-cell table:formula="of:=[.BE96]-[.BI96]" office:value-type="float" office:value="444" calcext:value-type="float">
            <text:p>444</text:p>
          </table:table-cell>
          <table:table-cell table:formula="of:=[.BN96]/[.BE96]" office:value-type="float" office:value="0.444" calcext:value-type="float">
            <text:p>0,4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2.82222222222" calcext:value-type="float">
            <text:p>2,82222222222</text:p>
          </table:table-cell>
          <table:table-cell office:value-type="float" office:value="0.0317103620474" calcext:value-type="float">
            <text:p>0,0317103620474</text:p>
          </table:table-cell>
          <table:table-cell table:formula="of:=[.BQ96]-[.BU96]" office:value-type="float" office:value="10" calcext:value-type="float">
            <text:p>10</text:p>
          </table:table-cell>
          <table:table-cell table:formula="of:=[.BY96]/[.BQ96]" office:value-type="float" office:value="0.1" calcext:value-type="float">
            <text:p>0,1</text:p>
          </table:table-cell>
          <table:table-cell table:formula="of:=[.BR96]-[.BV96]" office:value-type="float" office:value="873" calcext:value-type="float">
            <text:p>873</text:p>
          </table:table-cell>
          <table:table-cell table:formula="of:=[.CA96]/[.BR96]" office:value-type="float" office:value="0.873" calcext:value-type="float">
            <text:p>0,8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2.82222222222" calcext:value-type="float">
            <text:p>2,82222222222</text:p>
          </table:table-cell>
          <table:table-cell office:value-type="float" office:value="0.0317103620474" calcext:value-type="float">
            <text:p>0,0317103620474</text:p>
          </table:table-cell>
          <table:table-cell table:formula="of:=[.CD96]-[.CH96]" office:value-type="float" office:value="10" calcext:value-type="float">
            <text:p>10</text:p>
          </table:table-cell>
          <table:table-cell table:formula="of:=[.CL96]/[.CD96]" office:value-type="float" office:value="0.1" calcext:value-type="float">
            <text:p>0,1</text:p>
          </table:table-cell>
          <table:table-cell table:formula="of:=[.CE96]-[.CI96]" office:value-type="float" office:value="873" calcext:value-type="float">
            <text:p>873</text:p>
          </table:table-cell>
          <table:table-cell table:formula="of:=[.CN96]/[.CE96]" office:value-type="float" office:value="0.873" calcext:value-type="float">
            <text:p>0,873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28" calcext:value-type="float">
            <text:p>728</text:p>
          </table:table-cell>
          <table:table-cell office:value-type="float" office:value="14.56" calcext:value-type="float">
            <text:p>14,56</text:p>
          </table:table-cell>
          <table:table-cell office:value-type="float" office:value="0.0690090469177" calcext:value-type="float">
            <text:p>0,0690090469177</text:p>
          </table:table-cell>
          <table:table-cell table:formula="of:=[.AD97]-[.AH97]" office:value-type="float" office:value="0" calcext:value-type="float">
            <text:p>0</text:p>
          </table:table-cell>
          <table:table-cell table:formula="of:=[.AL97]/[.AD97]" office:value-type="float" office:value="0" calcext:value-type="float">
            <text:p>0</text:p>
          </table:table-cell>
          <table:table-cell table:formula="of:=[.AE97]-[.AI97]" office:value-type="float" office:value="272" calcext:value-type="float">
            <text:p>272</text:p>
          </table:table-cell>
          <table:table-cell table:formula="of:=[.AN97]/[.AE97]" office:value-type="float" office:value="0.272" calcext:value-type="float">
            <text:p>0,2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office:value-type="float" office:value="6.69387755102" calcext:value-type="float">
            <text:p>6,69387755102</text:p>
          </table:table-cell>
          <table:table-cell office:value-type="float" office:value="0.0690090469177" calcext:value-type="float">
            <text:p>0,0690090469177</text:p>
          </table:table-cell>
          <table:table-cell table:formula="of:=[.AQ97]-[.AU97]" office:value-type="float" office:value="2" calcext:value-type="float">
            <text:p>2</text:p>
          </table:table-cell>
          <table:table-cell table:formula="of:=[.AY97]/[.AQ97]" office:value-type="float" office:value="0.02" calcext:value-type="float">
            <text:p>0,02</text:p>
          </table:table-cell>
          <table:table-cell table:formula="of:=[.AR97]-[.AV97]" office:value-type="float" office:value="672" calcext:value-type="float">
            <text:p>672</text:p>
          </table:table-cell>
          <table:table-cell table:formula="of:=[.BA97]/[.AR97]" office:value-type="float" office:value="0.672" calcext:value-type="float">
            <text:p>0,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office:value-type="float" office:value="6.69387755102" calcext:value-type="float">
            <text:p>6,69387755102</text:p>
          </table:table-cell>
          <table:table-cell office:value-type="float" office:value="0.0690090469177" calcext:value-type="float">
            <text:p>0,0690090469177</text:p>
          </table:table-cell>
          <table:table-cell table:formula="of:=[.BD97]-[.BH97]" office:value-type="float" office:value="2" calcext:value-type="float">
            <text:p>2</text:p>
          </table:table-cell>
          <table:table-cell table:formula="of:=[.BL97]/[.BD97]" office:value-type="float" office:value="0.02" calcext:value-type="float">
            <text:p>0,02</text:p>
          </table:table-cell>
          <table:table-cell table:formula="of:=[.BE97]-[.BI97]" office:value-type="float" office:value="672" calcext:value-type="float">
            <text:p>672</text:p>
          </table:table-cell>
          <table:table-cell table:formula="of:=[.BN97]/[.BE97]" office:value-type="float" office:value="0.672" calcext:value-type="float">
            <text:p>0,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office:value-type="float" office:value="6.69387755102" calcext:value-type="float">
            <text:p>6,69387755102</text:p>
          </table:table-cell>
          <table:table-cell office:value-type="float" office:value="0.0690090469177" calcext:value-type="float">
            <text:p>0,0690090469177</text:p>
          </table:table-cell>
          <table:table-cell table:formula="of:=[.BQ97]-[.BU97]" office:value-type="float" office:value="2" calcext:value-type="float">
            <text:p>2</text:p>
          </table:table-cell>
          <table:table-cell table:formula="of:=[.BY97]/[.BQ97]" office:value-type="float" office:value="0.02" calcext:value-type="float">
            <text:p>0,02</text:p>
          </table:table-cell>
          <table:table-cell table:formula="of:=[.BR97]-[.BV97]" office:value-type="float" office:value="672" calcext:value-type="float">
            <text:p>672</text:p>
          </table:table-cell>
          <table:table-cell table:formula="of:=[.CA97]/[.BR97]" office:value-type="float" office:value="0.672" calcext:value-type="float">
            <text:p>0,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office:value-type="float" office:value="6.69387755102" calcext:value-type="float">
            <text:p>6,69387755102</text:p>
          </table:table-cell>
          <table:table-cell office:value-type="float" office:value="0.0690090469177" calcext:value-type="float">
            <text:p>0,0690090469177</text:p>
          </table:table-cell>
          <table:table-cell table:formula="of:=[.CD97]-[.CH97]" office:value-type="float" office:value="2" calcext:value-type="float">
            <text:p>2</text:p>
          </table:table-cell>
          <table:table-cell table:formula="of:=[.CL97]/[.CD97]" office:value-type="float" office:value="0.02" calcext:value-type="float">
            <text:p>0,02</text:p>
          </table:table-cell>
          <table:table-cell table:formula="of:=[.CE97]-[.CI97]" office:value-type="float" office:value="672" calcext:value-type="float">
            <text:p>672</text:p>
          </table:table-cell>
          <table:table-cell table:formula="of:=[.CN97]/[.CE97]" office:value-type="float" office:value="0.672" calcext:value-type="float">
            <text:p>0,672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13.16" calcext:value-type="float">
            <text:p>13,16</text:p>
          </table:table-cell>
          <table:table-cell office:value-type="float" office:value="0.0315721649485" calcext:value-type="float">
            <text:p>0,0315721649485</text:p>
          </table:table-cell>
          <table:table-cell table:formula="of:=[.AD98]-[.AH98]" office:value-type="float" office:value="0" calcext:value-type="float">
            <text:p>0</text:p>
          </table:table-cell>
          <table:table-cell table:formula="of:=[.AL98]/[.AD98]" office:value-type="float" office:value="0" calcext:value-type="float">
            <text:p>0</text:p>
          </table:table-cell>
          <table:table-cell table:formula="of:=[.AE98]-[.AI98]" office:value-type="float" office:value="342" calcext:value-type="float">
            <text:p>342</text:p>
          </table:table-cell>
          <table:table-cell table:formula="of:=[.AN98]/[.AE98]" office:value-type="float" office:value="0.342" calcext:value-type="float">
            <text:p>0,3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office:value-type="float" office:value="3.03092783505" calcext:value-type="float">
            <text:p>3,03092783505</text:p>
          </table:table-cell>
          <table:table-cell office:value-type="float" office:value="0.0315721649485" calcext:value-type="float">
            <text:p>0,0315721649485</text:p>
          </table:table-cell>
          <table:table-cell table:formula="of:=[.AQ98]-[.AU98]" office:value-type="float" office:value="3" calcext:value-type="float">
            <text:p>3</text:p>
          </table:table-cell>
          <table:table-cell table:formula="of:=[.AY98]/[.AQ98]" office:value-type="float" office:value="0.03" calcext:value-type="float">
            <text:p>0,03</text:p>
          </table:table-cell>
          <table:table-cell table:formula="of:=[.AR98]-[.AV98]" office:value-type="float" office:value="853" calcext:value-type="float">
            <text:p>853</text:p>
          </table:table-cell>
          <table:table-cell table:formula="of:=[.BA98]/[.AR98]" office:value-type="float" office:value="0.853" calcext:value-type="float">
            <text:p>0,8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office:value-type="float" office:value="3.03092783505" calcext:value-type="float">
            <text:p>3,03092783505</text:p>
          </table:table-cell>
          <table:table-cell office:value-type="float" office:value="0.0315721649485" calcext:value-type="float">
            <text:p>0,0315721649485</text:p>
          </table:table-cell>
          <table:table-cell table:formula="of:=[.BD98]-[.BH98]" office:value-type="float" office:value="3" calcext:value-type="float">
            <text:p>3</text:p>
          </table:table-cell>
          <table:table-cell table:formula="of:=[.BL98]/[.BD98]" office:value-type="float" office:value="0.03" calcext:value-type="float">
            <text:p>0,03</text:p>
          </table:table-cell>
          <table:table-cell table:formula="of:=[.BE98]-[.BI98]" office:value-type="float" office:value="853" calcext:value-type="float">
            <text:p>853</text:p>
          </table:table-cell>
          <table:table-cell table:formula="of:=[.BN98]/[.BE98]" office:value-type="float" office:value="0.853" calcext:value-type="float">
            <text:p>0,8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office:value-type="float" office:value="3.03092783505" calcext:value-type="float">
            <text:p>3,03092783505</text:p>
          </table:table-cell>
          <table:table-cell office:value-type="float" office:value="0.0315721649485" calcext:value-type="float">
            <text:p>0,0315721649485</text:p>
          </table:table-cell>
          <table:table-cell table:formula="of:=[.BQ98]-[.BU98]" office:value-type="float" office:value="3" calcext:value-type="float">
            <text:p>3</text:p>
          </table:table-cell>
          <table:table-cell table:formula="of:=[.BY98]/[.BQ98]" office:value-type="float" office:value="0.03" calcext:value-type="float">
            <text:p>0,03</text:p>
          </table:table-cell>
          <table:table-cell table:formula="of:=[.BR98]-[.BV98]" office:value-type="float" office:value="853" calcext:value-type="float">
            <text:p>853</text:p>
          </table:table-cell>
          <table:table-cell table:formula="of:=[.CA98]/[.BR98]" office:value-type="float" office:value="0.853" calcext:value-type="float">
            <text:p>0,8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office:value-type="float" office:value="3.03092783505" calcext:value-type="float">
            <text:p>3,03092783505</text:p>
          </table:table-cell>
          <table:table-cell office:value-type="float" office:value="0.0315721649485" calcext:value-type="float">
            <text:p>0,0315721649485</text:p>
          </table:table-cell>
          <table:table-cell table:formula="of:=[.CD98]-[.CH98]" office:value-type="float" office:value="3" calcext:value-type="float">
            <text:p>3</text:p>
          </table:table-cell>
          <table:table-cell table:formula="of:=[.CL98]/[.CD98]" office:value-type="float" office:value="0.03" calcext:value-type="float">
            <text:p>0,03</text:p>
          </table:table-cell>
          <table:table-cell table:formula="of:=[.CE98]-[.CI98]" office:value-type="float" office:value="853" calcext:value-type="float">
            <text:p>853</text:p>
          </table:table-cell>
          <table:table-cell table:formula="of:=[.CN98]/[.CE98]" office:value-type="float" office:value="0.853" calcext:value-type="float">
            <text:p>0,853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9" calcext:value-type="float">
            <text:p>619</text:p>
          </table:table-cell>
          <table:table-cell office:value-type="float" office:value="12.38" calcext:value-type="float">
            <text:p>12,38</text:p>
          </table:table-cell>
          <table:table-cell office:value-type="float" office:value="0.0418859649123" calcext:value-type="float">
            <text:p>0,0418859649123</text:p>
          </table:table-cell>
          <table:table-cell table:formula="of:=[.AD99]-[.AH99]" office:value-type="float" office:value="0" calcext:value-type="float">
            <text:p>0</text:p>
          </table:table-cell>
          <table:table-cell table:formula="of:=[.AL99]/[.AD99]" office:value-type="float" office:value="0" calcext:value-type="float">
            <text:p>0</text:p>
          </table:table-cell>
          <table:table-cell table:formula="of:=[.AE99]-[.AI99]" office:value-type="float" office:value="381" calcext:value-type="float">
            <text:p>381</text:p>
          </table:table-cell>
          <table:table-cell table:formula="of:=[.AN99]/[.AE99]" office:value-type="float" office:value="0.381" calcext:value-type="float">
            <text:p>0,3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  <table:table-cell office:value-type="float" office:value="5.9587628866" calcext:value-type="float">
            <text:p>5,9587628866</text:p>
          </table:table-cell>
          <table:table-cell office:value-type="float" office:value="0.0418859649123" calcext:value-type="float">
            <text:p>0,0418859649123</text:p>
          </table:table-cell>
          <table:table-cell table:formula="of:=[.AQ99]-[.AU99]" office:value-type="float" office:value="3" calcext:value-type="float">
            <text:p>3</text:p>
          </table:table-cell>
          <table:table-cell table:formula="of:=[.AY99]/[.AQ99]" office:value-type="float" office:value="0.03" calcext:value-type="float">
            <text:p>0,03</text:p>
          </table:table-cell>
          <table:table-cell table:formula="of:=[.AR99]-[.AV99]" office:value-type="float" office:value="711" calcext:value-type="float">
            <text:p>711</text:p>
          </table:table-cell>
          <table:table-cell table:formula="of:=[.BA99]/[.AR99]" office:value-type="float" office:value="0.711" calcext:value-type="float">
            <text:p>0,7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5.25773195876" calcext:value-type="float">
            <text:p>5,25773195876</text:p>
          </table:table-cell>
          <table:table-cell office:value-type="float" office:value="0.0418859649123" calcext:value-type="float">
            <text:p>0,0418859649123</text:p>
          </table:table-cell>
          <table:table-cell table:formula="of:=[.BD99]-[.BH99]" office:value-type="float" office:value="3" calcext:value-type="float">
            <text:p>3</text:p>
          </table:table-cell>
          <table:table-cell table:formula="of:=[.BL99]/[.BD99]" office:value-type="float" office:value="0.03" calcext:value-type="float">
            <text:p>0,03</text:p>
          </table:table-cell>
          <table:table-cell table:formula="of:=[.BE99]-[.BI99]" office:value-type="float" office:value="745" calcext:value-type="float">
            <text:p>745</text:p>
          </table:table-cell>
          <table:table-cell table:formula="of:=[.BN99]/[.BE99]" office:value-type="float" office:value="0.745" calcext:value-type="float">
            <text:p>0,7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5.25773195876" calcext:value-type="float">
            <text:p>5,25773195876</text:p>
          </table:table-cell>
          <table:table-cell office:value-type="float" office:value="0.0418859649123" calcext:value-type="float">
            <text:p>0,0418859649123</text:p>
          </table:table-cell>
          <table:table-cell table:formula="of:=[.BQ99]-[.BU99]" office:value-type="float" office:value="3" calcext:value-type="float">
            <text:p>3</text:p>
          </table:table-cell>
          <table:table-cell table:formula="of:=[.BY99]/[.BQ99]" office:value-type="float" office:value="0.03" calcext:value-type="float">
            <text:p>0,03</text:p>
          </table:table-cell>
          <table:table-cell table:formula="of:=[.BR99]-[.BV99]" office:value-type="float" office:value="745" calcext:value-type="float">
            <text:p>745</text:p>
          </table:table-cell>
          <table:table-cell table:formula="of:=[.CA99]/[.BR99]" office:value-type="float" office:value="0.745" calcext:value-type="float">
            <text:p>0,7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191" calcext:value-type="float">
            <text:p>191</text:p>
          </table:table-cell>
          <table:table-cell office:value-type="float" office:value="3.97916666667" calcext:value-type="float">
            <text:p>3,97916666667</text:p>
          </table:table-cell>
          <table:table-cell office:value-type="float" office:value="0.0418859649123" calcext:value-type="float">
            <text:p>0,0418859649123</text:p>
          </table:table-cell>
          <table:table-cell table:formula="of:=[.CD99]-[.CH99]" office:value-type="float" office:value="4" calcext:value-type="float">
            <text:p>4</text:p>
          </table:table-cell>
          <table:table-cell table:formula="of:=[.CL99]/[.CD99]" office:value-type="float" office:value="0.04" calcext:value-type="float">
            <text:p>0,04</text:p>
          </table:table-cell>
          <table:table-cell table:formula="of:=[.CE99]-[.CI99]" office:value-type="float" office:value="809" calcext:value-type="float">
            <text:p>809</text:p>
          </table:table-cell>
          <table:table-cell table:formula="of:=[.CN99]/[.CE99]" office:value-type="float" office:value="0.809" calcext:value-type="float">
            <text:p>0,809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float" office:value="16.12" calcext:value-type="float">
            <text:p>16,12</text:p>
          </table:table-cell>
          <table:table-cell office:value-type="float" office:value="0.0383426097712" calcext:value-type="float">
            <text:p>0,0383426097712</text:p>
          </table:table-cell>
          <table:table-cell table:formula="of:=[.AD100]-[.AH100]" office:value-type="float" office:value="0" calcext:value-type="float">
            <text:p>0</text:p>
          </table:table-cell>
          <table:table-cell table:formula="of:=[.AL100]/[.AD100]" office:value-type="float" office:value="0" calcext:value-type="float">
            <text:p>0</text:p>
          </table:table-cell>
          <table:table-cell table:formula="of:=[.AE100]-[.AI100]" office:value-type="float" office:value="194" calcext:value-type="float">
            <text:p>194</text:p>
          </table:table-cell>
          <table:table-cell table:formula="of:=[.AN100]/[.AE100]" office:value-type="float" office:value="0.194" calcext:value-type="float">
            <text:p>0,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8.14" calcext:value-type="float">
            <text:p>8,14</text:p>
          </table:table-cell>
          <table:table-cell office:value-type="float" office:value="0.0383426097712" calcext:value-type="float">
            <text:p>0,0383426097712</text:p>
          </table:table-cell>
          <table:table-cell table:formula="of:=[.AQ100]-[.AU100]" office:value-type="float" office:value="0" calcext:value-type="float">
            <text:p>0</text:p>
          </table:table-cell>
          <table:table-cell table:formula="of:=[.AY100]/[.AQ100]" office:value-type="float" office:value="0" calcext:value-type="float">
            <text:p>0</text:p>
          </table:table-cell>
          <table:table-cell table:formula="of:=[.AR100]-[.AV100]" office:value-type="float" office:value="593" calcext:value-type="float">
            <text:p>593</text:p>
          </table:table-cell>
          <table:table-cell table:formula="of:=[.BA100]/[.AR100]" office:value-type="float" office:value="0.593" calcext:value-type="float">
            <text:p>0,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4" calcext:value-type="float">
            <text:p>184</text:p>
          </table:table-cell>
          <table:table-cell office:value-type="float" office:value="3.71717171717" calcext:value-type="float">
            <text:p>3,71717171717</text:p>
          </table:table-cell>
          <table:table-cell office:value-type="float" office:value="0.0383426097712" calcext:value-type="float">
            <text:p>0,0383426097712</text:p>
          </table:table-cell>
          <table:table-cell table:formula="of:=[.BD100]-[.BH100]" office:value-type="float" office:value="1" calcext:value-type="float">
            <text:p>1</text:p>
          </table:table-cell>
          <table:table-cell table:formula="of:=[.BL100]/[.BD100]" office:value-type="float" office:value="0.01" calcext:value-type="float">
            <text:p>0,01</text:p>
          </table:table-cell>
          <table:table-cell table:formula="of:=[.BE100]-[.BI100]" office:value-type="float" office:value="816" calcext:value-type="float">
            <text:p>816</text:p>
          </table:table-cell>
          <table:table-cell table:formula="of:=[.BN100]/[.BE100]" office:value-type="float" office:value="0.816" calcext:value-type="float">
            <text:p>0,8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383426097712" calcext:value-type="float">
            <text:p>0,0383426097712</text:p>
          </table:table-cell>
          <table:table-cell table:formula="of:=[.BQ100]-[.BU100]" office:value-type="float" office:value="1" calcext:value-type="float">
            <text:p>1</text:p>
          </table:table-cell>
          <table:table-cell table:formula="of:=[.BY100]/[.BQ100]" office:value-type="float" office:value="0.01" calcext:value-type="float">
            <text:p>0,01</text:p>
          </table:table-cell>
          <table:table-cell table:formula="of:=[.BR100]-[.BV100]" office:value-type="float" office:value="814" calcext:value-type="float">
            <text:p>814</text:p>
          </table:table-cell>
          <table:table-cell table:formula="of:=[.CA100]/[.BR100]" office:value-type="float" office:value="0.814" calcext:value-type="float">
            <text:p>0,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3.75757575758" calcext:value-type="float">
            <text:p>3,75757575758</text:p>
          </table:table-cell>
          <table:table-cell office:value-type="float" office:value="0.0383426097712" calcext:value-type="float">
            <text:p>0,0383426097712</text:p>
          </table:table-cell>
          <table:table-cell table:formula="of:=[.CD100]-[.CH100]" office:value-type="float" office:value="1" calcext:value-type="float">
            <text:p>1</text:p>
          </table:table-cell>
          <table:table-cell table:formula="of:=[.CL100]/[.CD100]" office:value-type="float" office:value="0.01" calcext:value-type="float">
            <text:p>0,01</text:p>
          </table:table-cell>
          <table:table-cell table:formula="of:=[.CE100]-[.CI100]" office:value-type="float" office:value="814" calcext:value-type="float">
            <text:p>814</text:p>
          </table:table-cell>
          <table:table-cell table:formula="of:=[.CN100]/[.CE100]" office:value-type="float" office:value="0.814" calcext:value-type="float">
            <text:p>0,814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8.6" calcext:value-type="float">
            <text:p>8,6</text:p>
          </table:table-cell>
          <table:table-cell office:value-type="float" office:value="0.0254303599374" calcext:value-type="float">
            <text:p>0,0254303599374</text:p>
          </table:table-cell>
          <table:table-cell table:formula="of:=[.AD101]-[.AH101]" office:value-type="float" office:value="0" calcext:value-type="float">
            <text:p>0</text:p>
          </table:table-cell>
          <table:table-cell table:formula="of:=[.AL101]/[.AD101]" office:value-type="float" office:value="0" calcext:value-type="float">
            <text:p>0</text:p>
          </table:table-cell>
          <table:table-cell table:formula="of:=[.AE101]-[.AI101]" office:value-type="float" office:value="570" calcext:value-type="float">
            <text:p>570</text:p>
          </table:table-cell>
          <table:table-cell table:formula="of:=[.AN101]/[.AE101]" office:value-type="float" office:value="0.57" calcext:value-type="float">
            <text:p>0,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7.62" calcext:value-type="float">
            <text:p>7,62</text:p>
          </table:table-cell>
          <table:table-cell office:value-type="float" office:value="0.0254303599374" calcext:value-type="float">
            <text:p>0,0254303599374</text:p>
          </table:table-cell>
          <table:table-cell table:formula="of:=[.AQ101]-[.AU101]" office:value-type="float" office:value="0" calcext:value-type="float">
            <text:p>0</text:p>
          </table:table-cell>
          <table:table-cell table:formula="of:=[.AY101]/[.AQ101]" office:value-type="float" office:value="0" calcext:value-type="float">
            <text:p>0</text:p>
          </table:table-cell>
          <table:table-cell table:formula="of:=[.AR101]-[.AV101]" office:value-type="float" office:value="619" calcext:value-type="float">
            <text:p>619</text:p>
          </table:table-cell>
          <table:table-cell table:formula="of:=[.BA101]/[.AR101]" office:value-type="float" office:value="0.619" calcext:value-type="float">
            <text:p>0,6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9" calcext:value-type="float">
            <text:p>389</text:p>
          </table:table-cell>
          <table:table-cell office:value-type="float" office:value="7.78" calcext:value-type="float">
            <text:p>7,78</text:p>
          </table:table-cell>
          <table:table-cell office:value-type="float" office:value="0.0254303599374" calcext:value-type="float">
            <text:p>0,0254303599374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611" calcext:value-type="float">
            <text:p>611</text:p>
          </table:table-cell>
          <table:table-cell table:formula="of:=[.BN101]/[.BE101]" office:value-type="float" office:value="0.611" calcext:value-type="float">
            <text:p>0,6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7.82" calcext:value-type="float">
            <text:p>7,82</text:p>
          </table:table-cell>
          <table:table-cell office:value-type="float" office:value="0.0254303599374" calcext:value-type="float">
            <text:p>0,0254303599374</text:p>
          </table:table-cell>
          <table:table-cell table:formula="of:=[.BQ101]-[.BU101]" office:value-type="float" office:value="0" calcext:value-type="float">
            <text:p>0</text:p>
          </table:table-cell>
          <table:table-cell table:formula="of:=[.BY101]/[.BQ101]" office:value-type="float" office:value="0" calcext:value-type="float">
            <text:p>0</text:p>
          </table:table-cell>
          <table:table-cell table:formula="of:=[.BR101]-[.BV101]" office:value-type="float" office:value="609" calcext:value-type="float">
            <text:p>609</text:p>
          </table:table-cell>
          <table:table-cell table:formula="of:=[.CA101]/[.BR101]" office:value-type="float" office:value="0.609" calcext:value-type="float">
            <text:p>0,6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.80555555556" calcext:value-type="float">
            <text:p>1,80555555556</text:p>
          </table:table-cell>
          <table:table-cell office:value-type="float" office:value="0.0254303599374" calcext:value-type="float">
            <text:p>0,0254303599374</text:p>
          </table:table-cell>
          <table:table-cell table:formula="of:=[.CD101]-[.CH101]" office:value-type="float" office:value="28" calcext:value-type="float">
            <text:p>28</text:p>
          </table:table-cell>
          <table:table-cell table:formula="of:=[.CL101]/[.CD101]" office:value-type="float" office:value="0.28" calcext:value-type="float">
            <text:p>0,28</text:p>
          </table:table-cell>
          <table:table-cell table:formula="of:=[.CE101]-[.CI101]" office:value-type="float" office:value="935" calcext:value-type="float">
            <text:p>935</text:p>
          </table:table-cell>
          <table:table-cell table:formula="of:=[.CN101]/[.CE101]" office:value-type="float" office:value="0.935" calcext:value-type="float">
            <text:p>0,935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.11764705882" calcext:value-type="float">
            <text:p>2,11764705882</text:p>
          </table:table-cell>
          <table:table-cell table:style-name="ce40" office:value-type="float" office:value="0.0423387096774" calcext:value-type="float">
            <text:p>0,0423387096774</text:p>
          </table:table-cell>
          <table:table-cell table:style-name="ce33" table:formula="of:=[.AD102]-[.AH102]" office:value-type="float" office:value="83" calcext:value-type="float">
            <text:p>83</text:p>
          </table:table-cell>
          <table:table-cell table:style-name="ce40" table:formula="of:=[.AL102]/[.AD102]" office:value-type="float" office:value="0.83" calcext:value-type="float">
            <text:p>0,83</text:p>
          </table:table-cell>
          <table:table-cell table:style-name="ce33" table:formula="of:=[.AE102]-[.AI102]" office:value-type="float" office:value="982" calcext:value-type="float">
            <text:p>982</text:p>
          </table:table-cell>
          <table:table-cell table:style-name="ce40" table:formula="of:=[.AN102]/[.AE102]" office:value-type="float" office:value="0.982" calcext:value-type="float">
            <text:p>0,982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36" calcext:value-type="float">
            <text:p>3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.38888888889" calcext:value-type="float">
            <text:p>2,38888888889</text:p>
          </table:table-cell>
          <table:table-cell table:style-name="ce40" office:value-type="float" office:value="0.0423387096774" calcext:value-type="float">
            <text:p>0,0423387096774</text:p>
          </table:table-cell>
          <table:table-cell table:style-name="ce33" table:formula="of:=[.AQ102]-[.AU102]" office:value-type="float" office:value="64" calcext:value-type="float">
            <text:p>64</text:p>
          </table:table-cell>
          <table:table-cell table:style-name="ce40" table:formula="of:=[.AY102]/[.AQ102]" office:value-type="float" office:value="0.64" calcext:value-type="float">
            <text:p>0,64</text:p>
          </table:table-cell>
          <table:table-cell table:style-name="ce33" table:formula="of:=[.AR102]-[.AV102]" office:value-type="float" office:value="957" calcext:value-type="float">
            <text:p>957</text:p>
          </table:table-cell>
          <table:table-cell table:style-name="ce40" table:formula="of:=[.BA102]/[.AR102]" office:value-type="float" office:value="0.957" calcext:value-type="float">
            <text:p>0,957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94" calcext:value-type="float">
            <text:p>94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3.87234042553" calcext:value-type="float">
            <text:p>3,87234042553</text:p>
          </table:table-cell>
          <table:table-cell table:style-name="ce40" office:value-type="float" office:value="0.0423387096774" calcext:value-type="float">
            <text:p>0,0423387096774</text:p>
          </table:table-cell>
          <table:table-cell table:style-name="ce33" table:formula="of:=[.BD102]-[.BH102]" office:value-type="float" office:value="6" calcext:value-type="float">
            <text:p>6</text:p>
          </table:table-cell>
          <table:table-cell table:style-name="ce40" table:formula="of:=[.BL102]/[.BD102]" office:value-type="float" office:value="0.06" calcext:value-type="float">
            <text:p>0,06</text:p>
          </table:table-cell>
          <table:table-cell table:style-name="ce33" table:formula="of:=[.BE102]-[.BI102]" office:value-type="float" office:value="818" calcext:value-type="float">
            <text:p>818</text:p>
          </table:table-cell>
          <table:table-cell table:style-name="ce40" table:formula="of:=[.BN102]/[.BE102]" office:value-type="float" office:value="0.818" calcext:value-type="float">
            <text:p>0,818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95" calcext:value-type="float">
            <text:p>95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3.91578947368" calcext:value-type="float">
            <text:p>3,91578947368</text:p>
          </table:table-cell>
          <table:table-cell table:style-name="ce40" office:value-type="float" office:value="0.0423387096774" calcext:value-type="float">
            <text:p>0,0423387096774</text:p>
          </table:table-cell>
          <table:table-cell table:style-name="ce33" table:formula="of:=[.BQ102]-[.BU102]" office:value-type="float" office:value="5" calcext:value-type="float">
            <text:p>5</text:p>
          </table:table-cell>
          <table:table-cell table:style-name="ce40" table:formula="of:=[.BY102]/[.BQ102]" office:value-type="float" office:value="0.05" calcext:value-type="float">
            <text:p>0,05</text:p>
          </table:table-cell>
          <table:table-cell table:style-name="ce33" table:formula="of:=[.BR102]-[.BV102]" office:value-type="float" office:value="814" calcext:value-type="float">
            <text:p>814</text:p>
          </table:table-cell>
          <table:table-cell table:style-name="ce40" table:formula="of:=[.CA102]/[.BR102]" office:value-type="float" office:value="0.814" calcext:value-type="float">
            <text:p>0,814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32" calcext:value-type="float">
            <text:p>3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.3125" calcext:value-type="float">
            <text:p>1,3125</text:p>
          </table:table-cell>
          <table:table-cell table:style-name="ce40" office:value-type="float" office:value="0.0423387096774" calcext:value-type="float">
            <text:p>0,0423387096774</text:p>
          </table:table-cell>
          <table:table-cell table:style-name="ce33" table:formula="of:=[.CD102]-[.CH102]" office:value-type="float" office:value="68" calcext:value-type="float">
            <text:p>68</text:p>
          </table:table-cell>
          <table:table-cell table:style-name="ce40" table:formula="of:=[.CL102]/[.CD102]" office:value-type="float" office:value="0.68" calcext:value-type="float">
            <text:p>0,68</text:p>
          </table:table-cell>
          <table:table-cell table:style-name="ce33" table:formula="of:=[.CE102]-[.CI102]" office:value-type="float" office:value="979" calcext:value-type="float">
            <text:p>979</text:p>
          </table:table-cell>
          <table:table-cell table:style-name="ce40" table:formula="of:=[.CN102]/[.CE102]" office:value-type="float" office:value="0.979" calcext:value-type="float">
            <text:p>0,979</text:p>
          </table:table-cell>
        </table:table-row>
      </table:table>
      <table:named-expressions/>
      <table:database-ranges>
        <table:database-range table:name="__Anonymous_Sheet_DB__0" table:target-range-address="'model1-node'.A51:'model1-node'.AA61" table:orientation="column"/>
        <table:database-range table:name="__Anonymous_Sheet_DB__1" table:target-range-address="'model1-edge'.A51:'model1-edge'.AA61" table:orientation="column"/>
        <table:database-range table:name="__Anonymous_Sheet_DB__2" table:target-range-address="'model1-node-edge'.A51:'model1-node-edge'.AA6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9:01:29.294795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6:47:21.096356360</meta:creation-date>
    <dc:date>2021-02-16T19:01:46.018178031</dc:date>
    <meta:editing-duration>P9DT2H23M11S</meta:editing-duration>
    <meta:editing-cycles>337</meta:editing-cycles>
    <meta:generator>LibreOffice/6.0.7.3$Linux_X86_64 LibreOffice_project/00m0$Build-3</meta:generator>
    <meta:document-statistic meta:table-count="3" meta:cell-count="19680" meta:object-count="0"/>
  </office:meta>
</office:document-meta>
</file>